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6.013cm"/>
    </style:style>
    <style:style style:name="co9" style:family="table-column">
      <style:table-column-properties fo:break-before="auto" style:column-width="1.035cm"/>
    </style:style>
    <style:style style:name="co10" style:family="table-column">
      <style:table-column-properties fo:break-before="auto" style:column-width="2.824cm"/>
    </style:style>
    <style:style style:name="co11" style:family="table-column">
      <style:table-column-properties fo:break-before="auto" style:column-width="1.399cm"/>
    </style:style>
    <style:style style:name="co12" style:family="table-column">
      <style:table-column-properties fo:break-before="auto" style:column-width="3.859cm"/>
    </style:style>
    <style:style style:name="co13" style:family="table-column">
      <style:table-column-properties fo:break-before="auto" style:column-width="2.265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18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Daycount_20_Fractions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fo:border-bottom="4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37">
      <style:table-cell-properties fo:background-color="#e6e6e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e6e6e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35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" style:family="table-cell" style:parent-style-name="Default">
      <style:table-cell-properties style:glyph-orientation-vertical="0" fo:border-bottom="4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96969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 style:data-style-name="N36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ackground-color="#e6e6e6"/>
    </style:style>
    <style:style style:name="ce24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fo:background-color="#96969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3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9" style:family="table-cell" style:parent-style-name="Default">
      <style:table-cell-properties style:glyph-orientation-vertical="0" fo:border-bottom="0.06pt solid #000000" fo:background-color="#96969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 style:data-style-name="N155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 style:data-style-name="N155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 style:data-style-name="N155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55">
      <style:table-cell-properties style:glyph-orientation-vertical="0" fo:border-bottom="0.06pt solid #000000" fo:background-color="#96969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 style:data-style-name="N153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 style:data-style-name="N155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 style:data-style-name="N153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 style:data-style-name="N156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 style:data-style-name="N156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156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56">
      <style:table-cell-properties style:glyph-orientation-vertical="0" fo:border-bottom="0.06pt solid #000000" fo:background-color="#96969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0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Note: <text:span text:style-name="T1">This sheet requires Obba 3.0 ( </text:span><text:span text:style-name="T2">http://www.obba.info/</text:span><text:span text:style-name="T1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 (folder with JAR files)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>
            <text:p>Visibility</text:p>
          </table:table-cell>
          <table:table-cell table:style-name="ce7" table:formula="of:=TRUE()" office:value-type="boolean" office:boolean-value="true">
            <text:p>WAHR</text:p>
          </table:table-cell>
          <table:table-cell/>
          <table:table-cell office:value-type="string">
            <text:p>Path:</text:p>
          </table:table-cell>
          <table:table-cell table:style-name="ce8" office:value-type="string">
            <text:p>../../../finmath lib/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isRelative:</text:p>
          </table:table-cell>
          <table:table-cell table:style-name="ce9" table:formula="of:=TRUE()" office:value-type="float" office:value="1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>
            <text:p>TRUE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Loaded:</text:p>
          </table:table-cell>
          <table:table-cell table:formula="of:=INFO.OBBA.OBBA.OBADDALLJARS([.F8];[.F9])" office:value-type="string" office:string-value="/Users/fries/Documents/Development/finmath experiments/spreadsheets-beta/Day Count Fractions/../../../finmath lib/lib">
            <text:p>/Users/fries/Documents/Development/finmath experiments/spreadsheets-beta/Day Count Fractions/../../../finmath lib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Additional Class Folder (leave empty if not needed)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/>
          <table:table-cell table:style-name="ce5" office:value-type="string">
            <text:p>Load class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>
            <text:p>Version:</text:p>
          </table:table-cell>
          <table:table-cell table:formula="of:=INFO.OBBA.OBBA.OBGETPROPERTY(&quot;version&quot;)" office:value-type="string" office:string-value="4.0.12">
            <text:p>4.0.12</text:p>
          </table:table-cell>
          <table:table-cell/>
          <table:table-cell office:value-type="string">
            <text:p>Path:</text:p>
          </table:table-cell>
          <table:table-cell table:style-name="ce8" office:value-type="string">
            <text:p>../../../finmath lib/target/classes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isRelative:</text:p>
          </table:table-cell>
          <table:table-cell table:style-name="ce9" table:formula="of:=TRUE()" office:value-type="float" office:value="1">
            <text:p>WAHR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style-name="ce5" office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Loaded:</text:p>
          </table:table-cell>
          <table:table-cell table:formula="of:=INFO.OBBA.OBBA.OBADDCLASSES([.F17];[.F18])" office:value-type="string" office:string-value="/Users/fries/Documents/Development/finmath experiments/spreadsheets-beta/Day Count Fractions/../../../finmath lib/target/classes">
            <text:p>/Users/fries/Documents/Development/finmath experiments/spreadsheets-beta/Day Count Fractions/../../../finmath lib/target/classes</text:p>
          </table:table-cell>
          <table:table-cell table:number-columns-repeated="250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number-columns-repeated="4"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table:formula="of:=IF(OR(ISERROR([.F12]);ISERROR([.F21]));NA();&quot;&quot;)">
            <text:p/>
          </table:table-cell>
          <table:table-cell table:number-columns-repeated="251"/>
        </table:table-row>
        <table:table-row table:style-name="ro1" table:number-rows-repeated="10485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ycount Fractions" table:style-name="ta2" table:print="false">
        <office:forms form:automatic-focus="false" form:apply-design-mode="false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6" table:default-cell-style-name="ce19"/>
        <table:table-column table:style-name="co11" table:default-cell-style-name="ce11"/>
        <table:table-column table:style-name="co10" table:number-columns-repeated="2" table:default-cell-style-name="ce30"/>
        <table:table-column table:style-name="co12" table:default-cell-style-name="ce37"/>
        <table:table-column table:style-name="co7" table:number-columns-repeated="238" table:default-cell-style-name="ce11"/>
        <table:table-column table:style-name="co13" table:number-columns-repeated="4" table:default-cell-style-name="ce41"/>
        <table:table-column table:style-name="co14" table:number-columns-repeated="768" table:default-cell-style-name="Default"/>
        <table:table-row table:style-name="ro2">
          <table:table-cell table:number-columns-repeated="252"/>
          <table:table-cell table:style-name="ce23" table:number-columns-repeated="4"/>
          <table:table-cell table:number-columns-repeated="768"/>
        </table:table-row>
        <table:table-row table:style-name="ro3">
          <table:table-cell table:style-name="ce12"/>
          <table:table-cell table:style-name="ce12" table:formula="of:=&quot;Daycounting using Different Convention&quot;" office:value-type="string" office:string-value="Daycounting using Different Convention">
            <text:p>Daycounting using Different Convention</text:p>
          </table:table-cell>
          <table:table-cell table:style-name="ce12" table:number-columns-repeated="2"/>
          <table:table-cell table:style-name="ce23"/>
          <table:table-cell table:style-name="ce26" table:number-columns-repeated="5"/>
          <table:table-cell table:style-name="ce12"/>
          <table:table-cell table:style-name="ce31" table:number-columns-repeated="2"/>
          <table:table-cell table:style-name="ce38"/>
          <table:table-cell table:style-name="ce12" table:number-columns-repeated="1010"/>
        </table:table-row>
        <table:table-row table:style-name="ro2">
          <table:table-cell table:style-name="ce13"/>
          <table:table-cell table:style-name="ce14" office:value-type="string">
            <text:p>Note: This sheet requires Obba 3.0 ( <text:span text:style-name="T2">http://www.obba.info/</text:span><text:span text:style-name="T1"> )</text:span></text:p>
          </table:table-cell>
          <table:table-cell table:style-name="ce13" table:number-columns-repeated="2"/>
          <table:table-cell table:style-name="ce24"/>
          <table:table-cell table:style-name="ce27"/>
          <table:table-cell table:style-name="ce24" table:number-columns-repeated="3"/>
          <table:table-cell table:style-name="ce28"/>
          <table:table-cell table:style-name="ce13"/>
          <table:table-cell table:style-name="ce32" table:number-columns-repeated="2"/>
          <table:table-cell table:style-name="ce39"/>
          <table:table-cell table:style-name="ce13" table:number-columns-repeated="1010"/>
        </table:table-row>
        <table:table-row table:style-name="ro2">
          <table:table-cell table:style-name="ce13"/>
          <table:table-cell table:number-columns-repeated="10"/>
          <table:table-cell office:value-type="string">
            <text:p>Java Lib</text:p>
          </table:table-cell>
          <table:table-cell office:value-type="string">
            <text:p>Build-in</text:p>
          </table:table-cell>
          <table:table-cell table:number-columns-repeated="3"/>
          <table:table-cell table:style-name="ce13"/>
          <table:table-cell table:number-columns-repeated="235"/>
          <table:table-cell table:style-name="ce11" table:number-columns-repeated="4"/>
          <table:table-cell table:number-columns-repeated="768"/>
        </table:table-row>
        <table:table-row table:style-name="ro2">
          <table:table-cell table:number-columns-repeated="4"/>
          <table:table-cell table:style-name="ce25" office:value-type="string">
            <text:p>start date</text:p>
          </table:table-cell>
          <table:table-cell table:style-name="ce25" office:value-type="string">
            <text:p>end date</text:p>
          </table:table-cell>
          <table:table-cell table:style-name="ce25" office:value-type="string">
            <text:p>start date object</text:p>
          </table:table-cell>
          <table:table-cell table:style-name="ce25" office:value-type="string">
            <text:p>end date object</text:p>
          </table:table-cell>
          <table:table-cell table:style-name="ce25" office:value-type="string">
            <text:p>start calendar obj</text:p>
          </table:table-cell>
          <table:table-cell table:style-name="ce25" office:value-type="string">
            <text:p>end calendar obj</text:p>
          </table:table-cell>
          <table:table-cell table:style-name="ce29"/>
          <table:table-cell table:style-name="ce33" office:value-type="string">
            <text:p>Lib daycountFraction</text:p>
          </table:table-cell>
          <table:table-cell table:style-name="ce33" office:value-type="string">
            <text:p>Sheet YEARFRAC</text:p>
          </table:table-cell>
          <table:table-cell table:style-name="ce40" office:value-type="string">
            <text:p>Difference</text:p>
          </table:table-cell>
          <table:table-cell table:number-columns-repeated="2"/>
          <table:table-cell table:style-name="ce13"/>
          <table:table-cell table:number-columns-repeated="1007"/>
        </table:table-row>
        <table:table-row table:style-name="ro2">
          <table:table-cell/>
          <table:table-cell table:style-name="ce15" office:value-type="string">
            <text:p>Daycount Convention</text:p>
          </table:table-cell>
          <table:table-cell table:style-name="ce15"/>
          <table:table-cell/>
          <table:table-cell table:style-name="ce22" table:formula="of:=[.$C$11]+INT(RAND()*([.$C$12]-[.$C$11]))" office:value-type="date" office:date-value="1999-01-01">
            <text:p>01.01.1999</text:p>
          </table:table-cell>
          <table:table-cell table:style-name="ce22" table:formula="of:=[.$C$11]+INT(RAND()*([.$C$12]-[.$C$11]))" office:value-type="date" office:date-value="1993-10-11">
            <text:p>11.10.1993</text:p>
          </table:table-cell>
          <table:table-cell table:style-name="ce21" table:formula="of:=INFO.OBBA.OBBA.OBMAKE(&quot;date-&quot;&amp;COLUMN()&amp;&quot;-&quot;&amp;ROW();&quot;Date&quot;;[.E6])" office:value-type="string" office:string-value="date-7-6 &#10;[97532]">
            <text:p>date-7-6 <text:line-break/>[97532]</text:p>
          </table:table-cell>
          <table:table-cell table:style-name="ce21" table:formula="of:=INFO.OBBA.OBBA.OBMAKE(&quot;date-&quot;&amp;COLUMN()&amp;&quot;-&quot;&amp;ROW();&quot;Date&quot;;[.F6])" office:value-type="string" office:string-value="date-8-6 &#10;[97533]">
            <text:p>date-8-6 <text:line-break/>[9753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6])" office:value-type="string" office:string-value="cal-9-6 &#10;[97535]">
            <text:p>cal-9-6 <text:line-break/>[9753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6])" office:value-type="string" office:string-value="cal-10-6 &#10;[97537]">
            <text:p>cal-10-6 <text:line-break/>[97537]</text:p>
          </table:table-cell>
          <table:table-cell/>
          <table:table-cell table:formula="of:=INFO.OBBA.OBBA.OBGET(INFO.OBBA.OBBA.OBCALL(&quot;&quot;;[.$B$15];&quot;getDaycountFraction&quot;;[.I6];[.J6]))" office:value-type="float" office:value="-5.3">
            <text:p>-5,300</text:p>
          </table:table-cell>
          <table:table-cell table:style-name="ce35" table:formula="of:=(YEARFRAC([.E6];[.F6];[.$C$9]))" office:value-type="float" office:value="5.3">
            <text:p>5,300</text:p>
          </table:table-cell>
          <table:table-cell table:formula="of:=ABS([.L6])-[.M6]" office:value-type="float" office:value="0">
            <text:p>0,00000E+00</text:p>
          </table:table-cell>
          <table:table-cell table:number-columns-repeated="2"/>
          <table:table-cell table:style-name="ce13"/>
          <table:table-cell table:number-columns-repeated="1007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7-03-30">
            <text:p>30.03.2027</text:p>
          </table:table-cell>
          <table:table-cell table:style-name="ce22" table:formula="of:=[.$C$11]+INT(RAND()*([.$C$12]-[.$C$11]))" office:value-type="date" office:date-value="2006-09-16">
            <text:p>16.09.2006</text:p>
          </table:table-cell>
          <table:table-cell table:style-name="ce21" table:formula="of:=INFO.OBBA.OBBA.OBMAKE(&quot;date-&quot;&amp;COLUMN()&amp;&quot;-&quot;&amp;ROW();&quot;Date&quot;;[.E7])" office:value-type="string" office:string-value="date-7-7 &#10;[97540]">
            <text:p>date-7-7 <text:line-break/>[97540]</text:p>
          </table:table-cell>
          <table:table-cell table:style-name="ce21" table:formula="of:=INFO.OBBA.OBBA.OBMAKE(&quot;date-&quot;&amp;COLUMN()&amp;&quot;-&quot;&amp;ROW();&quot;Date&quot;;[.F7])" office:value-type="string" office:string-value="date-8-7 &#10;[97541]">
            <text:p>date-8-7 <text:line-break/>[9754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7])" office:value-type="string" office:string-value="cal-9-7 &#10;[97543]">
            <text:p>cal-9-7 <text:line-break/>[9754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7])" office:value-type="string" office:string-value="cal-10-7 &#10;[97545]">
            <text:p>cal-10-7 <text:line-break/>[97545]</text:p>
          </table:table-cell>
          <table:table-cell/>
          <table:table-cell table:formula="of:=INFO.OBBA.OBBA.OBGET(INFO.OBBA.OBBA.OBCALL(&quot;&quot;;[.$B$15];&quot;getDaycountFraction&quot;;[.I7];[.J7]))" office:value-type="float" office:value="-20.8333333333333">
            <text:p>-20,833</text:p>
          </table:table-cell>
          <table:table-cell table:style-name="ce35" table:formula="of:=(YEARFRAC([.E7];[.F7];[.$C$9]))" office:value-type="float" office:value="20.8333333333333">
            <text:p>20,833</text:p>
          </table:table-cell>
          <table:table-cell table:formula="of:=ABS([.L7])-[.M7]" office:value-type="float" office:value="0">
            <text:p>0,00000E+00</text:p>
          </table:table-cell>
          <table:table-cell table:number-columns-repeated="2"/>
          <table:table-cell table:style-name="ce13"/>
          <table:table-cell table:number-columns-repeated="1007"/>
        </table:table-row>
        <table:table-row table:style-name="ro2">
          <table:table-cell/>
          <table:table-cell table:style-name="ce16" office:value-type="string">
            <text:p>Parameters:</text:p>
          </table:table-cell>
          <table:table-cell table:style-name="ce16"/>
          <table:table-cell/>
          <table:table-cell table:style-name="ce22" table:formula="of:=[.$C$11]+INT(RAND()*([.$C$12]-[.$C$11]))" office:value-type="date" office:date-value="2024-03-03">
            <text:p>03.03.2024</text:p>
          </table:table-cell>
          <table:table-cell table:style-name="ce22" table:formula="of:=[.$C$11]+INT(RAND()*([.$C$12]-[.$C$11]))" office:value-type="date" office:date-value="2023-10-31">
            <text:p>31.10.2023</text:p>
          </table:table-cell>
          <table:table-cell table:style-name="ce21" table:formula="of:=INFO.OBBA.OBBA.OBMAKE(&quot;date-&quot;&amp;COLUMN()&amp;&quot;-&quot;&amp;ROW();&quot;Date&quot;;[.E8])" office:value-type="string" office:string-value="date-7-8 &#10;[97547]">
            <text:p>date-7-8 <text:line-break/>[97547]</text:p>
          </table:table-cell>
          <table:table-cell table:style-name="ce21" table:formula="of:=INFO.OBBA.OBBA.OBMAKE(&quot;date-&quot;&amp;COLUMN()&amp;&quot;-&quot;&amp;ROW();&quot;Date&quot;;[.F8])" office:value-type="string" office:string-value="date-8-8 &#10;[97548]">
            <text:p>date-8-8 <text:line-break/>[9754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8])" office:value-type="string" office:string-value="cal-9-8 &#10;[97550]">
            <text:p>cal-9-8 <text:line-break/>[9755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8])" office:value-type="string" office:string-value="cal-10-8 &#10;[97552]">
            <text:p>cal-10-8 <text:line-break/>[97552]</text:p>
          </table:table-cell>
          <table:table-cell/>
          <table:table-cell table:formula="of:=INFO.OBBA.OBBA.OBGET(INFO.OBBA.OBBA.OBCALL(&quot;&quot;;[.$B$15];&quot;getDaycountFraction&quot;;[.I8];[.J8]))" office:value-type="float" office:value="-0.344444444444444">
            <text:p>-0,344</text:p>
          </table:table-cell>
          <table:table-cell table:style-name="ce35" table:formula="of:=(YEARFRAC([.E8];[.F8];[.$C$9]))" office:value-type="float" office:value="0.344444444444444">
            <text:p>0,344</text:p>
          </table:table-cell>
          <table:table-cell table:formula="of:=ABS([.L8])-[.M8]" office:value-type="float" office:value="0">
            <text:p>0,00000E+00</text:p>
          </table:table-cell>
          <table:table-cell table:number-columns-repeated="2"/>
          <table:table-cell table:style-name="ce13"/>
          <table:table-cell table:number-columns-repeated="1007"/>
        </table:table-row>
        <table:table-row table:style-name="ro2">
          <table:table-cell/>
          <table:table-cell table:style-name="ce17" office:value-type="string">
            <text:p>YearFrac Basis:</text:p>
          </table:table-cell>
          <table:table-cell table:style-name="ce20" office:value-type="float" office:value="2">
            <text:p>2</text:p>
          </table:table-cell>
          <table:table-cell/>
          <table:table-cell table:style-name="ce22" table:formula="of:=[.$C$11]+INT(RAND()*([.$C$12]-[.$C$11]))" office:value-type="date" office:date-value="2006-12-04">
            <text:p>04.12.2006</text:p>
          </table:table-cell>
          <table:table-cell table:style-name="ce22" table:formula="of:=[.$C$11]+INT(RAND()*([.$C$12]-[.$C$11]))" office:value-type="date" office:date-value="2023-01-31">
            <text:p>31.01.2023</text:p>
          </table:table-cell>
          <table:table-cell table:style-name="ce21" table:formula="of:=INFO.OBBA.OBBA.OBMAKE(&quot;date-&quot;&amp;COLUMN()&amp;&quot;-&quot;&amp;ROW();&quot;Date&quot;;[.E9])" office:value-type="string" office:string-value="date-7-9 &#10;[97554]">
            <text:p>date-7-9 <text:line-break/>[97554]</text:p>
          </table:table-cell>
          <table:table-cell table:style-name="ce21" table:formula="of:=INFO.OBBA.OBBA.OBMAKE(&quot;date-&quot;&amp;COLUMN()&amp;&quot;-&quot;&amp;ROW();&quot;Date&quot;;[.F9])" office:value-type="string" office:string-value="date-8-9 &#10;[97555]">
            <text:p>date-8-9 <text:line-break/>[9755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9])" office:value-type="string" office:string-value="cal-9-9 &#10;[97557]">
            <text:p>cal-9-9 <text:line-break/>[9755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9])" office:value-type="string" office:string-value="cal-10-9 &#10;[97559]">
            <text:p>cal-10-9 <text:line-break/>[97559]</text:p>
          </table:table-cell>
          <table:table-cell/>
          <table:table-cell table:style-name="ce34" table:formula="of:=INFO.OBBA.OBBA.OBGET(INFO.OBBA.OBBA.OBCALL(&quot;&quot;;[.$B$15];&quot;getDaycountFraction&quot;;[.I9];[.J9]))" office:value-type="float" office:value="16.3944444444444">
            <text:p>16,39444</text:p>
          </table:table-cell>
          <table:table-cell table:style-name="ce36" table:formula="of:=(YEARFRAC([.E9];[.F9];[.$C$9]))" office:value-type="float" office:value="16.3944444444444">
            <text:p>16,39444</text:p>
          </table:table-cell>
          <table:table-cell table:formula="of:=ABS([.L9])-[.M9]" office:value-type="float" office:value="0">
            <text:p>0,00000E+00</text:p>
          </table:table-cell>
          <table:table-cell table:number-columns-repeated="2"/>
          <table:table-cell table:style-name="ce13"/>
          <table:table-cell table:number-columns-repeated="1007"/>
        </table:table-row>
        <table:table-row table:style-name="ro2">
          <table:table-cell/>
          <table:table-cell table:style-name="ce17" office:value-type="string">
            <text:p>Lib Convention:</text:p>
          </table:table-cell>
          <table:table-cell table:style-name="ce21" table:formula="of:=VLOOKUP([.$C$9];[.B27:.C36];2)" office:value-type="string" office:string-value="DayCountConvention_ACT_360">
            <text:p>DayCountConvention_ACT_360</text:p>
          </table:table-cell>
          <table:table-cell/>
          <table:table-cell table:style-name="ce22" table:formula="of:=[.$C$11]+INT(RAND()*([.$C$12]-[.$C$11]))" office:value-type="date" office:date-value="2001-07-10">
            <text:p>10.07.2001</text:p>
          </table:table-cell>
          <table:table-cell table:style-name="ce22" table:formula="of:=[.$C$11]+INT(RAND()*([.$C$12]-[.$C$11]))" office:value-type="date" office:date-value="2019-08-19">
            <text:p>19.08.2019</text:p>
          </table:table-cell>
          <table:table-cell table:style-name="ce21" table:formula="of:=INFO.OBBA.OBBA.OBMAKE(&quot;date-&quot;&amp;COLUMN()&amp;&quot;-&quot;&amp;ROW();&quot;Date&quot;;[.E10])" office:value-type="string" office:string-value="date-7-10 &#10;[97561]">
            <text:p>date-7-10 <text:line-break/>[97561]</text:p>
          </table:table-cell>
          <table:table-cell table:style-name="ce21" table:formula="of:=INFO.OBBA.OBBA.OBMAKE(&quot;date-&quot;&amp;COLUMN()&amp;&quot;-&quot;&amp;ROW();&quot;Date&quot;;[.F10])" office:value-type="string" office:string-value="date-8-10 &#10;[97562]">
            <text:p>date-8-10 <text:line-break/>[9756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0])" office:value-type="string" office:string-value="cal-9-10 &#10;[97564]">
            <text:p>cal-9-10 <text:line-break/>[9756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0])" office:value-type="string" office:string-value="cal-10-10 &#10;[97566]">
            <text:p>cal-10-10 <text:line-break/>[97566]</text:p>
          </table:table-cell>
          <table:table-cell/>
          <table:table-cell table:formula="of:=INFO.OBBA.OBBA.OBGET(INFO.OBBA.OBBA.OBCALL(&quot;&quot;;[.$B$15];&quot;getDaycountFraction&quot;;[.I10];[.J10]))" office:value-type="float" office:value="18.3722222222222">
            <text:p>18,372</text:p>
          </table:table-cell>
          <table:table-cell table:style-name="ce35" table:formula="of:=(YEARFRAC([.E10];[.F10];[.$C$9]))" office:value-type="float" office:value="18.3722222222222">
            <text:p>18,372</text:p>
          </table:table-cell>
          <table:table-cell table:formula="of:=ABS([.L10])-[.M10]" office:value-type="float" office:value="0">
            <text:p>0,00000E+00</text:p>
          </table:table-cell>
          <table:table-cell table:number-columns-repeated="2"/>
          <table:table-cell table:style-name="ce13"/>
          <table:table-cell table:number-columns-repeated="1007"/>
        </table:table-row>
        <table:table-row table:style-name="ro2">
          <table:table-cell/>
          <table:table-cell table:style-name="ce17" office:value-type="string">
            <text:p>Test date range start:</text:p>
          </table:table-cell>
          <table:table-cell table:style-name="ce22" office:value-type="date" office:date-value="1980-01-01">
            <text:p>01.01.1980</text:p>
          </table:table-cell>
          <table:table-cell/>
          <table:table-cell table:style-name="ce22" table:formula="of:=[.$C$11]+INT(RAND()*([.$C$12]-[.$C$11]))" office:value-type="date" office:date-value="2017-10-16">
            <text:p>16.10.2017</text:p>
          </table:table-cell>
          <table:table-cell table:style-name="ce22" table:formula="of:=[.$C$11]+INT(RAND()*([.$C$12]-[.$C$11]))" office:value-type="date" office:date-value="2015-02-03">
            <text:p>03.02.2015</text:p>
          </table:table-cell>
          <table:table-cell table:style-name="ce21" table:formula="of:=INFO.OBBA.OBBA.OBMAKE(&quot;date-&quot;&amp;COLUMN()&amp;&quot;-&quot;&amp;ROW();&quot;Date&quot;;[.E11])" office:value-type="string" office:string-value="date-7-11 &#10;[97568]">
            <text:p>date-7-11 <text:line-break/>[97568]</text:p>
          </table:table-cell>
          <table:table-cell table:style-name="ce21" table:formula="of:=INFO.OBBA.OBBA.OBMAKE(&quot;date-&quot;&amp;COLUMN()&amp;&quot;-&quot;&amp;ROW();&quot;Date&quot;;[.F11])" office:value-type="string" office:string-value="date-8-11 &#10;[97569]">
            <text:p>date-8-11 <text:line-break/>[9756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1])" office:value-type="string" office:string-value="cal-9-11 &#10;[97571]">
            <text:p>cal-9-11 <text:line-break/>[9757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1])" office:value-type="string" office:string-value="cal-10-11 &#10;[97573]">
            <text:p>cal-10-11 <text:line-break/>[97573]</text:p>
          </table:table-cell>
          <table:table-cell/>
          <table:table-cell table:formula="of:=INFO.OBBA.OBBA.OBGET(INFO.OBBA.OBBA.OBCALL(&quot;&quot;;[.$B$15];&quot;getDaycountFraction&quot;;[.I11];[.J11]))" office:value-type="float" office:value="-2.73888888888889">
            <text:p>-2,739</text:p>
          </table:table-cell>
          <table:table-cell table:style-name="ce35" table:formula="of:=(YEARFRAC([.E11];[.F11];[.$C$9]))" office:value-type="float" office:value="2.73888888888889">
            <text:p>2,739</text:p>
          </table:table-cell>
          <table:table-cell table:formula="of:=ABS([.L11])-[.M11]" office:value-type="float" office:value="0">
            <text:p>0,00000E+00</text:p>
          </table:table-cell>
          <table:table-cell table:number-columns-repeated="2"/>
          <table:table-cell table:style-name="ce13"/>
          <table:table-cell table:number-columns-repeated="1007"/>
        </table:table-row>
        <table:table-row table:style-name="ro2">
          <table:table-cell/>
          <table:table-cell table:style-name="ce17" office:value-type="string">
            <text:p>Test date range end:</text:p>
          </table:table-cell>
          <table:table-cell table:style-name="ce22" office:value-type="date" office:date-value="2030-01-01">
            <text:p>01.01.2030</text:p>
          </table:table-cell>
          <table:table-cell/>
          <table:table-cell table:style-name="ce22" table:formula="of:=[.$C$11]+INT(RAND()*([.$C$12]-[.$C$11]))" office:value-type="date" office:date-value="2005-04-14">
            <text:p>14.04.2005</text:p>
          </table:table-cell>
          <table:table-cell table:style-name="ce22" table:formula="of:=[.$C$11]+INT(RAND()*([.$C$12]-[.$C$11]))" office:value-type="date" office:date-value="1985-03-11">
            <text:p>11.03.1985</text:p>
          </table:table-cell>
          <table:table-cell table:style-name="ce21" table:formula="of:=INFO.OBBA.OBBA.OBMAKE(&quot;date-&quot;&amp;COLUMN()&amp;&quot;-&quot;&amp;ROW();&quot;Date&quot;;[.E12])" office:value-type="string" office:string-value="date-7-12 &#10;[97575]">
            <text:p>date-7-12 <text:line-break/>[97575]</text:p>
          </table:table-cell>
          <table:table-cell table:style-name="ce21" table:formula="of:=INFO.OBBA.OBBA.OBMAKE(&quot;date-&quot;&amp;COLUMN()&amp;&quot;-&quot;&amp;ROW();&quot;Date&quot;;[.F12])" office:value-type="string" office:string-value="date-8-12 &#10;[97576]">
            <text:p>date-8-12 <text:line-break/>[9757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2])" office:value-type="string" office:string-value="cal-9-12 &#10;[97578]">
            <text:p>cal-9-12 <text:line-break/>[9757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2])" office:value-type="string" office:string-value="cal-10-12 &#10;[97580]">
            <text:p>cal-10-12 <text:line-break/>[97580]</text:p>
          </table:table-cell>
          <table:table-cell/>
          <table:table-cell table:formula="of:=INFO.OBBA.OBBA.OBGET(INFO.OBBA.OBBA.OBCALL(&quot;&quot;;[.$B$15];&quot;getDaycountFraction&quot;;[.I12];[.J12]))" office:value-type="float" office:value="-20.3861111111111">
            <text:p>-20,386</text:p>
          </table:table-cell>
          <table:table-cell table:style-name="ce35" table:formula="of:=(YEARFRAC([.E12];[.F12];[.$C$9]))" office:value-type="float" office:value="20.3861111111111">
            <text:p>20,386</text:p>
          </table:table-cell>
          <table:table-cell table:formula="of:=ABS([.L12])-[.M1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8-10-25">
            <text:p>25.10.1988</text:p>
          </table:table-cell>
          <table:table-cell table:style-name="ce22" table:formula="of:=[.$C$11]+INT(RAND()*([.$C$12]-[.$C$11]))" office:value-type="date" office:date-value="1993-01-10">
            <text:p>10.01.1993</text:p>
          </table:table-cell>
          <table:table-cell table:style-name="ce21" table:formula="of:=INFO.OBBA.OBBA.OBMAKE(&quot;date-&quot;&amp;COLUMN()&amp;&quot;-&quot;&amp;ROW();&quot;Date&quot;;[.E13])" office:value-type="string" office:string-value="date-7-13 &#10;[97582]">
            <text:p>date-7-13 <text:line-break/>[97582]</text:p>
          </table:table-cell>
          <table:table-cell table:style-name="ce21" table:formula="of:=INFO.OBBA.OBBA.OBMAKE(&quot;date-&quot;&amp;COLUMN()&amp;&quot;-&quot;&amp;ROW();&quot;Date&quot;;[.F13])" office:value-type="string" office:string-value="date-8-13 &#10;[97583]">
            <text:p>date-8-13 <text:line-break/>[9758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3])" office:value-type="string" office:string-value="cal-9-13 &#10;[97585]">
            <text:p>cal-9-13 <text:line-break/>[9758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3])" office:value-type="string" office:string-value="cal-10-13 &#10;[97587]">
            <text:p>cal-10-13 <text:line-break/>[97587]</text:p>
          </table:table-cell>
          <table:table-cell/>
          <table:table-cell table:formula="of:=INFO.OBBA.OBBA.OBGET(INFO.OBBA.OBBA.OBCALL(&quot;&quot;;[.$B$15];&quot;getDaycountFraction&quot;;[.I13];[.J13]))" office:value-type="float" office:value="4.27222222222222">
            <text:p>4,272</text:p>
          </table:table-cell>
          <table:table-cell table:style-name="ce35" table:formula="of:=(YEARFRAC([.E13];[.F13];[.$C$9]))" office:value-type="float" office:value="4.27222222222222">
            <text:p>4,272</text:p>
          </table:table-cell>
          <table:table-cell table:formula="of:=ABS([.L13])-[.M1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/>
          <table:table-cell table:style-name="ce16" office:value-type="string">
            <text:p>Object:</text:p>
          </table:table-cell>
          <table:table-cell table:style-name="ce16"/>
          <table:table-cell/>
          <table:table-cell table:style-name="ce22" table:formula="of:=[.$C$11]+INT(RAND()*([.$C$12]-[.$C$11]))" office:value-type="date" office:date-value="2013-12-04">
            <text:p>04.12.2013</text:p>
          </table:table-cell>
          <table:table-cell table:style-name="ce22" table:formula="of:=[.$C$11]+INT(RAND()*([.$C$12]-[.$C$11]))" office:value-type="date" office:date-value="1997-01-19">
            <text:p>19.01.1997</text:p>
          </table:table-cell>
          <table:table-cell table:style-name="ce21" table:formula="of:=INFO.OBBA.OBBA.OBMAKE(&quot;date-&quot;&amp;COLUMN()&amp;&quot;-&quot;&amp;ROW();&quot;Date&quot;;[.E14])" office:value-type="string" office:string-value="date-7-14 &#10;[97589]">
            <text:p>date-7-14 <text:line-break/>[97589]</text:p>
          </table:table-cell>
          <table:table-cell table:style-name="ce21" table:formula="of:=INFO.OBBA.OBBA.OBMAKE(&quot;date-&quot;&amp;COLUMN()&amp;&quot;-&quot;&amp;ROW();&quot;Date&quot;;[.F14])" office:value-type="string" office:string-value="date-8-14 &#10;[97590]">
            <text:p>date-8-14 <text:line-break/>[9759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4])" office:value-type="string" office:string-value="cal-9-14 &#10;[97592]">
            <text:p>cal-9-14 <text:line-break/>[9759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4])" office:value-type="string" office:string-value="cal-10-14 &#10;[97594]">
            <text:p>cal-10-14 <text:line-break/>[97594]</text:p>
          </table:table-cell>
          <table:table-cell/>
          <table:table-cell table:formula="of:=INFO.OBBA.OBBA.OBGET(INFO.OBBA.OBBA.OBCALL(&quot;&quot;;[.$B$15];&quot;getDaycountFraction&quot;;[.I14];[.J14]))" office:value-type="float" office:value="-17.1194444444444">
            <text:p>-17,119</text:p>
          </table:table-cell>
          <table:table-cell table:style-name="ce35" table:formula="of:=(YEARFRAC([.E14];[.F14];[.$C$9]))" office:value-type="float" office:value="17.1194444444444">
            <text:p>17,119</text:p>
          </table:table-cell>
          <table:table-cell table:formula="of:=ABS([.L14])-[.M1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/>
          <table:table-cell table:style-name="ce17" table:formula="of:=INFO.OBBA.OBBA.OBMAKE(&quot;daycountConvention1&quot;;obLibs&amp;&quot;net.finmath.time.daycount.&quot;&amp;[.C10])" office:value-type="string" office:string-value="daycountConvention1 &#10;[97538]">
            <text:p>daycountConvention1 <text:line-break/>[97538]</text:p>
          </table:table-cell>
          <table:table-cell table:number-columns-repeated="2"/>
          <table:table-cell table:style-name="ce22" table:formula="of:=[.$C$11]+INT(RAND()*([.$C$12]-[.$C$11]))" office:value-type="date" office:date-value="1996-12-23">
            <text:p>23.12.1996</text:p>
          </table:table-cell>
          <table:table-cell table:style-name="ce22" table:formula="of:=[.$C$11]+INT(RAND()*([.$C$12]-[.$C$11]))" office:value-type="date" office:date-value="1987-01-30">
            <text:p>30.01.1987</text:p>
          </table:table-cell>
          <table:table-cell table:style-name="ce21" table:formula="of:=INFO.OBBA.OBBA.OBMAKE(&quot;date-&quot;&amp;COLUMN()&amp;&quot;-&quot;&amp;ROW();&quot;Date&quot;;[.E15])" office:value-type="string" office:string-value="date-7-15 &#10;[97596]">
            <text:p>date-7-15 <text:line-break/>[97596]</text:p>
          </table:table-cell>
          <table:table-cell table:style-name="ce21" table:formula="of:=INFO.OBBA.OBBA.OBMAKE(&quot;date-&quot;&amp;COLUMN()&amp;&quot;-&quot;&amp;ROW();&quot;Date&quot;;[.F15])" office:value-type="string" office:string-value="date-8-15 &#10;[97597]">
            <text:p>date-8-15 <text:line-break/>[9759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5])" office:value-type="string" office:string-value="cal-9-15 &#10;[97599]">
            <text:p>cal-9-15 <text:line-break/>[9759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5])" office:value-type="string" office:string-value="cal-10-15 &#10;[97601]">
            <text:p>cal-10-15 <text:line-break/>[97601]</text:p>
          </table:table-cell>
          <table:table-cell/>
          <table:table-cell table:formula="of:=INFO.OBBA.OBBA.OBGET(INFO.OBBA.OBBA.OBCALL(&quot;&quot;;[.$B$15];&quot;getDaycountFraction&quot;;[.I15];[.J15]))" office:value-type="float" office:value="-10.0416666666667">
            <text:p>-10,042</text:p>
          </table:table-cell>
          <table:table-cell table:style-name="ce35" table:formula="of:=(YEARFRAC([.E15];[.F15];[.$C$9]))" office:value-type="float" office:value="10.0416666666667">
            <text:p>10,042</text:p>
          </table:table-cell>
          <table:table-cell table:formula="of:=ABS([.L15])-[.M1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9-03-11">
            <text:p>11.03.2019</text:p>
          </table:table-cell>
          <table:table-cell table:style-name="ce22" table:formula="of:=[.$C$11]+INT(RAND()*([.$C$12]-[.$C$11]))" office:value-type="date" office:date-value="2009-08-13">
            <text:p>13.08.2009</text:p>
          </table:table-cell>
          <table:table-cell table:style-name="ce21" table:formula="of:=INFO.OBBA.OBBA.OBMAKE(&quot;date-&quot;&amp;COLUMN()&amp;&quot;-&quot;&amp;ROW();&quot;Date&quot;;[.E16])" office:value-type="string" office:string-value="date-7-16 &#10;[97603]">
            <text:p>date-7-16 <text:line-break/>[97603]</text:p>
          </table:table-cell>
          <table:table-cell table:style-name="ce21" table:formula="of:=INFO.OBBA.OBBA.OBMAKE(&quot;date-&quot;&amp;COLUMN()&amp;&quot;-&quot;&amp;ROW();&quot;Date&quot;;[.F16])" office:value-type="string" office:string-value="date-8-16 &#10;[97604]">
            <text:p>date-8-16 <text:line-break/>[9760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6])" office:value-type="string" office:string-value="cal-9-16 &#10;[97606]">
            <text:p>cal-9-16 <text:line-break/>[9760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6])" office:value-type="string" office:string-value="cal-10-16 &#10;[97608]">
            <text:p>cal-10-16 <text:line-break/>[97608]</text:p>
          </table:table-cell>
          <table:table-cell/>
          <table:table-cell table:formula="of:=INFO.OBBA.OBBA.OBGET(INFO.OBBA.OBBA.OBCALL(&quot;&quot;;[.$B$15];&quot;getDaycountFraction&quot;;[.I16];[.J16]))" office:value-type="float" office:value="-9.71388888888889">
            <text:p>-9,714</text:p>
          </table:table-cell>
          <table:table-cell table:style-name="ce35" table:formula="of:=(YEARFRAC([.E16];[.F16];[.$C$9]))" office:value-type="float" office:value="9.71388888888889">
            <text:p>9,714</text:p>
          </table:table-cell>
          <table:table-cell table:formula="of:=ABS([.L16])-[.M1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4-07-09">
            <text:p>09.07.2004</text:p>
          </table:table-cell>
          <table:table-cell table:style-name="ce22" table:formula="of:=[.$C$11]+INT(RAND()*([.$C$12]-[.$C$11]))" office:value-type="date" office:date-value="1990-12-14">
            <text:p>14.12.1990</text:p>
          </table:table-cell>
          <table:table-cell table:style-name="ce21" table:formula="of:=INFO.OBBA.OBBA.OBMAKE(&quot;date-&quot;&amp;COLUMN()&amp;&quot;-&quot;&amp;ROW();&quot;Date&quot;;[.E17])" office:value-type="string" office:string-value="date-7-17 &#10;[97610]">
            <text:p>date-7-17 <text:line-break/>[97610]</text:p>
          </table:table-cell>
          <table:table-cell table:style-name="ce21" table:formula="of:=INFO.OBBA.OBBA.OBMAKE(&quot;date-&quot;&amp;COLUMN()&amp;&quot;-&quot;&amp;ROW();&quot;Date&quot;;[.F17])" office:value-type="string" office:string-value="date-8-17 &#10;[97611]">
            <text:p>date-8-17 <text:line-break/>[9761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7])" office:value-type="string" office:string-value="cal-9-17 &#10;[97613]">
            <text:p>cal-9-17 <text:line-break/>[9761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7])" office:value-type="string" office:string-value="cal-10-17 &#10;[97615]">
            <text:p>cal-10-17 <text:line-break/>[97615]</text:p>
          </table:table-cell>
          <table:table-cell/>
          <table:table-cell table:formula="of:=INFO.OBBA.OBBA.OBGET(INFO.OBBA.OBBA.OBCALL(&quot;&quot;;[.$B$15];&quot;getDaycountFraction&quot;;[.I17];[.J17]))" office:value-type="float" office:value="-13.7666666666667">
            <text:p>-13,767</text:p>
          </table:table-cell>
          <table:table-cell table:style-name="ce35" table:formula="of:=(YEARFRAC([.E17];[.F17];[.$C$9]))" office:value-type="float" office:value="13.7666666666667">
            <text:p>13,767</text:p>
          </table:table-cell>
          <table:table-cell table:formula="of:=ABS([.L17])-[.M1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/>
          <table:table-cell table:style-name="ce16" office:value-type="string">
            <text:p>Result</text:p>
          </table:table-cell>
          <table:table-cell table:style-name="ce16"/>
          <table:table-cell/>
          <table:table-cell table:style-name="ce22" table:formula="of:=[.$C$11]+INT(RAND()*([.$C$12]-[.$C$11]))" office:value-type="date" office:date-value="2015-03-08">
            <text:p>08.03.2015</text:p>
          </table:table-cell>
          <table:table-cell table:style-name="ce22" table:formula="of:=[.$C$11]+INT(RAND()*([.$C$12]-[.$C$11]))" office:value-type="date" office:date-value="2022-01-10">
            <text:p>10.01.2022</text:p>
          </table:table-cell>
          <table:table-cell table:style-name="ce21" table:formula="of:=INFO.OBBA.OBBA.OBMAKE(&quot;date-&quot;&amp;COLUMN()&amp;&quot;-&quot;&amp;ROW();&quot;Date&quot;;[.E18])" office:value-type="string" office:string-value="date-7-18 &#10;[97617]">
            <text:p>date-7-18 <text:line-break/>[97617]</text:p>
          </table:table-cell>
          <table:table-cell table:style-name="ce21" table:formula="of:=INFO.OBBA.OBBA.OBMAKE(&quot;date-&quot;&amp;COLUMN()&amp;&quot;-&quot;&amp;ROW();&quot;Date&quot;;[.F18])" office:value-type="string" office:string-value="date-8-18 &#10;[97618]">
            <text:p>date-8-18 <text:line-break/>[9761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8])" office:value-type="string" office:string-value="cal-9-18 &#10;[97620]">
            <text:p>cal-9-18 <text:line-break/>[9762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8])" office:value-type="string" office:string-value="cal-10-18 &#10;[97622]">
            <text:p>cal-10-18 <text:line-break/>[97622]</text:p>
          </table:table-cell>
          <table:table-cell/>
          <table:table-cell table:formula="of:=INFO.OBBA.OBBA.OBGET(INFO.OBBA.OBBA.OBCALL(&quot;&quot;;[.$B$15];&quot;getDaycountFraction&quot;;[.I18];[.J18]))" office:value-type="float" office:value="6.94444444444444">
            <text:p>6,944</text:p>
          </table:table-cell>
          <table:table-cell table:style-name="ce35" table:formula="of:=(YEARFRAC([.E18];[.F18];[.$C$9]))" office:value-type="float" office:value="6.94444444444444">
            <text:p>6,944</text:p>
          </table:table-cell>
          <table:table-cell table:formula="of:=ABS([.L18])-[.M1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Test:</text:p>
          </table:table-cell>
          <table:table-cell table:formula="of:=IF(MAX([.N6:.N505])-MIN([.N6:.N505])=0;&quot;OK&quot;;&quot;Conventions do not match&quot;)" office:value-type="string" office:string-value="OK">
            <text:p>OK</text:p>
          </table:table-cell>
          <table:table-cell/>
          <table:table-cell table:style-name="ce22" table:formula="of:=[.$C$11]+INT(RAND()*([.$C$12]-[.$C$11]))" office:value-type="date" office:date-value="2006-04-21">
            <text:p>21.04.2006</text:p>
          </table:table-cell>
          <table:table-cell table:style-name="ce22" table:formula="of:=[.$C$11]+INT(RAND()*([.$C$12]-[.$C$11]))" office:value-type="date" office:date-value="1996-07-20">
            <text:p>20.07.1996</text:p>
          </table:table-cell>
          <table:table-cell table:style-name="ce21" table:formula="of:=INFO.OBBA.OBBA.OBMAKE(&quot;date-&quot;&amp;COLUMN()&amp;&quot;-&quot;&amp;ROW();&quot;Date&quot;;[.E19])" office:value-type="string" office:string-value="date-7-19 &#10;[97628]">
            <text:p>date-7-19 <text:line-break/>[97628]</text:p>
          </table:table-cell>
          <table:table-cell table:style-name="ce21" table:formula="of:=INFO.OBBA.OBBA.OBMAKE(&quot;date-&quot;&amp;COLUMN()&amp;&quot;-&quot;&amp;ROW();&quot;Date&quot;;[.F19])" office:value-type="string" office:string-value="date-8-19 &#10;[97625]">
            <text:p>date-8-19 <text:line-break/>[9762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9])" office:value-type="string" office:string-value="cal-9-19 &#10;[97629]">
            <text:p>cal-9-19 <text:line-break/>[9762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9])" office:value-type="string" office:string-value="cal-10-19 &#10;[97626]">
            <text:p>cal-10-19 <text:line-break/>[97626]</text:p>
          </table:table-cell>
          <table:table-cell/>
          <table:table-cell table:formula="of:=INFO.OBBA.OBBA.OBGET(INFO.OBBA.OBBA.OBCALL(&quot;&quot;;[.$B$15];&quot;getDaycountFraction&quot;;[.I19];[.J19]))" office:value-type="float" office:value="-9.89444444444444">
            <text:p>-9,894</text:p>
          </table:table-cell>
          <table:table-cell table:style-name="ce35" table:formula="of:=(YEARFRAC([.E19];[.F19];[.$C$9]))" office:value-type="float" office:value="9.89444444444444">
            <text:p>9,894</text:p>
          </table:table-cell>
          <table:table-cell table:formula="of:=ABS([.L19])-[.M1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5-10-08">
            <text:p>08.10.2005</text:p>
          </table:table-cell>
          <table:table-cell table:style-name="ce22" table:formula="of:=[.$C$11]+INT(RAND()*([.$C$12]-[.$C$11]))" office:value-type="date" office:date-value="2015-09-30">
            <text:p>30.09.2015</text:p>
          </table:table-cell>
          <table:table-cell table:style-name="ce21" table:formula="of:=INFO.OBBA.OBBA.OBMAKE(&quot;date-&quot;&amp;COLUMN()&amp;&quot;-&quot;&amp;ROW();&quot;Date&quot;;[.E20])" office:value-type="string" office:string-value="date-7-20 &#10;[97635]">
            <text:p>date-7-20 <text:line-break/>[97635]</text:p>
          </table:table-cell>
          <table:table-cell table:style-name="ce21" table:formula="of:=INFO.OBBA.OBBA.OBMAKE(&quot;date-&quot;&amp;COLUMN()&amp;&quot;-&quot;&amp;ROW();&quot;Date&quot;;[.F20])" office:value-type="string" office:string-value="date-8-20 &#10;[97632]">
            <text:p>date-8-20 <text:line-break/>[9763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0])" office:value-type="string" office:string-value="cal-9-20 &#10;[97636]">
            <text:p>cal-9-20 <text:line-break/>[9763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0])" office:value-type="string" office:string-value="cal-10-20 &#10;[97633]">
            <text:p>cal-10-20 <text:line-break/>[97633]</text:p>
          </table:table-cell>
          <table:table-cell/>
          <table:table-cell table:formula="of:=INFO.OBBA.OBBA.OBGET(INFO.OBBA.OBBA.OBCALL(&quot;&quot;;[.$B$15];&quot;getDaycountFraction&quot;;[.I20];[.J20]))" office:value-type="float" office:value="10.1222222222222">
            <text:p>10,122</text:p>
          </table:table-cell>
          <table:table-cell table:style-name="ce35" table:formula="of:=(YEARFRAC([.E20];[.F20];[.$C$9]))" office:value-type="float" office:value="10.1222222222222">
            <text:p>10,122</text:p>
          </table:table-cell>
          <table:table-cell table:formula="of:=ABS([.L20])-[.M2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0-09-14">
            <text:p>14.09.1980</text:p>
          </table:table-cell>
          <table:table-cell table:style-name="ce22" table:formula="of:=[.$C$11]+INT(RAND()*([.$C$12]-[.$C$11]))" office:value-type="date" office:date-value="1995-04-10">
            <text:p>10.04.1995</text:p>
          </table:table-cell>
          <table:table-cell table:style-name="ce21" table:formula="of:=INFO.OBBA.OBBA.OBMAKE(&quot;date-&quot;&amp;COLUMN()&amp;&quot;-&quot;&amp;ROW();&quot;Date&quot;;[.E21])" office:value-type="string" office:string-value="date-7-21 &#10;[97642]">
            <text:p>date-7-21 <text:line-break/>[97642]</text:p>
          </table:table-cell>
          <table:table-cell table:style-name="ce21" table:formula="of:=INFO.OBBA.OBBA.OBMAKE(&quot;date-&quot;&amp;COLUMN()&amp;&quot;-&quot;&amp;ROW();&quot;Date&quot;;[.F21])" office:value-type="string" office:string-value="date-8-21 &#10;[97639]">
            <text:p>date-8-21 <text:line-break/>[9763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1])" office:value-type="string" office:string-value="cal-9-21 &#10;[97643]">
            <text:p>cal-9-21 <text:line-break/>[9764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1])" office:value-type="string" office:string-value="cal-10-21 &#10;[97640]">
            <text:p>cal-10-21 <text:line-break/>[97640]</text:p>
          </table:table-cell>
          <table:table-cell/>
          <table:table-cell table:formula="of:=INFO.OBBA.OBBA.OBGET(INFO.OBBA.OBBA.OBCALL(&quot;&quot;;[.$B$15];&quot;getDaycountFraction&quot;;[.I21];[.J21]))" office:value-type="float" office:value="14.7805555555556">
            <text:p>14,781</text:p>
          </table:table-cell>
          <table:table-cell table:style-name="ce35" table:formula="of:=(YEARFRAC([.E21];[.F21];[.$C$9]))" office:value-type="float" office:value="14.7805555555556">
            <text:p>14,781</text:p>
          </table:table-cell>
          <table:table-cell table:formula="of:=ABS([.L21])-[.M2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3-02-12">
            <text:p>12.02.1983</text:p>
          </table:table-cell>
          <table:table-cell table:style-name="ce22" table:formula="of:=[.$C$11]+INT(RAND()*([.$C$12]-[.$C$11]))" office:value-type="date" office:date-value="1996-11-26">
            <text:p>26.11.1996</text:p>
          </table:table-cell>
          <table:table-cell table:style-name="ce21" table:formula="of:=INFO.OBBA.OBBA.OBMAKE(&quot;date-&quot;&amp;COLUMN()&amp;&quot;-&quot;&amp;ROW();&quot;Date&quot;;[.E22])" office:value-type="string" office:string-value="date-7-22 &#10;[97649]">
            <text:p>date-7-22 <text:line-break/>[97649]</text:p>
          </table:table-cell>
          <table:table-cell table:style-name="ce21" table:formula="of:=INFO.OBBA.OBBA.OBMAKE(&quot;date-&quot;&amp;COLUMN()&amp;&quot;-&quot;&amp;ROW();&quot;Date&quot;;[.F22])" office:value-type="string" office:string-value="date-8-22 &#10;[97646]">
            <text:p>date-8-22 <text:line-break/>[9764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2])" office:value-type="string" office:string-value="cal-9-22 &#10;[97650]">
            <text:p>cal-9-22 <text:line-break/>[9765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2])" office:value-type="string" office:string-value="cal-10-22 &#10;[97647]">
            <text:p>cal-10-22 <text:line-break/>[97647]</text:p>
          </table:table-cell>
          <table:table-cell/>
          <table:table-cell table:formula="of:=INFO.OBBA.OBBA.OBGET(INFO.OBBA.OBBA.OBCALL(&quot;&quot;;[.$B$15];&quot;getDaycountFraction&quot;;[.I22];[.J22]))" office:value-type="float" office:value="13.9888888888889">
            <text:p>13,989</text:p>
          </table:table-cell>
          <table:table-cell table:style-name="ce35" table:formula="of:=(YEARFRAC([.E22];[.F22];[.$C$9]))" office:value-type="float" office:value="13.9888888888889">
            <text:p>13,989</text:p>
          </table:table-cell>
          <table:table-cell table:formula="of:=ABS([.L22])-[.M2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6-11-07">
            <text:p>07.11.2016</text:p>
          </table:table-cell>
          <table:table-cell table:style-name="ce22" table:formula="of:=[.$C$11]+INT(RAND()*([.$C$12]-[.$C$11]))" office:value-type="date" office:date-value="2018-02-11">
            <text:p>11.02.2018</text:p>
          </table:table-cell>
          <table:table-cell table:style-name="ce21" table:formula="of:=INFO.OBBA.OBBA.OBMAKE(&quot;date-&quot;&amp;COLUMN()&amp;&quot;-&quot;&amp;ROW();&quot;Date&quot;;[.E23])" office:value-type="string" office:string-value="date-7-23 &#10;[97656]">
            <text:p>date-7-23 <text:line-break/>[97656]</text:p>
          </table:table-cell>
          <table:table-cell table:style-name="ce21" table:formula="of:=INFO.OBBA.OBBA.OBMAKE(&quot;date-&quot;&amp;COLUMN()&amp;&quot;-&quot;&amp;ROW();&quot;Date&quot;;[.F23])" office:value-type="string" office:string-value="date-8-23 &#10;[97653]">
            <text:p>date-8-23 <text:line-break/>[9765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3])" office:value-type="string" office:string-value="cal-9-23 &#10;[97657]">
            <text:p>cal-9-23 <text:line-break/>[9765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3])" office:value-type="string" office:string-value="cal-10-23 &#10;[97654]">
            <text:p>cal-10-23 <text:line-break/>[97654]</text:p>
          </table:table-cell>
          <table:table-cell/>
          <table:table-cell table:formula="of:=INFO.OBBA.OBBA.OBGET(INFO.OBBA.OBBA.OBCALL(&quot;&quot;;[.$B$15];&quot;getDaycountFraction&quot;;[.I23];[.J23]))" office:value-type="float" office:value="1.28055555555556">
            <text:p>1,281</text:p>
          </table:table-cell>
          <table:table-cell table:style-name="ce35" table:formula="of:=(YEARFRAC([.E23];[.F23];[.$C$9]))" office:value-type="float" office:value="1.28055555555556">
            <text:p>1,281</text:p>
          </table:table-cell>
          <table:table-cell table:formula="of:=ABS([.L23])-[.M2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0-09-27">
            <text:p>27.09.1990</text:p>
          </table:table-cell>
          <table:table-cell table:style-name="ce22" table:formula="of:=[.$C$11]+INT(RAND()*([.$C$12]-[.$C$11]))" office:value-type="date" office:date-value="2019-08-09">
            <text:p>09.08.2019</text:p>
          </table:table-cell>
          <table:table-cell table:style-name="ce21" table:formula="of:=INFO.OBBA.OBBA.OBMAKE(&quot;date-&quot;&amp;COLUMN()&amp;&quot;-&quot;&amp;ROW();&quot;Date&quot;;[.E24])" office:value-type="string" office:string-value="date-7-24 &#10;[97663]">
            <text:p>date-7-24 <text:line-break/>[97663]</text:p>
          </table:table-cell>
          <table:table-cell table:style-name="ce21" table:formula="of:=INFO.OBBA.OBBA.OBMAKE(&quot;date-&quot;&amp;COLUMN()&amp;&quot;-&quot;&amp;ROW();&quot;Date&quot;;[.F24])" office:value-type="string" office:string-value="date-8-24 &#10;[97660]">
            <text:p>date-8-24 <text:line-break/>[9766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4])" office:value-type="string" office:string-value="cal-9-24 &#10;[97664]">
            <text:p>cal-9-24 <text:line-break/>[9766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4])" office:value-type="string" office:string-value="cal-10-24 &#10;[97661]">
            <text:p>cal-10-24 <text:line-break/>[97661]</text:p>
          </table:table-cell>
          <table:table-cell/>
          <table:table-cell table:formula="of:=INFO.OBBA.OBBA.OBGET(INFO.OBBA.OBBA.OBCALL(&quot;&quot;;[.$B$15];&quot;getDaycountFraction&quot;;[.I24];[.J24]))" office:value-type="float" office:value="29.2861111111111">
            <text:p>29,286</text:p>
          </table:table-cell>
          <table:table-cell table:style-name="ce35" table:formula="of:=(YEARFRAC([.E24];[.F24];[.$C$9]))" office:value-type="float" office:value="29.2861111111111">
            <text:p>29,286</text:p>
          </table:table-cell>
          <table:table-cell table:formula="of:=ABS([.L24])-[.M2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4-04-22">
            <text:p>22.04.2014</text:p>
          </table:table-cell>
          <table:table-cell table:style-name="ce22" table:formula="of:=[.$C$11]+INT(RAND()*([.$C$12]-[.$C$11]))" office:value-type="date" office:date-value="1988-02-06">
            <text:p>06.02.1988</text:p>
          </table:table-cell>
          <table:table-cell table:style-name="ce21" table:formula="of:=INFO.OBBA.OBBA.OBMAKE(&quot;date-&quot;&amp;COLUMN()&amp;&quot;-&quot;&amp;ROW();&quot;Date&quot;;[.E25])" office:value-type="string" office:string-value="date-7-25 &#10;[97670]">
            <text:p>date-7-25 <text:line-break/>[97670]</text:p>
          </table:table-cell>
          <table:table-cell table:style-name="ce21" table:formula="of:=INFO.OBBA.OBBA.OBMAKE(&quot;date-&quot;&amp;COLUMN()&amp;&quot;-&quot;&amp;ROW();&quot;Date&quot;;[.F25])" office:value-type="string" office:string-value="date-8-25 &#10;[97667]">
            <text:p>date-8-25 <text:line-break/>[9766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5])" office:value-type="string" office:string-value="cal-9-25 &#10;[97671]">
            <text:p>cal-9-25 <text:line-break/>[9767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5])" office:value-type="string" office:string-value="cal-10-25 &#10;[97668]">
            <text:p>cal-10-25 <text:line-break/>[97668]</text:p>
          </table:table-cell>
          <table:table-cell/>
          <table:table-cell table:formula="of:=INFO.OBBA.OBBA.OBGET(INFO.OBBA.OBBA.OBCALL(&quot;&quot;;[.$B$15];&quot;getDaycountFraction&quot;;[.I25];[.J25]))" office:value-type="float" office:value="-26.5888888888889">
            <text:p>-26,589</text:p>
          </table:table-cell>
          <table:table-cell table:style-name="ce35" table:formula="of:=(YEARFRAC([.E25];[.F25];[.$C$9]))" office:value-type="float" office:value="26.5888888888889">
            <text:p>26,589</text:p>
          </table:table-cell>
          <table:table-cell table:formula="of:=ABS([.L25])-[.M2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/>
          <table:table-cell table:style-name="ce18" office:value-type="string">
            <text:p>YearFrac Basis:</text:p>
          </table:table-cell>
          <table:table-cell table:style-name="ce18" office:value-type="string">
            <text:p>finmath lib Convention:</text:p>
          </table:table-cell>
          <table:table-cell/>
          <table:table-cell table:style-name="ce22" table:formula="of:=[.$C$11]+INT(RAND()*([.$C$12]-[.$C$11]))" office:value-type="date" office:date-value="2023-09-15">
            <text:p>15.09.2023</text:p>
          </table:table-cell>
          <table:table-cell table:style-name="ce22" table:formula="of:=[.$C$11]+INT(RAND()*([.$C$12]-[.$C$11]))" office:value-type="date" office:date-value="1993-10-30">
            <text:p>30.10.1993</text:p>
          </table:table-cell>
          <table:table-cell table:style-name="ce21" table:formula="of:=INFO.OBBA.OBBA.OBMAKE(&quot;date-&quot;&amp;COLUMN()&amp;&quot;-&quot;&amp;ROW();&quot;Date&quot;;[.E26])" office:value-type="string" office:string-value="date-7-26 &#10;[97677]">
            <text:p>date-7-26 <text:line-break/>[97677]</text:p>
          </table:table-cell>
          <table:table-cell table:style-name="ce21" table:formula="of:=INFO.OBBA.OBBA.OBMAKE(&quot;date-&quot;&amp;COLUMN()&amp;&quot;-&quot;&amp;ROW();&quot;Date&quot;;[.F26])" office:value-type="string" office:string-value="date-8-26 &#10;[97674]">
            <text:p>date-8-26 <text:line-break/>[9767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6])" office:value-type="string" office:string-value="cal-9-26 &#10;[97678]">
            <text:p>cal-9-26 <text:line-break/>[9767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6])" office:value-type="string" office:string-value="cal-10-26 &#10;[97675]">
            <text:p>cal-10-26 <text:line-break/>[97675]</text:p>
          </table:table-cell>
          <table:table-cell/>
          <table:table-cell table:formula="of:=INFO.OBBA.OBBA.OBGET(INFO.OBBA.OBBA.OBCALL(&quot;&quot;;[.$B$15];&quot;getDaycountFraction&quot;;[.I26];[.J26]))" office:value-type="float" office:value="-30.3111111111111">
            <text:p>-30,311</text:p>
          </table:table-cell>
          <table:table-cell table:style-name="ce35" table:formula="of:=(YEARFRAC([.E26];[.F26];[.$C$9]))" office:value-type="float" office:value="30.3111111111111">
            <text:p>30,311</text:p>
          </table:table-cell>
          <table:table-cell table:formula="of:=ABS([.L26])-[.M2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/>
          <table:table-cell table:style-name="ce19" office:value-type="float" office:value="0">
            <text:p>0</text:p>
          </table:table-cell>
          <table:table-cell table:style-name="ce17" office:value-type="string">
            <text:p>DayCountConvention_30U_360</text:p>
          </table:table-cell>
          <table:table-cell/>
          <table:table-cell table:style-name="ce22" table:formula="of:=[.$C$11]+INT(RAND()*([.$C$12]-[.$C$11]))" office:value-type="date" office:date-value="2000-11-19">
            <text:p>19.11.2000</text:p>
          </table:table-cell>
          <table:table-cell table:style-name="ce22" table:formula="of:=[.$C$11]+INT(RAND()*([.$C$12]-[.$C$11]))" office:value-type="date" office:date-value="1996-02-14">
            <text:p>14.02.1996</text:p>
          </table:table-cell>
          <table:table-cell table:style-name="ce21" table:formula="of:=INFO.OBBA.OBBA.OBMAKE(&quot;date-&quot;&amp;COLUMN()&amp;&quot;-&quot;&amp;ROW();&quot;Date&quot;;[.E27])" office:value-type="string" office:string-value="date-7-27 &#10;[97684]">
            <text:p>date-7-27 <text:line-break/>[97684]</text:p>
          </table:table-cell>
          <table:table-cell table:style-name="ce21" table:formula="of:=INFO.OBBA.OBBA.OBMAKE(&quot;date-&quot;&amp;COLUMN()&amp;&quot;-&quot;&amp;ROW();&quot;Date&quot;;[.F27])" office:value-type="string" office:string-value="date-8-27 &#10;[97681]">
            <text:p>date-8-27 <text:line-break/>[9768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7])" office:value-type="string" office:string-value="cal-9-27 &#10;[97685]">
            <text:p>cal-9-27 <text:line-break/>[9768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7])" office:value-type="string" office:string-value="cal-10-27 &#10;[97682]">
            <text:p>cal-10-27 <text:line-break/>[97682]</text:p>
          </table:table-cell>
          <table:table-cell/>
          <table:table-cell table:formula="of:=INFO.OBBA.OBBA.OBGET(INFO.OBBA.OBBA.OBCALL(&quot;&quot;;[.$B$15];&quot;getDaycountFraction&quot;;[.I27];[.J27]))" office:value-type="float" office:value="-4.83333333333333">
            <text:p>-4,833</text:p>
          </table:table-cell>
          <table:table-cell table:style-name="ce35" table:formula="of:=(YEARFRAC([.E27];[.F27];[.$C$9]))" office:value-type="float" office:value="4.83333333333333">
            <text:p>4,833</text:p>
          </table:table-cell>
          <table:table-cell table:formula="of:=ABS([.L27])-[.M2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/>
          <table:table-cell table:style-name="ce19" office:value-type="float" office:value="1">
            <text:p>1</text:p>
          </table:table-cell>
          <table:table-cell table:style-name="ce17" office:value-type="string">
            <text:p>DayCountConvention_ACT_ACT_YEARFRAC</text:p>
          </table:table-cell>
          <table:table-cell/>
          <table:table-cell table:style-name="ce22" table:formula="of:=[.$C$11]+INT(RAND()*([.$C$12]-[.$C$11]))" office:value-type="date" office:date-value="1991-07-22">
            <text:p>22.07.1991</text:p>
          </table:table-cell>
          <table:table-cell table:style-name="ce22" table:formula="of:=[.$C$11]+INT(RAND()*([.$C$12]-[.$C$11]))" office:value-type="date" office:date-value="2023-02-15">
            <text:p>15.02.2023</text:p>
          </table:table-cell>
          <table:table-cell table:style-name="ce21" table:formula="of:=INFO.OBBA.OBBA.OBMAKE(&quot;date-&quot;&amp;COLUMN()&amp;&quot;-&quot;&amp;ROW();&quot;Date&quot;;[.E28])" office:value-type="string" office:string-value="date-7-28 &#10;[97691]">
            <text:p>date-7-28 <text:line-break/>[97691]</text:p>
          </table:table-cell>
          <table:table-cell table:style-name="ce21" table:formula="of:=INFO.OBBA.OBBA.OBMAKE(&quot;date-&quot;&amp;COLUMN()&amp;&quot;-&quot;&amp;ROW();&quot;Date&quot;;[.F28])" office:value-type="string" office:string-value="date-8-28 &#10;[97688]">
            <text:p>date-8-28 <text:line-break/>[9768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8])" office:value-type="string" office:string-value="cal-9-28 &#10;[97692]">
            <text:p>cal-9-28 <text:line-break/>[9769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8])" office:value-type="string" office:string-value="cal-10-28 &#10;[97689]">
            <text:p>cal-10-28 <text:line-break/>[97689]</text:p>
          </table:table-cell>
          <table:table-cell/>
          <table:table-cell table:formula="of:=INFO.OBBA.OBBA.OBGET(INFO.OBBA.OBBA.OBCALL(&quot;&quot;;[.$B$15];&quot;getDaycountFraction&quot;;[.I28];[.J28]))" office:value-type="float" office:value="32.0305555555556">
            <text:p>32,031</text:p>
          </table:table-cell>
          <table:table-cell table:style-name="ce35" table:formula="of:=(YEARFRAC([.E28];[.F28];[.$C$9]))" office:value-type="float" office:value="32.0305555555556">
            <text:p>32,031</text:p>
          </table:table-cell>
          <table:table-cell table:formula="of:=ABS([.L28])-[.M2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/>
          <table:table-cell table:style-name="ce19" office:value-type="float" office:value="2">
            <text:p>2</text:p>
          </table:table-cell>
          <table:table-cell table:style-name="ce17" office:value-type="string">
            <text:p>DayCountConvention_ACT_360</text:p>
          </table:table-cell>
          <table:table-cell/>
          <table:table-cell table:style-name="ce22" table:formula="of:=[.$C$11]+INT(RAND()*([.$C$12]-[.$C$11]))" office:value-type="date" office:date-value="1989-03-02">
            <text:p>02.03.1989</text:p>
          </table:table-cell>
          <table:table-cell table:style-name="ce22" table:formula="of:=[.$C$11]+INT(RAND()*([.$C$12]-[.$C$11]))" office:value-type="date" office:date-value="2026-06-08">
            <text:p>08.06.2026</text:p>
          </table:table-cell>
          <table:table-cell table:style-name="ce21" table:formula="of:=INFO.OBBA.OBBA.OBMAKE(&quot;date-&quot;&amp;COLUMN()&amp;&quot;-&quot;&amp;ROW();&quot;Date&quot;;[.E29])" office:value-type="string" office:string-value="date-7-29 &#10;[97698]">
            <text:p>date-7-29 <text:line-break/>[97698]</text:p>
          </table:table-cell>
          <table:table-cell table:style-name="ce21" table:formula="of:=INFO.OBBA.OBBA.OBMAKE(&quot;date-&quot;&amp;COLUMN()&amp;&quot;-&quot;&amp;ROW();&quot;Date&quot;;[.F29])" office:value-type="string" office:string-value="date-8-29 &#10;[97695]">
            <text:p>date-8-29 <text:line-break/>[9769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9])" office:value-type="string" office:string-value="cal-9-29 &#10;[97699]">
            <text:p>cal-9-29 <text:line-break/>[9769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9])" office:value-type="string" office:string-value="cal-10-29 &#10;[97696]">
            <text:p>cal-10-29 <text:line-break/>[97696]</text:p>
          </table:table-cell>
          <table:table-cell/>
          <table:table-cell table:formula="of:=INFO.OBBA.OBBA.OBGET(INFO.OBBA.OBBA.OBCALL(&quot;&quot;;[.$B$15];&quot;getDaycountFraction&quot;;[.I29];[.J29]))" office:value-type="float" office:value="37.8111111111111">
            <text:p>37,811</text:p>
          </table:table-cell>
          <table:table-cell table:style-name="ce35" table:formula="of:=(YEARFRAC([.E29];[.F29];[.$C$9]))" office:value-type="float" office:value="37.8111111111111">
            <text:p>37,811</text:p>
          </table:table-cell>
          <table:table-cell table:formula="of:=ABS([.L29])-[.M2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/>
          <table:table-cell table:style-name="ce19" office:value-type="float" office:value="3">
            <text:p>3</text:p>
          </table:table-cell>
          <table:table-cell table:style-name="ce17" office:value-type="string">
            <text:p>DayCountConvention_ACT_365</text:p>
          </table:table-cell>
          <table:table-cell/>
          <table:table-cell table:style-name="ce22" table:formula="of:=[.$C$11]+INT(RAND()*([.$C$12]-[.$C$11]))" office:value-type="date" office:date-value="1986-02-26">
            <text:p>26.02.1986</text:p>
          </table:table-cell>
          <table:table-cell table:style-name="ce22" table:formula="of:=[.$C$11]+INT(RAND()*([.$C$12]-[.$C$11]))" office:value-type="date" office:date-value="1997-11-26">
            <text:p>26.11.1997</text:p>
          </table:table-cell>
          <table:table-cell table:style-name="ce21" table:formula="of:=INFO.OBBA.OBBA.OBMAKE(&quot;date-&quot;&amp;COLUMN()&amp;&quot;-&quot;&amp;ROW();&quot;Date&quot;;[.E30])" office:value-type="string" office:string-value="date-7-30 &#10;[97705]">
            <text:p>date-7-30 <text:line-break/>[97705]</text:p>
          </table:table-cell>
          <table:table-cell table:style-name="ce21" table:formula="of:=INFO.OBBA.OBBA.OBMAKE(&quot;date-&quot;&amp;COLUMN()&amp;&quot;-&quot;&amp;ROW();&quot;Date&quot;;[.F30])" office:value-type="string" office:string-value="date-8-30 &#10;[97702]">
            <text:p>date-8-30 <text:line-break/>[9770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0])" office:value-type="string" office:string-value="cal-9-30 &#10;[97706]">
            <text:p>cal-9-30 <text:line-break/>[9770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0])" office:value-type="string" office:string-value="cal-10-30 &#10;[97703]">
            <text:p>cal-10-30 <text:line-break/>[97703]</text:p>
          </table:table-cell>
          <table:table-cell/>
          <table:table-cell table:formula="of:=INFO.OBBA.OBBA.OBGET(INFO.OBBA.OBBA.OBCALL(&quot;&quot;;[.$B$15];&quot;getDaycountFraction&quot;;[.I30];[.J30]))" office:value-type="float" office:value="11.9194444444444">
            <text:p>11,919</text:p>
          </table:table-cell>
          <table:table-cell table:style-name="ce35" table:formula="of:=(YEARFRAC([.E30];[.F30];[.$C$9]))" office:value-type="float" office:value="11.9194444444444">
            <text:p>11,919</text:p>
          </table:table-cell>
          <table:table-cell table:formula="of:=ABS([.L30])-[.M3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/>
          <table:table-cell table:style-name="ce19" office:value-type="float" office:value="4">
            <text:p>4</text:p>
          </table:table-cell>
          <table:table-cell table:style-name="ce17" office:value-type="string">
            <text:p>DayCountConvention_30E_360</text:p>
          </table:table-cell>
          <table:table-cell/>
          <table:table-cell table:style-name="ce22" table:formula="of:=[.$C$11]+INT(RAND()*([.$C$12]-[.$C$11]))" office:value-type="date" office:date-value="2016-08-25">
            <text:p>25.08.2016</text:p>
          </table:table-cell>
          <table:table-cell table:style-name="ce22" table:formula="of:=[.$C$11]+INT(RAND()*([.$C$12]-[.$C$11]))" office:value-type="date" office:date-value="2004-02-03">
            <text:p>03.02.2004</text:p>
          </table:table-cell>
          <table:table-cell table:style-name="ce21" table:formula="of:=INFO.OBBA.OBBA.OBMAKE(&quot;date-&quot;&amp;COLUMN()&amp;&quot;-&quot;&amp;ROW();&quot;Date&quot;;[.E31])" office:value-type="string" office:string-value="date-7-31 &#10;[97712]">
            <text:p>date-7-31 <text:line-break/>[97712]</text:p>
          </table:table-cell>
          <table:table-cell table:style-name="ce21" table:formula="of:=INFO.OBBA.OBBA.OBMAKE(&quot;date-&quot;&amp;COLUMN()&amp;&quot;-&quot;&amp;ROW();&quot;Date&quot;;[.F31])" office:value-type="string" office:string-value="date-8-31 &#10;[97709]">
            <text:p>date-8-31 <text:line-break/>[9770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1])" office:value-type="string" office:string-value="cal-9-31 &#10;[97713]">
            <text:p>cal-9-31 <text:line-break/>[9771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1])" office:value-type="string" office:string-value="cal-10-31 &#10;[97710]">
            <text:p>cal-10-31 <text:line-break/>[97710]</text:p>
          </table:table-cell>
          <table:table-cell/>
          <table:table-cell table:formula="of:=INFO.OBBA.OBBA.OBGET(INFO.OBBA.OBBA.OBCALL(&quot;&quot;;[.$B$15];&quot;getDaycountFraction&quot;;[.I31];[.J31]))" office:value-type="float" office:value="-12.7416666666667">
            <text:p>-12,742</text:p>
          </table:table-cell>
          <table:table-cell table:style-name="ce35" table:formula="of:=(YEARFRAC([.E31];[.F31];[.$C$9]))" office:value-type="float" office:value="12.7416666666667">
            <text:p>12,742</text:p>
          </table:table-cell>
          <table:table-cell table:formula="of:=ABS([.L31])-[.M3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8-09-23">
            <text:p>23.09.1998</text:p>
          </table:table-cell>
          <table:table-cell table:style-name="ce22" table:formula="of:=[.$C$11]+INT(RAND()*([.$C$12]-[.$C$11]))" office:value-type="date" office:date-value="2016-10-02">
            <text:p>02.10.2016</text:p>
          </table:table-cell>
          <table:table-cell table:style-name="ce21" table:formula="of:=INFO.OBBA.OBBA.OBMAKE(&quot;date-&quot;&amp;COLUMN()&amp;&quot;-&quot;&amp;ROW();&quot;Date&quot;;[.E32])" office:value-type="string" office:string-value="date-7-32 &#10;[97719]">
            <text:p>date-7-32 <text:line-break/>[97719]</text:p>
          </table:table-cell>
          <table:table-cell table:style-name="ce21" table:formula="of:=INFO.OBBA.OBBA.OBMAKE(&quot;date-&quot;&amp;COLUMN()&amp;&quot;-&quot;&amp;ROW();&quot;Date&quot;;[.F32])" office:value-type="string" office:string-value="date-8-32 &#10;[97716]">
            <text:p>date-8-32 <text:line-break/>[9771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2])" office:value-type="string" office:string-value="cal-9-32 &#10;[97720]">
            <text:p>cal-9-32 <text:line-break/>[9772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2])" office:value-type="string" office:string-value="cal-10-32 &#10;[97717]">
            <text:p>cal-10-32 <text:line-break/>[97717]</text:p>
          </table:table-cell>
          <table:table-cell/>
          <table:table-cell table:formula="of:=INFO.OBBA.OBBA.OBGET(INFO.OBBA.OBBA.OBCALL(&quot;&quot;;[.$B$15];&quot;getDaycountFraction&quot;;[.I32];[.J32]))" office:value-type="float" office:value="18.2888888888889">
            <text:p>18,289</text:p>
          </table:table-cell>
          <table:table-cell table:style-name="ce35" table:formula="of:=(YEARFRAC([.E32];[.F32];[.$C$9]))" office:value-type="float" office:value="18.2888888888889">
            <text:p>18,289</text:p>
          </table:table-cell>
          <table:table-cell table:formula="of:=ABS([.L32])-[.M3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1-09-19">
            <text:p>19.09.2011</text:p>
          </table:table-cell>
          <table:table-cell table:style-name="ce22" table:formula="of:=[.$C$11]+INT(RAND()*([.$C$12]-[.$C$11]))" office:value-type="date" office:date-value="1983-05-29">
            <text:p>29.05.1983</text:p>
          </table:table-cell>
          <table:table-cell table:style-name="ce21" table:formula="of:=INFO.OBBA.OBBA.OBMAKE(&quot;date-&quot;&amp;COLUMN()&amp;&quot;-&quot;&amp;ROW();&quot;Date&quot;;[.E33])" office:value-type="string" office:string-value="date-7-33 &#10;[97726]">
            <text:p>date-7-33 <text:line-break/>[97726]</text:p>
          </table:table-cell>
          <table:table-cell table:style-name="ce21" table:formula="of:=INFO.OBBA.OBBA.OBMAKE(&quot;date-&quot;&amp;COLUMN()&amp;&quot;-&quot;&amp;ROW();&quot;Date&quot;;[.F33])" office:value-type="string" office:string-value="date-8-33 &#10;[97723]">
            <text:p>date-8-33 <text:line-break/>[9772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3])" office:value-type="string" office:string-value="cal-9-33 &#10;[97727]">
            <text:p>cal-9-33 <text:line-break/>[9772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3])" office:value-type="string" office:string-value="cal-10-33 &#10;[97724]">
            <text:p>cal-10-33 <text:line-break/>[97724]</text:p>
          </table:table-cell>
          <table:table-cell/>
          <table:table-cell table:formula="of:=INFO.OBBA.OBBA.OBGET(INFO.OBBA.OBBA.OBCALL(&quot;&quot;;[.$B$15];&quot;getDaycountFraction&quot;;[.I33];[.J33]))" office:value-type="float" office:value="-28.7222222222222">
            <text:p>-28,722</text:p>
          </table:table-cell>
          <table:table-cell table:style-name="ce35" table:formula="of:=(YEARFRAC([.E33];[.F33];[.$C$9]))" office:value-type="float" office:value="28.7222222222222">
            <text:p>28,722</text:p>
          </table:table-cell>
          <table:table-cell table:formula="of:=ABS([.L33])-[.M3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0-05-12">
            <text:p>12.05.2020</text:p>
          </table:table-cell>
          <table:table-cell table:style-name="ce22" table:formula="of:=[.$C$11]+INT(RAND()*([.$C$12]-[.$C$11]))" office:value-type="date" office:date-value="1988-02-16">
            <text:p>16.02.1988</text:p>
          </table:table-cell>
          <table:table-cell table:style-name="ce21" table:formula="of:=INFO.OBBA.OBBA.OBMAKE(&quot;date-&quot;&amp;COLUMN()&amp;&quot;-&quot;&amp;ROW();&quot;Date&quot;;[.E34])" office:value-type="string" office:string-value="date-7-34 &#10;[97733]">
            <text:p>date-7-34 <text:line-break/>[97733]</text:p>
          </table:table-cell>
          <table:table-cell table:style-name="ce21" table:formula="of:=INFO.OBBA.OBBA.OBMAKE(&quot;date-&quot;&amp;COLUMN()&amp;&quot;-&quot;&amp;ROW();&quot;Date&quot;;[.F34])" office:value-type="string" office:string-value="date-8-34 &#10;[97730]">
            <text:p>date-8-34 <text:line-break/>[9773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4])" office:value-type="string" office:string-value="cal-9-34 &#10;[97734]">
            <text:p>cal-9-34 <text:line-break/>[9773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4])" office:value-type="string" office:string-value="cal-10-34 &#10;[97731]">
            <text:p>cal-10-34 <text:line-break/>[97731]</text:p>
          </table:table-cell>
          <table:table-cell/>
          <table:table-cell table:formula="of:=INFO.OBBA.OBBA.OBGET(INFO.OBBA.OBBA.OBCALL(&quot;&quot;;[.$B$15];&quot;getDaycountFraction&quot;;[.I34];[.J34]))" office:value-type="float" office:value="-32.7055555555556">
            <text:p>-32,706</text:p>
          </table:table-cell>
          <table:table-cell table:style-name="ce35" table:formula="of:=(YEARFRAC([.E34];[.F34];[.$C$9]))" office:value-type="float" office:value="32.7055555555556">
            <text:p>32,706</text:p>
          </table:table-cell>
          <table:table-cell table:formula="of:=ABS([.L34])-[.M3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0-01-04">
            <text:p>04.01.2020</text:p>
          </table:table-cell>
          <table:table-cell table:style-name="ce22" table:formula="of:=[.$C$11]+INT(RAND()*([.$C$12]-[.$C$11]))" office:value-type="date" office:date-value="1994-09-12">
            <text:p>12.09.1994</text:p>
          </table:table-cell>
          <table:table-cell table:style-name="ce21" table:formula="of:=INFO.OBBA.OBBA.OBMAKE(&quot;date-&quot;&amp;COLUMN()&amp;&quot;-&quot;&amp;ROW();&quot;Date&quot;;[.E35])" office:value-type="string" office:string-value="date-7-35 &#10;[97740]">
            <text:p>date-7-35 <text:line-break/>[97740]</text:p>
          </table:table-cell>
          <table:table-cell table:style-name="ce21" table:formula="of:=INFO.OBBA.OBBA.OBMAKE(&quot;date-&quot;&amp;COLUMN()&amp;&quot;-&quot;&amp;ROW();&quot;Date&quot;;[.F35])" office:value-type="string" office:string-value="date-8-35 &#10;[97737]">
            <text:p>date-8-35 <text:line-break/>[9773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5])" office:value-type="string" office:string-value="cal-9-35 &#10;[97741]">
            <text:p>cal-9-35 <text:line-break/>[9774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5])" office:value-type="string" office:string-value="cal-10-35 &#10;[97738]">
            <text:p>cal-10-35 <text:line-break/>[97738]</text:p>
          </table:table-cell>
          <table:table-cell/>
          <table:table-cell table:formula="of:=INFO.OBBA.OBBA.OBGET(INFO.OBBA.OBBA.OBCALL(&quot;&quot;;[.$B$15];&quot;getDaycountFraction&quot;;[.I35];[.J35]))" office:value-type="float" office:value="-25.6805555555556">
            <text:p>-25,681</text:p>
          </table:table-cell>
          <table:table-cell table:style-name="ce35" table:formula="of:=(YEARFRAC([.E35];[.F35];[.$C$9]))" office:value-type="float" office:value="25.6805555555556">
            <text:p>25,681</text:p>
          </table:table-cell>
          <table:table-cell table:formula="of:=ABS([.L35])-[.M3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9-04-29">
            <text:p>29.04.2009</text:p>
          </table:table-cell>
          <table:table-cell table:style-name="ce22" table:formula="of:=[.$C$11]+INT(RAND()*([.$C$12]-[.$C$11]))" office:value-type="date" office:date-value="2021-02-19">
            <text:p>19.02.2021</text:p>
          </table:table-cell>
          <table:table-cell table:style-name="ce21" table:formula="of:=INFO.OBBA.OBBA.OBMAKE(&quot;date-&quot;&amp;COLUMN()&amp;&quot;-&quot;&amp;ROW();&quot;Date&quot;;[.E36])" office:value-type="string" office:string-value="date-7-36 &#10;[97747]">
            <text:p>date-7-36 <text:line-break/>[97747]</text:p>
          </table:table-cell>
          <table:table-cell table:style-name="ce21" table:formula="of:=INFO.OBBA.OBBA.OBMAKE(&quot;date-&quot;&amp;COLUMN()&amp;&quot;-&quot;&amp;ROW();&quot;Date&quot;;[.F36])" office:value-type="string" office:string-value="date-8-36 &#10;[97744]">
            <text:p>date-8-36 <text:line-break/>[9774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6])" office:value-type="string" office:string-value="cal-9-36 &#10;[97748]">
            <text:p>cal-9-36 <text:line-break/>[9774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6])" office:value-type="string" office:string-value="cal-10-36 &#10;[97745]">
            <text:p>cal-10-36 <text:line-break/>[97745]</text:p>
          </table:table-cell>
          <table:table-cell/>
          <table:table-cell table:formula="of:=INFO.OBBA.OBBA.OBGET(INFO.OBBA.OBBA.OBCALL(&quot;&quot;;[.$B$15];&quot;getDaycountFraction&quot;;[.I36];[.J36]))" office:value-type="float" office:value="11.9833333333333">
            <text:p>11,983</text:p>
          </table:table-cell>
          <table:table-cell table:style-name="ce35" table:formula="of:=(YEARFRAC([.E36];[.F36];[.$C$9]))" office:value-type="float" office:value="11.9833333333333">
            <text:p>11,983</text:p>
          </table:table-cell>
          <table:table-cell table:formula="of:=ABS([.L36])-[.M3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8-04-19">
            <text:p>19.04.1998</text:p>
          </table:table-cell>
          <table:table-cell table:style-name="ce22" table:formula="of:=[.$C$11]+INT(RAND()*([.$C$12]-[.$C$11]))" office:value-type="date" office:date-value="2010-06-19">
            <text:p>19.06.2010</text:p>
          </table:table-cell>
          <table:table-cell table:style-name="ce21" table:formula="of:=INFO.OBBA.OBBA.OBMAKE(&quot;date-&quot;&amp;COLUMN()&amp;&quot;-&quot;&amp;ROW();&quot;Date&quot;;[.E37])" office:value-type="string" office:string-value="date-7-37 &#10;[97754]">
            <text:p>date-7-37 <text:line-break/>[97754]</text:p>
          </table:table-cell>
          <table:table-cell table:style-name="ce21" table:formula="of:=INFO.OBBA.OBBA.OBMAKE(&quot;date-&quot;&amp;COLUMN()&amp;&quot;-&quot;&amp;ROW();&quot;Date&quot;;[.F37])" office:value-type="string" office:string-value="date-8-37 &#10;[97751]">
            <text:p>date-8-37 <text:line-break/>[9775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7])" office:value-type="string" office:string-value="cal-9-37 &#10;[97755]">
            <text:p>cal-9-37 <text:line-break/>[9775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7])" office:value-type="string" office:string-value="cal-10-37 &#10;[97752]">
            <text:p>cal-10-37 <text:line-break/>[97752]</text:p>
          </table:table-cell>
          <table:table-cell/>
          <table:table-cell table:formula="of:=INFO.OBBA.OBBA.OBGET(INFO.OBBA.OBBA.OBCALL(&quot;&quot;;[.$B$15];&quot;getDaycountFraction&quot;;[.I37];[.J37]))" office:value-type="float" office:value="12.3444444444444">
            <text:p>12,344</text:p>
          </table:table-cell>
          <table:table-cell table:style-name="ce35" table:formula="of:=(YEARFRAC([.E37];[.F37];[.$C$9]))" office:value-type="float" office:value="12.3444444444444">
            <text:p>12,344</text:p>
          </table:table-cell>
          <table:table-cell table:formula="of:=ABS([.L37])-[.M3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1-11-16">
            <text:p>16.11.2011</text:p>
          </table:table-cell>
          <table:table-cell table:style-name="ce22" table:formula="of:=[.$C$11]+INT(RAND()*([.$C$12]-[.$C$11]))" office:value-type="date" office:date-value="1983-07-19">
            <text:p>19.07.1983</text:p>
          </table:table-cell>
          <table:table-cell table:style-name="ce21" table:formula="of:=INFO.OBBA.OBBA.OBMAKE(&quot;date-&quot;&amp;COLUMN()&amp;&quot;-&quot;&amp;ROW();&quot;Date&quot;;[.E38])" office:value-type="string" office:string-value="date-7-38 &#10;[97761]">
            <text:p>date-7-38 <text:line-break/>[97761]</text:p>
          </table:table-cell>
          <table:table-cell table:style-name="ce21" table:formula="of:=INFO.OBBA.OBBA.OBMAKE(&quot;date-&quot;&amp;COLUMN()&amp;&quot;-&quot;&amp;ROW();&quot;Date&quot;;[.F38])" office:value-type="string" office:string-value="date-8-38 &#10;[97758]">
            <text:p>date-8-38 <text:line-break/>[9775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8])" office:value-type="string" office:string-value="cal-9-38 &#10;[97762]">
            <text:p>cal-9-38 <text:line-break/>[9776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8])" office:value-type="string" office:string-value="cal-10-38 &#10;[97759]">
            <text:p>cal-10-38 <text:line-break/>[97759]</text:p>
          </table:table-cell>
          <table:table-cell/>
          <table:table-cell table:formula="of:=INFO.OBBA.OBBA.OBGET(INFO.OBBA.OBBA.OBCALL(&quot;&quot;;[.$B$15];&quot;getDaycountFraction&quot;;[.I38];[.J38]))" office:value-type="float" office:value="-28.7416666666667">
            <text:p>-28,742</text:p>
          </table:table-cell>
          <table:table-cell table:style-name="ce35" table:formula="of:=(YEARFRAC([.E38];[.F38];[.$C$9]))" office:value-type="float" office:value="28.7416666666667">
            <text:p>28,742</text:p>
          </table:table-cell>
          <table:table-cell table:formula="of:=ABS([.L38])-[.M3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6-06-14">
            <text:p>14.06.1986</text:p>
          </table:table-cell>
          <table:table-cell table:style-name="ce22" table:formula="of:=[.$C$11]+INT(RAND()*([.$C$12]-[.$C$11]))" office:value-type="date" office:date-value="2021-03-06">
            <text:p>06.03.2021</text:p>
          </table:table-cell>
          <table:table-cell table:style-name="ce21" table:formula="of:=INFO.OBBA.OBBA.OBMAKE(&quot;date-&quot;&amp;COLUMN()&amp;&quot;-&quot;&amp;ROW();&quot;Date&quot;;[.E39])" office:value-type="string" office:string-value="date-7-39 &#10;[97768]">
            <text:p>date-7-39 <text:line-break/>[97768]</text:p>
          </table:table-cell>
          <table:table-cell table:style-name="ce21" table:formula="of:=INFO.OBBA.OBBA.OBMAKE(&quot;date-&quot;&amp;COLUMN()&amp;&quot;-&quot;&amp;ROW();&quot;Date&quot;;[.F39])" office:value-type="string" office:string-value="date-8-39 &#10;[97765]">
            <text:p>date-8-39 <text:line-break/>[9776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9])" office:value-type="string" office:string-value="cal-9-39 &#10;[97769]">
            <text:p>cal-9-39 <text:line-break/>[9776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9])" office:value-type="string" office:string-value="cal-10-39 &#10;[97766]">
            <text:p>cal-10-39 <text:line-break/>[97766]</text:p>
          </table:table-cell>
          <table:table-cell/>
          <table:table-cell table:formula="of:=INFO.OBBA.OBBA.OBGET(INFO.OBBA.OBBA.OBCALL(&quot;&quot;;[.$B$15];&quot;getDaycountFraction&quot;;[.I39];[.J39]))" office:value-type="float" office:value="35.2333333333333">
            <text:p>35,233</text:p>
          </table:table-cell>
          <table:table-cell table:style-name="ce35" table:formula="of:=(YEARFRAC([.E39];[.F39];[.$C$9]))" office:value-type="float" office:value="35.2333333333333">
            <text:p>35,233</text:p>
          </table:table-cell>
          <table:table-cell table:formula="of:=ABS([.L39])-[.M3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6-12-03">
            <text:p>03.12.1986</text:p>
          </table:table-cell>
          <table:table-cell table:style-name="ce22" table:formula="of:=[.$C$11]+INT(RAND()*([.$C$12]-[.$C$11]))" office:value-type="date" office:date-value="2014-10-27">
            <text:p>27.10.2014</text:p>
          </table:table-cell>
          <table:table-cell table:style-name="ce21" table:formula="of:=INFO.OBBA.OBBA.OBMAKE(&quot;date-&quot;&amp;COLUMN()&amp;&quot;-&quot;&amp;ROW();&quot;Date&quot;;[.E40])" office:value-type="string" office:string-value="date-7-40 &#10;[97775]">
            <text:p>date-7-40 <text:line-break/>[97775]</text:p>
          </table:table-cell>
          <table:table-cell table:style-name="ce21" table:formula="of:=INFO.OBBA.OBBA.OBMAKE(&quot;date-&quot;&amp;COLUMN()&amp;&quot;-&quot;&amp;ROW();&quot;Date&quot;;[.F40])" office:value-type="string" office:string-value="date-8-40 &#10;[97772]">
            <text:p>date-8-40 <text:line-break/>[9777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0])" office:value-type="string" office:string-value="cal-9-40 &#10;[97776]">
            <text:p>cal-9-40 <text:line-break/>[9777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0])" office:value-type="string" office:string-value="cal-10-40 &#10;[97773]">
            <text:p>cal-10-40 <text:line-break/>[97773]</text:p>
          </table:table-cell>
          <table:table-cell/>
          <table:table-cell table:formula="of:=INFO.OBBA.OBBA.OBGET(INFO.OBBA.OBBA.OBCALL(&quot;&quot;;[.$B$15];&quot;getDaycountFraction&quot;;[.I40];[.J40]))" office:value-type="float" office:value="28.3055555555556">
            <text:p>28,306</text:p>
          </table:table-cell>
          <table:table-cell table:style-name="ce35" table:formula="of:=(YEARFRAC([.E40];[.F40];[.$C$9]))" office:value-type="float" office:value="28.3055555555556">
            <text:p>28,306</text:p>
          </table:table-cell>
          <table:table-cell table:formula="of:=ABS([.L40])-[.M4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8-01-04">
            <text:p>04.01.1998</text:p>
          </table:table-cell>
          <table:table-cell table:style-name="ce22" table:formula="of:=[.$C$11]+INT(RAND()*([.$C$12]-[.$C$11]))" office:value-type="date" office:date-value="1985-05-13">
            <text:p>13.05.1985</text:p>
          </table:table-cell>
          <table:table-cell table:style-name="ce21" table:formula="of:=INFO.OBBA.OBBA.OBMAKE(&quot;date-&quot;&amp;COLUMN()&amp;&quot;-&quot;&amp;ROW();&quot;Date&quot;;[.E41])" office:value-type="string" office:string-value="date-7-41 &#10;[97782]">
            <text:p>date-7-41 <text:line-break/>[97782]</text:p>
          </table:table-cell>
          <table:table-cell table:style-name="ce21" table:formula="of:=INFO.OBBA.OBBA.OBMAKE(&quot;date-&quot;&amp;COLUMN()&amp;&quot;-&quot;&amp;ROW();&quot;Date&quot;;[.F41])" office:value-type="string" office:string-value="date-8-41 &#10;[97779]">
            <text:p>date-8-41 <text:line-break/>[9777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1])" office:value-type="string" office:string-value="cal-9-41 &#10;[97783]">
            <text:p>cal-9-41 <text:line-break/>[9778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1])" office:value-type="string" office:string-value="cal-10-41 &#10;[97780]">
            <text:p>cal-10-41 <text:line-break/>[97780]</text:p>
          </table:table-cell>
          <table:table-cell/>
          <table:table-cell table:formula="of:=INFO.OBBA.OBBA.OBGET(INFO.OBBA.OBBA.OBCALL(&quot;&quot;;[.$B$15];&quot;getDaycountFraction&quot;;[.I41];[.J41]))" office:value-type="float" office:value="-12.8305555555556">
            <text:p>-12,831</text:p>
          </table:table-cell>
          <table:table-cell table:style-name="ce35" table:formula="of:=(YEARFRAC([.E41];[.F41];[.$C$9]))" office:value-type="float" office:value="12.8305555555556">
            <text:p>12,831</text:p>
          </table:table-cell>
          <table:table-cell table:formula="of:=ABS([.L41])-[.M4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2-07-20">
            <text:p>20.07.2012</text:p>
          </table:table-cell>
          <table:table-cell table:style-name="ce22" table:formula="of:=[.$C$11]+INT(RAND()*([.$C$12]-[.$C$11]))" office:value-type="date" office:date-value="2014-12-18">
            <text:p>18.12.2014</text:p>
          </table:table-cell>
          <table:table-cell table:style-name="ce21" table:formula="of:=INFO.OBBA.OBBA.OBMAKE(&quot;date-&quot;&amp;COLUMN()&amp;&quot;-&quot;&amp;ROW();&quot;Date&quot;;[.E42])" office:value-type="string" office:string-value="date-7-42 &#10;[97789]">
            <text:p>date-7-42 <text:line-break/>[97789]</text:p>
          </table:table-cell>
          <table:table-cell table:style-name="ce21" table:formula="of:=INFO.OBBA.OBBA.OBMAKE(&quot;date-&quot;&amp;COLUMN()&amp;&quot;-&quot;&amp;ROW();&quot;Date&quot;;[.F42])" office:value-type="string" office:string-value="date-8-42 &#10;[97786]">
            <text:p>date-8-42 <text:line-break/>[9778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2])" office:value-type="string" office:string-value="cal-9-42 &#10;[97790]">
            <text:p>cal-9-42 <text:line-break/>[9779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2])" office:value-type="string" office:string-value="cal-10-42 &#10;[97787]">
            <text:p>cal-10-42 <text:line-break/>[97787]</text:p>
          </table:table-cell>
          <table:table-cell/>
          <table:table-cell table:formula="of:=INFO.OBBA.OBBA.OBGET(INFO.OBBA.OBBA.OBCALL(&quot;&quot;;[.$B$15];&quot;getDaycountFraction&quot;;[.I42];[.J42]))" office:value-type="float" office:value="2.44722222222222">
            <text:p>2,447</text:p>
          </table:table-cell>
          <table:table-cell table:style-name="ce35" table:formula="of:=(YEARFRAC([.E42];[.F42];[.$C$9]))" office:value-type="float" office:value="2.44722222222222">
            <text:p>2,447</text:p>
          </table:table-cell>
          <table:table-cell table:formula="of:=ABS([.L42])-[.M4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4-08-27">
            <text:p>27.08.2004</text:p>
          </table:table-cell>
          <table:table-cell table:style-name="ce22" table:formula="of:=[.$C$11]+INT(RAND()*([.$C$12]-[.$C$11]))" office:value-type="date" office:date-value="1995-06-18">
            <text:p>18.06.1995</text:p>
          </table:table-cell>
          <table:table-cell table:style-name="ce21" table:formula="of:=INFO.OBBA.OBBA.OBMAKE(&quot;date-&quot;&amp;COLUMN()&amp;&quot;-&quot;&amp;ROW();&quot;Date&quot;;[.E43])" office:value-type="string" office:string-value="date-7-43 &#10;[97796]">
            <text:p>date-7-43 <text:line-break/>[97796]</text:p>
          </table:table-cell>
          <table:table-cell table:style-name="ce21" table:formula="of:=INFO.OBBA.OBBA.OBMAKE(&quot;date-&quot;&amp;COLUMN()&amp;&quot;-&quot;&amp;ROW();&quot;Date&quot;;[.F43])" office:value-type="string" office:string-value="date-8-43 &#10;[97793]">
            <text:p>date-8-43 <text:line-break/>[9779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3])" office:value-type="string" office:string-value="cal-9-43 &#10;[97797]">
            <text:p>cal-9-43 <text:line-break/>[9779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3])" office:value-type="string" office:string-value="cal-10-43 &#10;[97794]">
            <text:p>cal-10-43 <text:line-break/>[97794]</text:p>
          </table:table-cell>
          <table:table-cell/>
          <table:table-cell table:formula="of:=INFO.OBBA.OBBA.OBGET(INFO.OBBA.OBBA.OBCALL(&quot;&quot;;[.$B$15];&quot;getDaycountFraction&quot;;[.I43];[.J43]))" office:value-type="float" office:value="-9.32777777777778">
            <text:p>-9,328</text:p>
          </table:table-cell>
          <table:table-cell table:style-name="ce35" table:formula="of:=(YEARFRAC([.E43];[.F43];[.$C$9]))" office:value-type="float" office:value="9.32777777777778">
            <text:p>9,328</text:p>
          </table:table-cell>
          <table:table-cell table:formula="of:=ABS([.L43])-[.M4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6-03-05">
            <text:p>05.03.2026</text:p>
          </table:table-cell>
          <table:table-cell table:style-name="ce22" table:formula="of:=[.$C$11]+INT(RAND()*([.$C$12]-[.$C$11]))" office:value-type="date" office:date-value="2021-08-27">
            <text:p>27.08.2021</text:p>
          </table:table-cell>
          <table:table-cell table:style-name="ce21" table:formula="of:=INFO.OBBA.OBBA.OBMAKE(&quot;date-&quot;&amp;COLUMN()&amp;&quot;-&quot;&amp;ROW();&quot;Date&quot;;[.E44])" office:value-type="string" office:string-value="date-7-44 &#10;[97803]">
            <text:p>date-7-44 <text:line-break/>[97803]</text:p>
          </table:table-cell>
          <table:table-cell table:style-name="ce21" table:formula="of:=INFO.OBBA.OBBA.OBMAKE(&quot;date-&quot;&amp;COLUMN()&amp;&quot;-&quot;&amp;ROW();&quot;Date&quot;;[.F44])" office:value-type="string" office:string-value="date-8-44 &#10;[97800]">
            <text:p>date-8-44 <text:line-break/>[9780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4])" office:value-type="string" office:string-value="cal-9-44 &#10;[97804]">
            <text:p>cal-9-44 <text:line-break/>[9780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4])" office:value-type="string" office:string-value="cal-10-44 &#10;[97801]">
            <text:p>cal-10-44 <text:line-break/>[97801]</text:p>
          </table:table-cell>
          <table:table-cell/>
          <table:table-cell table:formula="of:=INFO.OBBA.OBBA.OBGET(INFO.OBBA.OBBA.OBCALL(&quot;&quot;;[.$B$15];&quot;getDaycountFraction&quot;;[.I44];[.J44]))" office:value-type="float" office:value="-4.58611111111111">
            <text:p>-4,586</text:p>
          </table:table-cell>
          <table:table-cell table:style-name="ce35" table:formula="of:=(YEARFRAC([.E44];[.F44];[.$C$9]))" office:value-type="float" office:value="4.58611111111111">
            <text:p>4,586</text:p>
          </table:table-cell>
          <table:table-cell table:formula="of:=ABS([.L44])-[.M4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0-08-09">
            <text:p>09.08.2020</text:p>
          </table:table-cell>
          <table:table-cell table:style-name="ce22" table:formula="of:=[.$C$11]+INT(RAND()*([.$C$12]-[.$C$11]))" office:value-type="date" office:date-value="2003-10-29">
            <text:p>29.10.2003</text:p>
          </table:table-cell>
          <table:table-cell table:style-name="ce21" table:formula="of:=INFO.OBBA.OBBA.OBMAKE(&quot;date-&quot;&amp;COLUMN()&amp;&quot;-&quot;&amp;ROW();&quot;Date&quot;;[.E45])" office:value-type="string" office:string-value="date-7-45 &#10;[97810]">
            <text:p>date-7-45 <text:line-break/>[97810]</text:p>
          </table:table-cell>
          <table:table-cell table:style-name="ce21" table:formula="of:=INFO.OBBA.OBBA.OBMAKE(&quot;date-&quot;&amp;COLUMN()&amp;&quot;-&quot;&amp;ROW();&quot;Date&quot;;[.F45])" office:value-type="string" office:string-value="date-8-45 &#10;[97807]">
            <text:p>date-8-45 <text:line-break/>[9780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5])" office:value-type="string" office:string-value="cal-9-45 &#10;[97811]">
            <text:p>cal-9-45 <text:line-break/>[9781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5])" office:value-type="string" office:string-value="cal-10-45 &#10;[97808]">
            <text:p>cal-10-45 <text:line-break/>[97808]</text:p>
          </table:table-cell>
          <table:table-cell/>
          <table:table-cell table:formula="of:=INFO.OBBA.OBBA.OBGET(INFO.OBBA.OBBA.OBCALL(&quot;&quot;;[.$B$15];&quot;getDaycountFraction&quot;;[.I45];[.J45]))" office:value-type="float" office:value="-17.025">
            <text:p>-17,025</text:p>
          </table:table-cell>
          <table:table-cell table:style-name="ce35" table:formula="of:=(YEARFRAC([.E45];[.F45];[.$C$9]))" office:value-type="float" office:value="17.025">
            <text:p>17,025</text:p>
          </table:table-cell>
          <table:table-cell table:formula="of:=ABS([.L45])-[.M4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9-12-31">
            <text:p>31.12.1989</text:p>
          </table:table-cell>
          <table:table-cell table:style-name="ce22" table:formula="of:=[.$C$11]+INT(RAND()*([.$C$12]-[.$C$11]))" office:value-type="date" office:date-value="2016-09-24">
            <text:p>24.09.2016</text:p>
          </table:table-cell>
          <table:table-cell table:style-name="ce21" table:formula="of:=INFO.OBBA.OBBA.OBMAKE(&quot;date-&quot;&amp;COLUMN()&amp;&quot;-&quot;&amp;ROW();&quot;Date&quot;;[.E46])" office:value-type="string" office:string-value="date-7-46 &#10;[97817]">
            <text:p>date-7-46 <text:line-break/>[97817]</text:p>
          </table:table-cell>
          <table:table-cell table:style-name="ce21" table:formula="of:=INFO.OBBA.OBBA.OBMAKE(&quot;date-&quot;&amp;COLUMN()&amp;&quot;-&quot;&amp;ROW();&quot;Date&quot;;[.F46])" office:value-type="string" office:string-value="date-8-46 &#10;[97814]">
            <text:p>date-8-46 <text:line-break/>[9781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6])" office:value-type="string" office:string-value="cal-9-46 &#10;[97818]">
            <text:p>cal-9-46 <text:line-break/>[9781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6])" office:value-type="string" office:string-value="cal-10-46 &#10;[97815]">
            <text:p>cal-10-46 <text:line-break/>[97815]</text:p>
          </table:table-cell>
          <table:table-cell/>
          <table:table-cell table:formula="of:=INFO.OBBA.OBBA.OBGET(INFO.OBBA.OBBA.OBCALL(&quot;&quot;;[.$B$15];&quot;getDaycountFraction&quot;;[.I46];[.J46]))" office:value-type="float" office:value="27.1222222222222">
            <text:p>27,122</text:p>
          </table:table-cell>
          <table:table-cell table:style-name="ce35" table:formula="of:=(YEARFRAC([.E46];[.F46];[.$C$9]))" office:value-type="float" office:value="27.1222222222222">
            <text:p>27,122</text:p>
          </table:table-cell>
          <table:table-cell table:formula="of:=ABS([.L46])-[.M4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9-05-13">
            <text:p>13.05.2019</text:p>
          </table:table-cell>
          <table:table-cell table:style-name="ce22" table:formula="of:=[.$C$11]+INT(RAND()*([.$C$12]-[.$C$11]))" office:value-type="date" office:date-value="2018-07-23">
            <text:p>23.07.2018</text:p>
          </table:table-cell>
          <table:table-cell table:style-name="ce21" table:formula="of:=INFO.OBBA.OBBA.OBMAKE(&quot;date-&quot;&amp;COLUMN()&amp;&quot;-&quot;&amp;ROW();&quot;Date&quot;;[.E47])" office:value-type="string" office:string-value="date-7-47 &#10;[97824]">
            <text:p>date-7-47 <text:line-break/>[97824]</text:p>
          </table:table-cell>
          <table:table-cell table:style-name="ce21" table:formula="of:=INFO.OBBA.OBBA.OBMAKE(&quot;date-&quot;&amp;COLUMN()&amp;&quot;-&quot;&amp;ROW();&quot;Date&quot;;[.F47])" office:value-type="string" office:string-value="date-8-47 &#10;[97821]">
            <text:p>date-8-47 <text:line-break/>[9782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7])" office:value-type="string" office:string-value="cal-9-47 &#10;[97825]">
            <text:p>cal-9-47 <text:line-break/>[9782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7])" office:value-type="string" office:string-value="cal-10-47 &#10;[97822]">
            <text:p>cal-10-47 <text:line-break/>[97822]</text:p>
          </table:table-cell>
          <table:table-cell/>
          <table:table-cell table:formula="of:=INFO.OBBA.OBBA.OBGET(INFO.OBBA.OBBA.OBCALL(&quot;&quot;;[.$B$15];&quot;getDaycountFraction&quot;;[.I47];[.J47]))" office:value-type="float" office:value="-0.816666666666667">
            <text:p>-0,817</text:p>
          </table:table-cell>
          <table:table-cell table:style-name="ce35" table:formula="of:=(YEARFRAC([.E47];[.F47];[.$C$9]))" office:value-type="float" office:value="0.816666666666667">
            <text:p>0,817</text:p>
          </table:table-cell>
          <table:table-cell table:formula="of:=ABS([.L47])-[.M4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7-01-06">
            <text:p>06.01.2017</text:p>
          </table:table-cell>
          <table:table-cell table:style-name="ce22" table:formula="of:=[.$C$11]+INT(RAND()*([.$C$12]-[.$C$11]))" office:value-type="date" office:date-value="2019-04-01">
            <text:p>01.04.2019</text:p>
          </table:table-cell>
          <table:table-cell table:style-name="ce21" table:formula="of:=INFO.OBBA.OBBA.OBMAKE(&quot;date-&quot;&amp;COLUMN()&amp;&quot;-&quot;&amp;ROW();&quot;Date&quot;;[.E48])" office:value-type="string" office:string-value="date-7-48 &#10;[97831]">
            <text:p>date-7-48 <text:line-break/>[97831]</text:p>
          </table:table-cell>
          <table:table-cell table:style-name="ce21" table:formula="of:=INFO.OBBA.OBBA.OBMAKE(&quot;date-&quot;&amp;COLUMN()&amp;&quot;-&quot;&amp;ROW();&quot;Date&quot;;[.F48])" office:value-type="string" office:string-value="date-8-48 &#10;[97828]">
            <text:p>date-8-48 <text:line-break/>[9782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8])" office:value-type="string" office:string-value="cal-9-48 &#10;[97832]">
            <text:p>cal-9-48 <text:line-break/>[9783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8])" office:value-type="string" office:string-value="cal-10-48 &#10;[97829]">
            <text:p>cal-10-48 <text:line-break/>[97829]</text:p>
          </table:table-cell>
          <table:table-cell/>
          <table:table-cell table:formula="of:=INFO.OBBA.OBBA.OBGET(INFO.OBBA.OBBA.OBCALL(&quot;&quot;;[.$B$15];&quot;getDaycountFraction&quot;;[.I48];[.J48]))" office:value-type="float" office:value="2.26388888888889">
            <text:p>2,264</text:p>
          </table:table-cell>
          <table:table-cell table:style-name="ce35" table:formula="of:=(YEARFRAC([.E48];[.F48];[.$C$9]))" office:value-type="float" office:value="2.26388888888889">
            <text:p>2,264</text:p>
          </table:table-cell>
          <table:table-cell table:formula="of:=ABS([.L48])-[.M4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9-03-05">
            <text:p>05.03.2009</text:p>
          </table:table-cell>
          <table:table-cell table:style-name="ce22" table:formula="of:=[.$C$11]+INT(RAND()*([.$C$12]-[.$C$11]))" office:value-type="date" office:date-value="1995-07-06">
            <text:p>06.07.1995</text:p>
          </table:table-cell>
          <table:table-cell table:style-name="ce21" table:formula="of:=INFO.OBBA.OBBA.OBMAKE(&quot;date-&quot;&amp;COLUMN()&amp;&quot;-&quot;&amp;ROW();&quot;Date&quot;;[.E49])" office:value-type="string" office:string-value="date-7-49 &#10;[97838]">
            <text:p>date-7-49 <text:line-break/>[97838]</text:p>
          </table:table-cell>
          <table:table-cell table:style-name="ce21" table:formula="of:=INFO.OBBA.OBBA.OBMAKE(&quot;date-&quot;&amp;COLUMN()&amp;&quot;-&quot;&amp;ROW();&quot;Date&quot;;[.F49])" office:value-type="string" office:string-value="date-8-49 &#10;[97835]">
            <text:p>date-8-49 <text:line-break/>[9783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9])" office:value-type="string" office:string-value="cal-9-49 &#10;[97839]">
            <text:p>cal-9-49 <text:line-break/>[9783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9])" office:value-type="string" office:string-value="cal-10-49 &#10;[97836]">
            <text:p>cal-10-49 <text:line-break/>[97836]</text:p>
          </table:table-cell>
          <table:table-cell/>
          <table:table-cell table:formula="of:=INFO.OBBA.OBBA.OBGET(INFO.OBBA.OBBA.OBCALL(&quot;&quot;;[.$B$15];&quot;getDaycountFraction&quot;;[.I49];[.J49]))" office:value-type="float" office:value="-13.8638888888889">
            <text:p>-13,864</text:p>
          </table:table-cell>
          <table:table-cell table:style-name="ce35" table:formula="of:=(YEARFRAC([.E49];[.F49];[.$C$9]))" office:value-type="float" office:value="13.8638888888889">
            <text:p>13,864</text:p>
          </table:table-cell>
          <table:table-cell table:formula="of:=ABS([.L49])-[.M4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1-04-10">
            <text:p>10.04.1981</text:p>
          </table:table-cell>
          <table:table-cell table:style-name="ce22" table:formula="of:=[.$C$11]+INT(RAND()*([.$C$12]-[.$C$11]))" office:value-type="date" office:date-value="1990-12-13">
            <text:p>13.12.1990</text:p>
          </table:table-cell>
          <table:table-cell table:style-name="ce21" table:formula="of:=INFO.OBBA.OBBA.OBMAKE(&quot;date-&quot;&amp;COLUMN()&amp;&quot;-&quot;&amp;ROW();&quot;Date&quot;;[.E50])" office:value-type="string" office:string-value="date-7-50 &#10;[97845]">
            <text:p>date-7-50 <text:line-break/>[97845]</text:p>
          </table:table-cell>
          <table:table-cell table:style-name="ce21" table:formula="of:=INFO.OBBA.OBBA.OBMAKE(&quot;date-&quot;&amp;COLUMN()&amp;&quot;-&quot;&amp;ROW();&quot;Date&quot;;[.F50])" office:value-type="string" office:string-value="date-8-50 &#10;[97842]">
            <text:p>date-8-50 <text:line-break/>[9784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0])" office:value-type="string" office:string-value="cal-9-50 &#10;[97846]">
            <text:p>cal-9-50 <text:line-break/>[9784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0])" office:value-type="string" office:string-value="cal-10-50 &#10;[97843]">
            <text:p>cal-10-50 <text:line-break/>[97843]</text:p>
          </table:table-cell>
          <table:table-cell/>
          <table:table-cell table:formula="of:=INFO.OBBA.OBBA.OBGET(INFO.OBBA.OBBA.OBCALL(&quot;&quot;;[.$B$15];&quot;getDaycountFraction&quot;;[.I50];[.J50]))" office:value-type="float" office:value="9.81666666666667">
            <text:p>9,817</text:p>
          </table:table-cell>
          <table:table-cell table:style-name="ce35" table:formula="of:=(YEARFRAC([.E50];[.F50];[.$C$9]))" office:value-type="float" office:value="9.81666666666667">
            <text:p>9,817</text:p>
          </table:table-cell>
          <table:table-cell table:formula="of:=ABS([.L50])-[.M5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5-06-21">
            <text:p>21.06.2015</text:p>
          </table:table-cell>
          <table:table-cell table:style-name="ce22" table:formula="of:=[.$C$11]+INT(RAND()*([.$C$12]-[.$C$11]))" office:value-type="date" office:date-value="1987-01-31">
            <text:p>31.01.1987</text:p>
          </table:table-cell>
          <table:table-cell table:style-name="ce21" table:formula="of:=INFO.OBBA.OBBA.OBMAKE(&quot;date-&quot;&amp;COLUMN()&amp;&quot;-&quot;&amp;ROW();&quot;Date&quot;;[.E51])" office:value-type="string" office:string-value="date-7-51 &#10;[97852]">
            <text:p>date-7-51 <text:line-break/>[97852]</text:p>
          </table:table-cell>
          <table:table-cell table:style-name="ce21" table:formula="of:=INFO.OBBA.OBBA.OBMAKE(&quot;date-&quot;&amp;COLUMN()&amp;&quot;-&quot;&amp;ROW();&quot;Date&quot;;[.F51])" office:value-type="string" office:string-value="date-8-51 &#10;[97849]">
            <text:p>date-8-51 <text:line-break/>[9784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1])" office:value-type="string" office:string-value="cal-9-51 &#10;[97853]">
            <text:p>cal-9-51 <text:line-break/>[9785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1])" office:value-type="string" office:string-value="cal-10-51 &#10;[97850]">
            <text:p>cal-10-51 <text:line-break/>[97850]</text:p>
          </table:table-cell>
          <table:table-cell/>
          <table:table-cell table:formula="of:=INFO.OBBA.OBBA.OBGET(INFO.OBBA.OBBA.OBCALL(&quot;&quot;;[.$B$15];&quot;getDaycountFraction&quot;;[.I51];[.J51]))" office:value-type="float" office:value="-28.8">
            <text:p>-28,800</text:p>
          </table:table-cell>
          <table:table-cell table:style-name="ce35" table:formula="of:=(YEARFRAC([.E51];[.F51];[.$C$9]))" office:value-type="float" office:value="28.8">
            <text:p>28,800</text:p>
          </table:table-cell>
          <table:table-cell table:formula="of:=ABS([.L51])-[.M5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7-08-10">
            <text:p>10.08.1987</text:p>
          </table:table-cell>
          <table:table-cell table:style-name="ce22" table:formula="of:=[.$C$11]+INT(RAND()*([.$C$12]-[.$C$11]))" office:value-type="date" office:date-value="2003-01-21">
            <text:p>21.01.2003</text:p>
          </table:table-cell>
          <table:table-cell table:style-name="ce21" table:formula="of:=INFO.OBBA.OBBA.OBMAKE(&quot;date-&quot;&amp;COLUMN()&amp;&quot;-&quot;&amp;ROW();&quot;Date&quot;;[.E52])" office:value-type="string" office:string-value="date-7-52 &#10;[97859]">
            <text:p>date-7-52 <text:line-break/>[97859]</text:p>
          </table:table-cell>
          <table:table-cell table:style-name="ce21" table:formula="of:=INFO.OBBA.OBBA.OBMAKE(&quot;date-&quot;&amp;COLUMN()&amp;&quot;-&quot;&amp;ROW();&quot;Date&quot;;[.F52])" office:value-type="string" office:string-value="date-8-52 &#10;[97856]">
            <text:p>date-8-52 <text:line-break/>[9785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2])" office:value-type="string" office:string-value="cal-9-52 &#10;[97860]">
            <text:p>cal-9-52 <text:line-break/>[9786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2])" office:value-type="string" office:string-value="cal-10-52 &#10;[97857]">
            <text:p>cal-10-52 <text:line-break/>[97857]</text:p>
          </table:table-cell>
          <table:table-cell/>
          <table:table-cell table:formula="of:=INFO.OBBA.OBBA.OBGET(INFO.OBBA.OBBA.OBCALL(&quot;&quot;;[.$B$15];&quot;getDaycountFraction&quot;;[.I52];[.J52]))" office:value-type="float" office:value="15.675">
            <text:p>15,675</text:p>
          </table:table-cell>
          <table:table-cell table:style-name="ce35" table:formula="of:=(YEARFRAC([.E52];[.F52];[.$C$9]))" office:value-type="float" office:value="15.675">
            <text:p>15,675</text:p>
          </table:table-cell>
          <table:table-cell table:formula="of:=ABS([.L52])-[.M5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1-11-04">
            <text:p>04.11.2001</text:p>
          </table:table-cell>
          <table:table-cell table:style-name="ce22" table:formula="of:=[.$C$11]+INT(RAND()*([.$C$12]-[.$C$11]))" office:value-type="date" office:date-value="2013-11-19">
            <text:p>19.11.2013</text:p>
          </table:table-cell>
          <table:table-cell table:style-name="ce21" table:formula="of:=INFO.OBBA.OBBA.OBMAKE(&quot;date-&quot;&amp;COLUMN()&amp;&quot;-&quot;&amp;ROW();&quot;Date&quot;;[.E53])" office:value-type="string" office:string-value="date-7-53 &#10;[97866]">
            <text:p>date-7-53 <text:line-break/>[97866]</text:p>
          </table:table-cell>
          <table:table-cell table:style-name="ce21" table:formula="of:=INFO.OBBA.OBBA.OBMAKE(&quot;date-&quot;&amp;COLUMN()&amp;&quot;-&quot;&amp;ROW();&quot;Date&quot;;[.F53])" office:value-type="string" office:string-value="date-8-53 &#10;[97863]">
            <text:p>date-8-53 <text:line-break/>[9786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3])" office:value-type="string" office:string-value="cal-9-53 &#10;[97867]">
            <text:p>cal-9-53 <text:line-break/>[9786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3])" office:value-type="string" office:string-value="cal-10-53 &#10;[97864]">
            <text:p>cal-10-53 <text:line-break/>[97864]</text:p>
          </table:table-cell>
          <table:table-cell/>
          <table:table-cell table:formula="of:=INFO.OBBA.OBBA.OBGET(INFO.OBBA.OBBA.OBCALL(&quot;&quot;;[.$B$15];&quot;getDaycountFraction&quot;;[.I53];[.J53]))" office:value-type="float" office:value="12.2166666666667">
            <text:p>12,217</text:p>
          </table:table-cell>
          <table:table-cell table:style-name="ce35" table:formula="of:=(YEARFRAC([.E53];[.F53];[.$C$9]))" office:value-type="float" office:value="12.2166666666667">
            <text:p>12,217</text:p>
          </table:table-cell>
          <table:table-cell table:formula="of:=ABS([.L53])-[.M5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7-08-30">
            <text:p>30.08.1997</text:p>
          </table:table-cell>
          <table:table-cell table:style-name="ce22" table:formula="of:=[.$C$11]+INT(RAND()*([.$C$12]-[.$C$11]))" office:value-type="date" office:date-value="2023-07-23">
            <text:p>23.07.2023</text:p>
          </table:table-cell>
          <table:table-cell table:style-name="ce21" table:formula="of:=INFO.OBBA.OBBA.OBMAKE(&quot;date-&quot;&amp;COLUMN()&amp;&quot;-&quot;&amp;ROW();&quot;Date&quot;;[.E54])" office:value-type="string" office:string-value="date-7-54 &#10;[97873]">
            <text:p>date-7-54 <text:line-break/>[97873]</text:p>
          </table:table-cell>
          <table:table-cell table:style-name="ce21" table:formula="of:=INFO.OBBA.OBBA.OBMAKE(&quot;date-&quot;&amp;COLUMN()&amp;&quot;-&quot;&amp;ROW();&quot;Date&quot;;[.F54])" office:value-type="string" office:string-value="date-8-54 &#10;[97870]">
            <text:p>date-8-54 <text:line-break/>[9787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4])" office:value-type="string" office:string-value="cal-9-54 &#10;[97874]">
            <text:p>cal-9-54 <text:line-break/>[9787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4])" office:value-type="string" office:string-value="cal-10-54 &#10;[97871]">
            <text:p>cal-10-54 <text:line-break/>[97871]</text:p>
          </table:table-cell>
          <table:table-cell/>
          <table:table-cell table:formula="of:=INFO.OBBA.OBBA.OBGET(INFO.OBBA.OBBA.OBCALL(&quot;&quot;;[.$B$15];&quot;getDaycountFraction&quot;;[.I54];[.J54]))" office:value-type="float" office:value="26.2722222222222">
            <text:p>26,272</text:p>
          </table:table-cell>
          <table:table-cell table:style-name="ce35" table:formula="of:=(YEARFRAC([.E54];[.F54];[.$C$9]))" office:value-type="float" office:value="26.2722222222222">
            <text:p>26,272</text:p>
          </table:table-cell>
          <table:table-cell table:formula="of:=ABS([.L54])-[.M5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7-03-09">
            <text:p>09.03.1987</text:p>
          </table:table-cell>
          <table:table-cell table:style-name="ce22" table:formula="of:=[.$C$11]+INT(RAND()*([.$C$12]-[.$C$11]))" office:value-type="date" office:date-value="2019-11-08">
            <text:p>08.11.2019</text:p>
          </table:table-cell>
          <table:table-cell table:style-name="ce21" table:formula="of:=INFO.OBBA.OBBA.OBMAKE(&quot;date-&quot;&amp;COLUMN()&amp;&quot;-&quot;&amp;ROW();&quot;Date&quot;;[.E55])" office:value-type="string" office:string-value="date-7-55 &#10;[97880]">
            <text:p>date-7-55 <text:line-break/>[97880]</text:p>
          </table:table-cell>
          <table:table-cell table:style-name="ce21" table:formula="of:=INFO.OBBA.OBBA.OBMAKE(&quot;date-&quot;&amp;COLUMN()&amp;&quot;-&quot;&amp;ROW();&quot;Date&quot;;[.F55])" office:value-type="string" office:string-value="date-8-55 &#10;[97877]">
            <text:p>date-8-55 <text:line-break/>[9787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5])" office:value-type="string" office:string-value="cal-9-55 &#10;[97881]">
            <text:p>cal-9-55 <text:line-break/>[9788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5])" office:value-type="string" office:string-value="cal-10-55 &#10;[97878]">
            <text:p>cal-10-55 <text:line-break/>[97878]</text:p>
          </table:table-cell>
          <table:table-cell/>
          <table:table-cell table:formula="of:=INFO.OBBA.OBBA.OBGET(INFO.OBBA.OBBA.OBCALL(&quot;&quot;;[.$B$15];&quot;getDaycountFraction&quot;;[.I55];[.J55]))" office:value-type="float" office:value="33.1444444444444">
            <text:p>33,144</text:p>
          </table:table-cell>
          <table:table-cell table:style-name="ce35" table:formula="of:=(YEARFRAC([.E55];[.F55];[.$C$9]))" office:value-type="float" office:value="33.1444444444444">
            <text:p>33,144</text:p>
          </table:table-cell>
          <table:table-cell table:formula="of:=ABS([.L55])-[.M5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3-06-01">
            <text:p>01.06.2023</text:p>
          </table:table-cell>
          <table:table-cell table:style-name="ce22" table:formula="of:=[.$C$11]+INT(RAND()*([.$C$12]-[.$C$11]))" office:value-type="date" office:date-value="1983-05-31">
            <text:p>31.05.1983</text:p>
          </table:table-cell>
          <table:table-cell table:style-name="ce21" table:formula="of:=INFO.OBBA.OBBA.OBMAKE(&quot;date-&quot;&amp;COLUMN()&amp;&quot;-&quot;&amp;ROW();&quot;Date&quot;;[.E56])" office:value-type="string" office:string-value="date-7-56 &#10;[97887]">
            <text:p>date-7-56 <text:line-break/>[97887]</text:p>
          </table:table-cell>
          <table:table-cell table:style-name="ce21" table:formula="of:=INFO.OBBA.OBBA.OBMAKE(&quot;date-&quot;&amp;COLUMN()&amp;&quot;-&quot;&amp;ROW();&quot;Date&quot;;[.F56])" office:value-type="string" office:string-value="date-8-56 &#10;[97884]">
            <text:p>date-8-56 <text:line-break/>[9788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6])" office:value-type="string" office:string-value="cal-9-56 &#10;[97888]">
            <text:p>cal-9-56 <text:line-break/>[9788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6])" office:value-type="string" office:string-value="cal-10-56 &#10;[97885]">
            <text:p>cal-10-56 <text:line-break/>[97885]</text:p>
          </table:table-cell>
          <table:table-cell/>
          <table:table-cell table:formula="of:=INFO.OBBA.OBBA.OBGET(INFO.OBBA.OBBA.OBCALL(&quot;&quot;;[.$B$15];&quot;getDaycountFraction&quot;;[.I56];[.J56]))" office:value-type="float" office:value="-40.5861111111111">
            <text:p>-40,586</text:p>
          </table:table-cell>
          <table:table-cell table:style-name="ce35" table:formula="of:=(YEARFRAC([.E56];[.F56];[.$C$9]))" office:value-type="float" office:value="40.5861111111111">
            <text:p>40,586</text:p>
          </table:table-cell>
          <table:table-cell table:formula="of:=ABS([.L56])-[.M5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2-10-18">
            <text:p>18.10.2002</text:p>
          </table:table-cell>
          <table:table-cell table:style-name="ce22" table:formula="of:=[.$C$11]+INT(RAND()*([.$C$12]-[.$C$11]))" office:value-type="date" office:date-value="2020-02-12">
            <text:p>12.02.2020</text:p>
          </table:table-cell>
          <table:table-cell table:style-name="ce21" table:formula="of:=INFO.OBBA.OBBA.OBMAKE(&quot;date-&quot;&amp;COLUMN()&amp;&quot;-&quot;&amp;ROW();&quot;Date&quot;;[.E57])" office:value-type="string" office:string-value="date-7-57 &#10;[97894]">
            <text:p>date-7-57 <text:line-break/>[97894]</text:p>
          </table:table-cell>
          <table:table-cell table:style-name="ce21" table:formula="of:=INFO.OBBA.OBBA.OBMAKE(&quot;date-&quot;&amp;COLUMN()&amp;&quot;-&quot;&amp;ROW();&quot;Date&quot;;[.F57])" office:value-type="string" office:string-value="date-8-57 &#10;[97891]">
            <text:p>date-8-57 <text:line-break/>[9789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7])" office:value-type="string" office:string-value="cal-9-57 &#10;[97895]">
            <text:p>cal-9-57 <text:line-break/>[9789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7])" office:value-type="string" office:string-value="cal-10-57 &#10;[97892]">
            <text:p>cal-10-57 <text:line-break/>[97892]</text:p>
          </table:table-cell>
          <table:table-cell/>
          <table:table-cell table:formula="of:=INFO.OBBA.OBBA.OBGET(INFO.OBBA.OBBA.OBCALL(&quot;&quot;;[.$B$15];&quot;getDaycountFraction&quot;;[.I57];[.J57]))" office:value-type="float" office:value="17.5722222222222">
            <text:p>17,572</text:p>
          </table:table-cell>
          <table:table-cell table:style-name="ce35" table:formula="of:=(YEARFRAC([.E57];[.F57];[.$C$9]))" office:value-type="float" office:value="17.5722222222222">
            <text:p>17,572</text:p>
          </table:table-cell>
          <table:table-cell table:formula="of:=ABS([.L57])-[.M5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0-02-07">
            <text:p>07.02.1980</text:p>
          </table:table-cell>
          <table:table-cell table:style-name="ce22" table:formula="of:=[.$C$11]+INT(RAND()*([.$C$12]-[.$C$11]))" office:value-type="date" office:date-value="2012-11-07">
            <text:p>07.11.2012</text:p>
          </table:table-cell>
          <table:table-cell table:style-name="ce21" table:formula="of:=INFO.OBBA.OBBA.OBMAKE(&quot;date-&quot;&amp;COLUMN()&amp;&quot;-&quot;&amp;ROW();&quot;Date&quot;;[.E58])" office:value-type="string" office:string-value="date-7-58 &#10;[97901]">
            <text:p>date-7-58 <text:line-break/>[97901]</text:p>
          </table:table-cell>
          <table:table-cell table:style-name="ce21" table:formula="of:=INFO.OBBA.OBBA.OBMAKE(&quot;date-&quot;&amp;COLUMN()&amp;&quot;-&quot;&amp;ROW();&quot;Date&quot;;[.F58])" office:value-type="string" office:string-value="date-8-58 &#10;[97898]">
            <text:p>date-8-58 <text:line-break/>[9789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8])" office:value-type="string" office:string-value="cal-9-58 &#10;[97902]">
            <text:p>cal-9-58 <text:line-break/>[9790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8])" office:value-type="string" office:string-value="cal-10-58 &#10;[97899]">
            <text:p>cal-10-58 <text:line-break/>[97899]</text:p>
          </table:table-cell>
          <table:table-cell/>
          <table:table-cell table:formula="of:=INFO.OBBA.OBBA.OBGET(INFO.OBBA.OBBA.OBCALL(&quot;&quot;;[.$B$15];&quot;getDaycountFraction&quot;;[.I58];[.J58]))" office:value-type="float" office:value="33.2277777777778">
            <text:p>33,228</text:p>
          </table:table-cell>
          <table:table-cell table:style-name="ce35" table:formula="of:=(YEARFRAC([.E58];[.F58];[.$C$9]))" office:value-type="float" office:value="33.2277777777778">
            <text:p>33,228</text:p>
          </table:table-cell>
          <table:table-cell table:formula="of:=ABS([.L58])-[.M5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2-10-31">
            <text:p>31.10.1992</text:p>
          </table:table-cell>
          <table:table-cell table:style-name="ce22" table:formula="of:=[.$C$11]+INT(RAND()*([.$C$12]-[.$C$11]))" office:value-type="date" office:date-value="1985-01-13">
            <text:p>13.01.1985</text:p>
          </table:table-cell>
          <table:table-cell table:style-name="ce21" table:formula="of:=INFO.OBBA.OBBA.OBMAKE(&quot;date-&quot;&amp;COLUMN()&amp;&quot;-&quot;&amp;ROW();&quot;Date&quot;;[.E59])" office:value-type="string" office:string-value="date-7-59 &#10;[97908]">
            <text:p>date-7-59 <text:line-break/>[97908]</text:p>
          </table:table-cell>
          <table:table-cell table:style-name="ce21" table:formula="of:=INFO.OBBA.OBBA.OBMAKE(&quot;date-&quot;&amp;COLUMN()&amp;&quot;-&quot;&amp;ROW();&quot;Date&quot;;[.F59])" office:value-type="string" office:string-value="date-8-59 &#10;[97905]">
            <text:p>date-8-59 <text:line-break/>[9790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9])" office:value-type="string" office:string-value="cal-9-59 &#10;[97909]">
            <text:p>cal-9-59 <text:line-break/>[9790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9])" office:value-type="string" office:string-value="cal-10-59 &#10;[97906]">
            <text:p>cal-10-59 <text:line-break/>[97906]</text:p>
          </table:table-cell>
          <table:table-cell/>
          <table:table-cell table:formula="of:=INFO.OBBA.OBBA.OBGET(INFO.OBBA.OBBA.OBCALL(&quot;&quot;;[.$B$15];&quot;getDaycountFraction&quot;;[.I59];[.J59]))" office:value-type="float" office:value="-7.91111111111111">
            <text:p>-7,911</text:p>
          </table:table-cell>
          <table:table-cell table:style-name="ce35" table:formula="of:=(YEARFRAC([.E59];[.F59];[.$C$9]))" office:value-type="float" office:value="7.91111111111111">
            <text:p>7,911</text:p>
          </table:table-cell>
          <table:table-cell table:formula="of:=ABS([.L59])-[.M5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8-12-29">
            <text:p>29.12.1998</text:p>
          </table:table-cell>
          <table:table-cell table:style-name="ce22" table:formula="of:=[.$C$11]+INT(RAND()*([.$C$12]-[.$C$11]))" office:value-type="date" office:date-value="1998-10-19">
            <text:p>19.10.1998</text:p>
          </table:table-cell>
          <table:table-cell table:style-name="ce21" table:formula="of:=INFO.OBBA.OBBA.OBMAKE(&quot;date-&quot;&amp;COLUMN()&amp;&quot;-&quot;&amp;ROW();&quot;Date&quot;;[.E60])" office:value-type="string" office:string-value="date-7-60 &#10;[97915]">
            <text:p>date-7-60 <text:line-break/>[97915]</text:p>
          </table:table-cell>
          <table:table-cell table:style-name="ce21" table:formula="of:=INFO.OBBA.OBBA.OBMAKE(&quot;date-&quot;&amp;COLUMN()&amp;&quot;-&quot;&amp;ROW();&quot;Date&quot;;[.F60])" office:value-type="string" office:string-value="date-8-60 &#10;[97912]">
            <text:p>date-8-60 <text:line-break/>[9791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60])" office:value-type="string" office:string-value="cal-9-60 &#10;[97916]">
            <text:p>cal-9-60 <text:line-break/>[9791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60])" office:value-type="string" office:string-value="cal-10-60 &#10;[97913]">
            <text:p>cal-10-60 <text:line-break/>[97913]</text:p>
          </table:table-cell>
          <table:table-cell/>
          <table:table-cell table:formula="of:=INFO.OBBA.OBBA.OBGET(INFO.OBBA.OBBA.OBCALL(&quot;&quot;;[.$B$15];&quot;getDaycountFraction&quot;;[.I60];[.J60]))" office:value-type="float" office:value="-0.197222222222222">
            <text:p>-0,197</text:p>
          </table:table-cell>
          <table:table-cell table:style-name="ce35" table:formula="of:=(YEARFRAC([.E60];[.F60];[.$C$9]))" office:value-type="float" office:value="0.197222222222222">
            <text:p>0,197</text:p>
          </table:table-cell>
          <table:table-cell table:formula="of:=ABS([.L60])-[.M6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9-01-03">
            <text:p>03.01.1999</text:p>
          </table:table-cell>
          <table:table-cell table:style-name="ce22" table:formula="of:=[.$C$11]+INT(RAND()*([.$C$12]-[.$C$11]))" office:value-type="date" office:date-value="2020-01-19">
            <text:p>19.01.2020</text:p>
          </table:table-cell>
          <table:table-cell table:style-name="ce21" table:formula="of:=INFO.OBBA.OBBA.OBMAKE(&quot;date-&quot;&amp;COLUMN()&amp;&quot;-&quot;&amp;ROW();&quot;Date&quot;;[.E61])" office:value-type="string" office:string-value="date-7-61 &#10;[97922]">
            <text:p>date-7-61 <text:line-break/>[97922]</text:p>
          </table:table-cell>
          <table:table-cell table:style-name="ce21" table:formula="of:=INFO.OBBA.OBBA.OBMAKE(&quot;date-&quot;&amp;COLUMN()&amp;&quot;-&quot;&amp;ROW();&quot;Date&quot;;[.F61])" office:value-type="string" office:string-value="date-8-61 &#10;[97919]">
            <text:p>date-8-61 <text:line-break/>[9791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61])" office:value-type="string" office:string-value="cal-9-61 &#10;[97923]">
            <text:p>cal-9-61 <text:line-break/>[9792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61])" office:value-type="string" office:string-value="cal-10-61 &#10;[97920]">
            <text:p>cal-10-61 <text:line-break/>[97920]</text:p>
          </table:table-cell>
          <table:table-cell/>
          <table:table-cell table:formula="of:=INFO.OBBA.OBBA.OBGET(INFO.OBBA.OBBA.OBCALL(&quot;&quot;;[.$B$15];&quot;getDaycountFraction&quot;;[.I61];[.J61]))" office:value-type="float" office:value="21.35">
            <text:p>21,350</text:p>
          </table:table-cell>
          <table:table-cell table:style-name="ce35" table:formula="of:=(YEARFRAC([.E61];[.F61];[.$C$9]))" office:value-type="float" office:value="21.35">
            <text:p>21,350</text:p>
          </table:table-cell>
          <table:table-cell table:formula="of:=ABS([.L61])-[.M6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2-04-30">
            <text:p>30.04.2002</text:p>
          </table:table-cell>
          <table:table-cell table:style-name="ce22" table:formula="of:=[.$C$11]+INT(RAND()*([.$C$12]-[.$C$11]))" office:value-type="date" office:date-value="2015-09-16">
            <text:p>16.09.2015</text:p>
          </table:table-cell>
          <table:table-cell table:style-name="ce21" table:formula="of:=INFO.OBBA.OBBA.OBMAKE(&quot;date-&quot;&amp;COLUMN()&amp;&quot;-&quot;&amp;ROW();&quot;Date&quot;;[.E62])" office:value-type="string" office:string-value="date-7-62 &#10;[97929]">
            <text:p>date-7-62 <text:line-break/>[97929]</text:p>
          </table:table-cell>
          <table:table-cell table:style-name="ce21" table:formula="of:=INFO.OBBA.OBBA.OBMAKE(&quot;date-&quot;&amp;COLUMN()&amp;&quot;-&quot;&amp;ROW();&quot;Date&quot;;[.F62])" office:value-type="string" office:string-value="date-8-62 &#10;[97926]">
            <text:p>date-8-62 <text:line-break/>[9792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62])" office:value-type="string" office:string-value="cal-9-62 &#10;[97930]">
            <text:p>cal-9-62 <text:line-break/>[9793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62])" office:value-type="string" office:string-value="cal-10-62 &#10;[97927]">
            <text:p>cal-10-62 <text:line-break/>[97927]</text:p>
          </table:table-cell>
          <table:table-cell/>
          <table:table-cell table:formula="of:=INFO.OBBA.OBBA.OBGET(INFO.OBBA.OBBA.OBCALL(&quot;&quot;;[.$B$15];&quot;getDaycountFraction&quot;;[.I62];[.J62]))" office:value-type="float" office:value="13.575">
            <text:p>13,575</text:p>
          </table:table-cell>
          <table:table-cell table:style-name="ce35" table:formula="of:=(YEARFRAC([.E62];[.F62];[.$C$9]))" office:value-type="float" office:value="13.575">
            <text:p>13,575</text:p>
          </table:table-cell>
          <table:table-cell table:formula="of:=ABS([.L62])-[.M6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4-04-08">
            <text:p>08.04.2004</text:p>
          </table:table-cell>
          <table:table-cell table:style-name="ce22" table:formula="of:=[.$C$11]+INT(RAND()*([.$C$12]-[.$C$11]))" office:value-type="date" office:date-value="2027-02-06">
            <text:p>06.02.2027</text:p>
          </table:table-cell>
          <table:table-cell table:style-name="ce21" table:formula="of:=INFO.OBBA.OBBA.OBMAKE(&quot;date-&quot;&amp;COLUMN()&amp;&quot;-&quot;&amp;ROW();&quot;Date&quot;;[.E63])" office:value-type="string" office:string-value="date-7-63 &#10;[97936]">
            <text:p>date-7-63 <text:line-break/>[97936]</text:p>
          </table:table-cell>
          <table:table-cell table:style-name="ce21" table:formula="of:=INFO.OBBA.OBBA.OBMAKE(&quot;date-&quot;&amp;COLUMN()&amp;&quot;-&quot;&amp;ROW();&quot;Date&quot;;[.F63])" office:value-type="string" office:string-value="date-8-63 &#10;[97933]">
            <text:p>date-8-63 <text:line-break/>[9793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63])" office:value-type="string" office:string-value="cal-9-63 &#10;[97937]">
            <text:p>cal-9-63 <text:line-break/>[9793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63])" office:value-type="string" office:string-value="cal-10-63 &#10;[97934]">
            <text:p>cal-10-63 <text:line-break/>[97934]</text:p>
          </table:table-cell>
          <table:table-cell/>
          <table:table-cell table:formula="of:=INFO.OBBA.OBBA.OBGET(INFO.OBBA.OBBA.OBCALL(&quot;&quot;;[.$B$15];&quot;getDaycountFraction&quot;;[.I63];[.J63]))" office:value-type="float" office:value="23.1638888888889">
            <text:p>23,164</text:p>
          </table:table-cell>
          <table:table-cell table:style-name="ce35" table:formula="of:=(YEARFRAC([.E63];[.F63];[.$C$9]))" office:value-type="float" office:value="23.1638888888889">
            <text:p>23,164</text:p>
          </table:table-cell>
          <table:table-cell table:formula="of:=ABS([.L63])-[.M6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9-05-04">
            <text:p>04.05.1989</text:p>
          </table:table-cell>
          <table:table-cell table:style-name="ce22" table:formula="of:=[.$C$11]+INT(RAND()*([.$C$12]-[.$C$11]))" office:value-type="date" office:date-value="2003-01-19">
            <text:p>19.01.2003</text:p>
          </table:table-cell>
          <table:table-cell table:style-name="ce21" table:formula="of:=INFO.OBBA.OBBA.OBMAKE(&quot;date-&quot;&amp;COLUMN()&amp;&quot;-&quot;&amp;ROW();&quot;Date&quot;;[.E64])" office:value-type="string" office:string-value="date-7-64 &#10;[97943]">
            <text:p>date-7-64 <text:line-break/>[97943]</text:p>
          </table:table-cell>
          <table:table-cell table:style-name="ce21" table:formula="of:=INFO.OBBA.OBBA.OBMAKE(&quot;date-&quot;&amp;COLUMN()&amp;&quot;-&quot;&amp;ROW();&quot;Date&quot;;[.F64])" office:value-type="string" office:string-value="date-8-64 &#10;[97940]">
            <text:p>date-8-64 <text:line-break/>[9794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64])" office:value-type="string" office:string-value="cal-9-64 &#10;[97944]">
            <text:p>cal-9-64 <text:line-break/>[9794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64])" office:value-type="string" office:string-value="cal-10-64 &#10;[97941]">
            <text:p>cal-10-64 <text:line-break/>[97941]</text:p>
          </table:table-cell>
          <table:table-cell/>
          <table:table-cell table:formula="of:=INFO.OBBA.OBBA.OBGET(INFO.OBBA.OBBA.OBCALL(&quot;&quot;;[.$B$15];&quot;getDaycountFraction&quot;;[.I64];[.J64]))" office:value-type="float" office:value="13.9111111111111">
            <text:p>13,911</text:p>
          </table:table-cell>
          <table:table-cell table:style-name="ce35" table:formula="of:=(YEARFRAC([.E64];[.F64];[.$C$9]))" office:value-type="float" office:value="13.9111111111111">
            <text:p>13,911</text:p>
          </table:table-cell>
          <table:table-cell table:formula="of:=ABS([.L64])-[.M6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5-05-06">
            <text:p>06.05.1985</text:p>
          </table:table-cell>
          <table:table-cell table:style-name="ce22" table:formula="of:=[.$C$11]+INT(RAND()*([.$C$12]-[.$C$11]))" office:value-type="date" office:date-value="2013-07-16">
            <text:p>16.07.2013</text:p>
          </table:table-cell>
          <table:table-cell table:style-name="ce21" table:formula="of:=INFO.OBBA.OBBA.OBMAKE(&quot;date-&quot;&amp;COLUMN()&amp;&quot;-&quot;&amp;ROW();&quot;Date&quot;;[.E65])" office:value-type="string" office:string-value="date-7-65 &#10;[97950]">
            <text:p>date-7-65 <text:line-break/>[97950]</text:p>
          </table:table-cell>
          <table:table-cell table:style-name="ce21" table:formula="of:=INFO.OBBA.OBBA.OBMAKE(&quot;date-&quot;&amp;COLUMN()&amp;&quot;-&quot;&amp;ROW();&quot;Date&quot;;[.F65])" office:value-type="string" office:string-value="date-8-65 &#10;[97947]">
            <text:p>date-8-65 <text:line-break/>[9794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65])" office:value-type="string" office:string-value="cal-9-65 &#10;[97951]">
            <text:p>cal-9-65 <text:line-break/>[9795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65])" office:value-type="string" office:string-value="cal-10-65 &#10;[97948]">
            <text:p>cal-10-65 <text:line-break/>[97948]</text:p>
          </table:table-cell>
          <table:table-cell/>
          <table:table-cell table:formula="of:=INFO.OBBA.OBBA.OBGET(INFO.OBBA.OBBA.OBCALL(&quot;&quot;;[.$B$15];&quot;getDaycountFraction&quot;;[.I65];[.J65]))" office:value-type="float" office:value="28.6055555555556">
            <text:p>28,606</text:p>
          </table:table-cell>
          <table:table-cell table:style-name="ce35" table:formula="of:=(YEARFRAC([.E65];[.F65];[.$C$9]))" office:value-type="float" office:value="28.6055555555556">
            <text:p>28,606</text:p>
          </table:table-cell>
          <table:table-cell table:formula="of:=ABS([.L65])-[.M6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1-09-18">
            <text:p>18.09.1981</text:p>
          </table:table-cell>
          <table:table-cell table:style-name="ce22" table:formula="of:=[.$C$11]+INT(RAND()*([.$C$12]-[.$C$11]))" office:value-type="date" office:date-value="2026-03-27">
            <text:p>27.03.2026</text:p>
          </table:table-cell>
          <table:table-cell table:style-name="ce21" table:formula="of:=INFO.OBBA.OBBA.OBMAKE(&quot;date-&quot;&amp;COLUMN()&amp;&quot;-&quot;&amp;ROW();&quot;Date&quot;;[.E66])" office:value-type="string" office:string-value="date-7-66 &#10;[97957]">
            <text:p>date-7-66 <text:line-break/>[97957]</text:p>
          </table:table-cell>
          <table:table-cell table:style-name="ce21" table:formula="of:=INFO.OBBA.OBBA.OBMAKE(&quot;date-&quot;&amp;COLUMN()&amp;&quot;-&quot;&amp;ROW();&quot;Date&quot;;[.F66])" office:value-type="string" office:string-value="date-8-66 &#10;[97954]">
            <text:p>date-8-66 <text:line-break/>[9795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66])" office:value-type="string" office:string-value="cal-9-66 &#10;[97958]">
            <text:p>cal-9-66 <text:line-break/>[9795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66])" office:value-type="string" office:string-value="cal-10-66 &#10;[97955]">
            <text:p>cal-10-66 <text:line-break/>[97955]</text:p>
          </table:table-cell>
          <table:table-cell/>
          <table:table-cell table:formula="of:=INFO.OBBA.OBBA.OBGET(INFO.OBBA.OBBA.OBCALL(&quot;&quot;;[.$B$15];&quot;getDaycountFraction&quot;;[.I66];[.J66]))" office:value-type="float" office:value="45.1694444444444">
            <text:p>45,169</text:p>
          </table:table-cell>
          <table:table-cell table:style-name="ce35" table:formula="of:=(YEARFRAC([.E66];[.F66];[.$C$9]))" office:value-type="float" office:value="45.1694444444444">
            <text:p>45,169</text:p>
          </table:table-cell>
          <table:table-cell table:formula="of:=ABS([.L66])-[.M6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5-05-23">
            <text:p>23.05.1985</text:p>
          </table:table-cell>
          <table:table-cell table:style-name="ce22" table:formula="of:=[.$C$11]+INT(RAND()*([.$C$12]-[.$C$11]))" office:value-type="date" office:date-value="2007-03-07">
            <text:p>07.03.2007</text:p>
          </table:table-cell>
          <table:table-cell table:style-name="ce21" table:formula="of:=INFO.OBBA.OBBA.OBMAKE(&quot;date-&quot;&amp;COLUMN()&amp;&quot;-&quot;&amp;ROW();&quot;Date&quot;;[.E67])" office:value-type="string" office:string-value="date-7-67 &#10;[97964]">
            <text:p>date-7-67 <text:line-break/>[97964]</text:p>
          </table:table-cell>
          <table:table-cell table:style-name="ce21" table:formula="of:=INFO.OBBA.OBBA.OBMAKE(&quot;date-&quot;&amp;COLUMN()&amp;&quot;-&quot;&amp;ROW();&quot;Date&quot;;[.F67])" office:value-type="string" office:string-value="date-8-67 &#10;[97961]">
            <text:p>date-8-67 <text:line-break/>[9796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67])" office:value-type="string" office:string-value="cal-9-67 &#10;[97965]">
            <text:p>cal-9-67 <text:line-break/>[9796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67])" office:value-type="string" office:string-value="cal-10-67 &#10;[97962]">
            <text:p>cal-10-67 <text:line-break/>[97962]</text:p>
          </table:table-cell>
          <table:table-cell/>
          <table:table-cell table:formula="of:=INFO.OBBA.OBBA.OBGET(INFO.OBBA.OBBA.OBCALL(&quot;&quot;;[.$B$15];&quot;getDaycountFraction&quot;;[.I67];[.J67]))" office:value-type="float" office:value="22.1055555555556">
            <text:p>22,106</text:p>
          </table:table-cell>
          <table:table-cell table:style-name="ce35" table:formula="of:=(YEARFRAC([.E67];[.F67];[.$C$9]))" office:value-type="float" office:value="22.1055555555556">
            <text:p>22,106</text:p>
          </table:table-cell>
          <table:table-cell table:formula="of:=ABS([.L67])-[.M6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7-07-03">
            <text:p>03.07.1997</text:p>
          </table:table-cell>
          <table:table-cell table:style-name="ce22" table:formula="of:=[.$C$11]+INT(RAND()*([.$C$12]-[.$C$11]))" office:value-type="date" office:date-value="2029-05-15">
            <text:p>15.05.2029</text:p>
          </table:table-cell>
          <table:table-cell table:style-name="ce21" table:formula="of:=INFO.OBBA.OBBA.OBMAKE(&quot;date-&quot;&amp;COLUMN()&amp;&quot;-&quot;&amp;ROW();&quot;Date&quot;;[.E68])" office:value-type="string" office:string-value="date-7-68 &#10;[97971]">
            <text:p>date-7-68 <text:line-break/>[97971]</text:p>
          </table:table-cell>
          <table:table-cell table:style-name="ce21" table:formula="of:=INFO.OBBA.OBBA.OBMAKE(&quot;date-&quot;&amp;COLUMN()&amp;&quot;-&quot;&amp;ROW();&quot;Date&quot;;[.F68])" office:value-type="string" office:string-value="date-8-68 &#10;[97968]">
            <text:p>date-8-68 <text:line-break/>[9796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68])" office:value-type="string" office:string-value="cal-9-68 &#10;[97972]">
            <text:p>cal-9-68 <text:line-break/>[9797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68])" office:value-type="string" office:string-value="cal-10-68 &#10;[97969]">
            <text:p>cal-10-68 <text:line-break/>[97969]</text:p>
          </table:table-cell>
          <table:table-cell/>
          <table:table-cell table:formula="of:=INFO.OBBA.OBBA.OBGET(INFO.OBBA.OBBA.OBCALL(&quot;&quot;;[.$B$15];&quot;getDaycountFraction&quot;;[.I68];[.J68]))" office:value-type="float" office:value="32.3305555555556">
            <text:p>32,331</text:p>
          </table:table-cell>
          <table:table-cell table:style-name="ce35" table:formula="of:=(YEARFRAC([.E68];[.F68];[.$C$9]))" office:value-type="float" office:value="32.3305555555556">
            <text:p>32,331</text:p>
          </table:table-cell>
          <table:table-cell table:formula="of:=ABS([.L68])-[.M6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5-12-02">
            <text:p>02.12.2015</text:p>
          </table:table-cell>
          <table:table-cell table:style-name="ce22" table:formula="of:=[.$C$11]+INT(RAND()*([.$C$12]-[.$C$11]))" office:value-type="date" office:date-value="1983-08-04">
            <text:p>04.08.1983</text:p>
          </table:table-cell>
          <table:table-cell table:style-name="ce21" table:formula="of:=INFO.OBBA.OBBA.OBMAKE(&quot;date-&quot;&amp;COLUMN()&amp;&quot;-&quot;&amp;ROW();&quot;Date&quot;;[.E69])" office:value-type="string" office:string-value="date-7-69 &#10;[97978]">
            <text:p>date-7-69 <text:line-break/>[97978]</text:p>
          </table:table-cell>
          <table:table-cell table:style-name="ce21" table:formula="of:=INFO.OBBA.OBBA.OBMAKE(&quot;date-&quot;&amp;COLUMN()&amp;&quot;-&quot;&amp;ROW();&quot;Date&quot;;[.F69])" office:value-type="string" office:string-value="date-8-69 &#10;[97975]">
            <text:p>date-8-69 <text:line-break/>[9797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69])" office:value-type="string" office:string-value="cal-9-69 &#10;[97979]">
            <text:p>cal-9-69 <text:line-break/>[9797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69])" office:value-type="string" office:string-value="cal-10-69 &#10;[97976]">
            <text:p>cal-10-69 <text:line-break/>[97976]</text:p>
          </table:table-cell>
          <table:table-cell/>
          <table:table-cell table:formula="of:=INFO.OBBA.OBBA.OBGET(INFO.OBBA.OBBA.OBCALL(&quot;&quot;;[.$B$15];&quot;getDaycountFraction&quot;;[.I69];[.J69]))" office:value-type="float" office:value="-32.8">
            <text:p>-32,800</text:p>
          </table:table-cell>
          <table:table-cell table:style-name="ce35" table:formula="of:=(YEARFRAC([.E69];[.F69];[.$C$9]))" office:value-type="float" office:value="32.8">
            <text:p>32,800</text:p>
          </table:table-cell>
          <table:table-cell table:formula="of:=ABS([.L69])-[.M6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0-05-28">
            <text:p>28.05.1980</text:p>
          </table:table-cell>
          <table:table-cell table:style-name="ce22" table:formula="of:=[.$C$11]+INT(RAND()*([.$C$12]-[.$C$11]))" office:value-type="date" office:date-value="2024-06-14">
            <text:p>14.06.2024</text:p>
          </table:table-cell>
          <table:table-cell table:style-name="ce21" table:formula="of:=INFO.OBBA.OBBA.OBMAKE(&quot;date-&quot;&amp;COLUMN()&amp;&quot;-&quot;&amp;ROW();&quot;Date&quot;;[.E70])" office:value-type="string" office:string-value="date-7-70 &#10;[97985]">
            <text:p>date-7-70 <text:line-break/>[97985]</text:p>
          </table:table-cell>
          <table:table-cell table:style-name="ce21" table:formula="of:=INFO.OBBA.OBBA.OBMAKE(&quot;date-&quot;&amp;COLUMN()&amp;&quot;-&quot;&amp;ROW();&quot;Date&quot;;[.F70])" office:value-type="string" office:string-value="date-8-70 &#10;[97982]">
            <text:p>date-8-70 <text:line-break/>[9798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70])" office:value-type="string" office:string-value="cal-9-70 &#10;[97986]">
            <text:p>cal-9-70 <text:line-break/>[9798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70])" office:value-type="string" office:string-value="cal-10-70 &#10;[97983]">
            <text:p>cal-10-70 <text:line-break/>[97983]</text:p>
          </table:table-cell>
          <table:table-cell/>
          <table:table-cell table:formula="of:=INFO.OBBA.OBBA.OBGET(INFO.OBBA.OBBA.OBCALL(&quot;&quot;;[.$B$15];&quot;getDaycountFraction&quot;;[.I70];[.J70]))" office:value-type="float" office:value="44.6888888888889">
            <text:p>44,689</text:p>
          </table:table-cell>
          <table:table-cell table:style-name="ce35" table:formula="of:=(YEARFRAC([.E70];[.F70];[.$C$9]))" office:value-type="float" office:value="44.6888888888889">
            <text:p>44,689</text:p>
          </table:table-cell>
          <table:table-cell table:formula="of:=ABS([.L70])-[.M7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5-06-19">
            <text:p>19.06.2005</text:p>
          </table:table-cell>
          <table:table-cell table:style-name="ce22" table:formula="of:=[.$C$11]+INT(RAND()*([.$C$12]-[.$C$11]))" office:value-type="date" office:date-value="1983-06-26">
            <text:p>26.06.1983</text:p>
          </table:table-cell>
          <table:table-cell table:style-name="ce21" table:formula="of:=INFO.OBBA.OBBA.OBMAKE(&quot;date-&quot;&amp;COLUMN()&amp;&quot;-&quot;&amp;ROW();&quot;Date&quot;;[.E71])" office:value-type="string" office:string-value="date-7-71 &#10;[97992]">
            <text:p>date-7-71 <text:line-break/>[97992]</text:p>
          </table:table-cell>
          <table:table-cell table:style-name="ce21" table:formula="of:=INFO.OBBA.OBBA.OBMAKE(&quot;date-&quot;&amp;COLUMN()&amp;&quot;-&quot;&amp;ROW();&quot;Date&quot;;[.F71])" office:value-type="string" office:string-value="date-8-71 &#10;[97989]">
            <text:p>date-8-71 <text:line-break/>[9798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71])" office:value-type="string" office:string-value="cal-9-71 &#10;[97993]">
            <text:p>cal-9-71 <text:line-break/>[9799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71])" office:value-type="string" office:string-value="cal-10-71 &#10;[97990]">
            <text:p>cal-10-71 <text:line-break/>[97990]</text:p>
          </table:table-cell>
          <table:table-cell/>
          <table:table-cell table:formula="of:=INFO.OBBA.OBBA.OBGET(INFO.OBBA.OBBA.OBCALL(&quot;&quot;;[.$B$15];&quot;getDaycountFraction&quot;;[.I71];[.J71]))" office:value-type="float" office:value="-22.3027777777778">
            <text:p>-22,303</text:p>
          </table:table-cell>
          <table:table-cell table:style-name="ce35" table:formula="of:=(YEARFRAC([.E71];[.F71];[.$C$9]))" office:value-type="float" office:value="22.3027777777778">
            <text:p>22,303</text:p>
          </table:table-cell>
          <table:table-cell table:formula="of:=ABS([.L71])-[.M7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9-08-21">
            <text:p>21.08.1989</text:p>
          </table:table-cell>
          <table:table-cell table:style-name="ce22" table:formula="of:=[.$C$11]+INT(RAND()*([.$C$12]-[.$C$11]))" office:value-type="date" office:date-value="2004-01-26">
            <text:p>26.01.2004</text:p>
          </table:table-cell>
          <table:table-cell table:style-name="ce21" table:formula="of:=INFO.OBBA.OBBA.OBMAKE(&quot;date-&quot;&amp;COLUMN()&amp;&quot;-&quot;&amp;ROW();&quot;Date&quot;;[.E72])" office:value-type="string" office:string-value="date-7-72 &#10;[97999]">
            <text:p>date-7-72 <text:line-break/>[97999]</text:p>
          </table:table-cell>
          <table:table-cell table:style-name="ce21" table:formula="of:=INFO.OBBA.OBBA.OBMAKE(&quot;date-&quot;&amp;COLUMN()&amp;&quot;-&quot;&amp;ROW();&quot;Date&quot;;[.F72])" office:value-type="string" office:string-value="date-8-72 &#10;[97996]">
            <text:p>date-8-72 <text:line-break/>[9799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72])" office:value-type="string" office:string-value="cal-9-72 &#10;[98000]">
            <text:p>cal-9-72 <text:line-break/>[9800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72])" office:value-type="string" office:string-value="cal-10-72 &#10;[97997]">
            <text:p>cal-10-72 <text:line-break/>[97997]</text:p>
          </table:table-cell>
          <table:table-cell/>
          <table:table-cell table:formula="of:=INFO.OBBA.OBBA.OBGET(INFO.OBBA.OBBA.OBCALL(&quot;&quot;;[.$B$15];&quot;getDaycountFraction&quot;;[.I72];[.J72]))" office:value-type="float" office:value="14.6416666666667">
            <text:p>14,642</text:p>
          </table:table-cell>
          <table:table-cell table:style-name="ce35" table:formula="of:=(YEARFRAC([.E72];[.F72];[.$C$9]))" office:value-type="float" office:value="14.6416666666667">
            <text:p>14,642</text:p>
          </table:table-cell>
          <table:table-cell table:formula="of:=ABS([.L72])-[.M7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0-06-03">
            <text:p>03.06.2000</text:p>
          </table:table-cell>
          <table:table-cell table:style-name="ce22" table:formula="of:=[.$C$11]+INT(RAND()*([.$C$12]-[.$C$11]))" office:value-type="date" office:date-value="2014-11-27">
            <text:p>27.11.2014</text:p>
          </table:table-cell>
          <table:table-cell table:style-name="ce21" table:formula="of:=INFO.OBBA.OBBA.OBMAKE(&quot;date-&quot;&amp;COLUMN()&amp;&quot;-&quot;&amp;ROW();&quot;Date&quot;;[.E73])" office:value-type="string" office:string-value="date-7-73 &#10;[98006]">
            <text:p>date-7-73 <text:line-break/>[98006]</text:p>
          </table:table-cell>
          <table:table-cell table:style-name="ce21" table:formula="of:=INFO.OBBA.OBBA.OBMAKE(&quot;date-&quot;&amp;COLUMN()&amp;&quot;-&quot;&amp;ROW();&quot;Date&quot;;[.F73])" office:value-type="string" office:string-value="date-8-73 &#10;[98003]">
            <text:p>date-8-73 <text:line-break/>[9800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73])" office:value-type="string" office:string-value="cal-9-73 &#10;[98007]">
            <text:p>cal-9-73 <text:line-break/>[9800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73])" office:value-type="string" office:string-value="cal-10-73 &#10;[98004]">
            <text:p>cal-10-73 <text:line-break/>[98004]</text:p>
          </table:table-cell>
          <table:table-cell/>
          <table:table-cell table:formula="of:=INFO.OBBA.OBBA.OBGET(INFO.OBBA.OBBA.OBCALL(&quot;&quot;;[.$B$15];&quot;getDaycountFraction&quot;;[.I73];[.J73]))" office:value-type="float" office:value="14.6944444444444">
            <text:p>14,694</text:p>
          </table:table-cell>
          <table:table-cell table:style-name="ce35" table:formula="of:=(YEARFRAC([.E73];[.F73];[.$C$9]))" office:value-type="float" office:value="14.6944444444444">
            <text:p>14,694</text:p>
          </table:table-cell>
          <table:table-cell table:formula="of:=ABS([.L73])-[.M7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9-03-08">
            <text:p>08.03.2009</text:p>
          </table:table-cell>
          <table:table-cell table:style-name="ce22" table:formula="of:=[.$C$11]+INT(RAND()*([.$C$12]-[.$C$11]))" office:value-type="date" office:date-value="2003-04-08">
            <text:p>08.04.2003</text:p>
          </table:table-cell>
          <table:table-cell table:style-name="ce21" table:formula="of:=INFO.OBBA.OBBA.OBMAKE(&quot;date-&quot;&amp;COLUMN()&amp;&quot;-&quot;&amp;ROW();&quot;Date&quot;;[.E74])" office:value-type="string" office:string-value="date-7-74 &#10;[98013]">
            <text:p>date-7-74 <text:line-break/>[98013]</text:p>
          </table:table-cell>
          <table:table-cell table:style-name="ce21" table:formula="of:=INFO.OBBA.OBBA.OBMAKE(&quot;date-&quot;&amp;COLUMN()&amp;&quot;-&quot;&amp;ROW();&quot;Date&quot;;[.F74])" office:value-type="string" office:string-value="date-8-74 &#10;[98010]">
            <text:p>date-8-74 <text:line-break/>[9801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74])" office:value-type="string" office:string-value="cal-9-74 &#10;[98014]">
            <text:p>cal-9-74 <text:line-break/>[9801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74])" office:value-type="string" office:string-value="cal-10-74 &#10;[98011]">
            <text:p>cal-10-74 <text:line-break/>[98011]</text:p>
          </table:table-cell>
          <table:table-cell/>
          <table:table-cell table:formula="of:=INFO.OBBA.OBBA.OBGET(INFO.OBBA.OBBA.OBCALL(&quot;&quot;;[.$B$15];&quot;getDaycountFraction&quot;;[.I74];[.J74]))" office:value-type="float" office:value="-6.00277777777778">
            <text:p>-6,003</text:p>
          </table:table-cell>
          <table:table-cell table:style-name="ce35" table:formula="of:=(YEARFRAC([.E74];[.F74];[.$C$9]))" office:value-type="float" office:value="6.00277777777778">
            <text:p>6,003</text:p>
          </table:table-cell>
          <table:table-cell table:formula="of:=ABS([.L74])-[.M7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3-11-06">
            <text:p>06.11.2023</text:p>
          </table:table-cell>
          <table:table-cell table:style-name="ce22" table:formula="of:=[.$C$11]+INT(RAND()*([.$C$12]-[.$C$11]))" office:value-type="date" office:date-value="2005-11-05">
            <text:p>05.11.2005</text:p>
          </table:table-cell>
          <table:table-cell table:style-name="ce21" table:formula="of:=INFO.OBBA.OBBA.OBMAKE(&quot;date-&quot;&amp;COLUMN()&amp;&quot;-&quot;&amp;ROW();&quot;Date&quot;;[.E75])" office:value-type="string" office:string-value="date-7-75 &#10;[98020]">
            <text:p>date-7-75 <text:line-break/>[98020]</text:p>
          </table:table-cell>
          <table:table-cell table:style-name="ce21" table:formula="of:=INFO.OBBA.OBBA.OBMAKE(&quot;date-&quot;&amp;COLUMN()&amp;&quot;-&quot;&amp;ROW();&quot;Date&quot;;[.F75])" office:value-type="string" office:string-value="date-8-75 &#10;[98017]">
            <text:p>date-8-75 <text:line-break/>[9801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75])" office:value-type="string" office:string-value="cal-9-75 &#10;[98021]">
            <text:p>cal-9-75 <text:line-break/>[9802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75])" office:value-type="string" office:string-value="cal-10-75 &#10;[98018]">
            <text:p>cal-10-75 <text:line-break/>[98018]</text:p>
          </table:table-cell>
          <table:table-cell/>
          <table:table-cell table:formula="of:=INFO.OBBA.OBBA.OBGET(INFO.OBBA.OBBA.OBCALL(&quot;&quot;;[.$B$15];&quot;getDaycountFraction&quot;;[.I75];[.J75]))" office:value-type="float" office:value="-18.2638888888889">
            <text:p>-18,264</text:p>
          </table:table-cell>
          <table:table-cell table:style-name="ce35" table:formula="of:=(YEARFRAC([.E75];[.F75];[.$C$9]))" office:value-type="float" office:value="18.2638888888889">
            <text:p>18,264</text:p>
          </table:table-cell>
          <table:table-cell table:formula="of:=ABS([.L75])-[.M7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6-08-04">
            <text:p>04.08.1986</text:p>
          </table:table-cell>
          <table:table-cell table:style-name="ce22" table:formula="of:=[.$C$11]+INT(RAND()*([.$C$12]-[.$C$11]))" office:value-type="date" office:date-value="1981-10-17">
            <text:p>17.10.1981</text:p>
          </table:table-cell>
          <table:table-cell table:style-name="ce21" table:formula="of:=INFO.OBBA.OBBA.OBMAKE(&quot;date-&quot;&amp;COLUMN()&amp;&quot;-&quot;&amp;ROW();&quot;Date&quot;;[.E76])" office:value-type="string" office:string-value="date-7-76 &#10;[98027]">
            <text:p>date-7-76 <text:line-break/>[98027]</text:p>
          </table:table-cell>
          <table:table-cell table:style-name="ce21" table:formula="of:=INFO.OBBA.OBBA.OBMAKE(&quot;date-&quot;&amp;COLUMN()&amp;&quot;-&quot;&amp;ROW();&quot;Date&quot;;[.F76])" office:value-type="string" office:string-value="date-8-76 &#10;[98024]">
            <text:p>date-8-76 <text:line-break/>[9802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76])" office:value-type="string" office:string-value="cal-9-76 &#10;[98028]">
            <text:p>cal-9-76 <text:line-break/>[9802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76])" office:value-type="string" office:string-value="cal-10-76 &#10;[98025]">
            <text:p>cal-10-76 <text:line-break/>[98025]</text:p>
          </table:table-cell>
          <table:table-cell/>
          <table:table-cell table:formula="of:=INFO.OBBA.OBBA.OBGET(INFO.OBBA.OBBA.OBCALL(&quot;&quot;;[.$B$15];&quot;getDaycountFraction&quot;;[.I76];[.J76]))" office:value-type="float" office:value="-4.86666666666667">
            <text:p>-4,867</text:p>
          </table:table-cell>
          <table:table-cell table:style-name="ce35" table:formula="of:=(YEARFRAC([.E76];[.F76];[.$C$9]))" office:value-type="float" office:value="4.86666666666667">
            <text:p>4,867</text:p>
          </table:table-cell>
          <table:table-cell table:formula="of:=ABS([.L76])-[.M7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8-03-01">
            <text:p>01.03.1988</text:p>
          </table:table-cell>
          <table:table-cell table:style-name="ce22" table:formula="of:=[.$C$11]+INT(RAND()*([.$C$12]-[.$C$11]))" office:value-type="date" office:date-value="2006-12-09">
            <text:p>09.12.2006</text:p>
          </table:table-cell>
          <table:table-cell table:style-name="ce21" table:formula="of:=INFO.OBBA.OBBA.OBMAKE(&quot;date-&quot;&amp;COLUMN()&amp;&quot;-&quot;&amp;ROW();&quot;Date&quot;;[.E77])" office:value-type="string" office:string-value="date-7-77 &#10;[98034]">
            <text:p>date-7-77 <text:line-break/>[98034]</text:p>
          </table:table-cell>
          <table:table-cell table:style-name="ce21" table:formula="of:=INFO.OBBA.OBBA.OBMAKE(&quot;date-&quot;&amp;COLUMN()&amp;&quot;-&quot;&amp;ROW();&quot;Date&quot;;[.F77])" office:value-type="string" office:string-value="date-8-77 &#10;[98031]">
            <text:p>date-8-77 <text:line-break/>[9803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77])" office:value-type="string" office:string-value="cal-9-77 &#10;[98035]">
            <text:p>cal-9-77 <text:line-break/>[9803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77])" office:value-type="string" office:string-value="cal-10-77 &#10;[98032]">
            <text:p>cal-10-77 <text:line-break/>[98032]</text:p>
          </table:table-cell>
          <table:table-cell/>
          <table:table-cell table:formula="of:=INFO.OBBA.OBBA.OBGET(INFO.OBBA.OBBA.OBCALL(&quot;&quot;;[.$B$15];&quot;getDaycountFraction&quot;;[.I77];[.J77]))" office:value-type="float" office:value="19.0472222222222">
            <text:p>19,047</text:p>
          </table:table-cell>
          <table:table-cell table:style-name="ce35" table:formula="of:=(YEARFRAC([.E77];[.F77];[.$C$9]))" office:value-type="float" office:value="19.0472222222222">
            <text:p>19,047</text:p>
          </table:table-cell>
          <table:table-cell table:formula="of:=ABS([.L77])-[.M7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8-12-12">
            <text:p>12.12.2008</text:p>
          </table:table-cell>
          <table:table-cell table:style-name="ce22" table:formula="of:=[.$C$11]+INT(RAND()*([.$C$12]-[.$C$11]))" office:value-type="date" office:date-value="2017-04-08">
            <text:p>08.04.2017</text:p>
          </table:table-cell>
          <table:table-cell table:style-name="ce21" table:formula="of:=INFO.OBBA.OBBA.OBMAKE(&quot;date-&quot;&amp;COLUMN()&amp;&quot;-&quot;&amp;ROW();&quot;Date&quot;;[.E78])" office:value-type="string" office:string-value="date-7-78 &#10;[98041]">
            <text:p>date-7-78 <text:line-break/>[98041]</text:p>
          </table:table-cell>
          <table:table-cell table:style-name="ce21" table:formula="of:=INFO.OBBA.OBBA.OBMAKE(&quot;date-&quot;&amp;COLUMN()&amp;&quot;-&quot;&amp;ROW();&quot;Date&quot;;[.F78])" office:value-type="string" office:string-value="date-8-78 &#10;[98038]">
            <text:p>date-8-78 <text:line-break/>[9803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78])" office:value-type="string" office:string-value="cal-9-78 &#10;[98042]">
            <text:p>cal-9-78 <text:line-break/>[9804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78])" office:value-type="string" office:string-value="cal-10-78 &#10;[98039]">
            <text:p>cal-10-78 <text:line-break/>[98039]</text:p>
          </table:table-cell>
          <table:table-cell/>
          <table:table-cell table:formula="of:=INFO.OBBA.OBBA.OBGET(INFO.OBBA.OBBA.OBCALL(&quot;&quot;;[.$B$15];&quot;getDaycountFraction&quot;;[.I78];[.J78]))" office:value-type="float" office:value="8.44166666666667">
            <text:p>8,442</text:p>
          </table:table-cell>
          <table:table-cell table:style-name="ce35" table:formula="of:=(YEARFRAC([.E78];[.F78];[.$C$9]))" office:value-type="float" office:value="8.44166666666667">
            <text:p>8,442</text:p>
          </table:table-cell>
          <table:table-cell table:formula="of:=ABS([.L78])-[.M7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0-03-29">
            <text:p>29.03.1980</text:p>
          </table:table-cell>
          <table:table-cell table:style-name="ce22" table:formula="of:=[.$C$11]+INT(RAND()*([.$C$12]-[.$C$11]))" office:value-type="date" office:date-value="1991-12-05">
            <text:p>05.12.1991</text:p>
          </table:table-cell>
          <table:table-cell table:style-name="ce21" table:formula="of:=INFO.OBBA.OBBA.OBMAKE(&quot;date-&quot;&amp;COLUMN()&amp;&quot;-&quot;&amp;ROW();&quot;Date&quot;;[.E79])" office:value-type="string" office:string-value="date-7-79 &#10;[98048]">
            <text:p>date-7-79 <text:line-break/>[98048]</text:p>
          </table:table-cell>
          <table:table-cell table:style-name="ce21" table:formula="of:=INFO.OBBA.OBBA.OBMAKE(&quot;date-&quot;&amp;COLUMN()&amp;&quot;-&quot;&amp;ROW();&quot;Date&quot;;[.F79])" office:value-type="string" office:string-value="date-8-79 &#10;[98045]">
            <text:p>date-8-79 <text:line-break/>[9804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79])" office:value-type="string" office:string-value="cal-9-79 &#10;[98049]">
            <text:p>cal-9-79 <text:line-break/>[9804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79])" office:value-type="string" office:string-value="cal-10-79 &#10;[98046]">
            <text:p>cal-10-79 <text:line-break/>[98046]</text:p>
          </table:table-cell>
          <table:table-cell/>
          <table:table-cell table:formula="of:=INFO.OBBA.OBBA.OBGET(INFO.OBBA.OBBA.OBCALL(&quot;&quot;;[.$B$15];&quot;getDaycountFraction&quot;;[.I79];[.J79]))" office:value-type="float" office:value="11.8555555555556">
            <text:p>11,856</text:p>
          </table:table-cell>
          <table:table-cell table:style-name="ce35" table:formula="of:=(YEARFRAC([.E79];[.F79];[.$C$9]))" office:value-type="float" office:value="11.8555555555556">
            <text:p>11,856</text:p>
          </table:table-cell>
          <table:table-cell table:formula="of:=ABS([.L79])-[.M7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8-09-07">
            <text:p>07.09.2018</text:p>
          </table:table-cell>
          <table:table-cell table:style-name="ce22" table:formula="of:=[.$C$11]+INT(RAND()*([.$C$12]-[.$C$11]))" office:value-type="date" office:date-value="2015-06-12">
            <text:p>12.06.2015</text:p>
          </table:table-cell>
          <table:table-cell table:style-name="ce21" table:formula="of:=INFO.OBBA.OBBA.OBMAKE(&quot;date-&quot;&amp;COLUMN()&amp;&quot;-&quot;&amp;ROW();&quot;Date&quot;;[.E80])" office:value-type="string" office:string-value="date-7-80 &#10;[98055]">
            <text:p>date-7-80 <text:line-break/>[98055]</text:p>
          </table:table-cell>
          <table:table-cell table:style-name="ce21" table:formula="of:=INFO.OBBA.OBBA.OBMAKE(&quot;date-&quot;&amp;COLUMN()&amp;&quot;-&quot;&amp;ROW();&quot;Date&quot;;[.F80])" office:value-type="string" office:string-value="date-8-80 &#10;[98052]">
            <text:p>date-8-80 <text:line-break/>[9805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80])" office:value-type="string" office:string-value="cal-9-80 &#10;[98056]">
            <text:p>cal-9-80 <text:line-break/>[9805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80])" office:value-type="string" office:string-value="cal-10-80 &#10;[98053]">
            <text:p>cal-10-80 <text:line-break/>[98053]</text:p>
          </table:table-cell>
          <table:table-cell/>
          <table:table-cell table:formula="of:=INFO.OBBA.OBBA.OBGET(INFO.OBBA.OBBA.OBCALL(&quot;&quot;;[.$B$15];&quot;getDaycountFraction&quot;;[.I80];[.J80]))" office:value-type="float" office:value="-3.28611111111111">
            <text:p>-3,286</text:p>
          </table:table-cell>
          <table:table-cell table:style-name="ce35" table:formula="of:=(YEARFRAC([.E80];[.F80];[.$C$9]))" office:value-type="float" office:value="3.28611111111111">
            <text:p>3,286</text:p>
          </table:table-cell>
          <table:table-cell table:formula="of:=ABS([.L80])-[.M8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1-10-24">
            <text:p>24.10.2001</text:p>
          </table:table-cell>
          <table:table-cell table:style-name="ce22" table:formula="of:=[.$C$11]+INT(RAND()*([.$C$12]-[.$C$11]))" office:value-type="date" office:date-value="2005-06-26">
            <text:p>26.06.2005</text:p>
          </table:table-cell>
          <table:table-cell table:style-name="ce21" table:formula="of:=INFO.OBBA.OBBA.OBMAKE(&quot;date-&quot;&amp;COLUMN()&amp;&quot;-&quot;&amp;ROW();&quot;Date&quot;;[.E81])" office:value-type="string" office:string-value="date-7-81 &#10;[98062]">
            <text:p>date-7-81 <text:line-break/>[98062]</text:p>
          </table:table-cell>
          <table:table-cell table:style-name="ce21" table:formula="of:=INFO.OBBA.OBBA.OBMAKE(&quot;date-&quot;&amp;COLUMN()&amp;&quot;-&quot;&amp;ROW();&quot;Date&quot;;[.F81])" office:value-type="string" office:string-value="date-8-81 &#10;[98059]">
            <text:p>date-8-81 <text:line-break/>[9805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81])" office:value-type="string" office:string-value="cal-9-81 &#10;[98063]">
            <text:p>cal-9-81 <text:line-break/>[9806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81])" office:value-type="string" office:string-value="cal-10-81 &#10;[98060]">
            <text:p>cal-10-81 <text:line-break/>[98060]</text:p>
          </table:table-cell>
          <table:table-cell/>
          <table:table-cell table:formula="of:=INFO.OBBA.OBBA.OBGET(INFO.OBBA.OBBA.OBCALL(&quot;&quot;;[.$B$15];&quot;getDaycountFraction&quot;;[.I81];[.J81]))" office:value-type="float" office:value="3.725">
            <text:p>3,725</text:p>
          </table:table-cell>
          <table:table-cell table:style-name="ce35" table:formula="of:=(YEARFRAC([.E81];[.F81];[.$C$9]))" office:value-type="float" office:value="3.725">
            <text:p>3,725</text:p>
          </table:table-cell>
          <table:table-cell table:formula="of:=ABS([.L81])-[.M8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3-04-13">
            <text:p>13.04.1993</text:p>
          </table:table-cell>
          <table:table-cell table:style-name="ce22" table:formula="of:=[.$C$11]+INT(RAND()*([.$C$12]-[.$C$11]))" office:value-type="date" office:date-value="2019-11-11">
            <text:p>11.11.2019</text:p>
          </table:table-cell>
          <table:table-cell table:style-name="ce21" table:formula="of:=INFO.OBBA.OBBA.OBMAKE(&quot;date-&quot;&amp;COLUMN()&amp;&quot;-&quot;&amp;ROW();&quot;Date&quot;;[.E82])" office:value-type="string" office:string-value="date-7-82 &#10;[98069]">
            <text:p>date-7-82 <text:line-break/>[98069]</text:p>
          </table:table-cell>
          <table:table-cell table:style-name="ce21" table:formula="of:=INFO.OBBA.OBBA.OBMAKE(&quot;date-&quot;&amp;COLUMN()&amp;&quot;-&quot;&amp;ROW();&quot;Date&quot;;[.F82])" office:value-type="string" office:string-value="date-8-82 &#10;[98066]">
            <text:p>date-8-82 <text:line-break/>[9806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82])" office:value-type="string" office:string-value="cal-9-82 &#10;[98070]">
            <text:p>cal-9-82 <text:line-break/>[9807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82])" office:value-type="string" office:string-value="cal-10-82 &#10;[98067]">
            <text:p>cal-10-82 <text:line-break/>[98067]</text:p>
          </table:table-cell>
          <table:table-cell/>
          <table:table-cell table:formula="of:=INFO.OBBA.OBBA.OBGET(INFO.OBBA.OBBA.OBCALL(&quot;&quot;;[.$B$15];&quot;getDaycountFraction&quot;;[.I82];[.J82]))" office:value-type="float" office:value="26.9666666666667">
            <text:p>26,967</text:p>
          </table:table-cell>
          <table:table-cell table:style-name="ce35" table:formula="of:=(YEARFRAC([.E82];[.F82];[.$C$9]))" office:value-type="float" office:value="26.9666666666667">
            <text:p>26,967</text:p>
          </table:table-cell>
          <table:table-cell table:formula="of:=ABS([.L82])-[.M8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5-01-26">
            <text:p>26.01.1985</text:p>
          </table:table-cell>
          <table:table-cell table:style-name="ce22" table:formula="of:=[.$C$11]+INT(RAND()*([.$C$12]-[.$C$11]))" office:value-type="date" office:date-value="2008-10-09">
            <text:p>09.10.2008</text:p>
          </table:table-cell>
          <table:table-cell table:style-name="ce21" table:formula="of:=INFO.OBBA.OBBA.OBMAKE(&quot;date-&quot;&amp;COLUMN()&amp;&quot;-&quot;&amp;ROW();&quot;Date&quot;;[.E83])" office:value-type="string" office:string-value="date-7-83 &#10;[98076]">
            <text:p>date-7-83 <text:line-break/>[98076]</text:p>
          </table:table-cell>
          <table:table-cell table:style-name="ce21" table:formula="of:=INFO.OBBA.OBBA.OBMAKE(&quot;date-&quot;&amp;COLUMN()&amp;&quot;-&quot;&amp;ROW();&quot;Date&quot;;[.F83])" office:value-type="string" office:string-value="date-8-83 &#10;[98073]">
            <text:p>date-8-83 <text:line-break/>[9807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83])" office:value-type="string" office:string-value="cal-9-83 &#10;[98077]">
            <text:p>cal-9-83 <text:line-break/>[9807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83])" office:value-type="string" office:string-value="cal-10-83 &#10;[98074]">
            <text:p>cal-10-83 <text:line-break/>[98074]</text:p>
          </table:table-cell>
          <table:table-cell/>
          <table:table-cell table:formula="of:=INFO.OBBA.OBBA.OBGET(INFO.OBBA.OBBA.OBCALL(&quot;&quot;;[.$B$15];&quot;getDaycountFraction&quot;;[.I83];[.J83]))" office:value-type="float" office:value="24.0472222222222">
            <text:p>24,047</text:p>
          </table:table-cell>
          <table:table-cell table:style-name="ce35" table:formula="of:=(YEARFRAC([.E83];[.F83];[.$C$9]))" office:value-type="float" office:value="24.0472222222222">
            <text:p>24,047</text:p>
          </table:table-cell>
          <table:table-cell table:formula="of:=ABS([.L83])-[.M8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7-02-03">
            <text:p>03.02.2017</text:p>
          </table:table-cell>
          <table:table-cell table:style-name="ce22" table:formula="of:=[.$C$11]+INT(RAND()*([.$C$12]-[.$C$11]))" office:value-type="date" office:date-value="1995-11-30">
            <text:p>30.11.1995</text:p>
          </table:table-cell>
          <table:table-cell table:style-name="ce21" table:formula="of:=INFO.OBBA.OBBA.OBMAKE(&quot;date-&quot;&amp;COLUMN()&amp;&quot;-&quot;&amp;ROW();&quot;Date&quot;;[.E84])" office:value-type="string" office:string-value="date-7-84 &#10;[98083]">
            <text:p>date-7-84 <text:line-break/>[98083]</text:p>
          </table:table-cell>
          <table:table-cell table:style-name="ce21" table:formula="of:=INFO.OBBA.OBBA.OBMAKE(&quot;date-&quot;&amp;COLUMN()&amp;&quot;-&quot;&amp;ROW();&quot;Date&quot;;[.F84])" office:value-type="string" office:string-value="date-8-84 &#10;[98080]">
            <text:p>date-8-84 <text:line-break/>[9808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84])" office:value-type="string" office:string-value="cal-9-84 &#10;[98084]">
            <text:p>cal-9-84 <text:line-break/>[9808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84])" office:value-type="string" office:string-value="cal-10-84 &#10;[98081]">
            <text:p>cal-10-84 <text:line-break/>[98081]</text:p>
          </table:table-cell>
          <table:table-cell/>
          <table:table-cell table:formula="of:=INFO.OBBA.OBBA.OBGET(INFO.OBBA.OBBA.OBCALL(&quot;&quot;;[.$B$15];&quot;getDaycountFraction&quot;;[.I84];[.J84]))" office:value-type="float" office:value="-21.4888888888889">
            <text:p>-21,489</text:p>
          </table:table-cell>
          <table:table-cell table:style-name="ce35" table:formula="of:=(YEARFRAC([.E84];[.F84];[.$C$9]))" office:value-type="float" office:value="21.4888888888889">
            <text:p>21,489</text:p>
          </table:table-cell>
          <table:table-cell table:formula="of:=ABS([.L84])-[.M8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3-07-06">
            <text:p>06.07.1983</text:p>
          </table:table-cell>
          <table:table-cell table:style-name="ce22" table:formula="of:=[.$C$11]+INT(RAND()*([.$C$12]-[.$C$11]))" office:value-type="date" office:date-value="2017-06-08">
            <text:p>08.06.2017</text:p>
          </table:table-cell>
          <table:table-cell table:style-name="ce21" table:formula="of:=INFO.OBBA.OBBA.OBMAKE(&quot;date-&quot;&amp;COLUMN()&amp;&quot;-&quot;&amp;ROW();&quot;Date&quot;;[.E85])" office:value-type="string" office:string-value="date-7-85 &#10;[98090]">
            <text:p>date-7-85 <text:line-break/>[98090]</text:p>
          </table:table-cell>
          <table:table-cell table:style-name="ce21" table:formula="of:=INFO.OBBA.OBBA.OBMAKE(&quot;date-&quot;&amp;COLUMN()&amp;&quot;-&quot;&amp;ROW();&quot;Date&quot;;[.F85])" office:value-type="string" office:string-value="date-8-85 &#10;[98087]">
            <text:p>date-8-85 <text:line-break/>[9808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85])" office:value-type="string" office:string-value="cal-9-85 &#10;[98091]">
            <text:p>cal-9-85 <text:line-break/>[9809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85])" office:value-type="string" office:string-value="cal-10-85 &#10;[98088]">
            <text:p>cal-10-85 <text:line-break/>[98088]</text:p>
          </table:table-cell>
          <table:table-cell/>
          <table:table-cell table:formula="of:=INFO.OBBA.OBBA.OBGET(INFO.OBBA.OBBA.OBCALL(&quot;&quot;;[.$B$15];&quot;getDaycountFraction&quot;;[.I85];[.J85]))" office:value-type="float" office:value="34.4194444444444">
            <text:p>34,419</text:p>
          </table:table-cell>
          <table:table-cell table:style-name="ce35" table:formula="of:=(YEARFRAC([.E85];[.F85];[.$C$9]))" office:value-type="float" office:value="34.4194444444444">
            <text:p>34,419</text:p>
          </table:table-cell>
          <table:table-cell table:formula="of:=ABS([.L85])-[.M8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6-08-03">
            <text:p>03.08.2016</text:p>
          </table:table-cell>
          <table:table-cell table:style-name="ce22" table:formula="of:=[.$C$11]+INT(RAND()*([.$C$12]-[.$C$11]))" office:value-type="date" office:date-value="2014-12-27">
            <text:p>27.12.2014</text:p>
          </table:table-cell>
          <table:table-cell table:style-name="ce21" table:formula="of:=INFO.OBBA.OBBA.OBMAKE(&quot;date-&quot;&amp;COLUMN()&amp;&quot;-&quot;&amp;ROW();&quot;Date&quot;;[.E86])" office:value-type="string" office:string-value="date-7-86 &#10;[98097]">
            <text:p>date-7-86 <text:line-break/>[98097]</text:p>
          </table:table-cell>
          <table:table-cell table:style-name="ce21" table:formula="of:=INFO.OBBA.OBBA.OBMAKE(&quot;date-&quot;&amp;COLUMN()&amp;&quot;-&quot;&amp;ROW();&quot;Date&quot;;[.F86])" office:value-type="string" office:string-value="date-8-86 &#10;[98094]">
            <text:p>date-8-86 <text:line-break/>[9809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86])" office:value-type="string" office:string-value="cal-9-86 &#10;[98098]">
            <text:p>cal-9-86 <text:line-break/>[9809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86])" office:value-type="string" office:string-value="cal-10-86 &#10;[98095]">
            <text:p>cal-10-86 <text:line-break/>[98095]</text:p>
          </table:table-cell>
          <table:table-cell/>
          <table:table-cell table:formula="of:=INFO.OBBA.OBBA.OBGET(INFO.OBBA.OBBA.OBCALL(&quot;&quot;;[.$B$15];&quot;getDaycountFraction&quot;;[.I86];[.J86]))" office:value-type="float" office:value="-1.625">
            <text:p>-1,625</text:p>
          </table:table-cell>
          <table:table-cell table:style-name="ce35" table:formula="of:=(YEARFRAC([.E86];[.F86];[.$C$9]))" office:value-type="float" office:value="1.625">
            <text:p>1,625</text:p>
          </table:table-cell>
          <table:table-cell table:formula="of:=ABS([.L86])-[.M8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9-11-14">
            <text:p>14.11.2009</text:p>
          </table:table-cell>
          <table:table-cell table:style-name="ce22" table:formula="of:=[.$C$11]+INT(RAND()*([.$C$12]-[.$C$11]))" office:value-type="date" office:date-value="2006-08-08">
            <text:p>08.08.2006</text:p>
          </table:table-cell>
          <table:table-cell table:style-name="ce21" table:formula="of:=INFO.OBBA.OBBA.OBMAKE(&quot;date-&quot;&amp;COLUMN()&amp;&quot;-&quot;&amp;ROW();&quot;Date&quot;;[.E87])" office:value-type="string" office:string-value="date-7-87 &#10;[98104]">
            <text:p>date-7-87 <text:line-break/>[98104]</text:p>
          </table:table-cell>
          <table:table-cell table:style-name="ce21" table:formula="of:=INFO.OBBA.OBBA.OBMAKE(&quot;date-&quot;&amp;COLUMN()&amp;&quot;-&quot;&amp;ROW();&quot;Date&quot;;[.F87])" office:value-type="string" office:string-value="date-8-87 &#10;[98101]">
            <text:p>date-8-87 <text:line-break/>[9810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87])" office:value-type="string" office:string-value="cal-9-87 &#10;[98105]">
            <text:p>cal-9-87 <text:line-break/>[9810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87])" office:value-type="string" office:string-value="cal-10-87 &#10;[98102]">
            <text:p>cal-10-87 <text:line-break/>[98102]</text:p>
          </table:table-cell>
          <table:table-cell/>
          <table:table-cell table:formula="of:=INFO.OBBA.OBBA.OBGET(INFO.OBBA.OBBA.OBCALL(&quot;&quot;;[.$B$15];&quot;getDaycountFraction&quot;;[.I87];[.J87]))" office:value-type="float" office:value="-3.31666666666667">
            <text:p>-3,317</text:p>
          </table:table-cell>
          <table:table-cell table:style-name="ce35" table:formula="of:=(YEARFRAC([.E87];[.F87];[.$C$9]))" office:value-type="float" office:value="3.31666666666667">
            <text:p>3,317</text:p>
          </table:table-cell>
          <table:table-cell table:formula="of:=ABS([.L87])-[.M8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3-11-19">
            <text:p>19.11.1983</text:p>
          </table:table-cell>
          <table:table-cell table:style-name="ce22" table:formula="of:=[.$C$11]+INT(RAND()*([.$C$12]-[.$C$11]))" office:value-type="date" office:date-value="1988-04-22">
            <text:p>22.04.1988</text:p>
          </table:table-cell>
          <table:table-cell table:style-name="ce21" table:formula="of:=INFO.OBBA.OBBA.OBMAKE(&quot;date-&quot;&amp;COLUMN()&amp;&quot;-&quot;&amp;ROW();&quot;Date&quot;;[.E88])" office:value-type="string" office:string-value="date-7-88 &#10;[98111]">
            <text:p>date-7-88 <text:line-break/>[98111]</text:p>
          </table:table-cell>
          <table:table-cell table:style-name="ce21" table:formula="of:=INFO.OBBA.OBBA.OBMAKE(&quot;date-&quot;&amp;COLUMN()&amp;&quot;-&quot;&amp;ROW();&quot;Date&quot;;[.F88])" office:value-type="string" office:string-value="date-8-88 &#10;[98108]">
            <text:p>date-8-88 <text:line-break/>[9810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88])" office:value-type="string" office:string-value="cal-9-88 &#10;[98112]">
            <text:p>cal-9-88 <text:line-break/>[9811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88])" office:value-type="string" office:string-value="cal-10-88 &#10;[98109]">
            <text:p>cal-10-88 <text:line-break/>[98109]</text:p>
          </table:table-cell>
          <table:table-cell/>
          <table:table-cell table:formula="of:=INFO.OBBA.OBBA.OBGET(INFO.OBBA.OBBA.OBCALL(&quot;&quot;;[.$B$15];&quot;getDaycountFraction&quot;;[.I88];[.J88]))" office:value-type="float" office:value="4.48888888888889">
            <text:p>4,489</text:p>
          </table:table-cell>
          <table:table-cell table:style-name="ce35" table:formula="of:=(YEARFRAC([.E88];[.F88];[.$C$9]))" office:value-type="float" office:value="4.48888888888889">
            <text:p>4,489</text:p>
          </table:table-cell>
          <table:table-cell table:formula="of:=ABS([.L88])-[.M8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9-08-01">
            <text:p>01.08.1999</text:p>
          </table:table-cell>
          <table:table-cell table:style-name="ce22" table:formula="of:=[.$C$11]+INT(RAND()*([.$C$12]-[.$C$11]))" office:value-type="date" office:date-value="2025-08-22">
            <text:p>22.08.2025</text:p>
          </table:table-cell>
          <table:table-cell table:style-name="ce21" table:formula="of:=INFO.OBBA.OBBA.OBMAKE(&quot;date-&quot;&amp;COLUMN()&amp;&quot;-&quot;&amp;ROW();&quot;Date&quot;;[.E89])" office:value-type="string" office:string-value="date-7-89 &#10;[98118]">
            <text:p>date-7-89 <text:line-break/>[98118]</text:p>
          </table:table-cell>
          <table:table-cell table:style-name="ce21" table:formula="of:=INFO.OBBA.OBBA.OBMAKE(&quot;date-&quot;&amp;COLUMN()&amp;&quot;-&quot;&amp;ROW();&quot;Date&quot;;[.F89])" office:value-type="string" office:string-value="date-8-89 &#10;[98115]">
            <text:p>date-8-89 <text:line-break/>[9811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89])" office:value-type="string" office:string-value="cal-9-89 &#10;[98119]">
            <text:p>cal-9-89 <text:line-break/>[9811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89])" office:value-type="string" office:string-value="cal-10-89 &#10;[98116]">
            <text:p>cal-10-89 <text:line-break/>[98116]</text:p>
          </table:table-cell>
          <table:table-cell/>
          <table:table-cell table:formula="of:=INFO.OBBA.OBBA.OBGET(INFO.OBBA.OBBA.OBCALL(&quot;&quot;;[.$B$15];&quot;getDaycountFraction&quot;;[.I89];[.J89]))" office:value-type="float" office:value="26.4388888888889">
            <text:p>26,439</text:p>
          </table:table-cell>
          <table:table-cell table:style-name="ce35" table:formula="of:=(YEARFRAC([.E89];[.F89];[.$C$9]))" office:value-type="float" office:value="26.4388888888889">
            <text:p>26,439</text:p>
          </table:table-cell>
          <table:table-cell table:formula="of:=ABS([.L89])-[.M8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4-03-26">
            <text:p>26.03.2014</text:p>
          </table:table-cell>
          <table:table-cell table:style-name="ce22" table:formula="of:=[.$C$11]+INT(RAND()*([.$C$12]-[.$C$11]))" office:value-type="date" office:date-value="1982-06-02">
            <text:p>02.06.1982</text:p>
          </table:table-cell>
          <table:table-cell table:style-name="ce21" table:formula="of:=INFO.OBBA.OBBA.OBMAKE(&quot;date-&quot;&amp;COLUMN()&amp;&quot;-&quot;&amp;ROW();&quot;Date&quot;;[.E90])" office:value-type="string" office:string-value="date-7-90 &#10;[98125]">
            <text:p>date-7-90 <text:line-break/>[98125]</text:p>
          </table:table-cell>
          <table:table-cell table:style-name="ce21" table:formula="of:=INFO.OBBA.OBBA.OBMAKE(&quot;date-&quot;&amp;COLUMN()&amp;&quot;-&quot;&amp;ROW();&quot;Date&quot;;[.F90])" office:value-type="string" office:string-value="date-8-90 &#10;[98122]">
            <text:p>date-8-90 <text:line-break/>[9812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90])" office:value-type="string" office:string-value="cal-9-90 &#10;[98126]">
            <text:p>cal-9-90 <text:line-break/>[9812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90])" office:value-type="string" office:string-value="cal-10-90 &#10;[98123]">
            <text:p>cal-10-90 <text:line-break/>[98123]</text:p>
          </table:table-cell>
          <table:table-cell/>
          <table:table-cell table:formula="of:=INFO.OBBA.OBBA.OBGET(INFO.OBBA.OBBA.OBCALL(&quot;&quot;;[.$B$15];&quot;getDaycountFraction&quot;;[.I90];[.J90]))" office:value-type="float" office:value="-32.2777777777778">
            <text:p>-32,278</text:p>
          </table:table-cell>
          <table:table-cell table:style-name="ce35" table:formula="of:=(YEARFRAC([.E90];[.F90];[.$C$9]))" office:value-type="float" office:value="32.2777777777778">
            <text:p>32,278</text:p>
          </table:table-cell>
          <table:table-cell table:formula="of:=ABS([.L90])-[.M9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9-06-26">
            <text:p>26.06.1999</text:p>
          </table:table-cell>
          <table:table-cell table:style-name="ce22" table:formula="of:=[.$C$11]+INT(RAND()*([.$C$12]-[.$C$11]))" office:value-type="date" office:date-value="1995-07-04">
            <text:p>04.07.1995</text:p>
          </table:table-cell>
          <table:table-cell table:style-name="ce21" table:formula="of:=INFO.OBBA.OBBA.OBMAKE(&quot;date-&quot;&amp;COLUMN()&amp;&quot;-&quot;&amp;ROW();&quot;Date&quot;;[.E91])" office:value-type="string" office:string-value="date-7-91 &#10;[98132]">
            <text:p>date-7-91 <text:line-break/>[98132]</text:p>
          </table:table-cell>
          <table:table-cell table:style-name="ce21" table:formula="of:=INFO.OBBA.OBBA.OBMAKE(&quot;date-&quot;&amp;COLUMN()&amp;&quot;-&quot;&amp;ROW();&quot;Date&quot;;[.F91])" office:value-type="string" office:string-value="date-8-91 &#10;[98129]">
            <text:p>date-8-91 <text:line-break/>[9812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91])" office:value-type="string" office:string-value="cal-9-91 &#10;[98133]">
            <text:p>cal-9-91 <text:line-break/>[9813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91])" office:value-type="string" office:string-value="cal-10-91 &#10;[98130]">
            <text:p>cal-10-91 <text:line-break/>[98130]</text:p>
          </table:table-cell>
          <table:table-cell/>
          <table:table-cell table:formula="of:=INFO.OBBA.OBBA.OBGET(INFO.OBBA.OBBA.OBCALL(&quot;&quot;;[.$B$15];&quot;getDaycountFraction&quot;;[.I91];[.J91]))" office:value-type="float" office:value="-4.03611111111111">
            <text:p>-4,036</text:p>
          </table:table-cell>
          <table:table-cell table:style-name="ce35" table:formula="of:=(YEARFRAC([.E91];[.F91];[.$C$9]))" office:value-type="float" office:value="4.03611111111111">
            <text:p>4,036</text:p>
          </table:table-cell>
          <table:table-cell table:formula="of:=ABS([.L91])-[.M9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1-02-06">
            <text:p>06.02.2011</text:p>
          </table:table-cell>
          <table:table-cell table:style-name="ce22" table:formula="of:=[.$C$11]+INT(RAND()*([.$C$12]-[.$C$11]))" office:value-type="date" office:date-value="2028-07-10">
            <text:p>10.07.2028</text:p>
          </table:table-cell>
          <table:table-cell table:style-name="ce21" table:formula="of:=INFO.OBBA.OBBA.OBMAKE(&quot;date-&quot;&amp;COLUMN()&amp;&quot;-&quot;&amp;ROW();&quot;Date&quot;;[.E92])" office:value-type="string" office:string-value="date-7-92 &#10;[98139]">
            <text:p>date-7-92 <text:line-break/>[98139]</text:p>
          </table:table-cell>
          <table:table-cell table:style-name="ce21" table:formula="of:=INFO.OBBA.OBBA.OBMAKE(&quot;date-&quot;&amp;COLUMN()&amp;&quot;-&quot;&amp;ROW();&quot;Date&quot;;[.F92])" office:value-type="string" office:string-value="date-8-92 &#10;[98136]">
            <text:p>date-8-92 <text:line-break/>[9813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92])" office:value-type="string" office:string-value="cal-9-92 &#10;[98140]">
            <text:p>cal-9-92 <text:line-break/>[9814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92])" office:value-type="string" office:string-value="cal-10-92 &#10;[98137]">
            <text:p>cal-10-92 <text:line-break/>[98137]</text:p>
          </table:table-cell>
          <table:table-cell/>
          <table:table-cell table:formula="of:=INFO.OBBA.OBBA.OBGET(INFO.OBBA.OBBA.OBCALL(&quot;&quot;;[.$B$15];&quot;getDaycountFraction&quot;;[.I92];[.J92]))" office:value-type="float" office:value="17.6777777777778">
            <text:p>17,678</text:p>
          </table:table-cell>
          <table:table-cell table:style-name="ce35" table:formula="of:=(YEARFRAC([.E92];[.F92];[.$C$9]))" office:value-type="float" office:value="17.6777777777778">
            <text:p>17,678</text:p>
          </table:table-cell>
          <table:table-cell table:formula="of:=ABS([.L92])-[.M9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9-12-03">
            <text:p>03.12.2019</text:p>
          </table:table-cell>
          <table:table-cell table:style-name="ce22" table:formula="of:=[.$C$11]+INT(RAND()*([.$C$12]-[.$C$11]))" office:value-type="date" office:date-value="1995-05-09">
            <text:p>09.05.1995</text:p>
          </table:table-cell>
          <table:table-cell table:style-name="ce21" table:formula="of:=INFO.OBBA.OBBA.OBMAKE(&quot;date-&quot;&amp;COLUMN()&amp;&quot;-&quot;&amp;ROW();&quot;Date&quot;;[.E93])" office:value-type="string" office:string-value="date-7-93 &#10;[98146]">
            <text:p>date-7-93 <text:line-break/>[98146]</text:p>
          </table:table-cell>
          <table:table-cell table:style-name="ce21" table:formula="of:=INFO.OBBA.OBBA.OBMAKE(&quot;date-&quot;&amp;COLUMN()&amp;&quot;-&quot;&amp;ROW();&quot;Date&quot;;[.F93])" office:value-type="string" office:string-value="date-8-93 &#10;[98143]">
            <text:p>date-8-93 <text:line-break/>[9814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93])" office:value-type="string" office:string-value="cal-9-93 &#10;[98147]">
            <text:p>cal-9-93 <text:line-break/>[9814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93])" office:value-type="string" office:string-value="cal-10-93 &#10;[98144]">
            <text:p>cal-10-93 <text:line-break/>[98144]</text:p>
          </table:table-cell>
          <table:table-cell/>
          <table:table-cell table:formula="of:=INFO.OBBA.OBBA.OBGET(INFO.OBBA.OBBA.OBCALL(&quot;&quot;;[.$B$15];&quot;getDaycountFraction&quot;;[.I93];[.J93]))" office:value-type="float" office:value="-24.9277777777778">
            <text:p>-24,928</text:p>
          </table:table-cell>
          <table:table-cell table:style-name="ce35" table:formula="of:=(YEARFRAC([.E93];[.F93];[.$C$9]))" office:value-type="float" office:value="24.9277777777778">
            <text:p>24,928</text:p>
          </table:table-cell>
          <table:table-cell table:formula="of:=ABS([.L93])-[.M9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4-09-11">
            <text:p>11.09.2024</text:p>
          </table:table-cell>
          <table:table-cell table:style-name="ce22" table:formula="of:=[.$C$11]+INT(RAND()*([.$C$12]-[.$C$11]))" office:value-type="date" office:date-value="2023-10-12">
            <text:p>12.10.2023</text:p>
          </table:table-cell>
          <table:table-cell table:style-name="ce21" table:formula="of:=INFO.OBBA.OBBA.OBMAKE(&quot;date-&quot;&amp;COLUMN()&amp;&quot;-&quot;&amp;ROW();&quot;Date&quot;;[.E94])" office:value-type="string" office:string-value="date-7-94 &#10;[98153]">
            <text:p>date-7-94 <text:line-break/>[98153]</text:p>
          </table:table-cell>
          <table:table-cell table:style-name="ce21" table:formula="of:=INFO.OBBA.OBBA.OBMAKE(&quot;date-&quot;&amp;COLUMN()&amp;&quot;-&quot;&amp;ROW();&quot;Date&quot;;[.F94])" office:value-type="string" office:string-value="date-8-94 &#10;[98150]">
            <text:p>date-8-94 <text:line-break/>[9815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94])" office:value-type="string" office:string-value="cal-9-94 &#10;[98154]">
            <text:p>cal-9-94 <text:line-break/>[9815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94])" office:value-type="string" office:string-value="cal-10-94 &#10;[98151]">
            <text:p>cal-10-94 <text:line-break/>[98151]</text:p>
          </table:table-cell>
          <table:table-cell/>
          <table:table-cell table:formula="of:=INFO.OBBA.OBBA.OBGET(INFO.OBBA.OBBA.OBCALL(&quot;&quot;;[.$B$15];&quot;getDaycountFraction&quot;;[.I94];[.J94]))" office:value-type="float" office:value="-0.930555555555556">
            <text:p>-0,931</text:p>
          </table:table-cell>
          <table:table-cell table:style-name="ce35" table:formula="of:=(YEARFRAC([.E94];[.F94];[.$C$9]))" office:value-type="float" office:value="0.930555555555556">
            <text:p>0,931</text:p>
          </table:table-cell>
          <table:table-cell table:formula="of:=ABS([.L94])-[.M9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6-03-12">
            <text:p>12.03.1996</text:p>
          </table:table-cell>
          <table:table-cell table:style-name="ce22" table:formula="of:=[.$C$11]+INT(RAND()*([.$C$12]-[.$C$11]))" office:value-type="date" office:date-value="2021-12-22">
            <text:p>22.12.2021</text:p>
          </table:table-cell>
          <table:table-cell table:style-name="ce21" table:formula="of:=INFO.OBBA.OBBA.OBMAKE(&quot;date-&quot;&amp;COLUMN()&amp;&quot;-&quot;&amp;ROW();&quot;Date&quot;;[.E95])" office:value-type="string" office:string-value="date-7-95 &#10;[98160]">
            <text:p>date-7-95 <text:line-break/>[98160]</text:p>
          </table:table-cell>
          <table:table-cell table:style-name="ce21" table:formula="of:=INFO.OBBA.OBBA.OBMAKE(&quot;date-&quot;&amp;COLUMN()&amp;&quot;-&quot;&amp;ROW();&quot;Date&quot;;[.F95])" office:value-type="string" office:string-value="date-8-95 &#10;[98157]">
            <text:p>date-8-95 <text:line-break/>[9815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95])" office:value-type="string" office:string-value="cal-9-95 &#10;[98161]">
            <text:p>cal-9-95 <text:line-break/>[9816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95])" office:value-type="string" office:string-value="cal-10-95 &#10;[98158]">
            <text:p>cal-10-95 <text:line-break/>[98158]</text:p>
          </table:table-cell>
          <table:table-cell/>
          <table:table-cell table:formula="of:=INFO.OBBA.OBBA.OBGET(INFO.OBBA.OBBA.OBCALL(&quot;&quot;;[.$B$15];&quot;getDaycountFraction&quot;;[.I95];[.J95]))" office:value-type="float" office:value="26.1555555555556">
            <text:p>26,156</text:p>
          </table:table-cell>
          <table:table-cell table:style-name="ce35" table:formula="of:=(YEARFRAC([.E95];[.F95];[.$C$9]))" office:value-type="float" office:value="26.1555555555556">
            <text:p>26,156</text:p>
          </table:table-cell>
          <table:table-cell table:formula="of:=ABS([.L95])-[.M9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5-06-25">
            <text:p>25.06.2005</text:p>
          </table:table-cell>
          <table:table-cell table:style-name="ce22" table:formula="of:=[.$C$11]+INT(RAND()*([.$C$12]-[.$C$11]))" office:value-type="date" office:date-value="2009-03-09">
            <text:p>09.03.2009</text:p>
          </table:table-cell>
          <table:table-cell table:style-name="ce21" table:formula="of:=INFO.OBBA.OBBA.OBMAKE(&quot;date-&quot;&amp;COLUMN()&amp;&quot;-&quot;&amp;ROW();&quot;Date&quot;;[.E96])" office:value-type="string" office:string-value="date-7-96 &#10;[98167]">
            <text:p>date-7-96 <text:line-break/>[98167]</text:p>
          </table:table-cell>
          <table:table-cell table:style-name="ce21" table:formula="of:=INFO.OBBA.OBBA.OBMAKE(&quot;date-&quot;&amp;COLUMN()&amp;&quot;-&quot;&amp;ROW();&quot;Date&quot;;[.F96])" office:value-type="string" office:string-value="date-8-96 &#10;[98164]">
            <text:p>date-8-96 <text:line-break/>[9816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96])" office:value-type="string" office:string-value="cal-9-96 &#10;[98168]">
            <text:p>cal-9-96 <text:line-break/>[9816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96])" office:value-type="string" office:string-value="cal-10-96 &#10;[98165]">
            <text:p>cal-10-96 <text:line-break/>[98165]</text:p>
          </table:table-cell>
          <table:table-cell/>
          <table:table-cell table:formula="of:=INFO.OBBA.OBBA.OBGET(INFO.OBBA.OBBA.OBCALL(&quot;&quot;;[.$B$15];&quot;getDaycountFraction&quot;;[.I96];[.J96]))" office:value-type="float" office:value="3.75833333333333">
            <text:p>3,758</text:p>
          </table:table-cell>
          <table:table-cell table:style-name="ce35" table:formula="of:=(YEARFRAC([.E96];[.F96];[.$C$9]))" office:value-type="float" office:value="3.75833333333333">
            <text:p>3,758</text:p>
          </table:table-cell>
          <table:table-cell table:formula="of:=ABS([.L96])-[.M9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0-12-07">
            <text:p>07.12.2020</text:p>
          </table:table-cell>
          <table:table-cell table:style-name="ce22" table:formula="of:=[.$C$11]+INT(RAND()*([.$C$12]-[.$C$11]))" office:value-type="date" office:date-value="2029-02-09">
            <text:p>09.02.2029</text:p>
          </table:table-cell>
          <table:table-cell table:style-name="ce21" table:formula="of:=INFO.OBBA.OBBA.OBMAKE(&quot;date-&quot;&amp;COLUMN()&amp;&quot;-&quot;&amp;ROW();&quot;Date&quot;;[.E97])" office:value-type="string" office:string-value="date-7-97 &#10;[98174]">
            <text:p>date-7-97 <text:line-break/>[98174]</text:p>
          </table:table-cell>
          <table:table-cell table:style-name="ce21" table:formula="of:=INFO.OBBA.OBBA.OBMAKE(&quot;date-&quot;&amp;COLUMN()&amp;&quot;-&quot;&amp;ROW();&quot;Date&quot;;[.F97])" office:value-type="string" office:string-value="date-8-97 &#10;[98171]">
            <text:p>date-8-97 <text:line-break/>[9817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97])" office:value-type="string" office:string-value="cal-9-97 &#10;[98175]">
            <text:p>cal-9-97 <text:line-break/>[9817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97])" office:value-type="string" office:string-value="cal-10-97 &#10;[98172]">
            <text:p>cal-10-97 <text:line-break/>[98172]</text:p>
          </table:table-cell>
          <table:table-cell/>
          <table:table-cell table:formula="of:=INFO.OBBA.OBBA.OBGET(INFO.OBBA.OBBA.OBCALL(&quot;&quot;;[.$B$15];&quot;getDaycountFraction&quot;;[.I97];[.J97]))" office:value-type="float" office:value="8.29444444444444">
            <text:p>8,294</text:p>
          </table:table-cell>
          <table:table-cell table:style-name="ce35" table:formula="of:=(YEARFRAC([.E97];[.F97];[.$C$9]))" office:value-type="float" office:value="8.29444444444444">
            <text:p>8,294</text:p>
          </table:table-cell>
          <table:table-cell table:formula="of:=ABS([.L97])-[.M9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2-04-20">
            <text:p>20.04.2022</text:p>
          </table:table-cell>
          <table:table-cell table:style-name="ce22" table:formula="of:=[.$C$11]+INT(RAND()*([.$C$12]-[.$C$11]))" office:value-type="date" office:date-value="1996-04-17">
            <text:p>17.04.1996</text:p>
          </table:table-cell>
          <table:table-cell table:style-name="ce21" table:formula="of:=INFO.OBBA.OBBA.OBMAKE(&quot;date-&quot;&amp;COLUMN()&amp;&quot;-&quot;&amp;ROW();&quot;Date&quot;;[.E98])" office:value-type="string" office:string-value="date-7-98 &#10;[98181]">
            <text:p>date-7-98 <text:line-break/>[98181]</text:p>
          </table:table-cell>
          <table:table-cell table:style-name="ce21" table:formula="of:=INFO.OBBA.OBBA.OBMAKE(&quot;date-&quot;&amp;COLUMN()&amp;&quot;-&quot;&amp;ROW();&quot;Date&quot;;[.F98])" office:value-type="string" office:string-value="date-8-98 &#10;[98178]">
            <text:p>date-8-98 <text:line-break/>[9817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98])" office:value-type="string" office:string-value="cal-9-98 &#10;[98182]">
            <text:p>cal-9-98 <text:line-break/>[9818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98])" office:value-type="string" office:string-value="cal-10-98 &#10;[98179]">
            <text:p>cal-10-98 <text:line-break/>[98179]</text:p>
          </table:table-cell>
          <table:table-cell/>
          <table:table-cell table:formula="of:=INFO.OBBA.OBBA.OBGET(INFO.OBBA.OBBA.OBCALL(&quot;&quot;;[.$B$15];&quot;getDaycountFraction&quot;;[.I98];[.J98]))" office:value-type="float" office:value="-26.3861111111111">
            <text:p>-26,386</text:p>
          </table:table-cell>
          <table:table-cell table:style-name="ce35" table:formula="of:=(YEARFRAC([.E98];[.F98];[.$C$9]))" office:value-type="float" office:value="26.3861111111111">
            <text:p>26,386</text:p>
          </table:table-cell>
          <table:table-cell table:formula="of:=ABS([.L98])-[.M9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1-01-13">
            <text:p>13.01.1991</text:p>
          </table:table-cell>
          <table:table-cell table:style-name="ce22" table:formula="of:=[.$C$11]+INT(RAND()*([.$C$12]-[.$C$11]))" office:value-type="date" office:date-value="2003-08-13">
            <text:p>13.08.2003</text:p>
          </table:table-cell>
          <table:table-cell table:style-name="ce21" table:formula="of:=INFO.OBBA.OBBA.OBMAKE(&quot;date-&quot;&amp;COLUMN()&amp;&quot;-&quot;&amp;ROW();&quot;Date&quot;;[.E99])" office:value-type="string" office:string-value="date-7-99 &#10;[98188]">
            <text:p>date-7-99 <text:line-break/>[98188]</text:p>
          </table:table-cell>
          <table:table-cell table:style-name="ce21" table:formula="of:=INFO.OBBA.OBBA.OBMAKE(&quot;date-&quot;&amp;COLUMN()&amp;&quot;-&quot;&amp;ROW();&quot;Date&quot;;[.F99])" office:value-type="string" office:string-value="date-8-99 &#10;[98185]">
            <text:p>date-8-99 <text:line-break/>[9818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99])" office:value-type="string" office:string-value="cal-9-99 &#10;[98189]">
            <text:p>cal-9-99 <text:line-break/>[9818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99])" office:value-type="string" office:string-value="cal-10-99 &#10;[98186]">
            <text:p>cal-10-99 <text:line-break/>[98186]</text:p>
          </table:table-cell>
          <table:table-cell/>
          <table:table-cell table:formula="of:=INFO.OBBA.OBBA.OBGET(INFO.OBBA.OBBA.OBCALL(&quot;&quot;;[.$B$15];&quot;getDaycountFraction&quot;;[.I99];[.J99]))" office:value-type="float" office:value="12.7638888888889">
            <text:p>12,764</text:p>
          </table:table-cell>
          <table:table-cell table:style-name="ce35" table:formula="of:=(YEARFRAC([.E99];[.F99];[.$C$9]))" office:value-type="float" office:value="12.7638888888889">
            <text:p>12,764</text:p>
          </table:table-cell>
          <table:table-cell table:formula="of:=ABS([.L99])-[.M9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0-06-22">
            <text:p>22.06.2010</text:p>
          </table:table-cell>
          <table:table-cell table:style-name="ce22" table:formula="of:=[.$C$11]+INT(RAND()*([.$C$12]-[.$C$11]))" office:value-type="date" office:date-value="2012-03-01">
            <text:p>01.03.2012</text:p>
          </table:table-cell>
          <table:table-cell table:style-name="ce21" table:formula="of:=INFO.OBBA.OBBA.OBMAKE(&quot;date-&quot;&amp;COLUMN()&amp;&quot;-&quot;&amp;ROW();&quot;Date&quot;;[.E100])" office:value-type="string" office:string-value="date-7-100 &#10;[98195]">
            <text:p>date-7-100 <text:line-break/>[98195]</text:p>
          </table:table-cell>
          <table:table-cell table:style-name="ce21" table:formula="of:=INFO.OBBA.OBBA.OBMAKE(&quot;date-&quot;&amp;COLUMN()&amp;&quot;-&quot;&amp;ROW();&quot;Date&quot;;[.F100])" office:value-type="string" office:string-value="date-8-100 &#10;[98192]">
            <text:p>date-8-100 <text:line-break/>[9819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00])" office:value-type="string" office:string-value="cal-9-100 &#10;[98196]">
            <text:p>cal-9-100 <text:line-break/>[9819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00])" office:value-type="string" office:string-value="cal-10-100 &#10;[98193]">
            <text:p>cal-10-100 <text:line-break/>[98193]</text:p>
          </table:table-cell>
          <table:table-cell/>
          <table:table-cell table:formula="of:=INFO.OBBA.OBBA.OBGET(INFO.OBBA.OBBA.OBCALL(&quot;&quot;;[.$B$15];&quot;getDaycountFraction&quot;;[.I100];[.J100]))" office:value-type="float" office:value="1.71666666666667">
            <text:p>1,717</text:p>
          </table:table-cell>
          <table:table-cell table:style-name="ce35" table:formula="of:=(YEARFRAC([.E100];[.F100];[.$C$9]))" office:value-type="float" office:value="1.71666666666667">
            <text:p>1,717</text:p>
          </table:table-cell>
          <table:table-cell table:formula="of:=ABS([.L100])-[.M10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8-07-12">
            <text:p>12.07.2028</text:p>
          </table:table-cell>
          <table:table-cell table:style-name="ce22" table:formula="of:=[.$C$11]+INT(RAND()*([.$C$12]-[.$C$11]))" office:value-type="date" office:date-value="2010-11-25">
            <text:p>25.11.2010</text:p>
          </table:table-cell>
          <table:table-cell table:style-name="ce21" table:formula="of:=INFO.OBBA.OBBA.OBMAKE(&quot;date-&quot;&amp;COLUMN()&amp;&quot;-&quot;&amp;ROW();&quot;Date&quot;;[.E101])" office:value-type="string" office:string-value="date-7-101 &#10;[98202]">
            <text:p>date-7-101 <text:line-break/>[98202]</text:p>
          </table:table-cell>
          <table:table-cell table:style-name="ce21" table:formula="of:=INFO.OBBA.OBBA.OBMAKE(&quot;date-&quot;&amp;COLUMN()&amp;&quot;-&quot;&amp;ROW();&quot;Date&quot;;[.F101])" office:value-type="string" office:string-value="date-8-101 &#10;[98199]">
            <text:p>date-8-101 <text:line-break/>[9819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01])" office:value-type="string" office:string-value="cal-9-101 &#10;[98203]">
            <text:p>cal-9-101 <text:line-break/>[9820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01])" office:value-type="string" office:string-value="cal-10-101 &#10;[98200]">
            <text:p>cal-10-101 <text:line-break/>[98200]</text:p>
          </table:table-cell>
          <table:table-cell/>
          <table:table-cell table:formula="of:=INFO.OBBA.OBBA.OBGET(INFO.OBBA.OBBA.OBCALL(&quot;&quot;;[.$B$15];&quot;getDaycountFraction&quot;;[.I101];[.J101]))" office:value-type="float" office:value="-17.8861111111111">
            <text:p>-17,886</text:p>
          </table:table-cell>
          <table:table-cell table:style-name="ce35" table:formula="of:=(YEARFRAC([.E101];[.F101];[.$C$9]))" office:value-type="float" office:value="17.8861111111111">
            <text:p>17,886</text:p>
          </table:table-cell>
          <table:table-cell table:formula="of:=ABS([.L101])-[.M10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3-06-16">
            <text:p>16.06.1993</text:p>
          </table:table-cell>
          <table:table-cell table:style-name="ce22" table:formula="of:=[.$C$11]+INT(RAND()*([.$C$12]-[.$C$11]))" office:value-type="date" office:date-value="1993-06-11">
            <text:p>11.06.1993</text:p>
          </table:table-cell>
          <table:table-cell table:style-name="ce21" table:formula="of:=INFO.OBBA.OBBA.OBMAKE(&quot;date-&quot;&amp;COLUMN()&amp;&quot;-&quot;&amp;ROW();&quot;Date&quot;;[.E102])" office:value-type="string" office:string-value="date-7-102 &#10;[98209]">
            <text:p>date-7-102 <text:line-break/>[98209]</text:p>
          </table:table-cell>
          <table:table-cell table:style-name="ce21" table:formula="of:=INFO.OBBA.OBBA.OBMAKE(&quot;date-&quot;&amp;COLUMN()&amp;&quot;-&quot;&amp;ROW();&quot;Date&quot;;[.F102])" office:value-type="string" office:string-value="date-8-102 &#10;[98206]">
            <text:p>date-8-102 <text:line-break/>[9820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02])" office:value-type="string" office:string-value="cal-9-102 &#10;[98210]">
            <text:p>cal-9-102 <text:line-break/>[9821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02])" office:value-type="string" office:string-value="cal-10-102 &#10;[98207]">
            <text:p>cal-10-102 <text:line-break/>[98207]</text:p>
          </table:table-cell>
          <table:table-cell/>
          <table:table-cell table:formula="of:=INFO.OBBA.OBBA.OBGET(INFO.OBBA.OBBA.OBCALL(&quot;&quot;;[.$B$15];&quot;getDaycountFraction&quot;;[.I102];[.J102]))" office:value-type="float" office:value="-0.0138888888888889">
            <text:p>-0,014</text:p>
          </table:table-cell>
          <table:table-cell table:style-name="ce35" table:formula="of:=(YEARFRAC([.E102];[.F102];[.$C$9]))" office:value-type="float" office:value="0.0138888888888889">
            <text:p>0,014</text:p>
          </table:table-cell>
          <table:table-cell table:formula="of:=ABS([.L102])-[.M10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1-11-01">
            <text:p>01.11.2021</text:p>
          </table:table-cell>
          <table:table-cell table:style-name="ce22" table:formula="of:=[.$C$11]+INT(RAND()*([.$C$12]-[.$C$11]))" office:value-type="date" office:date-value="2002-07-31">
            <text:p>31.07.2002</text:p>
          </table:table-cell>
          <table:table-cell table:style-name="ce21" table:formula="of:=INFO.OBBA.OBBA.OBMAKE(&quot;date-&quot;&amp;COLUMN()&amp;&quot;-&quot;&amp;ROW();&quot;Date&quot;;[.E103])" office:value-type="string" office:string-value="date-7-103 &#10;[98216]">
            <text:p>date-7-103 <text:line-break/>[98216]</text:p>
          </table:table-cell>
          <table:table-cell table:style-name="ce21" table:formula="of:=INFO.OBBA.OBBA.OBMAKE(&quot;date-&quot;&amp;COLUMN()&amp;&quot;-&quot;&amp;ROW();&quot;Date&quot;;[.F103])" office:value-type="string" office:string-value="date-8-103 &#10;[98213]">
            <text:p>date-8-103 <text:line-break/>[9821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03])" office:value-type="string" office:string-value="cal-9-103 &#10;[98217]">
            <text:p>cal-9-103 <text:line-break/>[9821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03])" office:value-type="string" office:string-value="cal-10-103 &#10;[98214]">
            <text:p>cal-10-103 <text:line-break/>[98214]</text:p>
          </table:table-cell>
          <table:table-cell/>
          <table:table-cell table:formula="of:=INFO.OBBA.OBBA.OBGET(INFO.OBBA.OBBA.OBCALL(&quot;&quot;;[.$B$15];&quot;getDaycountFraction&quot;;[.I103];[.J103]))" office:value-type="float" office:value="-19.5361111111111">
            <text:p>-19,536</text:p>
          </table:table-cell>
          <table:table-cell table:style-name="ce35" table:formula="of:=(YEARFRAC([.E103];[.F103];[.$C$9]))" office:value-type="float" office:value="19.5361111111111">
            <text:p>19,536</text:p>
          </table:table-cell>
          <table:table-cell table:formula="of:=ABS([.L103])-[.M10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3-04-14">
            <text:p>14.04.2003</text:p>
          </table:table-cell>
          <table:table-cell table:style-name="ce22" table:formula="of:=[.$C$11]+INT(RAND()*([.$C$12]-[.$C$11]))" office:value-type="date" office:date-value="1992-02-17">
            <text:p>17.02.1992</text:p>
          </table:table-cell>
          <table:table-cell table:style-name="ce21" table:formula="of:=INFO.OBBA.OBBA.OBMAKE(&quot;date-&quot;&amp;COLUMN()&amp;&quot;-&quot;&amp;ROW();&quot;Date&quot;;[.E104])" office:value-type="string" office:string-value="date-7-104 &#10;[98223]">
            <text:p>date-7-104 <text:line-break/>[98223]</text:p>
          </table:table-cell>
          <table:table-cell table:style-name="ce21" table:formula="of:=INFO.OBBA.OBBA.OBMAKE(&quot;date-&quot;&amp;COLUMN()&amp;&quot;-&quot;&amp;ROW();&quot;Date&quot;;[.F104])" office:value-type="string" office:string-value="date-8-104 &#10;[98220]">
            <text:p>date-8-104 <text:line-break/>[9822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04])" office:value-type="string" office:string-value="cal-9-104 &#10;[98224]">
            <text:p>cal-9-104 <text:line-break/>[9822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04])" office:value-type="string" office:string-value="cal-10-104 &#10;[98221]">
            <text:p>cal-10-104 <text:line-break/>[98221]</text:p>
          </table:table-cell>
          <table:table-cell/>
          <table:table-cell table:formula="of:=INFO.OBBA.OBBA.OBGET(INFO.OBBA.OBBA.OBCALL(&quot;&quot;;[.$B$15];&quot;getDaycountFraction&quot;;[.I104];[.J104]))" office:value-type="float" office:value="-11.3166666666667">
            <text:p>-11,317</text:p>
          </table:table-cell>
          <table:table-cell table:style-name="ce35" table:formula="of:=(YEARFRAC([.E104];[.F104];[.$C$9]))" office:value-type="float" office:value="11.3166666666667">
            <text:p>11,317</text:p>
          </table:table-cell>
          <table:table-cell table:formula="of:=ABS([.L104])-[.M10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1-11-21">
            <text:p>21.11.2021</text:p>
          </table:table-cell>
          <table:table-cell table:style-name="ce22" table:formula="of:=[.$C$11]+INT(RAND()*([.$C$12]-[.$C$11]))" office:value-type="date" office:date-value="1986-04-13">
            <text:p>13.04.1986</text:p>
          </table:table-cell>
          <table:table-cell table:style-name="ce21" table:formula="of:=INFO.OBBA.OBBA.OBMAKE(&quot;date-&quot;&amp;COLUMN()&amp;&quot;-&quot;&amp;ROW();&quot;Date&quot;;[.E105])" office:value-type="string" office:string-value="date-7-105 &#10;[98230]">
            <text:p>date-7-105 <text:line-break/>[98230]</text:p>
          </table:table-cell>
          <table:table-cell table:style-name="ce21" table:formula="of:=INFO.OBBA.OBBA.OBMAKE(&quot;date-&quot;&amp;COLUMN()&amp;&quot;-&quot;&amp;ROW();&quot;Date&quot;;[.F105])" office:value-type="string" office:string-value="date-8-105 &#10;[98227]">
            <text:p>date-8-105 <text:line-break/>[9822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05])" office:value-type="string" office:string-value="cal-9-105 &#10;[98231]">
            <text:p>cal-9-105 <text:line-break/>[9823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05])" office:value-type="string" office:string-value="cal-10-105 &#10;[98228]">
            <text:p>cal-10-105 <text:line-break/>[98228]</text:p>
          </table:table-cell>
          <table:table-cell/>
          <table:table-cell table:formula="of:=INFO.OBBA.OBBA.OBGET(INFO.OBBA.OBBA.OBCALL(&quot;&quot;;[.$B$15];&quot;getDaycountFraction&quot;;[.I105];[.J105]))" office:value-type="float" office:value="-36.1277777777778">
            <text:p>-36,128</text:p>
          </table:table-cell>
          <table:table-cell table:style-name="ce35" table:formula="of:=(YEARFRAC([.E105];[.F105];[.$C$9]))" office:value-type="float" office:value="36.1277777777778">
            <text:p>36,128</text:p>
          </table:table-cell>
          <table:table-cell table:formula="of:=ABS([.L105])-[.M10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5-07-15">
            <text:p>15.07.2025</text:p>
          </table:table-cell>
          <table:table-cell table:style-name="ce22" table:formula="of:=[.$C$11]+INT(RAND()*([.$C$12]-[.$C$11]))" office:value-type="date" office:date-value="1981-02-27">
            <text:p>27.02.1981</text:p>
          </table:table-cell>
          <table:table-cell table:style-name="ce21" table:formula="of:=INFO.OBBA.OBBA.OBMAKE(&quot;date-&quot;&amp;COLUMN()&amp;&quot;-&quot;&amp;ROW();&quot;Date&quot;;[.E106])" office:value-type="string" office:string-value="date-7-106 &#10;[98237]">
            <text:p>date-7-106 <text:line-break/>[98237]</text:p>
          </table:table-cell>
          <table:table-cell table:style-name="ce21" table:formula="of:=INFO.OBBA.OBBA.OBMAKE(&quot;date-&quot;&amp;COLUMN()&amp;&quot;-&quot;&amp;ROW();&quot;Date&quot;;[.F106])" office:value-type="string" office:string-value="date-8-106 &#10;[98234]">
            <text:p>date-8-106 <text:line-break/>[9823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06])" office:value-type="string" office:string-value="cal-9-106 &#10;[98238]">
            <text:p>cal-9-106 <text:line-break/>[9823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06])" office:value-type="string" office:string-value="cal-10-106 &#10;[98235]">
            <text:p>cal-10-106 <text:line-break/>[98235]</text:p>
          </table:table-cell>
          <table:table-cell/>
          <table:table-cell table:formula="of:=INFO.OBBA.OBBA.OBGET(INFO.OBBA.OBBA.OBCALL(&quot;&quot;;[.$B$15];&quot;getDaycountFraction&quot;;[.I106];[.J106]))" office:value-type="float" office:value="-45.025">
            <text:p>-45,025</text:p>
          </table:table-cell>
          <table:table-cell table:style-name="ce35" table:formula="of:=(YEARFRAC([.E106];[.F106];[.$C$9]))" office:value-type="float" office:value="45.025">
            <text:p>45,025</text:p>
          </table:table-cell>
          <table:table-cell table:formula="of:=ABS([.L106])-[.M10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1-05-13">
            <text:p>13.05.1981</text:p>
          </table:table-cell>
          <table:table-cell table:style-name="ce22" table:formula="of:=[.$C$11]+INT(RAND()*([.$C$12]-[.$C$11]))" office:value-type="date" office:date-value="2018-08-31">
            <text:p>31.08.2018</text:p>
          </table:table-cell>
          <table:table-cell table:style-name="ce21" table:formula="of:=INFO.OBBA.OBBA.OBMAKE(&quot;date-&quot;&amp;COLUMN()&amp;&quot;-&quot;&amp;ROW();&quot;Date&quot;;[.E107])" office:value-type="string" office:string-value="date-7-107 &#10;[98244]">
            <text:p>date-7-107 <text:line-break/>[98244]</text:p>
          </table:table-cell>
          <table:table-cell table:style-name="ce21" table:formula="of:=INFO.OBBA.OBBA.OBMAKE(&quot;date-&quot;&amp;COLUMN()&amp;&quot;-&quot;&amp;ROW();&quot;Date&quot;;[.F107])" office:value-type="string" office:string-value="date-8-107 &#10;[98241]">
            <text:p>date-8-107 <text:line-break/>[9824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07])" office:value-type="string" office:string-value="cal-9-107 &#10;[98245]">
            <text:p>cal-9-107 <text:line-break/>[9824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07])" office:value-type="string" office:string-value="cal-10-107 &#10;[98242]">
            <text:p>cal-10-107 <text:line-break/>[98242]</text:p>
          </table:table-cell>
          <table:table-cell/>
          <table:table-cell table:formula="of:=INFO.OBBA.OBBA.OBGET(INFO.OBBA.OBBA.OBCALL(&quot;&quot;;[.$B$15];&quot;getDaycountFraction&quot;;[.I107];[.J107]))" office:value-type="float" office:value="37.8444444444444">
            <text:p>37,844</text:p>
          </table:table-cell>
          <table:table-cell table:style-name="ce35" table:formula="of:=(YEARFRAC([.E107];[.F107];[.$C$9]))" office:value-type="float" office:value="37.8444444444444">
            <text:p>37,844</text:p>
          </table:table-cell>
          <table:table-cell table:formula="of:=ABS([.L107])-[.M10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6-01-22">
            <text:p>22.01.1996</text:p>
          </table:table-cell>
          <table:table-cell table:style-name="ce22" table:formula="of:=[.$C$11]+INT(RAND()*([.$C$12]-[.$C$11]))" office:value-type="date" office:date-value="2028-01-07">
            <text:p>07.01.2028</text:p>
          </table:table-cell>
          <table:table-cell table:style-name="ce21" table:formula="of:=INFO.OBBA.OBBA.OBMAKE(&quot;date-&quot;&amp;COLUMN()&amp;&quot;-&quot;&amp;ROW();&quot;Date&quot;;[.E108])" office:value-type="string" office:string-value="date-7-108 &#10;[98251]">
            <text:p>date-7-108 <text:line-break/>[98251]</text:p>
          </table:table-cell>
          <table:table-cell table:style-name="ce21" table:formula="of:=INFO.OBBA.OBBA.OBMAKE(&quot;date-&quot;&amp;COLUMN()&amp;&quot;-&quot;&amp;ROW();&quot;Date&quot;;[.F108])" office:value-type="string" office:string-value="date-8-108 &#10;[98248]">
            <text:p>date-8-108 <text:line-break/>[9824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08])" office:value-type="string" office:string-value="cal-9-108 &#10;[98252]">
            <text:p>cal-9-108 <text:line-break/>[9825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08])" office:value-type="string" office:string-value="cal-10-108 &#10;[98249]">
            <text:p>cal-10-108 <text:line-break/>[98249]</text:p>
          </table:table-cell>
          <table:table-cell/>
          <table:table-cell table:formula="of:=INFO.OBBA.OBBA.OBGET(INFO.OBBA.OBBA.OBCALL(&quot;&quot;;[.$B$15];&quot;getDaycountFraction&quot;;[.I108];[.J108]))" office:value-type="float" office:value="32.425">
            <text:p>32,425</text:p>
          </table:table-cell>
          <table:table-cell table:style-name="ce35" table:formula="of:=(YEARFRAC([.E108];[.F108];[.$C$9]))" office:value-type="float" office:value="32.425">
            <text:p>32,425</text:p>
          </table:table-cell>
          <table:table-cell table:formula="of:=ABS([.L108])-[.M10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5-12-10">
            <text:p>10.12.1995</text:p>
          </table:table-cell>
          <table:table-cell table:style-name="ce22" table:formula="of:=[.$C$11]+INT(RAND()*([.$C$12]-[.$C$11]))" office:value-type="date" office:date-value="2000-12-30">
            <text:p>30.12.2000</text:p>
          </table:table-cell>
          <table:table-cell table:style-name="ce21" table:formula="of:=INFO.OBBA.OBBA.OBMAKE(&quot;date-&quot;&amp;COLUMN()&amp;&quot;-&quot;&amp;ROW();&quot;Date&quot;;[.E109])" office:value-type="string" office:string-value="date-7-109 &#10;[98258]">
            <text:p>date-7-109 <text:line-break/>[98258]</text:p>
          </table:table-cell>
          <table:table-cell table:style-name="ce21" table:formula="of:=INFO.OBBA.OBBA.OBMAKE(&quot;date-&quot;&amp;COLUMN()&amp;&quot;-&quot;&amp;ROW();&quot;Date&quot;;[.F109])" office:value-type="string" office:string-value="date-8-109 &#10;[98255]">
            <text:p>date-8-109 <text:line-break/>[9825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09])" office:value-type="string" office:string-value="cal-9-109 &#10;[98259]">
            <text:p>cal-9-109 <text:line-break/>[9825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09])" office:value-type="string" office:string-value="cal-10-109 &#10;[98256]">
            <text:p>cal-10-109 <text:line-break/>[98256]</text:p>
          </table:table-cell>
          <table:table-cell/>
          <table:table-cell table:formula="of:=INFO.OBBA.OBBA.OBGET(INFO.OBBA.OBBA.OBCALL(&quot;&quot;;[.$B$15];&quot;getDaycountFraction&quot;;[.I109];[.J109]))" office:value-type="float" office:value="5.13055555555556">
            <text:p>5,131</text:p>
          </table:table-cell>
          <table:table-cell table:style-name="ce35" table:formula="of:=(YEARFRAC([.E109];[.F109];[.$C$9]))" office:value-type="float" office:value="5.13055555555556">
            <text:p>5,131</text:p>
          </table:table-cell>
          <table:table-cell table:formula="of:=ABS([.L109])-[.M10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3-04-12">
            <text:p>12.04.1983</text:p>
          </table:table-cell>
          <table:table-cell table:style-name="ce22" table:formula="of:=[.$C$11]+INT(RAND()*([.$C$12]-[.$C$11]))" office:value-type="date" office:date-value="2012-10-27">
            <text:p>27.10.2012</text:p>
          </table:table-cell>
          <table:table-cell table:style-name="ce21" table:formula="of:=INFO.OBBA.OBBA.OBMAKE(&quot;date-&quot;&amp;COLUMN()&amp;&quot;-&quot;&amp;ROW();&quot;Date&quot;;[.E110])" office:value-type="string" office:string-value="date-7-110 &#10;[98265]">
            <text:p>date-7-110 <text:line-break/>[98265]</text:p>
          </table:table-cell>
          <table:table-cell table:style-name="ce21" table:formula="of:=INFO.OBBA.OBBA.OBMAKE(&quot;date-&quot;&amp;COLUMN()&amp;&quot;-&quot;&amp;ROW();&quot;Date&quot;;[.F110])" office:value-type="string" office:string-value="date-8-110 &#10;[98262]">
            <text:p>date-8-110 <text:line-break/>[9826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10])" office:value-type="string" office:string-value="cal-9-110 &#10;[98266]">
            <text:p>cal-9-110 <text:line-break/>[9826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10])" office:value-type="string" office:string-value="cal-10-110 &#10;[98263]">
            <text:p>cal-10-110 <text:line-break/>[98263]</text:p>
          </table:table-cell>
          <table:table-cell/>
          <table:table-cell table:formula="of:=INFO.OBBA.OBBA.OBGET(INFO.OBBA.OBBA.OBCALL(&quot;&quot;;[.$B$15];&quot;getDaycountFraction&quot;;[.I110];[.J110]))" office:value-type="float" office:value="29.975">
            <text:p>29,975</text:p>
          </table:table-cell>
          <table:table-cell table:style-name="ce35" table:formula="of:=(YEARFRAC([.E110];[.F110];[.$C$9]))" office:value-type="float" office:value="29.975">
            <text:p>29,975</text:p>
          </table:table-cell>
          <table:table-cell table:formula="of:=ABS([.L110])-[.M11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0-10-28">
            <text:p>28.10.2010</text:p>
          </table:table-cell>
          <table:table-cell table:style-name="ce22" table:formula="of:=[.$C$11]+INT(RAND()*([.$C$12]-[.$C$11]))" office:value-type="date" office:date-value="2018-02-22">
            <text:p>22.02.2018</text:p>
          </table:table-cell>
          <table:table-cell table:style-name="ce21" table:formula="of:=INFO.OBBA.OBBA.OBMAKE(&quot;date-&quot;&amp;COLUMN()&amp;&quot;-&quot;&amp;ROW();&quot;Date&quot;;[.E111])" office:value-type="string" office:string-value="date-7-111 &#10;[98272]">
            <text:p>date-7-111 <text:line-break/>[98272]</text:p>
          </table:table-cell>
          <table:table-cell table:style-name="ce21" table:formula="of:=INFO.OBBA.OBBA.OBMAKE(&quot;date-&quot;&amp;COLUMN()&amp;&quot;-&quot;&amp;ROW();&quot;Date&quot;;[.F111])" office:value-type="string" office:string-value="date-8-111 &#10;[98269]">
            <text:p>date-8-111 <text:line-break/>[9826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11])" office:value-type="string" office:string-value="cal-9-111 &#10;[98273]">
            <text:p>cal-9-111 <text:line-break/>[9827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11])" office:value-type="string" office:string-value="cal-10-111 &#10;[98270]">
            <text:p>cal-10-111 <text:line-break/>[98270]</text:p>
          </table:table-cell>
          <table:table-cell/>
          <table:table-cell table:formula="of:=INFO.OBBA.OBBA.OBGET(INFO.OBBA.OBBA.OBCALL(&quot;&quot;;[.$B$15];&quot;getDaycountFraction&quot;;[.I111];[.J111]))" office:value-type="float" office:value="7.42777777777778">
            <text:p>7,428</text:p>
          </table:table-cell>
          <table:table-cell table:style-name="ce35" table:formula="of:=(YEARFRAC([.E111];[.F111];[.$C$9]))" office:value-type="float" office:value="7.42777777777778">
            <text:p>7,428</text:p>
          </table:table-cell>
          <table:table-cell table:formula="of:=ABS([.L111])-[.M11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5-10-11">
            <text:p>11.10.2015</text:p>
          </table:table-cell>
          <table:table-cell table:style-name="ce22" table:formula="of:=[.$C$11]+INT(RAND()*([.$C$12]-[.$C$11]))" office:value-type="date" office:date-value="2016-12-13">
            <text:p>13.12.2016</text:p>
          </table:table-cell>
          <table:table-cell table:style-name="ce21" table:formula="of:=INFO.OBBA.OBBA.OBMAKE(&quot;date-&quot;&amp;COLUMN()&amp;&quot;-&quot;&amp;ROW();&quot;Date&quot;;[.E112])" office:value-type="string" office:string-value="date-7-112 &#10;[98279]">
            <text:p>date-7-112 <text:line-break/>[98279]</text:p>
          </table:table-cell>
          <table:table-cell table:style-name="ce21" table:formula="of:=INFO.OBBA.OBBA.OBMAKE(&quot;date-&quot;&amp;COLUMN()&amp;&quot;-&quot;&amp;ROW();&quot;Date&quot;;[.F112])" office:value-type="string" office:string-value="date-8-112 &#10;[98276]">
            <text:p>date-8-112 <text:line-break/>[9827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12])" office:value-type="string" office:string-value="cal-9-112 &#10;[98280]">
            <text:p>cal-9-112 <text:line-break/>[9828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12])" office:value-type="string" office:string-value="cal-10-112 &#10;[98277]">
            <text:p>cal-10-112 <text:line-break/>[98277]</text:p>
          </table:table-cell>
          <table:table-cell/>
          <table:table-cell table:formula="of:=INFO.OBBA.OBBA.OBGET(INFO.OBBA.OBBA.OBCALL(&quot;&quot;;[.$B$15];&quot;getDaycountFraction&quot;;[.I112];[.J112]))" office:value-type="float" office:value="1.19166666666667">
            <text:p>1,192</text:p>
          </table:table-cell>
          <table:table-cell table:style-name="ce35" table:formula="of:=(YEARFRAC([.E112];[.F112];[.$C$9]))" office:value-type="float" office:value="1.19166666666667">
            <text:p>1,192</text:p>
          </table:table-cell>
          <table:table-cell table:formula="of:=ABS([.L112])-[.M11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2-04-08">
            <text:p>08.04.2002</text:p>
          </table:table-cell>
          <table:table-cell table:style-name="ce22" table:formula="of:=[.$C$11]+INT(RAND()*([.$C$12]-[.$C$11]))" office:value-type="date" office:date-value="1980-11-30">
            <text:p>30.11.1980</text:p>
          </table:table-cell>
          <table:table-cell table:style-name="ce21" table:formula="of:=INFO.OBBA.OBBA.OBMAKE(&quot;date-&quot;&amp;COLUMN()&amp;&quot;-&quot;&amp;ROW();&quot;Date&quot;;[.E113])" office:value-type="string" office:string-value="date-7-113 &#10;[98286]">
            <text:p>date-7-113 <text:line-break/>[98286]</text:p>
          </table:table-cell>
          <table:table-cell table:style-name="ce21" table:formula="of:=INFO.OBBA.OBBA.OBMAKE(&quot;date-&quot;&amp;COLUMN()&amp;&quot;-&quot;&amp;ROW();&quot;Date&quot;;[.F113])" office:value-type="string" office:string-value="date-8-113 &#10;[98283]">
            <text:p>date-8-113 <text:line-break/>[9828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13])" office:value-type="string" office:string-value="cal-9-113 &#10;[98287]">
            <text:p>cal-9-113 <text:line-break/>[9828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13])" office:value-type="string" office:string-value="cal-10-113 &#10;[98284]">
            <text:p>cal-10-113 <text:line-break/>[98284]</text:p>
          </table:table-cell>
          <table:table-cell/>
          <table:table-cell table:formula="of:=INFO.OBBA.OBBA.OBGET(INFO.OBBA.OBBA.OBCALL(&quot;&quot;;[.$B$15];&quot;getDaycountFraction&quot;;[.I113];[.J113]))" office:value-type="float" office:value="-21.6638888888889">
            <text:p>-21,664</text:p>
          </table:table-cell>
          <table:table-cell table:style-name="ce35" table:formula="of:=(YEARFRAC([.E113];[.F113];[.$C$9]))" office:value-type="float" office:value="21.6638888888889">
            <text:p>21,664</text:p>
          </table:table-cell>
          <table:table-cell table:formula="of:=ABS([.L113])-[.M11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6-05-24">
            <text:p>24.05.2026</text:p>
          </table:table-cell>
          <table:table-cell table:style-name="ce22" table:formula="of:=[.$C$11]+INT(RAND()*([.$C$12]-[.$C$11]))" office:value-type="date" office:date-value="1999-04-06">
            <text:p>06.04.1999</text:p>
          </table:table-cell>
          <table:table-cell table:style-name="ce21" table:formula="of:=INFO.OBBA.OBBA.OBMAKE(&quot;date-&quot;&amp;COLUMN()&amp;&quot;-&quot;&amp;ROW();&quot;Date&quot;;[.E114])" office:value-type="string" office:string-value="date-7-114 &#10;[98293]">
            <text:p>date-7-114 <text:line-break/>[98293]</text:p>
          </table:table-cell>
          <table:table-cell table:style-name="ce21" table:formula="of:=INFO.OBBA.OBBA.OBMAKE(&quot;date-&quot;&amp;COLUMN()&amp;&quot;-&quot;&amp;ROW();&quot;Date&quot;;[.F114])" office:value-type="string" office:string-value="date-8-114 &#10;[98290]">
            <text:p>date-8-114 <text:line-break/>[9829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14])" office:value-type="string" office:string-value="cal-9-114 &#10;[98294]">
            <text:p>cal-9-114 <text:line-break/>[9829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14])" office:value-type="string" office:string-value="cal-10-114 &#10;[98291]">
            <text:p>cal-10-114 <text:line-break/>[98291]</text:p>
          </table:table-cell>
          <table:table-cell/>
          <table:table-cell table:formula="of:=INFO.OBBA.OBBA.OBGET(INFO.OBBA.OBBA.OBCALL(&quot;&quot;;[.$B$15];&quot;getDaycountFraction&quot;;[.I114];[.J114]))" office:value-type="float" office:value="-27.5277777777778">
            <text:p>-27,528</text:p>
          </table:table-cell>
          <table:table-cell table:style-name="ce35" table:formula="of:=(YEARFRAC([.E114];[.F114];[.$C$9]))" office:value-type="float" office:value="27.5277777777778">
            <text:p>27,528</text:p>
          </table:table-cell>
          <table:table-cell table:formula="of:=ABS([.L114])-[.M11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9-03-19">
            <text:p>19.03.2009</text:p>
          </table:table-cell>
          <table:table-cell table:style-name="ce22" table:formula="of:=[.$C$11]+INT(RAND()*([.$C$12]-[.$C$11]))" office:value-type="date" office:date-value="2004-11-19">
            <text:p>19.11.2004</text:p>
          </table:table-cell>
          <table:table-cell table:style-name="ce21" table:formula="of:=INFO.OBBA.OBBA.OBMAKE(&quot;date-&quot;&amp;COLUMN()&amp;&quot;-&quot;&amp;ROW();&quot;Date&quot;;[.E115])" office:value-type="string" office:string-value="date-7-115 &#10;[98300]">
            <text:p>date-7-115 <text:line-break/>[98300]</text:p>
          </table:table-cell>
          <table:table-cell table:style-name="ce21" table:formula="of:=INFO.OBBA.OBBA.OBMAKE(&quot;date-&quot;&amp;COLUMN()&amp;&quot;-&quot;&amp;ROW();&quot;Date&quot;;[.F115])" office:value-type="string" office:string-value="date-8-115 &#10;[98297]">
            <text:p>date-8-115 <text:line-break/>[9829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15])" office:value-type="string" office:string-value="cal-9-115 &#10;[98301]">
            <text:p>cal-9-115 <text:line-break/>[9830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15])" office:value-type="string" office:string-value="cal-10-115 &#10;[98298]">
            <text:p>cal-10-115 <text:line-break/>[98298]</text:p>
          </table:table-cell>
          <table:table-cell/>
          <table:table-cell table:formula="of:=INFO.OBBA.OBBA.OBGET(INFO.OBBA.OBBA.OBCALL(&quot;&quot;;[.$B$15];&quot;getDaycountFraction&quot;;[.I115];[.J115]))" office:value-type="float" office:value="-4.39166666666667">
            <text:p>-4,392</text:p>
          </table:table-cell>
          <table:table-cell table:style-name="ce35" table:formula="of:=(YEARFRAC([.E115];[.F115];[.$C$9]))" office:value-type="float" office:value="4.39166666666667">
            <text:p>4,392</text:p>
          </table:table-cell>
          <table:table-cell table:formula="of:=ABS([.L115])-[.M11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3-04-08">
            <text:p>08.04.1983</text:p>
          </table:table-cell>
          <table:table-cell table:style-name="ce22" table:formula="of:=[.$C$11]+INT(RAND()*([.$C$12]-[.$C$11]))" office:value-type="date" office:date-value="2004-10-28">
            <text:p>28.10.2004</text:p>
          </table:table-cell>
          <table:table-cell table:style-name="ce21" table:formula="of:=INFO.OBBA.OBBA.OBMAKE(&quot;date-&quot;&amp;COLUMN()&amp;&quot;-&quot;&amp;ROW();&quot;Date&quot;;[.E116])" office:value-type="string" office:string-value="date-7-116 &#10;[98307]">
            <text:p>date-7-116 <text:line-break/>[98307]</text:p>
          </table:table-cell>
          <table:table-cell table:style-name="ce21" table:formula="of:=INFO.OBBA.OBBA.OBMAKE(&quot;date-&quot;&amp;COLUMN()&amp;&quot;-&quot;&amp;ROW();&quot;Date&quot;;[.F116])" office:value-type="string" office:string-value="date-8-116 &#10;[98304]">
            <text:p>date-8-116 <text:line-break/>[9830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16])" office:value-type="string" office:string-value="cal-9-116 &#10;[98308]">
            <text:p>cal-9-116 <text:line-break/>[9830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16])" office:value-type="string" office:string-value="cal-10-116 &#10;[98305]">
            <text:p>cal-10-116 <text:line-break/>[98305]</text:p>
          </table:table-cell>
          <table:table-cell/>
          <table:table-cell table:formula="of:=INFO.OBBA.OBBA.OBGET(INFO.OBBA.OBBA.OBCALL(&quot;&quot;;[.$B$15];&quot;getDaycountFraction&quot;;[.I116];[.J116]))" office:value-type="float" office:value="21.8722222222222">
            <text:p>21,872</text:p>
          </table:table-cell>
          <table:table-cell table:style-name="ce35" table:formula="of:=(YEARFRAC([.E116];[.F116];[.$C$9]))" office:value-type="float" office:value="21.8722222222222">
            <text:p>21,872</text:p>
          </table:table-cell>
          <table:table-cell table:formula="of:=ABS([.L116])-[.M11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9-01-07">
            <text:p>07.01.2019</text:p>
          </table:table-cell>
          <table:table-cell table:style-name="ce22" table:formula="of:=[.$C$11]+INT(RAND()*([.$C$12]-[.$C$11]))" office:value-type="date" office:date-value="1989-02-19">
            <text:p>19.02.1989</text:p>
          </table:table-cell>
          <table:table-cell table:style-name="ce21" table:formula="of:=INFO.OBBA.OBBA.OBMAKE(&quot;date-&quot;&amp;COLUMN()&amp;&quot;-&quot;&amp;ROW();&quot;Date&quot;;[.E117])" office:value-type="string" office:string-value="date-7-117 &#10;[98314]">
            <text:p>date-7-117 <text:line-break/>[98314]</text:p>
          </table:table-cell>
          <table:table-cell table:style-name="ce21" table:formula="of:=INFO.OBBA.OBBA.OBMAKE(&quot;date-&quot;&amp;COLUMN()&amp;&quot;-&quot;&amp;ROW();&quot;Date&quot;;[.F117])" office:value-type="string" office:string-value="date-8-117 &#10;[98311]">
            <text:p>date-8-117 <text:line-break/>[9831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17])" office:value-type="string" office:string-value="cal-9-117 &#10;[98315]">
            <text:p>cal-9-117 <text:line-break/>[9831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17])" office:value-type="string" office:string-value="cal-10-117 &#10;[98312]">
            <text:p>cal-10-117 <text:line-break/>[98312]</text:p>
          </table:table-cell>
          <table:table-cell/>
          <table:table-cell table:formula="of:=INFO.OBBA.OBBA.OBGET(INFO.OBBA.OBBA.OBCALL(&quot;&quot;;[.$B$15];&quot;getDaycountFraction&quot;;[.I117];[.J117]))" office:value-type="float" office:value="-30.3166666666667">
            <text:p>-30,317</text:p>
          </table:table-cell>
          <table:table-cell table:style-name="ce35" table:formula="of:=(YEARFRAC([.E117];[.F117];[.$C$9]))" office:value-type="float" office:value="30.3166666666667">
            <text:p>30,317</text:p>
          </table:table-cell>
          <table:table-cell table:formula="of:=ABS([.L117])-[.M11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8-01-06">
            <text:p>06.01.1988</text:p>
          </table:table-cell>
          <table:table-cell table:style-name="ce22" table:formula="of:=[.$C$11]+INT(RAND()*([.$C$12]-[.$C$11]))" office:value-type="date" office:date-value="2019-01-18">
            <text:p>18.01.2019</text:p>
          </table:table-cell>
          <table:table-cell table:style-name="ce21" table:formula="of:=INFO.OBBA.OBBA.OBMAKE(&quot;date-&quot;&amp;COLUMN()&amp;&quot;-&quot;&amp;ROW();&quot;Date&quot;;[.E118])" office:value-type="string" office:string-value="date-7-118 &#10;[98321]">
            <text:p>date-7-118 <text:line-break/>[98321]</text:p>
          </table:table-cell>
          <table:table-cell table:style-name="ce21" table:formula="of:=INFO.OBBA.OBBA.OBMAKE(&quot;date-&quot;&amp;COLUMN()&amp;&quot;-&quot;&amp;ROW();&quot;Date&quot;;[.F118])" office:value-type="string" office:string-value="date-8-118 &#10;[98318]">
            <text:p>date-8-118 <text:line-break/>[9831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18])" office:value-type="string" office:string-value="cal-9-118 &#10;[98322]">
            <text:p>cal-9-118 <text:line-break/>[9832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18])" office:value-type="string" office:string-value="cal-10-118 &#10;[98319]">
            <text:p>cal-10-118 <text:line-break/>[98319]</text:p>
          </table:table-cell>
          <table:table-cell/>
          <table:table-cell table:formula="of:=INFO.OBBA.OBBA.OBGET(INFO.OBBA.OBBA.OBCALL(&quot;&quot;;[.$B$15];&quot;getDaycountFraction&quot;;[.I118];[.J118]))" office:value-type="float" office:value="31.4861111111111">
            <text:p>31,486</text:p>
          </table:table-cell>
          <table:table-cell table:style-name="ce35" table:formula="of:=(YEARFRAC([.E118];[.F118];[.$C$9]))" office:value-type="float" office:value="31.4861111111111">
            <text:p>31,486</text:p>
          </table:table-cell>
          <table:table-cell table:formula="of:=ABS([.L118])-[.M11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0-01-01">
            <text:p>01.01.1990</text:p>
          </table:table-cell>
          <table:table-cell table:style-name="ce22" table:formula="of:=[.$C$11]+INT(RAND()*([.$C$12]-[.$C$11]))" office:value-type="date" office:date-value="2017-03-12">
            <text:p>12.03.2017</text:p>
          </table:table-cell>
          <table:table-cell table:style-name="ce21" table:formula="of:=INFO.OBBA.OBBA.OBMAKE(&quot;date-&quot;&amp;COLUMN()&amp;&quot;-&quot;&amp;ROW();&quot;Date&quot;;[.E119])" office:value-type="string" office:string-value="date-7-119 &#10;[98328]">
            <text:p>date-7-119 <text:line-break/>[98328]</text:p>
          </table:table-cell>
          <table:table-cell table:style-name="ce21" table:formula="of:=INFO.OBBA.OBBA.OBMAKE(&quot;date-&quot;&amp;COLUMN()&amp;&quot;-&quot;&amp;ROW();&quot;Date&quot;;[.F119])" office:value-type="string" office:string-value="date-8-119 &#10;[98325]">
            <text:p>date-8-119 <text:line-break/>[9832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19])" office:value-type="string" office:string-value="cal-9-119 &#10;[98329]">
            <text:p>cal-9-119 <text:line-break/>[9832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19])" office:value-type="string" office:string-value="cal-10-119 &#10;[98326]">
            <text:p>cal-10-119 <text:line-break/>[98326]</text:p>
          </table:table-cell>
          <table:table-cell/>
          <table:table-cell table:formula="of:=INFO.OBBA.OBBA.OBGET(INFO.OBBA.OBBA.OBCALL(&quot;&quot;;[.$B$15];&quot;getDaycountFraction&quot;;[.I119];[.J119]))" office:value-type="float" office:value="27.5888888888889">
            <text:p>27,589</text:p>
          </table:table-cell>
          <table:table-cell table:style-name="ce35" table:formula="of:=(YEARFRAC([.E119];[.F119];[.$C$9]))" office:value-type="float" office:value="27.5888888888889">
            <text:p>27,589</text:p>
          </table:table-cell>
          <table:table-cell table:formula="of:=ABS([.L119])-[.M11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8-07-17">
            <text:p>17.07.1988</text:p>
          </table:table-cell>
          <table:table-cell table:style-name="ce22" table:formula="of:=[.$C$11]+INT(RAND()*([.$C$12]-[.$C$11]))" office:value-type="date" office:date-value="2005-01-02">
            <text:p>02.01.2005</text:p>
          </table:table-cell>
          <table:table-cell table:style-name="ce21" table:formula="of:=INFO.OBBA.OBBA.OBMAKE(&quot;date-&quot;&amp;COLUMN()&amp;&quot;-&quot;&amp;ROW();&quot;Date&quot;;[.E120])" office:value-type="string" office:string-value="date-7-120 &#10;[98335]">
            <text:p>date-7-120 <text:line-break/>[98335]</text:p>
          </table:table-cell>
          <table:table-cell table:style-name="ce21" table:formula="of:=INFO.OBBA.OBBA.OBMAKE(&quot;date-&quot;&amp;COLUMN()&amp;&quot;-&quot;&amp;ROW();&quot;Date&quot;;[.F120])" office:value-type="string" office:string-value="date-8-120 &#10;[98332]">
            <text:p>date-8-120 <text:line-break/>[9833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20])" office:value-type="string" office:string-value="cal-9-120 &#10;[98336]">
            <text:p>cal-9-120 <text:line-break/>[9833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20])" office:value-type="string" office:string-value="cal-10-120 &#10;[98333]">
            <text:p>cal-10-120 <text:line-break/>[98333]</text:p>
          </table:table-cell>
          <table:table-cell/>
          <table:table-cell table:formula="of:=INFO.OBBA.OBBA.OBGET(INFO.OBBA.OBBA.OBCALL(&quot;&quot;;[.$B$15];&quot;getDaycountFraction&quot;;[.I120];[.J120]))" office:value-type="float" office:value="16.7027777777778">
            <text:p>16,703</text:p>
          </table:table-cell>
          <table:table-cell table:style-name="ce35" table:formula="of:=(YEARFRAC([.E120];[.F120];[.$C$9]))" office:value-type="float" office:value="16.7027777777778">
            <text:p>16,703</text:p>
          </table:table-cell>
          <table:table-cell table:formula="of:=ABS([.L120])-[.M12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3-06-30">
            <text:p>30.06.2023</text:p>
          </table:table-cell>
          <table:table-cell table:style-name="ce22" table:formula="of:=[.$C$11]+INT(RAND()*([.$C$12]-[.$C$11]))" office:value-type="date" office:date-value="2016-07-17">
            <text:p>17.07.2016</text:p>
          </table:table-cell>
          <table:table-cell table:style-name="ce21" table:formula="of:=INFO.OBBA.OBBA.OBMAKE(&quot;date-&quot;&amp;COLUMN()&amp;&quot;-&quot;&amp;ROW();&quot;Date&quot;;[.E121])" office:value-type="string" office:string-value="date-7-121 &#10;[98342]">
            <text:p>date-7-121 <text:line-break/>[98342]</text:p>
          </table:table-cell>
          <table:table-cell table:style-name="ce21" table:formula="of:=INFO.OBBA.OBBA.OBMAKE(&quot;date-&quot;&amp;COLUMN()&amp;&quot;-&quot;&amp;ROW();&quot;Date&quot;;[.F121])" office:value-type="string" office:string-value="date-8-121 &#10;[98339]">
            <text:p>date-8-121 <text:line-break/>[9833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21])" office:value-type="string" office:string-value="cal-9-121 &#10;[98343]">
            <text:p>cal-9-121 <text:line-break/>[9834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21])" office:value-type="string" office:string-value="cal-10-121 &#10;[98340]">
            <text:p>cal-10-121 <text:line-break/>[98340]</text:p>
          </table:table-cell>
          <table:table-cell/>
          <table:table-cell table:formula="of:=INFO.OBBA.OBBA.OBGET(INFO.OBBA.OBBA.OBCALL(&quot;&quot;;[.$B$15];&quot;getDaycountFraction&quot;;[.I121];[.J121]))" office:value-type="float" office:value="-7.05277777777778">
            <text:p>-7,053</text:p>
          </table:table-cell>
          <table:table-cell table:style-name="ce35" table:formula="of:=(YEARFRAC([.E121];[.F121];[.$C$9]))" office:value-type="float" office:value="7.05277777777778">
            <text:p>7,053</text:p>
          </table:table-cell>
          <table:table-cell table:formula="of:=ABS([.L121])-[.M12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6-06-13">
            <text:p>13.06.1986</text:p>
          </table:table-cell>
          <table:table-cell table:style-name="ce22" table:formula="of:=[.$C$11]+INT(RAND()*([.$C$12]-[.$C$11]))" office:value-type="date" office:date-value="2028-05-19">
            <text:p>19.05.2028</text:p>
          </table:table-cell>
          <table:table-cell table:style-name="ce21" table:formula="of:=INFO.OBBA.OBBA.OBMAKE(&quot;date-&quot;&amp;COLUMN()&amp;&quot;-&quot;&amp;ROW();&quot;Date&quot;;[.E122])" office:value-type="string" office:string-value="date-7-122 &#10;[98349]">
            <text:p>date-7-122 <text:line-break/>[98349]</text:p>
          </table:table-cell>
          <table:table-cell table:style-name="ce21" table:formula="of:=INFO.OBBA.OBBA.OBMAKE(&quot;date-&quot;&amp;COLUMN()&amp;&quot;-&quot;&amp;ROW();&quot;Date&quot;;[.F122])" office:value-type="string" office:string-value="date-8-122 &#10;[98346]">
            <text:p>date-8-122 <text:line-break/>[9834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22])" office:value-type="string" office:string-value="cal-9-122 &#10;[98350]">
            <text:p>cal-9-122 <text:line-break/>[9835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22])" office:value-type="string" office:string-value="cal-10-122 &#10;[98347]">
            <text:p>cal-10-122 <text:line-break/>[98347]</text:p>
          </table:table-cell>
          <table:table-cell/>
          <table:table-cell table:formula="of:=INFO.OBBA.OBBA.OBGET(INFO.OBBA.OBBA.OBCALL(&quot;&quot;;[.$B$15];&quot;getDaycountFraction&quot;;[.I122];[.J122]))" office:value-type="float" office:value="42.5444444444444">
            <text:p>42,544</text:p>
          </table:table-cell>
          <table:table-cell table:style-name="ce35" table:formula="of:=(YEARFRAC([.E122];[.F122];[.$C$9]))" office:value-type="float" office:value="42.5444444444444">
            <text:p>42,544</text:p>
          </table:table-cell>
          <table:table-cell table:formula="of:=ABS([.L122])-[.M12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4-10-13">
            <text:p>13.10.1984</text:p>
          </table:table-cell>
          <table:table-cell table:style-name="ce22" table:formula="of:=[.$C$11]+INT(RAND()*([.$C$12]-[.$C$11]))" office:value-type="date" office:date-value="1985-09-09">
            <text:p>09.09.1985</text:p>
          </table:table-cell>
          <table:table-cell table:style-name="ce21" table:formula="of:=INFO.OBBA.OBBA.OBMAKE(&quot;date-&quot;&amp;COLUMN()&amp;&quot;-&quot;&amp;ROW();&quot;Date&quot;;[.E123])" office:value-type="string" office:string-value="date-7-123 &#10;[98356]">
            <text:p>date-7-123 <text:line-break/>[98356]</text:p>
          </table:table-cell>
          <table:table-cell table:style-name="ce21" table:formula="of:=INFO.OBBA.OBBA.OBMAKE(&quot;date-&quot;&amp;COLUMN()&amp;&quot;-&quot;&amp;ROW();&quot;Date&quot;;[.F123])" office:value-type="string" office:string-value="date-8-123 &#10;[98353]">
            <text:p>date-8-123 <text:line-break/>[9835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23])" office:value-type="string" office:string-value="cal-9-123 &#10;[98357]">
            <text:p>cal-9-123 <text:line-break/>[9835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23])" office:value-type="string" office:string-value="cal-10-123 &#10;[98354]">
            <text:p>cal-10-123 <text:line-break/>[98354]</text:p>
          </table:table-cell>
          <table:table-cell/>
          <table:table-cell table:formula="of:=INFO.OBBA.OBBA.OBGET(INFO.OBBA.OBBA.OBCALL(&quot;&quot;;[.$B$15];&quot;getDaycountFraction&quot;;[.I123];[.J123]))" office:value-type="float" office:value="0.919444444444444">
            <text:p>0,919</text:p>
          </table:table-cell>
          <table:table-cell table:style-name="ce35" table:formula="of:=(YEARFRAC([.E123];[.F123];[.$C$9]))" office:value-type="float" office:value="0.919444444444444">
            <text:p>0,919</text:p>
          </table:table-cell>
          <table:table-cell table:formula="of:=ABS([.L123])-[.M12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9-03-21">
            <text:p>21.03.1999</text:p>
          </table:table-cell>
          <table:table-cell table:style-name="ce22" table:formula="of:=[.$C$11]+INT(RAND()*([.$C$12]-[.$C$11]))" office:value-type="date" office:date-value="2022-01-29">
            <text:p>29.01.2022</text:p>
          </table:table-cell>
          <table:table-cell table:style-name="ce21" table:formula="of:=INFO.OBBA.OBBA.OBMAKE(&quot;date-&quot;&amp;COLUMN()&amp;&quot;-&quot;&amp;ROW();&quot;Date&quot;;[.E124])" office:value-type="string" office:string-value="date-7-124 &#10;[98363]">
            <text:p>date-7-124 <text:line-break/>[98363]</text:p>
          </table:table-cell>
          <table:table-cell table:style-name="ce21" table:formula="of:=INFO.OBBA.OBBA.OBMAKE(&quot;date-&quot;&amp;COLUMN()&amp;&quot;-&quot;&amp;ROW();&quot;Date&quot;;[.F124])" office:value-type="string" office:string-value="date-8-124 &#10;[98360]">
            <text:p>date-8-124 <text:line-break/>[9836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24])" office:value-type="string" office:string-value="cal-9-124 &#10;[98364]">
            <text:p>cal-9-124 <text:line-break/>[9836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24])" office:value-type="string" office:string-value="cal-10-124 &#10;[98361]">
            <text:p>cal-10-124 <text:line-break/>[98361]</text:p>
          </table:table-cell>
          <table:table-cell/>
          <table:table-cell table:formula="of:=INFO.OBBA.OBBA.OBGET(INFO.OBBA.OBBA.OBCALL(&quot;&quot;;[.$B$15];&quot;getDaycountFraction&quot;;[.I124];[.J124]))" office:value-type="float" office:value="23.1944444444444">
            <text:p>23,194</text:p>
          </table:table-cell>
          <table:table-cell table:style-name="ce35" table:formula="of:=(YEARFRAC([.E124];[.F124];[.$C$9]))" office:value-type="float" office:value="23.1944444444444">
            <text:p>23,194</text:p>
          </table:table-cell>
          <table:table-cell table:formula="of:=ABS([.L124])-[.M12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5-07-14">
            <text:p>14.07.2005</text:p>
          </table:table-cell>
          <table:table-cell table:style-name="ce22" table:formula="of:=[.$C$11]+INT(RAND()*([.$C$12]-[.$C$11]))" office:value-type="date" office:date-value="2010-09-23">
            <text:p>23.09.2010</text:p>
          </table:table-cell>
          <table:table-cell table:style-name="ce21" table:formula="of:=INFO.OBBA.OBBA.OBMAKE(&quot;date-&quot;&amp;COLUMN()&amp;&quot;-&quot;&amp;ROW();&quot;Date&quot;;[.E125])" office:value-type="string" office:string-value="date-7-125 &#10;[98370]">
            <text:p>date-7-125 <text:line-break/>[98370]</text:p>
          </table:table-cell>
          <table:table-cell table:style-name="ce21" table:formula="of:=INFO.OBBA.OBBA.OBMAKE(&quot;date-&quot;&amp;COLUMN()&amp;&quot;-&quot;&amp;ROW();&quot;Date&quot;;[.F125])" office:value-type="string" office:string-value="date-8-125 &#10;[98367]">
            <text:p>date-8-125 <text:line-break/>[9836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25])" office:value-type="string" office:string-value="cal-9-125 &#10;[98371]">
            <text:p>cal-9-125 <text:line-break/>[9837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25])" office:value-type="string" office:string-value="cal-10-125 &#10;[98368]">
            <text:p>cal-10-125 <text:line-break/>[98368]</text:p>
          </table:table-cell>
          <table:table-cell/>
          <table:table-cell table:formula="of:=INFO.OBBA.OBBA.OBGET(INFO.OBBA.OBBA.OBCALL(&quot;&quot;;[.$B$15];&quot;getDaycountFraction&quot;;[.I125];[.J125]))" office:value-type="float" office:value="5.26944444444445">
            <text:p>5,269</text:p>
          </table:table-cell>
          <table:table-cell table:style-name="ce35" table:formula="of:=(YEARFRAC([.E125];[.F125];[.$C$9]))" office:value-type="float" office:value="5.26944444444445">
            <text:p>5,269</text:p>
          </table:table-cell>
          <table:table-cell table:formula="of:=ABS([.L125])-[.M12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6-06-11">
            <text:p>11.06.2016</text:p>
          </table:table-cell>
          <table:table-cell table:style-name="ce22" table:formula="of:=[.$C$11]+INT(RAND()*([.$C$12]-[.$C$11]))" office:value-type="date" office:date-value="2021-05-14">
            <text:p>14.05.2021</text:p>
          </table:table-cell>
          <table:table-cell table:style-name="ce21" table:formula="of:=INFO.OBBA.OBBA.OBMAKE(&quot;date-&quot;&amp;COLUMN()&amp;&quot;-&quot;&amp;ROW();&quot;Date&quot;;[.E126])" office:value-type="string" office:string-value="date-7-126 &#10;[98377]">
            <text:p>date-7-126 <text:line-break/>[98377]</text:p>
          </table:table-cell>
          <table:table-cell table:style-name="ce21" table:formula="of:=INFO.OBBA.OBBA.OBMAKE(&quot;date-&quot;&amp;COLUMN()&amp;&quot;-&quot;&amp;ROW();&quot;Date&quot;;[.F126])" office:value-type="string" office:string-value="date-8-126 &#10;[98374]">
            <text:p>date-8-126 <text:line-break/>[9837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26])" office:value-type="string" office:string-value="cal-9-126 &#10;[98378]">
            <text:p>cal-9-126 <text:line-break/>[9837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26])" office:value-type="string" office:string-value="cal-10-126 &#10;[98375]">
            <text:p>cal-10-126 <text:line-break/>[98375]</text:p>
          </table:table-cell>
          <table:table-cell/>
          <table:table-cell table:formula="of:=INFO.OBBA.OBBA.OBGET(INFO.OBBA.OBBA.OBCALL(&quot;&quot;;[.$B$15];&quot;getDaycountFraction&quot;;[.I126];[.J126]))" office:value-type="float" office:value="4.99444444444444">
            <text:p>4,994</text:p>
          </table:table-cell>
          <table:table-cell table:style-name="ce35" table:formula="of:=(YEARFRAC([.E126];[.F126];[.$C$9]))" office:value-type="float" office:value="4.99444444444444">
            <text:p>4,994</text:p>
          </table:table-cell>
          <table:table-cell table:formula="of:=ABS([.L126])-[.M12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6-06-18">
            <text:p>18.06.1986</text:p>
          </table:table-cell>
          <table:table-cell table:style-name="ce22" table:formula="of:=[.$C$11]+INT(RAND()*([.$C$12]-[.$C$11]))" office:value-type="date" office:date-value="1984-10-28">
            <text:p>28.10.1984</text:p>
          </table:table-cell>
          <table:table-cell table:style-name="ce21" table:formula="of:=INFO.OBBA.OBBA.OBMAKE(&quot;date-&quot;&amp;COLUMN()&amp;&quot;-&quot;&amp;ROW();&quot;Date&quot;;[.E127])" office:value-type="string" office:string-value="date-7-127 &#10;[98384]">
            <text:p>date-7-127 <text:line-break/>[98384]</text:p>
          </table:table-cell>
          <table:table-cell table:style-name="ce21" table:formula="of:=INFO.OBBA.OBBA.OBMAKE(&quot;date-&quot;&amp;COLUMN()&amp;&quot;-&quot;&amp;ROW();&quot;Date&quot;;[.F127])" office:value-type="string" office:string-value="date-8-127 &#10;[98381]">
            <text:p>date-8-127 <text:line-break/>[9838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27])" office:value-type="string" office:string-value="cal-9-127 &#10;[98385]">
            <text:p>cal-9-127 <text:line-break/>[9838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27])" office:value-type="string" office:string-value="cal-10-127 &#10;[98382]">
            <text:p>cal-10-127 <text:line-break/>[98382]</text:p>
          </table:table-cell>
          <table:table-cell/>
          <table:table-cell table:formula="of:=INFO.OBBA.OBBA.OBGET(INFO.OBBA.OBBA.OBCALL(&quot;&quot;;[.$B$15];&quot;getDaycountFraction&quot;;[.I127];[.J127]))" office:value-type="float" office:value="-1.66111111111111">
            <text:p>-1,661</text:p>
          </table:table-cell>
          <table:table-cell table:style-name="ce35" table:formula="of:=(YEARFRAC([.E127];[.F127];[.$C$9]))" office:value-type="float" office:value="1.66111111111111">
            <text:p>1,661</text:p>
          </table:table-cell>
          <table:table-cell table:formula="of:=ABS([.L127])-[.M12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3-06-05">
            <text:p>05.06.2003</text:p>
          </table:table-cell>
          <table:table-cell table:style-name="ce22" table:formula="of:=[.$C$11]+INT(RAND()*([.$C$12]-[.$C$11]))" office:value-type="date" office:date-value="2018-02-11">
            <text:p>11.02.2018</text:p>
          </table:table-cell>
          <table:table-cell table:style-name="ce21" table:formula="of:=INFO.OBBA.OBBA.OBMAKE(&quot;date-&quot;&amp;COLUMN()&amp;&quot;-&quot;&amp;ROW();&quot;Date&quot;;[.E128])" office:value-type="string" office:string-value="date-7-128 &#10;[98391]">
            <text:p>date-7-128 <text:line-break/>[98391]</text:p>
          </table:table-cell>
          <table:table-cell table:style-name="ce21" table:formula="of:=INFO.OBBA.OBBA.OBMAKE(&quot;date-&quot;&amp;COLUMN()&amp;&quot;-&quot;&amp;ROW();&quot;Date&quot;;[.F128])" office:value-type="string" office:string-value="date-8-128 &#10;[98388]">
            <text:p>date-8-128 <text:line-break/>[9838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28])" office:value-type="string" office:string-value="cal-9-128 &#10;[98392]">
            <text:p>cal-9-128 <text:line-break/>[9839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28])" office:value-type="string" office:string-value="cal-10-128 &#10;[98389]">
            <text:p>cal-10-128 <text:line-break/>[98389]</text:p>
          </table:table-cell>
          <table:table-cell/>
          <table:table-cell table:formula="of:=INFO.OBBA.OBBA.OBGET(INFO.OBBA.OBBA.OBCALL(&quot;&quot;;[.$B$15];&quot;getDaycountFraction&quot;;[.I128];[.J128]))" office:value-type="float" office:value="14.9027777777778">
            <text:p>14,903</text:p>
          </table:table-cell>
          <table:table-cell table:style-name="ce35" table:formula="of:=(YEARFRAC([.E128];[.F128];[.$C$9]))" office:value-type="float" office:value="14.9027777777778">
            <text:p>14,903</text:p>
          </table:table-cell>
          <table:table-cell table:formula="of:=ABS([.L128])-[.M12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1-02-02">
            <text:p>02.02.1981</text:p>
          </table:table-cell>
          <table:table-cell table:style-name="ce22" table:formula="of:=[.$C$11]+INT(RAND()*([.$C$12]-[.$C$11]))" office:value-type="date" office:date-value="2001-09-25">
            <text:p>25.09.2001</text:p>
          </table:table-cell>
          <table:table-cell table:style-name="ce21" table:formula="of:=INFO.OBBA.OBBA.OBMAKE(&quot;date-&quot;&amp;COLUMN()&amp;&quot;-&quot;&amp;ROW();&quot;Date&quot;;[.E129])" office:value-type="string" office:string-value="date-7-129 &#10;[98398]">
            <text:p>date-7-129 <text:line-break/>[98398]</text:p>
          </table:table-cell>
          <table:table-cell table:style-name="ce21" table:formula="of:=INFO.OBBA.OBBA.OBMAKE(&quot;date-&quot;&amp;COLUMN()&amp;&quot;-&quot;&amp;ROW();&quot;Date&quot;;[.F129])" office:value-type="string" office:string-value="date-8-129 &#10;[98395]">
            <text:p>date-8-129 <text:line-break/>[9839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29])" office:value-type="string" office:string-value="cal-9-129 &#10;[98399]">
            <text:p>cal-9-129 <text:line-break/>[9839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29])" office:value-type="string" office:string-value="cal-10-129 &#10;[98396]">
            <text:p>cal-10-129 <text:line-break/>[98396]</text:p>
          </table:table-cell>
          <table:table-cell/>
          <table:table-cell table:formula="of:=INFO.OBBA.OBBA.OBGET(INFO.OBBA.OBBA.OBCALL(&quot;&quot;;[.$B$15];&quot;getDaycountFraction&quot;;[.I129];[.J129]))" office:value-type="float" office:value="20.9444444444444">
            <text:p>20,944</text:p>
          </table:table-cell>
          <table:table-cell table:style-name="ce35" table:formula="of:=(YEARFRAC([.E129];[.F129];[.$C$9]))" office:value-type="float" office:value="20.9444444444444">
            <text:p>20,944</text:p>
          </table:table-cell>
          <table:table-cell table:formula="of:=ABS([.L129])-[.M12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1-09-04">
            <text:p>04.09.2011</text:p>
          </table:table-cell>
          <table:table-cell table:style-name="ce22" table:formula="of:=[.$C$11]+INT(RAND()*([.$C$12]-[.$C$11]))" office:value-type="date" office:date-value="1983-07-29">
            <text:p>29.07.1983</text:p>
          </table:table-cell>
          <table:table-cell table:style-name="ce21" table:formula="of:=INFO.OBBA.OBBA.OBMAKE(&quot;date-&quot;&amp;COLUMN()&amp;&quot;-&quot;&amp;ROW();&quot;Date&quot;;[.E130])" office:value-type="string" office:string-value="date-7-130 &#10;[98405]">
            <text:p>date-7-130 <text:line-break/>[98405]</text:p>
          </table:table-cell>
          <table:table-cell table:style-name="ce21" table:formula="of:=INFO.OBBA.OBBA.OBMAKE(&quot;date-&quot;&amp;COLUMN()&amp;&quot;-&quot;&amp;ROW();&quot;Date&quot;;[.F130])" office:value-type="string" office:string-value="date-8-130 &#10;[98402]">
            <text:p>date-8-130 <text:line-break/>[9840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30])" office:value-type="string" office:string-value="cal-9-130 &#10;[98406]">
            <text:p>cal-9-130 <text:line-break/>[9840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30])" office:value-type="string" office:string-value="cal-10-130 &#10;[98403]">
            <text:p>cal-10-130 <text:line-break/>[98403]</text:p>
          </table:table-cell>
          <table:table-cell/>
          <table:table-cell table:formula="of:=INFO.OBBA.OBBA.OBGET(INFO.OBBA.OBBA.OBCALL(&quot;&quot;;[.$B$15];&quot;getDaycountFraction&quot;;[.I130];[.J130]))" office:value-type="float" office:value="-28.5111111111111">
            <text:p>-28,511</text:p>
          </table:table-cell>
          <table:table-cell table:style-name="ce35" table:formula="of:=(YEARFRAC([.E130];[.F130];[.$C$9]))" office:value-type="float" office:value="28.5111111111111">
            <text:p>28,511</text:p>
          </table:table-cell>
          <table:table-cell table:formula="of:=ABS([.L130])-[.M13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3-05-10">
            <text:p>10.05.2023</text:p>
          </table:table-cell>
          <table:table-cell table:style-name="ce22" table:formula="of:=[.$C$11]+INT(RAND()*([.$C$12]-[.$C$11]))" office:value-type="date" office:date-value="1999-07-27">
            <text:p>27.07.1999</text:p>
          </table:table-cell>
          <table:table-cell table:style-name="ce21" table:formula="of:=INFO.OBBA.OBBA.OBMAKE(&quot;date-&quot;&amp;COLUMN()&amp;&quot;-&quot;&amp;ROW();&quot;Date&quot;;[.E131])" office:value-type="string" office:string-value="date-7-131 &#10;[98412]">
            <text:p>date-7-131 <text:line-break/>[98412]</text:p>
          </table:table-cell>
          <table:table-cell table:style-name="ce21" table:formula="of:=INFO.OBBA.OBBA.OBMAKE(&quot;date-&quot;&amp;COLUMN()&amp;&quot;-&quot;&amp;ROW();&quot;Date&quot;;[.F131])" office:value-type="string" office:string-value="date-8-131 &#10;[98409]">
            <text:p>date-8-131 <text:line-break/>[9840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31])" office:value-type="string" office:string-value="cal-9-131 &#10;[98413]">
            <text:p>cal-9-131 <text:line-break/>[9841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31])" office:value-type="string" office:string-value="cal-10-131 &#10;[98410]">
            <text:p>cal-10-131 <text:line-break/>[98410]</text:p>
          </table:table-cell>
          <table:table-cell/>
          <table:table-cell table:formula="of:=INFO.OBBA.OBBA.OBGET(INFO.OBBA.OBBA.OBCALL(&quot;&quot;;[.$B$15];&quot;getDaycountFraction&quot;;[.I131];[.J131]))" office:value-type="float" office:value="-24.1333333333333">
            <text:p>-24,133</text:p>
          </table:table-cell>
          <table:table-cell table:style-name="ce35" table:formula="of:=(YEARFRAC([.E131];[.F131];[.$C$9]))" office:value-type="float" office:value="24.1333333333333">
            <text:p>24,133</text:p>
          </table:table-cell>
          <table:table-cell table:formula="of:=ABS([.L131])-[.M13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3-07-11">
            <text:p>11.07.2003</text:p>
          </table:table-cell>
          <table:table-cell table:style-name="ce22" table:formula="of:=[.$C$11]+INT(RAND()*([.$C$12]-[.$C$11]))" office:value-type="date" office:date-value="2016-08-31">
            <text:p>31.08.2016</text:p>
          </table:table-cell>
          <table:table-cell table:style-name="ce21" table:formula="of:=INFO.OBBA.OBBA.OBMAKE(&quot;date-&quot;&amp;COLUMN()&amp;&quot;-&quot;&amp;ROW();&quot;Date&quot;;[.E132])" office:value-type="string" office:string-value="date-7-132 &#10;[98419]">
            <text:p>date-7-132 <text:line-break/>[98419]</text:p>
          </table:table-cell>
          <table:table-cell table:style-name="ce21" table:formula="of:=INFO.OBBA.OBBA.OBMAKE(&quot;date-&quot;&amp;COLUMN()&amp;&quot;-&quot;&amp;ROW();&quot;Date&quot;;[.F132])" office:value-type="string" office:string-value="date-8-132 &#10;[98416]">
            <text:p>date-8-132 <text:line-break/>[9841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32])" office:value-type="string" office:string-value="cal-9-132 &#10;[98420]">
            <text:p>cal-9-132 <text:line-break/>[9842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32])" office:value-type="string" office:string-value="cal-10-132 &#10;[98417]">
            <text:p>cal-10-132 <text:line-break/>[98417]</text:p>
          </table:table-cell>
          <table:table-cell/>
          <table:table-cell table:formula="of:=INFO.OBBA.OBBA.OBGET(INFO.OBBA.OBBA.OBCALL(&quot;&quot;;[.$B$15];&quot;getDaycountFraction&quot;;[.I132];[.J132]))" office:value-type="float" office:value="13.3333333333333">
            <text:p>13,333</text:p>
          </table:table-cell>
          <table:table-cell table:style-name="ce35" table:formula="of:=(YEARFRAC([.E132];[.F132];[.$C$9]))" office:value-type="float" office:value="13.3333333333333">
            <text:p>13,333</text:p>
          </table:table-cell>
          <table:table-cell table:formula="of:=ABS([.L132])-[.M13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3-10-18">
            <text:p>18.10.2013</text:p>
          </table:table-cell>
          <table:table-cell table:style-name="ce22" table:formula="of:=[.$C$11]+INT(RAND()*([.$C$12]-[.$C$11]))" office:value-type="date" office:date-value="1984-06-26">
            <text:p>26.06.1984</text:p>
          </table:table-cell>
          <table:table-cell table:style-name="ce21" table:formula="of:=INFO.OBBA.OBBA.OBMAKE(&quot;date-&quot;&amp;COLUMN()&amp;&quot;-&quot;&amp;ROW();&quot;Date&quot;;[.E133])" office:value-type="string" office:string-value="date-7-133 &#10;[98426]">
            <text:p>date-7-133 <text:line-break/>[98426]</text:p>
          </table:table-cell>
          <table:table-cell table:style-name="ce21" table:formula="of:=INFO.OBBA.OBBA.OBMAKE(&quot;date-&quot;&amp;COLUMN()&amp;&quot;-&quot;&amp;ROW();&quot;Date&quot;;[.F133])" office:value-type="string" office:string-value="date-8-133 &#10;[98423]">
            <text:p>date-8-133 <text:line-break/>[9842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33])" office:value-type="string" office:string-value="cal-9-133 &#10;[98427]">
            <text:p>cal-9-133 <text:line-break/>[9842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33])" office:value-type="string" office:string-value="cal-10-133 &#10;[98424]">
            <text:p>cal-10-133 <text:line-break/>[98424]</text:p>
          </table:table-cell>
          <table:table-cell/>
          <table:table-cell table:formula="of:=INFO.OBBA.OBBA.OBGET(INFO.OBBA.OBBA.OBCALL(&quot;&quot;;[.$B$15];&quot;getDaycountFraction&quot;;[.I133];[.J133]))" office:value-type="float" office:value="-29.7388888888889">
            <text:p>-29,739</text:p>
          </table:table-cell>
          <table:table-cell table:style-name="ce35" table:formula="of:=(YEARFRAC([.E133];[.F133];[.$C$9]))" office:value-type="float" office:value="29.7388888888889">
            <text:p>29,739</text:p>
          </table:table-cell>
          <table:table-cell table:formula="of:=ABS([.L133])-[.M13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9-11-12">
            <text:p>12.11.1989</text:p>
          </table:table-cell>
          <table:table-cell table:style-name="ce22" table:formula="of:=[.$C$11]+INT(RAND()*([.$C$12]-[.$C$11]))" office:value-type="date" office:date-value="2016-01-20">
            <text:p>20.01.2016</text:p>
          </table:table-cell>
          <table:table-cell table:style-name="ce21" table:formula="of:=INFO.OBBA.OBBA.OBMAKE(&quot;date-&quot;&amp;COLUMN()&amp;&quot;-&quot;&amp;ROW();&quot;Date&quot;;[.E134])" office:value-type="string" office:string-value="date-7-134 &#10;[98433]">
            <text:p>date-7-134 <text:line-break/>[98433]</text:p>
          </table:table-cell>
          <table:table-cell table:style-name="ce21" table:formula="of:=INFO.OBBA.OBBA.OBMAKE(&quot;date-&quot;&amp;COLUMN()&amp;&quot;-&quot;&amp;ROW();&quot;Date&quot;;[.F134])" office:value-type="string" office:string-value="date-8-134 &#10;[98430]">
            <text:p>date-8-134 <text:line-break/>[9843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34])" office:value-type="string" office:string-value="cal-9-134 &#10;[98434]">
            <text:p>cal-9-134 <text:line-break/>[9843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34])" office:value-type="string" office:string-value="cal-10-134 &#10;[98431]">
            <text:p>cal-10-134 <text:line-break/>[98431]</text:p>
          </table:table-cell>
          <table:table-cell/>
          <table:table-cell table:formula="of:=INFO.OBBA.OBBA.OBGET(INFO.OBBA.OBBA.OBCALL(&quot;&quot;;[.$B$15];&quot;getDaycountFraction&quot;;[.I134];[.J134]))" office:value-type="float" office:value="26.5694444444444">
            <text:p>26,569</text:p>
          </table:table-cell>
          <table:table-cell table:style-name="ce35" table:formula="of:=(YEARFRAC([.E134];[.F134];[.$C$9]))" office:value-type="float" office:value="26.5694444444444">
            <text:p>26,569</text:p>
          </table:table-cell>
          <table:table-cell table:formula="of:=ABS([.L134])-[.M13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4-01-06">
            <text:p>06.01.2024</text:p>
          </table:table-cell>
          <table:table-cell table:style-name="ce22" table:formula="of:=[.$C$11]+INT(RAND()*([.$C$12]-[.$C$11]))" office:value-type="date" office:date-value="2015-11-09">
            <text:p>09.11.2015</text:p>
          </table:table-cell>
          <table:table-cell table:style-name="ce21" table:formula="of:=INFO.OBBA.OBBA.OBMAKE(&quot;date-&quot;&amp;COLUMN()&amp;&quot;-&quot;&amp;ROW();&quot;Date&quot;;[.E135])" office:value-type="string" office:string-value="date-7-135 &#10;[98440]">
            <text:p>date-7-135 <text:line-break/>[98440]</text:p>
          </table:table-cell>
          <table:table-cell table:style-name="ce21" table:formula="of:=INFO.OBBA.OBBA.OBMAKE(&quot;date-&quot;&amp;COLUMN()&amp;&quot;-&quot;&amp;ROW();&quot;Date&quot;;[.F135])" office:value-type="string" office:string-value="date-8-135 &#10;[98437]">
            <text:p>date-8-135 <text:line-break/>[9843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35])" office:value-type="string" office:string-value="cal-9-135 &#10;[98441]">
            <text:p>cal-9-135 <text:line-break/>[9844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35])" office:value-type="string" office:string-value="cal-10-135 &#10;[98438]">
            <text:p>cal-10-135 <text:line-break/>[98438]</text:p>
          </table:table-cell>
          <table:table-cell/>
          <table:table-cell table:formula="of:=INFO.OBBA.OBBA.OBGET(INFO.OBBA.OBBA.OBCALL(&quot;&quot;;[.$B$15];&quot;getDaycountFraction&quot;;[.I135];[.J135]))" office:value-type="float" office:value="-8.27777777777778">
            <text:p>-8,278</text:p>
          </table:table-cell>
          <table:table-cell table:style-name="ce35" table:formula="of:=(YEARFRAC([.E135];[.F135];[.$C$9]))" office:value-type="float" office:value="8.27777777777778">
            <text:p>8,278</text:p>
          </table:table-cell>
          <table:table-cell table:formula="of:=ABS([.L135])-[.M13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8-05-16">
            <text:p>16.05.2028</text:p>
          </table:table-cell>
          <table:table-cell table:style-name="ce22" table:formula="of:=[.$C$11]+INT(RAND()*([.$C$12]-[.$C$11]))" office:value-type="date" office:date-value="2003-09-14">
            <text:p>14.09.2003</text:p>
          </table:table-cell>
          <table:table-cell table:style-name="ce21" table:formula="of:=INFO.OBBA.OBBA.OBMAKE(&quot;date-&quot;&amp;COLUMN()&amp;&quot;-&quot;&amp;ROW();&quot;Date&quot;;[.E136])" office:value-type="string" office:string-value="date-7-136 &#10;[98447]">
            <text:p>date-7-136 <text:line-break/>[98447]</text:p>
          </table:table-cell>
          <table:table-cell table:style-name="ce21" table:formula="of:=INFO.OBBA.OBBA.OBMAKE(&quot;date-&quot;&amp;COLUMN()&amp;&quot;-&quot;&amp;ROW();&quot;Date&quot;;[.F136])" office:value-type="string" office:string-value="date-8-136 &#10;[98444]">
            <text:p>date-8-136 <text:line-break/>[9844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36])" office:value-type="string" office:string-value="cal-9-136 &#10;[98448]">
            <text:p>cal-9-136 <text:line-break/>[9844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36])" office:value-type="string" office:string-value="cal-10-136 &#10;[98445]">
            <text:p>cal-10-136 <text:line-break/>[98445]</text:p>
          </table:table-cell>
          <table:table-cell/>
          <table:table-cell table:formula="of:=INFO.OBBA.OBBA.OBGET(INFO.OBBA.OBBA.OBCALL(&quot;&quot;;[.$B$15];&quot;getDaycountFraction&quot;;[.I136];[.J136]))" office:value-type="float" office:value="-25.0305555555556">
            <text:p>-25,031</text:p>
          </table:table-cell>
          <table:table-cell table:style-name="ce35" table:formula="of:=(YEARFRAC([.E136];[.F136];[.$C$9]))" office:value-type="float" office:value="25.0305555555556">
            <text:p>25,031</text:p>
          </table:table-cell>
          <table:table-cell table:formula="of:=ABS([.L136])-[.M13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4-03-26">
            <text:p>26.03.2014</text:p>
          </table:table-cell>
          <table:table-cell table:style-name="ce22" table:formula="of:=[.$C$11]+INT(RAND()*([.$C$12]-[.$C$11]))" office:value-type="date" office:date-value="2015-08-19">
            <text:p>19.08.2015</text:p>
          </table:table-cell>
          <table:table-cell table:style-name="ce21" table:formula="of:=INFO.OBBA.OBBA.OBMAKE(&quot;date-&quot;&amp;COLUMN()&amp;&quot;-&quot;&amp;ROW();&quot;Date&quot;;[.E137])" office:value-type="string" office:string-value="date-7-137 &#10;[98454]">
            <text:p>date-7-137 <text:line-break/>[98454]</text:p>
          </table:table-cell>
          <table:table-cell table:style-name="ce21" table:formula="of:=INFO.OBBA.OBBA.OBMAKE(&quot;date-&quot;&amp;COLUMN()&amp;&quot;-&quot;&amp;ROW();&quot;Date&quot;;[.F137])" office:value-type="string" office:string-value="date-8-137 &#10;[98451]">
            <text:p>date-8-137 <text:line-break/>[9845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37])" office:value-type="string" office:string-value="cal-9-137 &#10;[98455]">
            <text:p>cal-9-137 <text:line-break/>[9845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37])" office:value-type="string" office:string-value="cal-10-137 &#10;[98452]">
            <text:p>cal-10-137 <text:line-break/>[98452]</text:p>
          </table:table-cell>
          <table:table-cell/>
          <table:table-cell table:formula="of:=INFO.OBBA.OBBA.OBGET(INFO.OBBA.OBBA.OBCALL(&quot;&quot;;[.$B$15];&quot;getDaycountFraction&quot;;[.I137];[.J137]))" office:value-type="float" office:value="1.41944444444444">
            <text:p>1,419</text:p>
          </table:table-cell>
          <table:table-cell table:style-name="ce35" table:formula="of:=(YEARFRAC([.E137];[.F137];[.$C$9]))" office:value-type="float" office:value="1.41944444444444">
            <text:p>1,419</text:p>
          </table:table-cell>
          <table:table-cell table:formula="of:=ABS([.L137])-[.M13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1-03-20">
            <text:p>20.03.1981</text:p>
          </table:table-cell>
          <table:table-cell table:style-name="ce22" table:formula="of:=[.$C$11]+INT(RAND()*([.$C$12]-[.$C$11]))" office:value-type="date" office:date-value="1987-11-23">
            <text:p>23.11.1987</text:p>
          </table:table-cell>
          <table:table-cell table:style-name="ce21" table:formula="of:=INFO.OBBA.OBBA.OBMAKE(&quot;date-&quot;&amp;COLUMN()&amp;&quot;-&quot;&amp;ROW();&quot;Date&quot;;[.E138])" office:value-type="string" office:string-value="date-7-138 &#10;[98461]">
            <text:p>date-7-138 <text:line-break/>[98461]</text:p>
          </table:table-cell>
          <table:table-cell table:style-name="ce21" table:formula="of:=INFO.OBBA.OBBA.OBMAKE(&quot;date-&quot;&amp;COLUMN()&amp;&quot;-&quot;&amp;ROW();&quot;Date&quot;;[.F138])" office:value-type="string" office:string-value="date-8-138 &#10;[98458]">
            <text:p>date-8-138 <text:line-break/>[9845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38])" office:value-type="string" office:string-value="cal-9-138 &#10;[98462]">
            <text:p>cal-9-138 <text:line-break/>[9846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38])" office:value-type="string" office:string-value="cal-10-138 &#10;[98459]">
            <text:p>cal-10-138 <text:line-break/>[98459]</text:p>
          </table:table-cell>
          <table:table-cell/>
          <table:table-cell table:formula="of:=INFO.OBBA.OBBA.OBGET(INFO.OBBA.OBBA.OBCALL(&quot;&quot;;[.$B$15];&quot;getDaycountFraction&quot;;[.I138];[.J138]))" office:value-type="float" office:value="6.775">
            <text:p>6,775</text:p>
          </table:table-cell>
          <table:table-cell table:style-name="ce35" table:formula="of:=(YEARFRAC([.E138];[.F138];[.$C$9]))" office:value-type="float" office:value="6.775">
            <text:p>6,775</text:p>
          </table:table-cell>
          <table:table-cell table:formula="of:=ABS([.L138])-[.M13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3-02-06">
            <text:p>06.02.2013</text:p>
          </table:table-cell>
          <table:table-cell table:style-name="ce22" table:formula="of:=[.$C$11]+INT(RAND()*([.$C$12]-[.$C$11]))" office:value-type="date" office:date-value="1989-10-16">
            <text:p>16.10.1989</text:p>
          </table:table-cell>
          <table:table-cell table:style-name="ce21" table:formula="of:=INFO.OBBA.OBBA.OBMAKE(&quot;date-&quot;&amp;COLUMN()&amp;&quot;-&quot;&amp;ROW();&quot;Date&quot;;[.E139])" office:value-type="string" office:string-value="date-7-139 &#10;[98468]">
            <text:p>date-7-139 <text:line-break/>[98468]</text:p>
          </table:table-cell>
          <table:table-cell table:style-name="ce21" table:formula="of:=INFO.OBBA.OBBA.OBMAKE(&quot;date-&quot;&amp;COLUMN()&amp;&quot;-&quot;&amp;ROW();&quot;Date&quot;;[.F139])" office:value-type="string" office:string-value="date-8-139 &#10;[98465]">
            <text:p>date-8-139 <text:line-break/>[9846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39])" office:value-type="string" office:string-value="cal-9-139 &#10;[98469]">
            <text:p>cal-9-139 <text:line-break/>[9846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39])" office:value-type="string" office:string-value="cal-10-139 &#10;[98466]">
            <text:p>cal-10-139 <text:line-break/>[98466]</text:p>
          </table:table-cell>
          <table:table-cell/>
          <table:table-cell table:formula="of:=INFO.OBBA.OBBA.OBGET(INFO.OBBA.OBBA.OBCALL(&quot;&quot;;[.$B$15];&quot;getDaycountFraction&quot;;[.I139];[.J139]))" office:value-type="float" office:value="-23.65">
            <text:p>-23,650</text:p>
          </table:table-cell>
          <table:table-cell table:style-name="ce35" table:formula="of:=(YEARFRAC([.E139];[.F139];[.$C$9]))" office:value-type="float" office:value="23.65">
            <text:p>23,650</text:p>
          </table:table-cell>
          <table:table-cell table:formula="of:=ABS([.L139])-[.M13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0-09-20">
            <text:p>20.09.2020</text:p>
          </table:table-cell>
          <table:table-cell table:style-name="ce22" table:formula="of:=[.$C$11]+INT(RAND()*([.$C$12]-[.$C$11]))" office:value-type="date" office:date-value="1995-12-11">
            <text:p>11.12.1995</text:p>
          </table:table-cell>
          <table:table-cell table:style-name="ce21" table:formula="of:=INFO.OBBA.OBBA.OBMAKE(&quot;date-&quot;&amp;COLUMN()&amp;&quot;-&quot;&amp;ROW();&quot;Date&quot;;[.E140])" office:value-type="string" office:string-value="date-7-140 &#10;[98475]">
            <text:p>date-7-140 <text:line-break/>[98475]</text:p>
          </table:table-cell>
          <table:table-cell table:style-name="ce21" table:formula="of:=INFO.OBBA.OBBA.OBMAKE(&quot;date-&quot;&amp;COLUMN()&amp;&quot;-&quot;&amp;ROW();&quot;Date&quot;;[.F140])" office:value-type="string" office:string-value="date-8-140 &#10;[98472]">
            <text:p>date-8-140 <text:line-break/>[9847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40])" office:value-type="string" office:string-value="cal-9-140 &#10;[98476]">
            <text:p>cal-9-140 <text:line-break/>[9847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40])" office:value-type="string" office:string-value="cal-10-140 &#10;[98473]">
            <text:p>cal-10-140 <text:line-break/>[98473]</text:p>
          </table:table-cell>
          <table:table-cell/>
          <table:table-cell table:formula="of:=INFO.OBBA.OBBA.OBGET(INFO.OBBA.OBBA.OBCALL(&quot;&quot;;[.$B$15];&quot;getDaycountFraction&quot;;[.I140];[.J140]))" office:value-type="float" office:value="-25.1388888888889">
            <text:p>-25,139</text:p>
          </table:table-cell>
          <table:table-cell table:style-name="ce35" table:formula="of:=(YEARFRAC([.E140];[.F140];[.$C$9]))" office:value-type="float" office:value="25.1388888888889">
            <text:p>25,139</text:p>
          </table:table-cell>
          <table:table-cell table:formula="of:=ABS([.L140])-[.M14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2-12-08">
            <text:p>08.12.1982</text:p>
          </table:table-cell>
          <table:table-cell table:style-name="ce22" table:formula="of:=[.$C$11]+INT(RAND()*([.$C$12]-[.$C$11]))" office:value-type="date" office:date-value="1987-07-18">
            <text:p>18.07.1987</text:p>
          </table:table-cell>
          <table:table-cell table:style-name="ce21" table:formula="of:=INFO.OBBA.OBBA.OBMAKE(&quot;date-&quot;&amp;COLUMN()&amp;&quot;-&quot;&amp;ROW();&quot;Date&quot;;[.E141])" office:value-type="string" office:string-value="date-7-141 &#10;[98482]">
            <text:p>date-7-141 <text:line-break/>[98482]</text:p>
          </table:table-cell>
          <table:table-cell table:style-name="ce21" table:formula="of:=INFO.OBBA.OBBA.OBMAKE(&quot;date-&quot;&amp;COLUMN()&amp;&quot;-&quot;&amp;ROW();&quot;Date&quot;;[.F141])" office:value-type="string" office:string-value="date-8-141 &#10;[98479]">
            <text:p>date-8-141 <text:line-break/>[9847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41])" office:value-type="string" office:string-value="cal-9-141 &#10;[98483]">
            <text:p>cal-9-141 <text:line-break/>[9848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41])" office:value-type="string" office:string-value="cal-10-141 &#10;[98480]">
            <text:p>cal-10-141 <text:line-break/>[98480]</text:p>
          </table:table-cell>
          <table:table-cell/>
          <table:table-cell table:formula="of:=INFO.OBBA.OBBA.OBGET(INFO.OBBA.OBBA.OBCALL(&quot;&quot;;[.$B$15];&quot;getDaycountFraction&quot;;[.I141];[.J141]))" office:value-type="float" office:value="4.675">
            <text:p>4,675</text:p>
          </table:table-cell>
          <table:table-cell table:style-name="ce35" table:formula="of:=(YEARFRAC([.E141];[.F141];[.$C$9]))" office:value-type="float" office:value="4.675">
            <text:p>4,675</text:p>
          </table:table-cell>
          <table:table-cell table:formula="of:=ABS([.L141])-[.M14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1-02-14">
            <text:p>14.02.1991</text:p>
          </table:table-cell>
          <table:table-cell table:style-name="ce22" table:formula="of:=[.$C$11]+INT(RAND()*([.$C$12]-[.$C$11]))" office:value-type="date" office:date-value="2000-04-12">
            <text:p>12.04.2000</text:p>
          </table:table-cell>
          <table:table-cell table:style-name="ce21" table:formula="of:=INFO.OBBA.OBBA.OBMAKE(&quot;date-&quot;&amp;COLUMN()&amp;&quot;-&quot;&amp;ROW();&quot;Date&quot;;[.E142])" office:value-type="string" office:string-value="date-7-142 &#10;[98489]">
            <text:p>date-7-142 <text:line-break/>[98489]</text:p>
          </table:table-cell>
          <table:table-cell table:style-name="ce21" table:formula="of:=INFO.OBBA.OBBA.OBMAKE(&quot;date-&quot;&amp;COLUMN()&amp;&quot;-&quot;&amp;ROW();&quot;Date&quot;;[.F142])" office:value-type="string" office:string-value="date-8-142 &#10;[98486]">
            <text:p>date-8-142 <text:line-break/>[9848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42])" office:value-type="string" office:string-value="cal-9-142 &#10;[98490]">
            <text:p>cal-9-142 <text:line-break/>[9849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42])" office:value-type="string" office:string-value="cal-10-142 &#10;[98487]">
            <text:p>cal-10-142 <text:line-break/>[98487]</text:p>
          </table:table-cell>
          <table:table-cell/>
          <table:table-cell table:formula="of:=INFO.OBBA.OBBA.OBGET(INFO.OBBA.OBBA.OBCALL(&quot;&quot;;[.$B$15];&quot;getDaycountFraction&quot;;[.I142];[.J142]))" office:value-type="float" office:value="9.29166666666667">
            <text:p>9,292</text:p>
          </table:table-cell>
          <table:table-cell table:style-name="ce35" table:formula="of:=(YEARFRAC([.E142];[.F142];[.$C$9]))" office:value-type="float" office:value="9.29166666666667">
            <text:p>9,292</text:p>
          </table:table-cell>
          <table:table-cell table:formula="of:=ABS([.L142])-[.M14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2-12-16">
            <text:p>16.12.2022</text:p>
          </table:table-cell>
          <table:table-cell table:style-name="ce22" table:formula="of:=[.$C$11]+INT(RAND()*([.$C$12]-[.$C$11]))" office:value-type="date" office:date-value="2027-09-19">
            <text:p>19.09.2027</text:p>
          </table:table-cell>
          <table:table-cell table:style-name="ce21" table:formula="of:=INFO.OBBA.OBBA.OBMAKE(&quot;date-&quot;&amp;COLUMN()&amp;&quot;-&quot;&amp;ROW();&quot;Date&quot;;[.E143])" office:value-type="string" office:string-value="date-7-143 &#10;[98496]">
            <text:p>date-7-143 <text:line-break/>[98496]</text:p>
          </table:table-cell>
          <table:table-cell table:style-name="ce21" table:formula="of:=INFO.OBBA.OBBA.OBMAKE(&quot;date-&quot;&amp;COLUMN()&amp;&quot;-&quot;&amp;ROW();&quot;Date&quot;;[.F143])" office:value-type="string" office:string-value="date-8-143 &#10;[98493]">
            <text:p>date-8-143 <text:line-break/>[9849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43])" office:value-type="string" office:string-value="cal-9-143 &#10;[98497]">
            <text:p>cal-9-143 <text:line-break/>[9849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43])" office:value-type="string" office:string-value="cal-10-143 &#10;[98494]">
            <text:p>cal-10-143 <text:line-break/>[98494]</text:p>
          </table:table-cell>
          <table:table-cell/>
          <table:table-cell table:formula="of:=INFO.OBBA.OBBA.OBGET(INFO.OBBA.OBBA.OBCALL(&quot;&quot;;[.$B$15];&quot;getDaycountFraction&quot;;[.I143];[.J143]))" office:value-type="float" office:value="4.82777777777778">
            <text:p>4,828</text:p>
          </table:table-cell>
          <table:table-cell table:style-name="ce35" table:formula="of:=(YEARFRAC([.E143];[.F143];[.$C$9]))" office:value-type="float" office:value="4.82777777777778">
            <text:p>4,828</text:p>
          </table:table-cell>
          <table:table-cell table:formula="of:=ABS([.L143])-[.M14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1-01-20">
            <text:p>20.01.1991</text:p>
          </table:table-cell>
          <table:table-cell table:style-name="ce22" table:formula="of:=[.$C$11]+INT(RAND()*([.$C$12]-[.$C$11]))" office:value-type="date" office:date-value="2019-05-11">
            <text:p>11.05.2019</text:p>
          </table:table-cell>
          <table:table-cell table:style-name="ce21" table:formula="of:=INFO.OBBA.OBBA.OBMAKE(&quot;date-&quot;&amp;COLUMN()&amp;&quot;-&quot;&amp;ROW();&quot;Date&quot;;[.E144])" office:value-type="string" office:string-value="date-7-144 &#10;[98503]">
            <text:p>date-7-144 <text:line-break/>[98503]</text:p>
          </table:table-cell>
          <table:table-cell table:style-name="ce21" table:formula="of:=INFO.OBBA.OBBA.OBMAKE(&quot;date-&quot;&amp;COLUMN()&amp;&quot;-&quot;&amp;ROW();&quot;Date&quot;;[.F144])" office:value-type="string" office:string-value="date-8-144 &#10;[98500]">
            <text:p>date-8-144 <text:line-break/>[9850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44])" office:value-type="string" office:string-value="cal-9-144 &#10;[98504]">
            <text:p>cal-9-144 <text:line-break/>[9850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44])" office:value-type="string" office:string-value="cal-10-144 &#10;[98501]">
            <text:p>cal-10-144 <text:line-break/>[98501]</text:p>
          </table:table-cell>
          <table:table-cell/>
          <table:table-cell table:formula="of:=INFO.OBBA.OBBA.OBGET(INFO.OBBA.OBBA.OBCALL(&quot;&quot;;[.$B$15];&quot;getDaycountFraction&quot;;[.I144];[.J144]))" office:value-type="float" office:value="28.7166666666667">
            <text:p>28,717</text:p>
          </table:table-cell>
          <table:table-cell table:style-name="ce35" table:formula="of:=(YEARFRAC([.E144];[.F144];[.$C$9]))" office:value-type="float" office:value="28.7166666666667">
            <text:p>28,717</text:p>
          </table:table-cell>
          <table:table-cell table:formula="of:=ABS([.L144])-[.M14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2-06-29">
            <text:p>29.06.2022</text:p>
          </table:table-cell>
          <table:table-cell table:style-name="ce22" table:formula="of:=[.$C$11]+INT(RAND()*([.$C$12]-[.$C$11]))" office:value-type="date" office:date-value="1986-09-19">
            <text:p>19.09.1986</text:p>
          </table:table-cell>
          <table:table-cell table:style-name="ce21" table:formula="of:=INFO.OBBA.OBBA.OBMAKE(&quot;date-&quot;&amp;COLUMN()&amp;&quot;-&quot;&amp;ROW();&quot;Date&quot;;[.E145])" office:value-type="string" office:string-value="date-7-145 &#10;[98510]">
            <text:p>date-7-145 <text:line-break/>[98510]</text:p>
          </table:table-cell>
          <table:table-cell table:style-name="ce21" table:formula="of:=INFO.OBBA.OBBA.OBMAKE(&quot;date-&quot;&amp;COLUMN()&amp;&quot;-&quot;&amp;ROW();&quot;Date&quot;;[.F145])" office:value-type="string" office:string-value="date-8-145 &#10;[98507]">
            <text:p>date-8-145 <text:line-break/>[9850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45])" office:value-type="string" office:string-value="cal-9-145 &#10;[98511]">
            <text:p>cal-9-145 <text:line-break/>[9851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45])" office:value-type="string" office:string-value="cal-10-145 &#10;[98508]">
            <text:p>cal-10-145 <text:line-break/>[98508]</text:p>
          </table:table-cell>
          <table:table-cell/>
          <table:table-cell table:formula="of:=INFO.OBBA.OBBA.OBGET(INFO.OBBA.OBBA.OBCALL(&quot;&quot;;[.$B$15];&quot;getDaycountFraction&quot;;[.I145];[.J145]))" office:value-type="float" office:value="-36.2972222222222">
            <text:p>-36,297</text:p>
          </table:table-cell>
          <table:table-cell table:style-name="ce35" table:formula="of:=(YEARFRAC([.E145];[.F145];[.$C$9]))" office:value-type="float" office:value="36.2972222222222">
            <text:p>36,297</text:p>
          </table:table-cell>
          <table:table-cell table:formula="of:=ABS([.L145])-[.M14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5-07-29">
            <text:p>29.07.1985</text:p>
          </table:table-cell>
          <table:table-cell table:style-name="ce22" table:formula="of:=[.$C$11]+INT(RAND()*([.$C$12]-[.$C$11]))" office:value-type="date" office:date-value="2002-08-12">
            <text:p>12.08.2002</text:p>
          </table:table-cell>
          <table:table-cell table:style-name="ce21" table:formula="of:=INFO.OBBA.OBBA.OBMAKE(&quot;date-&quot;&amp;COLUMN()&amp;&quot;-&quot;&amp;ROW();&quot;Date&quot;;[.E146])" office:value-type="string" office:string-value="date-7-146 &#10;[98517]">
            <text:p>date-7-146 <text:line-break/>[98517]</text:p>
          </table:table-cell>
          <table:table-cell table:style-name="ce21" table:formula="of:=INFO.OBBA.OBBA.OBMAKE(&quot;date-&quot;&amp;COLUMN()&amp;&quot;-&quot;&amp;ROW();&quot;Date&quot;;[.F146])" office:value-type="string" office:string-value="date-8-146 &#10;[98514]">
            <text:p>date-8-146 <text:line-break/>[9851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46])" office:value-type="string" office:string-value="cal-9-146 &#10;[98518]">
            <text:p>cal-9-146 <text:line-break/>[9851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46])" office:value-type="string" office:string-value="cal-10-146 &#10;[98515]">
            <text:p>cal-10-146 <text:line-break/>[98515]</text:p>
          </table:table-cell>
          <table:table-cell/>
          <table:table-cell table:formula="of:=INFO.OBBA.OBBA.OBGET(INFO.OBBA.OBBA.OBCALL(&quot;&quot;;[.$B$15];&quot;getDaycountFraction&quot;;[.I146];[.J146]))" office:value-type="float" office:value="17.2861111111111">
            <text:p>17,286</text:p>
          </table:table-cell>
          <table:table-cell table:style-name="ce35" table:formula="of:=(YEARFRAC([.E146];[.F146];[.$C$9]))" office:value-type="float" office:value="17.2861111111111">
            <text:p>17,286</text:p>
          </table:table-cell>
          <table:table-cell table:formula="of:=ABS([.L146])-[.M14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2-02-06">
            <text:p>06.02.1982</text:p>
          </table:table-cell>
          <table:table-cell table:style-name="ce22" table:formula="of:=[.$C$11]+INT(RAND()*([.$C$12]-[.$C$11]))" office:value-type="date" office:date-value="2013-06-01">
            <text:p>01.06.2013</text:p>
          </table:table-cell>
          <table:table-cell table:style-name="ce21" table:formula="of:=INFO.OBBA.OBBA.OBMAKE(&quot;date-&quot;&amp;COLUMN()&amp;&quot;-&quot;&amp;ROW();&quot;Date&quot;;[.E147])" office:value-type="string" office:string-value="date-7-147 &#10;[98524]">
            <text:p>date-7-147 <text:line-break/>[98524]</text:p>
          </table:table-cell>
          <table:table-cell table:style-name="ce21" table:formula="of:=INFO.OBBA.OBBA.OBMAKE(&quot;date-&quot;&amp;COLUMN()&amp;&quot;-&quot;&amp;ROW();&quot;Date&quot;;[.F147])" office:value-type="string" office:string-value="date-8-147 &#10;[98521]">
            <text:p>date-8-147 <text:line-break/>[9852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47])" office:value-type="string" office:string-value="cal-9-147 &#10;[98525]">
            <text:p>cal-9-147 <text:line-break/>[9852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47])" office:value-type="string" office:string-value="cal-10-147 &#10;[98522]">
            <text:p>cal-10-147 <text:line-break/>[98522]</text:p>
          </table:table-cell>
          <table:table-cell/>
          <table:table-cell table:formula="of:=INFO.OBBA.OBBA.OBGET(INFO.OBBA.OBBA.OBCALL(&quot;&quot;;[.$B$15];&quot;getDaycountFraction&quot;;[.I147];[.J147]))" office:value-type="float" office:value="31.7722222222222">
            <text:p>31,772</text:p>
          </table:table-cell>
          <table:table-cell table:style-name="ce35" table:formula="of:=(YEARFRAC([.E147];[.F147];[.$C$9]))" office:value-type="float" office:value="31.7722222222222">
            <text:p>31,772</text:p>
          </table:table-cell>
          <table:table-cell table:formula="of:=ABS([.L147])-[.M14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8-04-15">
            <text:p>15.04.1998</text:p>
          </table:table-cell>
          <table:table-cell table:style-name="ce22" table:formula="of:=[.$C$11]+INT(RAND()*([.$C$12]-[.$C$11]))" office:value-type="date" office:date-value="2009-07-06">
            <text:p>06.07.2009</text:p>
          </table:table-cell>
          <table:table-cell table:style-name="ce21" table:formula="of:=INFO.OBBA.OBBA.OBMAKE(&quot;date-&quot;&amp;COLUMN()&amp;&quot;-&quot;&amp;ROW();&quot;Date&quot;;[.E148])" office:value-type="string" office:string-value="date-7-148 &#10;[98531]">
            <text:p>date-7-148 <text:line-break/>[98531]</text:p>
          </table:table-cell>
          <table:table-cell table:style-name="ce21" table:formula="of:=INFO.OBBA.OBBA.OBMAKE(&quot;date-&quot;&amp;COLUMN()&amp;&quot;-&quot;&amp;ROW();&quot;Date&quot;;[.F148])" office:value-type="string" office:string-value="date-8-148 &#10;[98528]">
            <text:p>date-8-148 <text:line-break/>[9852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48])" office:value-type="string" office:string-value="cal-9-148 &#10;[98532]">
            <text:p>cal-9-148 <text:line-break/>[9853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48])" office:value-type="string" office:string-value="cal-10-148 &#10;[98529]">
            <text:p>cal-10-148 <text:line-break/>[98529]</text:p>
          </table:table-cell>
          <table:table-cell/>
          <table:table-cell table:formula="of:=INFO.OBBA.OBBA.OBGET(INFO.OBBA.OBBA.OBCALL(&quot;&quot;;[.$B$15];&quot;getDaycountFraction&quot;;[.I148];[.J148]))" office:value-type="float" office:value="11.3888888888889">
            <text:p>11,389</text:p>
          </table:table-cell>
          <table:table-cell table:style-name="ce35" table:formula="of:=(YEARFRAC([.E148];[.F148];[.$C$9]))" office:value-type="float" office:value="11.3888888888889">
            <text:p>11,389</text:p>
          </table:table-cell>
          <table:table-cell table:formula="of:=ABS([.L148])-[.M14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6-04-06">
            <text:p>06.04.2026</text:p>
          </table:table-cell>
          <table:table-cell table:style-name="ce22" table:formula="of:=[.$C$11]+INT(RAND()*([.$C$12]-[.$C$11]))" office:value-type="date" office:date-value="1990-03-17">
            <text:p>17.03.1990</text:p>
          </table:table-cell>
          <table:table-cell table:style-name="ce21" table:formula="of:=INFO.OBBA.OBBA.OBMAKE(&quot;date-&quot;&amp;COLUMN()&amp;&quot;-&quot;&amp;ROW();&quot;Date&quot;;[.E149])" office:value-type="string" office:string-value="date-7-149 &#10;[98538]">
            <text:p>date-7-149 <text:line-break/>[98538]</text:p>
          </table:table-cell>
          <table:table-cell table:style-name="ce21" table:formula="of:=INFO.OBBA.OBBA.OBMAKE(&quot;date-&quot;&amp;COLUMN()&amp;&quot;-&quot;&amp;ROW();&quot;Date&quot;;[.F149])" office:value-type="string" office:string-value="date-8-149 &#10;[98535]">
            <text:p>date-8-149 <text:line-break/>[9853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49])" office:value-type="string" office:string-value="cal-9-149 &#10;[98539]">
            <text:p>cal-9-149 <text:line-break/>[9853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49])" office:value-type="string" office:string-value="cal-10-149 &#10;[98536]">
            <text:p>cal-10-149 <text:line-break/>[98536]</text:p>
          </table:table-cell>
          <table:table-cell/>
          <table:table-cell table:formula="of:=INFO.OBBA.OBBA.OBGET(INFO.OBBA.OBBA.OBCALL(&quot;&quot;;[.$B$15];&quot;getDaycountFraction&quot;;[.I149];[.J149]))" office:value-type="float" office:value="-36.5805555555556">
            <text:p>-36,581</text:p>
          </table:table-cell>
          <table:table-cell table:style-name="ce35" table:formula="of:=(YEARFRAC([.E149];[.F149];[.$C$9]))" office:value-type="float" office:value="36.5805555555556">
            <text:p>36,581</text:p>
          </table:table-cell>
          <table:table-cell table:formula="of:=ABS([.L149])-[.M14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8-04-19">
            <text:p>19.04.1988</text:p>
          </table:table-cell>
          <table:table-cell table:style-name="ce22" table:formula="of:=[.$C$11]+INT(RAND()*([.$C$12]-[.$C$11]))" office:value-type="date" office:date-value="1998-10-24">
            <text:p>24.10.1998</text:p>
          </table:table-cell>
          <table:table-cell table:style-name="ce21" table:formula="of:=INFO.OBBA.OBBA.OBMAKE(&quot;date-&quot;&amp;COLUMN()&amp;&quot;-&quot;&amp;ROW();&quot;Date&quot;;[.E150])" office:value-type="string" office:string-value="date-7-150 &#10;[98545]">
            <text:p>date-7-150 <text:line-break/>[98545]</text:p>
          </table:table-cell>
          <table:table-cell table:style-name="ce21" table:formula="of:=INFO.OBBA.OBBA.OBMAKE(&quot;date-&quot;&amp;COLUMN()&amp;&quot;-&quot;&amp;ROW();&quot;Date&quot;;[.F150])" office:value-type="string" office:string-value="date-8-150 &#10;[98542]">
            <text:p>date-8-150 <text:line-break/>[9854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50])" office:value-type="string" office:string-value="cal-9-150 &#10;[98546]">
            <text:p>cal-9-150 <text:line-break/>[9854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50])" office:value-type="string" office:string-value="cal-10-150 &#10;[98543]">
            <text:p>cal-10-150 <text:line-break/>[98543]</text:p>
          </table:table-cell>
          <table:table-cell/>
          <table:table-cell table:formula="of:=INFO.OBBA.OBBA.OBGET(INFO.OBBA.OBBA.OBCALL(&quot;&quot;;[.$B$15];&quot;getDaycountFraction&quot;;[.I150];[.J150]))" office:value-type="float" office:value="10.6666666666667">
            <text:p>10,667</text:p>
          </table:table-cell>
          <table:table-cell table:style-name="ce35" table:formula="of:=(YEARFRAC([.E150];[.F150];[.$C$9]))" office:value-type="float" office:value="10.6666666666667">
            <text:p>10,667</text:p>
          </table:table-cell>
          <table:table-cell table:formula="of:=ABS([.L150])-[.M15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4-01-09">
            <text:p>09.01.2004</text:p>
          </table:table-cell>
          <table:table-cell table:style-name="ce22" table:formula="of:=[.$C$11]+INT(RAND()*([.$C$12]-[.$C$11]))" office:value-type="date" office:date-value="2005-10-31">
            <text:p>31.10.2005</text:p>
          </table:table-cell>
          <table:table-cell table:style-name="ce21" table:formula="of:=INFO.OBBA.OBBA.OBMAKE(&quot;date-&quot;&amp;COLUMN()&amp;&quot;-&quot;&amp;ROW();&quot;Date&quot;;[.E151])" office:value-type="string" office:string-value="date-7-151 &#10;[98552]">
            <text:p>date-7-151 <text:line-break/>[98552]</text:p>
          </table:table-cell>
          <table:table-cell table:style-name="ce21" table:formula="of:=INFO.OBBA.OBBA.OBMAKE(&quot;date-&quot;&amp;COLUMN()&amp;&quot;-&quot;&amp;ROW();&quot;Date&quot;;[.F151])" office:value-type="string" office:string-value="date-8-151 &#10;[98549]">
            <text:p>date-8-151 <text:line-break/>[9854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51])" office:value-type="string" office:string-value="cal-9-151 &#10;[98553]">
            <text:p>cal-9-151 <text:line-break/>[9855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51])" office:value-type="string" office:string-value="cal-10-151 &#10;[98550]">
            <text:p>cal-10-151 <text:line-break/>[98550]</text:p>
          </table:table-cell>
          <table:table-cell/>
          <table:table-cell table:formula="of:=INFO.OBBA.OBBA.OBGET(INFO.OBBA.OBBA.OBCALL(&quot;&quot;;[.$B$15];&quot;getDaycountFraction&quot;;[.I151];[.J151]))" office:value-type="float" office:value="1.83611111111111">
            <text:p>1,836</text:p>
          </table:table-cell>
          <table:table-cell table:style-name="ce35" table:formula="of:=(YEARFRAC([.E151];[.F151];[.$C$9]))" office:value-type="float" office:value="1.83611111111111">
            <text:p>1,836</text:p>
          </table:table-cell>
          <table:table-cell table:formula="of:=ABS([.L151])-[.M15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9-04-16">
            <text:p>16.04.2029</text:p>
          </table:table-cell>
          <table:table-cell table:style-name="ce22" table:formula="of:=[.$C$11]+INT(RAND()*([.$C$12]-[.$C$11]))" office:value-type="date" office:date-value="2009-10-08">
            <text:p>08.10.2009</text:p>
          </table:table-cell>
          <table:table-cell table:style-name="ce21" table:formula="of:=INFO.OBBA.OBBA.OBMAKE(&quot;date-&quot;&amp;COLUMN()&amp;&quot;-&quot;&amp;ROW();&quot;Date&quot;;[.E152])" office:value-type="string" office:string-value="date-7-152 &#10;[98559]">
            <text:p>date-7-152 <text:line-break/>[98559]</text:p>
          </table:table-cell>
          <table:table-cell table:style-name="ce21" table:formula="of:=INFO.OBBA.OBBA.OBMAKE(&quot;date-&quot;&amp;COLUMN()&amp;&quot;-&quot;&amp;ROW();&quot;Date&quot;;[.F152])" office:value-type="string" office:string-value="date-8-152 &#10;[98556]">
            <text:p>date-8-152 <text:line-break/>[9855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52])" office:value-type="string" office:string-value="cal-9-152 &#10;[98560]">
            <text:p>cal-9-152 <text:line-break/>[9856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52])" office:value-type="string" office:string-value="cal-10-152 &#10;[98557]">
            <text:p>cal-10-152 <text:line-break/>[98557]</text:p>
          </table:table-cell>
          <table:table-cell/>
          <table:table-cell table:formula="of:=INFO.OBBA.OBBA.OBGET(INFO.OBBA.OBBA.OBCALL(&quot;&quot;;[.$B$15];&quot;getDaycountFraction&quot;;[.I152];[.J152]))" office:value-type="float" office:value="-19.8055555555556">
            <text:p>-19,806</text:p>
          </table:table-cell>
          <table:table-cell table:style-name="ce35" table:formula="of:=(YEARFRAC([.E152];[.F152];[.$C$9]))" office:value-type="float" office:value="19.8055555555556">
            <text:p>19,806</text:p>
          </table:table-cell>
          <table:table-cell table:formula="of:=ABS([.L152])-[.M15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2-07-07">
            <text:p>07.07.1982</text:p>
          </table:table-cell>
          <table:table-cell table:style-name="ce22" table:formula="of:=[.$C$11]+INT(RAND()*([.$C$12]-[.$C$11]))" office:value-type="date" office:date-value="2006-08-28">
            <text:p>28.08.2006</text:p>
          </table:table-cell>
          <table:table-cell table:style-name="ce21" table:formula="of:=INFO.OBBA.OBBA.OBMAKE(&quot;date-&quot;&amp;COLUMN()&amp;&quot;-&quot;&amp;ROW();&quot;Date&quot;;[.E153])" office:value-type="string" office:string-value="date-7-153 &#10;[98566]">
            <text:p>date-7-153 <text:line-break/>[98566]</text:p>
          </table:table-cell>
          <table:table-cell table:style-name="ce21" table:formula="of:=INFO.OBBA.OBBA.OBMAKE(&quot;date-&quot;&amp;COLUMN()&amp;&quot;-&quot;&amp;ROW();&quot;Date&quot;;[.F153])" office:value-type="string" office:string-value="date-8-153 &#10;[98563]">
            <text:p>date-8-153 <text:line-break/>[9856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53])" office:value-type="string" office:string-value="cal-9-153 &#10;[98567]">
            <text:p>cal-9-153 <text:line-break/>[9856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53])" office:value-type="string" office:string-value="cal-10-153 &#10;[98564]">
            <text:p>cal-10-153 <text:line-break/>[98564]</text:p>
          </table:table-cell>
          <table:table-cell/>
          <table:table-cell table:formula="of:=INFO.OBBA.OBBA.OBGET(INFO.OBBA.OBBA.OBCALL(&quot;&quot;;[.$B$15];&quot;getDaycountFraction&quot;;[.I153];[.J153]))" office:value-type="float" office:value="24.4944444444444">
            <text:p>24,494</text:p>
          </table:table-cell>
          <table:table-cell table:style-name="ce35" table:formula="of:=(YEARFRAC([.E153];[.F153];[.$C$9]))" office:value-type="float" office:value="24.4944444444444">
            <text:p>24,494</text:p>
          </table:table-cell>
          <table:table-cell table:formula="of:=ABS([.L153])-[.M15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7-02-17">
            <text:p>17.02.2017</text:p>
          </table:table-cell>
          <table:table-cell table:style-name="ce22" table:formula="of:=[.$C$11]+INT(RAND()*([.$C$12]-[.$C$11]))" office:value-type="date" office:date-value="2020-08-30">
            <text:p>30.08.2020</text:p>
          </table:table-cell>
          <table:table-cell table:style-name="ce21" table:formula="of:=INFO.OBBA.OBBA.OBMAKE(&quot;date-&quot;&amp;COLUMN()&amp;&quot;-&quot;&amp;ROW();&quot;Date&quot;;[.E154])" office:value-type="string" office:string-value="date-7-154 &#10;[98573]">
            <text:p>date-7-154 <text:line-break/>[98573]</text:p>
          </table:table-cell>
          <table:table-cell table:style-name="ce21" table:formula="of:=INFO.OBBA.OBBA.OBMAKE(&quot;date-&quot;&amp;COLUMN()&amp;&quot;-&quot;&amp;ROW();&quot;Date&quot;;[.F154])" office:value-type="string" office:string-value="date-8-154 &#10;[98570]">
            <text:p>date-8-154 <text:line-break/>[9857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54])" office:value-type="string" office:string-value="cal-9-154 &#10;[98574]">
            <text:p>cal-9-154 <text:line-break/>[9857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54])" office:value-type="string" office:string-value="cal-10-154 &#10;[98571]">
            <text:p>cal-10-154 <text:line-break/>[98571]</text:p>
          </table:table-cell>
          <table:table-cell/>
          <table:table-cell table:formula="of:=INFO.OBBA.OBBA.OBGET(INFO.OBBA.OBBA.OBCALL(&quot;&quot;;[.$B$15];&quot;getDaycountFraction&quot;;[.I154];[.J154]))" office:value-type="float" office:value="3.58333333333333">
            <text:p>3,583</text:p>
          </table:table-cell>
          <table:table-cell table:style-name="ce35" table:formula="of:=(YEARFRAC([.E154];[.F154];[.$C$9]))" office:value-type="float" office:value="3.58333333333333">
            <text:p>3,583</text:p>
          </table:table-cell>
          <table:table-cell table:formula="of:=ABS([.L154])-[.M15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1-10-29">
            <text:p>29.10.2001</text:p>
          </table:table-cell>
          <table:table-cell table:style-name="ce22" table:formula="of:=[.$C$11]+INT(RAND()*([.$C$12]-[.$C$11]))" office:value-type="date" office:date-value="2022-08-01">
            <text:p>01.08.2022</text:p>
          </table:table-cell>
          <table:table-cell table:style-name="ce21" table:formula="of:=INFO.OBBA.OBBA.OBMAKE(&quot;date-&quot;&amp;COLUMN()&amp;&quot;-&quot;&amp;ROW();&quot;Date&quot;;[.E155])" office:value-type="string" office:string-value="date-7-155 &#10;[98580]">
            <text:p>date-7-155 <text:line-break/>[98580]</text:p>
          </table:table-cell>
          <table:table-cell table:style-name="ce21" table:formula="of:=INFO.OBBA.OBBA.OBMAKE(&quot;date-&quot;&amp;COLUMN()&amp;&quot;-&quot;&amp;ROW();&quot;Date&quot;;[.F155])" office:value-type="string" office:string-value="date-8-155 &#10;[98577]">
            <text:p>date-8-155 <text:line-break/>[9857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55])" office:value-type="string" office:string-value="cal-9-155 &#10;[98581]">
            <text:p>cal-9-155 <text:line-break/>[9858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55])" office:value-type="string" office:string-value="cal-10-155 &#10;[98578]">
            <text:p>cal-10-155 <text:line-break/>[98578]</text:p>
          </table:table-cell>
          <table:table-cell/>
          <table:table-cell table:formula="of:=INFO.OBBA.OBBA.OBGET(INFO.OBBA.OBBA.OBCALL(&quot;&quot;;[.$B$15];&quot;getDaycountFraction&quot;;[.I155];[.J155]))" office:value-type="float" office:value="21.0583333333333">
            <text:p>21,058</text:p>
          </table:table-cell>
          <table:table-cell table:style-name="ce35" table:formula="of:=(YEARFRAC([.E155];[.F155];[.$C$9]))" office:value-type="float" office:value="21.0583333333333">
            <text:p>21,058</text:p>
          </table:table-cell>
          <table:table-cell table:formula="of:=ABS([.L155])-[.M15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7-09-29">
            <text:p>29.09.1987</text:p>
          </table:table-cell>
          <table:table-cell table:style-name="ce22" table:formula="of:=[.$C$11]+INT(RAND()*([.$C$12]-[.$C$11]))" office:value-type="date" office:date-value="2027-08-02">
            <text:p>02.08.2027</text:p>
          </table:table-cell>
          <table:table-cell table:style-name="ce21" table:formula="of:=INFO.OBBA.OBBA.OBMAKE(&quot;date-&quot;&amp;COLUMN()&amp;&quot;-&quot;&amp;ROW();&quot;Date&quot;;[.E156])" office:value-type="string" office:string-value="date-7-156 &#10;[98587]">
            <text:p>date-7-156 <text:line-break/>[98587]</text:p>
          </table:table-cell>
          <table:table-cell table:style-name="ce21" table:formula="of:=INFO.OBBA.OBBA.OBMAKE(&quot;date-&quot;&amp;COLUMN()&amp;&quot;-&quot;&amp;ROW();&quot;Date&quot;;[.F156])" office:value-type="string" office:string-value="date-8-156 &#10;[98584]">
            <text:p>date-8-156 <text:line-break/>[9858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56])" office:value-type="string" office:string-value="cal-9-156 &#10;[98588]">
            <text:p>cal-9-156 <text:line-break/>[9858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56])" office:value-type="string" office:string-value="cal-10-156 &#10;[98585]">
            <text:p>cal-10-156 <text:line-break/>[98585]</text:p>
          </table:table-cell>
          <table:table-cell/>
          <table:table-cell table:formula="of:=INFO.OBBA.OBBA.OBGET(INFO.OBBA.OBBA.OBCALL(&quot;&quot;;[.$B$15];&quot;getDaycountFraction&quot;;[.I156];[.J156]))" office:value-type="float" office:value="40.4222222222222">
            <text:p>40,422</text:p>
          </table:table-cell>
          <table:table-cell table:style-name="ce35" table:formula="of:=(YEARFRAC([.E156];[.F156];[.$C$9]))" office:value-type="float" office:value="40.4222222222222">
            <text:p>40,422</text:p>
          </table:table-cell>
          <table:table-cell table:formula="of:=ABS([.L156])-[.M15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4-10-06">
            <text:p>06.10.2014</text:p>
          </table:table-cell>
          <table:table-cell table:style-name="ce22" table:formula="of:=[.$C$11]+INT(RAND()*([.$C$12]-[.$C$11]))" office:value-type="date" office:date-value="1991-03-24">
            <text:p>24.03.1991</text:p>
          </table:table-cell>
          <table:table-cell table:style-name="ce21" table:formula="of:=INFO.OBBA.OBBA.OBMAKE(&quot;date-&quot;&amp;COLUMN()&amp;&quot;-&quot;&amp;ROW();&quot;Date&quot;;[.E157])" office:value-type="string" office:string-value="date-7-157 &#10;[98594]">
            <text:p>date-7-157 <text:line-break/>[98594]</text:p>
          </table:table-cell>
          <table:table-cell table:style-name="ce21" table:formula="of:=INFO.OBBA.OBBA.OBMAKE(&quot;date-&quot;&amp;COLUMN()&amp;&quot;-&quot;&amp;ROW();&quot;Date&quot;;[.F157])" office:value-type="string" office:string-value="date-8-157 &#10;[98591]">
            <text:p>date-8-157 <text:line-break/>[9859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57])" office:value-type="string" office:string-value="cal-9-157 &#10;[98595]">
            <text:p>cal-9-157 <text:line-break/>[9859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57])" office:value-type="string" office:string-value="cal-10-157 &#10;[98592]">
            <text:p>cal-10-157 <text:line-break/>[98592]</text:p>
          </table:table-cell>
          <table:table-cell/>
          <table:table-cell table:formula="of:=INFO.OBBA.OBBA.OBGET(INFO.OBBA.OBBA.OBCALL(&quot;&quot;;[.$B$15];&quot;getDaycountFraction&quot;;[.I157];[.J157]))" office:value-type="float" office:value="-23.8805555555556">
            <text:p>-23,881</text:p>
          </table:table-cell>
          <table:table-cell table:style-name="ce35" table:formula="of:=(YEARFRAC([.E157];[.F157];[.$C$9]))" office:value-type="float" office:value="23.8805555555556">
            <text:p>23,881</text:p>
          </table:table-cell>
          <table:table-cell table:formula="of:=ABS([.L157])-[.M15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0-07-02">
            <text:p>02.07.2020</text:p>
          </table:table-cell>
          <table:table-cell table:style-name="ce22" table:formula="of:=[.$C$11]+INT(RAND()*([.$C$12]-[.$C$11]))" office:value-type="date" office:date-value="2012-06-28">
            <text:p>28.06.2012</text:p>
          </table:table-cell>
          <table:table-cell table:style-name="ce21" table:formula="of:=INFO.OBBA.OBBA.OBMAKE(&quot;date-&quot;&amp;COLUMN()&amp;&quot;-&quot;&amp;ROW();&quot;Date&quot;;[.E158])" office:value-type="string" office:string-value="date-7-158 &#10;[98601]">
            <text:p>date-7-158 <text:line-break/>[98601]</text:p>
          </table:table-cell>
          <table:table-cell table:style-name="ce21" table:formula="of:=INFO.OBBA.OBBA.OBMAKE(&quot;date-&quot;&amp;COLUMN()&amp;&quot;-&quot;&amp;ROW();&quot;Date&quot;;[.F158])" office:value-type="string" office:string-value="date-8-158 &#10;[98598]">
            <text:p>date-8-158 <text:line-break/>[9859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58])" office:value-type="string" office:string-value="cal-9-158 &#10;[98602]">
            <text:p>cal-9-158 <text:line-break/>[9860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58])" office:value-type="string" office:string-value="cal-10-158 &#10;[98599]">
            <text:p>cal-10-158 <text:line-break/>[98599]</text:p>
          </table:table-cell>
          <table:table-cell/>
          <table:table-cell table:formula="of:=INFO.OBBA.OBBA.OBGET(INFO.OBBA.OBBA.OBCALL(&quot;&quot;;[.$B$15];&quot;getDaycountFraction&quot;;[.I158];[.J158]))" office:value-type="float" office:value="-8.12777777777778">
            <text:p>-8,128</text:p>
          </table:table-cell>
          <table:table-cell table:style-name="ce35" table:formula="of:=(YEARFRAC([.E158];[.F158];[.$C$9]))" office:value-type="float" office:value="8.12777777777778">
            <text:p>8,128</text:p>
          </table:table-cell>
          <table:table-cell table:formula="of:=ABS([.L158])-[.M15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0-07-12">
            <text:p>12.07.1980</text:p>
          </table:table-cell>
          <table:table-cell table:style-name="ce22" table:formula="of:=[.$C$11]+INT(RAND()*([.$C$12]-[.$C$11]))" office:value-type="date" office:date-value="2007-08-09">
            <text:p>09.08.2007</text:p>
          </table:table-cell>
          <table:table-cell table:style-name="ce21" table:formula="of:=INFO.OBBA.OBBA.OBMAKE(&quot;date-&quot;&amp;COLUMN()&amp;&quot;-&quot;&amp;ROW();&quot;Date&quot;;[.E159])" office:value-type="string" office:string-value="date-7-159 &#10;[98608]">
            <text:p>date-7-159 <text:line-break/>[98608]</text:p>
          </table:table-cell>
          <table:table-cell table:style-name="ce21" table:formula="of:=INFO.OBBA.OBBA.OBMAKE(&quot;date-&quot;&amp;COLUMN()&amp;&quot;-&quot;&amp;ROW();&quot;Date&quot;;[.F159])" office:value-type="string" office:string-value="date-8-159 &#10;[98605]">
            <text:p>date-8-159 <text:line-break/>[9860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59])" office:value-type="string" office:string-value="cal-9-159 &#10;[98609]">
            <text:p>cal-9-159 <text:line-break/>[9860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59])" office:value-type="string" office:string-value="cal-10-159 &#10;[98606]">
            <text:p>cal-10-159 <text:line-break/>[98606]</text:p>
          </table:table-cell>
          <table:table-cell/>
          <table:table-cell table:formula="of:=INFO.OBBA.OBBA.OBGET(INFO.OBBA.OBBA.OBCALL(&quot;&quot;;[.$B$15];&quot;getDaycountFraction&quot;;[.I159];[.J159]))" office:value-type="float" office:value="27.4694444444444">
            <text:p>27,469</text:p>
          </table:table-cell>
          <table:table-cell table:style-name="ce35" table:formula="of:=(YEARFRAC([.E159];[.F159];[.$C$9]))" office:value-type="float" office:value="27.4694444444444">
            <text:p>27,469</text:p>
          </table:table-cell>
          <table:table-cell table:formula="of:=ABS([.L159])-[.M15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1-03-30">
            <text:p>30.03.1981</text:p>
          </table:table-cell>
          <table:table-cell table:style-name="ce22" table:formula="of:=[.$C$11]+INT(RAND()*([.$C$12]-[.$C$11]))" office:value-type="date" office:date-value="1998-03-15">
            <text:p>15.03.1998</text:p>
          </table:table-cell>
          <table:table-cell table:style-name="ce21" table:formula="of:=INFO.OBBA.OBBA.OBMAKE(&quot;date-&quot;&amp;COLUMN()&amp;&quot;-&quot;&amp;ROW();&quot;Date&quot;;[.E160])" office:value-type="string" office:string-value="date-7-160 &#10;[98615]">
            <text:p>date-7-160 <text:line-break/>[98615]</text:p>
          </table:table-cell>
          <table:table-cell table:style-name="ce21" table:formula="of:=INFO.OBBA.OBBA.OBMAKE(&quot;date-&quot;&amp;COLUMN()&amp;&quot;-&quot;&amp;ROW();&quot;Date&quot;;[.F160])" office:value-type="string" office:string-value="date-8-160 &#10;[98612]">
            <text:p>date-8-160 <text:line-break/>[9861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60])" office:value-type="string" office:string-value="cal-9-160 &#10;[98616]">
            <text:p>cal-9-160 <text:line-break/>[9861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60])" office:value-type="string" office:string-value="cal-10-160 &#10;[98613]">
            <text:p>cal-10-160 <text:line-break/>[98613]</text:p>
          </table:table-cell>
          <table:table-cell/>
          <table:table-cell table:formula="of:=INFO.OBBA.OBBA.OBGET(INFO.OBBA.OBBA.OBCALL(&quot;&quot;;[.$B$15];&quot;getDaycountFraction&quot;;[.I160];[.J160]))" office:value-type="float" office:value="17.2055555555556">
            <text:p>17,206</text:p>
          </table:table-cell>
          <table:table-cell table:style-name="ce35" table:formula="of:=(YEARFRAC([.E160];[.F160];[.$C$9]))" office:value-type="float" office:value="17.2055555555556">
            <text:p>17,206</text:p>
          </table:table-cell>
          <table:table-cell table:formula="of:=ABS([.L160])-[.M16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9-06-29">
            <text:p>29.06.2009</text:p>
          </table:table-cell>
          <table:table-cell table:style-name="ce22" table:formula="of:=[.$C$11]+INT(RAND()*([.$C$12]-[.$C$11]))" office:value-type="date" office:date-value="2010-07-18">
            <text:p>18.07.2010</text:p>
          </table:table-cell>
          <table:table-cell table:style-name="ce21" table:formula="of:=INFO.OBBA.OBBA.OBMAKE(&quot;date-&quot;&amp;COLUMN()&amp;&quot;-&quot;&amp;ROW();&quot;Date&quot;;[.E161])" office:value-type="string" office:string-value="date-7-161 &#10;[98622]">
            <text:p>date-7-161 <text:line-break/>[98622]</text:p>
          </table:table-cell>
          <table:table-cell table:style-name="ce21" table:formula="of:=INFO.OBBA.OBBA.OBMAKE(&quot;date-&quot;&amp;COLUMN()&amp;&quot;-&quot;&amp;ROW();&quot;Date&quot;;[.F161])" office:value-type="string" office:string-value="date-8-161 &#10;[98619]">
            <text:p>date-8-161 <text:line-break/>[9861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61])" office:value-type="string" office:string-value="cal-9-161 &#10;[98623]">
            <text:p>cal-9-161 <text:line-break/>[9862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61])" office:value-type="string" office:string-value="cal-10-161 &#10;[98620]">
            <text:p>cal-10-161 <text:line-break/>[98620]</text:p>
          </table:table-cell>
          <table:table-cell/>
          <table:table-cell table:formula="of:=INFO.OBBA.OBBA.OBGET(INFO.OBBA.OBBA.OBCALL(&quot;&quot;;[.$B$15];&quot;getDaycountFraction&quot;;[.I161];[.J161]))" office:value-type="float" office:value="1.06666666666667">
            <text:p>1,067</text:p>
          </table:table-cell>
          <table:table-cell table:style-name="ce35" table:formula="of:=(YEARFRAC([.E161];[.F161];[.$C$9]))" office:value-type="float" office:value="1.06666666666667">
            <text:p>1,067</text:p>
          </table:table-cell>
          <table:table-cell table:formula="of:=ABS([.L161])-[.M16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0-11-12">
            <text:p>12.11.2020</text:p>
          </table:table-cell>
          <table:table-cell table:style-name="ce22" table:formula="of:=[.$C$11]+INT(RAND()*([.$C$12]-[.$C$11]))" office:value-type="date" office:date-value="1980-05-02">
            <text:p>02.05.1980</text:p>
          </table:table-cell>
          <table:table-cell table:style-name="ce21" table:formula="of:=INFO.OBBA.OBBA.OBMAKE(&quot;date-&quot;&amp;COLUMN()&amp;&quot;-&quot;&amp;ROW();&quot;Date&quot;;[.E162])" office:value-type="string" office:string-value="date-7-162 &#10;[98629]">
            <text:p>date-7-162 <text:line-break/>[98629]</text:p>
          </table:table-cell>
          <table:table-cell table:style-name="ce21" table:formula="of:=INFO.OBBA.OBBA.OBMAKE(&quot;date-&quot;&amp;COLUMN()&amp;&quot;-&quot;&amp;ROW();&quot;Date&quot;;[.F162])" office:value-type="string" office:string-value="date-8-162 &#10;[98626]">
            <text:p>date-8-162 <text:line-break/>[9862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62])" office:value-type="string" office:string-value="cal-9-162 &#10;[98630]">
            <text:p>cal-9-162 <text:line-break/>[9863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62])" office:value-type="string" office:string-value="cal-10-162 &#10;[98627]">
            <text:p>cal-10-162 <text:line-break/>[98627]</text:p>
          </table:table-cell>
          <table:table-cell/>
          <table:table-cell table:formula="of:=INFO.OBBA.OBBA.OBGET(INFO.OBBA.OBBA.OBCALL(&quot;&quot;;[.$B$15];&quot;getDaycountFraction&quot;;[.I162];[.J162]))" office:value-type="float" office:value="-41.1222222222222">
            <text:p>-41,122</text:p>
          </table:table-cell>
          <table:table-cell table:style-name="ce35" table:formula="of:=(YEARFRAC([.E162];[.F162];[.$C$9]))" office:value-type="float" office:value="41.1222222222222">
            <text:p>41,122</text:p>
          </table:table-cell>
          <table:table-cell table:formula="of:=ABS([.L162])-[.M16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5-07-18">
            <text:p>18.07.2025</text:p>
          </table:table-cell>
          <table:table-cell table:style-name="ce22" table:formula="of:=[.$C$11]+INT(RAND()*([.$C$12]-[.$C$11]))" office:value-type="date" office:date-value="1981-09-26">
            <text:p>26.09.1981</text:p>
          </table:table-cell>
          <table:table-cell table:style-name="ce21" table:formula="of:=INFO.OBBA.OBBA.OBMAKE(&quot;date-&quot;&amp;COLUMN()&amp;&quot;-&quot;&amp;ROW();&quot;Date&quot;;[.E163])" office:value-type="string" office:string-value="date-7-163 &#10;[98636]">
            <text:p>date-7-163 <text:line-break/>[98636]</text:p>
          </table:table-cell>
          <table:table-cell table:style-name="ce21" table:formula="of:=INFO.OBBA.OBBA.OBMAKE(&quot;date-&quot;&amp;COLUMN()&amp;&quot;-&quot;&amp;ROW();&quot;Date&quot;;[.F163])" office:value-type="string" office:string-value="date-8-163 &#10;[98633]">
            <text:p>date-8-163 <text:line-break/>[9863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63])" office:value-type="string" office:string-value="cal-9-163 &#10;[98637]">
            <text:p>cal-9-163 <text:line-break/>[9863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63])" office:value-type="string" office:string-value="cal-10-163 &#10;[98634]">
            <text:p>cal-10-163 <text:line-break/>[98634]</text:p>
          </table:table-cell>
          <table:table-cell/>
          <table:table-cell table:formula="of:=INFO.OBBA.OBBA.OBGET(INFO.OBBA.OBBA.OBCALL(&quot;&quot;;[.$B$15];&quot;getDaycountFraction&quot;;[.I163];[.J163]))" office:value-type="float" office:value="-44.4472222222222">
            <text:p>-44,447</text:p>
          </table:table-cell>
          <table:table-cell table:style-name="ce35" table:formula="of:=(YEARFRAC([.E163];[.F163];[.$C$9]))" office:value-type="float" office:value="44.4472222222222">
            <text:p>44,447</text:p>
          </table:table-cell>
          <table:table-cell table:formula="of:=ABS([.L163])-[.M16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8-12-21">
            <text:p>21.12.1988</text:p>
          </table:table-cell>
          <table:table-cell table:style-name="ce22" table:formula="of:=[.$C$11]+INT(RAND()*([.$C$12]-[.$C$11]))" office:value-type="date" office:date-value="2002-11-21">
            <text:p>21.11.2002</text:p>
          </table:table-cell>
          <table:table-cell table:style-name="ce21" table:formula="of:=INFO.OBBA.OBBA.OBMAKE(&quot;date-&quot;&amp;COLUMN()&amp;&quot;-&quot;&amp;ROW();&quot;Date&quot;;[.E164])" office:value-type="string" office:string-value="date-7-164 &#10;[98643]">
            <text:p>date-7-164 <text:line-break/>[98643]</text:p>
          </table:table-cell>
          <table:table-cell table:style-name="ce21" table:formula="of:=INFO.OBBA.OBBA.OBMAKE(&quot;date-&quot;&amp;COLUMN()&amp;&quot;-&quot;&amp;ROW();&quot;Date&quot;;[.F164])" office:value-type="string" office:string-value="date-8-164 &#10;[98640]">
            <text:p>date-8-164 <text:line-break/>[9864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64])" office:value-type="string" office:string-value="cal-9-164 &#10;[98644]">
            <text:p>cal-9-164 <text:line-break/>[9864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64])" office:value-type="string" office:string-value="cal-10-164 &#10;[98641]">
            <text:p>cal-10-164 <text:line-break/>[98641]</text:p>
          </table:table-cell>
          <table:table-cell/>
          <table:table-cell table:formula="of:=INFO.OBBA.OBBA.OBGET(INFO.OBBA.OBBA.OBCALL(&quot;&quot;;[.$B$15];&quot;getDaycountFraction&quot;;[.I164];[.J164]))" office:value-type="float" office:value="14.1194444444444">
            <text:p>14,119</text:p>
          </table:table-cell>
          <table:table-cell table:style-name="ce35" table:formula="of:=(YEARFRAC([.E164];[.F164];[.$C$9]))" office:value-type="float" office:value="14.1194444444444">
            <text:p>14,119</text:p>
          </table:table-cell>
          <table:table-cell table:formula="of:=ABS([.L164])-[.M16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1-09-18">
            <text:p>18.09.1991</text:p>
          </table:table-cell>
          <table:table-cell table:style-name="ce22" table:formula="of:=[.$C$11]+INT(RAND()*([.$C$12]-[.$C$11]))" office:value-type="date" office:date-value="2003-02-26">
            <text:p>26.02.2003</text:p>
          </table:table-cell>
          <table:table-cell table:style-name="ce21" table:formula="of:=INFO.OBBA.OBBA.OBMAKE(&quot;date-&quot;&amp;COLUMN()&amp;&quot;-&quot;&amp;ROW();&quot;Date&quot;;[.E165])" office:value-type="string" office:string-value="date-7-165 &#10;[98650]">
            <text:p>date-7-165 <text:line-break/>[98650]</text:p>
          </table:table-cell>
          <table:table-cell table:style-name="ce21" table:formula="of:=INFO.OBBA.OBBA.OBMAKE(&quot;date-&quot;&amp;COLUMN()&amp;&quot;-&quot;&amp;ROW();&quot;Date&quot;;[.F165])" office:value-type="string" office:string-value="date-8-165 &#10;[98647]">
            <text:p>date-8-165 <text:line-break/>[9864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65])" office:value-type="string" office:string-value="cal-9-165 &#10;[98651]">
            <text:p>cal-9-165 <text:line-break/>[9865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65])" office:value-type="string" office:string-value="cal-10-165 &#10;[98648]">
            <text:p>cal-10-165 <text:line-break/>[98648]</text:p>
          </table:table-cell>
          <table:table-cell/>
          <table:table-cell table:formula="of:=INFO.OBBA.OBBA.OBGET(INFO.OBBA.OBBA.OBCALL(&quot;&quot;;[.$B$15];&quot;getDaycountFraction&quot;;[.I165];[.J165]))" office:value-type="float" office:value="11.6083333333333">
            <text:p>11,608</text:p>
          </table:table-cell>
          <table:table-cell table:style-name="ce35" table:formula="of:=(YEARFRAC([.E165];[.F165];[.$C$9]))" office:value-type="float" office:value="11.6083333333333">
            <text:p>11,608</text:p>
          </table:table-cell>
          <table:table-cell table:formula="of:=ABS([.L165])-[.M16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3-05-13">
            <text:p>13.05.2023</text:p>
          </table:table-cell>
          <table:table-cell table:style-name="ce22" table:formula="of:=[.$C$11]+INT(RAND()*([.$C$12]-[.$C$11]))" office:value-type="date" office:date-value="2016-02-06">
            <text:p>06.02.2016</text:p>
          </table:table-cell>
          <table:table-cell table:style-name="ce21" table:formula="of:=INFO.OBBA.OBBA.OBMAKE(&quot;date-&quot;&amp;COLUMN()&amp;&quot;-&quot;&amp;ROW();&quot;Date&quot;;[.E166])" office:value-type="string" office:string-value="date-7-166 &#10;[98657]">
            <text:p>date-7-166 <text:line-break/>[98657]</text:p>
          </table:table-cell>
          <table:table-cell table:style-name="ce21" table:formula="of:=INFO.OBBA.OBBA.OBMAKE(&quot;date-&quot;&amp;COLUMN()&amp;&quot;-&quot;&amp;ROW();&quot;Date&quot;;[.F166])" office:value-type="string" office:string-value="date-8-166 &#10;[98654]">
            <text:p>date-8-166 <text:line-break/>[9865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66])" office:value-type="string" office:string-value="cal-9-166 &#10;[98658]">
            <text:p>cal-9-166 <text:line-break/>[9865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66])" office:value-type="string" office:string-value="cal-10-166 &#10;[98655]">
            <text:p>cal-10-166 <text:line-break/>[98655]</text:p>
          </table:table-cell>
          <table:table-cell/>
          <table:table-cell table:formula="of:=INFO.OBBA.OBBA.OBGET(INFO.OBBA.OBBA.OBCALL(&quot;&quot;;[.$B$15];&quot;getDaycountFraction&quot;;[.I166];[.J166]))" office:value-type="float" office:value="-7.36944444444444">
            <text:p>-7,369</text:p>
          </table:table-cell>
          <table:table-cell table:style-name="ce35" table:formula="of:=(YEARFRAC([.E166];[.F166];[.$C$9]))" office:value-type="float" office:value="7.36944444444444">
            <text:p>7,369</text:p>
          </table:table-cell>
          <table:table-cell table:formula="of:=ABS([.L166])-[.M16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4-08-22">
            <text:p>22.08.2024</text:p>
          </table:table-cell>
          <table:table-cell table:style-name="ce22" table:formula="of:=[.$C$11]+INT(RAND()*([.$C$12]-[.$C$11]))" office:value-type="date" office:date-value="2026-09-19">
            <text:p>19.09.2026</text:p>
          </table:table-cell>
          <table:table-cell table:style-name="ce21" table:formula="of:=INFO.OBBA.OBBA.OBMAKE(&quot;date-&quot;&amp;COLUMN()&amp;&quot;-&quot;&amp;ROW();&quot;Date&quot;;[.E167])" office:value-type="string" office:string-value="date-7-167 &#10;[98664]">
            <text:p>date-7-167 <text:line-break/>[98664]</text:p>
          </table:table-cell>
          <table:table-cell table:style-name="ce21" table:formula="of:=INFO.OBBA.OBBA.OBMAKE(&quot;date-&quot;&amp;COLUMN()&amp;&quot;-&quot;&amp;ROW();&quot;Date&quot;;[.F167])" office:value-type="string" office:string-value="date-8-167 &#10;[98661]">
            <text:p>date-8-167 <text:line-break/>[9866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67])" office:value-type="string" office:string-value="cal-9-167 &#10;[98665]">
            <text:p>cal-9-167 <text:line-break/>[9866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67])" office:value-type="string" office:string-value="cal-10-167 &#10;[98662]">
            <text:p>cal-10-167 <text:line-break/>[98662]</text:p>
          </table:table-cell>
          <table:table-cell/>
          <table:table-cell table:formula="of:=INFO.OBBA.OBBA.OBGET(INFO.OBBA.OBBA.OBCALL(&quot;&quot;;[.$B$15];&quot;getDaycountFraction&quot;;[.I167];[.J167]))" office:value-type="float" office:value="2.10555555555556">
            <text:p>2,106</text:p>
          </table:table-cell>
          <table:table-cell table:style-name="ce35" table:formula="of:=(YEARFRAC([.E167];[.F167];[.$C$9]))" office:value-type="float" office:value="2.10555555555556">
            <text:p>2,106</text:p>
          </table:table-cell>
          <table:table-cell table:formula="of:=ABS([.L167])-[.M16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2-05-31">
            <text:p>31.05.2022</text:p>
          </table:table-cell>
          <table:table-cell table:style-name="ce22" table:formula="of:=[.$C$11]+INT(RAND()*([.$C$12]-[.$C$11]))" office:value-type="date" office:date-value="2026-09-17">
            <text:p>17.09.2026</text:p>
          </table:table-cell>
          <table:table-cell table:style-name="ce21" table:formula="of:=INFO.OBBA.OBBA.OBMAKE(&quot;date-&quot;&amp;COLUMN()&amp;&quot;-&quot;&amp;ROW();&quot;Date&quot;;[.E168])" office:value-type="string" office:string-value="date-7-168 &#10;[98671]">
            <text:p>date-7-168 <text:line-break/>[98671]</text:p>
          </table:table-cell>
          <table:table-cell table:style-name="ce21" table:formula="of:=INFO.OBBA.OBBA.OBMAKE(&quot;date-&quot;&amp;COLUMN()&amp;&quot;-&quot;&amp;ROW();&quot;Date&quot;;[.F168])" office:value-type="string" office:string-value="date-8-168 &#10;[98668]">
            <text:p>date-8-168 <text:line-break/>[9866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68])" office:value-type="string" office:string-value="cal-9-168 &#10;[98672]">
            <text:p>cal-9-168 <text:line-break/>[9867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68])" office:value-type="string" office:string-value="cal-10-168 &#10;[98669]">
            <text:p>cal-10-168 <text:line-break/>[98669]</text:p>
          </table:table-cell>
          <table:table-cell/>
          <table:table-cell table:formula="of:=INFO.OBBA.OBBA.OBGET(INFO.OBBA.OBBA.OBCALL(&quot;&quot;;[.$B$15];&quot;getDaycountFraction&quot;;[.I168];[.J168]))" office:value-type="float" office:value="4.36111111111111">
            <text:p>4,361</text:p>
          </table:table-cell>
          <table:table-cell table:style-name="ce35" table:formula="of:=(YEARFRAC([.E168];[.F168];[.$C$9]))" office:value-type="float" office:value="4.36111111111111">
            <text:p>4,361</text:p>
          </table:table-cell>
          <table:table-cell table:formula="of:=ABS([.L168])-[.M16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9-12-28">
            <text:p>28.12.2029</text:p>
          </table:table-cell>
          <table:table-cell table:style-name="ce22" table:formula="of:=[.$C$11]+INT(RAND()*([.$C$12]-[.$C$11]))" office:value-type="date" office:date-value="2000-11-14">
            <text:p>14.11.2000</text:p>
          </table:table-cell>
          <table:table-cell table:style-name="ce21" table:formula="of:=INFO.OBBA.OBBA.OBMAKE(&quot;date-&quot;&amp;COLUMN()&amp;&quot;-&quot;&amp;ROW();&quot;Date&quot;;[.E169])" office:value-type="string" office:string-value="date-7-169 &#10;[98678]">
            <text:p>date-7-169 <text:line-break/>[98678]</text:p>
          </table:table-cell>
          <table:table-cell table:style-name="ce21" table:formula="of:=INFO.OBBA.OBBA.OBMAKE(&quot;date-&quot;&amp;COLUMN()&amp;&quot;-&quot;&amp;ROW();&quot;Date&quot;;[.F169])" office:value-type="string" office:string-value="date-8-169 &#10;[98675]">
            <text:p>date-8-169 <text:line-break/>[9867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69])" office:value-type="string" office:string-value="cal-9-169 &#10;[98679]">
            <text:p>cal-9-169 <text:line-break/>[9867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69])" office:value-type="string" office:string-value="cal-10-169 &#10;[98676]">
            <text:p>cal-10-169 <text:line-break/>[98676]</text:p>
          </table:table-cell>
          <table:table-cell/>
          <table:table-cell table:formula="of:=INFO.OBBA.OBBA.OBGET(INFO.OBBA.OBBA.OBCALL(&quot;&quot;;[.$B$15];&quot;getDaycountFraction&quot;;[.I169];[.J169]))" office:value-type="float" office:value="-29.5444444444444">
            <text:p>-29,544</text:p>
          </table:table-cell>
          <table:table-cell table:style-name="ce35" table:formula="of:=(YEARFRAC([.E169];[.F169];[.$C$9]))" office:value-type="float" office:value="29.5444444444444">
            <text:p>29,544</text:p>
          </table:table-cell>
          <table:table-cell table:formula="of:=ABS([.L169])-[.M16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8-07-23">
            <text:p>23.07.2028</text:p>
          </table:table-cell>
          <table:table-cell table:style-name="ce22" table:formula="of:=[.$C$11]+INT(RAND()*([.$C$12]-[.$C$11]))" office:value-type="date" office:date-value="2027-08-14">
            <text:p>14.08.2027</text:p>
          </table:table-cell>
          <table:table-cell table:style-name="ce21" table:formula="of:=INFO.OBBA.OBBA.OBMAKE(&quot;date-&quot;&amp;COLUMN()&amp;&quot;-&quot;&amp;ROW();&quot;Date&quot;;[.E170])" office:value-type="string" office:string-value="date-7-170 &#10;[98685]">
            <text:p>date-7-170 <text:line-break/>[98685]</text:p>
          </table:table-cell>
          <table:table-cell table:style-name="ce21" table:formula="of:=INFO.OBBA.OBBA.OBMAKE(&quot;date-&quot;&amp;COLUMN()&amp;&quot;-&quot;&amp;ROW();&quot;Date&quot;;[.F170])" office:value-type="string" office:string-value="date-8-170 &#10;[98682]">
            <text:p>date-8-170 <text:line-break/>[9868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70])" office:value-type="string" office:string-value="cal-9-170 &#10;[98686]">
            <text:p>cal-9-170 <text:line-break/>[9868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70])" office:value-type="string" office:string-value="cal-10-170 &#10;[98683]">
            <text:p>cal-10-170 <text:line-break/>[98683]</text:p>
          </table:table-cell>
          <table:table-cell/>
          <table:table-cell table:formula="of:=INFO.OBBA.OBBA.OBGET(INFO.OBBA.OBBA.OBCALL(&quot;&quot;;[.$B$15];&quot;getDaycountFraction&quot;;[.I170];[.J170]))" office:value-type="float" office:value="-0.955555555555556">
            <text:p>-0,956</text:p>
          </table:table-cell>
          <table:table-cell table:style-name="ce35" table:formula="of:=(YEARFRAC([.E170];[.F170];[.$C$9]))" office:value-type="float" office:value="0.955555555555556">
            <text:p>0,956</text:p>
          </table:table-cell>
          <table:table-cell table:formula="of:=ABS([.L170])-[.M17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2-08-05">
            <text:p>05.08.1982</text:p>
          </table:table-cell>
          <table:table-cell table:style-name="ce22" table:formula="of:=[.$C$11]+INT(RAND()*([.$C$12]-[.$C$11]))" office:value-type="date" office:date-value="2008-01-24">
            <text:p>24.01.2008</text:p>
          </table:table-cell>
          <table:table-cell table:style-name="ce21" table:formula="of:=INFO.OBBA.OBBA.OBMAKE(&quot;date-&quot;&amp;COLUMN()&amp;&quot;-&quot;&amp;ROW();&quot;Date&quot;;[.E171])" office:value-type="string" office:string-value="date-7-171 &#10;[98692]">
            <text:p>date-7-171 <text:line-break/>[98692]</text:p>
          </table:table-cell>
          <table:table-cell table:style-name="ce21" table:formula="of:=INFO.OBBA.OBBA.OBMAKE(&quot;date-&quot;&amp;COLUMN()&amp;&quot;-&quot;&amp;ROW();&quot;Date&quot;;[.F171])" office:value-type="string" office:string-value="date-8-171 &#10;[98689]">
            <text:p>date-8-171 <text:line-break/>[9868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71])" office:value-type="string" office:string-value="cal-9-171 &#10;[98693]">
            <text:p>cal-9-171 <text:line-break/>[9869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71])" office:value-type="string" office:string-value="cal-10-171 &#10;[98690]">
            <text:p>cal-10-171 <text:line-break/>[98690]</text:p>
          </table:table-cell>
          <table:table-cell/>
          <table:table-cell table:formula="of:=INFO.OBBA.OBBA.OBGET(INFO.OBBA.OBBA.OBCALL(&quot;&quot;;[.$B$15];&quot;getDaycountFraction&quot;;[.I171];[.J171]))" office:value-type="float" office:value="25.8416666666667">
            <text:p>25,842</text:p>
          </table:table-cell>
          <table:table-cell table:style-name="ce35" table:formula="of:=(YEARFRAC([.E171];[.F171];[.$C$9]))" office:value-type="float" office:value="25.8416666666667">
            <text:p>25,842</text:p>
          </table:table-cell>
          <table:table-cell table:formula="of:=ABS([.L171])-[.M17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0-06-06">
            <text:p>06.06.2000</text:p>
          </table:table-cell>
          <table:table-cell table:style-name="ce22" table:formula="of:=[.$C$11]+INT(RAND()*([.$C$12]-[.$C$11]))" office:value-type="date" office:date-value="1996-07-05">
            <text:p>05.07.1996</text:p>
          </table:table-cell>
          <table:table-cell table:style-name="ce21" table:formula="of:=INFO.OBBA.OBBA.OBMAKE(&quot;date-&quot;&amp;COLUMN()&amp;&quot;-&quot;&amp;ROW();&quot;Date&quot;;[.E172])" office:value-type="string" office:string-value="date-7-172 &#10;[98699]">
            <text:p>date-7-172 <text:line-break/>[98699]</text:p>
          </table:table-cell>
          <table:table-cell table:style-name="ce21" table:formula="of:=INFO.OBBA.OBBA.OBMAKE(&quot;date-&quot;&amp;COLUMN()&amp;&quot;-&quot;&amp;ROW();&quot;Date&quot;;[.F172])" office:value-type="string" office:string-value="date-8-172 &#10;[98696]">
            <text:p>date-8-172 <text:line-break/>[9869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72])" office:value-type="string" office:string-value="cal-9-172 &#10;[98700]">
            <text:p>cal-9-172 <text:line-break/>[9870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72])" office:value-type="string" office:string-value="cal-10-172 &#10;[98697]">
            <text:p>cal-10-172 <text:line-break/>[98697]</text:p>
          </table:table-cell>
          <table:table-cell/>
          <table:table-cell table:formula="of:=INFO.OBBA.OBBA.OBGET(INFO.OBBA.OBBA.OBCALL(&quot;&quot;;[.$B$15];&quot;getDaycountFraction&quot;;[.I172];[.J172]))" office:value-type="float" office:value="-3.97777777777778">
            <text:p>-3,978</text:p>
          </table:table-cell>
          <table:table-cell table:style-name="ce35" table:formula="of:=(YEARFRAC([.E172];[.F172];[.$C$9]))" office:value-type="float" office:value="3.97777777777778">
            <text:p>3,978</text:p>
          </table:table-cell>
          <table:table-cell table:formula="of:=ABS([.L172])-[.M17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1-01-08">
            <text:p>08.01.2001</text:p>
          </table:table-cell>
          <table:table-cell table:style-name="ce22" table:formula="of:=[.$C$11]+INT(RAND()*([.$C$12]-[.$C$11]))" office:value-type="date" office:date-value="1988-06-10">
            <text:p>10.06.1988</text:p>
          </table:table-cell>
          <table:table-cell table:style-name="ce21" table:formula="of:=INFO.OBBA.OBBA.OBMAKE(&quot;date-&quot;&amp;COLUMN()&amp;&quot;-&quot;&amp;ROW();&quot;Date&quot;;[.E173])" office:value-type="string" office:string-value="date-7-173 &#10;[98706]">
            <text:p>date-7-173 <text:line-break/>[98706]</text:p>
          </table:table-cell>
          <table:table-cell table:style-name="ce21" table:formula="of:=INFO.OBBA.OBBA.OBMAKE(&quot;date-&quot;&amp;COLUMN()&amp;&quot;-&quot;&amp;ROW();&quot;Date&quot;;[.F173])" office:value-type="string" office:string-value="date-8-173 &#10;[98703]">
            <text:p>date-8-173 <text:line-break/>[9870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73])" office:value-type="string" office:string-value="cal-9-173 &#10;[98707]">
            <text:p>cal-9-173 <text:line-break/>[9870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73])" office:value-type="string" office:string-value="cal-10-173 &#10;[98704]">
            <text:p>cal-10-173 <text:line-break/>[98704]</text:p>
          </table:table-cell>
          <table:table-cell/>
          <table:table-cell table:formula="of:=INFO.OBBA.OBBA.OBGET(INFO.OBBA.OBBA.OBCALL(&quot;&quot;;[.$B$15];&quot;getDaycountFraction&quot;;[.I173];[.J173]))" office:value-type="float" office:value="-12.7638888888889">
            <text:p>-12,764</text:p>
          </table:table-cell>
          <table:table-cell table:style-name="ce35" table:formula="of:=(YEARFRAC([.E173];[.F173];[.$C$9]))" office:value-type="float" office:value="12.7638888888889">
            <text:p>12,764</text:p>
          </table:table-cell>
          <table:table-cell table:formula="of:=ABS([.L173])-[.M17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9-06-11">
            <text:p>11.06.1989</text:p>
          </table:table-cell>
          <table:table-cell table:style-name="ce22" table:formula="of:=[.$C$11]+INT(RAND()*([.$C$12]-[.$C$11]))" office:value-type="date" office:date-value="2015-10-09">
            <text:p>09.10.2015</text:p>
          </table:table-cell>
          <table:table-cell table:style-name="ce21" table:formula="of:=INFO.OBBA.OBBA.OBMAKE(&quot;date-&quot;&amp;COLUMN()&amp;&quot;-&quot;&amp;ROW();&quot;Date&quot;;[.E174])" office:value-type="string" office:string-value="date-7-174 &#10;[98713]">
            <text:p>date-7-174 <text:line-break/>[98713]</text:p>
          </table:table-cell>
          <table:table-cell table:style-name="ce21" table:formula="of:=INFO.OBBA.OBBA.OBMAKE(&quot;date-&quot;&amp;COLUMN()&amp;&quot;-&quot;&amp;ROW();&quot;Date&quot;;[.F174])" office:value-type="string" office:string-value="date-8-174 &#10;[98710]">
            <text:p>date-8-174 <text:line-break/>[9871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74])" office:value-type="string" office:string-value="cal-9-174 &#10;[98714]">
            <text:p>cal-9-174 <text:line-break/>[9871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74])" office:value-type="string" office:string-value="cal-10-174 &#10;[98711]">
            <text:p>cal-10-174 <text:line-break/>[98711]</text:p>
          </table:table-cell>
          <table:table-cell/>
          <table:table-cell table:formula="of:=INFO.OBBA.OBBA.OBGET(INFO.OBBA.OBBA.OBCALL(&quot;&quot;;[.$B$15];&quot;getDaycountFraction&quot;;[.I174];[.J174]))" office:value-type="float" office:value="26.7111111111111">
            <text:p>26,711</text:p>
          </table:table-cell>
          <table:table-cell table:style-name="ce35" table:formula="of:=(YEARFRAC([.E174];[.F174];[.$C$9]))" office:value-type="float" office:value="26.7111111111111">
            <text:p>26,711</text:p>
          </table:table-cell>
          <table:table-cell table:formula="of:=ABS([.L174])-[.M17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7-07-21">
            <text:p>21.07.1987</text:p>
          </table:table-cell>
          <table:table-cell table:style-name="ce22" table:formula="of:=[.$C$11]+INT(RAND()*([.$C$12]-[.$C$11]))" office:value-type="date" office:date-value="1995-01-03">
            <text:p>03.01.1995</text:p>
          </table:table-cell>
          <table:table-cell table:style-name="ce21" table:formula="of:=INFO.OBBA.OBBA.OBMAKE(&quot;date-&quot;&amp;COLUMN()&amp;&quot;-&quot;&amp;ROW();&quot;Date&quot;;[.E175])" office:value-type="string" office:string-value="date-7-175 &#10;[98720]">
            <text:p>date-7-175 <text:line-break/>[98720]</text:p>
          </table:table-cell>
          <table:table-cell table:style-name="ce21" table:formula="of:=INFO.OBBA.OBBA.OBMAKE(&quot;date-&quot;&amp;COLUMN()&amp;&quot;-&quot;&amp;ROW();&quot;Date&quot;;[.F175])" office:value-type="string" office:string-value="date-8-175 &#10;[98717]">
            <text:p>date-8-175 <text:line-break/>[9871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75])" office:value-type="string" office:string-value="cal-9-175 &#10;[98721]">
            <text:p>cal-9-175 <text:line-break/>[9872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75])" office:value-type="string" office:string-value="cal-10-175 &#10;[98718]">
            <text:p>cal-10-175 <text:line-break/>[98718]</text:p>
          </table:table-cell>
          <table:table-cell/>
          <table:table-cell table:formula="of:=INFO.OBBA.OBBA.OBGET(INFO.OBBA.OBBA.OBCALL(&quot;&quot;;[.$B$15];&quot;getDaycountFraction&quot;;[.I175];[.J175]))" office:value-type="float" office:value="7.56388888888889">
            <text:p>7,564</text:p>
          </table:table-cell>
          <table:table-cell table:style-name="ce35" table:formula="of:=(YEARFRAC([.E175];[.F175];[.$C$9]))" office:value-type="float" office:value="7.56388888888889">
            <text:p>7,564</text:p>
          </table:table-cell>
          <table:table-cell table:formula="of:=ABS([.L175])-[.M17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2-08-27">
            <text:p>27.08.2002</text:p>
          </table:table-cell>
          <table:table-cell table:style-name="ce22" table:formula="of:=[.$C$11]+INT(RAND()*([.$C$12]-[.$C$11]))" office:value-type="date" office:date-value="1996-08-23">
            <text:p>23.08.1996</text:p>
          </table:table-cell>
          <table:table-cell table:style-name="ce21" table:formula="of:=INFO.OBBA.OBBA.OBMAKE(&quot;date-&quot;&amp;COLUMN()&amp;&quot;-&quot;&amp;ROW();&quot;Date&quot;;[.E176])" office:value-type="string" office:string-value="date-7-176 &#10;[98727]">
            <text:p>date-7-176 <text:line-break/>[98727]</text:p>
          </table:table-cell>
          <table:table-cell table:style-name="ce21" table:formula="of:=INFO.OBBA.OBBA.OBMAKE(&quot;date-&quot;&amp;COLUMN()&amp;&quot;-&quot;&amp;ROW();&quot;Date&quot;;[.F176])" office:value-type="string" office:string-value="date-8-176 &#10;[98724]">
            <text:p>date-8-176 <text:line-break/>[9872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76])" office:value-type="string" office:string-value="cal-9-176 &#10;[98728]">
            <text:p>cal-9-176 <text:line-break/>[9872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76])" office:value-type="string" office:string-value="cal-10-176 &#10;[98725]">
            <text:p>cal-10-176 <text:line-break/>[98725]</text:p>
          </table:table-cell>
          <table:table-cell/>
          <table:table-cell table:formula="of:=INFO.OBBA.OBBA.OBGET(INFO.OBBA.OBBA.OBCALL(&quot;&quot;;[.$B$15];&quot;getDaycountFraction&quot;;[.I176];[.J176]))" office:value-type="float" office:value="-6.09722222222222">
            <text:p>-6,097</text:p>
          </table:table-cell>
          <table:table-cell table:style-name="ce35" table:formula="of:=(YEARFRAC([.E176];[.F176];[.$C$9]))" office:value-type="float" office:value="6.09722222222222">
            <text:p>6,097</text:p>
          </table:table-cell>
          <table:table-cell table:formula="of:=ABS([.L176])-[.M17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4-07-01">
            <text:p>01.07.1994</text:p>
          </table:table-cell>
          <table:table-cell table:style-name="ce22" table:formula="of:=[.$C$11]+INT(RAND()*([.$C$12]-[.$C$11]))" office:value-type="date" office:date-value="2002-05-01">
            <text:p>01.05.2002</text:p>
          </table:table-cell>
          <table:table-cell table:style-name="ce21" table:formula="of:=INFO.OBBA.OBBA.OBMAKE(&quot;date-&quot;&amp;COLUMN()&amp;&quot;-&quot;&amp;ROW();&quot;Date&quot;;[.E177])" office:value-type="string" office:string-value="date-7-177 &#10;[98734]">
            <text:p>date-7-177 <text:line-break/>[98734]</text:p>
          </table:table-cell>
          <table:table-cell table:style-name="ce21" table:formula="of:=INFO.OBBA.OBBA.OBMAKE(&quot;date-&quot;&amp;COLUMN()&amp;&quot;-&quot;&amp;ROW();&quot;Date&quot;;[.F177])" office:value-type="string" office:string-value="date-8-177 &#10;[98731]">
            <text:p>date-8-177 <text:line-break/>[9873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77])" office:value-type="string" office:string-value="cal-9-177 &#10;[98735]">
            <text:p>cal-9-177 <text:line-break/>[9873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77])" office:value-type="string" office:string-value="cal-10-177 &#10;[98732]">
            <text:p>cal-10-177 <text:line-break/>[98732]</text:p>
          </table:table-cell>
          <table:table-cell/>
          <table:table-cell table:formula="of:=INFO.OBBA.OBBA.OBGET(INFO.OBBA.OBBA.OBCALL(&quot;&quot;;[.$B$15];&quot;getDaycountFraction&quot;;[.I177];[.J177]))" office:value-type="float" office:value="7.94722222222222">
            <text:p>7,947</text:p>
          </table:table-cell>
          <table:table-cell table:style-name="ce35" table:formula="of:=(YEARFRAC([.E177];[.F177];[.$C$9]))" office:value-type="float" office:value="7.94722222222222">
            <text:p>7,947</text:p>
          </table:table-cell>
          <table:table-cell table:formula="of:=ABS([.L177])-[.M17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0-08-01">
            <text:p>01.08.2020</text:p>
          </table:table-cell>
          <table:table-cell table:style-name="ce22" table:formula="of:=[.$C$11]+INT(RAND()*([.$C$12]-[.$C$11]))" office:value-type="date" office:date-value="2014-09-20">
            <text:p>20.09.2014</text:p>
          </table:table-cell>
          <table:table-cell table:style-name="ce21" table:formula="of:=INFO.OBBA.OBBA.OBMAKE(&quot;date-&quot;&amp;COLUMN()&amp;&quot;-&quot;&amp;ROW();&quot;Date&quot;;[.E178])" office:value-type="string" office:string-value="date-7-178 &#10;[98741]">
            <text:p>date-7-178 <text:line-break/>[98741]</text:p>
          </table:table-cell>
          <table:table-cell table:style-name="ce21" table:formula="of:=INFO.OBBA.OBBA.OBMAKE(&quot;date-&quot;&amp;COLUMN()&amp;&quot;-&quot;&amp;ROW();&quot;Date&quot;;[.F178])" office:value-type="string" office:string-value="date-8-178 &#10;[98738]">
            <text:p>date-8-178 <text:line-break/>[9873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78])" office:value-type="string" office:string-value="cal-9-178 &#10;[98742]">
            <text:p>cal-9-178 <text:line-break/>[9874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78])" office:value-type="string" office:string-value="cal-10-178 &#10;[98739]">
            <text:p>cal-10-178 <text:line-break/>[98739]</text:p>
          </table:table-cell>
          <table:table-cell/>
          <table:table-cell table:formula="of:=INFO.OBBA.OBBA.OBGET(INFO.OBBA.OBBA.OBCALL(&quot;&quot;;[.$B$15];&quot;getDaycountFraction&quot;;[.I178];[.J178]))" office:value-type="float" office:value="-5.95">
            <text:p>-5,950</text:p>
          </table:table-cell>
          <table:table-cell table:style-name="ce35" table:formula="of:=(YEARFRAC([.E178];[.F178];[.$C$9]))" office:value-type="float" office:value="5.95">
            <text:p>5,950</text:p>
          </table:table-cell>
          <table:table-cell table:formula="of:=ABS([.L178])-[.M17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2-09-21">
            <text:p>21.09.2012</text:p>
          </table:table-cell>
          <table:table-cell table:style-name="ce22" table:formula="of:=[.$C$11]+INT(RAND()*([.$C$12]-[.$C$11]))" office:value-type="date" office:date-value="2008-08-25">
            <text:p>25.08.2008</text:p>
          </table:table-cell>
          <table:table-cell table:style-name="ce21" table:formula="of:=INFO.OBBA.OBBA.OBMAKE(&quot;date-&quot;&amp;COLUMN()&amp;&quot;-&quot;&amp;ROW();&quot;Date&quot;;[.E179])" office:value-type="string" office:string-value="date-7-179 &#10;[98748]">
            <text:p>date-7-179 <text:line-break/>[98748]</text:p>
          </table:table-cell>
          <table:table-cell table:style-name="ce21" table:formula="of:=INFO.OBBA.OBBA.OBMAKE(&quot;date-&quot;&amp;COLUMN()&amp;&quot;-&quot;&amp;ROW();&quot;Date&quot;;[.F179])" office:value-type="string" office:string-value="date-8-179 &#10;[98745]">
            <text:p>date-8-179 <text:line-break/>[9874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79])" office:value-type="string" office:string-value="cal-9-179 &#10;[98749]">
            <text:p>cal-9-179 <text:line-break/>[9874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79])" office:value-type="string" office:string-value="cal-10-179 &#10;[98746]">
            <text:p>cal-10-179 <text:line-break/>[98746]</text:p>
          </table:table-cell>
          <table:table-cell/>
          <table:table-cell table:formula="of:=INFO.OBBA.OBBA.OBGET(INFO.OBBA.OBBA.OBCALL(&quot;&quot;;[.$B$15];&quot;getDaycountFraction&quot;;[.I179];[.J179]))" office:value-type="float" office:value="-4.13333333333333">
            <text:p>-4,133</text:p>
          </table:table-cell>
          <table:table-cell table:style-name="ce35" table:formula="of:=(YEARFRAC([.E179];[.F179];[.$C$9]))" office:value-type="float" office:value="4.13333333333333">
            <text:p>4,133</text:p>
          </table:table-cell>
          <table:table-cell table:formula="of:=ABS([.L179])-[.M17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0-08-21">
            <text:p>21.08.2010</text:p>
          </table:table-cell>
          <table:table-cell table:style-name="ce22" table:formula="of:=[.$C$11]+INT(RAND()*([.$C$12]-[.$C$11]))" office:value-type="date" office:date-value="1981-02-05">
            <text:p>05.02.1981</text:p>
          </table:table-cell>
          <table:table-cell table:style-name="ce21" table:formula="of:=INFO.OBBA.OBBA.OBMAKE(&quot;date-&quot;&amp;COLUMN()&amp;&quot;-&quot;&amp;ROW();&quot;Date&quot;;[.E180])" office:value-type="string" office:string-value="date-7-180 &#10;[98755]">
            <text:p>date-7-180 <text:line-break/>[98755]</text:p>
          </table:table-cell>
          <table:table-cell table:style-name="ce21" table:formula="of:=INFO.OBBA.OBBA.OBMAKE(&quot;date-&quot;&amp;COLUMN()&amp;&quot;-&quot;&amp;ROW();&quot;Date&quot;;[.F180])" office:value-type="string" office:string-value="date-8-180 &#10;[98752]">
            <text:p>date-8-180 <text:line-break/>[9875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80])" office:value-type="string" office:string-value="cal-9-180 &#10;[98756]">
            <text:p>cal-9-180 <text:line-break/>[9875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80])" office:value-type="string" office:string-value="cal-10-180 &#10;[98753]">
            <text:p>cal-10-180 <text:line-break/>[98753]</text:p>
          </table:table-cell>
          <table:table-cell/>
          <table:table-cell table:formula="of:=INFO.OBBA.OBBA.OBGET(INFO.OBBA.OBBA.OBCALL(&quot;&quot;;[.$B$15];&quot;getDaycountFraction&quot;;[.I180];[.J180]))" office:value-type="float" office:value="-29.9694444444444">
            <text:p>-29,969</text:p>
          </table:table-cell>
          <table:table-cell table:style-name="ce35" table:formula="of:=(YEARFRAC([.E180];[.F180];[.$C$9]))" office:value-type="float" office:value="29.9694444444444">
            <text:p>29,969</text:p>
          </table:table-cell>
          <table:table-cell table:formula="of:=ABS([.L180])-[.M18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2-07-23">
            <text:p>23.07.2002</text:p>
          </table:table-cell>
          <table:table-cell table:style-name="ce22" table:formula="of:=[.$C$11]+INT(RAND()*([.$C$12]-[.$C$11]))" office:value-type="date" office:date-value="1997-03-23">
            <text:p>23.03.1997</text:p>
          </table:table-cell>
          <table:table-cell table:style-name="ce21" table:formula="of:=INFO.OBBA.OBBA.OBMAKE(&quot;date-&quot;&amp;COLUMN()&amp;&quot;-&quot;&amp;ROW();&quot;Date&quot;;[.E181])" office:value-type="string" office:string-value="date-7-181 &#10;[98762]">
            <text:p>date-7-181 <text:line-break/>[98762]</text:p>
          </table:table-cell>
          <table:table-cell table:style-name="ce21" table:formula="of:=INFO.OBBA.OBBA.OBMAKE(&quot;date-&quot;&amp;COLUMN()&amp;&quot;-&quot;&amp;ROW();&quot;Date&quot;;[.F181])" office:value-type="string" office:string-value="date-8-181 &#10;[98759]">
            <text:p>date-8-181 <text:line-break/>[9875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81])" office:value-type="string" office:string-value="cal-9-181 &#10;[98763]">
            <text:p>cal-9-181 <text:line-break/>[9876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81])" office:value-type="string" office:string-value="cal-10-181 &#10;[98760]">
            <text:p>cal-10-181 <text:line-break/>[98760]</text:p>
          </table:table-cell>
          <table:table-cell/>
          <table:table-cell table:formula="of:=INFO.OBBA.OBBA.OBGET(INFO.OBBA.OBBA.OBCALL(&quot;&quot;;[.$B$15];&quot;getDaycountFraction&quot;;[.I181];[.J181]))" office:value-type="float" office:value="-5.41111111111111">
            <text:p>-5,411</text:p>
          </table:table-cell>
          <table:table-cell table:style-name="ce35" table:formula="of:=(YEARFRAC([.E181];[.F181];[.$C$9]))" office:value-type="float" office:value="5.41111111111111">
            <text:p>5,411</text:p>
          </table:table-cell>
          <table:table-cell table:formula="of:=ABS([.L181])-[.M18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7-04-14">
            <text:p>14.04.2007</text:p>
          </table:table-cell>
          <table:table-cell table:style-name="ce22" table:formula="of:=[.$C$11]+INT(RAND()*([.$C$12]-[.$C$11]))" office:value-type="date" office:date-value="2015-01-29">
            <text:p>29.01.2015</text:p>
          </table:table-cell>
          <table:table-cell table:style-name="ce21" table:formula="of:=INFO.OBBA.OBBA.OBMAKE(&quot;date-&quot;&amp;COLUMN()&amp;&quot;-&quot;&amp;ROW();&quot;Date&quot;;[.E182])" office:value-type="string" office:string-value="date-7-182 &#10;[98769]">
            <text:p>date-7-182 <text:line-break/>[98769]</text:p>
          </table:table-cell>
          <table:table-cell table:style-name="ce21" table:formula="of:=INFO.OBBA.OBBA.OBMAKE(&quot;date-&quot;&amp;COLUMN()&amp;&quot;-&quot;&amp;ROW();&quot;Date&quot;;[.F182])" office:value-type="string" office:string-value="date-8-182 &#10;[98766]">
            <text:p>date-8-182 <text:line-break/>[9876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82])" office:value-type="string" office:string-value="cal-9-182 &#10;[98770]">
            <text:p>cal-9-182 <text:line-break/>[9877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82])" office:value-type="string" office:string-value="cal-10-182 &#10;[98767]">
            <text:p>cal-10-182 <text:line-break/>[98767]</text:p>
          </table:table-cell>
          <table:table-cell/>
          <table:table-cell table:formula="of:=INFO.OBBA.OBBA.OBGET(INFO.OBBA.OBBA.OBCALL(&quot;&quot;;[.$B$15];&quot;getDaycountFraction&quot;;[.I182];[.J182]))" office:value-type="float" office:value="7.90833333333333">
            <text:p>7,908</text:p>
          </table:table-cell>
          <table:table-cell table:style-name="ce35" table:formula="of:=(YEARFRAC([.E182];[.F182];[.$C$9]))" office:value-type="float" office:value="7.90833333333333">
            <text:p>7,908</text:p>
          </table:table-cell>
          <table:table-cell table:formula="of:=ABS([.L182])-[.M18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6-09-13">
            <text:p>13.09.2016</text:p>
          </table:table-cell>
          <table:table-cell table:style-name="ce22" table:formula="of:=[.$C$11]+INT(RAND()*([.$C$12]-[.$C$11]))" office:value-type="date" office:date-value="1999-08-10">
            <text:p>10.08.1999</text:p>
          </table:table-cell>
          <table:table-cell table:style-name="ce21" table:formula="of:=INFO.OBBA.OBBA.OBMAKE(&quot;date-&quot;&amp;COLUMN()&amp;&quot;-&quot;&amp;ROW();&quot;Date&quot;;[.E183])" office:value-type="string" office:string-value="date-7-183 &#10;[98776]">
            <text:p>date-7-183 <text:line-break/>[98776]</text:p>
          </table:table-cell>
          <table:table-cell table:style-name="ce21" table:formula="of:=INFO.OBBA.OBBA.OBMAKE(&quot;date-&quot;&amp;COLUMN()&amp;&quot;-&quot;&amp;ROW();&quot;Date&quot;;[.F183])" office:value-type="string" office:string-value="date-8-183 &#10;[98773]">
            <text:p>date-8-183 <text:line-break/>[9877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83])" office:value-type="string" office:string-value="cal-9-183 &#10;[98777]">
            <text:p>cal-9-183 <text:line-break/>[9877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83])" office:value-type="string" office:string-value="cal-10-183 &#10;[98774]">
            <text:p>cal-10-183 <text:line-break/>[98774]</text:p>
          </table:table-cell>
          <table:table-cell/>
          <table:table-cell table:formula="of:=INFO.OBBA.OBBA.OBGET(INFO.OBBA.OBBA.OBCALL(&quot;&quot;;[.$B$15];&quot;getDaycountFraction&quot;;[.I183];[.J183]))" office:value-type="float" office:value="-17.3444444444444">
            <text:p>-17,344</text:p>
          </table:table-cell>
          <table:table-cell table:style-name="ce35" table:formula="of:=(YEARFRAC([.E183];[.F183];[.$C$9]))" office:value-type="float" office:value="17.3444444444444">
            <text:p>17,344</text:p>
          </table:table-cell>
          <table:table-cell table:formula="of:=ABS([.L183])-[.M18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0-08-15">
            <text:p>15.08.1980</text:p>
          </table:table-cell>
          <table:table-cell table:style-name="ce22" table:formula="of:=[.$C$11]+INT(RAND()*([.$C$12]-[.$C$11]))" office:value-type="date" office:date-value="2023-06-23">
            <text:p>23.06.2023</text:p>
          </table:table-cell>
          <table:table-cell table:style-name="ce21" table:formula="of:=INFO.OBBA.OBBA.OBMAKE(&quot;date-&quot;&amp;COLUMN()&amp;&quot;-&quot;&amp;ROW();&quot;Date&quot;;[.E184])" office:value-type="string" office:string-value="date-7-184 &#10;[98783]">
            <text:p>date-7-184 <text:line-break/>[98783]</text:p>
          </table:table-cell>
          <table:table-cell table:style-name="ce21" table:formula="of:=INFO.OBBA.OBBA.OBMAKE(&quot;date-&quot;&amp;COLUMN()&amp;&quot;-&quot;&amp;ROW();&quot;Date&quot;;[.F184])" office:value-type="string" office:string-value="date-8-184 &#10;[98780]">
            <text:p>date-8-184 <text:line-break/>[9878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84])" office:value-type="string" office:string-value="cal-9-184 &#10;[98784]">
            <text:p>cal-9-184 <text:line-break/>[9878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84])" office:value-type="string" office:string-value="cal-10-184 &#10;[98781]">
            <text:p>cal-10-184 <text:line-break/>[98781]</text:p>
          </table:table-cell>
          <table:table-cell/>
          <table:table-cell table:formula="of:=INFO.OBBA.OBBA.OBGET(INFO.OBBA.OBBA.OBCALL(&quot;&quot;;[.$B$15];&quot;getDaycountFraction&quot;;[.I184];[.J184]))" office:value-type="float" office:value="43.4777777777778">
            <text:p>43,478</text:p>
          </table:table-cell>
          <table:table-cell table:style-name="ce35" table:formula="of:=(YEARFRAC([.E184];[.F184];[.$C$9]))" office:value-type="float" office:value="43.4777777777778">
            <text:p>43,478</text:p>
          </table:table-cell>
          <table:table-cell table:formula="of:=ABS([.L184])-[.M18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6-09-24">
            <text:p>24.09.2026</text:p>
          </table:table-cell>
          <table:table-cell table:style-name="ce22" table:formula="of:=[.$C$11]+INT(RAND()*([.$C$12]-[.$C$11]))" office:value-type="date" office:date-value="1992-03-07">
            <text:p>07.03.1992</text:p>
          </table:table-cell>
          <table:table-cell table:style-name="ce21" table:formula="of:=INFO.OBBA.OBBA.OBMAKE(&quot;date-&quot;&amp;COLUMN()&amp;&quot;-&quot;&amp;ROW();&quot;Date&quot;;[.E185])" office:value-type="string" office:string-value="date-7-185 &#10;[98790]">
            <text:p>date-7-185 <text:line-break/>[98790]</text:p>
          </table:table-cell>
          <table:table-cell table:style-name="ce21" table:formula="of:=INFO.OBBA.OBBA.OBMAKE(&quot;date-&quot;&amp;COLUMN()&amp;&quot;-&quot;&amp;ROW();&quot;Date&quot;;[.F185])" office:value-type="string" office:string-value="date-8-185 &#10;[98787]">
            <text:p>date-8-185 <text:line-break/>[9878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85])" office:value-type="string" office:string-value="cal-9-185 &#10;[98791]">
            <text:p>cal-9-185 <text:line-break/>[9879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85])" office:value-type="string" office:string-value="cal-10-185 &#10;[98788]">
            <text:p>cal-10-185 <text:line-break/>[98788]</text:p>
          </table:table-cell>
          <table:table-cell/>
          <table:table-cell table:formula="of:=INFO.OBBA.OBBA.OBGET(INFO.OBBA.OBBA.OBCALL(&quot;&quot;;[.$B$15];&quot;getDaycountFraction&quot;;[.I185];[.J185]))" office:value-type="float" office:value="-35.0527777777778">
            <text:p>-35,053</text:p>
          </table:table-cell>
          <table:table-cell table:style-name="ce35" table:formula="of:=(YEARFRAC([.E185];[.F185];[.$C$9]))" office:value-type="float" office:value="35.0527777777778">
            <text:p>35,053</text:p>
          </table:table-cell>
          <table:table-cell table:formula="of:=ABS([.L185])-[.M18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4-05-14">
            <text:p>14.05.2024</text:p>
          </table:table-cell>
          <table:table-cell table:style-name="ce22" table:formula="of:=[.$C$11]+INT(RAND()*([.$C$12]-[.$C$11]))" office:value-type="date" office:date-value="1991-12-06">
            <text:p>06.12.1991</text:p>
          </table:table-cell>
          <table:table-cell table:style-name="ce21" table:formula="of:=INFO.OBBA.OBBA.OBMAKE(&quot;date-&quot;&amp;COLUMN()&amp;&quot;-&quot;&amp;ROW();&quot;Date&quot;;[.E186])" office:value-type="string" office:string-value="date-7-186 &#10;[98797]">
            <text:p>date-7-186 <text:line-break/>[98797]</text:p>
          </table:table-cell>
          <table:table-cell table:style-name="ce21" table:formula="of:=INFO.OBBA.OBBA.OBMAKE(&quot;date-&quot;&amp;COLUMN()&amp;&quot;-&quot;&amp;ROW();&quot;Date&quot;;[.F186])" office:value-type="string" office:string-value="date-8-186 &#10;[98794]">
            <text:p>date-8-186 <text:line-break/>[9879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86])" office:value-type="string" office:string-value="cal-9-186 &#10;[98798]">
            <text:p>cal-9-186 <text:line-break/>[9879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86])" office:value-type="string" office:string-value="cal-10-186 &#10;[98795]">
            <text:p>cal-10-186 <text:line-break/>[98795]</text:p>
          </table:table-cell>
          <table:table-cell/>
          <table:table-cell table:formula="of:=INFO.OBBA.OBBA.OBGET(INFO.OBBA.OBBA.OBCALL(&quot;&quot;;[.$B$15];&quot;getDaycountFraction&quot;;[.I186];[.J186]))" office:value-type="float" office:value="-32.9111111111111">
            <text:p>-32,911</text:p>
          </table:table-cell>
          <table:table-cell table:style-name="ce35" table:formula="of:=(YEARFRAC([.E186];[.F186];[.$C$9]))" office:value-type="float" office:value="32.9111111111111">
            <text:p>32,911</text:p>
          </table:table-cell>
          <table:table-cell table:formula="of:=ABS([.L186])-[.M18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4-05-04">
            <text:p>04.05.2024</text:p>
          </table:table-cell>
          <table:table-cell table:style-name="ce22" table:formula="of:=[.$C$11]+INT(RAND()*([.$C$12]-[.$C$11]))" office:value-type="date" office:date-value="2012-04-02">
            <text:p>02.04.2012</text:p>
          </table:table-cell>
          <table:table-cell table:style-name="ce21" table:formula="of:=INFO.OBBA.OBBA.OBMAKE(&quot;date-&quot;&amp;COLUMN()&amp;&quot;-&quot;&amp;ROW();&quot;Date&quot;;[.E187])" office:value-type="string" office:string-value="date-7-187 &#10;[98804]">
            <text:p>date-7-187 <text:line-break/>[98804]</text:p>
          </table:table-cell>
          <table:table-cell table:style-name="ce21" table:formula="of:=INFO.OBBA.OBBA.OBMAKE(&quot;date-&quot;&amp;COLUMN()&amp;&quot;-&quot;&amp;ROW();&quot;Date&quot;;[.F187])" office:value-type="string" office:string-value="date-8-187 &#10;[98801]">
            <text:p>date-8-187 <text:line-break/>[9880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87])" office:value-type="string" office:string-value="cal-9-187 &#10;[98805]">
            <text:p>cal-9-187 <text:line-break/>[9880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87])" office:value-type="string" office:string-value="cal-10-187 &#10;[98802]">
            <text:p>cal-10-187 <text:line-break/>[98802]</text:p>
          </table:table-cell>
          <table:table-cell/>
          <table:table-cell table:formula="of:=INFO.OBBA.OBBA.OBGET(INFO.OBBA.OBBA.OBCALL(&quot;&quot;;[.$B$15];&quot;getDaycountFraction&quot;;[.I187];[.J187]))" office:value-type="float" office:value="-12.2638888888889">
            <text:p>-12,264</text:p>
          </table:table-cell>
          <table:table-cell table:style-name="ce35" table:formula="of:=(YEARFRAC([.E187];[.F187];[.$C$9]))" office:value-type="float" office:value="12.2638888888889">
            <text:p>12,264</text:p>
          </table:table-cell>
          <table:table-cell table:formula="of:=ABS([.L187])-[.M18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3-05-19">
            <text:p>19.05.1993</text:p>
          </table:table-cell>
          <table:table-cell table:style-name="ce22" table:formula="of:=[.$C$11]+INT(RAND()*([.$C$12]-[.$C$11]))" office:value-type="date" office:date-value="1994-03-27">
            <text:p>27.03.1994</text:p>
          </table:table-cell>
          <table:table-cell table:style-name="ce21" table:formula="of:=INFO.OBBA.OBBA.OBMAKE(&quot;date-&quot;&amp;COLUMN()&amp;&quot;-&quot;&amp;ROW();&quot;Date&quot;;[.E188])" office:value-type="string" office:string-value="date-7-188 &#10;[98811]">
            <text:p>date-7-188 <text:line-break/>[98811]</text:p>
          </table:table-cell>
          <table:table-cell table:style-name="ce21" table:formula="of:=INFO.OBBA.OBBA.OBMAKE(&quot;date-&quot;&amp;COLUMN()&amp;&quot;-&quot;&amp;ROW();&quot;Date&quot;;[.F188])" office:value-type="string" office:string-value="date-8-188 &#10;[98808]">
            <text:p>date-8-188 <text:line-break/>[9880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88])" office:value-type="string" office:string-value="cal-9-188 &#10;[98812]">
            <text:p>cal-9-188 <text:line-break/>[9881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88])" office:value-type="string" office:string-value="cal-10-188 &#10;[98809]">
            <text:p>cal-10-188 <text:line-break/>[98809]</text:p>
          </table:table-cell>
          <table:table-cell/>
          <table:table-cell table:formula="of:=INFO.OBBA.OBBA.OBGET(INFO.OBBA.OBBA.OBCALL(&quot;&quot;;[.$B$15];&quot;getDaycountFraction&quot;;[.I188];[.J188]))" office:value-type="float" office:value="0.866666666666667">
            <text:p>0,867</text:p>
          </table:table-cell>
          <table:table-cell table:style-name="ce35" table:formula="of:=(YEARFRAC([.E188];[.F188];[.$C$9]))" office:value-type="float" office:value="0.866666666666667">
            <text:p>0,867</text:p>
          </table:table-cell>
          <table:table-cell table:formula="of:=ABS([.L188])-[.M18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1-02-24">
            <text:p>24.02.1991</text:p>
          </table:table-cell>
          <table:table-cell table:style-name="ce22" table:formula="of:=[.$C$11]+INT(RAND()*([.$C$12]-[.$C$11]))" office:value-type="date" office:date-value="2024-10-03">
            <text:p>03.10.2024</text:p>
          </table:table-cell>
          <table:table-cell table:style-name="ce21" table:formula="of:=INFO.OBBA.OBBA.OBMAKE(&quot;date-&quot;&amp;COLUMN()&amp;&quot;-&quot;&amp;ROW();&quot;Date&quot;;[.E189])" office:value-type="string" office:string-value="date-7-189 &#10;[98818]">
            <text:p>date-7-189 <text:line-break/>[98818]</text:p>
          </table:table-cell>
          <table:table-cell table:style-name="ce21" table:formula="of:=INFO.OBBA.OBBA.OBMAKE(&quot;date-&quot;&amp;COLUMN()&amp;&quot;-&quot;&amp;ROW();&quot;Date&quot;;[.F189])" office:value-type="string" office:string-value="date-8-189 &#10;[98815]">
            <text:p>date-8-189 <text:line-break/>[9881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89])" office:value-type="string" office:string-value="cal-9-189 &#10;[98819]">
            <text:p>cal-9-189 <text:line-break/>[9881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89])" office:value-type="string" office:string-value="cal-10-189 &#10;[98816]">
            <text:p>cal-10-189 <text:line-break/>[98816]</text:p>
          </table:table-cell>
          <table:table-cell/>
          <table:table-cell table:formula="of:=INFO.OBBA.OBBA.OBGET(INFO.OBBA.OBBA.OBCALL(&quot;&quot;;[.$B$15];&quot;getDaycountFraction&quot;;[.I189];[.J189]))" office:value-type="float" office:value="34.0972222222222">
            <text:p>34,097</text:p>
          </table:table-cell>
          <table:table-cell table:style-name="ce35" table:formula="of:=(YEARFRAC([.E189];[.F189];[.$C$9]))" office:value-type="float" office:value="34.0972222222222">
            <text:p>34,097</text:p>
          </table:table-cell>
          <table:table-cell table:formula="of:=ABS([.L189])-[.M18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4-04-24">
            <text:p>24.04.2014</text:p>
          </table:table-cell>
          <table:table-cell table:style-name="ce22" table:formula="of:=[.$C$11]+INT(RAND()*([.$C$12]-[.$C$11]))" office:value-type="date" office:date-value="1992-01-18">
            <text:p>18.01.1992</text:p>
          </table:table-cell>
          <table:table-cell table:style-name="ce21" table:formula="of:=INFO.OBBA.OBBA.OBMAKE(&quot;date-&quot;&amp;COLUMN()&amp;&quot;-&quot;&amp;ROW();&quot;Date&quot;;[.E190])" office:value-type="string" office:string-value="date-7-190 &#10;[98825]">
            <text:p>date-7-190 <text:line-break/>[98825]</text:p>
          </table:table-cell>
          <table:table-cell table:style-name="ce21" table:formula="of:=INFO.OBBA.OBBA.OBMAKE(&quot;date-&quot;&amp;COLUMN()&amp;&quot;-&quot;&amp;ROW();&quot;Date&quot;;[.F190])" office:value-type="string" office:string-value="date-8-190 &#10;[98822]">
            <text:p>date-8-190 <text:line-break/>[9882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90])" office:value-type="string" office:string-value="cal-9-190 &#10;[98826]">
            <text:p>cal-9-190 <text:line-break/>[9882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90])" office:value-type="string" office:string-value="cal-10-190 &#10;[98823]">
            <text:p>cal-10-190 <text:line-break/>[98823]</text:p>
          </table:table-cell>
          <table:table-cell/>
          <table:table-cell table:formula="of:=INFO.OBBA.OBBA.OBGET(INFO.OBBA.OBBA.OBCALL(&quot;&quot;;[.$B$15];&quot;getDaycountFraction&quot;;[.I190];[.J190]))" office:value-type="float" office:value="-22.5888888888889">
            <text:p>-22,589</text:p>
          </table:table-cell>
          <table:table-cell table:style-name="ce35" table:formula="of:=(YEARFRAC([.E190];[.F190];[.$C$9]))" office:value-type="float" office:value="22.5888888888889">
            <text:p>22,589</text:p>
          </table:table-cell>
          <table:table-cell table:formula="of:=ABS([.L190])-[.M19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3-10-20">
            <text:p>20.10.2003</text:p>
          </table:table-cell>
          <table:table-cell table:style-name="ce22" table:formula="of:=[.$C$11]+INT(RAND()*([.$C$12]-[.$C$11]))" office:value-type="date" office:date-value="1985-02-23">
            <text:p>23.02.1985</text:p>
          </table:table-cell>
          <table:table-cell table:style-name="ce21" table:formula="of:=INFO.OBBA.OBBA.OBMAKE(&quot;date-&quot;&amp;COLUMN()&amp;&quot;-&quot;&amp;ROW();&quot;Date&quot;;[.E191])" office:value-type="string" office:string-value="date-7-191 &#10;[98832]">
            <text:p>date-7-191 <text:line-break/>[98832]</text:p>
          </table:table-cell>
          <table:table-cell table:style-name="ce21" table:formula="of:=INFO.OBBA.OBBA.OBMAKE(&quot;date-&quot;&amp;COLUMN()&amp;&quot;-&quot;&amp;ROW();&quot;Date&quot;;[.F191])" office:value-type="string" office:string-value="date-8-191 &#10;[98829]">
            <text:p>date-8-191 <text:line-break/>[9882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91])" office:value-type="string" office:string-value="cal-9-191 &#10;[98833]">
            <text:p>cal-9-191 <text:line-break/>[9883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91])" office:value-type="string" office:string-value="cal-10-191 &#10;[98830]">
            <text:p>cal-10-191 <text:line-break/>[98830]</text:p>
          </table:table-cell>
          <table:table-cell/>
          <table:table-cell table:formula="of:=INFO.OBBA.OBBA.OBGET(INFO.OBBA.OBBA.OBCALL(&quot;&quot;;[.$B$15];&quot;getDaycountFraction&quot;;[.I191];[.J191]))" office:value-type="float" office:value="-18.925">
            <text:p>-18,925</text:p>
          </table:table-cell>
          <table:table-cell table:style-name="ce35" table:formula="of:=(YEARFRAC([.E191];[.F191];[.$C$9]))" office:value-type="float" office:value="18.925">
            <text:p>18,925</text:p>
          </table:table-cell>
          <table:table-cell table:formula="of:=ABS([.L191])-[.M19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8-03-22">
            <text:p>22.03.1988</text:p>
          </table:table-cell>
          <table:table-cell table:style-name="ce22" table:formula="of:=[.$C$11]+INT(RAND()*([.$C$12]-[.$C$11]))" office:value-type="date" office:date-value="2005-04-27">
            <text:p>27.04.2005</text:p>
          </table:table-cell>
          <table:table-cell table:style-name="ce21" table:formula="of:=INFO.OBBA.OBBA.OBMAKE(&quot;date-&quot;&amp;COLUMN()&amp;&quot;-&quot;&amp;ROW();&quot;Date&quot;;[.E192])" office:value-type="string" office:string-value="date-7-192 &#10;[98839]">
            <text:p>date-7-192 <text:line-break/>[98839]</text:p>
          </table:table-cell>
          <table:table-cell table:style-name="ce21" table:formula="of:=INFO.OBBA.OBBA.OBMAKE(&quot;date-&quot;&amp;COLUMN()&amp;&quot;-&quot;&amp;ROW();&quot;Date&quot;;[.F192])" office:value-type="string" office:string-value="date-8-192 &#10;[98836]">
            <text:p>date-8-192 <text:line-break/>[9883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92])" office:value-type="string" office:string-value="cal-9-192 &#10;[98840]">
            <text:p>cal-9-192 <text:line-break/>[9884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92])" office:value-type="string" office:string-value="cal-10-192 &#10;[98837]">
            <text:p>cal-10-192 <text:line-break/>[98837]</text:p>
          </table:table-cell>
          <table:table-cell/>
          <table:table-cell table:formula="of:=INFO.OBBA.OBBA.OBGET(INFO.OBBA.OBBA.OBCALL(&quot;&quot;;[.$B$15];&quot;getDaycountFraction&quot;;[.I192];[.J192]))" office:value-type="float" office:value="17.3472222222222">
            <text:p>17,347</text:p>
          </table:table-cell>
          <table:table-cell table:style-name="ce35" table:formula="of:=(YEARFRAC([.E192];[.F192];[.$C$9]))" office:value-type="float" office:value="17.3472222222222">
            <text:p>17,347</text:p>
          </table:table-cell>
          <table:table-cell table:formula="of:=ABS([.L192])-[.M19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8-06-29">
            <text:p>29.06.2008</text:p>
          </table:table-cell>
          <table:table-cell table:style-name="ce22" table:formula="of:=[.$C$11]+INT(RAND()*([.$C$12]-[.$C$11]))" office:value-type="date" office:date-value="1996-10-19">
            <text:p>19.10.1996</text:p>
          </table:table-cell>
          <table:table-cell table:style-name="ce21" table:formula="of:=INFO.OBBA.OBBA.OBMAKE(&quot;date-&quot;&amp;COLUMN()&amp;&quot;-&quot;&amp;ROW();&quot;Date&quot;;[.E193])" office:value-type="string" office:string-value="date-7-193 &#10;[98846]">
            <text:p>date-7-193 <text:line-break/>[98846]</text:p>
          </table:table-cell>
          <table:table-cell table:style-name="ce21" table:formula="of:=INFO.OBBA.OBBA.OBMAKE(&quot;date-&quot;&amp;COLUMN()&amp;&quot;-&quot;&amp;ROW();&quot;Date&quot;;[.F193])" office:value-type="string" office:string-value="date-8-193 &#10;[98843]">
            <text:p>date-8-193 <text:line-break/>[9884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93])" office:value-type="string" office:string-value="cal-9-193 &#10;[98847]">
            <text:p>cal-9-193 <text:line-break/>[9884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93])" office:value-type="string" office:string-value="cal-10-193 &#10;[98844]">
            <text:p>cal-10-193 <text:line-break/>[98844]</text:p>
          </table:table-cell>
          <table:table-cell/>
          <table:table-cell table:formula="of:=INFO.OBBA.OBBA.OBGET(INFO.OBBA.OBBA.OBCALL(&quot;&quot;;[.$B$15];&quot;getDaycountFraction&quot;;[.I193];[.J193]))" office:value-type="float" office:value="-11.8638888888889">
            <text:p>-11,864</text:p>
          </table:table-cell>
          <table:table-cell table:style-name="ce35" table:formula="of:=(YEARFRAC([.E193];[.F193];[.$C$9]))" office:value-type="float" office:value="11.8638888888889">
            <text:p>11,864</text:p>
          </table:table-cell>
          <table:table-cell table:formula="of:=ABS([.L193])-[.M19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4-04-01">
            <text:p>01.04.2004</text:p>
          </table:table-cell>
          <table:table-cell table:style-name="ce22" table:formula="of:=[.$C$11]+INT(RAND()*([.$C$12]-[.$C$11]))" office:value-type="date" office:date-value="1993-06-14">
            <text:p>14.06.1993</text:p>
          </table:table-cell>
          <table:table-cell table:style-name="ce21" table:formula="of:=INFO.OBBA.OBBA.OBMAKE(&quot;date-&quot;&amp;COLUMN()&amp;&quot;-&quot;&amp;ROW();&quot;Date&quot;;[.E194])" office:value-type="string" office:string-value="date-7-194 &#10;[98853]">
            <text:p>date-7-194 <text:line-break/>[98853]</text:p>
          </table:table-cell>
          <table:table-cell table:style-name="ce21" table:formula="of:=INFO.OBBA.OBBA.OBMAKE(&quot;date-&quot;&amp;COLUMN()&amp;&quot;-&quot;&amp;ROW();&quot;Date&quot;;[.F194])" office:value-type="string" office:string-value="date-8-194 &#10;[98850]">
            <text:p>date-8-194 <text:line-break/>[9885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94])" office:value-type="string" office:string-value="cal-9-194 &#10;[98854]">
            <text:p>cal-9-194 <text:line-break/>[9885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94])" office:value-type="string" office:string-value="cal-10-194 &#10;[98851]">
            <text:p>cal-10-194 <text:line-break/>[98851]</text:p>
          </table:table-cell>
          <table:table-cell/>
          <table:table-cell table:formula="of:=INFO.OBBA.OBBA.OBGET(INFO.OBBA.OBBA.OBCALL(&quot;&quot;;[.$B$15];&quot;getDaycountFraction&quot;;[.I194];[.J194]))" office:value-type="float" office:value="-10.9555555555556">
            <text:p>-10,956</text:p>
          </table:table-cell>
          <table:table-cell table:style-name="ce35" table:formula="of:=(YEARFRAC([.E194];[.F194];[.$C$9]))" office:value-type="float" office:value="10.9555555555556">
            <text:p>10,956</text:p>
          </table:table-cell>
          <table:table-cell table:formula="of:=ABS([.L194])-[.M19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2-08-26">
            <text:p>26.08.1992</text:p>
          </table:table-cell>
          <table:table-cell table:style-name="ce22" table:formula="of:=[.$C$11]+INT(RAND()*([.$C$12]-[.$C$11]))" office:value-type="date" office:date-value="2011-12-21">
            <text:p>21.12.2011</text:p>
          </table:table-cell>
          <table:table-cell table:style-name="ce21" table:formula="of:=INFO.OBBA.OBBA.OBMAKE(&quot;date-&quot;&amp;COLUMN()&amp;&quot;-&quot;&amp;ROW();&quot;Date&quot;;[.E195])" office:value-type="string" office:string-value="date-7-195 &#10;[98860]">
            <text:p>date-7-195 <text:line-break/>[98860]</text:p>
          </table:table-cell>
          <table:table-cell table:style-name="ce21" table:formula="of:=INFO.OBBA.OBBA.OBMAKE(&quot;date-&quot;&amp;COLUMN()&amp;&quot;-&quot;&amp;ROW();&quot;Date&quot;;[.F195])" office:value-type="string" office:string-value="date-8-195 &#10;[98857]">
            <text:p>date-8-195 <text:line-break/>[9885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95])" office:value-type="string" office:string-value="cal-9-195 &#10;[98861]">
            <text:p>cal-9-195 <text:line-break/>[9886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95])" office:value-type="string" office:string-value="cal-10-195 &#10;[98858]">
            <text:p>cal-10-195 <text:line-break/>[98858]</text:p>
          </table:table-cell>
          <table:table-cell/>
          <table:table-cell table:formula="of:=INFO.OBBA.OBBA.OBGET(INFO.OBBA.OBBA.OBCALL(&quot;&quot;;[.$B$15];&quot;getDaycountFraction&quot;;[.I195];[.J195]))" office:value-type="float" office:value="19.6">
            <text:p>19,600</text:p>
          </table:table-cell>
          <table:table-cell table:style-name="ce35" table:formula="of:=(YEARFRAC([.E195];[.F195];[.$C$9]))" office:value-type="float" office:value="19.6">
            <text:p>19,600</text:p>
          </table:table-cell>
          <table:table-cell table:formula="of:=ABS([.L195])-[.M19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6-07-06">
            <text:p>06.07.2006</text:p>
          </table:table-cell>
          <table:table-cell table:style-name="ce22" table:formula="of:=[.$C$11]+INT(RAND()*([.$C$12]-[.$C$11]))" office:value-type="date" office:date-value="2010-11-20">
            <text:p>20.11.2010</text:p>
          </table:table-cell>
          <table:table-cell table:style-name="ce21" table:formula="of:=INFO.OBBA.OBBA.OBMAKE(&quot;date-&quot;&amp;COLUMN()&amp;&quot;-&quot;&amp;ROW();&quot;Date&quot;;[.E196])" office:value-type="string" office:string-value="date-7-196 &#10;[98867]">
            <text:p>date-7-196 <text:line-break/>[98867]</text:p>
          </table:table-cell>
          <table:table-cell table:style-name="ce21" table:formula="of:=INFO.OBBA.OBBA.OBMAKE(&quot;date-&quot;&amp;COLUMN()&amp;&quot;-&quot;&amp;ROW();&quot;Date&quot;;[.F196])" office:value-type="string" office:string-value="date-8-196 &#10;[98864]">
            <text:p>date-8-196 <text:line-break/>[9886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96])" office:value-type="string" office:string-value="cal-9-196 &#10;[98868]">
            <text:p>cal-9-196 <text:line-break/>[9886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96])" office:value-type="string" office:string-value="cal-10-196 &#10;[98865]">
            <text:p>cal-10-196 <text:line-break/>[98865]</text:p>
          </table:table-cell>
          <table:table-cell/>
          <table:table-cell table:formula="of:=INFO.OBBA.OBBA.OBGET(INFO.OBBA.OBBA.OBCALL(&quot;&quot;;[.$B$15];&quot;getDaycountFraction&quot;;[.I196];[.J196]))" office:value-type="float" office:value="4.43888888888889">
            <text:p>4,439</text:p>
          </table:table-cell>
          <table:table-cell table:style-name="ce35" table:formula="of:=(YEARFRAC([.E196];[.F196];[.$C$9]))" office:value-type="float" office:value="4.43888888888889">
            <text:p>4,439</text:p>
          </table:table-cell>
          <table:table-cell table:formula="of:=ABS([.L196])-[.M19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5-03-24">
            <text:p>24.03.2025</text:p>
          </table:table-cell>
          <table:table-cell table:style-name="ce22" table:formula="of:=[.$C$11]+INT(RAND()*([.$C$12]-[.$C$11]))" office:value-type="date" office:date-value="2017-12-15">
            <text:p>15.12.2017</text:p>
          </table:table-cell>
          <table:table-cell table:style-name="ce21" table:formula="of:=INFO.OBBA.OBBA.OBMAKE(&quot;date-&quot;&amp;COLUMN()&amp;&quot;-&quot;&amp;ROW();&quot;Date&quot;;[.E197])" office:value-type="string" office:string-value="date-7-197 &#10;[98874]">
            <text:p>date-7-197 <text:line-break/>[98874]</text:p>
          </table:table-cell>
          <table:table-cell table:style-name="ce21" table:formula="of:=INFO.OBBA.OBBA.OBMAKE(&quot;date-&quot;&amp;COLUMN()&amp;&quot;-&quot;&amp;ROW();&quot;Date&quot;;[.F197])" office:value-type="string" office:string-value="date-8-197 &#10;[98871]">
            <text:p>date-8-197 <text:line-break/>[9887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97])" office:value-type="string" office:string-value="cal-9-197 &#10;[98875]">
            <text:p>cal-9-197 <text:line-break/>[9887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97])" office:value-type="string" office:string-value="cal-10-197 &#10;[98872]">
            <text:p>cal-10-197 <text:line-break/>[98872]</text:p>
          </table:table-cell>
          <table:table-cell/>
          <table:table-cell table:formula="of:=INFO.OBBA.OBBA.OBGET(INFO.OBBA.OBBA.OBCALL(&quot;&quot;;[.$B$15];&quot;getDaycountFraction&quot;;[.I197];[.J197]))" office:value-type="float" office:value="-7.37777777777778">
            <text:p>-7,378</text:p>
          </table:table-cell>
          <table:table-cell table:style-name="ce35" table:formula="of:=(YEARFRAC([.E197];[.F197];[.$C$9]))" office:value-type="float" office:value="7.37777777777778">
            <text:p>7,378</text:p>
          </table:table-cell>
          <table:table-cell table:formula="of:=ABS([.L197])-[.M19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9-06-07">
            <text:p>07.06.1999</text:p>
          </table:table-cell>
          <table:table-cell table:style-name="ce22" table:formula="of:=[.$C$11]+INT(RAND()*([.$C$12]-[.$C$11]))" office:value-type="date" office:date-value="1985-02-20">
            <text:p>20.02.1985</text:p>
          </table:table-cell>
          <table:table-cell table:style-name="ce21" table:formula="of:=INFO.OBBA.OBBA.OBMAKE(&quot;date-&quot;&amp;COLUMN()&amp;&quot;-&quot;&amp;ROW();&quot;Date&quot;;[.E198])" office:value-type="string" office:string-value="date-7-198 &#10;[98881]">
            <text:p>date-7-198 <text:line-break/>[98881]</text:p>
          </table:table-cell>
          <table:table-cell table:style-name="ce21" table:formula="of:=INFO.OBBA.OBBA.OBMAKE(&quot;date-&quot;&amp;COLUMN()&amp;&quot;-&quot;&amp;ROW();&quot;Date&quot;;[.F198])" office:value-type="string" office:string-value="date-8-198 &#10;[98878]">
            <text:p>date-8-198 <text:line-break/>[9887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98])" office:value-type="string" office:string-value="cal-9-198 &#10;[98882]">
            <text:p>cal-9-198 <text:line-break/>[9888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98])" office:value-type="string" office:string-value="cal-10-198 &#10;[98879]">
            <text:p>cal-10-198 <text:line-break/>[98879]</text:p>
          </table:table-cell>
          <table:table-cell/>
          <table:table-cell table:formula="of:=INFO.OBBA.OBBA.OBGET(INFO.OBBA.OBBA.OBCALL(&quot;&quot;;[.$B$15];&quot;getDaycountFraction&quot;;[.I198];[.J198]))" office:value-type="float" office:value="-14.5">
            <text:p>-14,500</text:p>
          </table:table-cell>
          <table:table-cell table:style-name="ce35" table:formula="of:=(YEARFRAC([.E198];[.F198];[.$C$9]))" office:value-type="float" office:value="14.5">
            <text:p>14,500</text:p>
          </table:table-cell>
          <table:table-cell table:formula="of:=ABS([.L198])-[.M19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2-11-06">
            <text:p>06.11.2002</text:p>
          </table:table-cell>
          <table:table-cell table:style-name="ce22" table:formula="of:=[.$C$11]+INT(RAND()*([.$C$12]-[.$C$11]))" office:value-type="date" office:date-value="1999-03-11">
            <text:p>11.03.1999</text:p>
          </table:table-cell>
          <table:table-cell table:style-name="ce21" table:formula="of:=INFO.OBBA.OBBA.OBMAKE(&quot;date-&quot;&amp;COLUMN()&amp;&quot;-&quot;&amp;ROW();&quot;Date&quot;;[.E199])" office:value-type="string" office:string-value="date-7-199 &#10;[98888]">
            <text:p>date-7-199 <text:line-break/>[98888]</text:p>
          </table:table-cell>
          <table:table-cell table:style-name="ce21" table:formula="of:=INFO.OBBA.OBBA.OBMAKE(&quot;date-&quot;&amp;COLUMN()&amp;&quot;-&quot;&amp;ROW();&quot;Date&quot;;[.F199])" office:value-type="string" office:string-value="date-8-199 &#10;[98885]">
            <text:p>date-8-199 <text:line-break/>[9888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99])" office:value-type="string" office:string-value="cal-9-199 &#10;[98889]">
            <text:p>cal-9-199 <text:line-break/>[9888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99])" office:value-type="string" office:string-value="cal-10-199 &#10;[98886]">
            <text:p>cal-10-199 <text:line-break/>[98886]</text:p>
          </table:table-cell>
          <table:table-cell/>
          <table:table-cell table:formula="of:=INFO.OBBA.OBBA.OBGET(INFO.OBBA.OBBA.OBCALL(&quot;&quot;;[.$B$15];&quot;getDaycountFraction&quot;;[.I199];[.J199]))" office:value-type="float" office:value="-3.71111111111111">
            <text:p>-3,711</text:p>
          </table:table-cell>
          <table:table-cell table:style-name="ce35" table:formula="of:=(YEARFRAC([.E199];[.F199];[.$C$9]))" office:value-type="float" office:value="3.71111111111111">
            <text:p>3,711</text:p>
          </table:table-cell>
          <table:table-cell table:formula="of:=ABS([.L199])-[.M19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7-07-02">
            <text:p>02.07.2017</text:p>
          </table:table-cell>
          <table:table-cell table:style-name="ce22" table:formula="of:=[.$C$11]+INT(RAND()*([.$C$12]-[.$C$11]))" office:value-type="date" office:date-value="2020-06-08">
            <text:p>08.06.2020</text:p>
          </table:table-cell>
          <table:table-cell table:style-name="ce21" table:formula="of:=INFO.OBBA.OBBA.OBMAKE(&quot;date-&quot;&amp;COLUMN()&amp;&quot;-&quot;&amp;ROW();&quot;Date&quot;;[.E200])" office:value-type="string" office:string-value="date-7-200 &#10;[98895]">
            <text:p>date-7-200 <text:line-break/>[98895]</text:p>
          </table:table-cell>
          <table:table-cell table:style-name="ce21" table:formula="of:=INFO.OBBA.OBBA.OBMAKE(&quot;date-&quot;&amp;COLUMN()&amp;&quot;-&quot;&amp;ROW();&quot;Date&quot;;[.F200])" office:value-type="string" office:string-value="date-8-200 &#10;[98892]">
            <text:p>date-8-200 <text:line-break/>[9889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00])" office:value-type="string" office:string-value="cal-9-200 &#10;[98896]">
            <text:p>cal-9-200 <text:line-break/>[9889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00])" office:value-type="string" office:string-value="cal-10-200 &#10;[98893]">
            <text:p>cal-10-200 <text:line-break/>[98893]</text:p>
          </table:table-cell>
          <table:table-cell/>
          <table:table-cell table:formula="of:=INFO.OBBA.OBBA.OBGET(INFO.OBBA.OBBA.OBCALL(&quot;&quot;;[.$B$15];&quot;getDaycountFraction&quot;;[.I200];[.J200]))" office:value-type="float" office:value="2.97777777777778">
            <text:p>2,978</text:p>
          </table:table-cell>
          <table:table-cell table:style-name="ce35" table:formula="of:=(YEARFRAC([.E200];[.F200];[.$C$9]))" office:value-type="float" office:value="2.97777777777778">
            <text:p>2,978</text:p>
          </table:table-cell>
          <table:table-cell table:formula="of:=ABS([.L200])-[.M20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7-11-25">
            <text:p>25.11.2017</text:p>
          </table:table-cell>
          <table:table-cell table:style-name="ce22" table:formula="of:=[.$C$11]+INT(RAND()*([.$C$12]-[.$C$11]))" office:value-type="date" office:date-value="1993-12-18">
            <text:p>18.12.1993</text:p>
          </table:table-cell>
          <table:table-cell table:style-name="ce21" table:formula="of:=INFO.OBBA.OBBA.OBMAKE(&quot;date-&quot;&amp;COLUMN()&amp;&quot;-&quot;&amp;ROW();&quot;Date&quot;;[.E201])" office:value-type="string" office:string-value="date-7-201 &#10;[98902]">
            <text:p>date-7-201 <text:line-break/>[98902]</text:p>
          </table:table-cell>
          <table:table-cell table:style-name="ce21" table:formula="of:=INFO.OBBA.OBBA.OBMAKE(&quot;date-&quot;&amp;COLUMN()&amp;&quot;-&quot;&amp;ROW();&quot;Date&quot;;[.F201])" office:value-type="string" office:string-value="date-8-201 &#10;[98899]">
            <text:p>date-8-201 <text:line-break/>[9889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01])" office:value-type="string" office:string-value="cal-9-201 &#10;[98903]">
            <text:p>cal-9-201 <text:line-break/>[9890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01])" office:value-type="string" office:string-value="cal-10-201 &#10;[98900]">
            <text:p>cal-10-201 <text:line-break/>[98900]</text:p>
          </table:table-cell>
          <table:table-cell/>
          <table:table-cell table:formula="of:=INFO.OBBA.OBBA.OBGET(INFO.OBBA.OBBA.OBCALL(&quot;&quot;;[.$B$15];&quot;getDaycountFraction&quot;;[.I201];[.J201]))" office:value-type="float" office:value="-24.2861111111111">
            <text:p>-24,286</text:p>
          </table:table-cell>
          <table:table-cell table:style-name="ce35" table:formula="of:=(YEARFRAC([.E201];[.F201];[.$C$9]))" office:value-type="float" office:value="24.2861111111111">
            <text:p>24,286</text:p>
          </table:table-cell>
          <table:table-cell table:formula="of:=ABS([.L201])-[.M20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4-06-19">
            <text:p>19.06.2024</text:p>
          </table:table-cell>
          <table:table-cell table:style-name="ce22" table:formula="of:=[.$C$11]+INT(RAND()*([.$C$12]-[.$C$11]))" office:value-type="date" office:date-value="1999-03-29">
            <text:p>29.03.1999</text:p>
          </table:table-cell>
          <table:table-cell table:style-name="ce21" table:formula="of:=INFO.OBBA.OBBA.OBMAKE(&quot;date-&quot;&amp;COLUMN()&amp;&quot;-&quot;&amp;ROW();&quot;Date&quot;;[.E202])" office:value-type="string" office:string-value="date-7-202 &#10;[98909]">
            <text:p>date-7-202 <text:line-break/>[98909]</text:p>
          </table:table-cell>
          <table:table-cell table:style-name="ce21" table:formula="of:=INFO.OBBA.OBBA.OBMAKE(&quot;date-&quot;&amp;COLUMN()&amp;&quot;-&quot;&amp;ROW();&quot;Date&quot;;[.F202])" office:value-type="string" office:string-value="date-8-202 &#10;[98906]">
            <text:p>date-8-202 <text:line-break/>[9890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02])" office:value-type="string" office:string-value="cal-9-202 &#10;[98910]">
            <text:p>cal-9-202 <text:line-break/>[9891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02])" office:value-type="string" office:string-value="cal-10-202 &#10;[98907]">
            <text:p>cal-10-202 <text:line-break/>[98907]</text:p>
          </table:table-cell>
          <table:table-cell/>
          <table:table-cell table:formula="of:=INFO.OBBA.OBBA.OBGET(INFO.OBBA.OBBA.OBCALL(&quot;&quot;;[.$B$15];&quot;getDaycountFraction&quot;;[.I202];[.J202]))" office:value-type="float" office:value="-25.5944444444444">
            <text:p>-25,594</text:p>
          </table:table-cell>
          <table:table-cell table:style-name="ce35" table:formula="of:=(YEARFRAC([.E202];[.F202];[.$C$9]))" office:value-type="float" office:value="25.5944444444444">
            <text:p>25,594</text:p>
          </table:table-cell>
          <table:table-cell table:formula="of:=ABS([.L202])-[.M20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6-09-16">
            <text:p>16.09.2016</text:p>
          </table:table-cell>
          <table:table-cell table:style-name="ce22" table:formula="of:=[.$C$11]+INT(RAND()*([.$C$12]-[.$C$11]))" office:value-type="date" office:date-value="2020-07-30">
            <text:p>30.07.2020</text:p>
          </table:table-cell>
          <table:table-cell table:style-name="ce21" table:formula="of:=INFO.OBBA.OBBA.OBMAKE(&quot;date-&quot;&amp;COLUMN()&amp;&quot;-&quot;&amp;ROW();&quot;Date&quot;;[.E203])" office:value-type="string" office:string-value="date-7-203 &#10;[98916]">
            <text:p>date-7-203 <text:line-break/>[98916]</text:p>
          </table:table-cell>
          <table:table-cell table:style-name="ce21" table:formula="of:=INFO.OBBA.OBBA.OBMAKE(&quot;date-&quot;&amp;COLUMN()&amp;&quot;-&quot;&amp;ROW();&quot;Date&quot;;[.F203])" office:value-type="string" office:string-value="date-8-203 &#10;[98913]">
            <text:p>date-8-203 <text:line-break/>[9891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03])" office:value-type="string" office:string-value="cal-9-203 &#10;[98917]">
            <text:p>cal-9-203 <text:line-break/>[9891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03])" office:value-type="string" office:string-value="cal-10-203 &#10;[98914]">
            <text:p>cal-10-203 <text:line-break/>[98914]</text:p>
          </table:table-cell>
          <table:table-cell/>
          <table:table-cell table:formula="of:=INFO.OBBA.OBBA.OBGET(INFO.OBBA.OBBA.OBCALL(&quot;&quot;;[.$B$15];&quot;getDaycountFraction&quot;;[.I203];[.J203]))" office:value-type="float" office:value="3.925">
            <text:p>3,925</text:p>
          </table:table-cell>
          <table:table-cell table:style-name="ce35" table:formula="of:=(YEARFRAC([.E203];[.F203];[.$C$9]))" office:value-type="float" office:value="3.925">
            <text:p>3,925</text:p>
          </table:table-cell>
          <table:table-cell table:formula="of:=ABS([.L203])-[.M20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6-09-06">
            <text:p>06.09.1986</text:p>
          </table:table-cell>
          <table:table-cell table:style-name="ce22" table:formula="of:=[.$C$11]+INT(RAND()*([.$C$12]-[.$C$11]))" office:value-type="date" office:date-value="2008-08-31">
            <text:p>31.08.2008</text:p>
          </table:table-cell>
          <table:table-cell table:style-name="ce21" table:formula="of:=INFO.OBBA.OBBA.OBMAKE(&quot;date-&quot;&amp;COLUMN()&amp;&quot;-&quot;&amp;ROW();&quot;Date&quot;;[.E204])" office:value-type="string" office:string-value="date-7-204 &#10;[98923]">
            <text:p>date-7-204 <text:line-break/>[98923]</text:p>
          </table:table-cell>
          <table:table-cell table:style-name="ce21" table:formula="of:=INFO.OBBA.OBBA.OBMAKE(&quot;date-&quot;&amp;COLUMN()&amp;&quot;-&quot;&amp;ROW();&quot;Date&quot;;[.F204])" office:value-type="string" office:string-value="date-8-204 &#10;[98920]">
            <text:p>date-8-204 <text:line-break/>[9892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04])" office:value-type="string" office:string-value="cal-9-204 &#10;[98924]">
            <text:p>cal-9-204 <text:line-break/>[9892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04])" office:value-type="string" office:string-value="cal-10-204 &#10;[98921]">
            <text:p>cal-10-204 <text:line-break/>[98921]</text:p>
          </table:table-cell>
          <table:table-cell/>
          <table:table-cell table:formula="of:=INFO.OBBA.OBBA.OBGET(INFO.OBBA.OBBA.OBCALL(&quot;&quot;;[.$B$15];&quot;getDaycountFraction&quot;;[.I204];[.J204]))" office:value-type="float" office:value="22.3055555555556">
            <text:p>22,306</text:p>
          </table:table-cell>
          <table:table-cell table:style-name="ce35" table:formula="of:=(YEARFRAC([.E204];[.F204];[.$C$9]))" office:value-type="float" office:value="22.3055555555556">
            <text:p>22,306</text:p>
          </table:table-cell>
          <table:table-cell table:formula="of:=ABS([.L204])-[.M20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8-10-09">
            <text:p>09.10.2028</text:p>
          </table:table-cell>
          <table:table-cell table:style-name="ce22" table:formula="of:=[.$C$11]+INT(RAND()*([.$C$12]-[.$C$11]))" office:value-type="date" office:date-value="2002-11-11">
            <text:p>11.11.2002</text:p>
          </table:table-cell>
          <table:table-cell table:style-name="ce21" table:formula="of:=INFO.OBBA.OBBA.OBMAKE(&quot;date-&quot;&amp;COLUMN()&amp;&quot;-&quot;&amp;ROW();&quot;Date&quot;;[.E205])" office:value-type="string" office:string-value="date-7-205 &#10;[98930]">
            <text:p>date-7-205 <text:line-break/>[98930]</text:p>
          </table:table-cell>
          <table:table-cell table:style-name="ce21" table:formula="of:=INFO.OBBA.OBBA.OBMAKE(&quot;date-&quot;&amp;COLUMN()&amp;&quot;-&quot;&amp;ROW();&quot;Date&quot;;[.F205])" office:value-type="string" office:string-value="date-8-205 &#10;[98927]">
            <text:p>date-8-205 <text:line-break/>[9892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05])" office:value-type="string" office:string-value="cal-9-205 &#10;[98931]">
            <text:p>cal-9-205 <text:line-break/>[9893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05])" office:value-type="string" office:string-value="cal-10-205 &#10;[98928]">
            <text:p>cal-10-205 <text:line-break/>[98928]</text:p>
          </table:table-cell>
          <table:table-cell/>
          <table:table-cell table:formula="of:=INFO.OBBA.OBBA.OBGET(INFO.OBBA.OBBA.OBCALL(&quot;&quot;;[.$B$15];&quot;getDaycountFraction&quot;;[.I205];[.J205]))" office:value-type="float" office:value="-26.2888888888889">
            <text:p>-26,289</text:p>
          </table:table-cell>
          <table:table-cell table:style-name="ce35" table:formula="of:=(YEARFRAC([.E205];[.F205];[.$C$9]))" office:value-type="float" office:value="26.2888888888889">
            <text:p>26,289</text:p>
          </table:table-cell>
          <table:table-cell table:formula="of:=ABS([.L205])-[.M20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7-09-12">
            <text:p>12.09.2017</text:p>
          </table:table-cell>
          <table:table-cell table:style-name="ce22" table:formula="of:=[.$C$11]+INT(RAND()*([.$C$12]-[.$C$11]))" office:value-type="date" office:date-value="1995-03-19">
            <text:p>19.03.1995</text:p>
          </table:table-cell>
          <table:table-cell table:style-name="ce21" table:formula="of:=INFO.OBBA.OBBA.OBMAKE(&quot;date-&quot;&amp;COLUMN()&amp;&quot;-&quot;&amp;ROW();&quot;Date&quot;;[.E206])" office:value-type="string" office:string-value="date-7-206 &#10;[98937]">
            <text:p>date-7-206 <text:line-break/>[98937]</text:p>
          </table:table-cell>
          <table:table-cell table:style-name="ce21" table:formula="of:=INFO.OBBA.OBBA.OBMAKE(&quot;date-&quot;&amp;COLUMN()&amp;&quot;-&quot;&amp;ROW();&quot;Date&quot;;[.F206])" office:value-type="string" office:string-value="date-8-206 &#10;[98934]">
            <text:p>date-8-206 <text:line-break/>[9893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06])" office:value-type="string" office:string-value="cal-9-206 &#10;[98938]">
            <text:p>cal-9-206 <text:line-break/>[9893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06])" office:value-type="string" office:string-value="cal-10-206 &#10;[98935]">
            <text:p>cal-10-206 <text:line-break/>[98935]</text:p>
          </table:table-cell>
          <table:table-cell/>
          <table:table-cell table:formula="of:=INFO.OBBA.OBBA.OBGET(INFO.OBBA.OBBA.OBCALL(&quot;&quot;;[.$B$15];&quot;getDaycountFraction&quot;;[.I206];[.J206]))" office:value-type="float" office:value="-22.8138888888889">
            <text:p>-22,814</text:p>
          </table:table-cell>
          <table:table-cell table:style-name="ce35" table:formula="of:=(YEARFRAC([.E206];[.F206];[.$C$9]))" office:value-type="float" office:value="22.8138888888889">
            <text:p>22,814</text:p>
          </table:table-cell>
          <table:table-cell table:formula="of:=ABS([.L206])-[.M20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7-11-20">
            <text:p>20.11.1997</text:p>
          </table:table-cell>
          <table:table-cell table:style-name="ce22" table:formula="of:=[.$C$11]+INT(RAND()*([.$C$12]-[.$C$11]))" office:value-type="date" office:date-value="1996-07-02">
            <text:p>02.07.1996</text:p>
          </table:table-cell>
          <table:table-cell table:style-name="ce21" table:formula="of:=INFO.OBBA.OBBA.OBMAKE(&quot;date-&quot;&amp;COLUMN()&amp;&quot;-&quot;&amp;ROW();&quot;Date&quot;;[.E207])" office:value-type="string" office:string-value="date-7-207 &#10;[98944]">
            <text:p>date-7-207 <text:line-break/>[98944]</text:p>
          </table:table-cell>
          <table:table-cell table:style-name="ce21" table:formula="of:=INFO.OBBA.OBBA.OBMAKE(&quot;date-&quot;&amp;COLUMN()&amp;&quot;-&quot;&amp;ROW();&quot;Date&quot;;[.F207])" office:value-type="string" office:string-value="date-8-207 &#10;[98941]">
            <text:p>date-8-207 <text:line-break/>[9894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07])" office:value-type="string" office:string-value="cal-9-207 &#10;[98945]">
            <text:p>cal-9-207 <text:line-break/>[9894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07])" office:value-type="string" office:string-value="cal-10-207 &#10;[98942]">
            <text:p>cal-10-207 <text:line-break/>[98942]</text:p>
          </table:table-cell>
          <table:table-cell/>
          <table:table-cell table:formula="of:=INFO.OBBA.OBBA.OBGET(INFO.OBBA.OBBA.OBCALL(&quot;&quot;;[.$B$15];&quot;getDaycountFraction&quot;;[.I207];[.J207]))" office:value-type="float" office:value="-1.40555555555556">
            <text:p>-1,406</text:p>
          </table:table-cell>
          <table:table-cell table:style-name="ce35" table:formula="of:=(YEARFRAC([.E207];[.F207];[.$C$9]))" office:value-type="float" office:value="1.40555555555556">
            <text:p>1,406</text:p>
          </table:table-cell>
          <table:table-cell table:formula="of:=ABS([.L207])-[.M20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5-03-26">
            <text:p>26.03.1985</text:p>
          </table:table-cell>
          <table:table-cell table:style-name="ce22" table:formula="of:=[.$C$11]+INT(RAND()*([.$C$12]-[.$C$11]))" office:value-type="date" office:date-value="1993-06-12">
            <text:p>12.06.1993</text:p>
          </table:table-cell>
          <table:table-cell table:style-name="ce21" table:formula="of:=INFO.OBBA.OBBA.OBMAKE(&quot;date-&quot;&amp;COLUMN()&amp;&quot;-&quot;&amp;ROW();&quot;Date&quot;;[.E208])" office:value-type="string" office:string-value="date-7-208 &#10;[98951]">
            <text:p>date-7-208 <text:line-break/>[98951]</text:p>
          </table:table-cell>
          <table:table-cell table:style-name="ce21" table:formula="of:=INFO.OBBA.OBBA.OBMAKE(&quot;date-&quot;&amp;COLUMN()&amp;&quot;-&quot;&amp;ROW();&quot;Date&quot;;[.F208])" office:value-type="string" office:string-value="date-8-208 &#10;[98948]">
            <text:p>date-8-208 <text:line-break/>[9894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08])" office:value-type="string" office:string-value="cal-9-208 &#10;[98952]">
            <text:p>cal-9-208 <text:line-break/>[9895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08])" office:value-type="string" office:string-value="cal-10-208 &#10;[98949]">
            <text:p>cal-10-208 <text:line-break/>[98949]</text:p>
          </table:table-cell>
          <table:table-cell/>
          <table:table-cell table:formula="of:=INFO.OBBA.OBBA.OBGET(INFO.OBBA.OBBA.OBCALL(&quot;&quot;;[.$B$15];&quot;getDaycountFraction&quot;;[.I208];[.J208]))" office:value-type="float" office:value="8.33333333333333">
            <text:p>8,333</text:p>
          </table:table-cell>
          <table:table-cell table:style-name="ce35" table:formula="of:=(YEARFRAC([.E208];[.F208];[.$C$9]))" office:value-type="float" office:value="8.33333333333333">
            <text:p>8,333</text:p>
          </table:table-cell>
          <table:table-cell table:formula="of:=ABS([.L208])-[.M20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9-10-22">
            <text:p>22.10.1989</text:p>
          </table:table-cell>
          <table:table-cell table:style-name="ce22" table:formula="of:=[.$C$11]+INT(RAND()*([.$C$12]-[.$C$11]))" office:value-type="date" office:date-value="1992-10-14">
            <text:p>14.10.1992</text:p>
          </table:table-cell>
          <table:table-cell table:style-name="ce21" table:formula="of:=INFO.OBBA.OBBA.OBMAKE(&quot;date-&quot;&amp;COLUMN()&amp;&quot;-&quot;&amp;ROW();&quot;Date&quot;;[.E209])" office:value-type="string" office:string-value="date-7-209 &#10;[98958]">
            <text:p>date-7-209 <text:line-break/>[98958]</text:p>
          </table:table-cell>
          <table:table-cell table:style-name="ce21" table:formula="of:=INFO.OBBA.OBBA.OBMAKE(&quot;date-&quot;&amp;COLUMN()&amp;&quot;-&quot;&amp;ROW();&quot;Date&quot;;[.F209])" office:value-type="string" office:string-value="date-8-209 &#10;[98955]">
            <text:p>date-8-209 <text:line-break/>[9895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09])" office:value-type="string" office:string-value="cal-9-209 &#10;[98959]">
            <text:p>cal-9-209 <text:line-break/>[9895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09])" office:value-type="string" office:string-value="cal-10-209 &#10;[98956]">
            <text:p>cal-10-209 <text:line-break/>[98956]</text:p>
          </table:table-cell>
          <table:table-cell/>
          <table:table-cell table:formula="of:=INFO.OBBA.OBBA.OBGET(INFO.OBBA.OBBA.OBCALL(&quot;&quot;;[.$B$15];&quot;getDaycountFraction&quot;;[.I209];[.J209]))" office:value-type="float" office:value="3.02222222222222">
            <text:p>3,022</text:p>
          </table:table-cell>
          <table:table-cell table:style-name="ce35" table:formula="of:=(YEARFRAC([.E209];[.F209];[.$C$9]))" office:value-type="float" office:value="3.02222222222222">
            <text:p>3,022</text:p>
          </table:table-cell>
          <table:table-cell table:formula="of:=ABS([.L209])-[.M20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6-05-20">
            <text:p>20.05.2026</text:p>
          </table:table-cell>
          <table:table-cell table:style-name="ce22" table:formula="of:=[.$C$11]+INT(RAND()*([.$C$12]-[.$C$11]))" office:value-type="date" office:date-value="1997-09-30">
            <text:p>30.09.1997</text:p>
          </table:table-cell>
          <table:table-cell table:style-name="ce21" table:formula="of:=INFO.OBBA.OBBA.OBMAKE(&quot;date-&quot;&amp;COLUMN()&amp;&quot;-&quot;&amp;ROW();&quot;Date&quot;;[.E210])" office:value-type="string" office:string-value="date-7-210 &#10;[98965]">
            <text:p>date-7-210 <text:line-break/>[98965]</text:p>
          </table:table-cell>
          <table:table-cell table:style-name="ce21" table:formula="of:=INFO.OBBA.OBBA.OBMAKE(&quot;date-&quot;&amp;COLUMN()&amp;&quot;-&quot;&amp;ROW();&quot;Date&quot;;[.F210])" office:value-type="string" office:string-value="date-8-210 &#10;[98962]">
            <text:p>date-8-210 <text:line-break/>[9896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10])" office:value-type="string" office:string-value="cal-9-210 &#10;[98966]">
            <text:p>cal-9-210 <text:line-break/>[9896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10])" office:value-type="string" office:string-value="cal-10-210 &#10;[98963]">
            <text:p>cal-10-210 <text:line-break/>[98963]</text:p>
          </table:table-cell>
          <table:table-cell/>
          <table:table-cell table:formula="of:=INFO.OBBA.OBBA.OBGET(INFO.OBBA.OBBA.OBCALL(&quot;&quot;;[.$B$15];&quot;getDaycountFraction&quot;;[.I210];[.J210]))" office:value-type="float" office:value="-29.0527777777778">
            <text:p>-29,053</text:p>
          </table:table-cell>
          <table:table-cell table:style-name="ce35" table:formula="of:=(YEARFRAC([.E210];[.F210];[.$C$9]))" office:value-type="float" office:value="29.0527777777778">
            <text:p>29,053</text:p>
          </table:table-cell>
          <table:table-cell table:formula="of:=ABS([.L210])-[.M21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7-06-27">
            <text:p>27.06.2017</text:p>
          </table:table-cell>
          <table:table-cell table:style-name="ce22" table:formula="of:=[.$C$11]+INT(RAND()*([.$C$12]-[.$C$11]))" office:value-type="date" office:date-value="2001-11-15">
            <text:p>15.11.2001</text:p>
          </table:table-cell>
          <table:table-cell table:style-name="ce21" table:formula="of:=INFO.OBBA.OBBA.OBMAKE(&quot;date-&quot;&amp;COLUMN()&amp;&quot;-&quot;&amp;ROW();&quot;Date&quot;;[.E211])" office:value-type="string" office:string-value="date-7-211 &#10;[98972]">
            <text:p>date-7-211 <text:line-break/>[98972]</text:p>
          </table:table-cell>
          <table:table-cell table:style-name="ce21" table:formula="of:=INFO.OBBA.OBBA.OBMAKE(&quot;date-&quot;&amp;COLUMN()&amp;&quot;-&quot;&amp;ROW();&quot;Date&quot;;[.F211])" office:value-type="string" office:string-value="date-8-211 &#10;[98969]">
            <text:p>date-8-211 <text:line-break/>[9896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11])" office:value-type="string" office:string-value="cal-9-211 &#10;[98973]">
            <text:p>cal-9-211 <text:line-break/>[9897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11])" office:value-type="string" office:string-value="cal-10-211 &#10;[98970]">
            <text:p>cal-10-211 <text:line-break/>[98970]</text:p>
          </table:table-cell>
          <table:table-cell/>
          <table:table-cell table:formula="of:=INFO.OBBA.OBBA.OBGET(INFO.OBBA.OBBA.OBCALL(&quot;&quot;;[.$B$15];&quot;getDaycountFraction&quot;;[.I211];[.J211]))" office:value-type="float" office:value="-15.8416666666667">
            <text:p>-15,842</text:p>
          </table:table-cell>
          <table:table-cell table:style-name="ce35" table:formula="of:=(YEARFRAC([.E211];[.F211];[.$C$9]))" office:value-type="float" office:value="15.8416666666667">
            <text:p>15,842</text:p>
          </table:table-cell>
          <table:table-cell table:formula="of:=ABS([.L211])-[.M21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1-10-11">
            <text:p>11.10.1981</text:p>
          </table:table-cell>
          <table:table-cell table:style-name="ce22" table:formula="of:=[.$C$11]+INT(RAND()*([.$C$12]-[.$C$11]))" office:value-type="date" office:date-value="1997-07-03">
            <text:p>03.07.1997</text:p>
          </table:table-cell>
          <table:table-cell table:style-name="ce21" table:formula="of:=INFO.OBBA.OBBA.OBMAKE(&quot;date-&quot;&amp;COLUMN()&amp;&quot;-&quot;&amp;ROW();&quot;Date&quot;;[.E212])" office:value-type="string" office:string-value="date-7-212 &#10;[98979]">
            <text:p>date-7-212 <text:line-break/>[98979]</text:p>
          </table:table-cell>
          <table:table-cell table:style-name="ce21" table:formula="of:=INFO.OBBA.OBBA.OBMAKE(&quot;date-&quot;&amp;COLUMN()&amp;&quot;-&quot;&amp;ROW();&quot;Date&quot;;[.F212])" office:value-type="string" office:string-value="date-8-212 &#10;[98976]">
            <text:p>date-8-212 <text:line-break/>[9897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12])" office:value-type="string" office:string-value="cal-9-212 &#10;[98980]">
            <text:p>cal-9-212 <text:line-break/>[9898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12])" office:value-type="string" office:string-value="cal-10-212 &#10;[98977]">
            <text:p>cal-10-212 <text:line-break/>[98977]</text:p>
          </table:table-cell>
          <table:table-cell/>
          <table:table-cell table:formula="of:=INFO.OBBA.OBBA.OBGET(INFO.OBBA.OBBA.OBCALL(&quot;&quot;;[.$B$15];&quot;getDaycountFraction&quot;;[.I212];[.J212]))" office:value-type="float" office:value="15.9555555555556">
            <text:p>15,956</text:p>
          </table:table-cell>
          <table:table-cell table:style-name="ce35" table:formula="of:=(YEARFRAC([.E212];[.F212];[.$C$9]))" office:value-type="float" office:value="15.9555555555556">
            <text:p>15,956</text:p>
          </table:table-cell>
          <table:table-cell table:formula="of:=ABS([.L212])-[.M21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7-01-15">
            <text:p>15.01.2007</text:p>
          </table:table-cell>
          <table:table-cell table:style-name="ce22" table:formula="of:=[.$C$11]+INT(RAND()*([.$C$12]-[.$C$11]))" office:value-type="date" office:date-value="2022-12-03">
            <text:p>03.12.2022</text:p>
          </table:table-cell>
          <table:table-cell table:style-name="ce21" table:formula="of:=INFO.OBBA.OBBA.OBMAKE(&quot;date-&quot;&amp;COLUMN()&amp;&quot;-&quot;&amp;ROW();&quot;Date&quot;;[.E213])" office:value-type="string" office:string-value="date-7-213 &#10;[98986]">
            <text:p>date-7-213 <text:line-break/>[98986]</text:p>
          </table:table-cell>
          <table:table-cell table:style-name="ce21" table:formula="of:=INFO.OBBA.OBBA.OBMAKE(&quot;date-&quot;&amp;COLUMN()&amp;&quot;-&quot;&amp;ROW();&quot;Date&quot;;[.F213])" office:value-type="string" office:string-value="date-8-213 &#10;[98983]">
            <text:p>date-8-213 <text:line-break/>[9898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13])" office:value-type="string" office:string-value="cal-9-213 &#10;[98987]">
            <text:p>cal-9-213 <text:line-break/>[9898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13])" office:value-type="string" office:string-value="cal-10-213 &#10;[98984]">
            <text:p>cal-10-213 <text:line-break/>[98984]</text:p>
          </table:table-cell>
          <table:table-cell/>
          <table:table-cell table:formula="of:=INFO.OBBA.OBBA.OBGET(INFO.OBBA.OBBA.OBCALL(&quot;&quot;;[.$B$15];&quot;getDaycountFraction&quot;;[.I213];[.J213]))" office:value-type="float" office:value="16.1138888888889">
            <text:p>16,114</text:p>
          </table:table-cell>
          <table:table-cell table:style-name="ce35" table:formula="of:=(YEARFRAC([.E213];[.F213];[.$C$9]))" office:value-type="float" office:value="16.1138888888889">
            <text:p>16,114</text:p>
          </table:table-cell>
          <table:table-cell table:formula="of:=ABS([.L213])-[.M21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8-09-23">
            <text:p>23.09.2008</text:p>
          </table:table-cell>
          <table:table-cell table:style-name="ce22" table:formula="of:=[.$C$11]+INT(RAND()*([.$C$12]-[.$C$11]))" office:value-type="date" office:date-value="2029-03-10">
            <text:p>10.03.2029</text:p>
          </table:table-cell>
          <table:table-cell table:style-name="ce21" table:formula="of:=INFO.OBBA.OBBA.OBMAKE(&quot;date-&quot;&amp;COLUMN()&amp;&quot;-&quot;&amp;ROW();&quot;Date&quot;;[.E214])" office:value-type="string" office:string-value="date-7-214 &#10;[98993]">
            <text:p>date-7-214 <text:line-break/>[98993]</text:p>
          </table:table-cell>
          <table:table-cell table:style-name="ce21" table:formula="of:=INFO.OBBA.OBBA.OBMAKE(&quot;date-&quot;&amp;COLUMN()&amp;&quot;-&quot;&amp;ROW();&quot;Date&quot;;[.F214])" office:value-type="string" office:string-value="date-8-214 &#10;[98990]">
            <text:p>date-8-214 <text:line-break/>[9899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14])" office:value-type="string" office:string-value="cal-9-214 &#10;[98994]">
            <text:p>cal-9-214 <text:line-break/>[9899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14])" office:value-type="string" office:string-value="cal-10-214 &#10;[98991]">
            <text:p>cal-10-214 <text:line-break/>[98991]</text:p>
          </table:table-cell>
          <table:table-cell/>
          <table:table-cell table:formula="of:=INFO.OBBA.OBBA.OBGET(INFO.OBBA.OBBA.OBCALL(&quot;&quot;;[.$B$15];&quot;getDaycountFraction&quot;;[.I214];[.J214]))" office:value-type="float" office:value="20.7583333333333">
            <text:p>20,758</text:p>
          </table:table-cell>
          <table:table-cell table:style-name="ce35" table:formula="of:=(YEARFRAC([.E214];[.F214];[.$C$9]))" office:value-type="float" office:value="20.7583333333333">
            <text:p>20,758</text:p>
          </table:table-cell>
          <table:table-cell table:formula="of:=ABS([.L214])-[.M21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8-08-02">
            <text:p>02.08.2028</text:p>
          </table:table-cell>
          <table:table-cell table:style-name="ce22" table:formula="of:=[.$C$11]+INT(RAND()*([.$C$12]-[.$C$11]))" office:value-type="date" office:date-value="1982-09-13">
            <text:p>13.09.1982</text:p>
          </table:table-cell>
          <table:table-cell table:style-name="ce21" table:formula="of:=INFO.OBBA.OBBA.OBMAKE(&quot;date-&quot;&amp;COLUMN()&amp;&quot;-&quot;&amp;ROW();&quot;Date&quot;;[.E215])" office:value-type="string" office:string-value="date-7-215 &#10;[99000]">
            <text:p>date-7-215 <text:line-break/>[99000]</text:p>
          </table:table-cell>
          <table:table-cell table:style-name="ce21" table:formula="of:=INFO.OBBA.OBBA.OBMAKE(&quot;date-&quot;&amp;COLUMN()&amp;&quot;-&quot;&amp;ROW();&quot;Date&quot;;[.F215])" office:value-type="string" office:string-value="date-8-215 &#10;[98997]">
            <text:p>date-8-215 <text:line-break/>[9899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15])" office:value-type="string" office:string-value="cal-9-215 &#10;[99001]">
            <text:p>cal-9-215 <text:line-break/>[9900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15])" office:value-type="string" office:string-value="cal-10-215 &#10;[98998]">
            <text:p>cal-10-215 <text:line-break/>[98998]</text:p>
          </table:table-cell>
          <table:table-cell/>
          <table:table-cell table:formula="of:=INFO.OBBA.OBBA.OBGET(INFO.OBBA.OBBA.OBCALL(&quot;&quot;;[.$B$15];&quot;getDaycountFraction&quot;;[.I215];[.J215]))" office:value-type="float" office:value="-46.5555555555556">
            <text:p>-46,556</text:p>
          </table:table-cell>
          <table:table-cell table:style-name="ce35" table:formula="of:=(YEARFRAC([.E215];[.F215];[.$C$9]))" office:value-type="float" office:value="46.5555555555556">
            <text:p>46,556</text:p>
          </table:table-cell>
          <table:table-cell table:formula="of:=ABS([.L215])-[.M21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8-06-25">
            <text:p>25.06.2018</text:p>
          </table:table-cell>
          <table:table-cell table:style-name="ce22" table:formula="of:=[.$C$11]+INT(RAND()*([.$C$12]-[.$C$11]))" office:value-type="date" office:date-value="2027-03-07">
            <text:p>07.03.2027</text:p>
          </table:table-cell>
          <table:table-cell table:style-name="ce21" table:formula="of:=INFO.OBBA.OBBA.OBMAKE(&quot;date-&quot;&amp;COLUMN()&amp;&quot;-&quot;&amp;ROW();&quot;Date&quot;;[.E216])" office:value-type="string" office:string-value="date-7-216 &#10;[99007]">
            <text:p>date-7-216 <text:line-break/>[99007]</text:p>
          </table:table-cell>
          <table:table-cell table:style-name="ce21" table:formula="of:=INFO.OBBA.OBBA.OBMAKE(&quot;date-&quot;&amp;COLUMN()&amp;&quot;-&quot;&amp;ROW();&quot;Date&quot;;[.F216])" office:value-type="string" office:string-value="date-8-216 &#10;[99004]">
            <text:p>date-8-216 <text:line-break/>[9900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16])" office:value-type="string" office:string-value="cal-9-216 &#10;[99008]">
            <text:p>cal-9-216 <text:line-break/>[9900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16])" office:value-type="string" office:string-value="cal-10-216 &#10;[99005]">
            <text:p>cal-10-216 <text:line-break/>[99005]</text:p>
          </table:table-cell>
          <table:table-cell/>
          <table:table-cell table:formula="of:=INFO.OBBA.OBBA.OBGET(INFO.OBBA.OBBA.OBCALL(&quot;&quot;;[.$B$15];&quot;getDaycountFraction&quot;;[.I216];[.J216]))" office:value-type="float" office:value="8.825">
            <text:p>8,825</text:p>
          </table:table-cell>
          <table:table-cell table:style-name="ce35" table:formula="of:=(YEARFRAC([.E216];[.F216];[.$C$9]))" office:value-type="float" office:value="8.825">
            <text:p>8,825</text:p>
          </table:table-cell>
          <table:table-cell table:formula="of:=ABS([.L216])-[.M21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6-05-17">
            <text:p>17.05.1986</text:p>
          </table:table-cell>
          <table:table-cell table:style-name="ce22" table:formula="of:=[.$C$11]+INT(RAND()*([.$C$12]-[.$C$11]))" office:value-type="date" office:date-value="2027-09-13">
            <text:p>13.09.2027</text:p>
          </table:table-cell>
          <table:table-cell table:style-name="ce21" table:formula="of:=INFO.OBBA.OBBA.OBMAKE(&quot;date-&quot;&amp;COLUMN()&amp;&quot;-&quot;&amp;ROW();&quot;Date&quot;;[.E217])" office:value-type="string" office:string-value="date-7-217 &#10;[99014]">
            <text:p>date-7-217 <text:line-break/>[99014]</text:p>
          </table:table-cell>
          <table:table-cell table:style-name="ce21" table:formula="of:=INFO.OBBA.OBBA.OBMAKE(&quot;date-&quot;&amp;COLUMN()&amp;&quot;-&quot;&amp;ROW();&quot;Date&quot;;[.F217])" office:value-type="string" office:string-value="date-8-217 &#10;[99011]">
            <text:p>date-8-217 <text:line-break/>[9901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17])" office:value-type="string" office:string-value="cal-9-217 &#10;[99015]">
            <text:p>cal-9-217 <text:line-break/>[9901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17])" office:value-type="string" office:string-value="cal-10-217 &#10;[99012]">
            <text:p>cal-10-217 <text:line-break/>[99012]</text:p>
          </table:table-cell>
          <table:table-cell/>
          <table:table-cell table:formula="of:=INFO.OBBA.OBBA.OBGET(INFO.OBBA.OBBA.OBCALL(&quot;&quot;;[.$B$15];&quot;getDaycountFraction&quot;;[.I217];[.J217]))" office:value-type="float" office:value="41.9277777777778">
            <text:p>41,928</text:p>
          </table:table-cell>
          <table:table-cell table:style-name="ce35" table:formula="of:=(YEARFRAC([.E217];[.F217];[.$C$9]))" office:value-type="float" office:value="41.9277777777778">
            <text:p>41,928</text:p>
          </table:table-cell>
          <table:table-cell table:formula="of:=ABS([.L217])-[.M21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4-02-20">
            <text:p>20.02.2014</text:p>
          </table:table-cell>
          <table:table-cell table:style-name="ce22" table:formula="of:=[.$C$11]+INT(RAND()*([.$C$12]-[.$C$11]))" office:value-type="date" office:date-value="2018-02-04">
            <text:p>04.02.2018</text:p>
          </table:table-cell>
          <table:table-cell table:style-name="ce21" table:formula="of:=INFO.OBBA.OBBA.OBMAKE(&quot;date-&quot;&amp;COLUMN()&amp;&quot;-&quot;&amp;ROW();&quot;Date&quot;;[.E218])" office:value-type="string" office:string-value="date-7-218 &#10;[99021]">
            <text:p>date-7-218 <text:line-break/>[99021]</text:p>
          </table:table-cell>
          <table:table-cell table:style-name="ce21" table:formula="of:=INFO.OBBA.OBBA.OBMAKE(&quot;date-&quot;&amp;COLUMN()&amp;&quot;-&quot;&amp;ROW();&quot;Date&quot;;[.F218])" office:value-type="string" office:string-value="date-8-218 &#10;[99018]">
            <text:p>date-8-218 <text:line-break/>[9901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18])" office:value-type="string" office:string-value="cal-9-218 &#10;[99022]">
            <text:p>cal-9-218 <text:line-break/>[9902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18])" office:value-type="string" office:string-value="cal-10-218 &#10;[99019]">
            <text:p>cal-10-218 <text:line-break/>[99019]</text:p>
          </table:table-cell>
          <table:table-cell/>
          <table:table-cell table:formula="of:=INFO.OBBA.OBBA.OBGET(INFO.OBBA.OBBA.OBCALL(&quot;&quot;;[.$B$15];&quot;getDaycountFraction&quot;;[.I218];[.J218]))" office:value-type="float" office:value="4.01388888888889">
            <text:p>4,014</text:p>
          </table:table-cell>
          <table:table-cell table:style-name="ce35" table:formula="of:=(YEARFRAC([.E218];[.F218];[.$C$9]))" office:value-type="float" office:value="4.01388888888889">
            <text:p>4,014</text:p>
          </table:table-cell>
          <table:table-cell table:formula="of:=ABS([.L218])-[.M21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5-09-29">
            <text:p>29.09.2025</text:p>
          </table:table-cell>
          <table:table-cell table:style-name="ce22" table:formula="of:=[.$C$11]+INT(RAND()*([.$C$12]-[.$C$11]))" office:value-type="date" office:date-value="2007-02-09">
            <text:p>09.02.2007</text:p>
          </table:table-cell>
          <table:table-cell table:style-name="ce21" table:formula="of:=INFO.OBBA.OBBA.OBMAKE(&quot;date-&quot;&amp;COLUMN()&amp;&quot;-&quot;&amp;ROW();&quot;Date&quot;;[.E219])" office:value-type="string" office:string-value="date-7-219 &#10;[99028]">
            <text:p>date-7-219 <text:line-break/>[99028]</text:p>
          </table:table-cell>
          <table:table-cell table:style-name="ce21" table:formula="of:=INFO.OBBA.OBBA.OBMAKE(&quot;date-&quot;&amp;COLUMN()&amp;&quot;-&quot;&amp;ROW();&quot;Date&quot;;[.F219])" office:value-type="string" office:string-value="date-8-219 &#10;[99025]">
            <text:p>date-8-219 <text:line-break/>[9902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19])" office:value-type="string" office:string-value="cal-9-219 &#10;[99029]">
            <text:p>cal-9-219 <text:line-break/>[9902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19])" office:value-type="string" office:string-value="cal-10-219 &#10;[99026]">
            <text:p>cal-10-219 <text:line-break/>[99026]</text:p>
          </table:table-cell>
          <table:table-cell/>
          <table:table-cell table:formula="of:=INFO.OBBA.OBBA.OBGET(INFO.OBBA.OBBA.OBCALL(&quot;&quot;;[.$B$15];&quot;getDaycountFraction&quot;;[.I219];[.J219]))" office:value-type="float" office:value="-18.9083333333333">
            <text:p>-18,908</text:p>
          </table:table-cell>
          <table:table-cell table:style-name="ce35" table:formula="of:=(YEARFRAC([.E219];[.F219];[.$C$9]))" office:value-type="float" office:value="18.9083333333333">
            <text:p>18,908</text:p>
          </table:table-cell>
          <table:table-cell table:formula="of:=ABS([.L219])-[.M21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3-01-24">
            <text:p>24.01.2013</text:p>
          </table:table-cell>
          <table:table-cell table:style-name="ce22" table:formula="of:=[.$C$11]+INT(RAND()*([.$C$12]-[.$C$11]))" office:value-type="date" office:date-value="2021-02-13">
            <text:p>13.02.2021</text:p>
          </table:table-cell>
          <table:table-cell table:style-name="ce21" table:formula="of:=INFO.OBBA.OBBA.OBMAKE(&quot;date-&quot;&amp;COLUMN()&amp;&quot;-&quot;&amp;ROW();&quot;Date&quot;;[.E220])" office:value-type="string" office:string-value="date-7-220 &#10;[99035]">
            <text:p>date-7-220 <text:line-break/>[99035]</text:p>
          </table:table-cell>
          <table:table-cell table:style-name="ce21" table:formula="of:=INFO.OBBA.OBBA.OBMAKE(&quot;date-&quot;&amp;COLUMN()&amp;&quot;-&quot;&amp;ROW();&quot;Date&quot;;[.F220])" office:value-type="string" office:string-value="date-8-220 &#10;[99032]">
            <text:p>date-8-220 <text:line-break/>[9903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20])" office:value-type="string" office:string-value="cal-9-220 &#10;[99036]">
            <text:p>cal-9-220 <text:line-break/>[9903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20])" office:value-type="string" office:string-value="cal-10-220 &#10;[99033]">
            <text:p>cal-10-220 <text:line-break/>[99033]</text:p>
          </table:table-cell>
          <table:table-cell/>
          <table:table-cell table:formula="of:=INFO.OBBA.OBBA.OBGET(INFO.OBBA.OBBA.OBCALL(&quot;&quot;;[.$B$15];&quot;getDaycountFraction&quot;;[.I220];[.J220]))" office:value-type="float" office:value="8.17222222222222">
            <text:p>8,172</text:p>
          </table:table-cell>
          <table:table-cell table:style-name="ce35" table:formula="of:=(YEARFRAC([.E220];[.F220];[.$C$9]))" office:value-type="float" office:value="8.17222222222222">
            <text:p>8,172</text:p>
          </table:table-cell>
          <table:table-cell table:formula="of:=ABS([.L220])-[.M22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3-11-10">
            <text:p>10.11.2023</text:p>
          </table:table-cell>
          <table:table-cell table:style-name="ce22" table:formula="of:=[.$C$11]+INT(RAND()*([.$C$12]-[.$C$11]))" office:value-type="date" office:date-value="1984-11-11">
            <text:p>11.11.1984</text:p>
          </table:table-cell>
          <table:table-cell table:style-name="ce21" table:formula="of:=INFO.OBBA.OBBA.OBMAKE(&quot;date-&quot;&amp;COLUMN()&amp;&quot;-&quot;&amp;ROW();&quot;Date&quot;;[.E221])" office:value-type="string" office:string-value="date-7-221 &#10;[99042]">
            <text:p>date-7-221 <text:line-break/>[99042]</text:p>
          </table:table-cell>
          <table:table-cell table:style-name="ce21" table:formula="of:=INFO.OBBA.OBBA.OBMAKE(&quot;date-&quot;&amp;COLUMN()&amp;&quot;-&quot;&amp;ROW();&quot;Date&quot;;[.F221])" office:value-type="string" office:string-value="date-8-221 &#10;[99039]">
            <text:p>date-8-221 <text:line-break/>[9903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21])" office:value-type="string" office:string-value="cal-9-221 &#10;[99043]">
            <text:p>cal-9-221 <text:line-break/>[9904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21])" office:value-type="string" office:string-value="cal-10-221 &#10;[99040]">
            <text:p>cal-10-221 <text:line-break/>[99040]</text:p>
          </table:table-cell>
          <table:table-cell/>
          <table:table-cell table:formula="of:=INFO.OBBA.OBBA.OBGET(INFO.OBBA.OBBA.OBCALL(&quot;&quot;;[.$B$15];&quot;getDaycountFraction&quot;;[.I221];[.J221]))" office:value-type="float" office:value="-39.5638888888889">
            <text:p>-39,564</text:p>
          </table:table-cell>
          <table:table-cell table:style-name="ce35" table:formula="of:=(YEARFRAC([.E221];[.F221];[.$C$9]))" office:value-type="float" office:value="39.5638888888889">
            <text:p>39,564</text:p>
          </table:table-cell>
          <table:table-cell table:formula="of:=ABS([.L221])-[.M22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3-05-10">
            <text:p>10.05.2023</text:p>
          </table:table-cell>
          <table:table-cell table:style-name="ce22" table:formula="of:=[.$C$11]+INT(RAND()*([.$C$12]-[.$C$11]))" office:value-type="date" office:date-value="2007-02-09">
            <text:p>09.02.2007</text:p>
          </table:table-cell>
          <table:table-cell table:style-name="ce21" table:formula="of:=INFO.OBBA.OBBA.OBMAKE(&quot;date-&quot;&amp;COLUMN()&amp;&quot;-&quot;&amp;ROW();&quot;Date&quot;;[.E222])" office:value-type="string" office:string-value="date-7-222 &#10;[99049]">
            <text:p>date-7-222 <text:line-break/>[99049]</text:p>
          </table:table-cell>
          <table:table-cell table:style-name="ce21" table:formula="of:=INFO.OBBA.OBBA.OBMAKE(&quot;date-&quot;&amp;COLUMN()&amp;&quot;-&quot;&amp;ROW();&quot;Date&quot;;[.F222])" office:value-type="string" office:string-value="date-8-222 &#10;[99046]">
            <text:p>date-8-222 <text:line-break/>[9904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22])" office:value-type="string" office:string-value="cal-9-222 &#10;[99050]">
            <text:p>cal-9-222 <text:line-break/>[9905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22])" office:value-type="string" office:string-value="cal-10-222 &#10;[99047]">
            <text:p>cal-10-222 <text:line-break/>[99047]</text:p>
          </table:table-cell>
          <table:table-cell/>
          <table:table-cell table:formula="of:=INFO.OBBA.OBBA.OBGET(INFO.OBBA.OBBA.OBCALL(&quot;&quot;;[.$B$15];&quot;getDaycountFraction&quot;;[.I222];[.J222]))" office:value-type="float" office:value="-16.4833333333333">
            <text:p>-16,483</text:p>
          </table:table-cell>
          <table:table-cell table:style-name="ce35" table:formula="of:=(YEARFRAC([.E222];[.F222];[.$C$9]))" office:value-type="float" office:value="16.4833333333333">
            <text:p>16,483</text:p>
          </table:table-cell>
          <table:table-cell table:formula="of:=ABS([.L222])-[.M22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7-04-17">
            <text:p>17.04.2007</text:p>
          </table:table-cell>
          <table:table-cell table:style-name="ce22" table:formula="of:=[.$C$11]+INT(RAND()*([.$C$12]-[.$C$11]))" office:value-type="date" office:date-value="1987-07-01">
            <text:p>01.07.1987</text:p>
          </table:table-cell>
          <table:table-cell table:style-name="ce21" table:formula="of:=INFO.OBBA.OBBA.OBMAKE(&quot;date-&quot;&amp;COLUMN()&amp;&quot;-&quot;&amp;ROW();&quot;Date&quot;;[.E223])" office:value-type="string" office:string-value="date-7-223 &#10;[99056]">
            <text:p>date-7-223 <text:line-break/>[99056]</text:p>
          </table:table-cell>
          <table:table-cell table:style-name="ce21" table:formula="of:=INFO.OBBA.OBBA.OBMAKE(&quot;date-&quot;&amp;COLUMN()&amp;&quot;-&quot;&amp;ROW();&quot;Date&quot;;[.F223])" office:value-type="string" office:string-value="date-8-223 &#10;[99053]">
            <text:p>date-8-223 <text:line-break/>[9905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23])" office:value-type="string" office:string-value="cal-9-223 &#10;[99057]">
            <text:p>cal-9-223 <text:line-break/>[9905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23])" office:value-type="string" office:string-value="cal-10-223 &#10;[99054]">
            <text:p>cal-10-223 <text:line-break/>[99054]</text:p>
          </table:table-cell>
          <table:table-cell/>
          <table:table-cell table:formula="of:=INFO.OBBA.OBBA.OBGET(INFO.OBBA.OBBA.OBCALL(&quot;&quot;;[.$B$15];&quot;getDaycountFraction&quot;;[.I223];[.J223]))" office:value-type="float" office:value="-20.0833333333333">
            <text:p>-20,083</text:p>
          </table:table-cell>
          <table:table-cell table:style-name="ce35" table:formula="of:=(YEARFRAC([.E223];[.F223];[.$C$9]))" office:value-type="float" office:value="20.0833333333333">
            <text:p>20,083</text:p>
          </table:table-cell>
          <table:table-cell table:formula="of:=ABS([.L223])-[.M22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2-03-06">
            <text:p>06.03.2002</text:p>
          </table:table-cell>
          <table:table-cell table:style-name="ce22" table:formula="of:=[.$C$11]+INT(RAND()*([.$C$12]-[.$C$11]))" office:value-type="date" office:date-value="1998-02-04">
            <text:p>04.02.1998</text:p>
          </table:table-cell>
          <table:table-cell table:style-name="ce21" table:formula="of:=INFO.OBBA.OBBA.OBMAKE(&quot;date-&quot;&amp;COLUMN()&amp;&quot;-&quot;&amp;ROW();&quot;Date&quot;;[.E224])" office:value-type="string" office:string-value="date-7-224 &#10;[99063]">
            <text:p>date-7-224 <text:line-break/>[99063]</text:p>
          </table:table-cell>
          <table:table-cell table:style-name="ce21" table:formula="of:=INFO.OBBA.OBBA.OBMAKE(&quot;date-&quot;&amp;COLUMN()&amp;&quot;-&quot;&amp;ROW();&quot;Date&quot;;[.F224])" office:value-type="string" office:string-value="date-8-224 &#10;[99060]">
            <text:p>date-8-224 <text:line-break/>[9906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24])" office:value-type="string" office:string-value="cal-9-224 &#10;[99064]">
            <text:p>cal-9-224 <text:line-break/>[9906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24])" office:value-type="string" office:string-value="cal-10-224 &#10;[99061]">
            <text:p>cal-10-224 <text:line-break/>[99061]</text:p>
          </table:table-cell>
          <table:table-cell/>
          <table:table-cell table:formula="of:=INFO.OBBA.OBBA.OBGET(INFO.OBBA.OBBA.OBCALL(&quot;&quot;;[.$B$15];&quot;getDaycountFraction&quot;;[.I224];[.J224]))" office:value-type="float" office:value="-4.14166666666667">
            <text:p>-4,142</text:p>
          </table:table-cell>
          <table:table-cell table:style-name="ce35" table:formula="of:=(YEARFRAC([.E224];[.F224];[.$C$9]))" office:value-type="float" office:value="4.14166666666667">
            <text:p>4,142</text:p>
          </table:table-cell>
          <table:table-cell table:formula="of:=ABS([.L224])-[.M22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5-08-30">
            <text:p>30.08.1995</text:p>
          </table:table-cell>
          <table:table-cell table:style-name="ce22" table:formula="of:=[.$C$11]+INT(RAND()*([.$C$12]-[.$C$11]))" office:value-type="date" office:date-value="2025-05-18">
            <text:p>18.05.2025</text:p>
          </table:table-cell>
          <table:table-cell table:style-name="ce21" table:formula="of:=INFO.OBBA.OBBA.OBMAKE(&quot;date-&quot;&amp;COLUMN()&amp;&quot;-&quot;&amp;ROW();&quot;Date&quot;;[.E225])" office:value-type="string" office:string-value="date-7-225 &#10;[99070]">
            <text:p>date-7-225 <text:line-break/>[99070]</text:p>
          </table:table-cell>
          <table:table-cell table:style-name="ce21" table:formula="of:=INFO.OBBA.OBBA.OBMAKE(&quot;date-&quot;&amp;COLUMN()&amp;&quot;-&quot;&amp;ROW();&quot;Date&quot;;[.F225])" office:value-type="string" office:string-value="date-8-225 &#10;[99067]">
            <text:p>date-8-225 <text:line-break/>[9906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25])" office:value-type="string" office:string-value="cal-9-225 &#10;[99071]">
            <text:p>cal-9-225 <text:line-break/>[9907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25])" office:value-type="string" office:string-value="cal-10-225 &#10;[99068]">
            <text:p>cal-10-225 <text:line-break/>[99068]</text:p>
          </table:table-cell>
          <table:table-cell/>
          <table:table-cell table:formula="of:=INFO.OBBA.OBBA.OBGET(INFO.OBBA.OBBA.OBCALL(&quot;&quot;;[.$B$15];&quot;getDaycountFraction&quot;;[.I225];[.J225]))" office:value-type="float" office:value="30.15">
            <text:p>30,150</text:p>
          </table:table-cell>
          <table:table-cell table:style-name="ce35" table:formula="of:=(YEARFRAC([.E225];[.F225];[.$C$9]))" office:value-type="float" office:value="30.15">
            <text:p>30,150</text:p>
          </table:table-cell>
          <table:table-cell table:formula="of:=ABS([.L225])-[.M22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7-12-15">
            <text:p>15.12.1997</text:p>
          </table:table-cell>
          <table:table-cell table:style-name="ce22" table:formula="of:=[.$C$11]+INT(RAND()*([.$C$12]-[.$C$11]))" office:value-type="date" office:date-value="2008-12-02">
            <text:p>02.12.2008</text:p>
          </table:table-cell>
          <table:table-cell table:style-name="ce21" table:formula="of:=INFO.OBBA.OBBA.OBMAKE(&quot;date-&quot;&amp;COLUMN()&amp;&quot;-&quot;&amp;ROW();&quot;Date&quot;;[.E226])" office:value-type="string" office:string-value="date-7-226 &#10;[99077]">
            <text:p>date-7-226 <text:line-break/>[99077]</text:p>
          </table:table-cell>
          <table:table-cell table:style-name="ce21" table:formula="of:=INFO.OBBA.OBBA.OBMAKE(&quot;date-&quot;&amp;COLUMN()&amp;&quot;-&quot;&amp;ROW();&quot;Date&quot;;[.F226])" office:value-type="string" office:string-value="date-8-226 &#10;[99074]">
            <text:p>date-8-226 <text:line-break/>[9907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26])" office:value-type="string" office:string-value="cal-9-226 &#10;[99078]">
            <text:p>cal-9-226 <text:line-break/>[9907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26])" office:value-type="string" office:string-value="cal-10-226 &#10;[99075]">
            <text:p>cal-10-226 <text:line-break/>[99075]</text:p>
          </table:table-cell>
          <table:table-cell/>
          <table:table-cell table:formula="of:=INFO.OBBA.OBBA.OBGET(INFO.OBBA.OBBA.OBCALL(&quot;&quot;;[.$B$15];&quot;getDaycountFraction&quot;;[.I226];[.J226]))" office:value-type="float" office:value="11.125">
            <text:p>11,125</text:p>
          </table:table-cell>
          <table:table-cell table:style-name="ce35" table:formula="of:=(YEARFRAC([.E226];[.F226];[.$C$9]))" office:value-type="float" office:value="11.125">
            <text:p>11,125</text:p>
          </table:table-cell>
          <table:table-cell table:formula="of:=ABS([.L226])-[.M22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7-11-05">
            <text:p>05.11.2017</text:p>
          </table:table-cell>
          <table:table-cell table:style-name="ce22" table:formula="of:=[.$C$11]+INT(RAND()*([.$C$12]-[.$C$11]))" office:value-type="date" office:date-value="2010-06-17">
            <text:p>17.06.2010</text:p>
          </table:table-cell>
          <table:table-cell table:style-name="ce21" table:formula="of:=INFO.OBBA.OBBA.OBMAKE(&quot;date-&quot;&amp;COLUMN()&amp;&quot;-&quot;&amp;ROW();&quot;Date&quot;;[.E227])" office:value-type="string" office:string-value="date-7-227 &#10;[99084]">
            <text:p>date-7-227 <text:line-break/>[99084]</text:p>
          </table:table-cell>
          <table:table-cell table:style-name="ce21" table:formula="of:=INFO.OBBA.OBBA.OBMAKE(&quot;date-&quot;&amp;COLUMN()&amp;&quot;-&quot;&amp;ROW();&quot;Date&quot;;[.F227])" office:value-type="string" office:string-value="date-8-227 &#10;[99081]">
            <text:p>date-8-227 <text:line-break/>[9908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27])" office:value-type="string" office:string-value="cal-9-227 &#10;[99085]">
            <text:p>cal-9-227 <text:line-break/>[9908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27])" office:value-type="string" office:string-value="cal-10-227 &#10;[99082]">
            <text:p>cal-10-227 <text:line-break/>[99082]</text:p>
          </table:table-cell>
          <table:table-cell/>
          <table:table-cell table:formula="of:=INFO.OBBA.OBBA.OBGET(INFO.OBBA.OBBA.OBCALL(&quot;&quot;;[.$B$15];&quot;getDaycountFraction&quot;;[.I227];[.J227]))" office:value-type="float" office:value="-7.49444444444444">
            <text:p>-7,494</text:p>
          </table:table-cell>
          <table:table-cell table:style-name="ce35" table:formula="of:=(YEARFRAC([.E227];[.F227];[.$C$9]))" office:value-type="float" office:value="7.49444444444444">
            <text:p>7,494</text:p>
          </table:table-cell>
          <table:table-cell table:formula="of:=ABS([.L227])-[.M22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6-07-22">
            <text:p>22.07.2026</text:p>
          </table:table-cell>
          <table:table-cell table:style-name="ce22" table:formula="of:=[.$C$11]+INT(RAND()*([.$C$12]-[.$C$11]))" office:value-type="date" office:date-value="1991-11-16">
            <text:p>16.11.1991</text:p>
          </table:table-cell>
          <table:table-cell table:style-name="ce21" table:formula="of:=INFO.OBBA.OBBA.OBMAKE(&quot;date-&quot;&amp;COLUMN()&amp;&quot;-&quot;&amp;ROW();&quot;Date&quot;;[.E228])" office:value-type="string" office:string-value="date-7-228 &#10;[99091]">
            <text:p>date-7-228 <text:line-break/>[99091]</text:p>
          </table:table-cell>
          <table:table-cell table:style-name="ce21" table:formula="of:=INFO.OBBA.OBBA.OBMAKE(&quot;date-&quot;&amp;COLUMN()&amp;&quot;-&quot;&amp;ROW();&quot;Date&quot;;[.F228])" office:value-type="string" office:string-value="date-8-228 &#10;[99088]">
            <text:p>date-8-228 <text:line-break/>[9908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28])" office:value-type="string" office:string-value="cal-9-228 &#10;[99092]">
            <text:p>cal-9-228 <text:line-break/>[9909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28])" office:value-type="string" office:string-value="cal-10-228 &#10;[99089]">
            <text:p>cal-10-228 <text:line-break/>[99089]</text:p>
          </table:table-cell>
          <table:table-cell/>
          <table:table-cell table:formula="of:=INFO.OBBA.OBBA.OBGET(INFO.OBBA.OBBA.OBCALL(&quot;&quot;;[.$B$15];&quot;getDaycountFraction&quot;;[.I228];[.J228]))" office:value-type="float" office:value="-35.1861111111111">
            <text:p>-35,186</text:p>
          </table:table-cell>
          <table:table-cell table:style-name="ce35" table:formula="of:=(YEARFRAC([.E228];[.F228];[.$C$9]))" office:value-type="float" office:value="35.1861111111111">
            <text:p>35,186</text:p>
          </table:table-cell>
          <table:table-cell table:formula="of:=ABS([.L228])-[.M22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7-11-29">
            <text:p>29.11.2027</text:p>
          </table:table-cell>
          <table:table-cell table:style-name="ce22" table:formula="of:=[.$C$11]+INT(RAND()*([.$C$12]-[.$C$11]))" office:value-type="date" office:date-value="1981-01-08">
            <text:p>08.01.1981</text:p>
          </table:table-cell>
          <table:table-cell table:style-name="ce21" table:formula="of:=INFO.OBBA.OBBA.OBMAKE(&quot;date-&quot;&amp;COLUMN()&amp;&quot;-&quot;&amp;ROW();&quot;Date&quot;;[.E229])" office:value-type="string" office:string-value="date-7-229 &#10;[99098]">
            <text:p>date-7-229 <text:line-break/>[99098]</text:p>
          </table:table-cell>
          <table:table-cell table:style-name="ce21" table:formula="of:=INFO.OBBA.OBBA.OBMAKE(&quot;date-&quot;&amp;COLUMN()&amp;&quot;-&quot;&amp;ROW();&quot;Date&quot;;[.F229])" office:value-type="string" office:string-value="date-8-229 &#10;[99095]">
            <text:p>date-8-229 <text:line-break/>[9909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29])" office:value-type="string" office:string-value="cal-9-229 &#10;[99099]">
            <text:p>cal-9-229 <text:line-break/>[9909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29])" office:value-type="string" office:string-value="cal-10-229 &#10;[99096]">
            <text:p>cal-10-229 <text:line-break/>[99096]</text:p>
          </table:table-cell>
          <table:table-cell/>
          <table:table-cell table:formula="of:=INFO.OBBA.OBBA.OBGET(INFO.OBBA.OBBA.OBCALL(&quot;&quot;;[.$B$15];&quot;getDaycountFraction&quot;;[.I229];[.J229]))" office:value-type="float" office:value="-47.5722222222222">
            <text:p>-47,572</text:p>
          </table:table-cell>
          <table:table-cell table:style-name="ce35" table:formula="of:=(YEARFRAC([.E229];[.F229];[.$C$9]))" office:value-type="float" office:value="47.5722222222222">
            <text:p>47,572</text:p>
          </table:table-cell>
          <table:table-cell table:formula="of:=ABS([.L229])-[.M22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1-12-23">
            <text:p>23.12.1981</text:p>
          </table:table-cell>
          <table:table-cell table:style-name="ce22" table:formula="of:=[.$C$11]+INT(RAND()*([.$C$12]-[.$C$11]))" office:value-type="date" office:date-value="2027-04-14">
            <text:p>14.04.2027</text:p>
          </table:table-cell>
          <table:table-cell table:style-name="ce21" table:formula="of:=INFO.OBBA.OBBA.OBMAKE(&quot;date-&quot;&amp;COLUMN()&amp;&quot;-&quot;&amp;ROW();&quot;Date&quot;;[.E230])" office:value-type="string" office:string-value="date-7-230 &#10;[99105]">
            <text:p>date-7-230 <text:line-break/>[99105]</text:p>
          </table:table-cell>
          <table:table-cell table:style-name="ce21" table:formula="of:=INFO.OBBA.OBBA.OBMAKE(&quot;date-&quot;&amp;COLUMN()&amp;&quot;-&quot;&amp;ROW();&quot;Date&quot;;[.F230])" office:value-type="string" office:string-value="date-8-230 &#10;[99102]">
            <text:p>date-8-230 <text:line-break/>[9910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30])" office:value-type="string" office:string-value="cal-9-230 &#10;[99106]">
            <text:p>cal-9-230 <text:line-break/>[9910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30])" office:value-type="string" office:string-value="cal-10-230 &#10;[99103]">
            <text:p>cal-10-230 <text:line-break/>[99103]</text:p>
          </table:table-cell>
          <table:table-cell/>
          <table:table-cell table:formula="of:=INFO.OBBA.OBBA.OBGET(INFO.OBBA.OBBA.OBCALL(&quot;&quot;;[.$B$15];&quot;getDaycountFraction&quot;;[.I230];[.J230]))" office:value-type="float" office:value="45.9666666666667">
            <text:p>45,967</text:p>
          </table:table-cell>
          <table:table-cell table:style-name="ce35" table:formula="of:=(YEARFRAC([.E230];[.F230];[.$C$9]))" office:value-type="float" office:value="45.9666666666667">
            <text:p>45,967</text:p>
          </table:table-cell>
          <table:table-cell table:formula="of:=ABS([.L230])-[.M23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0-05-07">
            <text:p>07.05.1990</text:p>
          </table:table-cell>
          <table:table-cell table:style-name="ce22" table:formula="of:=[.$C$11]+INT(RAND()*([.$C$12]-[.$C$11]))" office:value-type="date" office:date-value="1987-01-10">
            <text:p>10.01.1987</text:p>
          </table:table-cell>
          <table:table-cell table:style-name="ce21" table:formula="of:=INFO.OBBA.OBBA.OBMAKE(&quot;date-&quot;&amp;COLUMN()&amp;&quot;-&quot;&amp;ROW();&quot;Date&quot;;[.E231])" office:value-type="string" office:string-value="date-7-231 &#10;[99112]">
            <text:p>date-7-231 <text:line-break/>[99112]</text:p>
          </table:table-cell>
          <table:table-cell table:style-name="ce21" table:formula="of:=INFO.OBBA.OBBA.OBMAKE(&quot;date-&quot;&amp;COLUMN()&amp;&quot;-&quot;&amp;ROW();&quot;Date&quot;;[.F231])" office:value-type="string" office:string-value="date-8-231 &#10;[99109]">
            <text:p>date-8-231 <text:line-break/>[9910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31])" office:value-type="string" office:string-value="cal-9-231 &#10;[99113]">
            <text:p>cal-9-231 <text:line-break/>[9911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31])" office:value-type="string" office:string-value="cal-10-231 &#10;[99110]">
            <text:p>cal-10-231 <text:line-break/>[99110]</text:p>
          </table:table-cell>
          <table:table-cell/>
          <table:table-cell table:formula="of:=INFO.OBBA.OBBA.OBGET(INFO.OBBA.OBBA.OBCALL(&quot;&quot;;[.$B$15];&quot;getDaycountFraction&quot;;[.I231];[.J231]))" office:value-type="float" office:value="-3.36944444444444">
            <text:p>-3,369</text:p>
          </table:table-cell>
          <table:table-cell table:style-name="ce35" table:formula="of:=(YEARFRAC([.E231];[.F231];[.$C$9]))" office:value-type="float" office:value="3.36944444444444">
            <text:p>3,369</text:p>
          </table:table-cell>
          <table:table-cell table:formula="of:=ABS([.L231])-[.M23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0-07-10">
            <text:p>10.07.2010</text:p>
          </table:table-cell>
          <table:table-cell table:style-name="ce22" table:formula="of:=[.$C$11]+INT(RAND()*([.$C$12]-[.$C$11]))" office:value-type="date" office:date-value="1993-02-09">
            <text:p>09.02.1993</text:p>
          </table:table-cell>
          <table:table-cell table:style-name="ce21" table:formula="of:=INFO.OBBA.OBBA.OBMAKE(&quot;date-&quot;&amp;COLUMN()&amp;&quot;-&quot;&amp;ROW();&quot;Date&quot;;[.E232])" office:value-type="string" office:string-value="date-7-232 &#10;[99119]">
            <text:p>date-7-232 <text:line-break/>[99119]</text:p>
          </table:table-cell>
          <table:table-cell table:style-name="ce21" table:formula="of:=INFO.OBBA.OBBA.OBMAKE(&quot;date-&quot;&amp;COLUMN()&amp;&quot;-&quot;&amp;ROW();&quot;Date&quot;;[.F232])" office:value-type="string" office:string-value="date-8-232 &#10;[99116]">
            <text:p>date-8-232 <text:line-break/>[9911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32])" office:value-type="string" office:string-value="cal-9-232 &#10;[99120]">
            <text:p>cal-9-232 <text:line-break/>[9912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32])" office:value-type="string" office:string-value="cal-10-232 &#10;[99117]">
            <text:p>cal-10-232 <text:line-break/>[99117]</text:p>
          </table:table-cell>
          <table:table-cell/>
          <table:table-cell table:formula="of:=INFO.OBBA.OBBA.OBGET(INFO.OBBA.OBBA.OBCALL(&quot;&quot;;[.$B$15];&quot;getDaycountFraction&quot;;[.I232];[.J232]))" office:value-type="float" office:value="-17.6666666666667">
            <text:p>-17,667</text:p>
          </table:table-cell>
          <table:table-cell table:style-name="ce35" table:formula="of:=(YEARFRAC([.E232];[.F232];[.$C$9]))" office:value-type="float" office:value="17.6666666666667">
            <text:p>17,667</text:p>
          </table:table-cell>
          <table:table-cell table:formula="of:=ABS([.L232])-[.M23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2-09-07">
            <text:p>07.09.1982</text:p>
          </table:table-cell>
          <table:table-cell table:style-name="ce22" table:formula="of:=[.$C$11]+INT(RAND()*([.$C$12]-[.$C$11]))" office:value-type="date" office:date-value="2001-06-07">
            <text:p>07.06.2001</text:p>
          </table:table-cell>
          <table:table-cell table:style-name="ce21" table:formula="of:=INFO.OBBA.OBBA.OBMAKE(&quot;date-&quot;&amp;COLUMN()&amp;&quot;-&quot;&amp;ROW();&quot;Date&quot;;[.E233])" office:value-type="string" office:string-value="date-7-233 &#10;[99126]">
            <text:p>date-7-233 <text:line-break/>[99126]</text:p>
          </table:table-cell>
          <table:table-cell table:style-name="ce21" table:formula="of:=INFO.OBBA.OBBA.OBMAKE(&quot;date-&quot;&amp;COLUMN()&amp;&quot;-&quot;&amp;ROW();&quot;Date&quot;;[.F233])" office:value-type="string" office:string-value="date-8-233 &#10;[99123]">
            <text:p>date-8-233 <text:line-break/>[9912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33])" office:value-type="string" office:string-value="cal-9-233 &#10;[99127]">
            <text:p>cal-9-233 <text:line-break/>[9912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33])" office:value-type="string" office:string-value="cal-10-233 &#10;[99124]">
            <text:p>cal-10-233 <text:line-break/>[99124]</text:p>
          </table:table-cell>
          <table:table-cell/>
          <table:table-cell table:formula="of:=INFO.OBBA.OBBA.OBGET(INFO.OBBA.OBBA.OBCALL(&quot;&quot;;[.$B$15];&quot;getDaycountFraction&quot;;[.I233];[.J233]))" office:value-type="float" office:value="19.0222222222222">
            <text:p>19,022</text:p>
          </table:table-cell>
          <table:table-cell table:style-name="ce35" table:formula="of:=(YEARFRAC([.E233];[.F233];[.$C$9]))" office:value-type="float" office:value="19.0222222222222">
            <text:p>19,022</text:p>
          </table:table-cell>
          <table:table-cell table:formula="of:=ABS([.L233])-[.M23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5-08-05">
            <text:p>05.08.1995</text:p>
          </table:table-cell>
          <table:table-cell table:style-name="ce22" table:formula="of:=[.$C$11]+INT(RAND()*([.$C$12]-[.$C$11]))" office:value-type="date" office:date-value="1990-05-18">
            <text:p>18.05.1990</text:p>
          </table:table-cell>
          <table:table-cell table:style-name="ce21" table:formula="of:=INFO.OBBA.OBBA.OBMAKE(&quot;date-&quot;&amp;COLUMN()&amp;&quot;-&quot;&amp;ROW();&quot;Date&quot;;[.E234])" office:value-type="string" office:string-value="date-7-234 &#10;[99133]">
            <text:p>date-7-234 <text:line-break/>[99133]</text:p>
          </table:table-cell>
          <table:table-cell table:style-name="ce21" table:formula="of:=INFO.OBBA.OBBA.OBMAKE(&quot;date-&quot;&amp;COLUMN()&amp;&quot;-&quot;&amp;ROW();&quot;Date&quot;;[.F234])" office:value-type="string" office:string-value="date-8-234 &#10;[99130]">
            <text:p>date-8-234 <text:line-break/>[9913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34])" office:value-type="string" office:string-value="cal-9-234 &#10;[99134]">
            <text:p>cal-9-234 <text:line-break/>[9913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34])" office:value-type="string" office:string-value="cal-10-234 &#10;[99131]">
            <text:p>cal-10-234 <text:line-break/>[99131]</text:p>
          </table:table-cell>
          <table:table-cell/>
          <table:table-cell table:formula="of:=INFO.OBBA.OBBA.OBGET(INFO.OBBA.OBBA.OBCALL(&quot;&quot;;[.$B$15];&quot;getDaycountFraction&quot;;[.I234];[.J234]))" office:value-type="float" office:value="-5.29166666666667">
            <text:p>-5,292</text:p>
          </table:table-cell>
          <table:table-cell table:style-name="ce35" table:formula="of:=(YEARFRAC([.E234];[.F234];[.$C$9]))" office:value-type="float" office:value="5.29166666666667">
            <text:p>5,292</text:p>
          </table:table-cell>
          <table:table-cell table:formula="of:=ABS([.L234])-[.M23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1-10-17">
            <text:p>17.10.2021</text:p>
          </table:table-cell>
          <table:table-cell table:style-name="ce22" table:formula="of:=[.$C$11]+INT(RAND()*([.$C$12]-[.$C$11]))" office:value-type="date" office:date-value="2028-07-20">
            <text:p>20.07.2028</text:p>
          </table:table-cell>
          <table:table-cell table:style-name="ce21" table:formula="of:=INFO.OBBA.OBBA.OBMAKE(&quot;date-&quot;&amp;COLUMN()&amp;&quot;-&quot;&amp;ROW();&quot;Date&quot;;[.E235])" office:value-type="string" office:string-value="date-7-235 &#10;[99140]">
            <text:p>date-7-235 <text:line-break/>[99140]</text:p>
          </table:table-cell>
          <table:table-cell table:style-name="ce21" table:formula="of:=INFO.OBBA.OBBA.OBMAKE(&quot;date-&quot;&amp;COLUMN()&amp;&quot;-&quot;&amp;ROW();&quot;Date&quot;;[.F235])" office:value-type="string" office:string-value="date-8-235 &#10;[99137]">
            <text:p>date-8-235 <text:line-break/>[9913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35])" office:value-type="string" office:string-value="cal-9-235 &#10;[99141]">
            <text:p>cal-9-235 <text:line-break/>[9914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35])" office:value-type="string" office:string-value="cal-10-235 &#10;[99138]">
            <text:p>cal-10-235 <text:line-break/>[99138]</text:p>
          </table:table-cell>
          <table:table-cell/>
          <table:table-cell table:formula="of:=INFO.OBBA.OBBA.OBGET(INFO.OBBA.OBBA.OBCALL(&quot;&quot;;[.$B$15];&quot;getDaycountFraction&quot;;[.I235];[.J235]))" office:value-type="float" office:value="6.85555555555556">
            <text:p>6,856</text:p>
          </table:table-cell>
          <table:table-cell table:style-name="ce35" table:formula="of:=(YEARFRAC([.E235];[.F235];[.$C$9]))" office:value-type="float" office:value="6.85555555555556">
            <text:p>6,856</text:p>
          </table:table-cell>
          <table:table-cell table:formula="of:=ABS([.L235])-[.M23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1-10-29">
            <text:p>29.10.2001</text:p>
          </table:table-cell>
          <table:table-cell table:style-name="ce22" table:formula="of:=[.$C$11]+INT(RAND()*([.$C$12]-[.$C$11]))" office:value-type="date" office:date-value="1990-07-30">
            <text:p>30.07.1990</text:p>
          </table:table-cell>
          <table:table-cell table:style-name="ce21" table:formula="of:=INFO.OBBA.OBBA.OBMAKE(&quot;date-&quot;&amp;COLUMN()&amp;&quot;-&quot;&amp;ROW();&quot;Date&quot;;[.E236])" office:value-type="string" office:string-value="date-7-236 &#10;[99147]">
            <text:p>date-7-236 <text:line-break/>[99147]</text:p>
          </table:table-cell>
          <table:table-cell table:style-name="ce21" table:formula="of:=INFO.OBBA.OBBA.OBMAKE(&quot;date-&quot;&amp;COLUMN()&amp;&quot;-&quot;&amp;ROW();&quot;Date&quot;;[.F236])" office:value-type="string" office:string-value="date-8-236 &#10;[99144]">
            <text:p>date-8-236 <text:line-break/>[9914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36])" office:value-type="string" office:string-value="cal-9-236 &#10;[99148]">
            <text:p>cal-9-236 <text:line-break/>[9914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36])" office:value-type="string" office:string-value="cal-10-236 &#10;[99145]">
            <text:p>cal-10-236 <text:line-break/>[99145]</text:p>
          </table:table-cell>
          <table:table-cell/>
          <table:table-cell table:formula="of:=INFO.OBBA.OBBA.OBGET(INFO.OBBA.OBBA.OBCALL(&quot;&quot;;[.$B$15];&quot;getDaycountFraction&quot;;[.I236];[.J236]))" office:value-type="float" office:value="-11.4138888888889">
            <text:p>-11,414</text:p>
          </table:table-cell>
          <table:table-cell table:style-name="ce35" table:formula="of:=(YEARFRAC([.E236];[.F236];[.$C$9]))" office:value-type="float" office:value="11.4138888888889">
            <text:p>11,414</text:p>
          </table:table-cell>
          <table:table-cell table:formula="of:=ABS([.L236])-[.M23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3-03-11">
            <text:p>11.03.2023</text:p>
          </table:table-cell>
          <table:table-cell table:style-name="ce22" table:formula="of:=[.$C$11]+INT(RAND()*([.$C$12]-[.$C$11]))" office:value-type="date" office:date-value="1983-08-18">
            <text:p>18.08.1983</text:p>
          </table:table-cell>
          <table:table-cell table:style-name="ce21" table:formula="of:=INFO.OBBA.OBBA.OBMAKE(&quot;date-&quot;&amp;COLUMN()&amp;&quot;-&quot;&amp;ROW();&quot;Date&quot;;[.E237])" office:value-type="string" office:string-value="date-7-237 &#10;[99154]">
            <text:p>date-7-237 <text:line-break/>[99154]</text:p>
          </table:table-cell>
          <table:table-cell table:style-name="ce21" table:formula="of:=INFO.OBBA.OBBA.OBMAKE(&quot;date-&quot;&amp;COLUMN()&amp;&quot;-&quot;&amp;ROW();&quot;Date&quot;;[.F237])" office:value-type="string" office:string-value="date-8-237 &#10;[99151]">
            <text:p>date-8-237 <text:line-break/>[9915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37])" office:value-type="string" office:string-value="cal-9-237 &#10;[99155]">
            <text:p>cal-9-237 <text:line-break/>[9915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37])" office:value-type="string" office:string-value="cal-10-237 &#10;[99152]">
            <text:p>cal-10-237 <text:line-break/>[99152]</text:p>
          </table:table-cell>
          <table:table-cell/>
          <table:table-cell table:formula="of:=INFO.OBBA.OBBA.OBGET(INFO.OBBA.OBBA.OBCALL(&quot;&quot;;[.$B$15];&quot;getDaycountFraction&quot;;[.I237];[.J237]))" office:value-type="float" office:value="-40.1388888888889">
            <text:p>-40,139</text:p>
          </table:table-cell>
          <table:table-cell table:style-name="ce35" table:formula="of:=(YEARFRAC([.E237];[.F237];[.$C$9]))" office:value-type="float" office:value="40.1388888888889">
            <text:p>40,139</text:p>
          </table:table-cell>
          <table:table-cell table:formula="of:=ABS([.L237])-[.M23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2-09-01">
            <text:p>01.09.1982</text:p>
          </table:table-cell>
          <table:table-cell table:style-name="ce22" table:formula="of:=[.$C$11]+INT(RAND()*([.$C$12]-[.$C$11]))" office:value-type="date" office:date-value="1993-05-31">
            <text:p>31.05.1993</text:p>
          </table:table-cell>
          <table:table-cell table:style-name="ce21" table:formula="of:=INFO.OBBA.OBBA.OBMAKE(&quot;date-&quot;&amp;COLUMN()&amp;&quot;-&quot;&amp;ROW();&quot;Date&quot;;[.E238])" office:value-type="string" office:string-value="date-7-238 &#10;[99161]">
            <text:p>date-7-238 <text:line-break/>[99161]</text:p>
          </table:table-cell>
          <table:table-cell table:style-name="ce21" table:formula="of:=INFO.OBBA.OBBA.OBMAKE(&quot;date-&quot;&amp;COLUMN()&amp;&quot;-&quot;&amp;ROW();&quot;Date&quot;;[.F238])" office:value-type="string" office:string-value="date-8-238 &#10;[99158]">
            <text:p>date-8-238 <text:line-break/>[9915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38])" office:value-type="string" office:string-value="cal-9-238 &#10;[99162]">
            <text:p>cal-9-238 <text:line-break/>[9916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38])" office:value-type="string" office:string-value="cal-10-238 &#10;[99159]">
            <text:p>cal-10-238 <text:line-break/>[99159]</text:p>
          </table:table-cell>
          <table:table-cell/>
          <table:table-cell table:formula="of:=INFO.OBBA.OBBA.OBGET(INFO.OBBA.OBBA.OBCALL(&quot;&quot;;[.$B$15];&quot;getDaycountFraction&quot;;[.I238];[.J238]))" office:value-type="float" office:value="10.9027777777778">
            <text:p>10,903</text:p>
          </table:table-cell>
          <table:table-cell table:style-name="ce35" table:formula="of:=(YEARFRAC([.E238];[.F238];[.$C$9]))" office:value-type="float" office:value="10.9027777777778">
            <text:p>10,903</text:p>
          </table:table-cell>
          <table:table-cell table:formula="of:=ABS([.L238])-[.M23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0-07-16">
            <text:p>16.07.1980</text:p>
          </table:table-cell>
          <table:table-cell table:style-name="ce22" table:formula="of:=[.$C$11]+INT(RAND()*([.$C$12]-[.$C$11]))" office:value-type="date" office:date-value="1993-02-13">
            <text:p>13.02.1993</text:p>
          </table:table-cell>
          <table:table-cell table:style-name="ce21" table:formula="of:=INFO.OBBA.OBBA.OBMAKE(&quot;date-&quot;&amp;COLUMN()&amp;&quot;-&quot;&amp;ROW();&quot;Date&quot;;[.E239])" office:value-type="string" office:string-value="date-7-239 &#10;[99168]">
            <text:p>date-7-239 <text:line-break/>[99168]</text:p>
          </table:table-cell>
          <table:table-cell table:style-name="ce21" table:formula="of:=INFO.OBBA.OBBA.OBMAKE(&quot;date-&quot;&amp;COLUMN()&amp;&quot;-&quot;&amp;ROW();&quot;Date&quot;;[.F239])" office:value-type="string" office:string-value="date-8-239 &#10;[99165]">
            <text:p>date-8-239 <text:line-break/>[9916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39])" office:value-type="string" office:string-value="cal-9-239 &#10;[99169]">
            <text:p>cal-9-239 <text:line-break/>[9916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39])" office:value-type="string" office:string-value="cal-10-239 &#10;[99166]">
            <text:p>cal-10-239 <text:line-break/>[99166]</text:p>
          </table:table-cell>
          <table:table-cell/>
          <table:table-cell table:formula="of:=INFO.OBBA.OBBA.OBGET(INFO.OBBA.OBBA.OBCALL(&quot;&quot;;[.$B$15];&quot;getDaycountFraction&quot;;[.I239];[.J239]))" office:value-type="float" office:value="12.7638888888889">
            <text:p>12,764</text:p>
          </table:table-cell>
          <table:table-cell table:style-name="ce35" table:formula="of:=(YEARFRAC([.E239];[.F239];[.$C$9]))" office:value-type="float" office:value="12.7638888888889">
            <text:p>12,764</text:p>
          </table:table-cell>
          <table:table-cell table:formula="of:=ABS([.L239])-[.M23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1-09-13">
            <text:p>13.09.2001</text:p>
          </table:table-cell>
          <table:table-cell table:style-name="ce22" table:formula="of:=[.$C$11]+INT(RAND()*([.$C$12]-[.$C$11]))" office:value-type="date" office:date-value="2026-11-24">
            <text:p>24.11.2026</text:p>
          </table:table-cell>
          <table:table-cell table:style-name="ce21" table:formula="of:=INFO.OBBA.OBBA.OBMAKE(&quot;date-&quot;&amp;COLUMN()&amp;&quot;-&quot;&amp;ROW();&quot;Date&quot;;[.E240])" office:value-type="string" office:string-value="date-7-240 &#10;[99175]">
            <text:p>date-7-240 <text:line-break/>[99175]</text:p>
          </table:table-cell>
          <table:table-cell table:style-name="ce21" table:formula="of:=INFO.OBBA.OBBA.OBMAKE(&quot;date-&quot;&amp;COLUMN()&amp;&quot;-&quot;&amp;ROW();&quot;Date&quot;;[.F240])" office:value-type="string" office:string-value="date-8-240 &#10;[99172]">
            <text:p>date-8-240 <text:line-break/>[9917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40])" office:value-type="string" office:string-value="cal-9-240 &#10;[99176]">
            <text:p>cal-9-240 <text:line-break/>[9917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40])" office:value-type="string" office:string-value="cal-10-240 &#10;[99173]">
            <text:p>cal-10-240 <text:line-break/>[99173]</text:p>
          </table:table-cell>
          <table:table-cell/>
          <table:table-cell table:formula="of:=INFO.OBBA.OBBA.OBGET(INFO.OBBA.OBBA.OBCALL(&quot;&quot;;[.$B$15];&quot;getDaycountFraction&quot;;[.I240];[.J240]))" office:value-type="float" office:value="25.5638888888889">
            <text:p>25,564</text:p>
          </table:table-cell>
          <table:table-cell table:style-name="ce35" table:formula="of:=(YEARFRAC([.E240];[.F240];[.$C$9]))" office:value-type="float" office:value="25.5638888888889">
            <text:p>25,564</text:p>
          </table:table-cell>
          <table:table-cell table:formula="of:=ABS([.L240])-[.M24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3-01-24">
            <text:p>24.01.2013</text:p>
          </table:table-cell>
          <table:table-cell table:style-name="ce22" table:formula="of:=[.$C$11]+INT(RAND()*([.$C$12]-[.$C$11]))" office:value-type="date" office:date-value="2012-05-20">
            <text:p>20.05.2012</text:p>
          </table:table-cell>
          <table:table-cell table:style-name="ce21" table:formula="of:=INFO.OBBA.OBBA.OBMAKE(&quot;date-&quot;&amp;COLUMN()&amp;&quot;-&quot;&amp;ROW();&quot;Date&quot;;[.E241])" office:value-type="string" office:string-value="date-7-241 &#10;[99182]">
            <text:p>date-7-241 <text:line-break/>[99182]</text:p>
          </table:table-cell>
          <table:table-cell table:style-name="ce21" table:formula="of:=INFO.OBBA.OBBA.OBMAKE(&quot;date-&quot;&amp;COLUMN()&amp;&quot;-&quot;&amp;ROW();&quot;Date&quot;;[.F241])" office:value-type="string" office:string-value="date-8-241 &#10;[99179]">
            <text:p>date-8-241 <text:line-break/>[9917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41])" office:value-type="string" office:string-value="cal-9-241 &#10;[99183]">
            <text:p>cal-9-241 <text:line-break/>[9918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41])" office:value-type="string" office:string-value="cal-10-241 &#10;[99180]">
            <text:p>cal-10-241 <text:line-break/>[99180]</text:p>
          </table:table-cell>
          <table:table-cell/>
          <table:table-cell table:formula="of:=INFO.OBBA.OBBA.OBGET(INFO.OBBA.OBBA.OBCALL(&quot;&quot;;[.$B$15];&quot;getDaycountFraction&quot;;[.I241];[.J241]))" office:value-type="float" office:value="-0.691666666666667">
            <text:p>-0,692</text:p>
          </table:table-cell>
          <table:table-cell table:style-name="ce35" table:formula="of:=(YEARFRAC([.E241];[.F241];[.$C$9]))" office:value-type="float" office:value="0.691666666666667">
            <text:p>0,692</text:p>
          </table:table-cell>
          <table:table-cell table:formula="of:=ABS([.L241])-[.M24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7-10-04">
            <text:p>04.10.1987</text:p>
          </table:table-cell>
          <table:table-cell table:style-name="ce22" table:formula="of:=[.$C$11]+INT(RAND()*([.$C$12]-[.$C$11]))" office:value-type="date" office:date-value="1981-11-18">
            <text:p>18.11.1981</text:p>
          </table:table-cell>
          <table:table-cell table:style-name="ce21" table:formula="of:=INFO.OBBA.OBBA.OBMAKE(&quot;date-&quot;&amp;COLUMN()&amp;&quot;-&quot;&amp;ROW();&quot;Date&quot;;[.E242])" office:value-type="string" office:string-value="date-7-242 &#10;[99189]">
            <text:p>date-7-242 <text:line-break/>[99189]</text:p>
          </table:table-cell>
          <table:table-cell table:style-name="ce21" table:formula="of:=INFO.OBBA.OBBA.OBMAKE(&quot;date-&quot;&amp;COLUMN()&amp;&quot;-&quot;&amp;ROW();&quot;Date&quot;;[.F242])" office:value-type="string" office:string-value="date-8-242 &#10;[99186]">
            <text:p>date-8-242 <text:line-break/>[9918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42])" office:value-type="string" office:string-value="cal-9-242 &#10;[99190]">
            <text:p>cal-9-242 <text:line-break/>[9919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42])" office:value-type="string" office:string-value="cal-10-242 &#10;[99187]">
            <text:p>cal-10-242 <text:line-break/>[99187]</text:p>
          </table:table-cell>
          <table:table-cell/>
          <table:table-cell table:formula="of:=INFO.OBBA.OBBA.OBGET(INFO.OBBA.OBBA.OBCALL(&quot;&quot;;[.$B$15];&quot;getDaycountFraction&quot;;[.I242];[.J242]))" office:value-type="float" office:value="-5.96111111111111">
            <text:p>-5,961</text:p>
          </table:table-cell>
          <table:table-cell table:style-name="ce35" table:formula="of:=(YEARFRAC([.E242];[.F242];[.$C$9]))" office:value-type="float" office:value="5.96111111111111">
            <text:p>5,961</text:p>
          </table:table-cell>
          <table:table-cell table:formula="of:=ABS([.L242])-[.M24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3-02-01">
            <text:p>01.02.1983</text:p>
          </table:table-cell>
          <table:table-cell table:style-name="ce22" table:formula="of:=[.$C$11]+INT(RAND()*([.$C$12]-[.$C$11]))" office:value-type="date" office:date-value="1989-04-27">
            <text:p>27.04.1989</text:p>
          </table:table-cell>
          <table:table-cell table:style-name="ce21" table:formula="of:=INFO.OBBA.OBBA.OBMAKE(&quot;date-&quot;&amp;COLUMN()&amp;&quot;-&quot;&amp;ROW();&quot;Date&quot;;[.E243])" office:value-type="string" office:string-value="date-7-243 &#10;[99196]">
            <text:p>date-7-243 <text:line-break/>[99196]</text:p>
          </table:table-cell>
          <table:table-cell table:style-name="ce21" table:formula="of:=INFO.OBBA.OBBA.OBMAKE(&quot;date-&quot;&amp;COLUMN()&amp;&quot;-&quot;&amp;ROW();&quot;Date&quot;;[.F243])" office:value-type="string" office:string-value="date-8-243 &#10;[99193]">
            <text:p>date-8-243 <text:line-break/>[9919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43])" office:value-type="string" office:string-value="cal-9-243 &#10;[99197]">
            <text:p>cal-9-243 <text:line-break/>[9919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43])" office:value-type="string" office:string-value="cal-10-243 &#10;[99194]">
            <text:p>cal-10-243 <text:line-break/>[99194]</text:p>
          </table:table-cell>
          <table:table-cell/>
          <table:table-cell table:formula="of:=INFO.OBBA.OBBA.OBGET(INFO.OBBA.OBBA.OBCALL(&quot;&quot;;[.$B$15];&quot;getDaycountFraction&quot;;[.I243];[.J243]))" office:value-type="float" office:value="6.325">
            <text:p>6,325</text:p>
          </table:table-cell>
          <table:table-cell table:style-name="ce35" table:formula="of:=(YEARFRAC([.E243];[.F243];[.$C$9]))" office:value-type="float" office:value="6.325">
            <text:p>6,325</text:p>
          </table:table-cell>
          <table:table-cell table:formula="of:=ABS([.L243])-[.M24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9-01-14">
            <text:p>14.01.1999</text:p>
          </table:table-cell>
          <table:table-cell table:style-name="ce22" table:formula="of:=[.$C$11]+INT(RAND()*([.$C$12]-[.$C$11]))" office:value-type="date" office:date-value="2001-06-16">
            <text:p>16.06.2001</text:p>
          </table:table-cell>
          <table:table-cell table:style-name="ce21" table:formula="of:=INFO.OBBA.OBBA.OBMAKE(&quot;date-&quot;&amp;COLUMN()&amp;&quot;-&quot;&amp;ROW();&quot;Date&quot;;[.E244])" office:value-type="string" office:string-value="date-7-244 &#10;[99203]">
            <text:p>date-7-244 <text:line-break/>[99203]</text:p>
          </table:table-cell>
          <table:table-cell table:style-name="ce21" table:formula="of:=INFO.OBBA.OBBA.OBMAKE(&quot;date-&quot;&amp;COLUMN()&amp;&quot;-&quot;&amp;ROW();&quot;Date&quot;;[.F244])" office:value-type="string" office:string-value="date-8-244 &#10;[99200]">
            <text:p>date-8-244 <text:line-break/>[9920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44])" office:value-type="string" office:string-value="cal-9-244 &#10;[99204]">
            <text:p>cal-9-244 <text:line-break/>[9920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44])" office:value-type="string" office:string-value="cal-10-244 &#10;[99201]">
            <text:p>cal-10-244 <text:line-break/>[99201]</text:p>
          </table:table-cell>
          <table:table-cell/>
          <table:table-cell table:formula="of:=INFO.OBBA.OBBA.OBGET(INFO.OBBA.OBBA.OBCALL(&quot;&quot;;[.$B$15];&quot;getDaycountFraction&quot;;[.I244];[.J244]))" office:value-type="float" office:value="2.45555555555556">
            <text:p>2,456</text:p>
          </table:table-cell>
          <table:table-cell table:style-name="ce35" table:formula="of:=(YEARFRAC([.E244];[.F244];[.$C$9]))" office:value-type="float" office:value="2.45555555555556">
            <text:p>2,456</text:p>
          </table:table-cell>
          <table:table-cell table:formula="of:=ABS([.L244])-[.M24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7-02-16">
            <text:p>16.02.2027</text:p>
          </table:table-cell>
          <table:table-cell table:style-name="ce22" table:formula="of:=[.$C$11]+INT(RAND()*([.$C$12]-[.$C$11]))" office:value-type="date" office:date-value="1990-05-29">
            <text:p>29.05.1990</text:p>
          </table:table-cell>
          <table:table-cell table:style-name="ce21" table:formula="of:=INFO.OBBA.OBBA.OBMAKE(&quot;date-&quot;&amp;COLUMN()&amp;&quot;-&quot;&amp;ROW();&quot;Date&quot;;[.E245])" office:value-type="string" office:string-value="date-7-245 &#10;[99210]">
            <text:p>date-7-245 <text:line-break/>[99210]</text:p>
          </table:table-cell>
          <table:table-cell table:style-name="ce21" table:formula="of:=INFO.OBBA.OBBA.OBMAKE(&quot;date-&quot;&amp;COLUMN()&amp;&quot;-&quot;&amp;ROW();&quot;Date&quot;;[.F245])" office:value-type="string" office:string-value="date-8-245 &#10;[99207]">
            <text:p>date-8-245 <text:line-break/>[9920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45])" office:value-type="string" office:string-value="cal-9-245 &#10;[99211]">
            <text:p>cal-9-245 <text:line-break/>[9921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45])" office:value-type="string" office:string-value="cal-10-245 &#10;[99208]">
            <text:p>cal-10-245 <text:line-break/>[99208]</text:p>
          </table:table-cell>
          <table:table-cell/>
          <table:table-cell table:formula="of:=INFO.OBBA.OBBA.OBGET(INFO.OBBA.OBBA.OBCALL(&quot;&quot;;[.$B$15];&quot;getDaycountFraction&quot;;[.I245];[.J245]))" office:value-type="float" office:value="-37.2555555555556">
            <text:p>-37,256</text:p>
          </table:table-cell>
          <table:table-cell table:style-name="ce35" table:formula="of:=(YEARFRAC([.E245];[.F245];[.$C$9]))" office:value-type="float" office:value="37.2555555555556">
            <text:p>37,256</text:p>
          </table:table-cell>
          <table:table-cell table:formula="of:=ABS([.L245])-[.M24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2-04-21">
            <text:p>21.04.1982</text:p>
          </table:table-cell>
          <table:table-cell table:style-name="ce22" table:formula="of:=[.$C$11]+INT(RAND()*([.$C$12]-[.$C$11]))" office:value-type="date" office:date-value="2024-03-19">
            <text:p>19.03.2024</text:p>
          </table:table-cell>
          <table:table-cell table:style-name="ce21" table:formula="of:=INFO.OBBA.OBBA.OBMAKE(&quot;date-&quot;&amp;COLUMN()&amp;&quot;-&quot;&amp;ROW();&quot;Date&quot;;[.E246])" office:value-type="string" office:string-value="date-7-246 &#10;[99217]">
            <text:p>date-7-246 <text:line-break/>[99217]</text:p>
          </table:table-cell>
          <table:table-cell table:style-name="ce21" table:formula="of:=INFO.OBBA.OBBA.OBMAKE(&quot;date-&quot;&amp;COLUMN()&amp;&quot;-&quot;&amp;ROW();&quot;Date&quot;;[.F246])" office:value-type="string" office:string-value="date-8-246 &#10;[99214]">
            <text:p>date-8-246 <text:line-break/>[9921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46])" office:value-type="string" office:string-value="cal-9-246 &#10;[99218]">
            <text:p>cal-9-246 <text:line-break/>[9921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46])" office:value-type="string" office:string-value="cal-10-246 &#10;[99215]">
            <text:p>cal-10-246 <text:line-break/>[99215]</text:p>
          </table:table-cell>
          <table:table-cell/>
          <table:table-cell table:formula="of:=INFO.OBBA.OBBA.OBGET(INFO.OBBA.OBBA.OBCALL(&quot;&quot;;[.$B$15];&quot;getDaycountFraction&quot;;[.I246];[.J246]))" office:value-type="float" office:value="42.5222222222222">
            <text:p>42,522</text:p>
          </table:table-cell>
          <table:table-cell table:style-name="ce35" table:formula="of:=(YEARFRAC([.E246];[.F246];[.$C$9]))" office:value-type="float" office:value="42.5222222222222">
            <text:p>42,522</text:p>
          </table:table-cell>
          <table:table-cell table:formula="of:=ABS([.L246])-[.M24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2-01-03">
            <text:p>03.01.1982</text:p>
          </table:table-cell>
          <table:table-cell table:style-name="ce22" table:formula="of:=[.$C$11]+INT(RAND()*([.$C$12]-[.$C$11]))" office:value-type="date" office:date-value="1980-07-25">
            <text:p>25.07.1980</text:p>
          </table:table-cell>
          <table:table-cell table:style-name="ce21" table:formula="of:=INFO.OBBA.OBBA.OBMAKE(&quot;date-&quot;&amp;COLUMN()&amp;&quot;-&quot;&amp;ROW();&quot;Date&quot;;[.E247])" office:value-type="string" office:string-value="date-7-247 &#10;[99224]">
            <text:p>date-7-247 <text:line-break/>[99224]</text:p>
          </table:table-cell>
          <table:table-cell table:style-name="ce21" table:formula="of:=INFO.OBBA.OBBA.OBMAKE(&quot;date-&quot;&amp;COLUMN()&amp;&quot;-&quot;&amp;ROW();&quot;Date&quot;;[.F247])" office:value-type="string" office:string-value="date-8-247 &#10;[99221]">
            <text:p>date-8-247 <text:line-break/>[9922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47])" office:value-type="string" office:string-value="cal-9-247 &#10;[99225]">
            <text:p>cal-9-247 <text:line-break/>[9922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47])" office:value-type="string" office:string-value="cal-10-247 &#10;[99222]">
            <text:p>cal-10-247 <text:line-break/>[99222]</text:p>
          </table:table-cell>
          <table:table-cell/>
          <table:table-cell table:formula="of:=INFO.OBBA.OBBA.OBGET(INFO.OBBA.OBBA.OBCALL(&quot;&quot;;[.$B$15];&quot;getDaycountFraction&quot;;[.I247];[.J247]))" office:value-type="float" office:value="-1.46388888888889">
            <text:p>-1,464</text:p>
          </table:table-cell>
          <table:table-cell table:style-name="ce35" table:formula="of:=(YEARFRAC([.E247];[.F247];[.$C$9]))" office:value-type="float" office:value="1.46388888888889">
            <text:p>1,464</text:p>
          </table:table-cell>
          <table:table-cell table:formula="of:=ABS([.L247])-[.M24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1-03-16">
            <text:p>16.03.2021</text:p>
          </table:table-cell>
          <table:table-cell table:style-name="ce22" table:formula="of:=[.$C$11]+INT(RAND()*([.$C$12]-[.$C$11]))" office:value-type="date" office:date-value="1984-05-03">
            <text:p>03.05.1984</text:p>
          </table:table-cell>
          <table:table-cell table:style-name="ce21" table:formula="of:=INFO.OBBA.OBBA.OBMAKE(&quot;date-&quot;&amp;COLUMN()&amp;&quot;-&quot;&amp;ROW();&quot;Date&quot;;[.E248])" office:value-type="string" office:string-value="date-7-248 &#10;[99231]">
            <text:p>date-7-248 <text:line-break/>[99231]</text:p>
          </table:table-cell>
          <table:table-cell table:style-name="ce21" table:formula="of:=INFO.OBBA.OBBA.OBMAKE(&quot;date-&quot;&amp;COLUMN()&amp;&quot;-&quot;&amp;ROW();&quot;Date&quot;;[.F248])" office:value-type="string" office:string-value="date-8-248 &#10;[99228]">
            <text:p>date-8-248 <text:line-break/>[9922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48])" office:value-type="string" office:string-value="cal-9-248 &#10;[99232]">
            <text:p>cal-9-248 <text:line-break/>[9923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48])" office:value-type="string" office:string-value="cal-10-248 &#10;[99229]">
            <text:p>cal-10-248 <text:line-break/>[99229]</text:p>
          </table:table-cell>
          <table:table-cell/>
          <table:table-cell table:formula="of:=INFO.OBBA.OBBA.OBGET(INFO.OBBA.OBBA.OBCALL(&quot;&quot;;[.$B$15];&quot;getDaycountFraction&quot;;[.I248];[.J248]))" office:value-type="float" office:value="-37.4055555555556">
            <text:p>-37,406</text:p>
          </table:table-cell>
          <table:table-cell table:style-name="ce35" table:formula="of:=(YEARFRAC([.E248];[.F248];[.$C$9]))" office:value-type="float" office:value="37.4055555555556">
            <text:p>37,406</text:p>
          </table:table-cell>
          <table:table-cell table:formula="of:=ABS([.L248])-[.M24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2-01-18">
            <text:p>18.01.1982</text:p>
          </table:table-cell>
          <table:table-cell table:style-name="ce22" table:formula="of:=[.$C$11]+INT(RAND()*([.$C$12]-[.$C$11]))" office:value-type="date" office:date-value="2016-05-19">
            <text:p>19.05.2016</text:p>
          </table:table-cell>
          <table:table-cell table:style-name="ce21" table:formula="of:=INFO.OBBA.OBBA.OBMAKE(&quot;date-&quot;&amp;COLUMN()&amp;&quot;-&quot;&amp;ROW();&quot;Date&quot;;[.E249])" office:value-type="string" office:string-value="date-7-249 &#10;[99238]">
            <text:p>date-7-249 <text:line-break/>[99238]</text:p>
          </table:table-cell>
          <table:table-cell table:style-name="ce21" table:formula="of:=INFO.OBBA.OBBA.OBMAKE(&quot;date-&quot;&amp;COLUMN()&amp;&quot;-&quot;&amp;ROW();&quot;Date&quot;;[.F249])" office:value-type="string" office:string-value="date-8-249 &#10;[99235]">
            <text:p>date-8-249 <text:line-break/>[9923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49])" office:value-type="string" office:string-value="cal-9-249 &#10;[99239]">
            <text:p>cal-9-249 <text:line-break/>[9923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49])" office:value-type="string" office:string-value="cal-10-249 &#10;[99236]">
            <text:p>cal-10-249 <text:line-break/>[99236]</text:p>
          </table:table-cell>
          <table:table-cell/>
          <table:table-cell table:formula="of:=INFO.OBBA.OBBA.OBGET(INFO.OBBA.OBBA.OBCALL(&quot;&quot;;[.$B$15];&quot;getDaycountFraction&quot;;[.I249];[.J249]))" office:value-type="float" office:value="34.8333333333333">
            <text:p>34,833</text:p>
          </table:table-cell>
          <table:table-cell table:style-name="ce35" table:formula="of:=(YEARFRAC([.E249];[.F249];[.$C$9]))" office:value-type="float" office:value="34.8333333333333">
            <text:p>34,833</text:p>
          </table:table-cell>
          <table:table-cell table:formula="of:=ABS([.L249])-[.M24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3-07-15">
            <text:p>15.07.2013</text:p>
          </table:table-cell>
          <table:table-cell table:style-name="ce22" table:formula="of:=[.$C$11]+INT(RAND()*([.$C$12]-[.$C$11]))" office:value-type="date" office:date-value="2004-08-28">
            <text:p>28.08.2004</text:p>
          </table:table-cell>
          <table:table-cell table:style-name="ce21" table:formula="of:=INFO.OBBA.OBBA.OBMAKE(&quot;date-&quot;&amp;COLUMN()&amp;&quot;-&quot;&amp;ROW();&quot;Date&quot;;[.E250])" office:value-type="string" office:string-value="date-7-250 &#10;[99245]">
            <text:p>date-7-250 <text:line-break/>[99245]</text:p>
          </table:table-cell>
          <table:table-cell table:style-name="ce21" table:formula="of:=INFO.OBBA.OBBA.OBMAKE(&quot;date-&quot;&amp;COLUMN()&amp;&quot;-&quot;&amp;ROW();&quot;Date&quot;;[.F250])" office:value-type="string" office:string-value="date-8-250 &#10;[99242]">
            <text:p>date-8-250 <text:line-break/>[9924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50])" office:value-type="string" office:string-value="cal-9-250 &#10;[99246]">
            <text:p>cal-9-250 <text:line-break/>[9924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50])" office:value-type="string" office:string-value="cal-10-250 &#10;[99243]">
            <text:p>cal-10-250 <text:line-break/>[99243]</text:p>
          </table:table-cell>
          <table:table-cell/>
          <table:table-cell table:formula="of:=INFO.OBBA.OBBA.OBGET(INFO.OBBA.OBBA.OBCALL(&quot;&quot;;[.$B$15];&quot;getDaycountFraction&quot;;[.I250];[.J250]))" office:value-type="float" office:value="-9.00833333333333">
            <text:p>-9,008</text:p>
          </table:table-cell>
          <table:table-cell table:style-name="ce35" table:formula="of:=(YEARFRAC([.E250];[.F250];[.$C$9]))" office:value-type="float" office:value="9.00833333333333">
            <text:p>9,008</text:p>
          </table:table-cell>
          <table:table-cell table:formula="of:=ABS([.L250])-[.M25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6-03-31">
            <text:p>31.03.1986</text:p>
          </table:table-cell>
          <table:table-cell table:style-name="ce22" table:formula="of:=[.$C$11]+INT(RAND()*([.$C$12]-[.$C$11]))" office:value-type="date" office:date-value="2021-02-09">
            <text:p>09.02.2021</text:p>
          </table:table-cell>
          <table:table-cell table:style-name="ce21" table:formula="of:=INFO.OBBA.OBBA.OBMAKE(&quot;date-&quot;&amp;COLUMN()&amp;&quot;-&quot;&amp;ROW();&quot;Date&quot;;[.E251])" office:value-type="string" office:string-value="date-7-251 &#10;[99252]">
            <text:p>date-7-251 <text:line-break/>[99252]</text:p>
          </table:table-cell>
          <table:table-cell table:style-name="ce21" table:formula="of:=INFO.OBBA.OBBA.OBMAKE(&quot;date-&quot;&amp;COLUMN()&amp;&quot;-&quot;&amp;ROW();&quot;Date&quot;;[.F251])" office:value-type="string" office:string-value="date-8-251 &#10;[99249]">
            <text:p>date-8-251 <text:line-break/>[9924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51])" office:value-type="string" office:string-value="cal-9-251 &#10;[99253]">
            <text:p>cal-9-251 <text:line-break/>[9925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51])" office:value-type="string" office:string-value="cal-10-251 &#10;[99250]">
            <text:p>cal-10-251 <text:line-break/>[99250]</text:p>
          </table:table-cell>
          <table:table-cell/>
          <table:table-cell table:formula="of:=INFO.OBBA.OBBA.OBGET(INFO.OBBA.OBBA.OBCALL(&quot;&quot;;[.$B$15];&quot;getDaycountFraction&quot;;[.I251];[.J251]))" office:value-type="float" office:value="35.3722222222222">
            <text:p>35,372</text:p>
          </table:table-cell>
          <table:table-cell table:style-name="ce35" table:formula="of:=(YEARFRAC([.E251];[.F251];[.$C$9]))" office:value-type="float" office:value="35.3722222222222">
            <text:p>35,372</text:p>
          </table:table-cell>
          <table:table-cell table:formula="of:=ABS([.L251])-[.M25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4-01-11">
            <text:p>11.01.1984</text:p>
          </table:table-cell>
          <table:table-cell table:style-name="ce22" table:formula="of:=[.$C$11]+INT(RAND()*([.$C$12]-[.$C$11]))" office:value-type="date" office:date-value="2003-07-10">
            <text:p>10.07.2003</text:p>
          </table:table-cell>
          <table:table-cell table:style-name="ce21" table:formula="of:=INFO.OBBA.OBBA.OBMAKE(&quot;date-&quot;&amp;COLUMN()&amp;&quot;-&quot;&amp;ROW();&quot;Date&quot;;[.E252])" office:value-type="string" office:string-value="date-7-252 &#10;[99259]">
            <text:p>date-7-252 <text:line-break/>[99259]</text:p>
          </table:table-cell>
          <table:table-cell table:style-name="ce21" table:formula="of:=INFO.OBBA.OBBA.OBMAKE(&quot;date-&quot;&amp;COLUMN()&amp;&quot;-&quot;&amp;ROW();&quot;Date&quot;;[.F252])" office:value-type="string" office:string-value="date-8-252 &#10;[99256]">
            <text:p>date-8-252 <text:line-break/>[9925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52])" office:value-type="string" office:string-value="cal-9-252 &#10;[99260]">
            <text:p>cal-9-252 <text:line-break/>[9926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52])" office:value-type="string" office:string-value="cal-10-252 &#10;[99257]">
            <text:p>cal-10-252 <text:line-break/>[99257]</text:p>
          </table:table-cell>
          <table:table-cell/>
          <table:table-cell table:formula="of:=INFO.OBBA.OBBA.OBGET(INFO.OBBA.OBBA.OBCALL(&quot;&quot;;[.$B$15];&quot;getDaycountFraction&quot;;[.I252];[.J252]))" office:value-type="float" office:value="19.7777777777778">
            <text:p>19,778</text:p>
          </table:table-cell>
          <table:table-cell table:style-name="ce35" table:formula="of:=(YEARFRAC([.E252];[.F252];[.$C$9]))" office:value-type="float" office:value="19.7777777777778">
            <text:p>19,778</text:p>
          </table:table-cell>
          <table:table-cell table:formula="of:=ABS([.L252])-[.M25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8-04-29">
            <text:p>29.04.2018</text:p>
          </table:table-cell>
          <table:table-cell table:style-name="ce22" table:formula="of:=[.$C$11]+INT(RAND()*([.$C$12]-[.$C$11]))" office:value-type="date" office:date-value="1985-01-03">
            <text:p>03.01.1985</text:p>
          </table:table-cell>
          <table:table-cell table:style-name="ce21" table:formula="of:=INFO.OBBA.OBBA.OBMAKE(&quot;date-&quot;&amp;COLUMN()&amp;&quot;-&quot;&amp;ROW();&quot;Date&quot;;[.E253])" office:value-type="string" office:string-value="date-7-253 &#10;[99266]">
            <text:p>date-7-253 <text:line-break/>[99266]</text:p>
          </table:table-cell>
          <table:table-cell table:style-name="ce21" table:formula="of:=INFO.OBBA.OBBA.OBMAKE(&quot;date-&quot;&amp;COLUMN()&amp;&quot;-&quot;&amp;ROW();&quot;Date&quot;;[.F253])" office:value-type="string" office:string-value="date-8-253 &#10;[99263]">
            <text:p>date-8-253 <text:line-break/>[9926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53])" office:value-type="string" office:string-value="cal-9-253 &#10;[99267]">
            <text:p>cal-9-253 <text:line-break/>[9926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53])" office:value-type="string" office:string-value="cal-10-253 &#10;[99264]">
            <text:p>cal-10-253 <text:line-break/>[99264]</text:p>
          </table:table-cell>
          <table:table-cell/>
          <table:table-cell table:formula="of:=INFO.OBBA.OBBA.OBGET(INFO.OBBA.OBBA.OBCALL(&quot;&quot;;[.$B$15];&quot;getDaycountFraction&quot;;[.I253];[.J253]))" office:value-type="float" office:value="-33.8027777777778">
            <text:p>-33,803</text:p>
          </table:table-cell>
          <table:table-cell table:style-name="ce35" table:formula="of:=(YEARFRAC([.E253];[.F253];[.$C$9]))" office:value-type="float" office:value="33.8027777777778">
            <text:p>33,803</text:p>
          </table:table-cell>
          <table:table-cell table:formula="of:=ABS([.L253])-[.M25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3-08-27">
            <text:p>27.08.2023</text:p>
          </table:table-cell>
          <table:table-cell table:style-name="ce22" table:formula="of:=[.$C$11]+INT(RAND()*([.$C$12]-[.$C$11]))" office:value-type="date" office:date-value="2013-08-04">
            <text:p>04.08.2013</text:p>
          </table:table-cell>
          <table:table-cell table:style-name="ce21" table:formula="of:=INFO.OBBA.OBBA.OBMAKE(&quot;date-&quot;&amp;COLUMN()&amp;&quot;-&quot;&amp;ROW();&quot;Date&quot;;[.E254])" office:value-type="string" office:string-value="date-7-254 &#10;[99273]">
            <text:p>date-7-254 <text:line-break/>[99273]</text:p>
          </table:table-cell>
          <table:table-cell table:style-name="ce21" table:formula="of:=INFO.OBBA.OBBA.OBMAKE(&quot;date-&quot;&amp;COLUMN()&amp;&quot;-&quot;&amp;ROW();&quot;Date&quot;;[.F254])" office:value-type="string" office:string-value="date-8-254 &#10;[99270]">
            <text:p>date-8-254 <text:line-break/>[9927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54])" office:value-type="string" office:string-value="cal-9-254 &#10;[99274]">
            <text:p>cal-9-254 <text:line-break/>[9927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54])" office:value-type="string" office:string-value="cal-10-254 &#10;[99271]">
            <text:p>cal-10-254 <text:line-break/>[99271]</text:p>
          </table:table-cell>
          <table:table-cell/>
          <table:table-cell table:formula="of:=INFO.OBBA.OBBA.OBGET(INFO.OBBA.OBBA.OBCALL(&quot;&quot;;[.$B$15];&quot;getDaycountFraction&quot;;[.I254];[.J254]))" office:value-type="float" office:value="-10.2083333333333">
            <text:p>-10,208</text:p>
          </table:table-cell>
          <table:table-cell table:style-name="ce35" table:formula="of:=(YEARFRAC([.E254];[.F254];[.$C$9]))" office:value-type="float" office:value="10.2083333333333">
            <text:p>10,208</text:p>
          </table:table-cell>
          <table:table-cell table:formula="of:=ABS([.L254])-[.M25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5-09-18">
            <text:p>18.09.1985</text:p>
          </table:table-cell>
          <table:table-cell table:style-name="ce22" table:formula="of:=[.$C$11]+INT(RAND()*([.$C$12]-[.$C$11]))" office:value-type="date" office:date-value="2027-09-22">
            <text:p>22.09.2027</text:p>
          </table:table-cell>
          <table:table-cell table:style-name="ce21" table:formula="of:=INFO.OBBA.OBBA.OBMAKE(&quot;date-&quot;&amp;COLUMN()&amp;&quot;-&quot;&amp;ROW();&quot;Date&quot;;[.E255])" office:value-type="string" office:string-value="date-7-255 &#10;[99280]">
            <text:p>date-7-255 <text:line-break/>[99280]</text:p>
          </table:table-cell>
          <table:table-cell table:style-name="ce21" table:formula="of:=INFO.OBBA.OBBA.OBMAKE(&quot;date-&quot;&amp;COLUMN()&amp;&quot;-&quot;&amp;ROW();&quot;Date&quot;;[.F255])" office:value-type="string" office:string-value="date-8-255 &#10;[99277]">
            <text:p>date-8-255 <text:line-break/>[9927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55])" office:value-type="string" office:string-value="cal-9-255 &#10;[99281]">
            <text:p>cal-9-255 <text:line-break/>[9928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55])" office:value-type="string" office:string-value="cal-10-255 &#10;[99278]">
            <text:p>cal-10-255 <text:line-break/>[99278]</text:p>
          </table:table-cell>
          <table:table-cell/>
          <table:table-cell table:formula="of:=INFO.OBBA.OBBA.OBGET(INFO.OBBA.OBBA.OBCALL(&quot;&quot;;[.$B$15];&quot;getDaycountFraction&quot;;[.I255];[.J255]))" office:value-type="float" office:value="42.6222222222222">
            <text:p>42,622</text:p>
          </table:table-cell>
          <table:table-cell table:style-name="ce35" table:formula="of:=(YEARFRAC([.E255];[.F255];[.$C$9]))" office:value-type="float" office:value="42.6222222222222">
            <text:p>42,622</text:p>
          </table:table-cell>
          <table:table-cell table:formula="of:=ABS([.L255])-[.M25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5-06-14">
            <text:p>14.06.2015</text:p>
          </table:table-cell>
          <table:table-cell table:style-name="ce22" table:formula="of:=[.$C$11]+INT(RAND()*([.$C$12]-[.$C$11]))" office:value-type="date" office:date-value="2004-09-19">
            <text:p>19.09.2004</text:p>
          </table:table-cell>
          <table:table-cell table:style-name="ce21" table:formula="of:=INFO.OBBA.OBBA.OBMAKE(&quot;date-&quot;&amp;COLUMN()&amp;&quot;-&quot;&amp;ROW();&quot;Date&quot;;[.E256])" office:value-type="string" office:string-value="date-7-256 &#10;[99287]">
            <text:p>date-7-256 <text:line-break/>[99287]</text:p>
          </table:table-cell>
          <table:table-cell table:style-name="ce21" table:formula="of:=INFO.OBBA.OBBA.OBMAKE(&quot;date-&quot;&amp;COLUMN()&amp;&quot;-&quot;&amp;ROW();&quot;Date&quot;;[.F256])" office:value-type="string" office:string-value="date-8-256 &#10;[99284]">
            <text:p>date-8-256 <text:line-break/>[9928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56])" office:value-type="string" office:string-value="cal-9-256 &#10;[99288]">
            <text:p>cal-9-256 <text:line-break/>[9928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56])" office:value-type="string" office:string-value="cal-10-256 &#10;[99285]">
            <text:p>cal-10-256 <text:line-break/>[99285]</text:p>
          </table:table-cell>
          <table:table-cell/>
          <table:table-cell table:formula="of:=INFO.OBBA.OBBA.OBGET(INFO.OBBA.OBBA.OBCALL(&quot;&quot;;[.$B$15];&quot;getDaycountFraction&quot;;[.I256];[.J256]))" office:value-type="float" office:value="-10.8888888888889">
            <text:p>-10,889</text:p>
          </table:table-cell>
          <table:table-cell table:style-name="ce35" table:formula="of:=(YEARFRAC([.E256];[.F256];[.$C$9]))" office:value-type="float" office:value="10.8888888888889">
            <text:p>10,889</text:p>
          </table:table-cell>
          <table:table-cell table:formula="of:=ABS([.L256])-[.M25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2-11-03">
            <text:p>03.11.2022</text:p>
          </table:table-cell>
          <table:table-cell table:style-name="ce22" table:formula="of:=[.$C$11]+INT(RAND()*([.$C$12]-[.$C$11]))" office:value-type="date" office:date-value="1984-01-17">
            <text:p>17.01.1984</text:p>
          </table:table-cell>
          <table:table-cell table:style-name="ce21" table:formula="of:=INFO.OBBA.OBBA.OBMAKE(&quot;date-&quot;&amp;COLUMN()&amp;&quot;-&quot;&amp;ROW();&quot;Date&quot;;[.E257])" office:value-type="string" office:string-value="date-7-257 &#10;[99294]">
            <text:p>date-7-257 <text:line-break/>[99294]</text:p>
          </table:table-cell>
          <table:table-cell table:style-name="ce21" table:formula="of:=INFO.OBBA.OBBA.OBMAKE(&quot;date-&quot;&amp;COLUMN()&amp;&quot;-&quot;&amp;ROW();&quot;Date&quot;;[.F257])" office:value-type="string" office:string-value="date-8-257 &#10;[99291]">
            <text:p>date-8-257 <text:line-break/>[9929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57])" office:value-type="string" office:string-value="cal-9-257 &#10;[99295]">
            <text:p>cal-9-257 <text:line-break/>[9929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57])" office:value-type="string" office:string-value="cal-10-257 &#10;[99292]">
            <text:p>cal-10-257 <text:line-break/>[99292]</text:p>
          </table:table-cell>
          <table:table-cell/>
          <table:table-cell table:formula="of:=INFO.OBBA.OBBA.OBGET(INFO.OBBA.OBBA.OBCALL(&quot;&quot;;[.$B$15];&quot;getDaycountFraction&quot;;[.I257];[.J257]))" office:value-type="float" office:value="-39.3611111111111">
            <text:p>-39,361</text:p>
          </table:table-cell>
          <table:table-cell table:style-name="ce35" table:formula="of:=(YEARFRAC([.E257];[.F257];[.$C$9]))" office:value-type="float" office:value="39.3611111111111">
            <text:p>39,361</text:p>
          </table:table-cell>
          <table:table-cell table:formula="of:=ABS([.L257])-[.M25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1-04-21">
            <text:p>21.04.2011</text:p>
          </table:table-cell>
          <table:table-cell table:style-name="ce22" table:formula="of:=[.$C$11]+INT(RAND()*([.$C$12]-[.$C$11]))" office:value-type="date" office:date-value="2026-02-10">
            <text:p>10.02.2026</text:p>
          </table:table-cell>
          <table:table-cell table:style-name="ce21" table:formula="of:=INFO.OBBA.OBBA.OBMAKE(&quot;date-&quot;&amp;COLUMN()&amp;&quot;-&quot;&amp;ROW();&quot;Date&quot;;[.E258])" office:value-type="string" office:string-value="date-7-258 &#10;[99301]">
            <text:p>date-7-258 <text:line-break/>[99301]</text:p>
          </table:table-cell>
          <table:table-cell table:style-name="ce21" table:formula="of:=INFO.OBBA.OBBA.OBMAKE(&quot;date-&quot;&amp;COLUMN()&amp;&quot;-&quot;&amp;ROW();&quot;Date&quot;;[.F258])" office:value-type="string" office:string-value="date-8-258 &#10;[99298]">
            <text:p>date-8-258 <text:line-break/>[9929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58])" office:value-type="string" office:string-value="cal-9-258 &#10;[99302]">
            <text:p>cal-9-258 <text:line-break/>[9930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58])" office:value-type="string" office:string-value="cal-10-258 &#10;[99299]">
            <text:p>cal-10-258 <text:line-break/>[99299]</text:p>
          </table:table-cell>
          <table:table-cell/>
          <table:table-cell table:formula="of:=INFO.OBBA.OBBA.OBGET(INFO.OBBA.OBBA.OBCALL(&quot;&quot;;[.$B$15];&quot;getDaycountFraction&quot;;[.I258];[.J258]))" office:value-type="float" office:value="15.025">
            <text:p>15,025</text:p>
          </table:table-cell>
          <table:table-cell table:style-name="ce35" table:formula="of:=(YEARFRAC([.E258];[.F258];[.$C$9]))" office:value-type="float" office:value="15.025">
            <text:p>15,025</text:p>
          </table:table-cell>
          <table:table-cell table:formula="of:=ABS([.L258])-[.M25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3-03-20">
            <text:p>20.03.2013</text:p>
          </table:table-cell>
          <table:table-cell table:style-name="ce22" table:formula="of:=[.$C$11]+INT(RAND()*([.$C$12]-[.$C$11]))" office:value-type="date" office:date-value="1998-07-06">
            <text:p>06.07.1998</text:p>
          </table:table-cell>
          <table:table-cell table:style-name="ce21" table:formula="of:=INFO.OBBA.OBBA.OBMAKE(&quot;date-&quot;&amp;COLUMN()&amp;&quot;-&quot;&amp;ROW();&quot;Date&quot;;[.E259])" office:value-type="string" office:string-value="date-7-259 &#10;[99308]">
            <text:p>date-7-259 <text:line-break/>[99308]</text:p>
          </table:table-cell>
          <table:table-cell table:style-name="ce21" table:formula="of:=INFO.OBBA.OBBA.OBMAKE(&quot;date-&quot;&amp;COLUMN()&amp;&quot;-&quot;&amp;ROW();&quot;Date&quot;;[.F259])" office:value-type="string" office:string-value="date-8-259 &#10;[99305]">
            <text:p>date-8-259 <text:line-break/>[9930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59])" office:value-type="string" office:string-value="cal-9-259 &#10;[99309]">
            <text:p>cal-9-259 <text:line-break/>[9930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59])" office:value-type="string" office:string-value="cal-10-259 &#10;[99306]">
            <text:p>cal-10-259 <text:line-break/>[99306]</text:p>
          </table:table-cell>
          <table:table-cell/>
          <table:table-cell table:formula="of:=INFO.OBBA.OBBA.OBGET(INFO.OBBA.OBBA.OBCALL(&quot;&quot;;[.$B$15];&quot;getDaycountFraction&quot;;[.I259];[.J259]))" office:value-type="float" office:value="-14.9194444444444">
            <text:p>-14,919</text:p>
          </table:table-cell>
          <table:table-cell table:style-name="ce35" table:formula="of:=(YEARFRAC([.E259];[.F259];[.$C$9]))" office:value-type="float" office:value="14.9194444444444">
            <text:p>14,919</text:p>
          </table:table-cell>
          <table:table-cell table:formula="of:=ABS([.L259])-[.M25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4-01-18">
            <text:p>18.01.1984</text:p>
          </table:table-cell>
          <table:table-cell table:style-name="ce22" table:formula="of:=[.$C$11]+INT(RAND()*([.$C$12]-[.$C$11]))" office:value-type="date" office:date-value="2004-10-08">
            <text:p>08.10.2004</text:p>
          </table:table-cell>
          <table:table-cell table:style-name="ce21" table:formula="of:=INFO.OBBA.OBBA.OBMAKE(&quot;date-&quot;&amp;COLUMN()&amp;&quot;-&quot;&amp;ROW();&quot;Date&quot;;[.E260])" office:value-type="string" office:string-value="date-7-260 &#10;[99315]">
            <text:p>date-7-260 <text:line-break/>[99315]</text:p>
          </table:table-cell>
          <table:table-cell table:style-name="ce21" table:formula="of:=INFO.OBBA.OBBA.OBMAKE(&quot;date-&quot;&amp;COLUMN()&amp;&quot;-&quot;&amp;ROW();&quot;Date&quot;;[.F260])" office:value-type="string" office:string-value="date-8-260 &#10;[99312]">
            <text:p>date-8-260 <text:line-break/>[9931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60])" office:value-type="string" office:string-value="cal-9-260 &#10;[99316]">
            <text:p>cal-9-260 <text:line-break/>[9931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60])" office:value-type="string" office:string-value="cal-10-260 &#10;[99313]">
            <text:p>cal-10-260 <text:line-break/>[99313]</text:p>
          </table:table-cell>
          <table:table-cell/>
          <table:table-cell table:formula="of:=INFO.OBBA.OBBA.OBGET(INFO.OBBA.OBBA.OBCALL(&quot;&quot;;[.$B$15];&quot;getDaycountFraction&quot;;[.I260];[.J260]))" office:value-type="float" office:value="21.025">
            <text:p>21,025</text:p>
          </table:table-cell>
          <table:table-cell table:style-name="ce35" table:formula="of:=(YEARFRAC([.E260];[.F260];[.$C$9]))" office:value-type="float" office:value="21.025">
            <text:p>21,025</text:p>
          </table:table-cell>
          <table:table-cell table:formula="of:=ABS([.L260])-[.M26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4-10-28">
            <text:p>28.10.2014</text:p>
          </table:table-cell>
          <table:table-cell table:style-name="ce22" table:formula="of:=[.$C$11]+INT(RAND()*([.$C$12]-[.$C$11]))" office:value-type="date" office:date-value="2026-05-14">
            <text:p>14.05.2026</text:p>
          </table:table-cell>
          <table:table-cell table:style-name="ce21" table:formula="of:=INFO.OBBA.OBBA.OBMAKE(&quot;date-&quot;&amp;COLUMN()&amp;&quot;-&quot;&amp;ROW();&quot;Date&quot;;[.E261])" office:value-type="string" office:string-value="date-7-261 &#10;[99322]">
            <text:p>date-7-261 <text:line-break/>[99322]</text:p>
          </table:table-cell>
          <table:table-cell table:style-name="ce21" table:formula="of:=INFO.OBBA.OBBA.OBMAKE(&quot;date-&quot;&amp;COLUMN()&amp;&quot;-&quot;&amp;ROW();&quot;Date&quot;;[.F261])" office:value-type="string" office:string-value="date-8-261 &#10;[99319]">
            <text:p>date-8-261 <text:line-break/>[9931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61])" office:value-type="string" office:string-value="cal-9-261 &#10;[99323]">
            <text:p>cal-9-261 <text:line-break/>[9932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61])" office:value-type="string" office:string-value="cal-10-261 &#10;[99320]">
            <text:p>cal-10-261 <text:line-break/>[99320]</text:p>
          </table:table-cell>
          <table:table-cell/>
          <table:table-cell table:formula="of:=INFO.OBBA.OBBA.OBGET(INFO.OBBA.OBBA.OBCALL(&quot;&quot;;[.$B$15];&quot;getDaycountFraction&quot;;[.I261];[.J261]))" office:value-type="float" office:value="11.7111111111111">
            <text:p>11,711</text:p>
          </table:table-cell>
          <table:table-cell table:style-name="ce35" table:formula="of:=(YEARFRAC([.E261];[.F261];[.$C$9]))" office:value-type="float" office:value="11.7111111111111">
            <text:p>11,711</text:p>
          </table:table-cell>
          <table:table-cell table:formula="of:=ABS([.L261])-[.M26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2-07-11">
            <text:p>11.07.1992</text:p>
          </table:table-cell>
          <table:table-cell table:style-name="ce22" table:formula="of:=[.$C$11]+INT(RAND()*([.$C$12]-[.$C$11]))" office:value-type="date" office:date-value="2028-10-29">
            <text:p>29.10.2028</text:p>
          </table:table-cell>
          <table:table-cell table:style-name="ce21" table:formula="of:=INFO.OBBA.OBBA.OBMAKE(&quot;date-&quot;&amp;COLUMN()&amp;&quot;-&quot;&amp;ROW();&quot;Date&quot;;[.E262])" office:value-type="string" office:string-value="date-7-262 &#10;[99329]">
            <text:p>date-7-262 <text:line-break/>[99329]</text:p>
          </table:table-cell>
          <table:table-cell table:style-name="ce21" table:formula="of:=INFO.OBBA.OBBA.OBMAKE(&quot;date-&quot;&amp;COLUMN()&amp;&quot;-&quot;&amp;ROW();&quot;Date&quot;;[.F262])" office:value-type="string" office:string-value="date-8-262 &#10;[99326]">
            <text:p>date-8-262 <text:line-break/>[9932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62])" office:value-type="string" office:string-value="cal-9-262 &#10;[99330]">
            <text:p>cal-9-262 <text:line-break/>[9933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62])" office:value-type="string" office:string-value="cal-10-262 &#10;[99327]">
            <text:p>cal-10-262 <text:line-break/>[99327]</text:p>
          </table:table-cell>
          <table:table-cell/>
          <table:table-cell table:formula="of:=INFO.OBBA.OBBA.OBGET(INFO.OBBA.OBBA.OBCALL(&quot;&quot;;[.$B$15];&quot;getDaycountFraction&quot;;[.I262];[.J262]))" office:value-type="float" office:value="36.8305555555556">
            <text:p>36,831</text:p>
          </table:table-cell>
          <table:table-cell table:style-name="ce35" table:formula="of:=(YEARFRAC([.E262];[.F262];[.$C$9]))" office:value-type="float" office:value="36.8305555555556">
            <text:p>36,831</text:p>
          </table:table-cell>
          <table:table-cell table:formula="of:=ABS([.L262])-[.M26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8-04-14">
            <text:p>14.04.2018</text:p>
          </table:table-cell>
          <table:table-cell table:style-name="ce22" table:formula="of:=[.$C$11]+INT(RAND()*([.$C$12]-[.$C$11]))" office:value-type="date" office:date-value="2004-10-08">
            <text:p>08.10.2004</text:p>
          </table:table-cell>
          <table:table-cell table:style-name="ce21" table:formula="of:=INFO.OBBA.OBBA.OBMAKE(&quot;date-&quot;&amp;COLUMN()&amp;&quot;-&quot;&amp;ROW();&quot;Date&quot;;[.E263])" office:value-type="string" office:string-value="date-7-263 &#10;[99336]">
            <text:p>date-7-263 <text:line-break/>[99336]</text:p>
          </table:table-cell>
          <table:table-cell table:style-name="ce21" table:formula="of:=INFO.OBBA.OBBA.OBMAKE(&quot;date-&quot;&amp;COLUMN()&amp;&quot;-&quot;&amp;ROW();&quot;Date&quot;;[.F263])" office:value-type="string" office:string-value="date-8-263 &#10;[99333]">
            <text:p>date-8-263 <text:line-break/>[9933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63])" office:value-type="string" office:string-value="cal-9-263 &#10;[99337]">
            <text:p>cal-9-263 <text:line-break/>[9933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63])" office:value-type="string" office:string-value="cal-10-263 &#10;[99334]">
            <text:p>cal-10-263 <text:line-break/>[99334]</text:p>
          </table:table-cell>
          <table:table-cell/>
          <table:table-cell table:formula="of:=INFO.OBBA.OBBA.OBGET(INFO.OBBA.OBBA.OBCALL(&quot;&quot;;[.$B$15];&quot;getDaycountFraction&quot;;[.I263];[.J263]))" office:value-type="float" office:value="-13.7111111111111">
            <text:p>-13,711</text:p>
          </table:table-cell>
          <table:table-cell table:style-name="ce35" table:formula="of:=(YEARFRAC([.E263];[.F263];[.$C$9]))" office:value-type="float" office:value="13.7111111111111">
            <text:p>13,711</text:p>
          </table:table-cell>
          <table:table-cell table:formula="of:=ABS([.L263])-[.M26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6-03-05">
            <text:p>05.03.2026</text:p>
          </table:table-cell>
          <table:table-cell table:style-name="ce22" table:formula="of:=[.$C$11]+INT(RAND()*([.$C$12]-[.$C$11]))" office:value-type="date" office:date-value="1999-12-10">
            <text:p>10.12.1999</text:p>
          </table:table-cell>
          <table:table-cell table:style-name="ce21" table:formula="of:=INFO.OBBA.OBBA.OBMAKE(&quot;date-&quot;&amp;COLUMN()&amp;&quot;-&quot;&amp;ROW();&quot;Date&quot;;[.E264])" office:value-type="string" office:string-value="date-7-264 &#10;[99343]">
            <text:p>date-7-264 <text:line-break/>[99343]</text:p>
          </table:table-cell>
          <table:table-cell table:style-name="ce21" table:formula="of:=INFO.OBBA.OBBA.OBMAKE(&quot;date-&quot;&amp;COLUMN()&amp;&quot;-&quot;&amp;ROW();&quot;Date&quot;;[.F264])" office:value-type="string" office:string-value="date-8-264 &#10;[99340]">
            <text:p>date-8-264 <text:line-break/>[9934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64])" office:value-type="string" office:string-value="cal-9-264 &#10;[99344]">
            <text:p>cal-9-264 <text:line-break/>[9934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64])" office:value-type="string" office:string-value="cal-10-264 &#10;[99341]">
            <text:p>cal-10-264 <text:line-break/>[99341]</text:p>
          </table:table-cell>
          <table:table-cell/>
          <table:table-cell table:formula="of:=INFO.OBBA.OBBA.OBGET(INFO.OBBA.OBBA.OBCALL(&quot;&quot;;[.$B$15];&quot;getDaycountFraction&quot;;[.I264];[.J264]))" office:value-type="float" office:value="-26.6166666666667">
            <text:p>-26,617</text:p>
          </table:table-cell>
          <table:table-cell table:style-name="ce35" table:formula="of:=(YEARFRAC([.E264];[.F264];[.$C$9]))" office:value-type="float" office:value="26.6166666666667">
            <text:p>26,617</text:p>
          </table:table-cell>
          <table:table-cell table:formula="of:=ABS([.L264])-[.M26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9-03-13">
            <text:p>13.03.2019</text:p>
          </table:table-cell>
          <table:table-cell table:style-name="ce22" table:formula="of:=[.$C$11]+INT(RAND()*([.$C$12]-[.$C$11]))" office:value-type="date" office:date-value="2027-08-10">
            <text:p>10.08.2027</text:p>
          </table:table-cell>
          <table:table-cell table:style-name="ce21" table:formula="of:=INFO.OBBA.OBBA.OBMAKE(&quot;date-&quot;&amp;COLUMN()&amp;&quot;-&quot;&amp;ROW();&quot;Date&quot;;[.E265])" office:value-type="string" office:string-value="date-7-265 &#10;[99350]">
            <text:p>date-7-265 <text:line-break/>[99350]</text:p>
          </table:table-cell>
          <table:table-cell table:style-name="ce21" table:formula="of:=INFO.OBBA.OBBA.OBMAKE(&quot;date-&quot;&amp;COLUMN()&amp;&quot;-&quot;&amp;ROW();&quot;Date&quot;;[.F265])" office:value-type="string" office:string-value="date-8-265 &#10;[99347]">
            <text:p>date-8-265 <text:line-break/>[9934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65])" office:value-type="string" office:string-value="cal-9-265 &#10;[99351]">
            <text:p>cal-9-265 <text:line-break/>[9935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65])" office:value-type="string" office:string-value="cal-10-265 &#10;[99348]">
            <text:p>cal-10-265 <text:line-break/>[99348]</text:p>
          </table:table-cell>
          <table:table-cell/>
          <table:table-cell table:formula="of:=INFO.OBBA.OBBA.OBGET(INFO.OBBA.OBBA.OBCALL(&quot;&quot;;[.$B$15];&quot;getDaycountFraction&quot;;[.I265];[.J265]))" office:value-type="float" office:value="8.53333333333333">
            <text:p>8,533</text:p>
          </table:table-cell>
          <table:table-cell table:style-name="ce35" table:formula="of:=(YEARFRAC([.E265];[.F265];[.$C$9]))" office:value-type="float" office:value="8.53333333333333">
            <text:p>8,533</text:p>
          </table:table-cell>
          <table:table-cell table:formula="of:=ABS([.L265])-[.M26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6-03-16">
            <text:p>16.03.1986</text:p>
          </table:table-cell>
          <table:table-cell table:style-name="ce22" table:formula="of:=[.$C$11]+INT(RAND()*([.$C$12]-[.$C$11]))" office:value-type="date" office:date-value="2021-02-27">
            <text:p>27.02.2021</text:p>
          </table:table-cell>
          <table:table-cell table:style-name="ce21" table:formula="of:=INFO.OBBA.OBBA.OBMAKE(&quot;date-&quot;&amp;COLUMN()&amp;&quot;-&quot;&amp;ROW();&quot;Date&quot;;[.E266])" office:value-type="string" office:string-value="date-7-266 &#10;[99357]">
            <text:p>date-7-266 <text:line-break/>[99357]</text:p>
          </table:table-cell>
          <table:table-cell table:style-name="ce21" table:formula="of:=INFO.OBBA.OBBA.OBMAKE(&quot;date-&quot;&amp;COLUMN()&amp;&quot;-&quot;&amp;ROW();&quot;Date&quot;;[.F266])" office:value-type="string" office:string-value="date-8-266 &#10;[99354]">
            <text:p>date-8-266 <text:line-break/>[9935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66])" office:value-type="string" office:string-value="cal-9-266 &#10;[99358]">
            <text:p>cal-9-266 <text:line-break/>[9935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66])" office:value-type="string" office:string-value="cal-10-266 &#10;[99355]">
            <text:p>cal-10-266 <text:line-break/>[99355]</text:p>
          </table:table-cell>
          <table:table-cell/>
          <table:table-cell table:formula="of:=INFO.OBBA.OBBA.OBGET(INFO.OBBA.OBBA.OBCALL(&quot;&quot;;[.$B$15];&quot;getDaycountFraction&quot;;[.I266];[.J266]))" office:value-type="float" office:value="35.4638888888889">
            <text:p>35,464</text:p>
          </table:table-cell>
          <table:table-cell table:style-name="ce35" table:formula="of:=(YEARFRAC([.E266];[.F266];[.$C$9]))" office:value-type="float" office:value="35.4638888888889">
            <text:p>35,464</text:p>
          </table:table-cell>
          <table:table-cell table:formula="of:=ABS([.L266])-[.M26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8-11-25">
            <text:p>25.11.2018</text:p>
          </table:table-cell>
          <table:table-cell table:style-name="ce22" table:formula="of:=[.$C$11]+INT(RAND()*([.$C$12]-[.$C$11]))" office:value-type="date" office:date-value="2014-12-13">
            <text:p>13.12.2014</text:p>
          </table:table-cell>
          <table:table-cell table:style-name="ce21" table:formula="of:=INFO.OBBA.OBBA.OBMAKE(&quot;date-&quot;&amp;COLUMN()&amp;&quot;-&quot;&amp;ROW();&quot;Date&quot;;[.E267])" office:value-type="string" office:string-value="date-7-267 &#10;[99364]">
            <text:p>date-7-267 <text:line-break/>[99364]</text:p>
          </table:table-cell>
          <table:table-cell table:style-name="ce21" table:formula="of:=INFO.OBBA.OBBA.OBMAKE(&quot;date-&quot;&amp;COLUMN()&amp;&quot;-&quot;&amp;ROW();&quot;Date&quot;;[.F267])" office:value-type="string" office:string-value="date-8-267 &#10;[99361]">
            <text:p>date-8-267 <text:line-break/>[9936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67])" office:value-type="string" office:string-value="cal-9-267 &#10;[99365]">
            <text:p>cal-9-267 <text:line-break/>[9936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67])" office:value-type="string" office:string-value="cal-10-267 &#10;[99362]">
            <text:p>cal-10-267 <text:line-break/>[99362]</text:p>
          </table:table-cell>
          <table:table-cell/>
          <table:table-cell table:formula="of:=INFO.OBBA.OBBA.OBGET(INFO.OBBA.OBBA.OBCALL(&quot;&quot;;[.$B$15];&quot;getDaycountFraction&quot;;[.I267];[.J267]))" office:value-type="float" office:value="-4.00833333333333">
            <text:p>-4,008</text:p>
          </table:table-cell>
          <table:table-cell table:style-name="ce35" table:formula="of:=(YEARFRAC([.E267];[.F267];[.$C$9]))" office:value-type="float" office:value="4.00833333333333">
            <text:p>4,008</text:p>
          </table:table-cell>
          <table:table-cell table:formula="of:=ABS([.L267])-[.M26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9-04-11">
            <text:p>11.04.2019</text:p>
          </table:table-cell>
          <table:table-cell table:style-name="ce22" table:formula="of:=[.$C$11]+INT(RAND()*([.$C$12]-[.$C$11]))" office:value-type="date" office:date-value="2001-02-18">
            <text:p>18.02.2001</text:p>
          </table:table-cell>
          <table:table-cell table:style-name="ce21" table:formula="of:=INFO.OBBA.OBBA.OBMAKE(&quot;date-&quot;&amp;COLUMN()&amp;&quot;-&quot;&amp;ROW();&quot;Date&quot;;[.E268])" office:value-type="string" office:string-value="date-7-268 &#10;[99371]">
            <text:p>date-7-268 <text:line-break/>[99371]</text:p>
          </table:table-cell>
          <table:table-cell table:style-name="ce21" table:formula="of:=INFO.OBBA.OBBA.OBMAKE(&quot;date-&quot;&amp;COLUMN()&amp;&quot;-&quot;&amp;ROW();&quot;Date&quot;;[.F268])" office:value-type="string" office:string-value="date-8-268 &#10;[99368]">
            <text:p>date-8-268 <text:line-break/>[9936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68])" office:value-type="string" office:string-value="cal-9-268 &#10;[99372]">
            <text:p>cal-9-268 <text:line-break/>[9937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68])" office:value-type="string" office:string-value="cal-10-268 &#10;[99369]">
            <text:p>cal-10-268 <text:line-break/>[99369]</text:p>
          </table:table-cell>
          <table:table-cell/>
          <table:table-cell table:formula="of:=INFO.OBBA.OBBA.OBGET(INFO.OBBA.OBBA.OBCALL(&quot;&quot;;[.$B$15];&quot;getDaycountFraction&quot;;[.I268];[.J268]))" office:value-type="float" office:value="-18.4055555555556">
            <text:p>-18,406</text:p>
          </table:table-cell>
          <table:table-cell table:style-name="ce35" table:formula="of:=(YEARFRAC([.E268];[.F268];[.$C$9]))" office:value-type="float" office:value="18.4055555555556">
            <text:p>18,406</text:p>
          </table:table-cell>
          <table:table-cell table:formula="of:=ABS([.L268])-[.M26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2-07-09">
            <text:p>09.07.2002</text:p>
          </table:table-cell>
          <table:table-cell table:style-name="ce22" table:formula="of:=[.$C$11]+INT(RAND()*([.$C$12]-[.$C$11]))" office:value-type="date" office:date-value="2022-02-04">
            <text:p>04.02.2022</text:p>
          </table:table-cell>
          <table:table-cell table:style-name="ce21" table:formula="of:=INFO.OBBA.OBBA.OBMAKE(&quot;date-&quot;&amp;COLUMN()&amp;&quot;-&quot;&amp;ROW();&quot;Date&quot;;[.E269])" office:value-type="string" office:string-value="date-7-269 &#10;[99378]">
            <text:p>date-7-269 <text:line-break/>[99378]</text:p>
          </table:table-cell>
          <table:table-cell table:style-name="ce21" table:formula="of:=INFO.OBBA.OBBA.OBMAKE(&quot;date-&quot;&amp;COLUMN()&amp;&quot;-&quot;&amp;ROW();&quot;Date&quot;;[.F269])" office:value-type="string" office:string-value="date-8-269 &#10;[99375]">
            <text:p>date-8-269 <text:line-break/>[9937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69])" office:value-type="string" office:string-value="cal-9-269 &#10;[99379]">
            <text:p>cal-9-269 <text:line-break/>[9937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69])" office:value-type="string" office:string-value="cal-10-269 &#10;[99376]">
            <text:p>cal-10-269 <text:line-break/>[99376]</text:p>
          </table:table-cell>
          <table:table-cell/>
          <table:table-cell table:formula="of:=INFO.OBBA.OBBA.OBGET(INFO.OBBA.OBBA.OBCALL(&quot;&quot;;[.$B$15];&quot;getDaycountFraction&quot;;[.I269];[.J269]))" office:value-type="float" office:value="19.8611111111111">
            <text:p>19,861</text:p>
          </table:table-cell>
          <table:table-cell table:style-name="ce35" table:formula="of:=(YEARFRAC([.E269];[.F269];[.$C$9]))" office:value-type="float" office:value="19.8611111111111">
            <text:p>19,861</text:p>
          </table:table-cell>
          <table:table-cell table:formula="of:=ABS([.L269])-[.M26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5-05-31">
            <text:p>31.05.2015</text:p>
          </table:table-cell>
          <table:table-cell table:style-name="ce22" table:formula="of:=[.$C$11]+INT(RAND()*([.$C$12]-[.$C$11]))" office:value-type="date" office:date-value="2013-02-12">
            <text:p>12.02.2013</text:p>
          </table:table-cell>
          <table:table-cell table:style-name="ce21" table:formula="of:=INFO.OBBA.OBBA.OBMAKE(&quot;date-&quot;&amp;COLUMN()&amp;&quot;-&quot;&amp;ROW();&quot;Date&quot;;[.E270])" office:value-type="string" office:string-value="date-7-270 &#10;[99385]">
            <text:p>date-7-270 <text:line-break/>[99385]</text:p>
          </table:table-cell>
          <table:table-cell table:style-name="ce21" table:formula="of:=INFO.OBBA.OBBA.OBMAKE(&quot;date-&quot;&amp;COLUMN()&amp;&quot;-&quot;&amp;ROW();&quot;Date&quot;;[.F270])" office:value-type="string" office:string-value="date-8-270 &#10;[99382]">
            <text:p>date-8-270 <text:line-break/>[9938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70])" office:value-type="string" office:string-value="cal-9-270 &#10;[99386]">
            <text:p>cal-9-270 <text:line-break/>[9938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70])" office:value-type="string" office:string-value="cal-10-270 &#10;[99383]">
            <text:p>cal-10-270 <text:line-break/>[99383]</text:p>
          </table:table-cell>
          <table:table-cell/>
          <table:table-cell table:formula="of:=INFO.OBBA.OBBA.OBGET(INFO.OBBA.OBBA.OBCALL(&quot;&quot;;[.$B$15];&quot;getDaycountFraction&quot;;[.I270];[.J270]))" office:value-type="float" office:value="-2.32777777777778">
            <text:p>-2,328</text:p>
          </table:table-cell>
          <table:table-cell table:style-name="ce35" table:formula="of:=(YEARFRAC([.E270];[.F270];[.$C$9]))" office:value-type="float" office:value="2.32777777777778">
            <text:p>2,328</text:p>
          </table:table-cell>
          <table:table-cell table:formula="of:=ABS([.L270])-[.M27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0-11-05">
            <text:p>05.11.2000</text:p>
          </table:table-cell>
          <table:table-cell table:style-name="ce22" table:formula="of:=[.$C$11]+INT(RAND()*([.$C$12]-[.$C$11]))" office:value-type="date" office:date-value="1993-09-06">
            <text:p>06.09.1993</text:p>
          </table:table-cell>
          <table:table-cell table:style-name="ce21" table:formula="of:=INFO.OBBA.OBBA.OBMAKE(&quot;date-&quot;&amp;COLUMN()&amp;&quot;-&quot;&amp;ROW();&quot;Date&quot;;[.E271])" office:value-type="string" office:string-value="date-7-271 &#10;[99392]">
            <text:p>date-7-271 <text:line-break/>[99392]</text:p>
          </table:table-cell>
          <table:table-cell table:style-name="ce21" table:formula="of:=INFO.OBBA.OBBA.OBMAKE(&quot;date-&quot;&amp;COLUMN()&amp;&quot;-&quot;&amp;ROW();&quot;Date&quot;;[.F271])" office:value-type="string" office:string-value="date-8-271 &#10;[99389]">
            <text:p>date-8-271 <text:line-break/>[9938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71])" office:value-type="string" office:string-value="cal-9-271 &#10;[99393]">
            <text:p>cal-9-271 <text:line-break/>[9939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71])" office:value-type="string" office:string-value="cal-10-271 &#10;[99390]">
            <text:p>cal-10-271 <text:line-break/>[99390]</text:p>
          </table:table-cell>
          <table:table-cell/>
          <table:table-cell table:formula="of:=INFO.OBBA.OBBA.OBGET(INFO.OBBA.OBBA.OBCALL(&quot;&quot;;[.$B$15];&quot;getDaycountFraction&quot;;[.I271];[.J271]))" office:value-type="float" office:value="-7.26944444444445">
            <text:p>-7,269</text:p>
          </table:table-cell>
          <table:table-cell table:style-name="ce35" table:formula="of:=(YEARFRAC([.E271];[.F271];[.$C$9]))" office:value-type="float" office:value="7.26944444444445">
            <text:p>7,269</text:p>
          </table:table-cell>
          <table:table-cell table:formula="of:=ABS([.L271])-[.M27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7-08-12">
            <text:p>12.08.2007</text:p>
          </table:table-cell>
          <table:table-cell table:style-name="ce22" table:formula="of:=[.$C$11]+INT(RAND()*([.$C$12]-[.$C$11]))" office:value-type="date" office:date-value="2009-12-13">
            <text:p>13.12.2009</text:p>
          </table:table-cell>
          <table:table-cell table:style-name="ce21" table:formula="of:=INFO.OBBA.OBBA.OBMAKE(&quot;date-&quot;&amp;COLUMN()&amp;&quot;-&quot;&amp;ROW();&quot;Date&quot;;[.E272])" office:value-type="string" office:string-value="date-7-272 &#10;[99399]">
            <text:p>date-7-272 <text:line-break/>[99399]</text:p>
          </table:table-cell>
          <table:table-cell table:style-name="ce21" table:formula="of:=INFO.OBBA.OBBA.OBMAKE(&quot;date-&quot;&amp;COLUMN()&amp;&quot;-&quot;&amp;ROW();&quot;Date&quot;;[.F272])" office:value-type="string" office:string-value="date-8-272 &#10;[99396]">
            <text:p>date-8-272 <text:line-break/>[9939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72])" office:value-type="string" office:string-value="cal-9-272 &#10;[99400]">
            <text:p>cal-9-272 <text:line-break/>[9940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72])" office:value-type="string" office:string-value="cal-10-272 &#10;[99397]">
            <text:p>cal-10-272 <text:line-break/>[99397]</text:p>
          </table:table-cell>
          <table:table-cell/>
          <table:table-cell table:formula="of:=INFO.OBBA.OBBA.OBGET(INFO.OBBA.OBBA.OBCALL(&quot;&quot;;[.$B$15];&quot;getDaycountFraction&quot;;[.I272];[.J272]))" office:value-type="float" office:value="2.37222222222222">
            <text:p>2,372</text:p>
          </table:table-cell>
          <table:table-cell table:style-name="ce35" table:formula="of:=(YEARFRAC([.E272];[.F272];[.$C$9]))" office:value-type="float" office:value="2.37222222222222">
            <text:p>2,372</text:p>
          </table:table-cell>
          <table:table-cell table:formula="of:=ABS([.L272])-[.M27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6-01-10">
            <text:p>10.01.2006</text:p>
          </table:table-cell>
          <table:table-cell table:style-name="ce22" table:formula="of:=[.$C$11]+INT(RAND()*([.$C$12]-[.$C$11]))" office:value-type="date" office:date-value="2008-02-13">
            <text:p>13.02.2008</text:p>
          </table:table-cell>
          <table:table-cell table:style-name="ce21" table:formula="of:=INFO.OBBA.OBBA.OBMAKE(&quot;date-&quot;&amp;COLUMN()&amp;&quot;-&quot;&amp;ROW();&quot;Date&quot;;[.E273])" office:value-type="string" office:string-value="date-7-273 &#10;[99406]">
            <text:p>date-7-273 <text:line-break/>[99406]</text:p>
          </table:table-cell>
          <table:table-cell table:style-name="ce21" table:formula="of:=INFO.OBBA.OBBA.OBMAKE(&quot;date-&quot;&amp;COLUMN()&amp;&quot;-&quot;&amp;ROW();&quot;Date&quot;;[.F273])" office:value-type="string" office:string-value="date-8-273 &#10;[99403]">
            <text:p>date-8-273 <text:line-break/>[9940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73])" office:value-type="string" office:string-value="cal-9-273 &#10;[99407]">
            <text:p>cal-9-273 <text:line-break/>[9940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73])" office:value-type="string" office:string-value="cal-10-273 &#10;[99404]">
            <text:p>cal-10-273 <text:line-break/>[99404]</text:p>
          </table:table-cell>
          <table:table-cell/>
          <table:table-cell table:formula="of:=INFO.OBBA.OBBA.OBGET(INFO.OBBA.OBBA.OBCALL(&quot;&quot;;[.$B$15];&quot;getDaycountFraction&quot;;[.I273];[.J273]))" office:value-type="float" office:value="2.12222222222222">
            <text:p>2,122</text:p>
          </table:table-cell>
          <table:table-cell table:style-name="ce35" table:formula="of:=(YEARFRAC([.E273];[.F273];[.$C$9]))" office:value-type="float" office:value="2.12222222222222">
            <text:p>2,122</text:p>
          </table:table-cell>
          <table:table-cell table:formula="of:=ABS([.L273])-[.M27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0-11-10">
            <text:p>10.11.1980</text:p>
          </table:table-cell>
          <table:table-cell table:style-name="ce22" table:formula="of:=[.$C$11]+INT(RAND()*([.$C$12]-[.$C$11]))" office:value-type="date" office:date-value="1994-04-07">
            <text:p>07.04.1994</text:p>
          </table:table-cell>
          <table:table-cell table:style-name="ce21" table:formula="of:=INFO.OBBA.OBBA.OBMAKE(&quot;date-&quot;&amp;COLUMN()&amp;&quot;-&quot;&amp;ROW();&quot;Date&quot;;[.E274])" office:value-type="string" office:string-value="date-7-274 &#10;[99413]">
            <text:p>date-7-274 <text:line-break/>[99413]</text:p>
          </table:table-cell>
          <table:table-cell table:style-name="ce21" table:formula="of:=INFO.OBBA.OBBA.OBMAKE(&quot;date-&quot;&amp;COLUMN()&amp;&quot;-&quot;&amp;ROW();&quot;Date&quot;;[.F274])" office:value-type="string" office:string-value="date-8-274 &#10;[99410]">
            <text:p>date-8-274 <text:line-break/>[9941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74])" office:value-type="string" office:string-value="cal-9-274 &#10;[99414]">
            <text:p>cal-9-274 <text:line-break/>[9941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74])" office:value-type="string" office:string-value="cal-10-274 &#10;[99411]">
            <text:p>cal-10-274 <text:line-break/>[99411]</text:p>
          </table:table-cell>
          <table:table-cell/>
          <table:table-cell table:formula="of:=INFO.OBBA.OBBA.OBGET(INFO.OBBA.OBBA.OBCALL(&quot;&quot;;[.$B$15];&quot;getDaycountFraction&quot;;[.I274];[.J274]))" office:value-type="float" office:value="13.6">
            <text:p>13,600</text:p>
          </table:table-cell>
          <table:table-cell table:style-name="ce35" table:formula="of:=(YEARFRAC([.E274];[.F274];[.$C$9]))" office:value-type="float" office:value="13.6">
            <text:p>13,600</text:p>
          </table:table-cell>
          <table:table-cell table:formula="of:=ABS([.L274])-[.M27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2-10-11">
            <text:p>11.10.2022</text:p>
          </table:table-cell>
          <table:table-cell table:style-name="ce22" table:formula="of:=[.$C$11]+INT(RAND()*([.$C$12]-[.$C$11]))" office:value-type="date" office:date-value="2026-07-08">
            <text:p>08.07.2026</text:p>
          </table:table-cell>
          <table:table-cell table:style-name="ce21" table:formula="of:=INFO.OBBA.OBBA.OBMAKE(&quot;date-&quot;&amp;COLUMN()&amp;&quot;-&quot;&amp;ROW();&quot;Date&quot;;[.E275])" office:value-type="string" office:string-value="date-7-275 &#10;[99420]">
            <text:p>date-7-275 <text:line-break/>[99420]</text:p>
          </table:table-cell>
          <table:table-cell table:style-name="ce21" table:formula="of:=INFO.OBBA.OBBA.OBMAKE(&quot;date-&quot;&amp;COLUMN()&amp;&quot;-&quot;&amp;ROW();&quot;Date&quot;;[.F275])" office:value-type="string" office:string-value="date-8-275 &#10;[99417]">
            <text:p>date-8-275 <text:line-break/>[9941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75])" office:value-type="string" office:string-value="cal-9-275 &#10;[99421]">
            <text:p>cal-9-275 <text:line-break/>[9942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75])" office:value-type="string" office:string-value="cal-10-275 &#10;[99418]">
            <text:p>cal-10-275 <text:line-break/>[99418]</text:p>
          </table:table-cell>
          <table:table-cell/>
          <table:table-cell table:formula="of:=INFO.OBBA.OBBA.OBGET(INFO.OBBA.OBBA.OBCALL(&quot;&quot;;[.$B$15];&quot;getDaycountFraction&quot;;[.I275];[.J275]))" office:value-type="float" office:value="3.79444444444444">
            <text:p>3,794</text:p>
          </table:table-cell>
          <table:table-cell table:style-name="ce35" table:formula="of:=(YEARFRAC([.E275];[.F275];[.$C$9]))" office:value-type="float" office:value="3.79444444444444">
            <text:p>3,794</text:p>
          </table:table-cell>
          <table:table-cell table:formula="of:=ABS([.L275])-[.M27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9-09-20">
            <text:p>20.09.2019</text:p>
          </table:table-cell>
          <table:table-cell table:style-name="ce22" table:formula="of:=[.$C$11]+INT(RAND()*([.$C$12]-[.$C$11]))" office:value-type="date" office:date-value="1986-06-22">
            <text:p>22.06.1986</text:p>
          </table:table-cell>
          <table:table-cell table:style-name="ce21" table:formula="of:=INFO.OBBA.OBBA.OBMAKE(&quot;date-&quot;&amp;COLUMN()&amp;&quot;-&quot;&amp;ROW();&quot;Date&quot;;[.E276])" office:value-type="string" office:string-value="date-7-276 &#10;[99427]">
            <text:p>date-7-276 <text:line-break/>[99427]</text:p>
          </table:table-cell>
          <table:table-cell table:style-name="ce21" table:formula="of:=INFO.OBBA.OBBA.OBMAKE(&quot;date-&quot;&amp;COLUMN()&amp;&quot;-&quot;&amp;ROW();&quot;Date&quot;;[.F276])" office:value-type="string" office:string-value="date-8-276 &#10;[99424]">
            <text:p>date-8-276 <text:line-break/>[9942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76])" office:value-type="string" office:string-value="cal-9-276 &#10;[99428]">
            <text:p>cal-9-276 <text:line-break/>[9942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76])" office:value-type="string" office:string-value="cal-10-276 &#10;[99425]">
            <text:p>cal-10-276 <text:line-break/>[99425]</text:p>
          </table:table-cell>
          <table:table-cell/>
          <table:table-cell table:formula="of:=INFO.OBBA.OBBA.OBGET(INFO.OBBA.OBBA.OBCALL(&quot;&quot;;[.$B$15];&quot;getDaycountFraction&quot;;[.I276];[.J276]))" office:value-type="float" office:value="-33.7305555555556">
            <text:p>-33,731</text:p>
          </table:table-cell>
          <table:table-cell table:style-name="ce35" table:formula="of:=(YEARFRAC([.E276];[.F276];[.$C$9]))" office:value-type="float" office:value="33.7305555555556">
            <text:p>33,731</text:p>
          </table:table-cell>
          <table:table-cell table:formula="of:=ABS([.L276])-[.M27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7-09-04">
            <text:p>04.09.1987</text:p>
          </table:table-cell>
          <table:table-cell table:style-name="ce22" table:formula="of:=[.$C$11]+INT(RAND()*([.$C$12]-[.$C$11]))" office:value-type="date" office:date-value="1998-06-05">
            <text:p>05.06.1998</text:p>
          </table:table-cell>
          <table:table-cell table:style-name="ce21" table:formula="of:=INFO.OBBA.OBBA.OBMAKE(&quot;date-&quot;&amp;COLUMN()&amp;&quot;-&quot;&amp;ROW();&quot;Date&quot;;[.E277])" office:value-type="string" office:string-value="date-7-277 &#10;[99434]">
            <text:p>date-7-277 <text:line-break/>[99434]</text:p>
          </table:table-cell>
          <table:table-cell table:style-name="ce21" table:formula="of:=INFO.OBBA.OBBA.OBMAKE(&quot;date-&quot;&amp;COLUMN()&amp;&quot;-&quot;&amp;ROW();&quot;Date&quot;;[.F277])" office:value-type="string" office:string-value="date-8-277 &#10;[99431]">
            <text:p>date-8-277 <text:line-break/>[9943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77])" office:value-type="string" office:string-value="cal-9-277 &#10;[99435]">
            <text:p>cal-9-277 <text:line-break/>[9943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77])" office:value-type="string" office:string-value="cal-10-277 &#10;[99432]">
            <text:p>cal-10-277 <text:line-break/>[99432]</text:p>
          </table:table-cell>
          <table:table-cell/>
          <table:table-cell table:formula="of:=INFO.OBBA.OBBA.OBGET(INFO.OBBA.OBBA.OBCALL(&quot;&quot;;[.$B$15];&quot;getDaycountFraction&quot;;[.I277];[.J277]))" office:value-type="float" office:value="10.9083333333333">
            <text:p>10,908</text:p>
          </table:table-cell>
          <table:table-cell table:style-name="ce35" table:formula="of:=(YEARFRAC([.E277];[.F277];[.$C$9]))" office:value-type="float" office:value="10.9083333333333">
            <text:p>10,908</text:p>
          </table:table-cell>
          <table:table-cell table:formula="of:=ABS([.L277])-[.M27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4-03-29">
            <text:p>29.03.2004</text:p>
          </table:table-cell>
          <table:table-cell table:style-name="ce22" table:formula="of:=[.$C$11]+INT(RAND()*([.$C$12]-[.$C$11]))" office:value-type="date" office:date-value="1992-02-18">
            <text:p>18.02.1992</text:p>
          </table:table-cell>
          <table:table-cell table:style-name="ce21" table:formula="of:=INFO.OBBA.OBBA.OBMAKE(&quot;date-&quot;&amp;COLUMN()&amp;&quot;-&quot;&amp;ROW();&quot;Date&quot;;[.E278])" office:value-type="string" office:string-value="date-7-278 &#10;[99441]">
            <text:p>date-7-278 <text:line-break/>[99441]</text:p>
          </table:table-cell>
          <table:table-cell table:style-name="ce21" table:formula="of:=INFO.OBBA.OBBA.OBMAKE(&quot;date-&quot;&amp;COLUMN()&amp;&quot;-&quot;&amp;ROW();&quot;Date&quot;;[.F278])" office:value-type="string" office:string-value="date-8-278 &#10;[99438]">
            <text:p>date-8-278 <text:line-break/>[9943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78])" office:value-type="string" office:string-value="cal-9-278 &#10;[99442]">
            <text:p>cal-9-278 <text:line-break/>[9944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78])" office:value-type="string" office:string-value="cal-10-278 &#10;[99439]">
            <text:p>cal-10-278 <text:line-break/>[99439]</text:p>
          </table:table-cell>
          <table:table-cell/>
          <table:table-cell table:formula="of:=INFO.OBBA.OBBA.OBGET(INFO.OBBA.OBBA.OBCALL(&quot;&quot;;[.$B$15];&quot;getDaycountFraction&quot;;[.I278];[.J278]))" office:value-type="float" office:value="-12.2861111111111">
            <text:p>-12,286</text:p>
          </table:table-cell>
          <table:table-cell table:style-name="ce35" table:formula="of:=(YEARFRAC([.E278];[.F278];[.$C$9]))" office:value-type="float" office:value="12.2861111111111">
            <text:p>12,286</text:p>
          </table:table-cell>
          <table:table-cell table:formula="of:=ABS([.L278])-[.M27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7-07-30">
            <text:p>30.07.2017</text:p>
          </table:table-cell>
          <table:table-cell table:style-name="ce22" table:formula="of:=[.$C$11]+INT(RAND()*([.$C$12]-[.$C$11]))" office:value-type="date" office:date-value="1991-12-06">
            <text:p>06.12.1991</text:p>
          </table:table-cell>
          <table:table-cell table:style-name="ce21" table:formula="of:=INFO.OBBA.OBBA.OBMAKE(&quot;date-&quot;&amp;COLUMN()&amp;&quot;-&quot;&amp;ROW();&quot;Date&quot;;[.E279])" office:value-type="string" office:string-value="date-7-279 &#10;[99448]">
            <text:p>date-7-279 <text:line-break/>[99448]</text:p>
          </table:table-cell>
          <table:table-cell table:style-name="ce21" table:formula="of:=INFO.OBBA.OBBA.OBMAKE(&quot;date-&quot;&amp;COLUMN()&amp;&quot;-&quot;&amp;ROW();&quot;Date&quot;;[.F279])" office:value-type="string" office:string-value="date-8-279 &#10;[99445]">
            <text:p>date-8-279 <text:line-break/>[9944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79])" office:value-type="string" office:string-value="cal-9-279 &#10;[99449]">
            <text:p>cal-9-279 <text:line-break/>[9944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79])" office:value-type="string" office:string-value="cal-10-279 &#10;[99446]">
            <text:p>cal-10-279 <text:line-break/>[99446]</text:p>
          </table:table-cell>
          <table:table-cell/>
          <table:table-cell table:formula="of:=INFO.OBBA.OBBA.OBGET(INFO.OBBA.OBBA.OBCALL(&quot;&quot;;[.$B$15];&quot;getDaycountFraction&quot;;[.I279];[.J279]))" office:value-type="float" office:value="-26.0222222222222">
            <text:p>-26,022</text:p>
          </table:table-cell>
          <table:table-cell table:style-name="ce35" table:formula="of:=(YEARFRAC([.E279];[.F279];[.$C$9]))" office:value-type="float" office:value="26.0222222222222">
            <text:p>26,022</text:p>
          </table:table-cell>
          <table:table-cell table:formula="of:=ABS([.L279])-[.M27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9-05-27">
            <text:p>27.05.1999</text:p>
          </table:table-cell>
          <table:table-cell table:style-name="ce22" table:formula="of:=[.$C$11]+INT(RAND()*([.$C$12]-[.$C$11]))" office:value-type="date" office:date-value="1996-12-01">
            <text:p>01.12.1996</text:p>
          </table:table-cell>
          <table:table-cell table:style-name="ce21" table:formula="of:=INFO.OBBA.OBBA.OBMAKE(&quot;date-&quot;&amp;COLUMN()&amp;&quot;-&quot;&amp;ROW();&quot;Date&quot;;[.E280])" office:value-type="string" office:string-value="date-7-280 &#10;[99455]">
            <text:p>date-7-280 <text:line-break/>[99455]</text:p>
          </table:table-cell>
          <table:table-cell table:style-name="ce21" table:formula="of:=INFO.OBBA.OBBA.OBMAKE(&quot;date-&quot;&amp;COLUMN()&amp;&quot;-&quot;&amp;ROW();&quot;Date&quot;;[.F280])" office:value-type="string" office:string-value="date-8-280 &#10;[99452]">
            <text:p>date-8-280 <text:line-break/>[9945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80])" office:value-type="string" office:string-value="cal-9-280 &#10;[99456]">
            <text:p>cal-9-280 <text:line-break/>[9945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80])" office:value-type="string" office:string-value="cal-10-280 &#10;[99453]">
            <text:p>cal-10-280 <text:line-break/>[99453]</text:p>
          </table:table-cell>
          <table:table-cell/>
          <table:table-cell table:formula="of:=INFO.OBBA.OBBA.OBGET(INFO.OBBA.OBBA.OBCALL(&quot;&quot;;[.$B$15];&quot;getDaycountFraction&quot;;[.I280];[.J280]))" office:value-type="float" office:value="-2.51944444444444">
            <text:p>-2,519</text:p>
          </table:table-cell>
          <table:table-cell table:style-name="ce35" table:formula="of:=(YEARFRAC([.E280];[.F280];[.$C$9]))" office:value-type="float" office:value="2.51944444444444">
            <text:p>2,519</text:p>
          </table:table-cell>
          <table:table-cell table:formula="of:=ABS([.L280])-[.M28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3-01-06">
            <text:p>06.01.2013</text:p>
          </table:table-cell>
          <table:table-cell table:style-name="ce22" table:formula="of:=[.$C$11]+INT(RAND()*([.$C$12]-[.$C$11]))" office:value-type="date" office:date-value="2020-10-04">
            <text:p>04.10.2020</text:p>
          </table:table-cell>
          <table:table-cell table:style-name="ce21" table:formula="of:=INFO.OBBA.OBBA.OBMAKE(&quot;date-&quot;&amp;COLUMN()&amp;&quot;-&quot;&amp;ROW();&quot;Date&quot;;[.E281])" office:value-type="string" office:string-value="date-7-281 &#10;[99462]">
            <text:p>date-7-281 <text:line-break/>[99462]</text:p>
          </table:table-cell>
          <table:table-cell table:style-name="ce21" table:formula="of:=INFO.OBBA.OBBA.OBMAKE(&quot;date-&quot;&amp;COLUMN()&amp;&quot;-&quot;&amp;ROW();&quot;Date&quot;;[.F281])" office:value-type="string" office:string-value="date-8-281 &#10;[99459]">
            <text:p>date-8-281 <text:line-break/>[9945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81])" office:value-type="string" office:string-value="cal-9-281 &#10;[99463]">
            <text:p>cal-9-281 <text:line-break/>[9946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81])" office:value-type="string" office:string-value="cal-10-281 &#10;[99460]">
            <text:p>cal-10-281 <text:line-break/>[99460]</text:p>
          </table:table-cell>
          <table:table-cell/>
          <table:table-cell table:formula="of:=INFO.OBBA.OBBA.OBGET(INFO.OBBA.OBBA.OBCALL(&quot;&quot;;[.$B$15];&quot;getDaycountFraction&quot;;[.I281];[.J281]))" office:value-type="float" office:value="7.85555555555556">
            <text:p>7,856</text:p>
          </table:table-cell>
          <table:table-cell table:style-name="ce35" table:formula="of:=(YEARFRAC([.E281];[.F281];[.$C$9]))" office:value-type="float" office:value="7.85555555555556">
            <text:p>7,856</text:p>
          </table:table-cell>
          <table:table-cell table:formula="of:=ABS([.L281])-[.M28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8-11-06">
            <text:p>06.11.2008</text:p>
          </table:table-cell>
          <table:table-cell table:style-name="ce22" table:formula="of:=[.$C$11]+INT(RAND()*([.$C$12]-[.$C$11]))" office:value-type="date" office:date-value="1993-10-17">
            <text:p>17.10.1993</text:p>
          </table:table-cell>
          <table:table-cell table:style-name="ce21" table:formula="of:=INFO.OBBA.OBBA.OBMAKE(&quot;date-&quot;&amp;COLUMN()&amp;&quot;-&quot;&amp;ROW();&quot;Date&quot;;[.E282])" office:value-type="string" office:string-value="date-7-282 &#10;[99469]">
            <text:p>date-7-282 <text:line-break/>[99469]</text:p>
          </table:table-cell>
          <table:table-cell table:style-name="ce21" table:formula="of:=INFO.OBBA.OBBA.OBMAKE(&quot;date-&quot;&amp;COLUMN()&amp;&quot;-&quot;&amp;ROW();&quot;Date&quot;;[.F282])" office:value-type="string" office:string-value="date-8-282 &#10;[99466]">
            <text:p>date-8-282 <text:line-break/>[9946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82])" office:value-type="string" office:string-value="cal-9-282 &#10;[99470]">
            <text:p>cal-9-282 <text:line-break/>[9947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82])" office:value-type="string" office:string-value="cal-10-282 &#10;[99467]">
            <text:p>cal-10-282 <text:line-break/>[99467]</text:p>
          </table:table-cell>
          <table:table-cell/>
          <table:table-cell table:formula="of:=INFO.OBBA.OBBA.OBGET(INFO.OBBA.OBBA.OBCALL(&quot;&quot;;[.$B$15];&quot;getDaycountFraction&quot;;[.I282];[.J282]))" office:value-type="float" office:value="-15.275">
            <text:p>-15,275</text:p>
          </table:table-cell>
          <table:table-cell table:style-name="ce35" table:formula="of:=(YEARFRAC([.E282];[.F282];[.$C$9]))" office:value-type="float" office:value="15.275">
            <text:p>15,275</text:p>
          </table:table-cell>
          <table:table-cell table:formula="of:=ABS([.L282])-[.M28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5-05-06">
            <text:p>06.05.2025</text:p>
          </table:table-cell>
          <table:table-cell table:style-name="ce22" table:formula="of:=[.$C$11]+INT(RAND()*([.$C$12]-[.$C$11]))" office:value-type="date" office:date-value="2025-09-29">
            <text:p>29.09.2025</text:p>
          </table:table-cell>
          <table:table-cell table:style-name="ce21" table:formula="of:=INFO.OBBA.OBBA.OBMAKE(&quot;date-&quot;&amp;COLUMN()&amp;&quot;-&quot;&amp;ROW();&quot;Date&quot;;[.E283])" office:value-type="string" office:string-value="date-7-283 &#10;[99476]">
            <text:p>date-7-283 <text:line-break/>[99476]</text:p>
          </table:table-cell>
          <table:table-cell table:style-name="ce21" table:formula="of:=INFO.OBBA.OBBA.OBMAKE(&quot;date-&quot;&amp;COLUMN()&amp;&quot;-&quot;&amp;ROW();&quot;Date&quot;;[.F283])" office:value-type="string" office:string-value="date-8-283 &#10;[99473]">
            <text:p>date-8-283 <text:line-break/>[9947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83])" office:value-type="string" office:string-value="cal-9-283 &#10;[99477]">
            <text:p>cal-9-283 <text:line-break/>[9947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83])" office:value-type="string" office:string-value="cal-10-283 &#10;[99474]">
            <text:p>cal-10-283 <text:line-break/>[99474]</text:p>
          </table:table-cell>
          <table:table-cell/>
          <table:table-cell table:formula="of:=INFO.OBBA.OBBA.OBGET(INFO.OBBA.OBBA.OBCALL(&quot;&quot;;[.$B$15];&quot;getDaycountFraction&quot;;[.I283];[.J283]))" office:value-type="float" office:value="0.405555555555556">
            <text:p>0,406</text:p>
          </table:table-cell>
          <table:table-cell table:style-name="ce35" table:formula="of:=(YEARFRAC([.E283];[.F283];[.$C$9]))" office:value-type="float" office:value="0.405555555555556">
            <text:p>0,406</text:p>
          </table:table-cell>
          <table:table-cell table:formula="of:=ABS([.L283])-[.M28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5-12-08">
            <text:p>08.12.1995</text:p>
          </table:table-cell>
          <table:table-cell table:style-name="ce22" table:formula="of:=[.$C$11]+INT(RAND()*([.$C$12]-[.$C$11]))" office:value-type="date" office:date-value="1998-03-27">
            <text:p>27.03.1998</text:p>
          </table:table-cell>
          <table:table-cell table:style-name="ce21" table:formula="of:=INFO.OBBA.OBBA.OBMAKE(&quot;date-&quot;&amp;COLUMN()&amp;&quot;-&quot;&amp;ROW();&quot;Date&quot;;[.E284])" office:value-type="string" office:string-value="date-7-284 &#10;[99483]">
            <text:p>date-7-284 <text:line-break/>[99483]</text:p>
          </table:table-cell>
          <table:table-cell table:style-name="ce21" table:formula="of:=INFO.OBBA.OBBA.OBMAKE(&quot;date-&quot;&amp;COLUMN()&amp;&quot;-&quot;&amp;ROW();&quot;Date&quot;;[.F284])" office:value-type="string" office:string-value="date-8-284 &#10;[99480]">
            <text:p>date-8-284 <text:line-break/>[9948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84])" office:value-type="string" office:string-value="cal-9-284 &#10;[99484]">
            <text:p>cal-9-284 <text:line-break/>[9948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84])" office:value-type="string" office:string-value="cal-10-284 &#10;[99481]">
            <text:p>cal-10-284 <text:line-break/>[99481]</text:p>
          </table:table-cell>
          <table:table-cell/>
          <table:table-cell table:formula="of:=INFO.OBBA.OBBA.OBGET(INFO.OBBA.OBBA.OBCALL(&quot;&quot;;[.$B$15];&quot;getDaycountFraction&quot;;[.I284];[.J284]))" office:value-type="float" office:value="2.33333333333333">
            <text:p>2,333</text:p>
          </table:table-cell>
          <table:table-cell table:style-name="ce35" table:formula="of:=(YEARFRAC([.E284];[.F284];[.$C$9]))" office:value-type="float" office:value="2.33333333333333">
            <text:p>2,333</text:p>
          </table:table-cell>
          <table:table-cell table:formula="of:=ABS([.L284])-[.M28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3-03-21">
            <text:p>21.03.2023</text:p>
          </table:table-cell>
          <table:table-cell table:style-name="ce22" table:formula="of:=[.$C$11]+INT(RAND()*([.$C$12]-[.$C$11]))" office:value-type="date" office:date-value="2023-11-10">
            <text:p>10.11.2023</text:p>
          </table:table-cell>
          <table:table-cell table:style-name="ce21" table:formula="of:=INFO.OBBA.OBBA.OBMAKE(&quot;date-&quot;&amp;COLUMN()&amp;&quot;-&quot;&amp;ROW();&quot;Date&quot;;[.E285])" office:value-type="string" office:string-value="date-7-285 &#10;[99490]">
            <text:p>date-7-285 <text:line-break/>[99490]</text:p>
          </table:table-cell>
          <table:table-cell table:style-name="ce21" table:formula="of:=INFO.OBBA.OBBA.OBMAKE(&quot;date-&quot;&amp;COLUMN()&amp;&quot;-&quot;&amp;ROW();&quot;Date&quot;;[.F285])" office:value-type="string" office:string-value="date-8-285 &#10;[99487]">
            <text:p>date-8-285 <text:line-break/>[9948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85])" office:value-type="string" office:string-value="cal-9-285 &#10;[99491]">
            <text:p>cal-9-285 <text:line-break/>[9949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85])" office:value-type="string" office:string-value="cal-10-285 &#10;[99488]">
            <text:p>cal-10-285 <text:line-break/>[99488]</text:p>
          </table:table-cell>
          <table:table-cell/>
          <table:table-cell table:formula="of:=INFO.OBBA.OBBA.OBGET(INFO.OBBA.OBBA.OBCALL(&quot;&quot;;[.$B$15];&quot;getDaycountFraction&quot;;[.I285];[.J285]))" office:value-type="float" office:value="0.65">
            <text:p>0,650</text:p>
          </table:table-cell>
          <table:table-cell table:style-name="ce35" table:formula="of:=(YEARFRAC([.E285];[.F285];[.$C$9]))" office:value-type="float" office:value="0.65">
            <text:p>0,650</text:p>
          </table:table-cell>
          <table:table-cell table:formula="of:=ABS([.L285])-[.M28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7-09-08">
            <text:p>08.09.2017</text:p>
          </table:table-cell>
          <table:table-cell table:style-name="ce22" table:formula="of:=[.$C$11]+INT(RAND()*([.$C$12]-[.$C$11]))" office:value-type="date" office:date-value="2025-12-08">
            <text:p>08.12.2025</text:p>
          </table:table-cell>
          <table:table-cell table:style-name="ce21" table:formula="of:=INFO.OBBA.OBBA.OBMAKE(&quot;date-&quot;&amp;COLUMN()&amp;&quot;-&quot;&amp;ROW();&quot;Date&quot;;[.E286])" office:value-type="string" office:string-value="date-7-286 &#10;[99497]">
            <text:p>date-7-286 <text:line-break/>[99497]</text:p>
          </table:table-cell>
          <table:table-cell table:style-name="ce21" table:formula="of:=INFO.OBBA.OBBA.OBMAKE(&quot;date-&quot;&amp;COLUMN()&amp;&quot;-&quot;&amp;ROW();&quot;Date&quot;;[.F286])" office:value-type="string" office:string-value="date-8-286 &#10;[99494]">
            <text:p>date-8-286 <text:line-break/>[9949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86])" office:value-type="string" office:string-value="cal-9-286 &#10;[99498]">
            <text:p>cal-9-286 <text:line-break/>[9949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86])" office:value-type="string" office:string-value="cal-10-286 &#10;[99495]">
            <text:p>cal-10-286 <text:line-break/>[99495]</text:p>
          </table:table-cell>
          <table:table-cell/>
          <table:table-cell table:formula="of:=INFO.OBBA.OBBA.OBGET(INFO.OBBA.OBBA.OBCALL(&quot;&quot;;[.$B$15];&quot;getDaycountFraction&quot;;[.I286];[.J286]))" office:value-type="float" office:value="8.36944444444444">
            <text:p>8,369</text:p>
          </table:table-cell>
          <table:table-cell table:style-name="ce35" table:formula="of:=(YEARFRAC([.E286];[.F286];[.$C$9]))" office:value-type="float" office:value="8.36944444444444">
            <text:p>8,369</text:p>
          </table:table-cell>
          <table:table-cell table:formula="of:=ABS([.L286])-[.M28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8-07-12">
            <text:p>12.07.2028</text:p>
          </table:table-cell>
          <table:table-cell table:style-name="ce22" table:formula="of:=[.$C$11]+INT(RAND()*([.$C$12]-[.$C$11]))" office:value-type="date" office:date-value="2003-04-25">
            <text:p>25.04.2003</text:p>
          </table:table-cell>
          <table:table-cell table:style-name="ce21" table:formula="of:=INFO.OBBA.OBBA.OBMAKE(&quot;date-&quot;&amp;COLUMN()&amp;&quot;-&quot;&amp;ROW();&quot;Date&quot;;[.E287])" office:value-type="string" office:string-value="date-7-287 &#10;[99504]">
            <text:p>date-7-287 <text:line-break/>[99504]</text:p>
          </table:table-cell>
          <table:table-cell table:style-name="ce21" table:formula="of:=INFO.OBBA.OBBA.OBMAKE(&quot;date-&quot;&amp;COLUMN()&amp;&quot;-&quot;&amp;ROW();&quot;Date&quot;;[.F287])" office:value-type="string" office:string-value="date-8-287 &#10;[99501]">
            <text:p>date-8-287 <text:line-break/>[9950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87])" office:value-type="string" office:string-value="cal-9-287 &#10;[99505]">
            <text:p>cal-9-287 <text:line-break/>[9950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87])" office:value-type="string" office:string-value="cal-10-287 &#10;[99502]">
            <text:p>cal-10-287 <text:line-break/>[99502]</text:p>
          </table:table-cell>
          <table:table-cell/>
          <table:table-cell table:formula="of:=INFO.OBBA.OBBA.OBGET(INFO.OBBA.OBBA.OBCALL(&quot;&quot;;[.$B$15];&quot;getDaycountFraction&quot;;[.I287];[.J287]))" office:value-type="float" office:value="-25.5833333333333">
            <text:p>-25,583</text:p>
          </table:table-cell>
          <table:table-cell table:style-name="ce35" table:formula="of:=(YEARFRAC([.E287];[.F287];[.$C$9]))" office:value-type="float" office:value="25.5833333333333">
            <text:p>25,583</text:p>
          </table:table-cell>
          <table:table-cell table:formula="of:=ABS([.L287])-[.M28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5-05-02">
            <text:p>02.05.1995</text:p>
          </table:table-cell>
          <table:table-cell table:style-name="ce22" table:formula="of:=[.$C$11]+INT(RAND()*([.$C$12]-[.$C$11]))" office:value-type="date" office:date-value="1996-10-16">
            <text:p>16.10.1996</text:p>
          </table:table-cell>
          <table:table-cell table:style-name="ce21" table:formula="of:=INFO.OBBA.OBBA.OBMAKE(&quot;date-&quot;&amp;COLUMN()&amp;&quot;-&quot;&amp;ROW();&quot;Date&quot;;[.E288])" office:value-type="string" office:string-value="date-7-288 &#10;[99511]">
            <text:p>date-7-288 <text:line-break/>[99511]</text:p>
          </table:table-cell>
          <table:table-cell table:style-name="ce21" table:formula="of:=INFO.OBBA.OBBA.OBMAKE(&quot;date-&quot;&amp;COLUMN()&amp;&quot;-&quot;&amp;ROW();&quot;Date&quot;;[.F288])" office:value-type="string" office:string-value="date-8-288 &#10;[99508]">
            <text:p>date-8-288 <text:line-break/>[9950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88])" office:value-type="string" office:string-value="cal-9-288 &#10;[99512]">
            <text:p>cal-9-288 <text:line-break/>[9951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88])" office:value-type="string" office:string-value="cal-10-288 &#10;[99509]">
            <text:p>cal-10-288 <text:line-break/>[99509]</text:p>
          </table:table-cell>
          <table:table-cell/>
          <table:table-cell table:formula="of:=INFO.OBBA.OBBA.OBGET(INFO.OBBA.OBBA.OBCALL(&quot;&quot;;[.$B$15];&quot;getDaycountFraction&quot;;[.I288];[.J288]))" office:value-type="float" office:value="1.48055555555556">
            <text:p>1,481</text:p>
          </table:table-cell>
          <table:table-cell table:style-name="ce35" table:formula="of:=(YEARFRAC([.E288];[.F288];[.$C$9]))" office:value-type="float" office:value="1.48055555555556">
            <text:p>1,481</text:p>
          </table:table-cell>
          <table:table-cell table:formula="of:=ABS([.L288])-[.M28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0-10-15">
            <text:p>15.10.2010</text:p>
          </table:table-cell>
          <table:table-cell table:style-name="ce22" table:formula="of:=[.$C$11]+INT(RAND()*([.$C$12]-[.$C$11]))" office:value-type="date" office:date-value="1992-07-26">
            <text:p>26.07.1992</text:p>
          </table:table-cell>
          <table:table-cell table:style-name="ce21" table:formula="of:=INFO.OBBA.OBBA.OBMAKE(&quot;date-&quot;&amp;COLUMN()&amp;&quot;-&quot;&amp;ROW();&quot;Date&quot;;[.E289])" office:value-type="string" office:string-value="date-7-289 &#10;[99518]">
            <text:p>date-7-289 <text:line-break/>[99518]</text:p>
          </table:table-cell>
          <table:table-cell table:style-name="ce21" table:formula="of:=INFO.OBBA.OBBA.OBMAKE(&quot;date-&quot;&amp;COLUMN()&amp;&quot;-&quot;&amp;ROW();&quot;Date&quot;;[.F289])" office:value-type="string" office:string-value="date-8-289 &#10;[99515]">
            <text:p>date-8-289 <text:line-break/>[9951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89])" office:value-type="string" office:string-value="cal-9-289 &#10;[99519]">
            <text:p>cal-9-289 <text:line-break/>[9951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89])" office:value-type="string" office:string-value="cal-10-289 &#10;[99516]">
            <text:p>cal-10-289 <text:line-break/>[99516]</text:p>
          </table:table-cell>
          <table:table-cell/>
          <table:table-cell table:formula="of:=INFO.OBBA.OBBA.OBGET(INFO.OBBA.OBBA.OBCALL(&quot;&quot;;[.$B$15];&quot;getDaycountFraction&quot;;[.I289];[.J289]))" office:value-type="float" office:value="-18.4861111111111">
            <text:p>-18,486</text:p>
          </table:table-cell>
          <table:table-cell table:style-name="ce35" table:formula="of:=(YEARFRAC([.E289];[.F289];[.$C$9]))" office:value-type="float" office:value="18.4861111111111">
            <text:p>18,486</text:p>
          </table:table-cell>
          <table:table-cell table:formula="of:=ABS([.L289])-[.M28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0-01-17">
            <text:p>17.01.1980</text:p>
          </table:table-cell>
          <table:table-cell table:style-name="ce22" table:formula="of:=[.$C$11]+INT(RAND()*([.$C$12]-[.$C$11]))" office:value-type="date" office:date-value="2005-09-12">
            <text:p>12.09.2005</text:p>
          </table:table-cell>
          <table:table-cell table:style-name="ce21" table:formula="of:=INFO.OBBA.OBBA.OBMAKE(&quot;date-&quot;&amp;COLUMN()&amp;&quot;-&quot;&amp;ROW();&quot;Date&quot;;[.E290])" office:value-type="string" office:string-value="date-7-290 &#10;[99525]">
            <text:p>date-7-290 <text:line-break/>[99525]</text:p>
          </table:table-cell>
          <table:table-cell table:style-name="ce21" table:formula="of:=INFO.OBBA.OBBA.OBMAKE(&quot;date-&quot;&amp;COLUMN()&amp;&quot;-&quot;&amp;ROW();&quot;Date&quot;;[.F290])" office:value-type="string" office:string-value="date-8-290 &#10;[99522]">
            <text:p>date-8-290 <text:line-break/>[9952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90])" office:value-type="string" office:string-value="cal-9-290 &#10;[99526]">
            <text:p>cal-9-290 <text:line-break/>[9952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90])" office:value-type="string" office:string-value="cal-10-290 &#10;[99523]">
            <text:p>cal-10-290 <text:line-break/>[99523]</text:p>
          </table:table-cell>
          <table:table-cell/>
          <table:table-cell table:formula="of:=INFO.OBBA.OBBA.OBGET(INFO.OBBA.OBBA.OBCALL(&quot;&quot;;[.$B$15];&quot;getDaycountFraction&quot;;[.I290];[.J290]))" office:value-type="float" office:value="26.0277777777778">
            <text:p>26,028</text:p>
          </table:table-cell>
          <table:table-cell table:style-name="ce35" table:formula="of:=(YEARFRAC([.E290];[.F290];[.$C$9]))" office:value-type="float" office:value="26.0277777777778">
            <text:p>26,028</text:p>
          </table:table-cell>
          <table:table-cell table:formula="of:=ABS([.L290])-[.M29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2-03-15">
            <text:p>15.03.1982</text:p>
          </table:table-cell>
          <table:table-cell table:style-name="ce22" table:formula="of:=[.$C$11]+INT(RAND()*([.$C$12]-[.$C$11]))" office:value-type="date" office:date-value="2025-02-22">
            <text:p>22.02.2025</text:p>
          </table:table-cell>
          <table:table-cell table:style-name="ce21" table:formula="of:=INFO.OBBA.OBBA.OBMAKE(&quot;date-&quot;&amp;COLUMN()&amp;&quot;-&quot;&amp;ROW();&quot;Date&quot;;[.E291])" office:value-type="string" office:string-value="date-7-291 &#10;[99532]">
            <text:p>date-7-291 <text:line-break/>[99532]</text:p>
          </table:table-cell>
          <table:table-cell table:style-name="ce21" table:formula="of:=INFO.OBBA.OBBA.OBMAKE(&quot;date-&quot;&amp;COLUMN()&amp;&quot;-&quot;&amp;ROW();&quot;Date&quot;;[.F291])" office:value-type="string" office:string-value="date-8-291 &#10;[99529]">
            <text:p>date-8-291 <text:line-break/>[9952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91])" office:value-type="string" office:string-value="cal-9-291 &#10;[99533]">
            <text:p>cal-9-291 <text:line-break/>[9953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91])" office:value-type="string" office:string-value="cal-10-291 &#10;[99530]">
            <text:p>cal-10-291 <text:line-break/>[99530]</text:p>
          </table:table-cell>
          <table:table-cell/>
          <table:table-cell table:formula="of:=INFO.OBBA.OBBA.OBGET(INFO.OBBA.OBBA.OBCALL(&quot;&quot;;[.$B$15];&quot;getDaycountFraction&quot;;[.I291];[.J291]))" office:value-type="float" office:value="43.5694444444444">
            <text:p>43,569</text:p>
          </table:table-cell>
          <table:table-cell table:style-name="ce35" table:formula="of:=(YEARFRAC([.E291];[.F291];[.$C$9]))" office:value-type="float" office:value="43.5694444444444">
            <text:p>43,569</text:p>
          </table:table-cell>
          <table:table-cell table:formula="of:=ABS([.L291])-[.M29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2-12-17">
            <text:p>17.12.2022</text:p>
          </table:table-cell>
          <table:table-cell table:style-name="ce22" table:formula="of:=[.$C$11]+INT(RAND()*([.$C$12]-[.$C$11]))" office:value-type="date" office:date-value="2028-02-26">
            <text:p>26.02.2028</text:p>
          </table:table-cell>
          <table:table-cell table:style-name="ce21" table:formula="of:=INFO.OBBA.OBBA.OBMAKE(&quot;date-&quot;&amp;COLUMN()&amp;&quot;-&quot;&amp;ROW();&quot;Date&quot;;[.E292])" office:value-type="string" office:string-value="date-7-292 &#10;[99539]">
            <text:p>date-7-292 <text:line-break/>[99539]</text:p>
          </table:table-cell>
          <table:table-cell table:style-name="ce21" table:formula="of:=INFO.OBBA.OBBA.OBMAKE(&quot;date-&quot;&amp;COLUMN()&amp;&quot;-&quot;&amp;ROW();&quot;Date&quot;;[.F292])" office:value-type="string" office:string-value="date-8-292 &#10;[99536]">
            <text:p>date-8-292 <text:line-break/>[9953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92])" office:value-type="string" office:string-value="cal-9-292 &#10;[99540]">
            <text:p>cal-9-292 <text:line-break/>[9954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92])" office:value-type="string" office:string-value="cal-10-292 &#10;[99537]">
            <text:p>cal-10-292 <text:line-break/>[99537]</text:p>
          </table:table-cell>
          <table:table-cell/>
          <table:table-cell table:formula="of:=INFO.OBBA.OBBA.OBGET(INFO.OBBA.OBBA.OBCALL(&quot;&quot;;[.$B$15];&quot;getDaycountFraction&quot;;[.I292];[.J292]))" office:value-type="float" office:value="5.26944444444445">
            <text:p>5,269</text:p>
          </table:table-cell>
          <table:table-cell table:style-name="ce35" table:formula="of:=(YEARFRAC([.E292];[.F292];[.$C$9]))" office:value-type="float" office:value="5.26944444444445">
            <text:p>5,269</text:p>
          </table:table-cell>
          <table:table-cell table:formula="of:=ABS([.L292])-[.M29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5-04-09">
            <text:p>09.04.2005</text:p>
          </table:table-cell>
          <table:table-cell table:style-name="ce22" table:formula="of:=[.$C$11]+INT(RAND()*([.$C$12]-[.$C$11]))" office:value-type="date" office:date-value="1992-04-10">
            <text:p>10.04.1992</text:p>
          </table:table-cell>
          <table:table-cell table:style-name="ce21" table:formula="of:=INFO.OBBA.OBBA.OBMAKE(&quot;date-&quot;&amp;COLUMN()&amp;&quot;-&quot;&amp;ROW();&quot;Date&quot;;[.E293])" office:value-type="string" office:string-value="date-7-293 &#10;[99546]">
            <text:p>date-7-293 <text:line-break/>[99546]</text:p>
          </table:table-cell>
          <table:table-cell table:style-name="ce21" table:formula="of:=INFO.OBBA.OBBA.OBMAKE(&quot;date-&quot;&amp;COLUMN()&amp;&quot;-&quot;&amp;ROW();&quot;Date&quot;;[.F293])" office:value-type="string" office:string-value="date-8-293 &#10;[99543]">
            <text:p>date-8-293 <text:line-break/>[9954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93])" office:value-type="string" office:string-value="cal-9-293 &#10;[99547]">
            <text:p>cal-9-293 <text:line-break/>[9954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93])" office:value-type="string" office:string-value="cal-10-293 &#10;[99544]">
            <text:p>cal-10-293 <text:line-break/>[99544]</text:p>
          </table:table-cell>
          <table:table-cell/>
          <table:table-cell table:formula="of:=INFO.OBBA.OBBA.OBGET(INFO.OBBA.OBBA.OBCALL(&quot;&quot;;[.$B$15];&quot;getDaycountFraction&quot;;[.I293];[.J293]))" office:value-type="float" office:value="-13.1861111111111">
            <text:p>-13,186</text:p>
          </table:table-cell>
          <table:table-cell table:style-name="ce35" table:formula="of:=(YEARFRAC([.E293];[.F293];[.$C$9]))" office:value-type="float" office:value="13.1861111111111">
            <text:p>13,186</text:p>
          </table:table-cell>
          <table:table-cell table:formula="of:=ABS([.L293])-[.M29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6-06-15">
            <text:p>15.06.1996</text:p>
          </table:table-cell>
          <table:table-cell table:style-name="ce22" table:formula="of:=[.$C$11]+INT(RAND()*([.$C$12]-[.$C$11]))" office:value-type="date" office:date-value="2008-06-13">
            <text:p>13.06.2008</text:p>
          </table:table-cell>
          <table:table-cell table:style-name="ce21" table:formula="of:=INFO.OBBA.OBBA.OBMAKE(&quot;date-&quot;&amp;COLUMN()&amp;&quot;-&quot;&amp;ROW();&quot;Date&quot;;[.E294])" office:value-type="string" office:string-value="date-7-294 &#10;[99553]">
            <text:p>date-7-294 <text:line-break/>[99553]</text:p>
          </table:table-cell>
          <table:table-cell table:style-name="ce21" table:formula="of:=INFO.OBBA.OBBA.OBMAKE(&quot;date-&quot;&amp;COLUMN()&amp;&quot;-&quot;&amp;ROW();&quot;Date&quot;;[.F294])" office:value-type="string" office:string-value="date-8-294 &#10;[99550]">
            <text:p>date-8-294 <text:line-break/>[9955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94])" office:value-type="string" office:string-value="cal-9-294 &#10;[99554]">
            <text:p>cal-9-294 <text:line-break/>[9955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94])" office:value-type="string" office:string-value="cal-10-294 &#10;[99551]">
            <text:p>cal-10-294 <text:line-break/>[99551]</text:p>
          </table:table-cell>
          <table:table-cell/>
          <table:table-cell table:formula="of:=INFO.OBBA.OBBA.OBGET(INFO.OBBA.OBBA.OBCALL(&quot;&quot;;[.$B$15];&quot;getDaycountFraction&quot;;[.I294];[.J294]))" office:value-type="float" office:value="12.1694444444444">
            <text:p>12,169</text:p>
          </table:table-cell>
          <table:table-cell table:style-name="ce35" table:formula="of:=(YEARFRAC([.E294];[.F294];[.$C$9]))" office:value-type="float" office:value="12.1694444444444">
            <text:p>12,169</text:p>
          </table:table-cell>
          <table:table-cell table:formula="of:=ABS([.L294])-[.M29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6-03-15">
            <text:p>15.03.2016</text:p>
          </table:table-cell>
          <table:table-cell table:style-name="ce22" table:formula="of:=[.$C$11]+INT(RAND()*([.$C$12]-[.$C$11]))" office:value-type="date" office:date-value="2018-02-04">
            <text:p>04.02.2018</text:p>
          </table:table-cell>
          <table:table-cell table:style-name="ce21" table:formula="of:=INFO.OBBA.OBBA.OBMAKE(&quot;date-&quot;&amp;COLUMN()&amp;&quot;-&quot;&amp;ROW();&quot;Date&quot;;[.E295])" office:value-type="string" office:string-value="date-7-295 &#10;[99560]">
            <text:p>date-7-295 <text:line-break/>[99560]</text:p>
          </table:table-cell>
          <table:table-cell table:style-name="ce21" table:formula="of:=INFO.OBBA.OBBA.OBMAKE(&quot;date-&quot;&amp;COLUMN()&amp;&quot;-&quot;&amp;ROW();&quot;Date&quot;;[.F295])" office:value-type="string" office:string-value="date-8-295 &#10;[99557]">
            <text:p>date-8-295 <text:line-break/>[9955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95])" office:value-type="string" office:string-value="cal-9-295 &#10;[99561]">
            <text:p>cal-9-295 <text:line-break/>[9956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95])" office:value-type="string" office:string-value="cal-10-295 &#10;[99558]">
            <text:p>cal-10-295 <text:line-break/>[99558]</text:p>
          </table:table-cell>
          <table:table-cell/>
          <table:table-cell table:formula="of:=INFO.OBBA.OBBA.OBGET(INFO.OBBA.OBBA.OBCALL(&quot;&quot;;[.$B$15];&quot;getDaycountFraction&quot;;[.I295];[.J295]))" office:value-type="float" office:value="1.91944444444444">
            <text:p>1,919</text:p>
          </table:table-cell>
          <table:table-cell table:style-name="ce35" table:formula="of:=(YEARFRAC([.E295];[.F295];[.$C$9]))" office:value-type="float" office:value="1.91944444444444">
            <text:p>1,919</text:p>
          </table:table-cell>
          <table:table-cell table:formula="of:=ABS([.L295])-[.M29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8-09-20">
            <text:p>20.09.2018</text:p>
          </table:table-cell>
          <table:table-cell table:style-name="ce22" table:formula="of:=[.$C$11]+INT(RAND()*([.$C$12]-[.$C$11]))" office:value-type="date" office:date-value="2008-06-05">
            <text:p>05.06.2008</text:p>
          </table:table-cell>
          <table:table-cell table:style-name="ce21" table:formula="of:=INFO.OBBA.OBBA.OBMAKE(&quot;date-&quot;&amp;COLUMN()&amp;&quot;-&quot;&amp;ROW();&quot;Date&quot;;[.E296])" office:value-type="string" office:string-value="date-7-296 &#10;[99567]">
            <text:p>date-7-296 <text:line-break/>[99567]</text:p>
          </table:table-cell>
          <table:table-cell table:style-name="ce21" table:formula="of:=INFO.OBBA.OBBA.OBMAKE(&quot;date-&quot;&amp;COLUMN()&amp;&quot;-&quot;&amp;ROW();&quot;Date&quot;;[.F296])" office:value-type="string" office:string-value="date-8-296 &#10;[99564]">
            <text:p>date-8-296 <text:line-break/>[9956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96])" office:value-type="string" office:string-value="cal-9-296 &#10;[99568]">
            <text:p>cal-9-296 <text:line-break/>[9956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96])" office:value-type="string" office:string-value="cal-10-296 &#10;[99565]">
            <text:p>cal-10-296 <text:line-break/>[99565]</text:p>
          </table:table-cell>
          <table:table-cell/>
          <table:table-cell table:formula="of:=INFO.OBBA.OBBA.OBGET(INFO.OBBA.OBBA.OBCALL(&quot;&quot;;[.$B$15];&quot;getDaycountFraction&quot;;[.I296];[.J296]))" office:value-type="float" office:value="-10.4416666666667">
            <text:p>-10,442</text:p>
          </table:table-cell>
          <table:table-cell table:style-name="ce35" table:formula="of:=(YEARFRAC([.E296];[.F296];[.$C$9]))" office:value-type="float" office:value="10.4416666666667">
            <text:p>10,442</text:p>
          </table:table-cell>
          <table:table-cell table:formula="of:=ABS([.L296])-[.M29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1-06-22">
            <text:p>22.06.2021</text:p>
          </table:table-cell>
          <table:table-cell table:style-name="ce22" table:formula="of:=[.$C$11]+INT(RAND()*([.$C$12]-[.$C$11]))" office:value-type="date" office:date-value="2001-01-31">
            <text:p>31.01.2001</text:p>
          </table:table-cell>
          <table:table-cell table:style-name="ce21" table:formula="of:=INFO.OBBA.OBBA.OBMAKE(&quot;date-&quot;&amp;COLUMN()&amp;&quot;-&quot;&amp;ROW();&quot;Date&quot;;[.E297])" office:value-type="string" office:string-value="date-7-297 &#10;[99574]">
            <text:p>date-7-297 <text:line-break/>[99574]</text:p>
          </table:table-cell>
          <table:table-cell table:style-name="ce21" table:formula="of:=INFO.OBBA.OBBA.OBMAKE(&quot;date-&quot;&amp;COLUMN()&amp;&quot;-&quot;&amp;ROW();&quot;Date&quot;;[.F297])" office:value-type="string" office:string-value="date-8-297 &#10;[99571]">
            <text:p>date-8-297 <text:line-break/>[9957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97])" office:value-type="string" office:string-value="cal-9-297 &#10;[99575]">
            <text:p>cal-9-297 <text:line-break/>[9957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97])" office:value-type="string" office:string-value="cal-10-297 &#10;[99572]">
            <text:p>cal-10-297 <text:line-break/>[99572]</text:p>
          </table:table-cell>
          <table:table-cell/>
          <table:table-cell table:formula="of:=INFO.OBBA.OBBA.OBGET(INFO.OBBA.OBBA.OBCALL(&quot;&quot;;[.$B$15];&quot;getDaycountFraction&quot;;[.I297];[.J297]))" office:value-type="float" office:value="-20.6861111111111">
            <text:p>-20,686</text:p>
          </table:table-cell>
          <table:table-cell table:style-name="ce35" table:formula="of:=(YEARFRAC([.E297];[.F297];[.$C$9]))" office:value-type="float" office:value="20.6861111111111">
            <text:p>20,686</text:p>
          </table:table-cell>
          <table:table-cell table:formula="of:=ABS([.L297])-[.M29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2-08-04">
            <text:p>04.08.2012</text:p>
          </table:table-cell>
          <table:table-cell table:style-name="ce22" table:formula="of:=[.$C$11]+INT(RAND()*([.$C$12]-[.$C$11]))" office:value-type="date" office:date-value="2012-09-18">
            <text:p>18.09.2012</text:p>
          </table:table-cell>
          <table:table-cell table:style-name="ce21" table:formula="of:=INFO.OBBA.OBBA.OBMAKE(&quot;date-&quot;&amp;COLUMN()&amp;&quot;-&quot;&amp;ROW();&quot;Date&quot;;[.E298])" office:value-type="string" office:string-value="date-7-298 &#10;[99581]">
            <text:p>date-7-298 <text:line-break/>[99581]</text:p>
          </table:table-cell>
          <table:table-cell table:style-name="ce21" table:formula="of:=INFO.OBBA.OBBA.OBMAKE(&quot;date-&quot;&amp;COLUMN()&amp;&quot;-&quot;&amp;ROW();&quot;Date&quot;;[.F298])" office:value-type="string" office:string-value="date-8-298 &#10;[99578]">
            <text:p>date-8-298 <text:line-break/>[9957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98])" office:value-type="string" office:string-value="cal-9-298 &#10;[99582]">
            <text:p>cal-9-298 <text:line-break/>[9958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98])" office:value-type="string" office:string-value="cal-10-298 &#10;[99579]">
            <text:p>cal-10-298 <text:line-break/>[99579]</text:p>
          </table:table-cell>
          <table:table-cell/>
          <table:table-cell table:formula="of:=INFO.OBBA.OBBA.OBGET(INFO.OBBA.OBBA.OBCALL(&quot;&quot;;[.$B$15];&quot;getDaycountFraction&quot;;[.I298];[.J298]))" office:value-type="float" office:value="0.125">
            <text:p>0,125</text:p>
          </table:table-cell>
          <table:table-cell table:style-name="ce35" table:formula="of:=(YEARFRAC([.E298];[.F298];[.$C$9]))" office:value-type="float" office:value="0.125">
            <text:p>0,125</text:p>
          </table:table-cell>
          <table:table-cell table:formula="of:=ABS([.L298])-[.M29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8-06-07">
            <text:p>07.06.1998</text:p>
          </table:table-cell>
          <table:table-cell table:style-name="ce22" table:formula="of:=[.$C$11]+INT(RAND()*([.$C$12]-[.$C$11]))" office:value-type="date" office:date-value="2013-02-16">
            <text:p>16.02.2013</text:p>
          </table:table-cell>
          <table:table-cell table:style-name="ce21" table:formula="of:=INFO.OBBA.OBBA.OBMAKE(&quot;date-&quot;&amp;COLUMN()&amp;&quot;-&quot;&amp;ROW();&quot;Date&quot;;[.E299])" office:value-type="string" office:string-value="date-7-299 &#10;[99588]">
            <text:p>date-7-299 <text:line-break/>[99588]</text:p>
          </table:table-cell>
          <table:table-cell table:style-name="ce21" table:formula="of:=INFO.OBBA.OBBA.OBMAKE(&quot;date-&quot;&amp;COLUMN()&amp;&quot;-&quot;&amp;ROW();&quot;Date&quot;;[.F299])" office:value-type="string" office:string-value="date-8-299 &#10;[99585]">
            <text:p>date-8-299 <text:line-break/>[9958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99])" office:value-type="string" office:string-value="cal-9-299 &#10;[99589]">
            <text:p>cal-9-299 <text:line-break/>[9958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99])" office:value-type="string" office:string-value="cal-10-299 &#10;[99586]">
            <text:p>cal-10-299 <text:line-break/>[99586]</text:p>
          </table:table-cell>
          <table:table-cell/>
          <table:table-cell table:formula="of:=INFO.OBBA.OBBA.OBGET(INFO.OBBA.OBBA.OBCALL(&quot;&quot;;[.$B$15];&quot;getDaycountFraction&quot;;[.I299];[.J299]))" office:value-type="float" office:value="14.9111111111111">
            <text:p>14,911</text:p>
          </table:table-cell>
          <table:table-cell table:style-name="ce35" table:formula="of:=(YEARFRAC([.E299];[.F299];[.$C$9]))" office:value-type="float" office:value="14.9111111111111">
            <text:p>14,911</text:p>
          </table:table-cell>
          <table:table-cell table:formula="of:=ABS([.L299])-[.M29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5-06-14">
            <text:p>14.06.2025</text:p>
          </table:table-cell>
          <table:table-cell table:style-name="ce22" table:formula="of:=[.$C$11]+INT(RAND()*([.$C$12]-[.$C$11]))" office:value-type="date" office:date-value="2008-12-12">
            <text:p>12.12.2008</text:p>
          </table:table-cell>
          <table:table-cell table:style-name="ce21" table:formula="of:=INFO.OBBA.OBBA.OBMAKE(&quot;date-&quot;&amp;COLUMN()&amp;&quot;-&quot;&amp;ROW();&quot;Date&quot;;[.E300])" office:value-type="string" office:string-value="date-7-300 &#10;[99595]">
            <text:p>date-7-300 <text:line-break/>[99595]</text:p>
          </table:table-cell>
          <table:table-cell table:style-name="ce21" table:formula="of:=INFO.OBBA.OBBA.OBMAKE(&quot;date-&quot;&amp;COLUMN()&amp;&quot;-&quot;&amp;ROW();&quot;Date&quot;;[.F300])" office:value-type="string" office:string-value="date-8-300 &#10;[99592]">
            <text:p>date-8-300 <text:line-break/>[9959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00])" office:value-type="string" office:string-value="cal-9-300 &#10;[99596]">
            <text:p>cal-9-300 <text:line-break/>[9959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00])" office:value-type="string" office:string-value="cal-10-300 &#10;[99593]">
            <text:p>cal-10-300 <text:line-break/>[99593]</text:p>
          </table:table-cell>
          <table:table-cell/>
          <table:table-cell table:formula="of:=INFO.OBBA.OBBA.OBGET(INFO.OBBA.OBBA.OBCALL(&quot;&quot;;[.$B$15];&quot;getDaycountFraction&quot;;[.I300];[.J300]))" office:value-type="float" office:value="-16.7444444444444">
            <text:p>-16,744</text:p>
          </table:table-cell>
          <table:table-cell table:style-name="ce35" table:formula="of:=(YEARFRAC([.E300];[.F300];[.$C$9]))" office:value-type="float" office:value="16.7444444444444">
            <text:p>16,744</text:p>
          </table:table-cell>
          <table:table-cell table:formula="of:=ABS([.L300])-[.M30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7-02-07">
            <text:p>07.02.2027</text:p>
          </table:table-cell>
          <table:table-cell table:style-name="ce22" table:formula="of:=[.$C$11]+INT(RAND()*([.$C$12]-[.$C$11]))" office:value-type="date" office:date-value="2004-04-23">
            <text:p>23.04.2004</text:p>
          </table:table-cell>
          <table:table-cell table:style-name="ce21" table:formula="of:=INFO.OBBA.OBBA.OBMAKE(&quot;date-&quot;&amp;COLUMN()&amp;&quot;-&quot;&amp;ROW();&quot;Date&quot;;[.E301])" office:value-type="string" office:string-value="date-7-301 &#10;[99602]">
            <text:p>date-7-301 <text:line-break/>[99602]</text:p>
          </table:table-cell>
          <table:table-cell table:style-name="ce21" table:formula="of:=INFO.OBBA.OBBA.OBMAKE(&quot;date-&quot;&amp;COLUMN()&amp;&quot;-&quot;&amp;ROW();&quot;Date&quot;;[.F301])" office:value-type="string" office:string-value="date-8-301 &#10;[99599]">
            <text:p>date-8-301 <text:line-break/>[9959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01])" office:value-type="string" office:string-value="cal-9-301 &#10;[99603]">
            <text:p>cal-9-301 <text:line-break/>[9960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01])" office:value-type="string" office:string-value="cal-10-301 &#10;[99600]">
            <text:p>cal-10-301 <text:line-break/>[99600]</text:p>
          </table:table-cell>
          <table:table-cell/>
          <table:table-cell table:formula="of:=INFO.OBBA.OBBA.OBGET(INFO.OBBA.OBBA.OBCALL(&quot;&quot;;[.$B$15];&quot;getDaycountFraction&quot;;[.I301];[.J301]))" office:value-type="float" office:value="-23.125">
            <text:p>-23,125</text:p>
          </table:table-cell>
          <table:table-cell table:style-name="ce35" table:formula="of:=(YEARFRAC([.E301];[.F301];[.$C$9]))" office:value-type="float" office:value="23.125">
            <text:p>23,125</text:p>
          </table:table-cell>
          <table:table-cell table:formula="of:=ABS([.L301])-[.M30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6-04-28">
            <text:p>28.04.1986</text:p>
          </table:table-cell>
          <table:table-cell table:style-name="ce22" table:formula="of:=[.$C$11]+INT(RAND()*([.$C$12]-[.$C$11]))" office:value-type="date" office:date-value="2003-04-21">
            <text:p>21.04.2003</text:p>
          </table:table-cell>
          <table:table-cell table:style-name="ce21" table:formula="of:=INFO.OBBA.OBBA.OBMAKE(&quot;date-&quot;&amp;COLUMN()&amp;&quot;-&quot;&amp;ROW();&quot;Date&quot;;[.E302])" office:value-type="string" office:string-value="date-7-302 &#10;[99609]">
            <text:p>date-7-302 <text:line-break/>[99609]</text:p>
          </table:table-cell>
          <table:table-cell table:style-name="ce21" table:formula="of:=INFO.OBBA.OBBA.OBMAKE(&quot;date-&quot;&amp;COLUMN()&amp;&quot;-&quot;&amp;ROW();&quot;Date&quot;;[.F302])" office:value-type="string" office:string-value="date-8-302 &#10;[99606]">
            <text:p>date-8-302 <text:line-break/>[9960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02])" office:value-type="string" office:string-value="cal-9-302 &#10;[99610]">
            <text:p>cal-9-302 <text:line-break/>[9961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02])" office:value-type="string" office:string-value="cal-10-302 &#10;[99607]">
            <text:p>cal-10-302 <text:line-break/>[99607]</text:p>
          </table:table-cell>
          <table:table-cell/>
          <table:table-cell table:formula="of:=INFO.OBBA.OBBA.OBGET(INFO.OBBA.OBBA.OBCALL(&quot;&quot;;[.$B$15];&quot;getDaycountFraction&quot;;[.I302];[.J302]))" office:value-type="float" office:value="17.2277777777778">
            <text:p>17,228</text:p>
          </table:table-cell>
          <table:table-cell table:style-name="ce35" table:formula="of:=(YEARFRAC([.E302];[.F302];[.$C$9]))" office:value-type="float" office:value="17.2277777777778">
            <text:p>17,228</text:p>
          </table:table-cell>
          <table:table-cell table:formula="of:=ABS([.L302])-[.M30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2-10-24">
            <text:p>24.10.1982</text:p>
          </table:table-cell>
          <table:table-cell table:style-name="ce22" table:formula="of:=[.$C$11]+INT(RAND()*([.$C$12]-[.$C$11]))" office:value-type="date" office:date-value="2011-04-03">
            <text:p>03.04.2011</text:p>
          </table:table-cell>
          <table:table-cell table:style-name="ce21" table:formula="of:=INFO.OBBA.OBBA.OBMAKE(&quot;date-&quot;&amp;COLUMN()&amp;&quot;-&quot;&amp;ROW();&quot;Date&quot;;[.E303])" office:value-type="string" office:string-value="date-7-303 &#10;[99616]">
            <text:p>date-7-303 <text:line-break/>[99616]</text:p>
          </table:table-cell>
          <table:table-cell table:style-name="ce21" table:formula="of:=INFO.OBBA.OBBA.OBMAKE(&quot;date-&quot;&amp;COLUMN()&amp;&quot;-&quot;&amp;ROW();&quot;Date&quot;;[.F303])" office:value-type="string" office:string-value="date-8-303 &#10;[99613]">
            <text:p>date-8-303 <text:line-break/>[9961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03])" office:value-type="string" office:string-value="cal-9-303 &#10;[99617]">
            <text:p>cal-9-303 <text:line-break/>[9961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03])" office:value-type="string" office:string-value="cal-10-303 &#10;[99614]">
            <text:p>cal-10-303 <text:line-break/>[99614]</text:p>
          </table:table-cell>
          <table:table-cell/>
          <table:table-cell table:formula="of:=INFO.OBBA.OBBA.OBGET(INFO.OBBA.OBBA.OBCALL(&quot;&quot;;[.$B$15];&quot;getDaycountFraction&quot;;[.I303];[.J303]))" office:value-type="float" office:value="28.8555555555556">
            <text:p>28,856</text:p>
          </table:table-cell>
          <table:table-cell table:style-name="ce35" table:formula="of:=(YEARFRAC([.E303];[.F303];[.$C$9]))" office:value-type="float" office:value="28.8555555555556">
            <text:p>28,856</text:p>
          </table:table-cell>
          <table:table-cell table:formula="of:=ABS([.L303])-[.M30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7-10-02">
            <text:p>02.10.2007</text:p>
          </table:table-cell>
          <table:table-cell table:style-name="ce22" table:formula="of:=[.$C$11]+INT(RAND()*([.$C$12]-[.$C$11]))" office:value-type="date" office:date-value="1983-01-09">
            <text:p>09.01.1983</text:p>
          </table:table-cell>
          <table:table-cell table:style-name="ce21" table:formula="of:=INFO.OBBA.OBBA.OBMAKE(&quot;date-&quot;&amp;COLUMN()&amp;&quot;-&quot;&amp;ROW();&quot;Date&quot;;[.E304])" office:value-type="string" office:string-value="date-7-304 &#10;[99623]">
            <text:p>date-7-304 <text:line-break/>[99623]</text:p>
          </table:table-cell>
          <table:table-cell table:style-name="ce21" table:formula="of:=INFO.OBBA.OBBA.OBMAKE(&quot;date-&quot;&amp;COLUMN()&amp;&quot;-&quot;&amp;ROW();&quot;Date&quot;;[.F304])" office:value-type="string" office:string-value="date-8-304 &#10;[99620]">
            <text:p>date-8-304 <text:line-break/>[9962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04])" office:value-type="string" office:string-value="cal-9-304 &#10;[99624]">
            <text:p>cal-9-304 <text:line-break/>[9962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04])" office:value-type="string" office:string-value="cal-10-304 &#10;[99621]">
            <text:p>cal-10-304 <text:line-break/>[99621]</text:p>
          </table:table-cell>
          <table:table-cell/>
          <table:table-cell table:formula="of:=INFO.OBBA.OBBA.OBGET(INFO.OBBA.OBBA.OBCALL(&quot;&quot;;[.$B$15];&quot;getDaycountFraction&quot;;[.I304];[.J304]))" office:value-type="float" office:value="-25.0888888888889">
            <text:p>-25,089</text:p>
          </table:table-cell>
          <table:table-cell table:style-name="ce35" table:formula="of:=(YEARFRAC([.E304];[.F304];[.$C$9]))" office:value-type="float" office:value="25.0888888888889">
            <text:p>25,089</text:p>
          </table:table-cell>
          <table:table-cell table:formula="of:=ABS([.L304])-[.M30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8-07-04">
            <text:p>04.07.2018</text:p>
          </table:table-cell>
          <table:table-cell table:style-name="ce22" table:formula="of:=[.$C$11]+INT(RAND()*([.$C$12]-[.$C$11]))" office:value-type="date" office:date-value="2022-08-06">
            <text:p>06.08.2022</text:p>
          </table:table-cell>
          <table:table-cell table:style-name="ce21" table:formula="of:=INFO.OBBA.OBBA.OBMAKE(&quot;date-&quot;&amp;COLUMN()&amp;&quot;-&quot;&amp;ROW();&quot;Date&quot;;[.E305])" office:value-type="string" office:string-value="date-7-305 &#10;[99630]">
            <text:p>date-7-305 <text:line-break/>[99630]</text:p>
          </table:table-cell>
          <table:table-cell table:style-name="ce21" table:formula="of:=INFO.OBBA.OBBA.OBMAKE(&quot;date-&quot;&amp;COLUMN()&amp;&quot;-&quot;&amp;ROW();&quot;Date&quot;;[.F305])" office:value-type="string" office:string-value="date-8-305 &#10;[99627]">
            <text:p>date-8-305 <text:line-break/>[9962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05])" office:value-type="string" office:string-value="cal-9-305 &#10;[99631]">
            <text:p>cal-9-305 <text:line-break/>[9963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05])" office:value-type="string" office:string-value="cal-10-305 &#10;[99628]">
            <text:p>cal-10-305 <text:line-break/>[99628]</text:p>
          </table:table-cell>
          <table:table-cell/>
          <table:table-cell table:formula="of:=INFO.OBBA.OBBA.OBGET(INFO.OBBA.OBBA.OBCALL(&quot;&quot;;[.$B$15];&quot;getDaycountFraction&quot;;[.I305];[.J305]))" office:value-type="float" office:value="4.15">
            <text:p>4,150</text:p>
          </table:table-cell>
          <table:table-cell table:style-name="ce35" table:formula="of:=(YEARFRAC([.E305];[.F305];[.$C$9]))" office:value-type="float" office:value="4.15">
            <text:p>4,150</text:p>
          </table:table-cell>
          <table:table-cell table:formula="of:=ABS([.L305])-[.M30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5-05-26">
            <text:p>26.05.2015</text:p>
          </table:table-cell>
          <table:table-cell table:style-name="ce22" table:formula="of:=[.$C$11]+INT(RAND()*([.$C$12]-[.$C$11]))" office:value-type="date" office:date-value="1988-07-21">
            <text:p>21.07.1988</text:p>
          </table:table-cell>
          <table:table-cell table:style-name="ce21" table:formula="of:=INFO.OBBA.OBBA.OBMAKE(&quot;date-&quot;&amp;COLUMN()&amp;&quot;-&quot;&amp;ROW();&quot;Date&quot;;[.E306])" office:value-type="string" office:string-value="date-7-306 &#10;[99637]">
            <text:p>date-7-306 <text:line-break/>[99637]</text:p>
          </table:table-cell>
          <table:table-cell table:style-name="ce21" table:formula="of:=INFO.OBBA.OBBA.OBMAKE(&quot;date-&quot;&amp;COLUMN()&amp;&quot;-&quot;&amp;ROW();&quot;Date&quot;;[.F306])" office:value-type="string" office:string-value="date-8-306 &#10;[99634]">
            <text:p>date-8-306 <text:line-break/>[9963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06])" office:value-type="string" office:string-value="cal-9-306 &#10;[99638]">
            <text:p>cal-9-306 <text:line-break/>[9963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06])" office:value-type="string" office:string-value="cal-10-306 &#10;[99635]">
            <text:p>cal-10-306 <text:line-break/>[99635]</text:p>
          </table:table-cell>
          <table:table-cell/>
          <table:table-cell table:formula="of:=INFO.OBBA.OBBA.OBGET(INFO.OBBA.OBBA.OBCALL(&quot;&quot;;[.$B$15];&quot;getDaycountFraction&quot;;[.I306];[.J306]))" office:value-type="float" office:value="-27.2361111111111">
            <text:p>-27,236</text:p>
          </table:table-cell>
          <table:table-cell table:style-name="ce35" table:formula="of:=(YEARFRAC([.E306];[.F306];[.$C$9]))" office:value-type="float" office:value="27.2361111111111">
            <text:p>27,236</text:p>
          </table:table-cell>
          <table:table-cell table:formula="of:=ABS([.L306])-[.M30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4-05-26">
            <text:p>26.05.1984</text:p>
          </table:table-cell>
          <table:table-cell table:style-name="ce22" table:formula="of:=[.$C$11]+INT(RAND()*([.$C$12]-[.$C$11]))" office:value-type="date" office:date-value="1983-06-16">
            <text:p>16.06.1983</text:p>
          </table:table-cell>
          <table:table-cell table:style-name="ce21" table:formula="of:=INFO.OBBA.OBBA.OBMAKE(&quot;date-&quot;&amp;COLUMN()&amp;&quot;-&quot;&amp;ROW();&quot;Date&quot;;[.E307])" office:value-type="string" office:string-value="date-7-307 &#10;[99644]">
            <text:p>date-7-307 <text:line-break/>[99644]</text:p>
          </table:table-cell>
          <table:table-cell table:style-name="ce21" table:formula="of:=INFO.OBBA.OBBA.OBMAKE(&quot;date-&quot;&amp;COLUMN()&amp;&quot;-&quot;&amp;ROW();&quot;Date&quot;;[.F307])" office:value-type="string" office:string-value="date-8-307 &#10;[99641]">
            <text:p>date-8-307 <text:line-break/>[9964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07])" office:value-type="string" office:string-value="cal-9-307 &#10;[99645]">
            <text:p>cal-9-307 <text:line-break/>[9964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07])" office:value-type="string" office:string-value="cal-10-307 &#10;[99642]">
            <text:p>cal-10-307 <text:line-break/>[99642]</text:p>
          </table:table-cell>
          <table:table-cell/>
          <table:table-cell table:formula="of:=INFO.OBBA.OBBA.OBGET(INFO.OBBA.OBBA.OBCALL(&quot;&quot;;[.$B$15];&quot;getDaycountFraction&quot;;[.I307];[.J307]))" office:value-type="float" office:value="-0.958333333333333">
            <text:p>-0,958</text:p>
          </table:table-cell>
          <table:table-cell table:style-name="ce35" table:formula="of:=(YEARFRAC([.E307];[.F307];[.$C$9]))" office:value-type="float" office:value="0.958333333333333">
            <text:p>0,958</text:p>
          </table:table-cell>
          <table:table-cell table:formula="of:=ABS([.L307])-[.M30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5-10-22">
            <text:p>22.10.2005</text:p>
          </table:table-cell>
          <table:table-cell table:style-name="ce22" table:formula="of:=[.$C$11]+INT(RAND()*([.$C$12]-[.$C$11]))" office:value-type="date" office:date-value="2004-07-29">
            <text:p>29.07.2004</text:p>
          </table:table-cell>
          <table:table-cell table:style-name="ce21" table:formula="of:=INFO.OBBA.OBBA.OBMAKE(&quot;date-&quot;&amp;COLUMN()&amp;&quot;-&quot;&amp;ROW();&quot;Date&quot;;[.E308])" office:value-type="string" office:string-value="date-7-308 &#10;[99651]">
            <text:p>date-7-308 <text:line-break/>[99651]</text:p>
          </table:table-cell>
          <table:table-cell table:style-name="ce21" table:formula="of:=INFO.OBBA.OBBA.OBMAKE(&quot;date-&quot;&amp;COLUMN()&amp;&quot;-&quot;&amp;ROW();&quot;Date&quot;;[.F308])" office:value-type="string" office:string-value="date-8-308 &#10;[99648]">
            <text:p>date-8-308 <text:line-break/>[9964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08])" office:value-type="string" office:string-value="cal-9-308 &#10;[99652]">
            <text:p>cal-9-308 <text:line-break/>[9965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08])" office:value-type="string" office:string-value="cal-10-308 &#10;[99649]">
            <text:p>cal-10-308 <text:line-break/>[99649]</text:p>
          </table:table-cell>
          <table:table-cell/>
          <table:table-cell table:formula="of:=INFO.OBBA.OBBA.OBGET(INFO.OBBA.OBBA.OBCALL(&quot;&quot;;[.$B$15];&quot;getDaycountFraction&quot;;[.I308];[.J308]))" office:value-type="float" office:value="-1.25">
            <text:p>-1,250</text:p>
          </table:table-cell>
          <table:table-cell table:style-name="ce35" table:formula="of:=(YEARFRAC([.E308];[.F308];[.$C$9]))" office:value-type="float" office:value="1.25">
            <text:p>1,250</text:p>
          </table:table-cell>
          <table:table-cell table:formula="of:=ABS([.L308])-[.M30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1-09-19">
            <text:p>19.09.1981</text:p>
          </table:table-cell>
          <table:table-cell table:style-name="ce22" table:formula="of:=[.$C$11]+INT(RAND()*([.$C$12]-[.$C$11]))" office:value-type="date" office:date-value="1995-01-07">
            <text:p>07.01.1995</text:p>
          </table:table-cell>
          <table:table-cell table:style-name="ce21" table:formula="of:=INFO.OBBA.OBBA.OBMAKE(&quot;date-&quot;&amp;COLUMN()&amp;&quot;-&quot;&amp;ROW();&quot;Date&quot;;[.E309])" office:value-type="string" office:string-value="date-7-309 &#10;[99658]">
            <text:p>date-7-309 <text:line-break/>[99658]</text:p>
          </table:table-cell>
          <table:table-cell table:style-name="ce21" table:formula="of:=INFO.OBBA.OBBA.OBMAKE(&quot;date-&quot;&amp;COLUMN()&amp;&quot;-&quot;&amp;ROW();&quot;Date&quot;;[.F309])" office:value-type="string" office:string-value="date-8-309 &#10;[99655]">
            <text:p>date-8-309 <text:line-break/>[9965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09])" office:value-type="string" office:string-value="cal-9-309 &#10;[99659]">
            <text:p>cal-9-309 <text:line-break/>[9965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09])" office:value-type="string" office:string-value="cal-10-309 &#10;[99656]">
            <text:p>cal-10-309 <text:line-break/>[99656]</text:p>
          </table:table-cell>
          <table:table-cell/>
          <table:table-cell table:formula="of:=INFO.OBBA.OBBA.OBGET(INFO.OBBA.OBBA.OBCALL(&quot;&quot;;[.$B$15];&quot;getDaycountFraction&quot;;[.I309];[.J309]))" office:value-type="float" office:value="13.4944444444444">
            <text:p>13,494</text:p>
          </table:table-cell>
          <table:table-cell table:style-name="ce35" table:formula="of:=(YEARFRAC([.E309];[.F309];[.$C$9]))" office:value-type="float" office:value="13.4944444444444">
            <text:p>13,494</text:p>
          </table:table-cell>
          <table:table-cell table:formula="of:=ABS([.L309])-[.M30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9-12-30">
            <text:p>30.12.1999</text:p>
          </table:table-cell>
          <table:table-cell table:style-name="ce22" table:formula="of:=[.$C$11]+INT(RAND()*([.$C$12]-[.$C$11]))" office:value-type="date" office:date-value="1993-08-04">
            <text:p>04.08.1993</text:p>
          </table:table-cell>
          <table:table-cell table:style-name="ce21" table:formula="of:=INFO.OBBA.OBBA.OBMAKE(&quot;date-&quot;&amp;COLUMN()&amp;&quot;-&quot;&amp;ROW();&quot;Date&quot;;[.E310])" office:value-type="string" office:string-value="date-7-310 &#10;[99665]">
            <text:p>date-7-310 <text:line-break/>[99665]</text:p>
          </table:table-cell>
          <table:table-cell table:style-name="ce21" table:formula="of:=INFO.OBBA.OBBA.OBMAKE(&quot;date-&quot;&amp;COLUMN()&amp;&quot;-&quot;&amp;ROW();&quot;Date&quot;;[.F310])" office:value-type="string" office:string-value="date-8-310 &#10;[99662]">
            <text:p>date-8-310 <text:line-break/>[9966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10])" office:value-type="string" office:string-value="cal-9-310 &#10;[99666]">
            <text:p>cal-9-310 <text:line-break/>[9966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10])" office:value-type="string" office:string-value="cal-10-310 &#10;[99663]">
            <text:p>cal-10-310 <text:line-break/>[99663]</text:p>
          </table:table-cell>
          <table:table-cell/>
          <table:table-cell table:formula="of:=INFO.OBBA.OBBA.OBGET(INFO.OBBA.OBBA.OBCALL(&quot;&quot;;[.$B$15];&quot;getDaycountFraction&quot;;[.I310];[.J310]))" office:value-type="float" office:value="-6.49722222222222">
            <text:p>-6,497</text:p>
          </table:table-cell>
          <table:table-cell table:style-name="ce35" table:formula="of:=(YEARFRAC([.E310];[.F310];[.$C$9]))" office:value-type="float" office:value="6.49722222222222">
            <text:p>6,497</text:p>
          </table:table-cell>
          <table:table-cell table:formula="of:=ABS([.L310])-[.M31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6-02-01">
            <text:p>01.02.2006</text:p>
          </table:table-cell>
          <table:table-cell table:style-name="ce22" table:formula="of:=[.$C$11]+INT(RAND()*([.$C$12]-[.$C$11]))" office:value-type="date" office:date-value="2006-04-09">
            <text:p>09.04.2006</text:p>
          </table:table-cell>
          <table:table-cell table:style-name="ce21" table:formula="of:=INFO.OBBA.OBBA.OBMAKE(&quot;date-&quot;&amp;COLUMN()&amp;&quot;-&quot;&amp;ROW();&quot;Date&quot;;[.E311])" office:value-type="string" office:string-value="date-7-311 &#10;[99672]">
            <text:p>date-7-311 <text:line-break/>[99672]</text:p>
          </table:table-cell>
          <table:table-cell table:style-name="ce21" table:formula="of:=INFO.OBBA.OBBA.OBMAKE(&quot;date-&quot;&amp;COLUMN()&amp;&quot;-&quot;&amp;ROW();&quot;Date&quot;;[.F311])" office:value-type="string" office:string-value="date-8-311 &#10;[99669]">
            <text:p>date-8-311 <text:line-break/>[9966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11])" office:value-type="string" office:string-value="cal-9-311 &#10;[99673]">
            <text:p>cal-9-311 <text:line-break/>[9967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11])" office:value-type="string" office:string-value="cal-10-311 &#10;[99670]">
            <text:p>cal-10-311 <text:line-break/>[99670]</text:p>
          </table:table-cell>
          <table:table-cell/>
          <table:table-cell table:formula="of:=INFO.OBBA.OBBA.OBGET(INFO.OBBA.OBBA.OBCALL(&quot;&quot;;[.$B$15];&quot;getDaycountFraction&quot;;[.I311];[.J311]))" office:value-type="float" office:value="0.186111111111111">
            <text:p>0,186</text:p>
          </table:table-cell>
          <table:table-cell table:style-name="ce35" table:formula="of:=(YEARFRAC([.E311];[.F311];[.$C$9]))" office:value-type="float" office:value="0.186111111111111">
            <text:p>0,186</text:p>
          </table:table-cell>
          <table:table-cell table:formula="of:=ABS([.L311])-[.M31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7-11-30">
            <text:p>30.11.2007</text:p>
          </table:table-cell>
          <table:table-cell table:style-name="ce22" table:formula="of:=[.$C$11]+INT(RAND()*([.$C$12]-[.$C$11]))" office:value-type="date" office:date-value="2018-06-11">
            <text:p>11.06.2018</text:p>
          </table:table-cell>
          <table:table-cell table:style-name="ce21" table:formula="of:=INFO.OBBA.OBBA.OBMAKE(&quot;date-&quot;&amp;COLUMN()&amp;&quot;-&quot;&amp;ROW();&quot;Date&quot;;[.E312])" office:value-type="string" office:string-value="date-7-312 &#10;[99679]">
            <text:p>date-7-312 <text:line-break/>[99679]</text:p>
          </table:table-cell>
          <table:table-cell table:style-name="ce21" table:formula="of:=INFO.OBBA.OBBA.OBMAKE(&quot;date-&quot;&amp;COLUMN()&amp;&quot;-&quot;&amp;ROW();&quot;Date&quot;;[.F312])" office:value-type="string" office:string-value="date-8-312 &#10;[99676]">
            <text:p>date-8-312 <text:line-break/>[9967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12])" office:value-type="string" office:string-value="cal-9-312 &#10;[99680]">
            <text:p>cal-9-312 <text:line-break/>[9968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12])" office:value-type="string" office:string-value="cal-10-312 &#10;[99677]">
            <text:p>cal-10-312 <text:line-break/>[99677]</text:p>
          </table:table-cell>
          <table:table-cell/>
          <table:table-cell table:formula="of:=INFO.OBBA.OBBA.OBGET(INFO.OBBA.OBBA.OBCALL(&quot;&quot;;[.$B$15];&quot;getDaycountFraction&quot;;[.I312];[.J312]))" office:value-type="float" office:value="10.6833333333333">
            <text:p>10,683</text:p>
          </table:table-cell>
          <table:table-cell table:style-name="ce35" table:formula="of:=(YEARFRAC([.E312];[.F312];[.$C$9]))" office:value-type="float" office:value="10.6833333333333">
            <text:p>10,683</text:p>
          </table:table-cell>
          <table:table-cell table:formula="of:=ABS([.L312])-[.M31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0-12-20">
            <text:p>20.12.1980</text:p>
          </table:table-cell>
          <table:table-cell table:style-name="ce22" table:formula="of:=[.$C$11]+INT(RAND()*([.$C$12]-[.$C$11]))" office:value-type="date" office:date-value="2000-07-07">
            <text:p>07.07.2000</text:p>
          </table:table-cell>
          <table:table-cell table:style-name="ce21" table:formula="of:=INFO.OBBA.OBBA.OBMAKE(&quot;date-&quot;&amp;COLUMN()&amp;&quot;-&quot;&amp;ROW();&quot;Date&quot;;[.E313])" office:value-type="string" office:string-value="date-7-313 &#10;[99686]">
            <text:p>date-7-313 <text:line-break/>[99686]</text:p>
          </table:table-cell>
          <table:table-cell table:style-name="ce21" table:formula="of:=INFO.OBBA.OBBA.OBMAKE(&quot;date-&quot;&amp;COLUMN()&amp;&quot;-&quot;&amp;ROW();&quot;Date&quot;;[.F313])" office:value-type="string" office:string-value="date-8-313 &#10;[99683]">
            <text:p>date-8-313 <text:line-break/>[9968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13])" office:value-type="string" office:string-value="cal-9-313 &#10;[99687]">
            <text:p>cal-9-313 <text:line-break/>[9968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13])" office:value-type="string" office:string-value="cal-10-313 &#10;[99684]">
            <text:p>cal-10-313 <text:line-break/>[99684]</text:p>
          </table:table-cell>
          <table:table-cell/>
          <table:table-cell table:formula="of:=INFO.OBBA.OBBA.OBGET(INFO.OBBA.OBBA.OBCALL(&quot;&quot;;[.$B$15];&quot;getDaycountFraction&quot;;[.I313];[.J313]))" office:value-type="float" office:value="19.8305555555556">
            <text:p>19,831</text:p>
          </table:table-cell>
          <table:table-cell table:style-name="ce35" table:formula="of:=(YEARFRAC([.E313];[.F313];[.$C$9]))" office:value-type="float" office:value="19.8305555555556">
            <text:p>19,831</text:p>
          </table:table-cell>
          <table:table-cell table:formula="of:=ABS([.L313])-[.M31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3-01-23">
            <text:p>23.01.2003</text:p>
          </table:table-cell>
          <table:table-cell table:style-name="ce22" table:formula="of:=[.$C$11]+INT(RAND()*([.$C$12]-[.$C$11]))" office:value-type="date" office:date-value="2012-10-03">
            <text:p>03.10.2012</text:p>
          </table:table-cell>
          <table:table-cell table:style-name="ce21" table:formula="of:=INFO.OBBA.OBBA.OBMAKE(&quot;date-&quot;&amp;COLUMN()&amp;&quot;-&quot;&amp;ROW();&quot;Date&quot;;[.E314])" office:value-type="string" office:string-value="date-7-314 &#10;[99693]">
            <text:p>date-7-314 <text:line-break/>[99693]</text:p>
          </table:table-cell>
          <table:table-cell table:style-name="ce21" table:formula="of:=INFO.OBBA.OBBA.OBMAKE(&quot;date-&quot;&amp;COLUMN()&amp;&quot;-&quot;&amp;ROW();&quot;Date&quot;;[.F314])" office:value-type="string" office:string-value="date-8-314 &#10;[99690]">
            <text:p>date-8-314 <text:line-break/>[9969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14])" office:value-type="string" office:string-value="cal-9-314 &#10;[99694]">
            <text:p>cal-9-314 <text:line-break/>[9969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14])" office:value-type="string" office:string-value="cal-10-314 &#10;[99691]">
            <text:p>cal-10-314 <text:line-break/>[99691]</text:p>
          </table:table-cell>
          <table:table-cell/>
          <table:table-cell table:formula="of:=INFO.OBBA.OBBA.OBGET(INFO.OBBA.OBBA.OBCALL(&quot;&quot;;[.$B$15];&quot;getDaycountFraction&quot;;[.I314];[.J314]))" office:value-type="float" office:value="9.83611111111111">
            <text:p>9,836</text:p>
          </table:table-cell>
          <table:table-cell table:style-name="ce35" table:formula="of:=(YEARFRAC([.E314];[.F314];[.$C$9]))" office:value-type="float" office:value="9.83611111111111">
            <text:p>9,836</text:p>
          </table:table-cell>
          <table:table-cell table:formula="of:=ABS([.L314])-[.M31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6-08-26">
            <text:p>26.08.2016</text:p>
          </table:table-cell>
          <table:table-cell table:style-name="ce22" table:formula="of:=[.$C$11]+INT(RAND()*([.$C$12]-[.$C$11]))" office:value-type="date" office:date-value="2024-10-22">
            <text:p>22.10.2024</text:p>
          </table:table-cell>
          <table:table-cell table:style-name="ce21" table:formula="of:=INFO.OBBA.OBBA.OBMAKE(&quot;date-&quot;&amp;COLUMN()&amp;&quot;-&quot;&amp;ROW();&quot;Date&quot;;[.E315])" office:value-type="string" office:string-value="date-7-315 &#10;[99700]">
            <text:p>date-7-315 <text:line-break/>[99700]</text:p>
          </table:table-cell>
          <table:table-cell table:style-name="ce21" table:formula="of:=INFO.OBBA.OBBA.OBMAKE(&quot;date-&quot;&amp;COLUMN()&amp;&quot;-&quot;&amp;ROW();&quot;Date&quot;;[.F315])" office:value-type="string" office:string-value="date-8-315 &#10;[99697]">
            <text:p>date-8-315 <text:line-break/>[9969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15])" office:value-type="string" office:string-value="cal-9-315 &#10;[99701]">
            <text:p>cal-9-315 <text:line-break/>[9970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15])" office:value-type="string" office:string-value="cal-10-315 &#10;[99698]">
            <text:p>cal-10-315 <text:line-break/>[99698]</text:p>
          </table:table-cell>
          <table:table-cell/>
          <table:table-cell table:formula="of:=INFO.OBBA.OBBA.OBGET(INFO.OBBA.OBBA.OBCALL(&quot;&quot;;[.$B$15];&quot;getDaycountFraction&quot;;[.I315];[.J315]))" office:value-type="float" office:value="8.275">
            <text:p>8,275</text:p>
          </table:table-cell>
          <table:table-cell table:style-name="ce35" table:formula="of:=(YEARFRAC([.E315];[.F315];[.$C$9]))" office:value-type="float" office:value="8.275">
            <text:p>8,275</text:p>
          </table:table-cell>
          <table:table-cell table:formula="of:=ABS([.L315])-[.M31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7-12-16">
            <text:p>16.12.1987</text:p>
          </table:table-cell>
          <table:table-cell table:style-name="ce22" table:formula="of:=[.$C$11]+INT(RAND()*([.$C$12]-[.$C$11]))" office:value-type="date" office:date-value="2012-02-28">
            <text:p>28.02.2012</text:p>
          </table:table-cell>
          <table:table-cell table:style-name="ce21" table:formula="of:=INFO.OBBA.OBBA.OBMAKE(&quot;date-&quot;&amp;COLUMN()&amp;&quot;-&quot;&amp;ROW();&quot;Date&quot;;[.E316])" office:value-type="string" office:string-value="date-7-316 &#10;[99707]">
            <text:p>date-7-316 <text:line-break/>[99707]</text:p>
          </table:table-cell>
          <table:table-cell table:style-name="ce21" table:formula="of:=INFO.OBBA.OBBA.OBMAKE(&quot;date-&quot;&amp;COLUMN()&amp;&quot;-&quot;&amp;ROW();&quot;Date&quot;;[.F316])" office:value-type="string" office:string-value="date-8-316 &#10;[99704]">
            <text:p>date-8-316 <text:line-break/>[9970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16])" office:value-type="string" office:string-value="cal-9-316 &#10;[99708]">
            <text:p>cal-9-316 <text:line-break/>[9970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16])" office:value-type="string" office:string-value="cal-10-316 &#10;[99705]">
            <text:p>cal-10-316 <text:line-break/>[99705]</text:p>
          </table:table-cell>
          <table:table-cell/>
          <table:table-cell table:formula="of:=INFO.OBBA.OBBA.OBGET(INFO.OBBA.OBBA.OBCALL(&quot;&quot;;[.$B$15];&quot;getDaycountFraction&quot;;[.I316];[.J316]))" office:value-type="float" office:value="24.5555555555556">
            <text:p>24,556</text:p>
          </table:table-cell>
          <table:table-cell table:style-name="ce35" table:formula="of:=(YEARFRAC([.E316];[.F316];[.$C$9]))" office:value-type="float" office:value="24.5555555555556">
            <text:p>24,556</text:p>
          </table:table-cell>
          <table:table-cell table:formula="of:=ABS([.L316])-[.M31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1-04-06">
            <text:p>06.04.1991</text:p>
          </table:table-cell>
          <table:table-cell table:style-name="ce22" table:formula="of:=[.$C$11]+INT(RAND()*([.$C$12]-[.$C$11]))" office:value-type="date" office:date-value="1993-05-30">
            <text:p>30.05.1993</text:p>
          </table:table-cell>
          <table:table-cell table:style-name="ce21" table:formula="of:=INFO.OBBA.OBBA.OBMAKE(&quot;date-&quot;&amp;COLUMN()&amp;&quot;-&quot;&amp;ROW();&quot;Date&quot;;[.E317])" office:value-type="string" office:string-value="date-7-317 &#10;[99714]">
            <text:p>date-7-317 <text:line-break/>[99714]</text:p>
          </table:table-cell>
          <table:table-cell table:style-name="ce21" table:formula="of:=INFO.OBBA.OBBA.OBMAKE(&quot;date-&quot;&amp;COLUMN()&amp;&quot;-&quot;&amp;ROW();&quot;Date&quot;;[.F317])" office:value-type="string" office:string-value="date-8-317 &#10;[99711]">
            <text:p>date-8-317 <text:line-break/>[9971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17])" office:value-type="string" office:string-value="cal-9-317 &#10;[99715]">
            <text:p>cal-9-317 <text:line-break/>[9971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17])" office:value-type="string" office:string-value="cal-10-317 &#10;[99712]">
            <text:p>cal-10-317 <text:line-break/>[99712]</text:p>
          </table:table-cell>
          <table:table-cell/>
          <table:table-cell table:formula="of:=INFO.OBBA.OBBA.OBGET(INFO.OBBA.OBBA.OBCALL(&quot;&quot;;[.$B$15];&quot;getDaycountFraction&quot;;[.I317];[.J317]))" office:value-type="float" office:value="2.18055555555556">
            <text:p>2,181</text:p>
          </table:table-cell>
          <table:table-cell table:style-name="ce35" table:formula="of:=(YEARFRAC([.E317];[.F317];[.$C$9]))" office:value-type="float" office:value="2.18055555555556">
            <text:p>2,181</text:p>
          </table:table-cell>
          <table:table-cell table:formula="of:=ABS([.L317])-[.M31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3-03-25">
            <text:p>25.03.1993</text:p>
          </table:table-cell>
          <table:table-cell table:style-name="ce22" table:formula="of:=[.$C$11]+INT(RAND()*([.$C$12]-[.$C$11]))" office:value-type="date" office:date-value="1993-10-17">
            <text:p>17.10.1993</text:p>
          </table:table-cell>
          <table:table-cell table:style-name="ce21" table:formula="of:=INFO.OBBA.OBBA.OBMAKE(&quot;date-&quot;&amp;COLUMN()&amp;&quot;-&quot;&amp;ROW();&quot;Date&quot;;[.E318])" office:value-type="string" office:string-value="date-7-318 &#10;[99721]">
            <text:p>date-7-318 <text:line-break/>[99721]</text:p>
          </table:table-cell>
          <table:table-cell table:style-name="ce21" table:formula="of:=INFO.OBBA.OBBA.OBMAKE(&quot;date-&quot;&amp;COLUMN()&amp;&quot;-&quot;&amp;ROW();&quot;Date&quot;;[.F318])" office:value-type="string" office:string-value="date-8-318 &#10;[99718]">
            <text:p>date-8-318 <text:line-break/>[9971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18])" office:value-type="string" office:string-value="cal-9-318 &#10;[99722]">
            <text:p>cal-9-318 <text:line-break/>[9972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18])" office:value-type="string" office:string-value="cal-10-318 &#10;[99719]">
            <text:p>cal-10-318 <text:line-break/>[99719]</text:p>
          </table:table-cell>
          <table:table-cell/>
          <table:table-cell table:formula="of:=INFO.OBBA.OBBA.OBGET(INFO.OBBA.OBBA.OBCALL(&quot;&quot;;[.$B$15];&quot;getDaycountFraction&quot;;[.I318];[.J318]))" office:value-type="float" office:value="0.572222222222222">
            <text:p>0,572</text:p>
          </table:table-cell>
          <table:table-cell table:style-name="ce35" table:formula="of:=(YEARFRAC([.E318];[.F318];[.$C$9]))" office:value-type="float" office:value="0.572222222222222">
            <text:p>0,572</text:p>
          </table:table-cell>
          <table:table-cell table:formula="of:=ABS([.L318])-[.M31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0-01-24">
            <text:p>24.01.2010</text:p>
          </table:table-cell>
          <table:table-cell table:style-name="ce22" table:formula="of:=[.$C$11]+INT(RAND()*([.$C$12]-[.$C$11]))" office:value-type="date" office:date-value="2020-11-24">
            <text:p>24.11.2020</text:p>
          </table:table-cell>
          <table:table-cell table:style-name="ce21" table:formula="of:=INFO.OBBA.OBBA.OBMAKE(&quot;date-&quot;&amp;COLUMN()&amp;&quot;-&quot;&amp;ROW();&quot;Date&quot;;[.E319])" office:value-type="string" office:string-value="date-7-319 &#10;[99728]">
            <text:p>date-7-319 <text:line-break/>[99728]</text:p>
          </table:table-cell>
          <table:table-cell table:style-name="ce21" table:formula="of:=INFO.OBBA.OBBA.OBMAKE(&quot;date-&quot;&amp;COLUMN()&amp;&quot;-&quot;&amp;ROW();&quot;Date&quot;;[.F319])" office:value-type="string" office:string-value="date-8-319 &#10;[99725]">
            <text:p>date-8-319 <text:line-break/>[9972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19])" office:value-type="string" office:string-value="cal-9-319 &#10;[99729]">
            <text:p>cal-9-319 <text:line-break/>[9972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19])" office:value-type="string" office:string-value="cal-10-319 &#10;[99726]">
            <text:p>cal-10-319 <text:line-break/>[99726]</text:p>
          </table:table-cell>
          <table:table-cell/>
          <table:table-cell table:formula="of:=INFO.OBBA.OBBA.OBGET(INFO.OBBA.OBBA.OBCALL(&quot;&quot;;[.$B$15];&quot;getDaycountFraction&quot;;[.I319];[.J319]))" office:value-type="float" office:value="10.9916666666667">
            <text:p>10,992</text:p>
          </table:table-cell>
          <table:table-cell table:style-name="ce35" table:formula="of:=(YEARFRAC([.E319];[.F319];[.$C$9]))" office:value-type="float" office:value="10.9916666666667">
            <text:p>10,992</text:p>
          </table:table-cell>
          <table:table-cell table:formula="of:=ABS([.L319])-[.M31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7-09-25">
            <text:p>25.09.2027</text:p>
          </table:table-cell>
          <table:table-cell table:style-name="ce22" table:formula="of:=[.$C$11]+INT(RAND()*([.$C$12]-[.$C$11]))" office:value-type="date" office:date-value="2013-05-26">
            <text:p>26.05.2013</text:p>
          </table:table-cell>
          <table:table-cell table:style-name="ce21" table:formula="of:=INFO.OBBA.OBBA.OBMAKE(&quot;date-&quot;&amp;COLUMN()&amp;&quot;-&quot;&amp;ROW();&quot;Date&quot;;[.E320])" office:value-type="string" office:string-value="date-7-320 &#10;[99735]">
            <text:p>date-7-320 <text:line-break/>[99735]</text:p>
          </table:table-cell>
          <table:table-cell table:style-name="ce21" table:formula="of:=INFO.OBBA.OBBA.OBMAKE(&quot;date-&quot;&amp;COLUMN()&amp;&quot;-&quot;&amp;ROW();&quot;Date&quot;;[.F320])" office:value-type="string" office:string-value="date-8-320 &#10;[99732]">
            <text:p>date-8-320 <text:line-break/>[9973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20])" office:value-type="string" office:string-value="cal-9-320 &#10;[99736]">
            <text:p>cal-9-320 <text:line-break/>[9973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20])" office:value-type="string" office:string-value="cal-10-320 &#10;[99733]">
            <text:p>cal-10-320 <text:line-break/>[99733]</text:p>
          </table:table-cell>
          <table:table-cell/>
          <table:table-cell table:formula="of:=INFO.OBBA.OBBA.OBGET(INFO.OBBA.OBBA.OBCALL(&quot;&quot;;[.$B$15];&quot;getDaycountFraction&quot;;[.I320];[.J320]))" office:value-type="float" office:value="-14.5416666666667">
            <text:p>-14,542</text:p>
          </table:table-cell>
          <table:table-cell table:style-name="ce35" table:formula="of:=(YEARFRAC([.E320];[.F320];[.$C$9]))" office:value-type="float" office:value="14.5416666666667">
            <text:p>14,542</text:p>
          </table:table-cell>
          <table:table-cell table:formula="of:=ABS([.L320])-[.M32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6-10-27">
            <text:p>27.10.2016</text:p>
          </table:table-cell>
          <table:table-cell table:style-name="ce22" table:formula="of:=[.$C$11]+INT(RAND()*([.$C$12]-[.$C$11]))" office:value-type="date" office:date-value="1992-09-05">
            <text:p>05.09.1992</text:p>
          </table:table-cell>
          <table:table-cell table:style-name="ce21" table:formula="of:=INFO.OBBA.OBBA.OBMAKE(&quot;date-&quot;&amp;COLUMN()&amp;&quot;-&quot;&amp;ROW();&quot;Date&quot;;[.E321])" office:value-type="string" office:string-value="date-7-321 &#10;[99742]">
            <text:p>date-7-321 <text:line-break/>[99742]</text:p>
          </table:table-cell>
          <table:table-cell table:style-name="ce21" table:formula="of:=INFO.OBBA.OBBA.OBMAKE(&quot;date-&quot;&amp;COLUMN()&amp;&quot;-&quot;&amp;ROW();&quot;Date&quot;;[.F321])" office:value-type="string" office:string-value="date-8-321 &#10;[99739]">
            <text:p>date-8-321 <text:line-break/>[9973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21])" office:value-type="string" office:string-value="cal-9-321 &#10;[99743]">
            <text:p>cal-9-321 <text:line-break/>[9974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21])" office:value-type="string" office:string-value="cal-10-321 &#10;[99740]">
            <text:p>cal-10-321 <text:line-break/>[99740]</text:p>
          </table:table-cell>
          <table:table-cell/>
          <table:table-cell table:formula="of:=INFO.OBBA.OBBA.OBGET(INFO.OBBA.OBBA.OBCALL(&quot;&quot;;[.$B$15];&quot;getDaycountFraction&quot;;[.I321];[.J321]))" office:value-type="float" office:value="-24.4944444444444">
            <text:p>-24,494</text:p>
          </table:table-cell>
          <table:table-cell table:style-name="ce35" table:formula="of:=(YEARFRAC([.E321];[.F321];[.$C$9]))" office:value-type="float" office:value="24.4944444444444">
            <text:p>24,494</text:p>
          </table:table-cell>
          <table:table-cell table:formula="of:=ABS([.L321])-[.M32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3-01-27">
            <text:p>27.01.2023</text:p>
          </table:table-cell>
          <table:table-cell table:style-name="ce22" table:formula="of:=[.$C$11]+INT(RAND()*([.$C$12]-[.$C$11]))" office:value-type="date" office:date-value="1990-07-07">
            <text:p>07.07.1990</text:p>
          </table:table-cell>
          <table:table-cell table:style-name="ce21" table:formula="of:=INFO.OBBA.OBBA.OBMAKE(&quot;date-&quot;&amp;COLUMN()&amp;&quot;-&quot;&amp;ROW();&quot;Date&quot;;[.E322])" office:value-type="string" office:string-value="date-7-322 &#10;[99749]">
            <text:p>date-7-322 <text:line-break/>[99749]</text:p>
          </table:table-cell>
          <table:table-cell table:style-name="ce21" table:formula="of:=INFO.OBBA.OBBA.OBMAKE(&quot;date-&quot;&amp;COLUMN()&amp;&quot;-&quot;&amp;ROW();&quot;Date&quot;;[.F322])" office:value-type="string" office:string-value="date-8-322 &#10;[99746]">
            <text:p>date-8-322 <text:line-break/>[9974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22])" office:value-type="string" office:string-value="cal-9-322 &#10;[99750]">
            <text:p>cal-9-322 <text:line-break/>[9975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22])" office:value-type="string" office:string-value="cal-10-322 &#10;[99747]">
            <text:p>cal-10-322 <text:line-break/>[99747]</text:p>
          </table:table-cell>
          <table:table-cell/>
          <table:table-cell table:formula="of:=INFO.OBBA.OBBA.OBGET(INFO.OBBA.OBBA.OBCALL(&quot;&quot;;[.$B$15];&quot;getDaycountFraction&quot;;[.I322];[.J322]))" office:value-type="float" office:value="-33.0333333333333">
            <text:p>-33,033</text:p>
          </table:table-cell>
          <table:table-cell table:style-name="ce35" table:formula="of:=(YEARFRAC([.E322];[.F322];[.$C$9]))" office:value-type="float" office:value="33.0333333333333">
            <text:p>33,033</text:p>
          </table:table-cell>
          <table:table-cell table:formula="of:=ABS([.L322])-[.M32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6-04-19">
            <text:p>19.04.1996</text:p>
          </table:table-cell>
          <table:table-cell table:style-name="ce22" table:formula="of:=[.$C$11]+INT(RAND()*([.$C$12]-[.$C$11]))" office:value-type="date" office:date-value="2015-07-31">
            <text:p>31.07.2015</text:p>
          </table:table-cell>
          <table:table-cell table:style-name="ce21" table:formula="of:=INFO.OBBA.OBBA.OBMAKE(&quot;date-&quot;&amp;COLUMN()&amp;&quot;-&quot;&amp;ROW();&quot;Date&quot;;[.E323])" office:value-type="string" office:string-value="date-7-323 &#10;[99756]">
            <text:p>date-7-323 <text:line-break/>[99756]</text:p>
          </table:table-cell>
          <table:table-cell table:style-name="ce21" table:formula="of:=INFO.OBBA.OBBA.OBMAKE(&quot;date-&quot;&amp;COLUMN()&amp;&quot;-&quot;&amp;ROW();&quot;Date&quot;;[.F323])" office:value-type="string" office:string-value="date-8-323 &#10;[99753]">
            <text:p>date-8-323 <text:line-break/>[9975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23])" office:value-type="string" office:string-value="cal-9-323 &#10;[99757]">
            <text:p>cal-9-323 <text:line-break/>[9975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23])" office:value-type="string" office:string-value="cal-10-323 &#10;[99754]">
            <text:p>cal-10-323 <text:line-break/>[99754]</text:p>
          </table:table-cell>
          <table:table-cell/>
          <table:table-cell table:formula="of:=INFO.OBBA.OBBA.OBGET(INFO.OBBA.OBBA.OBCALL(&quot;&quot;;[.$B$15];&quot;getDaycountFraction&quot;;[.I323];[.J323]))" office:value-type="float" office:value="19.5611111111111">
            <text:p>19,561</text:p>
          </table:table-cell>
          <table:table-cell table:style-name="ce35" table:formula="of:=(YEARFRAC([.E323];[.F323];[.$C$9]))" office:value-type="float" office:value="19.5611111111111">
            <text:p>19,561</text:p>
          </table:table-cell>
          <table:table-cell table:formula="of:=ABS([.L323])-[.M32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0-08-29">
            <text:p>29.08.2020</text:p>
          </table:table-cell>
          <table:table-cell table:style-name="ce22" table:formula="of:=[.$C$11]+INT(RAND()*([.$C$12]-[.$C$11]))" office:value-type="date" office:date-value="1999-05-21">
            <text:p>21.05.1999</text:p>
          </table:table-cell>
          <table:table-cell table:style-name="ce21" table:formula="of:=INFO.OBBA.OBBA.OBMAKE(&quot;date-&quot;&amp;COLUMN()&amp;&quot;-&quot;&amp;ROW();&quot;Date&quot;;[.E324])" office:value-type="string" office:string-value="date-7-324 &#10;[99763]">
            <text:p>date-7-324 <text:line-break/>[99763]</text:p>
          </table:table-cell>
          <table:table-cell table:style-name="ce21" table:formula="of:=INFO.OBBA.OBBA.OBMAKE(&quot;date-&quot;&amp;COLUMN()&amp;&quot;-&quot;&amp;ROW();&quot;Date&quot;;[.F324])" office:value-type="string" office:string-value="date-8-324 &#10;[99760]">
            <text:p>date-8-324 <text:line-break/>[9976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24])" office:value-type="string" office:string-value="cal-9-324 &#10;[99764]">
            <text:p>cal-9-324 <text:line-break/>[9976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24])" office:value-type="string" office:string-value="cal-10-324 &#10;[99761]">
            <text:p>cal-10-324 <text:line-break/>[99761]</text:p>
          </table:table-cell>
          <table:table-cell/>
          <table:table-cell table:formula="of:=INFO.OBBA.OBBA.OBGET(INFO.OBBA.OBBA.OBCALL(&quot;&quot;;[.$B$15];&quot;getDaycountFraction&quot;;[.I324];[.J324]))" office:value-type="float" office:value="-21.5861111111111">
            <text:p>-21,586</text:p>
          </table:table-cell>
          <table:table-cell table:style-name="ce35" table:formula="of:=(YEARFRAC([.E324];[.F324];[.$C$9]))" office:value-type="float" office:value="21.5861111111111">
            <text:p>21,586</text:p>
          </table:table-cell>
          <table:table-cell table:formula="of:=ABS([.L324])-[.M32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1-09-01">
            <text:p>01.09.1991</text:p>
          </table:table-cell>
          <table:table-cell table:style-name="ce22" table:formula="of:=[.$C$11]+INT(RAND()*([.$C$12]-[.$C$11]))" office:value-type="date" office:date-value="1983-09-10">
            <text:p>10.09.1983</text:p>
          </table:table-cell>
          <table:table-cell table:style-name="ce21" table:formula="of:=INFO.OBBA.OBBA.OBMAKE(&quot;date-&quot;&amp;COLUMN()&amp;&quot;-&quot;&amp;ROW();&quot;Date&quot;;[.E325])" office:value-type="string" office:string-value="date-7-325 &#10;[99770]">
            <text:p>date-7-325 <text:line-break/>[99770]</text:p>
          </table:table-cell>
          <table:table-cell table:style-name="ce21" table:formula="of:=INFO.OBBA.OBBA.OBMAKE(&quot;date-&quot;&amp;COLUMN()&amp;&quot;-&quot;&amp;ROW();&quot;Date&quot;;[.F325])" office:value-type="string" office:string-value="date-8-325 &#10;[99767]">
            <text:p>date-8-325 <text:line-break/>[9976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25])" office:value-type="string" office:string-value="cal-9-325 &#10;[99771]">
            <text:p>cal-9-325 <text:line-break/>[9977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25])" office:value-type="string" office:string-value="cal-10-325 &#10;[99768]">
            <text:p>cal-10-325 <text:line-break/>[99768]</text:p>
          </table:table-cell>
          <table:table-cell/>
          <table:table-cell table:formula="of:=INFO.OBBA.OBBA.OBGET(INFO.OBBA.OBBA.OBCALL(&quot;&quot;;[.$B$15];&quot;getDaycountFraction&quot;;[.I325];[.J325]))" office:value-type="float" office:value="-8.09166666666667">
            <text:p>-8,092</text:p>
          </table:table-cell>
          <table:table-cell table:style-name="ce35" table:formula="of:=(YEARFRAC([.E325];[.F325];[.$C$9]))" office:value-type="float" office:value="8.09166666666667">
            <text:p>8,092</text:p>
          </table:table-cell>
          <table:table-cell table:formula="of:=ABS([.L325])-[.M32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1-08-08">
            <text:p>08.08.2011</text:p>
          </table:table-cell>
          <table:table-cell table:style-name="ce22" table:formula="of:=[.$C$11]+INT(RAND()*([.$C$12]-[.$C$11]))" office:value-type="date" office:date-value="1988-12-12">
            <text:p>12.12.1988</text:p>
          </table:table-cell>
          <table:table-cell table:style-name="ce21" table:formula="of:=INFO.OBBA.OBBA.OBMAKE(&quot;date-&quot;&amp;COLUMN()&amp;&quot;-&quot;&amp;ROW();&quot;Date&quot;;[.E326])" office:value-type="string" office:string-value="date-7-326 &#10;[99777]">
            <text:p>date-7-326 <text:line-break/>[99777]</text:p>
          </table:table-cell>
          <table:table-cell table:style-name="ce21" table:formula="of:=INFO.OBBA.OBBA.OBMAKE(&quot;date-&quot;&amp;COLUMN()&amp;&quot;-&quot;&amp;ROW();&quot;Date&quot;;[.F326])" office:value-type="string" office:string-value="date-8-326 &#10;[99774]">
            <text:p>date-8-326 <text:line-break/>[9977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26])" office:value-type="string" office:string-value="cal-9-326 &#10;[99778]">
            <text:p>cal-9-326 <text:line-break/>[9977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26])" office:value-type="string" office:string-value="cal-10-326 &#10;[99775]">
            <text:p>cal-10-326 <text:line-break/>[99775]</text:p>
          </table:table-cell>
          <table:table-cell/>
          <table:table-cell table:formula="of:=INFO.OBBA.OBBA.OBGET(INFO.OBBA.OBBA.OBCALL(&quot;&quot;;[.$B$15];&quot;getDaycountFraction&quot;;[.I326];[.J326]))" office:value-type="float" office:value="-22.9833333333333">
            <text:p>-22,983</text:p>
          </table:table-cell>
          <table:table-cell table:style-name="ce35" table:formula="of:=(YEARFRAC([.E326];[.F326];[.$C$9]))" office:value-type="float" office:value="22.9833333333333">
            <text:p>22,983</text:p>
          </table:table-cell>
          <table:table-cell table:formula="of:=ABS([.L326])-[.M32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5-04-10">
            <text:p>10.04.1995</text:p>
          </table:table-cell>
          <table:table-cell table:style-name="ce22" table:formula="of:=[.$C$11]+INT(RAND()*([.$C$12]-[.$C$11]))" office:value-type="date" office:date-value="2015-07-18">
            <text:p>18.07.2015</text:p>
          </table:table-cell>
          <table:table-cell table:style-name="ce21" table:formula="of:=INFO.OBBA.OBBA.OBMAKE(&quot;date-&quot;&amp;COLUMN()&amp;&quot;-&quot;&amp;ROW();&quot;Date&quot;;[.E327])" office:value-type="string" office:string-value="date-7-327 &#10;[99784]">
            <text:p>date-7-327 <text:line-break/>[99784]</text:p>
          </table:table-cell>
          <table:table-cell table:style-name="ce21" table:formula="of:=INFO.OBBA.OBBA.OBMAKE(&quot;date-&quot;&amp;COLUMN()&amp;&quot;-&quot;&amp;ROW();&quot;Date&quot;;[.F327])" office:value-type="string" office:string-value="date-8-327 &#10;[99781]">
            <text:p>date-8-327 <text:line-break/>[9978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27])" office:value-type="string" office:string-value="cal-9-327 &#10;[99785]">
            <text:p>cal-9-327 <text:line-break/>[9978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27])" office:value-type="string" office:string-value="cal-10-327 &#10;[99782]">
            <text:p>cal-10-327 <text:line-break/>[99782]</text:p>
          </table:table-cell>
          <table:table-cell/>
          <table:table-cell table:formula="of:=INFO.OBBA.OBBA.OBGET(INFO.OBBA.OBBA.OBCALL(&quot;&quot;;[.$B$15];&quot;getDaycountFraction&quot;;[.I327];[.J327]))" office:value-type="float" office:value="20.5666666666667">
            <text:p>20,567</text:p>
          </table:table-cell>
          <table:table-cell table:style-name="ce35" table:formula="of:=(YEARFRAC([.E327];[.F327];[.$C$9]))" office:value-type="float" office:value="20.5666666666667">
            <text:p>20,567</text:p>
          </table:table-cell>
          <table:table-cell table:formula="of:=ABS([.L327])-[.M32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1-11-18">
            <text:p>18.11.2021</text:p>
          </table:table-cell>
          <table:table-cell table:style-name="ce22" table:formula="of:=[.$C$11]+INT(RAND()*([.$C$12]-[.$C$11]))" office:value-type="date" office:date-value="2002-10-17">
            <text:p>17.10.2002</text:p>
          </table:table-cell>
          <table:table-cell table:style-name="ce21" table:formula="of:=INFO.OBBA.OBBA.OBMAKE(&quot;date-&quot;&amp;COLUMN()&amp;&quot;-&quot;&amp;ROW();&quot;Date&quot;;[.E328])" office:value-type="string" office:string-value="date-7-328 &#10;[99791]">
            <text:p>date-7-328 <text:line-break/>[99791]</text:p>
          </table:table-cell>
          <table:table-cell table:style-name="ce21" table:formula="of:=INFO.OBBA.OBBA.OBMAKE(&quot;date-&quot;&amp;COLUMN()&amp;&quot;-&quot;&amp;ROW();&quot;Date&quot;;[.F328])" office:value-type="string" office:string-value="date-8-328 &#10;[99788]">
            <text:p>date-8-328 <text:line-break/>[9978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28])" office:value-type="string" office:string-value="cal-9-328 &#10;[99792]">
            <text:p>cal-9-328 <text:line-break/>[9979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28])" office:value-type="string" office:string-value="cal-10-328 &#10;[99789]">
            <text:p>cal-10-328 <text:line-break/>[99789]</text:p>
          </table:table-cell>
          <table:table-cell/>
          <table:table-cell table:formula="of:=INFO.OBBA.OBBA.OBGET(INFO.OBBA.OBBA.OBCALL(&quot;&quot;;[.$B$15];&quot;getDaycountFraction&quot;;[.I328];[.J328]))" office:value-type="float" office:value="-19.3666666666667">
            <text:p>-19,367</text:p>
          </table:table-cell>
          <table:table-cell table:style-name="ce35" table:formula="of:=(YEARFRAC([.E328];[.F328];[.$C$9]))" office:value-type="float" office:value="19.3666666666667">
            <text:p>19,367</text:p>
          </table:table-cell>
          <table:table-cell table:formula="of:=ABS([.L328])-[.M32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6-07-13">
            <text:p>13.07.2026</text:p>
          </table:table-cell>
          <table:table-cell table:style-name="ce22" table:formula="of:=[.$C$11]+INT(RAND()*([.$C$12]-[.$C$11]))" office:value-type="date" office:date-value="2004-01-04">
            <text:p>04.01.2004</text:p>
          </table:table-cell>
          <table:table-cell table:style-name="ce21" table:formula="of:=INFO.OBBA.OBBA.OBMAKE(&quot;date-&quot;&amp;COLUMN()&amp;&quot;-&quot;&amp;ROW();&quot;Date&quot;;[.E329])" office:value-type="string" office:string-value="date-7-329 &#10;[99798]">
            <text:p>date-7-329 <text:line-break/>[99798]</text:p>
          </table:table-cell>
          <table:table-cell table:style-name="ce21" table:formula="of:=INFO.OBBA.OBBA.OBMAKE(&quot;date-&quot;&amp;COLUMN()&amp;&quot;-&quot;&amp;ROW();&quot;Date&quot;;[.F329])" office:value-type="string" office:string-value="date-8-329 &#10;[99795]">
            <text:p>date-8-329 <text:line-break/>[9979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29])" office:value-type="string" office:string-value="cal-9-329 &#10;[99799]">
            <text:p>cal-9-329 <text:line-break/>[9979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29])" office:value-type="string" office:string-value="cal-10-329 &#10;[99796]">
            <text:p>cal-10-329 <text:line-break/>[99796]</text:p>
          </table:table-cell>
          <table:table-cell/>
          <table:table-cell table:formula="of:=INFO.OBBA.OBBA.OBGET(INFO.OBBA.OBBA.OBCALL(&quot;&quot;;[.$B$15];&quot;getDaycountFraction&quot;;[.I329];[.J329]))" office:value-type="float" office:value="-22.85">
            <text:p>-22,850</text:p>
          </table:table-cell>
          <table:table-cell table:style-name="ce35" table:formula="of:=(YEARFRAC([.E329];[.F329];[.$C$9]))" office:value-type="float" office:value="22.85">
            <text:p>22,850</text:p>
          </table:table-cell>
          <table:table-cell table:formula="of:=ABS([.L329])-[.M32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0-06-13">
            <text:p>13.06.2010</text:p>
          </table:table-cell>
          <table:table-cell table:style-name="ce22" table:formula="of:=[.$C$11]+INT(RAND()*([.$C$12]-[.$C$11]))" office:value-type="date" office:date-value="2002-02-06">
            <text:p>06.02.2002</text:p>
          </table:table-cell>
          <table:table-cell table:style-name="ce21" table:formula="of:=INFO.OBBA.OBBA.OBMAKE(&quot;date-&quot;&amp;COLUMN()&amp;&quot;-&quot;&amp;ROW();&quot;Date&quot;;[.E330])" office:value-type="string" office:string-value="date-7-330 &#10;[99805]">
            <text:p>date-7-330 <text:line-break/>[99805]</text:p>
          </table:table-cell>
          <table:table-cell table:style-name="ce21" table:formula="of:=INFO.OBBA.OBBA.OBMAKE(&quot;date-&quot;&amp;COLUMN()&amp;&quot;-&quot;&amp;ROW();&quot;Date&quot;;[.F330])" office:value-type="string" office:string-value="date-8-330 &#10;[99802]">
            <text:p>date-8-330 <text:line-break/>[9980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30])" office:value-type="string" office:string-value="cal-9-330 &#10;[99806]">
            <text:p>cal-9-330 <text:line-break/>[9980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30])" office:value-type="string" office:string-value="cal-10-330 &#10;[99803]">
            <text:p>cal-10-330 <text:line-break/>[99803]</text:p>
          </table:table-cell>
          <table:table-cell/>
          <table:table-cell table:formula="of:=INFO.OBBA.OBBA.OBGET(INFO.OBBA.OBBA.OBCALL(&quot;&quot;;[.$B$15];&quot;getDaycountFraction&quot;;[.I330];[.J330]))" office:value-type="float" office:value="-8.46944444444445">
            <text:p>-8,469</text:p>
          </table:table-cell>
          <table:table-cell table:style-name="ce35" table:formula="of:=(YEARFRAC([.E330];[.F330];[.$C$9]))" office:value-type="float" office:value="8.46944444444445">
            <text:p>8,469</text:p>
          </table:table-cell>
          <table:table-cell table:formula="of:=ABS([.L330])-[.M33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4-10-26">
            <text:p>26.10.1994</text:p>
          </table:table-cell>
          <table:table-cell table:style-name="ce22" table:formula="of:=[.$C$11]+INT(RAND()*([.$C$12]-[.$C$11]))" office:value-type="date" office:date-value="2023-01-24">
            <text:p>24.01.2023</text:p>
          </table:table-cell>
          <table:table-cell table:style-name="ce21" table:formula="of:=INFO.OBBA.OBBA.OBMAKE(&quot;date-&quot;&amp;COLUMN()&amp;&quot;-&quot;&amp;ROW();&quot;Date&quot;;[.E331])" office:value-type="string" office:string-value="date-7-331 &#10;[99812]">
            <text:p>date-7-331 <text:line-break/>[99812]</text:p>
          </table:table-cell>
          <table:table-cell table:style-name="ce21" table:formula="of:=INFO.OBBA.OBBA.OBMAKE(&quot;date-&quot;&amp;COLUMN()&amp;&quot;-&quot;&amp;ROW();&quot;Date&quot;;[.F331])" office:value-type="string" office:string-value="date-8-331 &#10;[99809]">
            <text:p>date-8-331 <text:line-break/>[9980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31])" office:value-type="string" office:string-value="cal-9-331 &#10;[99813]">
            <text:p>cal-9-331 <text:line-break/>[9981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31])" office:value-type="string" office:string-value="cal-10-331 &#10;[99810]">
            <text:p>cal-10-331 <text:line-break/>[99810]</text:p>
          </table:table-cell>
          <table:table-cell/>
          <table:table-cell table:formula="of:=INFO.OBBA.OBBA.OBGET(INFO.OBBA.OBBA.OBCALL(&quot;&quot;;[.$B$15];&quot;getDaycountFraction&quot;;[.I331];[.J331]))" office:value-type="float" office:value="28.6583333333333">
            <text:p>28,658</text:p>
          </table:table-cell>
          <table:table-cell table:style-name="ce35" table:formula="of:=(YEARFRAC([.E331];[.F331];[.$C$9]))" office:value-type="float" office:value="28.6583333333333">
            <text:p>28,658</text:p>
          </table:table-cell>
          <table:table-cell table:formula="of:=ABS([.L331])-[.M33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1-11-25">
            <text:p>25.11.2011</text:p>
          </table:table-cell>
          <table:table-cell table:style-name="ce22" table:formula="of:=[.$C$11]+INT(RAND()*([.$C$12]-[.$C$11]))" office:value-type="date" office:date-value="2004-12-01">
            <text:p>01.12.2004</text:p>
          </table:table-cell>
          <table:table-cell table:style-name="ce21" table:formula="of:=INFO.OBBA.OBBA.OBMAKE(&quot;date-&quot;&amp;COLUMN()&amp;&quot;-&quot;&amp;ROW();&quot;Date&quot;;[.E332])" office:value-type="string" office:string-value="date-7-332 &#10;[99819]">
            <text:p>date-7-332 <text:line-break/>[99819]</text:p>
          </table:table-cell>
          <table:table-cell table:style-name="ce21" table:formula="of:=INFO.OBBA.OBBA.OBMAKE(&quot;date-&quot;&amp;COLUMN()&amp;&quot;-&quot;&amp;ROW();&quot;Date&quot;;[.F332])" office:value-type="string" office:string-value="date-8-332 &#10;[99816]">
            <text:p>date-8-332 <text:line-break/>[9981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32])" office:value-type="string" office:string-value="cal-9-332 &#10;[99820]">
            <text:p>cal-9-332 <text:line-break/>[9982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32])" office:value-type="string" office:string-value="cal-10-332 &#10;[99817]">
            <text:p>cal-10-332 <text:line-break/>[99817]</text:p>
          </table:table-cell>
          <table:table-cell/>
          <table:table-cell table:formula="of:=INFO.OBBA.OBBA.OBGET(INFO.OBBA.OBBA.OBCALL(&quot;&quot;;[.$B$15];&quot;getDaycountFraction&quot;;[.I332];[.J332]))" office:value-type="float" office:value="-7.08333333333333">
            <text:p>-7,083</text:p>
          </table:table-cell>
          <table:table-cell table:style-name="ce35" table:formula="of:=(YEARFRAC([.E332];[.F332];[.$C$9]))" office:value-type="float" office:value="7.08333333333333">
            <text:p>7,083</text:p>
          </table:table-cell>
          <table:table-cell table:formula="of:=ABS([.L332])-[.M33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8-03-15">
            <text:p>15.03.1998</text:p>
          </table:table-cell>
          <table:table-cell table:style-name="ce22" table:formula="of:=[.$C$11]+INT(RAND()*([.$C$12]-[.$C$11]))" office:value-type="date" office:date-value="1990-04-23">
            <text:p>23.04.1990</text:p>
          </table:table-cell>
          <table:table-cell table:style-name="ce21" table:formula="of:=INFO.OBBA.OBBA.OBMAKE(&quot;date-&quot;&amp;COLUMN()&amp;&quot;-&quot;&amp;ROW();&quot;Date&quot;;[.E333])" office:value-type="string" office:string-value="date-7-333 &#10;[99826]">
            <text:p>date-7-333 <text:line-break/>[99826]</text:p>
          </table:table-cell>
          <table:table-cell table:style-name="ce21" table:formula="of:=INFO.OBBA.OBBA.OBMAKE(&quot;date-&quot;&amp;COLUMN()&amp;&quot;-&quot;&amp;ROW();&quot;Date&quot;;[.F333])" office:value-type="string" office:string-value="date-8-333 &#10;[99823]">
            <text:p>date-8-333 <text:line-break/>[9982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33])" office:value-type="string" office:string-value="cal-9-333 &#10;[99827]">
            <text:p>cal-9-333 <text:line-break/>[9982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33])" office:value-type="string" office:string-value="cal-10-333 &#10;[99824]">
            <text:p>cal-10-333 <text:line-break/>[99824]</text:p>
          </table:table-cell>
          <table:table-cell/>
          <table:table-cell table:formula="of:=INFO.OBBA.OBBA.OBGET(INFO.OBBA.OBBA.OBCALL(&quot;&quot;;[.$B$15];&quot;getDaycountFraction&quot;;[.I333];[.J333]))" office:value-type="float" office:value="-8.00833333333333">
            <text:p>-8,008</text:p>
          </table:table-cell>
          <table:table-cell table:style-name="ce35" table:formula="of:=(YEARFRAC([.E333];[.F333];[.$C$9]))" office:value-type="float" office:value="8.00833333333333">
            <text:p>8,008</text:p>
          </table:table-cell>
          <table:table-cell table:formula="of:=ABS([.L333])-[.M33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9-02-26">
            <text:p>26.02.1999</text:p>
          </table:table-cell>
          <table:table-cell table:style-name="ce22" table:formula="of:=[.$C$11]+INT(RAND()*([.$C$12]-[.$C$11]))" office:value-type="date" office:date-value="2029-05-23">
            <text:p>23.05.2029</text:p>
          </table:table-cell>
          <table:table-cell table:style-name="ce21" table:formula="of:=INFO.OBBA.OBBA.OBMAKE(&quot;date-&quot;&amp;COLUMN()&amp;&quot;-&quot;&amp;ROW();&quot;Date&quot;;[.E334])" office:value-type="string" office:string-value="date-7-334 &#10;[99833]">
            <text:p>date-7-334 <text:line-break/>[99833]</text:p>
          </table:table-cell>
          <table:table-cell table:style-name="ce21" table:formula="of:=INFO.OBBA.OBBA.OBMAKE(&quot;date-&quot;&amp;COLUMN()&amp;&quot;-&quot;&amp;ROW();&quot;Date&quot;;[.F334])" office:value-type="string" office:string-value="date-8-334 &#10;[99830]">
            <text:p>date-8-334 <text:line-break/>[9983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34])" office:value-type="string" office:string-value="cal-9-334 &#10;[99834]">
            <text:p>cal-9-334 <text:line-break/>[9983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34])" office:value-type="string" office:string-value="cal-10-334 &#10;[99831]">
            <text:p>cal-10-334 <text:line-break/>[99831]</text:p>
          </table:table-cell>
          <table:table-cell/>
          <table:table-cell table:formula="of:=INFO.OBBA.OBBA.OBGET(INFO.OBBA.OBBA.OBCALL(&quot;&quot;;[.$B$15];&quot;getDaycountFraction&quot;;[.I334];[.J334]))" office:value-type="float" office:value="30.6777777777778">
            <text:p>30,678</text:p>
          </table:table-cell>
          <table:table-cell table:style-name="ce35" table:formula="of:=(YEARFRAC([.E334];[.F334];[.$C$9]))" office:value-type="float" office:value="30.6777777777778">
            <text:p>30,678</text:p>
          </table:table-cell>
          <table:table-cell table:formula="of:=ABS([.L334])-[.M33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8-05-17">
            <text:p>17.05.2008</text:p>
          </table:table-cell>
          <table:table-cell table:style-name="ce22" table:formula="of:=[.$C$11]+INT(RAND()*([.$C$12]-[.$C$11]))" office:value-type="date" office:date-value="2024-03-22">
            <text:p>22.03.2024</text:p>
          </table:table-cell>
          <table:table-cell table:style-name="ce21" table:formula="of:=INFO.OBBA.OBBA.OBMAKE(&quot;date-&quot;&amp;COLUMN()&amp;&quot;-&quot;&amp;ROW();&quot;Date&quot;;[.E335])" office:value-type="string" office:string-value="date-7-335 &#10;[99840]">
            <text:p>date-7-335 <text:line-break/>[99840]</text:p>
          </table:table-cell>
          <table:table-cell table:style-name="ce21" table:formula="of:=INFO.OBBA.OBBA.OBMAKE(&quot;date-&quot;&amp;COLUMN()&amp;&quot;-&quot;&amp;ROW();&quot;Date&quot;;[.F335])" office:value-type="string" office:string-value="date-8-335 &#10;[99837]">
            <text:p>date-8-335 <text:line-break/>[9983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35])" office:value-type="string" office:string-value="cal-9-335 &#10;[99841]">
            <text:p>cal-9-335 <text:line-break/>[9984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35])" office:value-type="string" office:string-value="cal-10-335 &#10;[99838]">
            <text:p>cal-10-335 <text:line-break/>[99838]</text:p>
          </table:table-cell>
          <table:table-cell/>
          <table:table-cell table:formula="of:=INFO.OBBA.OBBA.OBGET(INFO.OBBA.OBBA.OBCALL(&quot;&quot;;[.$B$15];&quot;getDaycountFraction&quot;;[.I335];[.J335]))" office:value-type="float" office:value="16.0777777777778">
            <text:p>16,078</text:p>
          </table:table-cell>
          <table:table-cell table:style-name="ce35" table:formula="of:=(YEARFRAC([.E335];[.F335];[.$C$9]))" office:value-type="float" office:value="16.0777777777778">
            <text:p>16,078</text:p>
          </table:table-cell>
          <table:table-cell table:formula="of:=ABS([.L335])-[.M33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5-11-29">
            <text:p>29.11.1985</text:p>
          </table:table-cell>
          <table:table-cell table:style-name="ce22" table:formula="of:=[.$C$11]+INT(RAND()*([.$C$12]-[.$C$11]))" office:value-type="date" office:date-value="2005-12-27">
            <text:p>27.12.2005</text:p>
          </table:table-cell>
          <table:table-cell table:style-name="ce21" table:formula="of:=INFO.OBBA.OBBA.OBMAKE(&quot;date-&quot;&amp;COLUMN()&amp;&quot;-&quot;&amp;ROW();&quot;Date&quot;;[.E336])" office:value-type="string" office:string-value="date-7-336 &#10;[99847]">
            <text:p>date-7-336 <text:line-break/>[99847]</text:p>
          </table:table-cell>
          <table:table-cell table:style-name="ce21" table:formula="of:=INFO.OBBA.OBBA.OBMAKE(&quot;date-&quot;&amp;COLUMN()&amp;&quot;-&quot;&amp;ROW();&quot;Date&quot;;[.F336])" office:value-type="string" office:string-value="date-8-336 &#10;[99844]">
            <text:p>date-8-336 <text:line-break/>[9984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36])" office:value-type="string" office:string-value="cal-9-336 &#10;[99848]">
            <text:p>cal-9-336 <text:line-break/>[9984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36])" office:value-type="string" office:string-value="cal-10-336 &#10;[99845]">
            <text:p>cal-10-336 <text:line-break/>[99845]</text:p>
          </table:table-cell>
          <table:table-cell/>
          <table:table-cell table:formula="of:=INFO.OBBA.OBBA.OBGET(INFO.OBBA.OBBA.OBCALL(&quot;&quot;;[.$B$15];&quot;getDaycountFraction&quot;;[.I336];[.J336]))" office:value-type="float" office:value="20.3694444444444">
            <text:p>20,369</text:p>
          </table:table-cell>
          <table:table-cell table:style-name="ce35" table:formula="of:=(YEARFRAC([.E336];[.F336];[.$C$9]))" office:value-type="float" office:value="20.3694444444444">
            <text:p>20,369</text:p>
          </table:table-cell>
          <table:table-cell table:formula="of:=ABS([.L336])-[.M33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4-03-03">
            <text:p>03.03.1994</text:p>
          </table:table-cell>
          <table:table-cell table:style-name="ce22" table:formula="of:=[.$C$11]+INT(RAND()*([.$C$12]-[.$C$11]))" office:value-type="date" office:date-value="2027-08-11">
            <text:p>11.08.2027</text:p>
          </table:table-cell>
          <table:table-cell table:style-name="ce21" table:formula="of:=INFO.OBBA.OBBA.OBMAKE(&quot;date-&quot;&amp;COLUMN()&amp;&quot;-&quot;&amp;ROW();&quot;Date&quot;;[.E337])" office:value-type="string" office:string-value="date-7-337 &#10;[99854]">
            <text:p>date-7-337 <text:line-break/>[99854]</text:p>
          </table:table-cell>
          <table:table-cell table:style-name="ce21" table:formula="of:=INFO.OBBA.OBBA.OBMAKE(&quot;date-&quot;&amp;COLUMN()&amp;&quot;-&quot;&amp;ROW();&quot;Date&quot;;[.F337])" office:value-type="string" office:string-value="date-8-337 &#10;[99851]">
            <text:p>date-8-337 <text:line-break/>[9985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37])" office:value-type="string" office:string-value="cal-9-337 &#10;[99855]">
            <text:p>cal-9-337 <text:line-break/>[9985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37])" office:value-type="string" office:string-value="cal-10-337 &#10;[99852]">
            <text:p>cal-10-337 <text:line-break/>[99852]</text:p>
          </table:table-cell>
          <table:table-cell/>
          <table:table-cell table:formula="of:=INFO.OBBA.OBBA.OBGET(INFO.OBBA.OBBA.OBCALL(&quot;&quot;;[.$B$15];&quot;getDaycountFraction&quot;;[.I337];[.J337]))" office:value-type="float" office:value="33.9277777777778">
            <text:p>33,928</text:p>
          </table:table-cell>
          <table:table-cell table:style-name="ce35" table:formula="of:=(YEARFRAC([.E337];[.F337];[.$C$9]))" office:value-type="float" office:value="33.9277777777778">
            <text:p>33,928</text:p>
          </table:table-cell>
          <table:table-cell table:formula="of:=ABS([.L337])-[.M33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4-02-15">
            <text:p>15.02.2024</text:p>
          </table:table-cell>
          <table:table-cell table:style-name="ce22" table:formula="of:=[.$C$11]+INT(RAND()*([.$C$12]-[.$C$11]))" office:value-type="date" office:date-value="1998-04-11">
            <text:p>11.04.1998</text:p>
          </table:table-cell>
          <table:table-cell table:style-name="ce21" table:formula="of:=INFO.OBBA.OBBA.OBMAKE(&quot;date-&quot;&amp;COLUMN()&amp;&quot;-&quot;&amp;ROW();&quot;Date&quot;;[.E338])" office:value-type="string" office:string-value="date-7-338 &#10;[99861]">
            <text:p>date-7-338 <text:line-break/>[99861]</text:p>
          </table:table-cell>
          <table:table-cell table:style-name="ce21" table:formula="of:=INFO.OBBA.OBBA.OBMAKE(&quot;date-&quot;&amp;COLUMN()&amp;&quot;-&quot;&amp;ROW();&quot;Date&quot;;[.F338])" office:value-type="string" office:string-value="date-8-338 &#10;[99858]">
            <text:p>date-8-338 <text:line-break/>[9985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38])" office:value-type="string" office:string-value="cal-9-338 &#10;[99862]">
            <text:p>cal-9-338 <text:line-break/>[9986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38])" office:value-type="string" office:string-value="cal-10-338 &#10;[99859]">
            <text:p>cal-10-338 <text:line-break/>[99859]</text:p>
          </table:table-cell>
          <table:table-cell/>
          <table:table-cell table:formula="of:=INFO.OBBA.OBBA.OBGET(INFO.OBBA.OBBA.OBCALL(&quot;&quot;;[.$B$15];&quot;getDaycountFraction&quot;;[.I338];[.J338]))" office:value-type="float" office:value="-26.225">
            <text:p>-26,225</text:p>
          </table:table-cell>
          <table:table-cell table:style-name="ce35" table:formula="of:=(YEARFRAC([.E338];[.F338];[.$C$9]))" office:value-type="float" office:value="26.225">
            <text:p>26,225</text:p>
          </table:table-cell>
          <table:table-cell table:formula="of:=ABS([.L338])-[.M33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7-09-25">
            <text:p>25.09.1997</text:p>
          </table:table-cell>
          <table:table-cell table:style-name="ce22" table:formula="of:=[.$C$11]+INT(RAND()*([.$C$12]-[.$C$11]))" office:value-type="date" office:date-value="2026-04-04">
            <text:p>04.04.2026</text:p>
          </table:table-cell>
          <table:table-cell table:style-name="ce21" table:formula="of:=INFO.OBBA.OBBA.OBMAKE(&quot;date-&quot;&amp;COLUMN()&amp;&quot;-&quot;&amp;ROW();&quot;Date&quot;;[.E339])" office:value-type="string" office:string-value="date-7-339 &#10;[99868]">
            <text:p>date-7-339 <text:line-break/>[99868]</text:p>
          </table:table-cell>
          <table:table-cell table:style-name="ce21" table:formula="of:=INFO.OBBA.OBBA.OBMAKE(&quot;date-&quot;&amp;COLUMN()&amp;&quot;-&quot;&amp;ROW();&quot;Date&quot;;[.F339])" office:value-type="string" office:string-value="date-8-339 &#10;[99865]">
            <text:p>date-8-339 <text:line-break/>[9986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39])" office:value-type="string" office:string-value="cal-9-339 &#10;[99869]">
            <text:p>cal-9-339 <text:line-break/>[9986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39])" office:value-type="string" office:string-value="cal-10-339 &#10;[99866]">
            <text:p>cal-10-339 <text:line-break/>[99866]</text:p>
          </table:table-cell>
          <table:table-cell/>
          <table:table-cell table:formula="of:=INFO.OBBA.OBBA.OBGET(INFO.OBBA.OBBA.OBCALL(&quot;&quot;;[.$B$15];&quot;getDaycountFraction&quot;;[.I339];[.J339]))" office:value-type="float" office:value="28.9388888888889">
            <text:p>28,939</text:p>
          </table:table-cell>
          <table:table-cell table:style-name="ce35" table:formula="of:=(YEARFRAC([.E339];[.F339];[.$C$9]))" office:value-type="float" office:value="28.9388888888889">
            <text:p>28,939</text:p>
          </table:table-cell>
          <table:table-cell table:formula="of:=ABS([.L339])-[.M33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4-03-04">
            <text:p>04.03.2004</text:p>
          </table:table-cell>
          <table:table-cell table:style-name="ce22" table:formula="of:=[.$C$11]+INT(RAND()*([.$C$12]-[.$C$11]))" office:value-type="date" office:date-value="1999-06-12">
            <text:p>12.06.1999</text:p>
          </table:table-cell>
          <table:table-cell table:style-name="ce21" table:formula="of:=INFO.OBBA.OBBA.OBMAKE(&quot;date-&quot;&amp;COLUMN()&amp;&quot;-&quot;&amp;ROW();&quot;Date&quot;;[.E340])" office:value-type="string" office:string-value="date-7-340 &#10;[99875]">
            <text:p>date-7-340 <text:line-break/>[99875]</text:p>
          </table:table-cell>
          <table:table-cell table:style-name="ce21" table:formula="of:=INFO.OBBA.OBBA.OBMAKE(&quot;date-&quot;&amp;COLUMN()&amp;&quot;-&quot;&amp;ROW();&quot;Date&quot;;[.F340])" office:value-type="string" office:string-value="date-8-340 &#10;[99872]">
            <text:p>date-8-340 <text:line-break/>[9987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40])" office:value-type="string" office:string-value="cal-9-340 &#10;[99876]">
            <text:p>cal-9-340 <text:line-break/>[9987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40])" office:value-type="string" office:string-value="cal-10-340 &#10;[99873]">
            <text:p>cal-10-340 <text:line-break/>[99873]</text:p>
          </table:table-cell>
          <table:table-cell/>
          <table:table-cell table:formula="of:=INFO.OBBA.OBBA.OBGET(INFO.OBBA.OBBA.OBCALL(&quot;&quot;;[.$B$15];&quot;getDaycountFraction&quot;;[.I340];[.J340]))" office:value-type="float" office:value="-4.79722222222222">
            <text:p>-4,797</text:p>
          </table:table-cell>
          <table:table-cell table:style-name="ce35" table:formula="of:=(YEARFRAC([.E340];[.F340];[.$C$9]))" office:value-type="float" office:value="4.79722222222222">
            <text:p>4,797</text:p>
          </table:table-cell>
          <table:table-cell table:formula="of:=ABS([.L340])-[.M34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5-02-07">
            <text:p>07.02.2015</text:p>
          </table:table-cell>
          <table:table-cell table:style-name="ce22" table:formula="of:=[.$C$11]+INT(RAND()*([.$C$12]-[.$C$11]))" office:value-type="date" office:date-value="1989-05-11">
            <text:p>11.05.1989</text:p>
          </table:table-cell>
          <table:table-cell table:style-name="ce21" table:formula="of:=INFO.OBBA.OBBA.OBMAKE(&quot;date-&quot;&amp;COLUMN()&amp;&quot;-&quot;&amp;ROW();&quot;Date&quot;;[.E341])" office:value-type="string" office:string-value="date-7-341 &#10;[99882]">
            <text:p>date-7-341 <text:line-break/>[99882]</text:p>
          </table:table-cell>
          <table:table-cell table:style-name="ce21" table:formula="of:=INFO.OBBA.OBBA.OBMAKE(&quot;date-&quot;&amp;COLUMN()&amp;&quot;-&quot;&amp;ROW();&quot;Date&quot;;[.F341])" office:value-type="string" office:string-value="date-8-341 &#10;[99879]">
            <text:p>date-8-341 <text:line-break/>[9987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41])" office:value-type="string" office:string-value="cal-9-341 &#10;[99883]">
            <text:p>cal-9-341 <text:line-break/>[9988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41])" office:value-type="string" office:string-value="cal-10-341 &#10;[99880]">
            <text:p>cal-10-341 <text:line-break/>[99880]</text:p>
          </table:table-cell>
          <table:table-cell/>
          <table:table-cell table:formula="of:=INFO.OBBA.OBBA.OBGET(INFO.OBBA.OBBA.OBCALL(&quot;&quot;;[.$B$15];&quot;getDaycountFraction&quot;;[.I341];[.J341]))" office:value-type="float" office:value="-26.1194444444444">
            <text:p>-26,119</text:p>
          </table:table-cell>
          <table:table-cell table:style-name="ce35" table:formula="of:=(YEARFRAC([.E341];[.F341];[.$C$9]))" office:value-type="float" office:value="26.1194444444444">
            <text:p>26,119</text:p>
          </table:table-cell>
          <table:table-cell table:formula="of:=ABS([.L341])-[.M34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2-06-01">
            <text:p>01.06.2012</text:p>
          </table:table-cell>
          <table:table-cell table:style-name="ce22" table:formula="of:=[.$C$11]+INT(RAND()*([.$C$12]-[.$C$11]))" office:value-type="date" office:date-value="2009-09-12">
            <text:p>12.09.2009</text:p>
          </table:table-cell>
          <table:table-cell table:style-name="ce21" table:formula="of:=INFO.OBBA.OBBA.OBMAKE(&quot;date-&quot;&amp;COLUMN()&amp;&quot;-&quot;&amp;ROW();&quot;Date&quot;;[.E342])" office:value-type="string" office:string-value="date-7-342 &#10;[99889]">
            <text:p>date-7-342 <text:line-break/>[99889]</text:p>
          </table:table-cell>
          <table:table-cell table:style-name="ce21" table:formula="of:=INFO.OBBA.OBBA.OBMAKE(&quot;date-&quot;&amp;COLUMN()&amp;&quot;-&quot;&amp;ROW();&quot;Date&quot;;[.F342])" office:value-type="string" office:string-value="date-8-342 &#10;[99886]">
            <text:p>date-8-342 <text:line-break/>[9988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42])" office:value-type="string" office:string-value="cal-9-342 &#10;[99890]">
            <text:p>cal-9-342 <text:line-break/>[9989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42])" office:value-type="string" office:string-value="cal-10-342 &#10;[99887]">
            <text:p>cal-10-342 <text:line-break/>[99887]</text:p>
          </table:table-cell>
          <table:table-cell/>
          <table:table-cell table:formula="of:=INFO.OBBA.OBBA.OBGET(INFO.OBBA.OBBA.OBCALL(&quot;&quot;;[.$B$15];&quot;getDaycountFraction&quot;;[.I342];[.J342]))" office:value-type="float" office:value="-2.75833333333333">
            <text:p>-2,758</text:p>
          </table:table-cell>
          <table:table-cell table:style-name="ce35" table:formula="of:=(YEARFRAC([.E342];[.F342];[.$C$9]))" office:value-type="float" office:value="2.75833333333333">
            <text:p>2,758</text:p>
          </table:table-cell>
          <table:table-cell table:formula="of:=ABS([.L342])-[.M34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6-10-05">
            <text:p>05.10.1996</text:p>
          </table:table-cell>
          <table:table-cell table:style-name="ce22" table:formula="of:=[.$C$11]+INT(RAND()*([.$C$12]-[.$C$11]))" office:value-type="date" office:date-value="2028-05-13">
            <text:p>13.05.2028</text:p>
          </table:table-cell>
          <table:table-cell table:style-name="ce21" table:formula="of:=INFO.OBBA.OBBA.OBMAKE(&quot;date-&quot;&amp;COLUMN()&amp;&quot;-&quot;&amp;ROW();&quot;Date&quot;;[.E343])" office:value-type="string" office:string-value="date-7-343 &#10;[99896]">
            <text:p>date-7-343 <text:line-break/>[99896]</text:p>
          </table:table-cell>
          <table:table-cell table:style-name="ce21" table:formula="of:=INFO.OBBA.OBBA.OBMAKE(&quot;date-&quot;&amp;COLUMN()&amp;&quot;-&quot;&amp;ROW();&quot;Date&quot;;[.F343])" office:value-type="string" office:string-value="date-8-343 &#10;[99893]">
            <text:p>date-8-343 <text:line-break/>[9989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43])" office:value-type="string" office:string-value="cal-9-343 &#10;[99897]">
            <text:p>cal-9-343 <text:line-break/>[9989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43])" office:value-type="string" office:string-value="cal-10-343 &#10;[99894]">
            <text:p>cal-10-343 <text:line-break/>[99894]</text:p>
          </table:table-cell>
          <table:table-cell/>
          <table:table-cell table:formula="of:=INFO.OBBA.OBBA.OBGET(INFO.OBBA.OBBA.OBCALL(&quot;&quot;;[.$B$15];&quot;getDaycountFraction&quot;;[.I343];[.J343]))" office:value-type="float" office:value="32.0638888888889">
            <text:p>32,064</text:p>
          </table:table-cell>
          <table:table-cell table:style-name="ce35" table:formula="of:=(YEARFRAC([.E343];[.F343];[.$C$9]))" office:value-type="float" office:value="32.0638888888889">
            <text:p>32,064</text:p>
          </table:table-cell>
          <table:table-cell table:formula="of:=ABS([.L343])-[.M34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6-11-01">
            <text:p>01.11.1996</text:p>
          </table:table-cell>
          <table:table-cell table:style-name="ce22" table:formula="of:=[.$C$11]+INT(RAND()*([.$C$12]-[.$C$11]))" office:value-type="date" office:date-value="2014-11-11">
            <text:p>11.11.2014</text:p>
          </table:table-cell>
          <table:table-cell table:style-name="ce21" table:formula="of:=INFO.OBBA.OBBA.OBMAKE(&quot;date-&quot;&amp;COLUMN()&amp;&quot;-&quot;&amp;ROW();&quot;Date&quot;;[.E344])" office:value-type="string" office:string-value="date-7-344 &#10;[99903]">
            <text:p>date-7-344 <text:line-break/>[99903]</text:p>
          </table:table-cell>
          <table:table-cell table:style-name="ce21" table:formula="of:=INFO.OBBA.OBBA.OBMAKE(&quot;date-&quot;&amp;COLUMN()&amp;&quot;-&quot;&amp;ROW();&quot;Date&quot;;[.F344])" office:value-type="string" office:string-value="date-8-344 &#10;[99900]">
            <text:p>date-8-344 <text:line-break/>[9990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44])" office:value-type="string" office:string-value="cal-9-344 &#10;[99904]">
            <text:p>cal-9-344 <text:line-break/>[9990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44])" office:value-type="string" office:string-value="cal-10-344 &#10;[99901]">
            <text:p>cal-10-344 <text:line-break/>[99901]</text:p>
          </table:table-cell>
          <table:table-cell/>
          <table:table-cell table:formula="of:=INFO.OBBA.OBBA.OBGET(INFO.OBBA.OBBA.OBCALL(&quot;&quot;;[.$B$15];&quot;getDaycountFraction&quot;;[.I344];[.J344]))" office:value-type="float" office:value="18.2888888888889">
            <text:p>18,289</text:p>
          </table:table-cell>
          <table:table-cell table:style-name="ce35" table:formula="of:=(YEARFRAC([.E344];[.F344];[.$C$9]))" office:value-type="float" office:value="18.2888888888889">
            <text:p>18,289</text:p>
          </table:table-cell>
          <table:table-cell table:formula="of:=ABS([.L344])-[.M34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6-12-10">
            <text:p>10.12.2016</text:p>
          </table:table-cell>
          <table:table-cell table:style-name="ce22" table:formula="of:=[.$C$11]+INT(RAND()*([.$C$12]-[.$C$11]))" office:value-type="date" office:date-value="2003-07-03">
            <text:p>03.07.2003</text:p>
          </table:table-cell>
          <table:table-cell table:style-name="ce21" table:formula="of:=INFO.OBBA.OBBA.OBMAKE(&quot;date-&quot;&amp;COLUMN()&amp;&quot;-&quot;&amp;ROW();&quot;Date&quot;;[.E345])" office:value-type="string" office:string-value="date-7-345 &#10;[99910]">
            <text:p>date-7-345 <text:line-break/>[99910]</text:p>
          </table:table-cell>
          <table:table-cell table:style-name="ce21" table:formula="of:=INFO.OBBA.OBBA.OBMAKE(&quot;date-&quot;&amp;COLUMN()&amp;&quot;-&quot;&amp;ROW();&quot;Date&quot;;[.F345])" office:value-type="string" office:string-value="date-8-345 &#10;[99907]">
            <text:p>date-8-345 <text:line-break/>[9990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45])" office:value-type="string" office:string-value="cal-9-345 &#10;[99911]">
            <text:p>cal-9-345 <text:line-break/>[9991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45])" office:value-type="string" office:string-value="cal-10-345 &#10;[99908]">
            <text:p>cal-10-345 <text:line-break/>[99908]</text:p>
          </table:table-cell>
          <table:table-cell/>
          <table:table-cell table:formula="of:=INFO.OBBA.OBBA.OBGET(INFO.OBBA.OBBA.OBCALL(&quot;&quot;;[.$B$15];&quot;getDaycountFraction&quot;;[.I345];[.J345]))" office:value-type="float" office:value="-13.6361111111111">
            <text:p>-13,636</text:p>
          </table:table-cell>
          <table:table-cell table:style-name="ce35" table:formula="of:=(YEARFRAC([.E345];[.F345];[.$C$9]))" office:value-type="float" office:value="13.6361111111111">
            <text:p>13,636</text:p>
          </table:table-cell>
          <table:table-cell table:formula="of:=ABS([.L345])-[.M34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5-11-06">
            <text:p>06.11.2015</text:p>
          </table:table-cell>
          <table:table-cell table:style-name="ce22" table:formula="of:=[.$C$11]+INT(RAND()*([.$C$12]-[.$C$11]))" office:value-type="date" office:date-value="2023-11-29">
            <text:p>29.11.2023</text:p>
          </table:table-cell>
          <table:table-cell table:style-name="ce21" table:formula="of:=INFO.OBBA.OBBA.OBMAKE(&quot;date-&quot;&amp;COLUMN()&amp;&quot;-&quot;&amp;ROW();&quot;Date&quot;;[.E346])" office:value-type="string" office:string-value="date-7-346 &#10;[99917]">
            <text:p>date-7-346 <text:line-break/>[99917]</text:p>
          </table:table-cell>
          <table:table-cell table:style-name="ce21" table:formula="of:=INFO.OBBA.OBBA.OBMAKE(&quot;date-&quot;&amp;COLUMN()&amp;&quot;-&quot;&amp;ROW();&quot;Date&quot;;[.F346])" office:value-type="string" office:string-value="date-8-346 &#10;[99914]">
            <text:p>date-8-346 <text:line-break/>[9991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46])" office:value-type="string" office:string-value="cal-9-346 &#10;[99918]">
            <text:p>cal-9-346 <text:line-break/>[9991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46])" office:value-type="string" office:string-value="cal-10-346 &#10;[99915]">
            <text:p>cal-10-346 <text:line-break/>[99915]</text:p>
          </table:table-cell>
          <table:table-cell/>
          <table:table-cell table:formula="of:=INFO.OBBA.OBBA.OBGET(INFO.OBBA.OBBA.OBCALL(&quot;&quot;;[.$B$15];&quot;getDaycountFraction&quot;;[.I346];[.J346]))" office:value-type="float" office:value="8.18055555555556">
            <text:p>8,181</text:p>
          </table:table-cell>
          <table:table-cell table:style-name="ce35" table:formula="of:=(YEARFRAC([.E346];[.F346];[.$C$9]))" office:value-type="float" office:value="8.18055555555556">
            <text:p>8,181</text:p>
          </table:table-cell>
          <table:table-cell table:formula="of:=ABS([.L346])-[.M34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7-08-06">
            <text:p>06.08.2027</text:p>
          </table:table-cell>
          <table:table-cell table:style-name="ce22" table:formula="of:=[.$C$11]+INT(RAND()*([.$C$12]-[.$C$11]))" office:value-type="date" office:date-value="2021-09-09">
            <text:p>09.09.2021</text:p>
          </table:table-cell>
          <table:table-cell table:style-name="ce21" table:formula="of:=INFO.OBBA.OBBA.OBMAKE(&quot;date-&quot;&amp;COLUMN()&amp;&quot;-&quot;&amp;ROW();&quot;Date&quot;;[.E347])" office:value-type="string" office:string-value="date-7-347 &#10;[99924]">
            <text:p>date-7-347 <text:line-break/>[99924]</text:p>
          </table:table-cell>
          <table:table-cell table:style-name="ce21" table:formula="of:=INFO.OBBA.OBBA.OBMAKE(&quot;date-&quot;&amp;COLUMN()&amp;&quot;-&quot;&amp;ROW();&quot;Date&quot;;[.F347])" office:value-type="string" office:string-value="date-8-347 &#10;[99921]">
            <text:p>date-8-347 <text:line-break/>[9992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47])" office:value-type="string" office:string-value="cal-9-347 &#10;[99925]">
            <text:p>cal-9-347 <text:line-break/>[9992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47])" office:value-type="string" office:string-value="cal-10-347 &#10;[99922]">
            <text:p>cal-10-347 <text:line-break/>[99922]</text:p>
          </table:table-cell>
          <table:table-cell/>
          <table:table-cell table:formula="of:=INFO.OBBA.OBBA.OBGET(INFO.OBBA.OBBA.OBCALL(&quot;&quot;;[.$B$15];&quot;getDaycountFraction&quot;;[.I347];[.J347]))" office:value-type="float" office:value="-5.99166666666667">
            <text:p>-5,992</text:p>
          </table:table-cell>
          <table:table-cell table:style-name="ce35" table:formula="of:=(YEARFRAC([.E347];[.F347];[.$C$9]))" office:value-type="float" office:value="5.99166666666667">
            <text:p>5,992</text:p>
          </table:table-cell>
          <table:table-cell table:formula="of:=ABS([.L347])-[.M34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4-04-19">
            <text:p>19.04.1984</text:p>
          </table:table-cell>
          <table:table-cell table:style-name="ce22" table:formula="of:=[.$C$11]+INT(RAND()*([.$C$12]-[.$C$11]))" office:value-type="date" office:date-value="2014-10-23">
            <text:p>23.10.2014</text:p>
          </table:table-cell>
          <table:table-cell table:style-name="ce21" table:formula="of:=INFO.OBBA.OBBA.OBMAKE(&quot;date-&quot;&amp;COLUMN()&amp;&quot;-&quot;&amp;ROW();&quot;Date&quot;;[.E348])" office:value-type="string" office:string-value="date-7-348 &#10;[99931]">
            <text:p>date-7-348 <text:line-break/>[99931]</text:p>
          </table:table-cell>
          <table:table-cell table:style-name="ce21" table:formula="of:=INFO.OBBA.OBBA.OBMAKE(&quot;date-&quot;&amp;COLUMN()&amp;&quot;-&quot;&amp;ROW();&quot;Date&quot;;[.F348])" office:value-type="string" office:string-value="date-8-348 &#10;[99928]">
            <text:p>date-8-348 <text:line-break/>[9992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48])" office:value-type="string" office:string-value="cal-9-348 &#10;[99932]">
            <text:p>cal-9-348 <text:line-break/>[9993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48])" office:value-type="string" office:string-value="cal-10-348 &#10;[99929]">
            <text:p>cal-10-348 <text:line-break/>[99929]</text:p>
          </table:table-cell>
          <table:table-cell/>
          <table:table-cell table:formula="of:=INFO.OBBA.OBBA.OBGET(INFO.OBBA.OBBA.OBCALL(&quot;&quot;;[.$B$15];&quot;getDaycountFraction&quot;;[.I348];[.J348]))" office:value-type="float" office:value="30.9555555555556">
            <text:p>30,956</text:p>
          </table:table-cell>
          <table:table-cell table:style-name="ce35" table:formula="of:=(YEARFRAC([.E348];[.F348];[.$C$9]))" office:value-type="float" office:value="30.9555555555556">
            <text:p>30,956</text:p>
          </table:table-cell>
          <table:table-cell table:formula="of:=ABS([.L348])-[.M34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5-11-06">
            <text:p>06.11.2005</text:p>
          </table:table-cell>
          <table:table-cell table:style-name="ce22" table:formula="of:=[.$C$11]+INT(RAND()*([.$C$12]-[.$C$11]))" office:value-type="date" office:date-value="1990-06-25">
            <text:p>25.06.1990</text:p>
          </table:table-cell>
          <table:table-cell table:style-name="ce21" table:formula="of:=INFO.OBBA.OBBA.OBMAKE(&quot;date-&quot;&amp;COLUMN()&amp;&quot;-&quot;&amp;ROW();&quot;Date&quot;;[.E349])" office:value-type="string" office:string-value="date-7-349 &#10;[99938]">
            <text:p>date-7-349 <text:line-break/>[99938]</text:p>
          </table:table-cell>
          <table:table-cell table:style-name="ce21" table:formula="of:=INFO.OBBA.OBBA.OBMAKE(&quot;date-&quot;&amp;COLUMN()&amp;&quot;-&quot;&amp;ROW();&quot;Date&quot;;[.F349])" office:value-type="string" office:string-value="date-8-349 &#10;[99935]">
            <text:p>date-8-349 <text:line-break/>[9993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49])" office:value-type="string" office:string-value="cal-9-349 &#10;[99939]">
            <text:p>cal-9-349 <text:line-break/>[9993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49])" office:value-type="string" office:string-value="cal-10-349 &#10;[99936]">
            <text:p>cal-10-349 <text:line-break/>[99936]</text:p>
          </table:table-cell>
          <table:table-cell/>
          <table:table-cell table:formula="of:=INFO.OBBA.OBBA.OBGET(INFO.OBBA.OBBA.OBCALL(&quot;&quot;;[.$B$15];&quot;getDaycountFraction&quot;;[.I349];[.J349]))" office:value-type="float" office:value="-15.5916666666667">
            <text:p>-15,592</text:p>
          </table:table-cell>
          <table:table-cell table:style-name="ce35" table:formula="of:=(YEARFRAC([.E349];[.F349];[.$C$9]))" office:value-type="float" office:value="15.5916666666667">
            <text:p>15,592</text:p>
          </table:table-cell>
          <table:table-cell table:formula="of:=ABS([.L349])-[.M34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2-02-12">
            <text:p>12.02.2002</text:p>
          </table:table-cell>
          <table:table-cell table:style-name="ce22" table:formula="of:=[.$C$11]+INT(RAND()*([.$C$12]-[.$C$11]))" office:value-type="date" office:date-value="2022-06-12">
            <text:p>12.06.2022</text:p>
          </table:table-cell>
          <table:table-cell table:style-name="ce21" table:formula="of:=INFO.OBBA.OBBA.OBMAKE(&quot;date-&quot;&amp;COLUMN()&amp;&quot;-&quot;&amp;ROW();&quot;Date&quot;;[.E350])" office:value-type="string" office:string-value="date-7-350 &#10;[99945]">
            <text:p>date-7-350 <text:line-break/>[99945]</text:p>
          </table:table-cell>
          <table:table-cell table:style-name="ce21" table:formula="of:=INFO.OBBA.OBBA.OBMAKE(&quot;date-&quot;&amp;COLUMN()&amp;&quot;-&quot;&amp;ROW();&quot;Date&quot;;[.F350])" office:value-type="string" office:string-value="date-8-350 &#10;[99942]">
            <text:p>date-8-350 <text:line-break/>[9994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50])" office:value-type="string" office:string-value="cal-9-350 &#10;[99946]">
            <text:p>cal-9-350 <text:line-break/>[9994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50])" office:value-type="string" office:string-value="cal-10-350 &#10;[99943]">
            <text:p>cal-10-350 <text:line-break/>[99943]</text:p>
          </table:table-cell>
          <table:table-cell/>
          <table:table-cell table:formula="of:=INFO.OBBA.OBBA.OBGET(INFO.OBBA.OBBA.OBCALL(&quot;&quot;;[.$B$15];&quot;getDaycountFraction&quot;;[.I350];[.J350]))" office:value-type="float" office:value="20.625">
            <text:p>20,625</text:p>
          </table:table-cell>
          <table:table-cell table:style-name="ce35" table:formula="of:=(YEARFRAC([.E350];[.F350];[.$C$9]))" office:value-type="float" office:value="20.625">
            <text:p>20,625</text:p>
          </table:table-cell>
          <table:table-cell table:formula="of:=ABS([.L350])-[.M35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9-04-18">
            <text:p>18.04.2009</text:p>
          </table:table-cell>
          <table:table-cell table:style-name="ce22" table:formula="of:=[.$C$11]+INT(RAND()*([.$C$12]-[.$C$11]))" office:value-type="date" office:date-value="1996-11-29">
            <text:p>29.11.1996</text:p>
          </table:table-cell>
          <table:table-cell table:style-name="ce21" table:formula="of:=INFO.OBBA.OBBA.OBMAKE(&quot;date-&quot;&amp;COLUMN()&amp;&quot;-&quot;&amp;ROW();&quot;Date&quot;;[.E351])" office:value-type="string" office:string-value="date-7-351 &#10;[99952]">
            <text:p>date-7-351 <text:line-break/>[99952]</text:p>
          </table:table-cell>
          <table:table-cell table:style-name="ce21" table:formula="of:=INFO.OBBA.OBBA.OBMAKE(&quot;date-&quot;&amp;COLUMN()&amp;&quot;-&quot;&amp;ROW();&quot;Date&quot;;[.F351])" office:value-type="string" office:string-value="date-8-351 &#10;[99949]">
            <text:p>date-8-351 <text:line-break/>[9994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51])" office:value-type="string" office:string-value="cal-9-351 &#10;[99953]">
            <text:p>cal-9-351 <text:line-break/>[9995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51])" office:value-type="string" office:string-value="cal-10-351 &#10;[99950]">
            <text:p>cal-10-351 <text:line-break/>[99950]</text:p>
          </table:table-cell>
          <table:table-cell/>
          <table:table-cell table:formula="of:=INFO.OBBA.OBBA.OBGET(INFO.OBBA.OBBA.OBCALL(&quot;&quot;;[.$B$15];&quot;getDaycountFraction&quot;;[.I351];[.J351]))" office:value-type="float" office:value="-12.5638888888889">
            <text:p>-12,564</text:p>
          </table:table-cell>
          <table:table-cell table:style-name="ce35" table:formula="of:=(YEARFRAC([.E351];[.F351];[.$C$9]))" office:value-type="float" office:value="12.5638888888889">
            <text:p>12,564</text:p>
          </table:table-cell>
          <table:table-cell table:formula="of:=ABS([.L351])-[.M35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1-12-25">
            <text:p>25.12.2001</text:p>
          </table:table-cell>
          <table:table-cell table:style-name="ce22" table:formula="of:=[.$C$11]+INT(RAND()*([.$C$12]-[.$C$11]))" office:value-type="date" office:date-value="2005-04-02">
            <text:p>02.04.2005</text:p>
          </table:table-cell>
          <table:table-cell table:style-name="ce21" table:formula="of:=INFO.OBBA.OBBA.OBMAKE(&quot;date-&quot;&amp;COLUMN()&amp;&quot;-&quot;&amp;ROW();&quot;Date&quot;;[.E352])" office:value-type="string" office:string-value="date-7-352 &#10;[99959]">
            <text:p>date-7-352 <text:line-break/>[99959]</text:p>
          </table:table-cell>
          <table:table-cell table:style-name="ce21" table:formula="of:=INFO.OBBA.OBBA.OBMAKE(&quot;date-&quot;&amp;COLUMN()&amp;&quot;-&quot;&amp;ROW();&quot;Date&quot;;[.F352])" office:value-type="string" office:string-value="date-8-352 &#10;[99956]">
            <text:p>date-8-352 <text:line-break/>[9995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52])" office:value-type="string" office:string-value="cal-9-352 &#10;[99960]">
            <text:p>cal-9-352 <text:line-break/>[9996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52])" office:value-type="string" office:string-value="cal-10-352 &#10;[99957]">
            <text:p>cal-10-352 <text:line-break/>[99957]</text:p>
          </table:table-cell>
          <table:table-cell/>
          <table:table-cell table:formula="of:=INFO.OBBA.OBBA.OBGET(INFO.OBBA.OBBA.OBCALL(&quot;&quot;;[.$B$15];&quot;getDaycountFraction&quot;;[.I352];[.J352]))" office:value-type="float" office:value="3.31666666666667">
            <text:p>3,317</text:p>
          </table:table-cell>
          <table:table-cell table:style-name="ce35" table:formula="of:=(YEARFRAC([.E352];[.F352];[.$C$9]))" office:value-type="float" office:value="3.31666666666667">
            <text:p>3,317</text:p>
          </table:table-cell>
          <table:table-cell table:formula="of:=ABS([.L352])-[.M35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8-05-05">
            <text:p>05.05.2008</text:p>
          </table:table-cell>
          <table:table-cell table:style-name="ce22" table:formula="of:=[.$C$11]+INT(RAND()*([.$C$12]-[.$C$11]))" office:value-type="date" office:date-value="1992-09-19">
            <text:p>19.09.1992</text:p>
          </table:table-cell>
          <table:table-cell table:style-name="ce21" table:formula="of:=INFO.OBBA.OBBA.OBMAKE(&quot;date-&quot;&amp;COLUMN()&amp;&quot;-&quot;&amp;ROW();&quot;Date&quot;;[.E353])" office:value-type="string" office:string-value="date-7-353 &#10;[99966]">
            <text:p>date-7-353 <text:line-break/>[99966]</text:p>
          </table:table-cell>
          <table:table-cell table:style-name="ce21" table:formula="of:=INFO.OBBA.OBBA.OBMAKE(&quot;date-&quot;&amp;COLUMN()&amp;&quot;-&quot;&amp;ROW();&quot;Date&quot;;[.F353])" office:value-type="string" office:string-value="date-8-353 &#10;[99963]">
            <text:p>date-8-353 <text:line-break/>[9996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53])" office:value-type="string" office:string-value="cal-9-353 &#10;[99967]">
            <text:p>cal-9-353 <text:line-break/>[9996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53])" office:value-type="string" office:string-value="cal-10-353 &#10;[99964]">
            <text:p>cal-10-353 <text:line-break/>[99964]</text:p>
          </table:table-cell>
          <table:table-cell/>
          <table:table-cell table:formula="of:=INFO.OBBA.OBBA.OBGET(INFO.OBBA.OBBA.OBCALL(&quot;&quot;;[.$B$15];&quot;getDaycountFraction&quot;;[.I353];[.J353]))" office:value-type="float" office:value="-15.8527777777778">
            <text:p>-15,853</text:p>
          </table:table-cell>
          <table:table-cell table:style-name="ce35" table:formula="of:=(YEARFRAC([.E353];[.F353];[.$C$9]))" office:value-type="float" office:value="15.8527777777778">
            <text:p>15,853</text:p>
          </table:table-cell>
          <table:table-cell table:formula="of:=ABS([.L353])-[.M35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8-04-13">
            <text:p>13.04.1988</text:p>
          </table:table-cell>
          <table:table-cell table:style-name="ce22" table:formula="of:=[.$C$11]+INT(RAND()*([.$C$12]-[.$C$11]))" office:value-type="date" office:date-value="2011-10-11">
            <text:p>11.10.2011</text:p>
          </table:table-cell>
          <table:table-cell table:style-name="ce21" table:formula="of:=INFO.OBBA.OBBA.OBMAKE(&quot;date-&quot;&amp;COLUMN()&amp;&quot;-&quot;&amp;ROW();&quot;Date&quot;;[.E354])" office:value-type="string" office:string-value="date-7-354 &#10;[99973]">
            <text:p>date-7-354 <text:line-break/>[99973]</text:p>
          </table:table-cell>
          <table:table-cell table:style-name="ce21" table:formula="of:=INFO.OBBA.OBBA.OBMAKE(&quot;date-&quot;&amp;COLUMN()&amp;&quot;-&quot;&amp;ROW();&quot;Date&quot;;[.F354])" office:value-type="string" office:string-value="date-8-354 &#10;[99970]">
            <text:p>date-8-354 <text:line-break/>[9997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54])" office:value-type="string" office:string-value="cal-9-354 &#10;[99974]">
            <text:p>cal-9-354 <text:line-break/>[9997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54])" office:value-type="string" office:string-value="cal-10-354 &#10;[99971]">
            <text:p>cal-10-354 <text:line-break/>[99971]</text:p>
          </table:table-cell>
          <table:table-cell/>
          <table:table-cell table:formula="of:=INFO.OBBA.OBBA.OBGET(INFO.OBBA.OBBA.OBCALL(&quot;&quot;;[.$B$15];&quot;getDaycountFraction&quot;;[.I354];[.J354]))" office:value-type="float" office:value="23.8361111111111">
            <text:p>23,836</text:p>
          </table:table-cell>
          <table:table-cell table:style-name="ce35" table:formula="of:=(YEARFRAC([.E354];[.F354];[.$C$9]))" office:value-type="float" office:value="23.8361111111111">
            <text:p>23,836</text:p>
          </table:table-cell>
          <table:table-cell table:formula="of:=ABS([.L354])-[.M35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0-09-29">
            <text:p>29.09.1980</text:p>
          </table:table-cell>
          <table:table-cell table:style-name="ce22" table:formula="of:=[.$C$11]+INT(RAND()*([.$C$12]-[.$C$11]))" office:value-type="date" office:date-value="2025-05-24">
            <text:p>24.05.2025</text:p>
          </table:table-cell>
          <table:table-cell table:style-name="ce21" table:formula="of:=INFO.OBBA.OBBA.OBMAKE(&quot;date-&quot;&amp;COLUMN()&amp;&quot;-&quot;&amp;ROW();&quot;Date&quot;;[.E355])" office:value-type="string" office:string-value="date-7-355 &#10;[99980]">
            <text:p>date-7-355 <text:line-break/>[99980]</text:p>
          </table:table-cell>
          <table:table-cell table:style-name="ce21" table:formula="of:=INFO.OBBA.OBBA.OBMAKE(&quot;date-&quot;&amp;COLUMN()&amp;&quot;-&quot;&amp;ROW();&quot;Date&quot;;[.F355])" office:value-type="string" office:string-value="date-8-355 &#10;[99977]">
            <text:p>date-8-355 <text:line-break/>[9997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55])" office:value-type="string" office:string-value="cal-9-355 &#10;[99981]">
            <text:p>cal-9-355 <text:line-break/>[9998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55])" office:value-type="string" office:string-value="cal-10-355 &#10;[99978]">
            <text:p>cal-10-355 <text:line-break/>[99978]</text:p>
          </table:table-cell>
          <table:table-cell/>
          <table:table-cell table:formula="of:=INFO.OBBA.OBBA.OBGET(INFO.OBBA.OBBA.OBCALL(&quot;&quot;;[.$B$15];&quot;getDaycountFraction&quot;;[.I355];[.J355]))" office:value-type="float" office:value="45.3">
            <text:p>45,300</text:p>
          </table:table-cell>
          <table:table-cell table:style-name="ce35" table:formula="of:=(YEARFRAC([.E355];[.F355];[.$C$9]))" office:value-type="float" office:value="45.3">
            <text:p>45,300</text:p>
          </table:table-cell>
          <table:table-cell table:formula="of:=ABS([.L355])-[.M35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7-12-26">
            <text:p>26.12.1997</text:p>
          </table:table-cell>
          <table:table-cell table:style-name="ce22" table:formula="of:=[.$C$11]+INT(RAND()*([.$C$12]-[.$C$11]))" office:value-type="date" office:date-value="2017-02-16">
            <text:p>16.02.2017</text:p>
          </table:table-cell>
          <table:table-cell table:style-name="ce21" table:formula="of:=INFO.OBBA.OBBA.OBMAKE(&quot;date-&quot;&amp;COLUMN()&amp;&quot;-&quot;&amp;ROW();&quot;Date&quot;;[.E356])" office:value-type="string" office:string-value="date-7-356 &#10;[99987]">
            <text:p>date-7-356 <text:line-break/>[99987]</text:p>
          </table:table-cell>
          <table:table-cell table:style-name="ce21" table:formula="of:=INFO.OBBA.OBBA.OBMAKE(&quot;date-&quot;&amp;COLUMN()&amp;&quot;-&quot;&amp;ROW();&quot;Date&quot;;[.F356])" office:value-type="string" office:string-value="date-8-356 &#10;[99984]">
            <text:p>date-8-356 <text:line-break/>[9998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56])" office:value-type="string" office:string-value="cal-9-356 &#10;[99988]">
            <text:p>cal-9-356 <text:line-break/>[9998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56])" office:value-type="string" office:string-value="cal-10-356 &#10;[99985]">
            <text:p>cal-10-356 <text:line-break/>[99985]</text:p>
          </table:table-cell>
          <table:table-cell/>
          <table:table-cell table:formula="of:=INFO.OBBA.OBBA.OBGET(INFO.OBBA.OBBA.OBCALL(&quot;&quot;;[.$B$15];&quot;getDaycountFraction&quot;;[.I356];[.J356]))" office:value-type="float" office:value="19.4222222222222">
            <text:p>19,422</text:p>
          </table:table-cell>
          <table:table-cell table:style-name="ce35" table:formula="of:=(YEARFRAC([.E356];[.F356];[.$C$9]))" office:value-type="float" office:value="19.4222222222222">
            <text:p>19,422</text:p>
          </table:table-cell>
          <table:table-cell table:formula="of:=ABS([.L356])-[.M35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2-07-18">
            <text:p>18.07.1992</text:p>
          </table:table-cell>
          <table:table-cell table:style-name="ce22" table:formula="of:=[.$C$11]+INT(RAND()*([.$C$12]-[.$C$11]))" office:value-type="date" office:date-value="2011-05-16">
            <text:p>16.05.2011</text:p>
          </table:table-cell>
          <table:table-cell table:style-name="ce21" table:formula="of:=INFO.OBBA.OBBA.OBMAKE(&quot;date-&quot;&amp;COLUMN()&amp;&quot;-&quot;&amp;ROW();&quot;Date&quot;;[.E357])" office:value-type="string" office:string-value="date-7-357 &#10;[99994]">
            <text:p>date-7-357 <text:line-break/>[99994]</text:p>
          </table:table-cell>
          <table:table-cell table:style-name="ce21" table:formula="of:=INFO.OBBA.OBBA.OBMAKE(&quot;date-&quot;&amp;COLUMN()&amp;&quot;-&quot;&amp;ROW();&quot;Date&quot;;[.F357])" office:value-type="string" office:string-value="date-8-357 &#10;[99991]">
            <text:p>date-8-357 <text:line-break/>[9999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57])" office:value-type="string" office:string-value="cal-9-357 &#10;[99995]">
            <text:p>cal-9-357 <text:line-break/>[9999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57])" office:value-type="string" office:string-value="cal-10-357 &#10;[99992]">
            <text:p>cal-10-357 <text:line-break/>[99992]</text:p>
          </table:table-cell>
          <table:table-cell/>
          <table:table-cell table:formula="of:=INFO.OBBA.OBBA.OBGET(INFO.OBBA.OBBA.OBCALL(&quot;&quot;;[.$B$15];&quot;getDaycountFraction&quot;;[.I357];[.J357]))" office:value-type="float" office:value="19.1">
            <text:p>19,100</text:p>
          </table:table-cell>
          <table:table-cell table:style-name="ce35" table:formula="of:=(YEARFRAC([.E357];[.F357];[.$C$9]))" office:value-type="float" office:value="19.1">
            <text:p>19,100</text:p>
          </table:table-cell>
          <table:table-cell table:formula="of:=ABS([.L357])-[.M35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7-06-11">
            <text:p>11.06.2017</text:p>
          </table:table-cell>
          <table:table-cell table:style-name="ce22" table:formula="of:=[.$C$11]+INT(RAND()*([.$C$12]-[.$C$11]))" office:value-type="date" office:date-value="1993-01-03">
            <text:p>03.01.1993</text:p>
          </table:table-cell>
          <table:table-cell table:style-name="ce21" table:formula="of:=INFO.OBBA.OBBA.OBMAKE(&quot;date-&quot;&amp;COLUMN()&amp;&quot;-&quot;&amp;ROW();&quot;Date&quot;;[.E358])" office:value-type="string" office:string-value="date-7-358 &#10;[100001]">
            <text:p>date-7-358 <text:line-break/>[100001]</text:p>
          </table:table-cell>
          <table:table-cell table:style-name="ce21" table:formula="of:=INFO.OBBA.OBBA.OBMAKE(&quot;date-&quot;&amp;COLUMN()&amp;&quot;-&quot;&amp;ROW();&quot;Date&quot;;[.F358])" office:value-type="string" office:string-value="date-8-358 &#10;[99998]">
            <text:p>date-8-358 <text:line-break/>[9999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58])" office:value-type="string" office:string-value="cal-9-358 &#10;[100002]">
            <text:p>cal-9-358 <text:line-break/>[10000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58])" office:value-type="string" office:string-value="cal-10-358 &#10;[99999]">
            <text:p>cal-10-358 <text:line-break/>[99999]</text:p>
          </table:table-cell>
          <table:table-cell/>
          <table:table-cell table:formula="of:=INFO.OBBA.OBBA.OBGET(INFO.OBBA.OBBA.OBCALL(&quot;&quot;;[.$B$15];&quot;getDaycountFraction&quot;;[.I358];[.J358]))" office:value-type="float" office:value="-24.7916666666667">
            <text:p>-24,792</text:p>
          </table:table-cell>
          <table:table-cell table:style-name="ce35" table:formula="of:=(YEARFRAC([.E358];[.F358];[.$C$9]))" office:value-type="float" office:value="24.7916666666667">
            <text:p>24,792</text:p>
          </table:table-cell>
          <table:table-cell table:formula="of:=ABS([.L358])-[.M35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5-12-31">
            <text:p>31.12.1985</text:p>
          </table:table-cell>
          <table:table-cell table:style-name="ce22" table:formula="of:=[.$C$11]+INT(RAND()*([.$C$12]-[.$C$11]))" office:value-type="date" office:date-value="1986-05-20">
            <text:p>20.05.1986</text:p>
          </table:table-cell>
          <table:table-cell table:style-name="ce21" table:formula="of:=INFO.OBBA.OBBA.OBMAKE(&quot;date-&quot;&amp;COLUMN()&amp;&quot;-&quot;&amp;ROW();&quot;Date&quot;;[.E359])" office:value-type="string" office:string-value="date-7-359 &#10;[100008]">
            <text:p>date-7-359 <text:line-break/>[100008]</text:p>
          </table:table-cell>
          <table:table-cell table:style-name="ce21" table:formula="of:=INFO.OBBA.OBBA.OBMAKE(&quot;date-&quot;&amp;COLUMN()&amp;&quot;-&quot;&amp;ROW();&quot;Date&quot;;[.F359])" office:value-type="string" office:string-value="date-8-359 &#10;[100005]">
            <text:p>date-8-359 <text:line-break/>[10000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59])" office:value-type="string" office:string-value="cal-9-359 &#10;[100009]">
            <text:p>cal-9-359 <text:line-break/>[10000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59])" office:value-type="string" office:string-value="cal-10-359 &#10;[100006]">
            <text:p>cal-10-359 <text:line-break/>[100006]</text:p>
          </table:table-cell>
          <table:table-cell/>
          <table:table-cell table:formula="of:=INFO.OBBA.OBBA.OBGET(INFO.OBBA.OBBA.OBCALL(&quot;&quot;;[.$B$15];&quot;getDaycountFraction&quot;;[.I359];[.J359]))" office:value-type="float" office:value="0.388888888888889">
            <text:p>0,389</text:p>
          </table:table-cell>
          <table:table-cell table:style-name="ce35" table:formula="of:=(YEARFRAC([.E359];[.F359];[.$C$9]))" office:value-type="float" office:value="0.388888888888889">
            <text:p>0,389</text:p>
          </table:table-cell>
          <table:table-cell table:formula="of:=ABS([.L359])-[.M35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1-01-27">
            <text:p>27.01.2021</text:p>
          </table:table-cell>
          <table:table-cell table:style-name="ce22" table:formula="of:=[.$C$11]+INT(RAND()*([.$C$12]-[.$C$11]))" office:value-type="date" office:date-value="2011-10-23">
            <text:p>23.10.2011</text:p>
          </table:table-cell>
          <table:table-cell table:style-name="ce21" table:formula="of:=INFO.OBBA.OBBA.OBMAKE(&quot;date-&quot;&amp;COLUMN()&amp;&quot;-&quot;&amp;ROW();&quot;Date&quot;;[.E360])" office:value-type="string" office:string-value="date-7-360 &#10;[100015]">
            <text:p>date-7-360 <text:line-break/>[100015]</text:p>
          </table:table-cell>
          <table:table-cell table:style-name="ce21" table:formula="of:=INFO.OBBA.OBBA.OBMAKE(&quot;date-&quot;&amp;COLUMN()&amp;&quot;-&quot;&amp;ROW();&quot;Date&quot;;[.F360])" office:value-type="string" office:string-value="date-8-360 &#10;[100012]">
            <text:p>date-8-360 <text:line-break/>[10001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60])" office:value-type="string" office:string-value="cal-9-360 &#10;[100016]">
            <text:p>cal-9-360 <text:line-break/>[10001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60])" office:value-type="string" office:string-value="cal-10-360 &#10;[100013]">
            <text:p>cal-10-360 <text:line-break/>[100013]</text:p>
          </table:table-cell>
          <table:table-cell/>
          <table:table-cell table:formula="of:=INFO.OBBA.OBBA.OBGET(INFO.OBBA.OBBA.OBCALL(&quot;&quot;;[.$B$15];&quot;getDaycountFraction&quot;;[.I360];[.J360]))" office:value-type="float" office:value="-9.4">
            <text:p>-9,400</text:p>
          </table:table-cell>
          <table:table-cell table:style-name="ce35" table:formula="of:=(YEARFRAC([.E360];[.F360];[.$C$9]))" office:value-type="float" office:value="9.4">
            <text:p>9,400</text:p>
          </table:table-cell>
          <table:table-cell table:formula="of:=ABS([.L360])-[.M36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0-06-05">
            <text:p>05.06.2020</text:p>
          </table:table-cell>
          <table:table-cell table:style-name="ce22" table:formula="of:=[.$C$11]+INT(RAND()*([.$C$12]-[.$C$11]))" office:value-type="date" office:date-value="2017-09-10">
            <text:p>10.09.2017</text:p>
          </table:table-cell>
          <table:table-cell table:style-name="ce21" table:formula="of:=INFO.OBBA.OBBA.OBMAKE(&quot;date-&quot;&amp;COLUMN()&amp;&quot;-&quot;&amp;ROW();&quot;Date&quot;;[.E361])" office:value-type="string" office:string-value="date-7-361 &#10;[100022]">
            <text:p>date-7-361 <text:line-break/>[100022]</text:p>
          </table:table-cell>
          <table:table-cell table:style-name="ce21" table:formula="of:=INFO.OBBA.OBBA.OBMAKE(&quot;date-&quot;&amp;COLUMN()&amp;&quot;-&quot;&amp;ROW();&quot;Date&quot;;[.F361])" office:value-type="string" office:string-value="date-8-361 &#10;[100019]">
            <text:p>date-8-361 <text:line-break/>[10001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61])" office:value-type="string" office:string-value="cal-9-361 &#10;[100023]">
            <text:p>cal-9-361 <text:line-break/>[10002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61])" office:value-type="string" office:string-value="cal-10-361 &#10;[100020]">
            <text:p>cal-10-361 <text:line-break/>[100020]</text:p>
          </table:table-cell>
          <table:table-cell/>
          <table:table-cell table:formula="of:=INFO.OBBA.OBBA.OBGET(INFO.OBBA.OBBA.OBCALL(&quot;&quot;;[.$B$15];&quot;getDaycountFraction&quot;;[.I361];[.J361]))" office:value-type="float" office:value="-2.775">
            <text:p>-2,775</text:p>
          </table:table-cell>
          <table:table-cell table:style-name="ce35" table:formula="of:=(YEARFRAC([.E361];[.F361];[.$C$9]))" office:value-type="float" office:value="2.775">
            <text:p>2,775</text:p>
          </table:table-cell>
          <table:table-cell table:formula="of:=ABS([.L361])-[.M36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5-05-31">
            <text:p>31.05.2005</text:p>
          </table:table-cell>
          <table:table-cell table:style-name="ce22" table:formula="of:=[.$C$11]+INT(RAND()*([.$C$12]-[.$C$11]))" office:value-type="date" office:date-value="1996-04-22">
            <text:p>22.04.1996</text:p>
          </table:table-cell>
          <table:table-cell table:style-name="ce21" table:formula="of:=INFO.OBBA.OBBA.OBMAKE(&quot;date-&quot;&amp;COLUMN()&amp;&quot;-&quot;&amp;ROW();&quot;Date&quot;;[.E362])" office:value-type="string" office:string-value="date-7-362 &#10;[100029]">
            <text:p>date-7-362 <text:line-break/>[100029]</text:p>
          </table:table-cell>
          <table:table-cell table:style-name="ce21" table:formula="of:=INFO.OBBA.OBBA.OBMAKE(&quot;date-&quot;&amp;COLUMN()&amp;&quot;-&quot;&amp;ROW();&quot;Date&quot;;[.F362])" office:value-type="string" office:string-value="date-8-362 &#10;[100026]">
            <text:p>date-8-362 <text:line-break/>[10002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62])" office:value-type="string" office:string-value="cal-9-362 &#10;[100030]">
            <text:p>cal-9-362 <text:line-break/>[10003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62])" office:value-type="string" office:string-value="cal-10-362 &#10;[100027]">
            <text:p>cal-10-362 <text:line-break/>[100027]</text:p>
          </table:table-cell>
          <table:table-cell/>
          <table:table-cell table:formula="of:=INFO.OBBA.OBBA.OBGET(INFO.OBBA.OBBA.OBCALL(&quot;&quot;;[.$B$15];&quot;getDaycountFraction&quot;;[.I362];[.J362]))" office:value-type="float" office:value="-9.23888888888889">
            <text:p>-9,239</text:p>
          </table:table-cell>
          <table:table-cell table:style-name="ce35" table:formula="of:=(YEARFRAC([.E362];[.F362];[.$C$9]))" office:value-type="float" office:value="9.23888888888889">
            <text:p>9,239</text:p>
          </table:table-cell>
          <table:table-cell table:formula="of:=ABS([.L362])-[.M36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0-12-22">
            <text:p>22.12.1990</text:p>
          </table:table-cell>
          <table:table-cell table:style-name="ce22" table:formula="of:=[.$C$11]+INT(RAND()*([.$C$12]-[.$C$11]))" office:value-type="date" office:date-value="2019-09-16">
            <text:p>16.09.2019</text:p>
          </table:table-cell>
          <table:table-cell table:style-name="ce21" table:formula="of:=INFO.OBBA.OBBA.OBMAKE(&quot;date-&quot;&amp;COLUMN()&amp;&quot;-&quot;&amp;ROW();&quot;Date&quot;;[.E363])" office:value-type="string" office:string-value="date-7-363 &#10;[100036]">
            <text:p>date-7-363 <text:line-break/>[100036]</text:p>
          </table:table-cell>
          <table:table-cell table:style-name="ce21" table:formula="of:=INFO.OBBA.OBBA.OBMAKE(&quot;date-&quot;&amp;COLUMN()&amp;&quot;-&quot;&amp;ROW();&quot;Date&quot;;[.F363])" office:value-type="string" office:string-value="date-8-363 &#10;[100033]">
            <text:p>date-8-363 <text:line-break/>[10003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63])" office:value-type="string" office:string-value="cal-9-363 &#10;[100037]">
            <text:p>cal-9-363 <text:line-break/>[10003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63])" office:value-type="string" office:string-value="cal-10-363 &#10;[100034]">
            <text:p>cal-10-363 <text:line-break/>[100034]</text:p>
          </table:table-cell>
          <table:table-cell/>
          <table:table-cell table:formula="of:=INFO.OBBA.OBBA.OBGET(INFO.OBBA.OBBA.OBCALL(&quot;&quot;;[.$B$15];&quot;getDaycountFraction&quot;;[.I363];[.J363]))" office:value-type="float" office:value="29.1527777777778">
            <text:p>29,153</text:p>
          </table:table-cell>
          <table:table-cell table:style-name="ce35" table:formula="of:=(YEARFRAC([.E363];[.F363];[.$C$9]))" office:value-type="float" office:value="29.1527777777778">
            <text:p>29,153</text:p>
          </table:table-cell>
          <table:table-cell table:formula="of:=ABS([.L363])-[.M36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9-03-23">
            <text:p>23.03.2029</text:p>
          </table:table-cell>
          <table:table-cell table:style-name="ce22" table:formula="of:=[.$C$11]+INT(RAND()*([.$C$12]-[.$C$11]))" office:value-type="date" office:date-value="2000-10-30">
            <text:p>30.10.2000</text:p>
          </table:table-cell>
          <table:table-cell table:style-name="ce21" table:formula="of:=INFO.OBBA.OBBA.OBMAKE(&quot;date-&quot;&amp;COLUMN()&amp;&quot;-&quot;&amp;ROW();&quot;Date&quot;;[.E364])" office:value-type="string" office:string-value="date-7-364 &#10;[100043]">
            <text:p>date-7-364 <text:line-break/>[100043]</text:p>
          </table:table-cell>
          <table:table-cell table:style-name="ce21" table:formula="of:=INFO.OBBA.OBBA.OBMAKE(&quot;date-&quot;&amp;COLUMN()&amp;&quot;-&quot;&amp;ROW();&quot;Date&quot;;[.F364])" office:value-type="string" office:string-value="date-8-364 &#10;[100040]">
            <text:p>date-8-364 <text:line-break/>[10004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64])" office:value-type="string" office:string-value="cal-9-364 &#10;[100044]">
            <text:p>cal-9-364 <text:line-break/>[10004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64])" office:value-type="string" office:string-value="cal-10-364 &#10;[100041]">
            <text:p>cal-10-364 <text:line-break/>[100041]</text:p>
          </table:table-cell>
          <table:table-cell/>
          <table:table-cell table:formula="of:=INFO.OBBA.OBBA.OBGET(INFO.OBBA.OBBA.OBCALL(&quot;&quot;;[.$B$15];&quot;getDaycountFraction&quot;;[.I364];[.J364]))" office:value-type="float" office:value="-28.8083333333333">
            <text:p>-28,808</text:p>
          </table:table-cell>
          <table:table-cell table:style-name="ce35" table:formula="of:=(YEARFRAC([.E364];[.F364];[.$C$9]))" office:value-type="float" office:value="28.8083333333333">
            <text:p>28,808</text:p>
          </table:table-cell>
          <table:table-cell table:formula="of:=ABS([.L364])-[.M36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2-02-03">
            <text:p>03.02.2022</text:p>
          </table:table-cell>
          <table:table-cell table:style-name="ce22" table:formula="of:=[.$C$11]+INT(RAND()*([.$C$12]-[.$C$11]))" office:value-type="date" office:date-value="2009-09-19">
            <text:p>19.09.2009</text:p>
          </table:table-cell>
          <table:table-cell table:style-name="ce21" table:formula="of:=INFO.OBBA.OBBA.OBMAKE(&quot;date-&quot;&amp;COLUMN()&amp;&quot;-&quot;&amp;ROW();&quot;Date&quot;;[.E365])" office:value-type="string" office:string-value="date-7-365 &#10;[100050]">
            <text:p>date-7-365 <text:line-break/>[100050]</text:p>
          </table:table-cell>
          <table:table-cell table:style-name="ce21" table:formula="of:=INFO.OBBA.OBBA.OBMAKE(&quot;date-&quot;&amp;COLUMN()&amp;&quot;-&quot;&amp;ROW();&quot;Date&quot;;[.F365])" office:value-type="string" office:string-value="date-8-365 &#10;[100047]">
            <text:p>date-8-365 <text:line-break/>[10004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65])" office:value-type="string" office:string-value="cal-9-365 &#10;[100051]">
            <text:p>cal-9-365 <text:line-break/>[10005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65])" office:value-type="string" office:string-value="cal-10-365 &#10;[100048]">
            <text:p>cal-10-365 <text:line-break/>[100048]</text:p>
          </table:table-cell>
          <table:table-cell/>
          <table:table-cell table:formula="of:=INFO.OBBA.OBBA.OBGET(INFO.OBBA.OBBA.OBCALL(&quot;&quot;;[.$B$15];&quot;getDaycountFraction&quot;;[.I365];[.J365]))" office:value-type="float" office:value="-12.5555555555556">
            <text:p>-12,556</text:p>
          </table:table-cell>
          <table:table-cell table:style-name="ce35" table:formula="of:=(YEARFRAC([.E365];[.F365];[.$C$9]))" office:value-type="float" office:value="12.5555555555556">
            <text:p>12,556</text:p>
          </table:table-cell>
          <table:table-cell table:formula="of:=ABS([.L365])-[.M36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2-06-18">
            <text:p>18.06.2002</text:p>
          </table:table-cell>
          <table:table-cell table:style-name="ce22" table:formula="of:=[.$C$11]+INT(RAND()*([.$C$12]-[.$C$11]))" office:value-type="date" office:date-value="2000-09-27">
            <text:p>27.09.2000</text:p>
          </table:table-cell>
          <table:table-cell table:style-name="ce21" table:formula="of:=INFO.OBBA.OBBA.OBMAKE(&quot;date-&quot;&amp;COLUMN()&amp;&quot;-&quot;&amp;ROW();&quot;Date&quot;;[.E366])" office:value-type="string" office:string-value="date-7-366 &#10;[100057]">
            <text:p>date-7-366 <text:line-break/>[100057]</text:p>
          </table:table-cell>
          <table:table-cell table:style-name="ce21" table:formula="of:=INFO.OBBA.OBBA.OBMAKE(&quot;date-&quot;&amp;COLUMN()&amp;&quot;-&quot;&amp;ROW();&quot;Date&quot;;[.F366])" office:value-type="string" office:string-value="date-8-366 &#10;[100054]">
            <text:p>date-8-366 <text:line-break/>[10005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66])" office:value-type="string" office:string-value="cal-9-366 &#10;[100058]">
            <text:p>cal-9-366 <text:line-break/>[10005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66])" office:value-type="string" office:string-value="cal-10-366 &#10;[100055]">
            <text:p>cal-10-366 <text:line-break/>[100055]</text:p>
          </table:table-cell>
          <table:table-cell/>
          <table:table-cell table:formula="of:=INFO.OBBA.OBBA.OBGET(INFO.OBBA.OBBA.OBCALL(&quot;&quot;;[.$B$15];&quot;getDaycountFraction&quot;;[.I366];[.J366]))" office:value-type="float" office:value="-1.74722222222222">
            <text:p>-1,747</text:p>
          </table:table-cell>
          <table:table-cell table:style-name="ce35" table:formula="of:=(YEARFRAC([.E366];[.F366];[.$C$9]))" office:value-type="float" office:value="1.74722222222222">
            <text:p>1,747</text:p>
          </table:table-cell>
          <table:table-cell table:formula="of:=ABS([.L366])-[.M36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6-11-06">
            <text:p>06.11.2006</text:p>
          </table:table-cell>
          <table:table-cell table:style-name="ce22" table:formula="of:=[.$C$11]+INT(RAND()*([.$C$12]-[.$C$11]))" office:value-type="date" office:date-value="1999-10-25">
            <text:p>25.10.1999</text:p>
          </table:table-cell>
          <table:table-cell table:style-name="ce21" table:formula="of:=INFO.OBBA.OBBA.OBMAKE(&quot;date-&quot;&amp;COLUMN()&amp;&quot;-&quot;&amp;ROW();&quot;Date&quot;;[.E367])" office:value-type="string" office:string-value="date-7-367 &#10;[100064]">
            <text:p>date-7-367 <text:line-break/>[100064]</text:p>
          </table:table-cell>
          <table:table-cell table:style-name="ce21" table:formula="of:=INFO.OBBA.OBBA.OBMAKE(&quot;date-&quot;&amp;COLUMN()&amp;&quot;-&quot;&amp;ROW();&quot;Date&quot;;[.F367])" office:value-type="string" office:string-value="date-8-367 &#10;[100061]">
            <text:p>date-8-367 <text:line-break/>[10006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67])" office:value-type="string" office:string-value="cal-9-367 &#10;[100065]">
            <text:p>cal-9-367 <text:line-break/>[10006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67])" office:value-type="string" office:string-value="cal-10-367 &#10;[100062]">
            <text:p>cal-10-367 <text:line-break/>[100062]</text:p>
          </table:table-cell>
          <table:table-cell/>
          <table:table-cell table:formula="of:=INFO.OBBA.OBBA.OBGET(INFO.OBBA.OBBA.OBCALL(&quot;&quot;;[.$B$15];&quot;getDaycountFraction&quot;;[.I367];[.J367]))" office:value-type="float" office:value="-7.13611111111111">
            <text:p>-7,136</text:p>
          </table:table-cell>
          <table:table-cell table:style-name="ce35" table:formula="of:=(YEARFRAC([.E367];[.F367];[.$C$9]))" office:value-type="float" office:value="7.13611111111111">
            <text:p>7,136</text:p>
          </table:table-cell>
          <table:table-cell table:formula="of:=ABS([.L367])-[.M36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2-04-17">
            <text:p>17.04.2002</text:p>
          </table:table-cell>
          <table:table-cell table:style-name="ce22" table:formula="of:=[.$C$11]+INT(RAND()*([.$C$12]-[.$C$11]))" office:value-type="date" office:date-value="1998-03-10">
            <text:p>10.03.1998</text:p>
          </table:table-cell>
          <table:table-cell table:style-name="ce21" table:formula="of:=INFO.OBBA.OBBA.OBMAKE(&quot;date-&quot;&amp;COLUMN()&amp;&quot;-&quot;&amp;ROW();&quot;Date&quot;;[.E368])" office:value-type="string" office:string-value="date-7-368 &#10;[100071]">
            <text:p>date-7-368 <text:line-break/>[100071]</text:p>
          </table:table-cell>
          <table:table-cell table:style-name="ce21" table:formula="of:=INFO.OBBA.OBBA.OBMAKE(&quot;date-&quot;&amp;COLUMN()&amp;&quot;-&quot;&amp;ROW();&quot;Date&quot;;[.F368])" office:value-type="string" office:string-value="date-8-368 &#10;[100068]">
            <text:p>date-8-368 <text:line-break/>[10006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68])" office:value-type="string" office:string-value="cal-9-368 &#10;[100072]">
            <text:p>cal-9-368 <text:line-break/>[10007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68])" office:value-type="string" office:string-value="cal-10-368 &#10;[100069]">
            <text:p>cal-10-368 <text:line-break/>[100069]</text:p>
          </table:table-cell>
          <table:table-cell/>
          <table:table-cell table:formula="of:=INFO.OBBA.OBBA.OBGET(INFO.OBBA.OBBA.OBCALL(&quot;&quot;;[.$B$15];&quot;getDaycountFraction&quot;;[.I368];[.J368]))" office:value-type="float" office:value="-4.16388888888889">
            <text:p>-4,164</text:p>
          </table:table-cell>
          <table:table-cell table:style-name="ce35" table:formula="of:=(YEARFRAC([.E368];[.F368];[.$C$9]))" office:value-type="float" office:value="4.16388888888889">
            <text:p>4,164</text:p>
          </table:table-cell>
          <table:table-cell table:formula="of:=ABS([.L368])-[.M36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7-04-13">
            <text:p>13.04.2027</text:p>
          </table:table-cell>
          <table:table-cell table:style-name="ce22" table:formula="of:=[.$C$11]+INT(RAND()*([.$C$12]-[.$C$11]))" office:value-type="date" office:date-value="1999-07-21">
            <text:p>21.07.1999</text:p>
          </table:table-cell>
          <table:table-cell table:style-name="ce21" table:formula="of:=INFO.OBBA.OBBA.OBMAKE(&quot;date-&quot;&amp;COLUMN()&amp;&quot;-&quot;&amp;ROW();&quot;Date&quot;;[.E369])" office:value-type="string" office:string-value="date-7-369 &#10;[100078]">
            <text:p>date-7-369 <text:line-break/>[100078]</text:p>
          </table:table-cell>
          <table:table-cell table:style-name="ce21" table:formula="of:=INFO.OBBA.OBBA.OBMAKE(&quot;date-&quot;&amp;COLUMN()&amp;&quot;-&quot;&amp;ROW();&quot;Date&quot;;[.F369])" office:value-type="string" office:string-value="date-8-369 &#10;[100075]">
            <text:p>date-8-369 <text:line-break/>[10007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69])" office:value-type="string" office:string-value="cal-9-369 &#10;[100079]">
            <text:p>cal-9-369 <text:line-break/>[10007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69])" office:value-type="string" office:string-value="cal-10-369 &#10;[100076]">
            <text:p>cal-10-369 <text:line-break/>[100076]</text:p>
          </table:table-cell>
          <table:table-cell/>
          <table:table-cell table:formula="of:=INFO.OBBA.OBBA.OBGET(INFO.OBBA.OBBA.OBCALL(&quot;&quot;;[.$B$15];&quot;getDaycountFraction&quot;;[.I369];[.J369]))" office:value-type="float" office:value="-28.1333333333333">
            <text:p>-28,133</text:p>
          </table:table-cell>
          <table:table-cell table:style-name="ce35" table:formula="of:=(YEARFRAC([.E369];[.F369];[.$C$9]))" office:value-type="float" office:value="28.1333333333333">
            <text:p>28,133</text:p>
          </table:table-cell>
          <table:table-cell table:formula="of:=ABS([.L369])-[.M36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3-05-22">
            <text:p>22.05.1993</text:p>
          </table:table-cell>
          <table:table-cell table:style-name="ce22" table:formula="of:=[.$C$11]+INT(RAND()*([.$C$12]-[.$C$11]))" office:value-type="date" office:date-value="2006-05-19">
            <text:p>19.05.2006</text:p>
          </table:table-cell>
          <table:table-cell table:style-name="ce21" table:formula="of:=INFO.OBBA.OBBA.OBMAKE(&quot;date-&quot;&amp;COLUMN()&amp;&quot;-&quot;&amp;ROW();&quot;Date&quot;;[.E370])" office:value-type="string" office:string-value="date-7-370 &#10;[100085]">
            <text:p>date-7-370 <text:line-break/>[100085]</text:p>
          </table:table-cell>
          <table:table-cell table:style-name="ce21" table:formula="of:=INFO.OBBA.OBBA.OBMAKE(&quot;date-&quot;&amp;COLUMN()&amp;&quot;-&quot;&amp;ROW();&quot;Date&quot;;[.F370])" office:value-type="string" office:string-value="date-8-370 &#10;[100082]">
            <text:p>date-8-370 <text:line-break/>[10008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70])" office:value-type="string" office:string-value="cal-9-370 &#10;[100086]">
            <text:p>cal-9-370 <text:line-break/>[10008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70])" office:value-type="string" office:string-value="cal-10-370 &#10;[100083]">
            <text:p>cal-10-370 <text:line-break/>[100083]</text:p>
          </table:table-cell>
          <table:table-cell/>
          <table:table-cell table:formula="of:=INFO.OBBA.OBBA.OBGET(INFO.OBBA.OBBA.OBCALL(&quot;&quot;;[.$B$15];&quot;getDaycountFraction&quot;;[.I370];[.J370]))" office:value-type="float" office:value="13.1805555555556">
            <text:p>13,181</text:p>
          </table:table-cell>
          <table:table-cell table:style-name="ce35" table:formula="of:=(YEARFRAC([.E370];[.F370];[.$C$9]))" office:value-type="float" office:value="13.1805555555556">
            <text:p>13,181</text:p>
          </table:table-cell>
          <table:table-cell table:formula="of:=ABS([.L370])-[.M37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6-04-04">
            <text:p>04.04.2006</text:p>
          </table:table-cell>
          <table:table-cell table:style-name="ce22" table:formula="of:=[.$C$11]+INT(RAND()*([.$C$12]-[.$C$11]))" office:value-type="date" office:date-value="1998-11-13">
            <text:p>13.11.1998</text:p>
          </table:table-cell>
          <table:table-cell table:style-name="ce21" table:formula="of:=INFO.OBBA.OBBA.OBMAKE(&quot;date-&quot;&amp;COLUMN()&amp;&quot;-&quot;&amp;ROW();&quot;Date&quot;;[.E371])" office:value-type="string" office:string-value="date-7-371 &#10;[100092]">
            <text:p>date-7-371 <text:line-break/>[100092]</text:p>
          </table:table-cell>
          <table:table-cell table:style-name="ce21" table:formula="of:=INFO.OBBA.OBBA.OBMAKE(&quot;date-&quot;&amp;COLUMN()&amp;&quot;-&quot;&amp;ROW();&quot;Date&quot;;[.F371])" office:value-type="string" office:string-value="date-8-371 &#10;[100089]">
            <text:p>date-8-371 <text:line-break/>[10008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71])" office:value-type="string" office:string-value="cal-9-371 &#10;[100093]">
            <text:p>cal-9-371 <text:line-break/>[10009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71])" office:value-type="string" office:string-value="cal-10-371 &#10;[100090]">
            <text:p>cal-10-371 <text:line-break/>[100090]</text:p>
          </table:table-cell>
          <table:table-cell/>
          <table:table-cell table:formula="of:=INFO.OBBA.OBBA.OBGET(INFO.OBBA.OBBA.OBCALL(&quot;&quot;;[.$B$15];&quot;getDaycountFraction&quot;;[.I371];[.J371]))" office:value-type="float" office:value="-7.49722222222222">
            <text:p>-7,497</text:p>
          </table:table-cell>
          <table:table-cell table:style-name="ce35" table:formula="of:=(YEARFRAC([.E371];[.F371];[.$C$9]))" office:value-type="float" office:value="7.49722222222222">
            <text:p>7,497</text:p>
          </table:table-cell>
          <table:table-cell table:formula="of:=ABS([.L371])-[.M37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1-03-28">
            <text:p>28.03.1991</text:p>
          </table:table-cell>
          <table:table-cell table:style-name="ce22" table:formula="of:=[.$C$11]+INT(RAND()*([.$C$12]-[.$C$11]))" office:value-type="date" office:date-value="1984-05-20">
            <text:p>20.05.1984</text:p>
          </table:table-cell>
          <table:table-cell table:style-name="ce21" table:formula="of:=INFO.OBBA.OBBA.OBMAKE(&quot;date-&quot;&amp;COLUMN()&amp;&quot;-&quot;&amp;ROW();&quot;Date&quot;;[.E372])" office:value-type="string" office:string-value="date-7-372 &#10;[100099]">
            <text:p>date-7-372 <text:line-break/>[100099]</text:p>
          </table:table-cell>
          <table:table-cell table:style-name="ce21" table:formula="of:=INFO.OBBA.OBBA.OBMAKE(&quot;date-&quot;&amp;COLUMN()&amp;&quot;-&quot;&amp;ROW();&quot;Date&quot;;[.F372])" office:value-type="string" office:string-value="date-8-372 &#10;[100096]">
            <text:p>date-8-372 <text:line-break/>[10009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72])" office:value-type="string" office:string-value="cal-9-372 &#10;[100100]">
            <text:p>cal-9-372 <text:line-break/>[10010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72])" office:value-type="string" office:string-value="cal-10-372 &#10;[100097]">
            <text:p>cal-10-372 <text:line-break/>[100097]</text:p>
          </table:table-cell>
          <table:table-cell/>
          <table:table-cell table:formula="of:=INFO.OBBA.OBBA.OBGET(INFO.OBBA.OBBA.OBCALL(&quot;&quot;;[.$B$15];&quot;getDaycountFraction&quot;;[.I372];[.J372]))" office:value-type="float" office:value="-6.95277777777778">
            <text:p>-6,953</text:p>
          </table:table-cell>
          <table:table-cell table:style-name="ce35" table:formula="of:=(YEARFRAC([.E372];[.F372];[.$C$9]))" office:value-type="float" office:value="6.95277777777778">
            <text:p>6,953</text:p>
          </table:table-cell>
          <table:table-cell table:formula="of:=ABS([.L372])-[.M37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4-05-16">
            <text:p>16.05.2014</text:p>
          </table:table-cell>
          <table:table-cell table:style-name="ce22" table:formula="of:=[.$C$11]+INT(RAND()*([.$C$12]-[.$C$11]))" office:value-type="date" office:date-value="2029-06-07">
            <text:p>07.06.2029</text:p>
          </table:table-cell>
          <table:table-cell table:style-name="ce21" table:formula="of:=INFO.OBBA.OBBA.OBMAKE(&quot;date-&quot;&amp;COLUMN()&amp;&quot;-&quot;&amp;ROW();&quot;Date&quot;;[.E373])" office:value-type="string" office:string-value="date-7-373 &#10;[100106]">
            <text:p>date-7-373 <text:line-break/>[100106]</text:p>
          </table:table-cell>
          <table:table-cell table:style-name="ce21" table:formula="of:=INFO.OBBA.OBBA.OBMAKE(&quot;date-&quot;&amp;COLUMN()&amp;&quot;-&quot;&amp;ROW();&quot;Date&quot;;[.F373])" office:value-type="string" office:string-value="date-8-373 &#10;[100103]">
            <text:p>date-8-373 <text:line-break/>[10010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73])" office:value-type="string" office:string-value="cal-9-373 &#10;[100107]">
            <text:p>cal-9-373 <text:line-break/>[10010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73])" office:value-type="string" office:string-value="cal-10-373 &#10;[100104]">
            <text:p>cal-10-373 <text:line-break/>[100104]</text:p>
          </table:table-cell>
          <table:table-cell/>
          <table:table-cell table:formula="of:=INFO.OBBA.OBBA.OBGET(INFO.OBBA.OBBA.OBCALL(&quot;&quot;;[.$B$15];&quot;getDaycountFraction&quot;;[.I373];[.J373]))" office:value-type="float" office:value="15.2805555555556">
            <text:p>15,281</text:p>
          </table:table-cell>
          <table:table-cell table:style-name="ce35" table:formula="of:=(YEARFRAC([.E373];[.F373];[.$C$9]))" office:value-type="float" office:value="15.2805555555556">
            <text:p>15,281</text:p>
          </table:table-cell>
          <table:table-cell table:formula="of:=ABS([.L373])-[.M37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0-01-09">
            <text:p>09.01.2020</text:p>
          </table:table-cell>
          <table:table-cell table:style-name="ce22" table:formula="of:=[.$C$11]+INT(RAND()*([.$C$12]-[.$C$11]))" office:value-type="date" office:date-value="2022-03-26">
            <text:p>26.03.2022</text:p>
          </table:table-cell>
          <table:table-cell table:style-name="ce21" table:formula="of:=INFO.OBBA.OBBA.OBMAKE(&quot;date-&quot;&amp;COLUMN()&amp;&quot;-&quot;&amp;ROW();&quot;Date&quot;;[.E374])" office:value-type="string" office:string-value="date-7-374 &#10;[100113]">
            <text:p>date-7-374 <text:line-break/>[100113]</text:p>
          </table:table-cell>
          <table:table-cell table:style-name="ce21" table:formula="of:=INFO.OBBA.OBBA.OBMAKE(&quot;date-&quot;&amp;COLUMN()&amp;&quot;-&quot;&amp;ROW();&quot;Date&quot;;[.F374])" office:value-type="string" office:string-value="date-8-374 &#10;[100110]">
            <text:p>date-8-374 <text:line-break/>[10011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74])" office:value-type="string" office:string-value="cal-9-374 &#10;[100114]">
            <text:p>cal-9-374 <text:line-break/>[10011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74])" office:value-type="string" office:string-value="cal-10-374 &#10;[100111]">
            <text:p>cal-10-374 <text:line-break/>[100111]</text:p>
          </table:table-cell>
          <table:table-cell/>
          <table:table-cell table:formula="of:=INFO.OBBA.OBBA.OBGET(INFO.OBBA.OBBA.OBCALL(&quot;&quot;;[.$B$15];&quot;getDaycountFraction&quot;;[.I374];[.J374]))" office:value-type="float" office:value="2.24166666666667">
            <text:p>2,242</text:p>
          </table:table-cell>
          <table:table-cell table:style-name="ce35" table:formula="of:=(YEARFRAC([.E374];[.F374];[.$C$9]))" office:value-type="float" office:value="2.24166666666667">
            <text:p>2,242</text:p>
          </table:table-cell>
          <table:table-cell table:formula="of:=ABS([.L374])-[.M37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6-02-06">
            <text:p>06.02.1996</text:p>
          </table:table-cell>
          <table:table-cell table:style-name="ce22" table:formula="of:=[.$C$11]+INT(RAND()*([.$C$12]-[.$C$11]))" office:value-type="date" office:date-value="2016-02-12">
            <text:p>12.02.2016</text:p>
          </table:table-cell>
          <table:table-cell table:style-name="ce21" table:formula="of:=INFO.OBBA.OBBA.OBMAKE(&quot;date-&quot;&amp;COLUMN()&amp;&quot;-&quot;&amp;ROW();&quot;Date&quot;;[.E375])" office:value-type="string" office:string-value="date-7-375 &#10;[100120]">
            <text:p>date-7-375 <text:line-break/>[100120]</text:p>
          </table:table-cell>
          <table:table-cell table:style-name="ce21" table:formula="of:=INFO.OBBA.OBBA.OBMAKE(&quot;date-&quot;&amp;COLUMN()&amp;&quot;-&quot;&amp;ROW();&quot;Date&quot;;[.F375])" office:value-type="string" office:string-value="date-8-375 &#10;[100117]">
            <text:p>date-8-375 <text:line-break/>[10011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75])" office:value-type="string" office:string-value="cal-9-375 &#10;[100121]">
            <text:p>cal-9-375 <text:line-break/>[10012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75])" office:value-type="string" office:string-value="cal-10-375 &#10;[100118]">
            <text:p>cal-10-375 <text:line-break/>[100118]</text:p>
          </table:table-cell>
          <table:table-cell/>
          <table:table-cell table:formula="of:=INFO.OBBA.OBBA.OBGET(INFO.OBBA.OBBA.OBCALL(&quot;&quot;;[.$B$15];&quot;getDaycountFraction&quot;;[.I375];[.J375]))" office:value-type="float" office:value="20.3083333333333">
            <text:p>20,308</text:p>
          </table:table-cell>
          <table:table-cell table:style-name="ce35" table:formula="of:=(YEARFRAC([.E375];[.F375];[.$C$9]))" office:value-type="float" office:value="20.3083333333333">
            <text:p>20,308</text:p>
          </table:table-cell>
          <table:table-cell table:formula="of:=ABS([.L375])-[.M37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9-04-16">
            <text:p>16.04.2029</text:p>
          </table:table-cell>
          <table:table-cell table:style-name="ce22" table:formula="of:=[.$C$11]+INT(RAND()*([.$C$12]-[.$C$11]))" office:value-type="date" office:date-value="1983-05-19">
            <text:p>19.05.1983</text:p>
          </table:table-cell>
          <table:table-cell table:style-name="ce21" table:formula="of:=INFO.OBBA.OBBA.OBMAKE(&quot;date-&quot;&amp;COLUMN()&amp;&quot;-&quot;&amp;ROW();&quot;Date&quot;;[.E376])" office:value-type="string" office:string-value="date-7-376 &#10;[100127]">
            <text:p>date-7-376 <text:line-break/>[100127]</text:p>
          </table:table-cell>
          <table:table-cell table:style-name="ce21" table:formula="of:=INFO.OBBA.OBBA.OBMAKE(&quot;date-&quot;&amp;COLUMN()&amp;&quot;-&quot;&amp;ROW();&quot;Date&quot;;[.F376])" office:value-type="string" office:string-value="date-8-376 &#10;[100124]">
            <text:p>date-8-376 <text:line-break/>[10012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76])" office:value-type="string" office:string-value="cal-9-376 &#10;[100128]">
            <text:p>cal-9-376 <text:line-break/>[10012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76])" office:value-type="string" office:string-value="cal-10-376 &#10;[100125]">
            <text:p>cal-10-376 <text:line-break/>[100125]</text:p>
          </table:table-cell>
          <table:table-cell/>
          <table:table-cell table:formula="of:=INFO.OBBA.OBBA.OBGET(INFO.OBBA.OBBA.OBCALL(&quot;&quot;;[.$B$15];&quot;getDaycountFraction&quot;;[.I376];[.J376]))" office:value-type="float" office:value="-46.5805555555556">
            <text:p>-46,581</text:p>
          </table:table-cell>
          <table:table-cell table:style-name="ce35" table:formula="of:=(YEARFRAC([.E376];[.F376];[.$C$9]))" office:value-type="float" office:value="46.5805555555556">
            <text:p>46,581</text:p>
          </table:table-cell>
          <table:table-cell table:formula="of:=ABS([.L376])-[.M37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3-09-23">
            <text:p>23.09.2003</text:p>
          </table:table-cell>
          <table:table-cell table:style-name="ce22" table:formula="of:=[.$C$11]+INT(RAND()*([.$C$12]-[.$C$11]))" office:value-type="date" office:date-value="1982-09-07">
            <text:p>07.09.1982</text:p>
          </table:table-cell>
          <table:table-cell table:style-name="ce21" table:formula="of:=INFO.OBBA.OBBA.OBMAKE(&quot;date-&quot;&amp;COLUMN()&amp;&quot;-&quot;&amp;ROW();&quot;Date&quot;;[.E377])" office:value-type="string" office:string-value="date-7-377 &#10;[100134]">
            <text:p>date-7-377 <text:line-break/>[100134]</text:p>
          </table:table-cell>
          <table:table-cell table:style-name="ce21" table:formula="of:=INFO.OBBA.OBBA.OBMAKE(&quot;date-&quot;&amp;COLUMN()&amp;&quot;-&quot;&amp;ROW();&quot;Date&quot;;[.F377])" office:value-type="string" office:string-value="date-8-377 &#10;[100131]">
            <text:p>date-8-377 <text:line-break/>[10013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77])" office:value-type="string" office:string-value="cal-9-377 &#10;[100135]">
            <text:p>cal-9-377 <text:line-break/>[10013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77])" office:value-type="string" office:string-value="cal-10-377 &#10;[100132]">
            <text:p>cal-10-377 <text:line-break/>[100132]</text:p>
          </table:table-cell>
          <table:table-cell/>
          <table:table-cell table:formula="of:=INFO.OBBA.OBBA.OBGET(INFO.OBBA.OBBA.OBCALL(&quot;&quot;;[.$B$15];&quot;getDaycountFraction&quot;;[.I377];[.J377]))" office:value-type="float" office:value="-21.35">
            <text:p>-21,350</text:p>
          </table:table-cell>
          <table:table-cell table:style-name="ce35" table:formula="of:=(YEARFRAC([.E377];[.F377];[.$C$9]))" office:value-type="float" office:value="21.35">
            <text:p>21,350</text:p>
          </table:table-cell>
          <table:table-cell table:formula="of:=ABS([.L377])-[.M37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6-10-01">
            <text:p>01.10.1996</text:p>
          </table:table-cell>
          <table:table-cell table:style-name="ce22" table:formula="of:=[.$C$11]+INT(RAND()*([.$C$12]-[.$C$11]))" office:value-type="date" office:date-value="2029-01-13">
            <text:p>13.01.2029</text:p>
          </table:table-cell>
          <table:table-cell table:style-name="ce21" table:formula="of:=INFO.OBBA.OBBA.OBMAKE(&quot;date-&quot;&amp;COLUMN()&amp;&quot;-&quot;&amp;ROW();&quot;Date&quot;;[.E378])" office:value-type="string" office:string-value="date-7-378 &#10;[100141]">
            <text:p>date-7-378 <text:line-break/>[100141]</text:p>
          </table:table-cell>
          <table:table-cell table:style-name="ce21" table:formula="of:=INFO.OBBA.OBBA.OBMAKE(&quot;date-&quot;&amp;COLUMN()&amp;&quot;-&quot;&amp;ROW();&quot;Date&quot;;[.F378])" office:value-type="string" office:string-value="date-8-378 &#10;[100138]">
            <text:p>date-8-378 <text:line-break/>[10013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78])" office:value-type="string" office:string-value="cal-9-378 &#10;[100142]">
            <text:p>cal-9-378 <text:line-break/>[10014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78])" office:value-type="string" office:string-value="cal-10-378 &#10;[100139]">
            <text:p>cal-10-378 <text:line-break/>[100139]</text:p>
          </table:table-cell>
          <table:table-cell/>
          <table:table-cell table:formula="of:=INFO.OBBA.OBBA.OBGET(INFO.OBBA.OBBA.OBCALL(&quot;&quot;;[.$B$15];&quot;getDaycountFraction&quot;;[.I378];[.J378]))" office:value-type="float" office:value="32.7555555555555">
            <text:p>32,756</text:p>
          </table:table-cell>
          <table:table-cell table:style-name="ce35" table:formula="of:=(YEARFRAC([.E378];[.F378];[.$C$9]))" office:value-type="float" office:value="32.7555555555555">
            <text:p>32,756</text:p>
          </table:table-cell>
          <table:table-cell table:formula="of:=ABS([.L378])-[.M37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9-07-27">
            <text:p>27.07.2029</text:p>
          </table:table-cell>
          <table:table-cell table:style-name="ce22" table:formula="of:=[.$C$11]+INT(RAND()*([.$C$12]-[.$C$11]))" office:value-type="date" office:date-value="2025-03-03">
            <text:p>03.03.2025</text:p>
          </table:table-cell>
          <table:table-cell table:style-name="ce21" table:formula="of:=INFO.OBBA.OBBA.OBMAKE(&quot;date-&quot;&amp;COLUMN()&amp;&quot;-&quot;&amp;ROW();&quot;Date&quot;;[.E379])" office:value-type="string" office:string-value="date-7-379 &#10;[100148]">
            <text:p>date-7-379 <text:line-break/>[100148]</text:p>
          </table:table-cell>
          <table:table-cell table:style-name="ce21" table:formula="of:=INFO.OBBA.OBBA.OBMAKE(&quot;date-&quot;&amp;COLUMN()&amp;&quot;-&quot;&amp;ROW();&quot;Date&quot;;[.F379])" office:value-type="string" office:string-value="date-8-379 &#10;[100145]">
            <text:p>date-8-379 <text:line-break/>[10014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79])" office:value-type="string" office:string-value="cal-9-379 &#10;[100149]">
            <text:p>cal-9-379 <text:line-break/>[10014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79])" office:value-type="string" office:string-value="cal-10-379 &#10;[100146]">
            <text:p>cal-10-379 <text:line-break/>[100146]</text:p>
          </table:table-cell>
          <table:table-cell/>
          <table:table-cell table:formula="of:=INFO.OBBA.OBBA.OBGET(INFO.OBBA.OBBA.OBCALL(&quot;&quot;;[.$B$15];&quot;getDaycountFraction&quot;;[.I379];[.J379]))" office:value-type="float" office:value="-4.46388888888889">
            <text:p>-4,464</text:p>
          </table:table-cell>
          <table:table-cell table:style-name="ce35" table:formula="of:=(YEARFRAC([.E379];[.F379];[.$C$9]))" office:value-type="float" office:value="4.46388888888889">
            <text:p>4,464</text:p>
          </table:table-cell>
          <table:table-cell table:formula="of:=ABS([.L379])-[.M37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2-06-07">
            <text:p>07.06.1982</text:p>
          </table:table-cell>
          <table:table-cell table:style-name="ce22" table:formula="of:=[.$C$11]+INT(RAND()*([.$C$12]-[.$C$11]))" office:value-type="date" office:date-value="2026-06-08">
            <text:p>08.06.2026</text:p>
          </table:table-cell>
          <table:table-cell table:style-name="ce21" table:formula="of:=INFO.OBBA.OBBA.OBMAKE(&quot;date-&quot;&amp;COLUMN()&amp;&quot;-&quot;&amp;ROW();&quot;Date&quot;;[.E380])" office:value-type="string" office:string-value="date-7-380 &#10;[100155]">
            <text:p>date-7-380 <text:line-break/>[100155]</text:p>
          </table:table-cell>
          <table:table-cell table:style-name="ce21" table:formula="of:=INFO.OBBA.OBBA.OBMAKE(&quot;date-&quot;&amp;COLUMN()&amp;&quot;-&quot;&amp;ROW();&quot;Date&quot;;[.F380])" office:value-type="string" office:string-value="date-8-380 &#10;[100152]">
            <text:p>date-8-380 <text:line-break/>[10015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80])" office:value-type="string" office:string-value="cal-9-380 &#10;[100156]">
            <text:p>cal-9-380 <text:line-break/>[10015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80])" office:value-type="string" office:string-value="cal-10-380 &#10;[100153]">
            <text:p>cal-10-380 <text:line-break/>[100153]</text:p>
          </table:table-cell>
          <table:table-cell/>
          <table:table-cell table:formula="of:=INFO.OBBA.OBBA.OBGET(INFO.OBBA.OBBA.OBCALL(&quot;&quot;;[.$B$15];&quot;getDaycountFraction&quot;;[.I380];[.J380]))" office:value-type="float" office:value="44.6444444444444">
            <text:p>44,644</text:p>
          </table:table-cell>
          <table:table-cell table:style-name="ce35" table:formula="of:=(YEARFRAC([.E380];[.F380];[.$C$9]))" office:value-type="float" office:value="44.6444444444444">
            <text:p>44,644</text:p>
          </table:table-cell>
          <table:table-cell table:formula="of:=ABS([.L380])-[.M38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2-01-03">
            <text:p>03.01.2022</text:p>
          </table:table-cell>
          <table:table-cell table:style-name="ce22" table:formula="of:=[.$C$11]+INT(RAND()*([.$C$12]-[.$C$11]))" office:value-type="date" office:date-value="2017-12-25">
            <text:p>25.12.2017</text:p>
          </table:table-cell>
          <table:table-cell table:style-name="ce21" table:formula="of:=INFO.OBBA.OBBA.OBMAKE(&quot;date-&quot;&amp;COLUMN()&amp;&quot;-&quot;&amp;ROW();&quot;Date&quot;;[.E381])" office:value-type="string" office:string-value="date-7-381 &#10;[100162]">
            <text:p>date-7-381 <text:line-break/>[100162]</text:p>
          </table:table-cell>
          <table:table-cell table:style-name="ce21" table:formula="of:=INFO.OBBA.OBBA.OBMAKE(&quot;date-&quot;&amp;COLUMN()&amp;&quot;-&quot;&amp;ROW();&quot;Date&quot;;[.F381])" office:value-type="string" office:string-value="date-8-381 &#10;[100159]">
            <text:p>date-8-381 <text:line-break/>[10015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81])" office:value-type="string" office:string-value="cal-9-381 &#10;[100163]">
            <text:p>cal-9-381 <text:line-break/>[10016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81])" office:value-type="string" office:string-value="cal-10-381 &#10;[100160]">
            <text:p>cal-10-381 <text:line-break/>[100160]</text:p>
          </table:table-cell>
          <table:table-cell/>
          <table:table-cell table:formula="of:=INFO.OBBA.OBBA.OBGET(INFO.OBBA.OBBA.OBCALL(&quot;&quot;;[.$B$15];&quot;getDaycountFraction&quot;;[.I381];[.J381]))" office:value-type="float" office:value="-4.08333333333333">
            <text:p>-4,083</text:p>
          </table:table-cell>
          <table:table-cell table:style-name="ce35" table:formula="of:=(YEARFRAC([.E381];[.F381];[.$C$9]))" office:value-type="float" office:value="4.08333333333333">
            <text:p>4,083</text:p>
          </table:table-cell>
          <table:table-cell table:formula="of:=ABS([.L381])-[.M38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5-06-05">
            <text:p>05.06.2005</text:p>
          </table:table-cell>
          <table:table-cell table:style-name="ce22" table:formula="of:=[.$C$11]+INT(RAND()*([.$C$12]-[.$C$11]))" office:value-type="date" office:date-value="2002-09-10">
            <text:p>10.09.2002</text:p>
          </table:table-cell>
          <table:table-cell table:style-name="ce21" table:formula="of:=INFO.OBBA.OBBA.OBMAKE(&quot;date-&quot;&amp;COLUMN()&amp;&quot;-&quot;&amp;ROW();&quot;Date&quot;;[.E382])" office:value-type="string" office:string-value="date-7-382 &#10;[100169]">
            <text:p>date-7-382 <text:line-break/>[100169]</text:p>
          </table:table-cell>
          <table:table-cell table:style-name="ce21" table:formula="of:=INFO.OBBA.OBBA.OBMAKE(&quot;date-&quot;&amp;COLUMN()&amp;&quot;-&quot;&amp;ROW();&quot;Date&quot;;[.F382])" office:value-type="string" office:string-value="date-8-382 &#10;[100166]">
            <text:p>date-8-382 <text:line-break/>[10016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82])" office:value-type="string" office:string-value="cal-9-382 &#10;[100170]">
            <text:p>cal-9-382 <text:line-break/>[10017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82])" office:value-type="string" office:string-value="cal-10-382 &#10;[100167]">
            <text:p>cal-10-382 <text:line-break/>[100167]</text:p>
          </table:table-cell>
          <table:table-cell/>
          <table:table-cell table:formula="of:=INFO.OBBA.OBBA.OBGET(INFO.OBBA.OBBA.OBCALL(&quot;&quot;;[.$B$15];&quot;getDaycountFraction&quot;;[.I382];[.J382]))" office:value-type="float" office:value="-2.775">
            <text:p>-2,775</text:p>
          </table:table-cell>
          <table:table-cell table:style-name="ce35" table:formula="of:=(YEARFRAC([.E382];[.F382];[.$C$9]))" office:value-type="float" office:value="2.775">
            <text:p>2,775</text:p>
          </table:table-cell>
          <table:table-cell table:formula="of:=ABS([.L382])-[.M38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5-02-17">
            <text:p>17.02.2015</text:p>
          </table:table-cell>
          <table:table-cell table:style-name="ce22" table:formula="of:=[.$C$11]+INT(RAND()*([.$C$12]-[.$C$11]))" office:value-type="date" office:date-value="2015-04-05">
            <text:p>05.04.2015</text:p>
          </table:table-cell>
          <table:table-cell table:style-name="ce21" table:formula="of:=INFO.OBBA.OBBA.OBMAKE(&quot;date-&quot;&amp;COLUMN()&amp;&quot;-&quot;&amp;ROW();&quot;Date&quot;;[.E383])" office:value-type="string" office:string-value="date-7-383 &#10;[100176]">
            <text:p>date-7-383 <text:line-break/>[100176]</text:p>
          </table:table-cell>
          <table:table-cell table:style-name="ce21" table:formula="of:=INFO.OBBA.OBBA.OBMAKE(&quot;date-&quot;&amp;COLUMN()&amp;&quot;-&quot;&amp;ROW();&quot;Date&quot;;[.F383])" office:value-type="string" office:string-value="date-8-383 &#10;[100173]">
            <text:p>date-8-383 <text:line-break/>[10017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83])" office:value-type="string" office:string-value="cal-9-383 &#10;[100177]">
            <text:p>cal-9-383 <text:line-break/>[10017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83])" office:value-type="string" office:string-value="cal-10-383 &#10;[100174]">
            <text:p>cal-10-383 <text:line-break/>[100174]</text:p>
          </table:table-cell>
          <table:table-cell/>
          <table:table-cell table:formula="of:=INFO.OBBA.OBBA.OBGET(INFO.OBBA.OBBA.OBCALL(&quot;&quot;;[.$B$15];&quot;getDaycountFraction&quot;;[.I383];[.J383]))" office:value-type="float" office:value="0.130555555555556">
            <text:p>0,131</text:p>
          </table:table-cell>
          <table:table-cell table:style-name="ce35" table:formula="of:=(YEARFRAC([.E383];[.F383];[.$C$9]))" office:value-type="float" office:value="0.130555555555556">
            <text:p>0,131</text:p>
          </table:table-cell>
          <table:table-cell table:formula="of:=ABS([.L383])-[.M38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7-05-22">
            <text:p>22.05.2027</text:p>
          </table:table-cell>
          <table:table-cell table:style-name="ce22" table:formula="of:=[.$C$11]+INT(RAND()*([.$C$12]-[.$C$11]))" office:value-type="date" office:date-value="1999-10-12">
            <text:p>12.10.1999</text:p>
          </table:table-cell>
          <table:table-cell table:style-name="ce21" table:formula="of:=INFO.OBBA.OBBA.OBMAKE(&quot;date-&quot;&amp;COLUMN()&amp;&quot;-&quot;&amp;ROW();&quot;Date&quot;;[.E384])" office:value-type="string" office:string-value="date-7-384 &#10;[100183]">
            <text:p>date-7-384 <text:line-break/>[100183]</text:p>
          </table:table-cell>
          <table:table-cell table:style-name="ce21" table:formula="of:=INFO.OBBA.OBBA.OBMAKE(&quot;date-&quot;&amp;COLUMN()&amp;&quot;-&quot;&amp;ROW();&quot;Date&quot;;[.F384])" office:value-type="string" office:string-value="date-8-384 &#10;[100180]">
            <text:p>date-8-384 <text:line-break/>[10018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84])" office:value-type="string" office:string-value="cal-9-384 &#10;[100184]">
            <text:p>cal-9-384 <text:line-break/>[10018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84])" office:value-type="string" office:string-value="cal-10-384 &#10;[100181]">
            <text:p>cal-10-384 <text:line-break/>[100181]</text:p>
          </table:table-cell>
          <table:table-cell/>
          <table:table-cell table:formula="of:=INFO.OBBA.OBBA.OBGET(INFO.OBBA.OBBA.OBCALL(&quot;&quot;;[.$B$15];&quot;getDaycountFraction&quot;;[.I384];[.J384]))" office:value-type="float" office:value="-28.0111111111111">
            <text:p>-28,011</text:p>
          </table:table-cell>
          <table:table-cell table:style-name="ce35" table:formula="of:=(YEARFRAC([.E384];[.F384];[.$C$9]))" office:value-type="float" office:value="28.0111111111111">
            <text:p>28,011</text:p>
          </table:table-cell>
          <table:table-cell table:formula="of:=ABS([.L384])-[.M38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0-06-24">
            <text:p>24.06.2010</text:p>
          </table:table-cell>
          <table:table-cell table:style-name="ce22" table:formula="of:=[.$C$11]+INT(RAND()*([.$C$12]-[.$C$11]))" office:value-type="date" office:date-value="1987-02-14">
            <text:p>14.02.1987</text:p>
          </table:table-cell>
          <table:table-cell table:style-name="ce21" table:formula="of:=INFO.OBBA.OBBA.OBMAKE(&quot;date-&quot;&amp;COLUMN()&amp;&quot;-&quot;&amp;ROW();&quot;Date&quot;;[.E385])" office:value-type="string" office:string-value="date-7-385 &#10;[100190]">
            <text:p>date-7-385 <text:line-break/>[100190]</text:p>
          </table:table-cell>
          <table:table-cell table:style-name="ce21" table:formula="of:=INFO.OBBA.OBBA.OBMAKE(&quot;date-&quot;&amp;COLUMN()&amp;&quot;-&quot;&amp;ROW();&quot;Date&quot;;[.F385])" office:value-type="string" office:string-value="date-8-385 &#10;[100187]">
            <text:p>date-8-385 <text:line-break/>[10018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85])" office:value-type="string" office:string-value="cal-9-385 &#10;[100191]">
            <text:p>cal-9-385 <text:line-break/>[10019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85])" office:value-type="string" office:string-value="cal-10-385 &#10;[100188]">
            <text:p>cal-10-385 <text:line-break/>[100188]</text:p>
          </table:table-cell>
          <table:table-cell/>
          <table:table-cell table:formula="of:=INFO.OBBA.OBBA.OBGET(INFO.OBBA.OBBA.OBCALL(&quot;&quot;;[.$B$15];&quot;getDaycountFraction&quot;;[.I385];[.J385]))" office:value-type="float" office:value="-23.6972222222222">
            <text:p>-23,697</text:p>
          </table:table-cell>
          <table:table-cell table:style-name="ce35" table:formula="of:=(YEARFRAC([.E385];[.F385];[.$C$9]))" office:value-type="float" office:value="23.6972222222222">
            <text:p>23,697</text:p>
          </table:table-cell>
          <table:table-cell table:formula="of:=ABS([.L385])-[.M38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4-06-11">
            <text:p>11.06.2014</text:p>
          </table:table-cell>
          <table:table-cell table:style-name="ce22" table:formula="of:=[.$C$11]+INT(RAND()*([.$C$12]-[.$C$11]))" office:value-type="date" office:date-value="1980-01-01">
            <text:p>01.01.1980</text:p>
          </table:table-cell>
          <table:table-cell table:style-name="ce21" table:formula="of:=INFO.OBBA.OBBA.OBMAKE(&quot;date-&quot;&amp;COLUMN()&amp;&quot;-&quot;&amp;ROW();&quot;Date&quot;;[.E386])" office:value-type="string" office:string-value="date-7-386 &#10;[100197]">
            <text:p>date-7-386 <text:line-break/>[100197]</text:p>
          </table:table-cell>
          <table:table-cell table:style-name="ce21" table:formula="of:=INFO.OBBA.OBBA.OBMAKE(&quot;date-&quot;&amp;COLUMN()&amp;&quot;-&quot;&amp;ROW();&quot;Date&quot;;[.F386])" office:value-type="string" office:string-value="date-8-386 &#10;[100194]">
            <text:p>date-8-386 <text:line-break/>[10019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86])" office:value-type="string" office:string-value="cal-9-386 &#10;[100198]">
            <text:p>cal-9-386 <text:line-break/>[10019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86])" office:value-type="string" office:string-value="cal-10-386 &#10;[100195]">
            <text:p>cal-10-386 <text:line-break/>[100195]</text:p>
          </table:table-cell>
          <table:table-cell/>
          <table:table-cell table:formula="of:=INFO.OBBA.OBBA.OBGET(INFO.OBBA.OBBA.OBCALL(&quot;&quot;;[.$B$15];&quot;getDaycountFraction&quot;;[.I386];[.J386]))" office:value-type="float" office:value="-34.9444444444444">
            <text:p>-34,944</text:p>
          </table:table-cell>
          <table:table-cell table:style-name="ce35" table:formula="of:=(YEARFRAC([.E386];[.F386];[.$C$9]))" office:value-type="float" office:value="34.9444444444444">
            <text:p>34,944</text:p>
          </table:table-cell>
          <table:table-cell table:formula="of:=ABS([.L386])-[.M38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9-12-08">
            <text:p>08.12.2009</text:p>
          </table:table-cell>
          <table:table-cell table:style-name="ce22" table:formula="of:=[.$C$11]+INT(RAND()*([.$C$12]-[.$C$11]))" office:value-type="date" office:date-value="2017-05-13">
            <text:p>13.05.2017</text:p>
          </table:table-cell>
          <table:table-cell table:style-name="ce21" table:formula="of:=INFO.OBBA.OBBA.OBMAKE(&quot;date-&quot;&amp;COLUMN()&amp;&quot;-&quot;&amp;ROW();&quot;Date&quot;;[.E387])" office:value-type="string" office:string-value="date-7-387 &#10;[100204]">
            <text:p>date-7-387 <text:line-break/>[100204]</text:p>
          </table:table-cell>
          <table:table-cell table:style-name="ce21" table:formula="of:=INFO.OBBA.OBBA.OBMAKE(&quot;date-&quot;&amp;COLUMN()&amp;&quot;-&quot;&amp;ROW();&quot;Date&quot;;[.F387])" office:value-type="string" office:string-value="date-8-387 &#10;[100201]">
            <text:p>date-8-387 <text:line-break/>[10020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87])" office:value-type="string" office:string-value="cal-9-387 &#10;[100205]">
            <text:p>cal-9-387 <text:line-break/>[10020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87])" office:value-type="string" office:string-value="cal-10-387 &#10;[100202]">
            <text:p>cal-10-387 <text:line-break/>[100202]</text:p>
          </table:table-cell>
          <table:table-cell/>
          <table:table-cell table:formula="of:=INFO.OBBA.OBBA.OBGET(INFO.OBBA.OBBA.OBCALL(&quot;&quot;;[.$B$15];&quot;getDaycountFraction&quot;;[.I387];[.J387]))" office:value-type="float" office:value="7.53611111111111">
            <text:p>7,536</text:p>
          </table:table-cell>
          <table:table-cell table:style-name="ce35" table:formula="of:=(YEARFRAC([.E387];[.F387];[.$C$9]))" office:value-type="float" office:value="7.53611111111111">
            <text:p>7,536</text:p>
          </table:table-cell>
          <table:table-cell table:formula="of:=ABS([.L387])-[.M38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8-04-09">
            <text:p>09.04.1988</text:p>
          </table:table-cell>
          <table:table-cell table:style-name="ce22" table:formula="of:=[.$C$11]+INT(RAND()*([.$C$12]-[.$C$11]))" office:value-type="date" office:date-value="2018-06-30">
            <text:p>30.06.2018</text:p>
          </table:table-cell>
          <table:table-cell table:style-name="ce21" table:formula="of:=INFO.OBBA.OBBA.OBMAKE(&quot;date-&quot;&amp;COLUMN()&amp;&quot;-&quot;&amp;ROW();&quot;Date&quot;;[.E388])" office:value-type="string" office:string-value="date-7-388 &#10;[100211]">
            <text:p>date-7-388 <text:line-break/>[100211]</text:p>
          </table:table-cell>
          <table:table-cell table:style-name="ce21" table:formula="of:=INFO.OBBA.OBBA.OBMAKE(&quot;date-&quot;&amp;COLUMN()&amp;&quot;-&quot;&amp;ROW();&quot;Date&quot;;[.F388])" office:value-type="string" office:string-value="date-8-388 &#10;[100208]">
            <text:p>date-8-388 <text:line-break/>[10020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88])" office:value-type="string" office:string-value="cal-9-388 &#10;[100212]">
            <text:p>cal-9-388 <text:line-break/>[10021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88])" office:value-type="string" office:string-value="cal-10-388 &#10;[100209]">
            <text:p>cal-10-388 <text:line-break/>[100209]</text:p>
          </table:table-cell>
          <table:table-cell/>
          <table:table-cell table:formula="of:=INFO.OBBA.OBBA.OBGET(INFO.OBBA.OBBA.OBCALL(&quot;&quot;;[.$B$15];&quot;getDaycountFraction&quot;;[.I388];[.J388]))" office:value-type="float" office:value="30.6638888888889">
            <text:p>30,664</text:p>
          </table:table-cell>
          <table:table-cell table:style-name="ce35" table:formula="of:=(YEARFRAC([.E388];[.F388];[.$C$9]))" office:value-type="float" office:value="30.6638888888889">
            <text:p>30,664</text:p>
          </table:table-cell>
          <table:table-cell table:formula="of:=ABS([.L388])-[.M38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6-02-06">
            <text:p>06.02.2026</text:p>
          </table:table-cell>
          <table:table-cell table:style-name="ce22" table:formula="of:=[.$C$11]+INT(RAND()*([.$C$12]-[.$C$11]))" office:value-type="date" office:date-value="2018-08-06">
            <text:p>06.08.2018</text:p>
          </table:table-cell>
          <table:table-cell table:style-name="ce21" table:formula="of:=INFO.OBBA.OBBA.OBMAKE(&quot;date-&quot;&amp;COLUMN()&amp;&quot;-&quot;&amp;ROW();&quot;Date&quot;;[.E389])" office:value-type="string" office:string-value="date-7-389 &#10;[100218]">
            <text:p>date-7-389 <text:line-break/>[100218]</text:p>
          </table:table-cell>
          <table:table-cell table:style-name="ce21" table:formula="of:=INFO.OBBA.OBBA.OBMAKE(&quot;date-&quot;&amp;COLUMN()&amp;&quot;-&quot;&amp;ROW();&quot;Date&quot;;[.F389])" office:value-type="string" office:string-value="date-8-389 &#10;[100215]">
            <text:p>date-8-389 <text:line-break/>[10021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89])" office:value-type="string" office:string-value="cal-9-389 &#10;[100219]">
            <text:p>cal-9-389 <text:line-break/>[10021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89])" office:value-type="string" office:string-value="cal-10-389 &#10;[100216]">
            <text:p>cal-10-389 <text:line-break/>[100216]</text:p>
          </table:table-cell>
          <table:table-cell/>
          <table:table-cell table:formula="of:=INFO.OBBA.OBBA.OBGET(INFO.OBBA.OBBA.OBCALL(&quot;&quot;;[.$B$15];&quot;getDaycountFraction&quot;;[.I389];[.J389]))" office:value-type="float" office:value="-7.61388888888889">
            <text:p>-7,614</text:p>
          </table:table-cell>
          <table:table-cell table:style-name="ce35" table:formula="of:=(YEARFRAC([.E389];[.F389];[.$C$9]))" office:value-type="float" office:value="7.61388888888889">
            <text:p>7,614</text:p>
          </table:table-cell>
          <table:table-cell table:formula="of:=ABS([.L389])-[.M38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0-03-30">
            <text:p>30.03.2000</text:p>
          </table:table-cell>
          <table:table-cell table:style-name="ce22" table:formula="of:=[.$C$11]+INT(RAND()*([.$C$12]-[.$C$11]))" office:value-type="date" office:date-value="1993-07-21">
            <text:p>21.07.1993</text:p>
          </table:table-cell>
          <table:table-cell table:style-name="ce21" table:formula="of:=INFO.OBBA.OBBA.OBMAKE(&quot;date-&quot;&amp;COLUMN()&amp;&quot;-&quot;&amp;ROW();&quot;Date&quot;;[.E390])" office:value-type="string" office:string-value="date-7-390 &#10;[100225]">
            <text:p>date-7-390 <text:line-break/>[100225]</text:p>
          </table:table-cell>
          <table:table-cell table:style-name="ce21" table:formula="of:=INFO.OBBA.OBBA.OBMAKE(&quot;date-&quot;&amp;COLUMN()&amp;&quot;-&quot;&amp;ROW();&quot;Date&quot;;[.F390])" office:value-type="string" office:string-value="date-8-390 &#10;[100222]">
            <text:p>date-8-390 <text:line-break/>[10022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90])" office:value-type="string" office:string-value="cal-9-390 &#10;[100226]">
            <text:p>cal-9-390 <text:line-break/>[10022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90])" office:value-type="string" office:string-value="cal-10-390 &#10;[100223]">
            <text:p>cal-10-390 <text:line-break/>[100223]</text:p>
          </table:table-cell>
          <table:table-cell/>
          <table:table-cell table:formula="of:=INFO.OBBA.OBBA.OBGET(INFO.OBBA.OBBA.OBCALL(&quot;&quot;;[.$B$15];&quot;getDaycountFraction&quot;;[.I390];[.J390]))" office:value-type="float" office:value="-6.78888888888889">
            <text:p>-6,789</text:p>
          </table:table-cell>
          <table:table-cell table:style-name="ce35" table:formula="of:=(YEARFRAC([.E390];[.F390];[.$C$9]))" office:value-type="float" office:value="6.78888888888889">
            <text:p>6,789</text:p>
          </table:table-cell>
          <table:table-cell table:formula="of:=ABS([.L390])-[.M39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9-12-10">
            <text:p>10.12.1999</text:p>
          </table:table-cell>
          <table:table-cell table:style-name="ce22" table:formula="of:=[.$C$11]+INT(RAND()*([.$C$12]-[.$C$11]))" office:value-type="date" office:date-value="2010-11-10">
            <text:p>10.11.2010</text:p>
          </table:table-cell>
          <table:table-cell table:style-name="ce21" table:formula="of:=INFO.OBBA.OBBA.OBMAKE(&quot;date-&quot;&amp;COLUMN()&amp;&quot;-&quot;&amp;ROW();&quot;Date&quot;;[.E391])" office:value-type="string" office:string-value="date-7-391 &#10;[100232]">
            <text:p>date-7-391 <text:line-break/>[100232]</text:p>
          </table:table-cell>
          <table:table-cell table:style-name="ce21" table:formula="of:=INFO.OBBA.OBBA.OBMAKE(&quot;date-&quot;&amp;COLUMN()&amp;&quot;-&quot;&amp;ROW();&quot;Date&quot;;[.F391])" office:value-type="string" office:string-value="date-8-391 &#10;[100229]">
            <text:p>date-8-391 <text:line-break/>[10022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91])" office:value-type="string" office:string-value="cal-9-391 &#10;[100233]">
            <text:p>cal-9-391 <text:line-break/>[10023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91])" office:value-type="string" office:string-value="cal-10-391 &#10;[100230]">
            <text:p>cal-10-391 <text:line-break/>[100230]</text:p>
          </table:table-cell>
          <table:table-cell/>
          <table:table-cell table:formula="of:=INFO.OBBA.OBBA.OBGET(INFO.OBBA.OBBA.OBCALL(&quot;&quot;;[.$B$15];&quot;getDaycountFraction&quot;;[.I391];[.J391]))" office:value-type="float" office:value="11.0777777777778">
            <text:p>11,078</text:p>
          </table:table-cell>
          <table:table-cell table:style-name="ce35" table:formula="of:=(YEARFRAC([.E391];[.F391];[.$C$9]))" office:value-type="float" office:value="11.0777777777778">
            <text:p>11,078</text:p>
          </table:table-cell>
          <table:table-cell table:formula="of:=ABS([.L391])-[.M39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5-12-08">
            <text:p>08.12.2005</text:p>
          </table:table-cell>
          <table:table-cell table:style-name="ce22" table:formula="of:=[.$C$11]+INT(RAND()*([.$C$12]-[.$C$11]))" office:value-type="date" office:date-value="2012-09-22">
            <text:p>22.09.2012</text:p>
          </table:table-cell>
          <table:table-cell table:style-name="ce21" table:formula="of:=INFO.OBBA.OBBA.OBMAKE(&quot;date-&quot;&amp;COLUMN()&amp;&quot;-&quot;&amp;ROW();&quot;Date&quot;;[.E392])" office:value-type="string" office:string-value="date-7-392 &#10;[100239]">
            <text:p>date-7-392 <text:line-break/>[100239]</text:p>
          </table:table-cell>
          <table:table-cell table:style-name="ce21" table:formula="of:=INFO.OBBA.OBBA.OBMAKE(&quot;date-&quot;&amp;COLUMN()&amp;&quot;-&quot;&amp;ROW();&quot;Date&quot;;[.F392])" office:value-type="string" office:string-value="date-8-392 &#10;[100236]">
            <text:p>date-8-392 <text:line-break/>[10023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92])" office:value-type="string" office:string-value="cal-9-392 &#10;[100240]">
            <text:p>cal-9-392 <text:line-break/>[10024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92])" office:value-type="string" office:string-value="cal-10-392 &#10;[100237]">
            <text:p>cal-10-392 <text:line-break/>[100237]</text:p>
          </table:table-cell>
          <table:table-cell/>
          <table:table-cell table:formula="of:=INFO.OBBA.OBBA.OBGET(INFO.OBBA.OBBA.OBCALL(&quot;&quot;;[.$B$15];&quot;getDaycountFraction&quot;;[.I392];[.J392]))" office:value-type="float" office:value="6.88888888888889">
            <text:p>6,889</text:p>
          </table:table-cell>
          <table:table-cell table:style-name="ce35" table:formula="of:=(YEARFRAC([.E392];[.F392];[.$C$9]))" office:value-type="float" office:value="6.88888888888889">
            <text:p>6,889</text:p>
          </table:table-cell>
          <table:table-cell table:formula="of:=ABS([.L392])-[.M39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1-09-03">
            <text:p>03.09.1981</text:p>
          </table:table-cell>
          <table:table-cell table:style-name="ce22" table:formula="of:=[.$C$11]+INT(RAND()*([.$C$12]-[.$C$11]))" office:value-type="date" office:date-value="1992-11-27">
            <text:p>27.11.1992</text:p>
          </table:table-cell>
          <table:table-cell table:style-name="ce21" table:formula="of:=INFO.OBBA.OBBA.OBMAKE(&quot;date-&quot;&amp;COLUMN()&amp;&quot;-&quot;&amp;ROW();&quot;Date&quot;;[.E393])" office:value-type="string" office:string-value="date-7-393 &#10;[100246]">
            <text:p>date-7-393 <text:line-break/>[100246]</text:p>
          </table:table-cell>
          <table:table-cell table:style-name="ce21" table:formula="of:=INFO.OBBA.OBBA.OBMAKE(&quot;date-&quot;&amp;COLUMN()&amp;&quot;-&quot;&amp;ROW();&quot;Date&quot;;[.F393])" office:value-type="string" office:string-value="date-8-393 &#10;[100243]">
            <text:p>date-8-393 <text:line-break/>[10024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93])" office:value-type="string" office:string-value="cal-9-393 &#10;[100247]">
            <text:p>cal-9-393 <text:line-break/>[10024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93])" office:value-type="string" office:string-value="cal-10-393 &#10;[100244]">
            <text:p>cal-10-393 <text:line-break/>[100244]</text:p>
          </table:table-cell>
          <table:table-cell/>
          <table:table-cell table:formula="of:=INFO.OBBA.OBBA.OBGET(INFO.OBBA.OBBA.OBCALL(&quot;&quot;;[.$B$15];&quot;getDaycountFraction&quot;;[.I393];[.J393]))" office:value-type="float" office:value="11.3972222222222">
            <text:p>11,397</text:p>
          </table:table-cell>
          <table:table-cell table:style-name="ce35" table:formula="of:=(YEARFRAC([.E393];[.F393];[.$C$9]))" office:value-type="float" office:value="11.3972222222222">
            <text:p>11,397</text:p>
          </table:table-cell>
          <table:table-cell table:formula="of:=ABS([.L393])-[.M39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3-12-13">
            <text:p>13.12.1983</text:p>
          </table:table-cell>
          <table:table-cell table:style-name="ce22" table:formula="of:=[.$C$11]+INT(RAND()*([.$C$12]-[.$C$11]))" office:value-type="date" office:date-value="2027-09-29">
            <text:p>29.09.2027</text:p>
          </table:table-cell>
          <table:table-cell table:style-name="ce21" table:formula="of:=INFO.OBBA.OBBA.OBMAKE(&quot;date-&quot;&amp;COLUMN()&amp;&quot;-&quot;&amp;ROW();&quot;Date&quot;;[.E394])" office:value-type="string" office:string-value="date-7-394 &#10;[100253]">
            <text:p>date-7-394 <text:line-break/>[100253]</text:p>
          </table:table-cell>
          <table:table-cell table:style-name="ce21" table:formula="of:=INFO.OBBA.OBBA.OBMAKE(&quot;date-&quot;&amp;COLUMN()&amp;&quot;-&quot;&amp;ROW();&quot;Date&quot;;[.F394])" office:value-type="string" office:string-value="date-8-394 &#10;[100250]">
            <text:p>date-8-394 <text:line-break/>[10025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94])" office:value-type="string" office:string-value="cal-9-394 &#10;[100254]">
            <text:p>cal-9-394 <text:line-break/>[10025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94])" office:value-type="string" office:string-value="cal-10-394 &#10;[100251]">
            <text:p>cal-10-394 <text:line-break/>[100251]</text:p>
          </table:table-cell>
          <table:table-cell/>
          <table:table-cell table:formula="of:=INFO.OBBA.OBBA.OBGET(INFO.OBBA.OBBA.OBCALL(&quot;&quot;;[.$B$15];&quot;getDaycountFraction&quot;;[.I394];[.J394]))" office:value-type="float" office:value="44.4333333333333">
            <text:p>44,433</text:p>
          </table:table-cell>
          <table:table-cell table:style-name="ce35" table:formula="of:=(YEARFRAC([.E394];[.F394];[.$C$9]))" office:value-type="float" office:value="44.4333333333333">
            <text:p>44,433</text:p>
          </table:table-cell>
          <table:table-cell table:formula="of:=ABS([.L394])-[.M39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4-03-03">
            <text:p>03.03.2014</text:p>
          </table:table-cell>
          <table:table-cell table:style-name="ce22" table:formula="of:=[.$C$11]+INT(RAND()*([.$C$12]-[.$C$11]))" office:value-type="date" office:date-value="2015-09-24">
            <text:p>24.09.2015</text:p>
          </table:table-cell>
          <table:table-cell table:style-name="ce21" table:formula="of:=INFO.OBBA.OBBA.OBMAKE(&quot;date-&quot;&amp;COLUMN()&amp;&quot;-&quot;&amp;ROW();&quot;Date&quot;;[.E395])" office:value-type="string" office:string-value="date-7-395 &#10;[100260]">
            <text:p>date-7-395 <text:line-break/>[100260]</text:p>
          </table:table-cell>
          <table:table-cell table:style-name="ce21" table:formula="of:=INFO.OBBA.OBBA.OBMAKE(&quot;date-&quot;&amp;COLUMN()&amp;&quot;-&quot;&amp;ROW();&quot;Date&quot;;[.F395])" office:value-type="string" office:string-value="date-8-395 &#10;[100257]">
            <text:p>date-8-395 <text:line-break/>[10025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95])" office:value-type="string" office:string-value="cal-9-395 &#10;[100261]">
            <text:p>cal-9-395 <text:line-break/>[10026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95])" office:value-type="string" office:string-value="cal-10-395 &#10;[100258]">
            <text:p>cal-10-395 <text:line-break/>[100258]</text:p>
          </table:table-cell>
          <table:table-cell/>
          <table:table-cell table:formula="of:=INFO.OBBA.OBBA.OBGET(INFO.OBBA.OBBA.OBCALL(&quot;&quot;;[.$B$15];&quot;getDaycountFraction&quot;;[.I395];[.J395]))" office:value-type="float" office:value="1.58333333333333">
            <text:p>1,583</text:p>
          </table:table-cell>
          <table:table-cell table:style-name="ce35" table:formula="of:=(YEARFRAC([.E395];[.F395];[.$C$9]))" office:value-type="float" office:value="1.58333333333333">
            <text:p>1,583</text:p>
          </table:table-cell>
          <table:table-cell table:formula="of:=ABS([.L395])-[.M39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2-04-27">
            <text:p>27.04.2012</text:p>
          </table:table-cell>
          <table:table-cell table:style-name="ce22" table:formula="of:=[.$C$11]+INT(RAND()*([.$C$12]-[.$C$11]))" office:value-type="date" office:date-value="2010-08-03">
            <text:p>03.08.2010</text:p>
          </table:table-cell>
          <table:table-cell table:style-name="ce21" table:formula="of:=INFO.OBBA.OBBA.OBMAKE(&quot;date-&quot;&amp;COLUMN()&amp;&quot;-&quot;&amp;ROW();&quot;Date&quot;;[.E396])" office:value-type="string" office:string-value="date-7-396 &#10;[100267]">
            <text:p>date-7-396 <text:line-break/>[100267]</text:p>
          </table:table-cell>
          <table:table-cell table:style-name="ce21" table:formula="of:=INFO.OBBA.OBBA.OBMAKE(&quot;date-&quot;&amp;COLUMN()&amp;&quot;-&quot;&amp;ROW();&quot;Date&quot;;[.F396])" office:value-type="string" office:string-value="date-8-396 &#10;[100264]">
            <text:p>date-8-396 <text:line-break/>[10026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96])" office:value-type="string" office:string-value="cal-9-396 &#10;[100268]">
            <text:p>cal-9-396 <text:line-break/>[10026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96])" office:value-type="string" office:string-value="cal-10-396 &#10;[100265]">
            <text:p>cal-10-396 <text:line-break/>[100265]</text:p>
          </table:table-cell>
          <table:table-cell/>
          <table:table-cell table:formula="of:=INFO.OBBA.OBBA.OBGET(INFO.OBBA.OBBA.OBCALL(&quot;&quot;;[.$B$15];&quot;getDaycountFraction&quot;;[.I396];[.J396]))" office:value-type="float" office:value="-1.75833333333333">
            <text:p>-1,758</text:p>
          </table:table-cell>
          <table:table-cell table:style-name="ce35" table:formula="of:=(YEARFRAC([.E396];[.F396];[.$C$9]))" office:value-type="float" office:value="1.75833333333333">
            <text:p>1,758</text:p>
          </table:table-cell>
          <table:table-cell table:formula="of:=ABS([.L396])-[.M39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4-06-08">
            <text:p>08.06.2014</text:p>
          </table:table-cell>
          <table:table-cell table:style-name="ce22" table:formula="of:=[.$C$11]+INT(RAND()*([.$C$12]-[.$C$11]))" office:value-type="date" office:date-value="2024-11-18">
            <text:p>18.11.2024</text:p>
          </table:table-cell>
          <table:table-cell table:style-name="ce21" table:formula="of:=INFO.OBBA.OBBA.OBMAKE(&quot;date-&quot;&amp;COLUMN()&amp;&quot;-&quot;&amp;ROW();&quot;Date&quot;;[.E397])" office:value-type="string" office:string-value="date-7-397 &#10;[100274]">
            <text:p>date-7-397 <text:line-break/>[100274]</text:p>
          </table:table-cell>
          <table:table-cell table:style-name="ce21" table:formula="of:=INFO.OBBA.OBBA.OBMAKE(&quot;date-&quot;&amp;COLUMN()&amp;&quot;-&quot;&amp;ROW();&quot;Date&quot;;[.F397])" office:value-type="string" office:string-value="date-8-397 &#10;[100271]">
            <text:p>date-8-397 <text:line-break/>[10027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97])" office:value-type="string" office:string-value="cal-9-397 &#10;[100275]">
            <text:p>cal-9-397 <text:line-break/>[10027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97])" office:value-type="string" office:string-value="cal-10-397 &#10;[100272]">
            <text:p>cal-10-397 <text:line-break/>[100272]</text:p>
          </table:table-cell>
          <table:table-cell/>
          <table:table-cell table:formula="of:=INFO.OBBA.OBBA.OBGET(INFO.OBBA.OBBA.OBCALL(&quot;&quot;;[.$B$15];&quot;getDaycountFraction&quot;;[.I397];[.J397]))" office:value-type="float" office:value="10.6">
            <text:p>10,600</text:p>
          </table:table-cell>
          <table:table-cell table:style-name="ce35" table:formula="of:=(YEARFRAC([.E397];[.F397];[.$C$9]))" office:value-type="float" office:value="10.6">
            <text:p>10,600</text:p>
          </table:table-cell>
          <table:table-cell table:formula="of:=ABS([.L397])-[.M39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6-11-30">
            <text:p>30.11.2006</text:p>
          </table:table-cell>
          <table:table-cell table:style-name="ce22" table:formula="of:=[.$C$11]+INT(RAND()*([.$C$12]-[.$C$11]))" office:value-type="date" office:date-value="2013-02-02">
            <text:p>02.02.2013</text:p>
          </table:table-cell>
          <table:table-cell table:style-name="ce21" table:formula="of:=INFO.OBBA.OBBA.OBMAKE(&quot;date-&quot;&amp;COLUMN()&amp;&quot;-&quot;&amp;ROW();&quot;Date&quot;;[.E398])" office:value-type="string" office:string-value="date-7-398 &#10;[100281]">
            <text:p>date-7-398 <text:line-break/>[100281]</text:p>
          </table:table-cell>
          <table:table-cell table:style-name="ce21" table:formula="of:=INFO.OBBA.OBBA.OBMAKE(&quot;date-&quot;&amp;COLUMN()&amp;&quot;-&quot;&amp;ROW();&quot;Date&quot;;[.F398])" office:value-type="string" office:string-value="date-8-398 &#10;[100278]">
            <text:p>date-8-398 <text:line-break/>[10027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98])" office:value-type="string" office:string-value="cal-9-398 &#10;[100282]">
            <text:p>cal-9-398 <text:line-break/>[10028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98])" office:value-type="string" office:string-value="cal-10-398 &#10;[100279]">
            <text:p>cal-10-398 <text:line-break/>[100279]</text:p>
          </table:table-cell>
          <table:table-cell/>
          <table:table-cell table:formula="of:=INFO.OBBA.OBBA.OBGET(INFO.OBBA.OBBA.OBCALL(&quot;&quot;;[.$B$15];&quot;getDaycountFraction&quot;;[.I398];[.J398]))" office:value-type="float" office:value="6.26666666666667">
            <text:p>6,267</text:p>
          </table:table-cell>
          <table:table-cell table:style-name="ce35" table:formula="of:=(YEARFRAC([.E398];[.F398];[.$C$9]))" office:value-type="float" office:value="6.26666666666667">
            <text:p>6,267</text:p>
          </table:table-cell>
          <table:table-cell table:formula="of:=ABS([.L398])-[.M39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0-10-04">
            <text:p>04.10.2010</text:p>
          </table:table-cell>
          <table:table-cell table:style-name="ce22" table:formula="of:=[.$C$11]+INT(RAND()*([.$C$12]-[.$C$11]))" office:value-type="date" office:date-value="1992-06-20">
            <text:p>20.06.1992</text:p>
          </table:table-cell>
          <table:table-cell table:style-name="ce21" table:formula="of:=INFO.OBBA.OBBA.OBMAKE(&quot;date-&quot;&amp;COLUMN()&amp;&quot;-&quot;&amp;ROW();&quot;Date&quot;;[.E399])" office:value-type="string" office:string-value="date-7-399 &#10;[100288]">
            <text:p>date-7-399 <text:line-break/>[100288]</text:p>
          </table:table-cell>
          <table:table-cell table:style-name="ce21" table:formula="of:=INFO.OBBA.OBBA.OBMAKE(&quot;date-&quot;&amp;COLUMN()&amp;&quot;-&quot;&amp;ROW();&quot;Date&quot;;[.F399])" office:value-type="string" office:string-value="date-8-399 &#10;[100285]">
            <text:p>date-8-399 <text:line-break/>[10028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99])" office:value-type="string" office:string-value="cal-9-399 &#10;[100289]">
            <text:p>cal-9-399 <text:line-break/>[10028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99])" office:value-type="string" office:string-value="cal-10-399 &#10;[100286]">
            <text:p>cal-10-399 <text:line-break/>[100286]</text:p>
          </table:table-cell>
          <table:table-cell/>
          <table:table-cell table:formula="of:=INFO.OBBA.OBBA.OBGET(INFO.OBBA.OBBA.OBCALL(&quot;&quot;;[.$B$15];&quot;getDaycountFraction&quot;;[.I399];[.J399]))" office:value-type="float" office:value="-18.5555555555556">
            <text:p>-18,556</text:p>
          </table:table-cell>
          <table:table-cell table:style-name="ce35" table:formula="of:=(YEARFRAC([.E399];[.F399];[.$C$9]))" office:value-type="float" office:value="18.5555555555556">
            <text:p>18,556</text:p>
          </table:table-cell>
          <table:table-cell table:formula="of:=ABS([.L399])-[.M39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7-12-18">
            <text:p>18.12.1997</text:p>
          </table:table-cell>
          <table:table-cell table:style-name="ce22" table:formula="of:=[.$C$11]+INT(RAND()*([.$C$12]-[.$C$11]))" office:value-type="date" office:date-value="2017-09-27">
            <text:p>27.09.2017</text:p>
          </table:table-cell>
          <table:table-cell table:style-name="ce21" table:formula="of:=INFO.OBBA.OBBA.OBMAKE(&quot;date-&quot;&amp;COLUMN()&amp;&quot;-&quot;&amp;ROW();&quot;Date&quot;;[.E400])" office:value-type="string" office:string-value="date-7-400 &#10;[100295]">
            <text:p>date-7-400 <text:line-break/>[100295]</text:p>
          </table:table-cell>
          <table:table-cell table:style-name="ce21" table:formula="of:=INFO.OBBA.OBBA.OBMAKE(&quot;date-&quot;&amp;COLUMN()&amp;&quot;-&quot;&amp;ROW();&quot;Date&quot;;[.F400])" office:value-type="string" office:string-value="date-8-400 &#10;[100292]">
            <text:p>date-8-400 <text:line-break/>[10029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00])" office:value-type="string" office:string-value="cal-9-400 &#10;[100296]">
            <text:p>cal-9-400 <text:line-break/>[10029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00])" office:value-type="string" office:string-value="cal-10-400 &#10;[100293]">
            <text:p>cal-10-400 <text:line-break/>[100293]</text:p>
          </table:table-cell>
          <table:table-cell/>
          <table:table-cell table:formula="of:=INFO.OBBA.OBBA.OBGET(INFO.OBBA.OBBA.OBCALL(&quot;&quot;;[.$B$15];&quot;getDaycountFraction&quot;;[.I400];[.J400]))" office:value-type="float" office:value="20.0638888888889">
            <text:p>20,064</text:p>
          </table:table-cell>
          <table:table-cell table:style-name="ce35" table:formula="of:=(YEARFRAC([.E400];[.F400];[.$C$9]))" office:value-type="float" office:value="20.0638888888889">
            <text:p>20,064</text:p>
          </table:table-cell>
          <table:table-cell table:formula="of:=ABS([.L400])-[.M40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8-10-25">
            <text:p>25.10.2018</text:p>
          </table:table-cell>
          <table:table-cell table:style-name="ce22" table:formula="of:=[.$C$11]+INT(RAND()*([.$C$12]-[.$C$11]))" office:value-type="date" office:date-value="2005-08-19">
            <text:p>19.08.2005</text:p>
          </table:table-cell>
          <table:table-cell table:style-name="ce21" table:formula="of:=INFO.OBBA.OBBA.OBMAKE(&quot;date-&quot;&amp;COLUMN()&amp;&quot;-&quot;&amp;ROW();&quot;Date&quot;;[.E401])" office:value-type="string" office:string-value="date-7-401 &#10;[100302]">
            <text:p>date-7-401 <text:line-break/>[100302]</text:p>
          </table:table-cell>
          <table:table-cell table:style-name="ce21" table:formula="of:=INFO.OBBA.OBBA.OBMAKE(&quot;date-&quot;&amp;COLUMN()&amp;&quot;-&quot;&amp;ROW();&quot;Date&quot;;[.F401])" office:value-type="string" office:string-value="date-8-401 &#10;[100299]">
            <text:p>date-8-401 <text:line-break/>[10029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01])" office:value-type="string" office:string-value="cal-9-401 &#10;[100303]">
            <text:p>cal-9-401 <text:line-break/>[10030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01])" office:value-type="string" office:string-value="cal-10-401 &#10;[100300]">
            <text:p>cal-10-401 <text:line-break/>[100300]</text:p>
          </table:table-cell>
          <table:table-cell/>
          <table:table-cell table:formula="of:=INFO.OBBA.OBBA.OBGET(INFO.OBBA.OBBA.OBCALL(&quot;&quot;;[.$B$15];&quot;getDaycountFraction&quot;;[.I401];[.J401]))" office:value-type="float" office:value="-13.375">
            <text:p>-13,375</text:p>
          </table:table-cell>
          <table:table-cell table:style-name="ce35" table:formula="of:=(YEARFRAC([.E401];[.F401];[.$C$9]))" office:value-type="float" office:value="13.375">
            <text:p>13,375</text:p>
          </table:table-cell>
          <table:table-cell table:formula="of:=ABS([.L401])-[.M40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3-02-03">
            <text:p>03.02.2003</text:p>
          </table:table-cell>
          <table:table-cell table:style-name="ce22" table:formula="of:=[.$C$11]+INT(RAND()*([.$C$12]-[.$C$11]))" office:value-type="date" office:date-value="1992-03-27">
            <text:p>27.03.1992</text:p>
          </table:table-cell>
          <table:table-cell table:style-name="ce21" table:formula="of:=INFO.OBBA.OBBA.OBMAKE(&quot;date-&quot;&amp;COLUMN()&amp;&quot;-&quot;&amp;ROW();&quot;Date&quot;;[.E402])" office:value-type="string" office:string-value="date-7-402 &#10;[100309]">
            <text:p>date-7-402 <text:line-break/>[100309]</text:p>
          </table:table-cell>
          <table:table-cell table:style-name="ce21" table:formula="of:=INFO.OBBA.OBBA.OBMAKE(&quot;date-&quot;&amp;COLUMN()&amp;&quot;-&quot;&amp;ROW();&quot;Date&quot;;[.F402])" office:value-type="string" office:string-value="date-8-402 &#10;[100306]">
            <text:p>date-8-402 <text:line-break/>[10030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02])" office:value-type="string" office:string-value="cal-9-402 &#10;[100310]">
            <text:p>cal-9-402 <text:line-break/>[10031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02])" office:value-type="string" office:string-value="cal-10-402 &#10;[100307]">
            <text:p>cal-10-402 <text:line-break/>[100307]</text:p>
          </table:table-cell>
          <table:table-cell/>
          <table:table-cell table:formula="of:=INFO.OBBA.OBBA.OBGET(INFO.OBBA.OBBA.OBCALL(&quot;&quot;;[.$B$15];&quot;getDaycountFraction&quot;;[.I402];[.J402]))" office:value-type="float" office:value="-11.0138888888889">
            <text:p>-11,014</text:p>
          </table:table-cell>
          <table:table-cell table:style-name="ce35" table:formula="of:=(YEARFRAC([.E402];[.F402];[.$C$9]))" office:value-type="float" office:value="11.0138888888889">
            <text:p>11,014</text:p>
          </table:table-cell>
          <table:table-cell table:formula="of:=ABS([.L402])-[.M40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0-12-13">
            <text:p>13.12.2000</text:p>
          </table:table-cell>
          <table:table-cell table:style-name="ce22" table:formula="of:=[.$C$11]+INT(RAND()*([.$C$12]-[.$C$11]))" office:value-type="date" office:date-value="1988-12-28">
            <text:p>28.12.1988</text:p>
          </table:table-cell>
          <table:table-cell table:style-name="ce21" table:formula="of:=INFO.OBBA.OBBA.OBMAKE(&quot;date-&quot;&amp;COLUMN()&amp;&quot;-&quot;&amp;ROW();&quot;Date&quot;;[.E403])" office:value-type="string" office:string-value="date-7-403 &#10;[100316]">
            <text:p>date-7-403 <text:line-break/>[100316]</text:p>
          </table:table-cell>
          <table:table-cell table:style-name="ce21" table:formula="of:=INFO.OBBA.OBBA.OBMAKE(&quot;date-&quot;&amp;COLUMN()&amp;&quot;-&quot;&amp;ROW();&quot;Date&quot;;[.F403])" office:value-type="string" office:string-value="date-8-403 &#10;[100313]">
            <text:p>date-8-403 <text:line-break/>[10031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03])" office:value-type="string" office:string-value="cal-9-403 &#10;[100317]">
            <text:p>cal-9-403 <text:line-break/>[10031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03])" office:value-type="string" office:string-value="cal-10-403 &#10;[100314]">
            <text:p>cal-10-403 <text:line-break/>[100314]</text:p>
          </table:table-cell>
          <table:table-cell/>
          <table:table-cell table:formula="of:=INFO.OBBA.OBBA.OBGET(INFO.OBBA.OBBA.OBCALL(&quot;&quot;;[.$B$15];&quot;getDaycountFraction&quot;;[.I403];[.J403]))" office:value-type="float" office:value="-12.1333333333333">
            <text:p>-12,133</text:p>
          </table:table-cell>
          <table:table-cell table:style-name="ce35" table:formula="of:=(YEARFRAC([.E403];[.F403];[.$C$9]))" office:value-type="float" office:value="12.1333333333333">
            <text:p>12,133</text:p>
          </table:table-cell>
          <table:table-cell table:formula="of:=ABS([.L403])-[.M40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9-12-06">
            <text:p>06.12.2029</text:p>
          </table:table-cell>
          <table:table-cell table:style-name="ce22" table:formula="of:=[.$C$11]+INT(RAND()*([.$C$12]-[.$C$11]))" office:value-type="date" office:date-value="2023-01-20">
            <text:p>20.01.2023</text:p>
          </table:table-cell>
          <table:table-cell table:style-name="ce21" table:formula="of:=INFO.OBBA.OBBA.OBMAKE(&quot;date-&quot;&amp;COLUMN()&amp;&quot;-&quot;&amp;ROW();&quot;Date&quot;;[.E404])" office:value-type="string" office:string-value="date-7-404 &#10;[100323]">
            <text:p>date-7-404 <text:line-break/>[100323]</text:p>
          </table:table-cell>
          <table:table-cell table:style-name="ce21" table:formula="of:=INFO.OBBA.OBBA.OBMAKE(&quot;date-&quot;&amp;COLUMN()&amp;&quot;-&quot;&amp;ROW();&quot;Date&quot;;[.F404])" office:value-type="string" office:string-value="date-8-404 &#10;[100320]">
            <text:p>date-8-404 <text:line-break/>[10032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04])" office:value-type="string" office:string-value="cal-9-404 &#10;[100324]">
            <text:p>cal-9-404 <text:line-break/>[10032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04])" office:value-type="string" office:string-value="cal-10-404 &#10;[100321]">
            <text:p>cal-10-404 <text:line-break/>[100321]</text:p>
          </table:table-cell>
          <table:table-cell/>
          <table:table-cell table:formula="of:=INFO.OBBA.OBBA.OBGET(INFO.OBBA.OBBA.OBCALL(&quot;&quot;;[.$B$15];&quot;getDaycountFraction&quot;;[.I404];[.J404]))" office:value-type="float" office:value="-6.97777777777778">
            <text:p>-6,978</text:p>
          </table:table-cell>
          <table:table-cell table:style-name="ce35" table:formula="of:=(YEARFRAC([.E404];[.F404];[.$C$9]))" office:value-type="float" office:value="6.97777777777778">
            <text:p>6,978</text:p>
          </table:table-cell>
          <table:table-cell table:formula="of:=ABS([.L404])-[.M40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2-08-20">
            <text:p>20.08.2012</text:p>
          </table:table-cell>
          <table:table-cell table:style-name="ce22" table:formula="of:=[.$C$11]+INT(RAND()*([.$C$12]-[.$C$11]))" office:value-type="date" office:date-value="1984-07-03">
            <text:p>03.07.1984</text:p>
          </table:table-cell>
          <table:table-cell table:style-name="ce21" table:formula="of:=INFO.OBBA.OBBA.OBMAKE(&quot;date-&quot;&amp;COLUMN()&amp;&quot;-&quot;&amp;ROW();&quot;Date&quot;;[.E405])" office:value-type="string" office:string-value="date-7-405 &#10;[100330]">
            <text:p>date-7-405 <text:line-break/>[100330]</text:p>
          </table:table-cell>
          <table:table-cell table:style-name="ce21" table:formula="of:=INFO.OBBA.OBBA.OBMAKE(&quot;date-&quot;&amp;COLUMN()&amp;&quot;-&quot;&amp;ROW();&quot;Date&quot;;[.F405])" office:value-type="string" office:string-value="date-8-405 &#10;[100327]">
            <text:p>date-8-405 <text:line-break/>[10032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05])" office:value-type="string" office:string-value="cal-9-405 &#10;[100331]">
            <text:p>cal-9-405 <text:line-break/>[10033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05])" office:value-type="string" office:string-value="cal-10-405 &#10;[100328]">
            <text:p>cal-10-405 <text:line-break/>[100328]</text:p>
          </table:table-cell>
          <table:table-cell/>
          <table:table-cell table:formula="of:=INFO.OBBA.OBBA.OBGET(INFO.OBBA.OBBA.OBCALL(&quot;&quot;;[.$B$15];&quot;getDaycountFraction&quot;;[.I405];[.J405]))" office:value-type="float" office:value="-28.5416666666667">
            <text:p>-28,542</text:p>
          </table:table-cell>
          <table:table-cell table:style-name="ce35" table:formula="of:=(YEARFRAC([.E405];[.F405];[.$C$9]))" office:value-type="float" office:value="28.5416666666667">
            <text:p>28,542</text:p>
          </table:table-cell>
          <table:table-cell table:formula="of:=ABS([.L405])-[.M40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6-11-16">
            <text:p>16.11.1986</text:p>
          </table:table-cell>
          <table:table-cell table:style-name="ce22" table:formula="of:=[.$C$11]+INT(RAND()*([.$C$12]-[.$C$11]))" office:value-type="date" office:date-value="2003-11-24">
            <text:p>24.11.2003</text:p>
          </table:table-cell>
          <table:table-cell table:style-name="ce21" table:formula="of:=INFO.OBBA.OBBA.OBMAKE(&quot;date-&quot;&amp;COLUMN()&amp;&quot;-&quot;&amp;ROW();&quot;Date&quot;;[.E406])" office:value-type="string" office:string-value="date-7-406 &#10;[100337]">
            <text:p>date-7-406 <text:line-break/>[100337]</text:p>
          </table:table-cell>
          <table:table-cell table:style-name="ce21" table:formula="of:=INFO.OBBA.OBBA.OBMAKE(&quot;date-&quot;&amp;COLUMN()&amp;&quot;-&quot;&amp;ROW();&quot;Date&quot;;[.F406])" office:value-type="string" office:string-value="date-8-406 &#10;[100334]">
            <text:p>date-8-406 <text:line-break/>[10033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06])" office:value-type="string" office:string-value="cal-9-406 &#10;[100338]">
            <text:p>cal-9-406 <text:line-break/>[10033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06])" office:value-type="string" office:string-value="cal-10-406 &#10;[100335]">
            <text:p>cal-10-406 <text:line-break/>[100335]</text:p>
          </table:table-cell>
          <table:table-cell/>
          <table:table-cell table:formula="of:=INFO.OBBA.OBBA.OBGET(INFO.OBBA.OBBA.OBCALL(&quot;&quot;;[.$B$15];&quot;getDaycountFraction&quot;;[.I406];[.J406]))" office:value-type="float" office:value="17.2694444444444">
            <text:p>17,269</text:p>
          </table:table-cell>
          <table:table-cell table:style-name="ce35" table:formula="of:=(YEARFRAC([.E406];[.F406];[.$C$9]))" office:value-type="float" office:value="17.2694444444444">
            <text:p>17,269</text:p>
          </table:table-cell>
          <table:table-cell table:formula="of:=ABS([.L406])-[.M40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5-05-10">
            <text:p>10.05.2015</text:p>
          </table:table-cell>
          <table:table-cell table:style-name="ce22" table:formula="of:=[.$C$11]+INT(RAND()*([.$C$12]-[.$C$11]))" office:value-type="date" office:date-value="1988-11-22">
            <text:p>22.11.1988</text:p>
          </table:table-cell>
          <table:table-cell table:style-name="ce21" table:formula="of:=INFO.OBBA.OBBA.OBMAKE(&quot;date-&quot;&amp;COLUMN()&amp;&quot;-&quot;&amp;ROW();&quot;Date&quot;;[.E407])" office:value-type="string" office:string-value="date-7-407 &#10;[100344]">
            <text:p>date-7-407 <text:line-break/>[100344]</text:p>
          </table:table-cell>
          <table:table-cell table:style-name="ce21" table:formula="of:=INFO.OBBA.OBBA.OBMAKE(&quot;date-&quot;&amp;COLUMN()&amp;&quot;-&quot;&amp;ROW();&quot;Date&quot;;[.F407])" office:value-type="string" office:string-value="date-8-407 &#10;[100341]">
            <text:p>date-8-407 <text:line-break/>[10034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07])" office:value-type="string" office:string-value="cal-9-407 &#10;[100345]">
            <text:p>cal-9-407 <text:line-break/>[10034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07])" office:value-type="string" office:string-value="cal-10-407 &#10;[100342]">
            <text:p>cal-10-407 <text:line-break/>[100342]</text:p>
          </table:table-cell>
          <table:table-cell/>
          <table:table-cell table:formula="of:=INFO.OBBA.OBBA.OBGET(INFO.OBBA.OBBA.OBCALL(&quot;&quot;;[.$B$15];&quot;getDaycountFraction&quot;;[.I407];[.J407]))" office:value-type="float" office:value="-26.8472222222222">
            <text:p>-26,847</text:p>
          </table:table-cell>
          <table:table-cell table:style-name="ce35" table:formula="of:=(YEARFRAC([.E407];[.F407];[.$C$9]))" office:value-type="float" office:value="26.8472222222222">
            <text:p>26,847</text:p>
          </table:table-cell>
          <table:table-cell table:formula="of:=ABS([.L407])-[.M40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7-11-10">
            <text:p>10.11.2007</text:p>
          </table:table-cell>
          <table:table-cell table:style-name="ce22" table:formula="of:=[.$C$11]+INT(RAND()*([.$C$12]-[.$C$11]))" office:value-type="date" office:date-value="1998-08-12">
            <text:p>12.08.1998</text:p>
          </table:table-cell>
          <table:table-cell table:style-name="ce21" table:formula="of:=INFO.OBBA.OBBA.OBMAKE(&quot;date-&quot;&amp;COLUMN()&amp;&quot;-&quot;&amp;ROW();&quot;Date&quot;;[.E408])" office:value-type="string" office:string-value="date-7-408 &#10;[100351]">
            <text:p>date-7-408 <text:line-break/>[100351]</text:p>
          </table:table-cell>
          <table:table-cell table:style-name="ce21" table:formula="of:=INFO.OBBA.OBBA.OBMAKE(&quot;date-&quot;&amp;COLUMN()&amp;&quot;-&quot;&amp;ROW();&quot;Date&quot;;[.F408])" office:value-type="string" office:string-value="date-8-408 &#10;[100348]">
            <text:p>date-8-408 <text:line-break/>[10034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08])" office:value-type="string" office:string-value="cal-9-408 &#10;[100352]">
            <text:p>cal-9-408 <text:line-break/>[10035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08])" office:value-type="string" office:string-value="cal-10-408 &#10;[100349]">
            <text:p>cal-10-408 <text:line-break/>[100349]</text:p>
          </table:table-cell>
          <table:table-cell/>
          <table:table-cell table:formula="of:=INFO.OBBA.OBBA.OBGET(INFO.OBBA.OBBA.OBCALL(&quot;&quot;;[.$B$15];&quot;getDaycountFraction&quot;;[.I408];[.J408]))" office:value-type="float" office:value="-9.38055555555556">
            <text:p>-9,381</text:p>
          </table:table-cell>
          <table:table-cell table:style-name="ce35" table:formula="of:=(YEARFRAC([.E408];[.F408];[.$C$9]))" office:value-type="float" office:value="9.38055555555556">
            <text:p>9,381</text:p>
          </table:table-cell>
          <table:table-cell table:formula="of:=ABS([.L408])-[.M40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2-10-07">
            <text:p>07.10.2012</text:p>
          </table:table-cell>
          <table:table-cell table:style-name="ce22" table:formula="of:=[.$C$11]+INT(RAND()*([.$C$12]-[.$C$11]))" office:value-type="date" office:date-value="1991-05-02">
            <text:p>02.05.1991</text:p>
          </table:table-cell>
          <table:table-cell table:style-name="ce21" table:formula="of:=INFO.OBBA.OBBA.OBMAKE(&quot;date-&quot;&amp;COLUMN()&amp;&quot;-&quot;&amp;ROW();&quot;Date&quot;;[.E409])" office:value-type="string" office:string-value="date-7-409 &#10;[100358]">
            <text:p>date-7-409 <text:line-break/>[100358]</text:p>
          </table:table-cell>
          <table:table-cell table:style-name="ce21" table:formula="of:=INFO.OBBA.OBBA.OBMAKE(&quot;date-&quot;&amp;COLUMN()&amp;&quot;-&quot;&amp;ROW();&quot;Date&quot;;[.F409])" office:value-type="string" office:string-value="date-8-409 &#10;[100355]">
            <text:p>date-8-409 <text:line-break/>[10035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09])" office:value-type="string" office:string-value="cal-9-409 &#10;[100359]">
            <text:p>cal-9-409 <text:line-break/>[10035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09])" office:value-type="string" office:string-value="cal-10-409 &#10;[100356]">
            <text:p>cal-10-409 <text:line-break/>[100356]</text:p>
          </table:table-cell>
          <table:table-cell/>
          <table:table-cell table:formula="of:=INFO.OBBA.OBBA.OBGET(INFO.OBBA.OBBA.OBCALL(&quot;&quot;;[.$B$15];&quot;getDaycountFraction&quot;;[.I409];[.J409]))" office:value-type="float" office:value="-21.7472222222222">
            <text:p>-21,747</text:p>
          </table:table-cell>
          <table:table-cell table:style-name="ce35" table:formula="of:=(YEARFRAC([.E409];[.F409];[.$C$9]))" office:value-type="float" office:value="21.7472222222222">
            <text:p>21,747</text:p>
          </table:table-cell>
          <table:table-cell table:formula="of:=ABS([.L409])-[.M40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5-07-08">
            <text:p>08.07.1985</text:p>
          </table:table-cell>
          <table:table-cell table:style-name="ce22" table:formula="of:=[.$C$11]+INT(RAND()*([.$C$12]-[.$C$11]))" office:value-type="date" office:date-value="1989-01-15">
            <text:p>15.01.1989</text:p>
          </table:table-cell>
          <table:table-cell table:style-name="ce21" table:formula="of:=INFO.OBBA.OBBA.OBMAKE(&quot;date-&quot;&amp;COLUMN()&amp;&quot;-&quot;&amp;ROW();&quot;Date&quot;;[.E410])" office:value-type="string" office:string-value="date-7-410 &#10;[100365]">
            <text:p>date-7-410 <text:line-break/>[100365]</text:p>
          </table:table-cell>
          <table:table-cell table:style-name="ce21" table:formula="of:=INFO.OBBA.OBBA.OBMAKE(&quot;date-&quot;&amp;COLUMN()&amp;&quot;-&quot;&amp;ROW();&quot;Date&quot;;[.F410])" office:value-type="string" office:string-value="date-8-410 &#10;[100362]">
            <text:p>date-8-410 <text:line-break/>[10036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10])" office:value-type="string" office:string-value="cal-9-410 &#10;[100366]">
            <text:p>cal-9-410 <text:line-break/>[10036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10])" office:value-type="string" office:string-value="cal-10-410 &#10;[100363]">
            <text:p>cal-10-410 <text:line-break/>[100363]</text:p>
          </table:table-cell>
          <table:table-cell/>
          <table:table-cell table:formula="of:=INFO.OBBA.OBBA.OBGET(INFO.OBBA.OBBA.OBCALL(&quot;&quot;;[.$B$15];&quot;getDaycountFraction&quot;;[.I410];[.J410]))" office:value-type="float" office:value="3.575">
            <text:p>3,575</text:p>
          </table:table-cell>
          <table:table-cell table:style-name="ce35" table:formula="of:=(YEARFRAC([.E410];[.F410];[.$C$9]))" office:value-type="float" office:value="3.575">
            <text:p>3,575</text:p>
          </table:table-cell>
          <table:table-cell table:formula="of:=ABS([.L410])-[.M41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1-03-14">
            <text:p>14.03.2001</text:p>
          </table:table-cell>
          <table:table-cell table:style-name="ce22" table:formula="of:=[.$C$11]+INT(RAND()*([.$C$12]-[.$C$11]))" office:value-type="date" office:date-value="2010-12-10">
            <text:p>10.12.2010</text:p>
          </table:table-cell>
          <table:table-cell table:style-name="ce21" table:formula="of:=INFO.OBBA.OBBA.OBMAKE(&quot;date-&quot;&amp;COLUMN()&amp;&quot;-&quot;&amp;ROW();&quot;Date&quot;;[.E411])" office:value-type="string" office:string-value="date-7-411 &#10;[100372]">
            <text:p>date-7-411 <text:line-break/>[100372]</text:p>
          </table:table-cell>
          <table:table-cell table:style-name="ce21" table:formula="of:=INFO.OBBA.OBBA.OBMAKE(&quot;date-&quot;&amp;COLUMN()&amp;&quot;-&quot;&amp;ROW();&quot;Date&quot;;[.F411])" office:value-type="string" office:string-value="date-8-411 &#10;[100369]">
            <text:p>date-8-411 <text:line-break/>[10036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11])" office:value-type="string" office:string-value="cal-9-411 &#10;[100373]">
            <text:p>cal-9-411 <text:line-break/>[10037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11])" office:value-type="string" office:string-value="cal-10-411 &#10;[100370]">
            <text:p>cal-10-411 <text:line-break/>[100370]</text:p>
          </table:table-cell>
          <table:table-cell/>
          <table:table-cell table:formula="of:=INFO.OBBA.OBBA.OBGET(INFO.OBBA.OBBA.OBCALL(&quot;&quot;;[.$B$15];&quot;getDaycountFraction&quot;;[.I411];[.J411]))" office:value-type="float" office:value="9.88333333333333">
            <text:p>9,883</text:p>
          </table:table-cell>
          <table:table-cell table:style-name="ce35" table:formula="of:=(YEARFRAC([.E411];[.F411];[.$C$9]))" office:value-type="float" office:value="9.88333333333333">
            <text:p>9,883</text:p>
          </table:table-cell>
          <table:table-cell table:formula="of:=ABS([.L411])-[.M41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1-12-27">
            <text:p>27.12.2001</text:p>
          </table:table-cell>
          <table:table-cell table:style-name="ce22" table:formula="of:=[.$C$11]+INT(RAND()*([.$C$12]-[.$C$11]))" office:value-type="date" office:date-value="2013-03-07">
            <text:p>07.03.2013</text:p>
          </table:table-cell>
          <table:table-cell table:style-name="ce21" table:formula="of:=INFO.OBBA.OBBA.OBMAKE(&quot;date-&quot;&amp;COLUMN()&amp;&quot;-&quot;&amp;ROW();&quot;Date&quot;;[.E412])" office:value-type="string" office:string-value="date-7-412 &#10;[100379]">
            <text:p>date-7-412 <text:line-break/>[100379]</text:p>
          </table:table-cell>
          <table:table-cell table:style-name="ce21" table:formula="of:=INFO.OBBA.OBBA.OBMAKE(&quot;date-&quot;&amp;COLUMN()&amp;&quot;-&quot;&amp;ROW();&quot;Date&quot;;[.F412])" office:value-type="string" office:string-value="date-8-412 &#10;[100376]">
            <text:p>date-8-412 <text:line-break/>[10037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12])" office:value-type="string" office:string-value="cal-9-412 &#10;[100380]">
            <text:p>cal-9-412 <text:line-break/>[10038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12])" office:value-type="string" office:string-value="cal-10-412 &#10;[100377]">
            <text:p>cal-10-412 <text:line-break/>[100377]</text:p>
          </table:table-cell>
          <table:table-cell/>
          <table:table-cell table:formula="of:=INFO.OBBA.OBBA.OBGET(INFO.OBBA.OBBA.OBCALL(&quot;&quot;;[.$B$15];&quot;getDaycountFraction&quot;;[.I412];[.J412]))" office:value-type="float" office:value="11.3555555555556">
            <text:p>11,356</text:p>
          </table:table-cell>
          <table:table-cell table:style-name="ce35" table:formula="of:=(YEARFRAC([.E412];[.F412];[.$C$9]))" office:value-type="float" office:value="11.3555555555556">
            <text:p>11,356</text:p>
          </table:table-cell>
          <table:table-cell table:formula="of:=ABS([.L412])-[.M41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5-02-24">
            <text:p>24.02.2015</text:p>
          </table:table-cell>
          <table:table-cell table:style-name="ce22" table:formula="of:=[.$C$11]+INT(RAND()*([.$C$12]-[.$C$11]))" office:value-type="date" office:date-value="2015-08-13">
            <text:p>13.08.2015</text:p>
          </table:table-cell>
          <table:table-cell table:style-name="ce21" table:formula="of:=INFO.OBBA.OBBA.OBMAKE(&quot;date-&quot;&amp;COLUMN()&amp;&quot;-&quot;&amp;ROW();&quot;Date&quot;;[.E413])" office:value-type="string" office:string-value="date-7-413 &#10;[100386]">
            <text:p>date-7-413 <text:line-break/>[100386]</text:p>
          </table:table-cell>
          <table:table-cell table:style-name="ce21" table:formula="of:=INFO.OBBA.OBBA.OBMAKE(&quot;date-&quot;&amp;COLUMN()&amp;&quot;-&quot;&amp;ROW();&quot;Date&quot;;[.F413])" office:value-type="string" office:string-value="date-8-413 &#10;[100383]">
            <text:p>date-8-413 <text:line-break/>[10038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13])" office:value-type="string" office:string-value="cal-9-413 &#10;[100387]">
            <text:p>cal-9-413 <text:line-break/>[10038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13])" office:value-type="string" office:string-value="cal-10-413 &#10;[100384]">
            <text:p>cal-10-413 <text:line-break/>[100384]</text:p>
          </table:table-cell>
          <table:table-cell/>
          <table:table-cell table:formula="of:=INFO.OBBA.OBBA.OBGET(INFO.OBBA.OBBA.OBCALL(&quot;&quot;;[.$B$15];&quot;getDaycountFraction&quot;;[.I413];[.J413]))" office:value-type="float" office:value="0.472222222222222">
            <text:p>0,472</text:p>
          </table:table-cell>
          <table:table-cell table:style-name="ce35" table:formula="of:=(YEARFRAC([.E413];[.F413];[.$C$9]))" office:value-type="float" office:value="0.472222222222222">
            <text:p>0,472</text:p>
          </table:table-cell>
          <table:table-cell table:formula="of:=ABS([.L413])-[.M41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6-03-11">
            <text:p>11.03.2016</text:p>
          </table:table-cell>
          <table:table-cell table:style-name="ce22" table:formula="of:=[.$C$11]+INT(RAND()*([.$C$12]-[.$C$11]))" office:value-type="date" office:date-value="1981-08-01">
            <text:p>01.08.1981</text:p>
          </table:table-cell>
          <table:table-cell table:style-name="ce21" table:formula="of:=INFO.OBBA.OBBA.OBMAKE(&quot;date-&quot;&amp;COLUMN()&amp;&quot;-&quot;&amp;ROW();&quot;Date&quot;;[.E414])" office:value-type="string" office:string-value="date-7-414 &#10;[100393]">
            <text:p>date-7-414 <text:line-break/>[100393]</text:p>
          </table:table-cell>
          <table:table-cell table:style-name="ce21" table:formula="of:=INFO.OBBA.OBBA.OBMAKE(&quot;date-&quot;&amp;COLUMN()&amp;&quot;-&quot;&amp;ROW();&quot;Date&quot;;[.F414])" office:value-type="string" office:string-value="date-8-414 &#10;[100390]">
            <text:p>date-8-414 <text:line-break/>[10039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14])" office:value-type="string" office:string-value="cal-9-414 &#10;[100394]">
            <text:p>cal-9-414 <text:line-break/>[10039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14])" office:value-type="string" office:string-value="cal-10-414 &#10;[100391]">
            <text:p>cal-10-414 <text:line-break/>[100391]</text:p>
          </table:table-cell>
          <table:table-cell/>
          <table:table-cell table:formula="of:=INFO.OBBA.OBBA.OBGET(INFO.OBBA.OBBA.OBCALL(&quot;&quot;;[.$B$15];&quot;getDaycountFraction&quot;;[.I414];[.J414]))" office:value-type="float" office:value="-35.1138888888889">
            <text:p>-35,114</text:p>
          </table:table-cell>
          <table:table-cell table:style-name="ce35" table:formula="of:=(YEARFRAC([.E414];[.F414];[.$C$9]))" office:value-type="float" office:value="35.1138888888889">
            <text:p>35,114</text:p>
          </table:table-cell>
          <table:table-cell table:formula="of:=ABS([.L414])-[.M41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8-12-25">
            <text:p>25.12.1988</text:p>
          </table:table-cell>
          <table:table-cell table:style-name="ce22" table:formula="of:=[.$C$11]+INT(RAND()*([.$C$12]-[.$C$11]))" office:value-type="date" office:date-value="2026-07-31">
            <text:p>31.07.2026</text:p>
          </table:table-cell>
          <table:table-cell table:style-name="ce21" table:formula="of:=INFO.OBBA.OBBA.OBMAKE(&quot;date-&quot;&amp;COLUMN()&amp;&quot;-&quot;&amp;ROW();&quot;Date&quot;;[.E415])" office:value-type="string" office:string-value="date-7-415 &#10;[100400]">
            <text:p>date-7-415 <text:line-break/>[100400]</text:p>
          </table:table-cell>
          <table:table-cell table:style-name="ce21" table:formula="of:=INFO.OBBA.OBBA.OBMAKE(&quot;date-&quot;&amp;COLUMN()&amp;&quot;-&quot;&amp;ROW();&quot;Date&quot;;[.F415])" office:value-type="string" office:string-value="date-8-415 &#10;[100397]">
            <text:p>date-8-415 <text:line-break/>[10039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15])" office:value-type="string" office:string-value="cal-9-415 &#10;[100401]">
            <text:p>cal-9-415 <text:line-break/>[10040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15])" office:value-type="string" office:string-value="cal-10-415 &#10;[100398]">
            <text:p>cal-10-415 <text:line-break/>[100398]</text:p>
          </table:table-cell>
          <table:table-cell/>
          <table:table-cell table:formula="of:=INFO.OBBA.OBBA.OBGET(INFO.OBBA.OBBA.OBCALL(&quot;&quot;;[.$B$15];&quot;getDaycountFraction&quot;;[.I415];[.J415]))" office:value-type="float" office:value="38.1444444444444">
            <text:p>38,144</text:p>
          </table:table-cell>
          <table:table-cell table:style-name="ce35" table:formula="of:=(YEARFRAC([.E415];[.F415];[.$C$9]))" office:value-type="float" office:value="38.1444444444444">
            <text:p>38,144</text:p>
          </table:table-cell>
          <table:table-cell table:formula="of:=ABS([.L415])-[.M41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9-01-02">
            <text:p>02.01.2019</text:p>
          </table:table-cell>
          <table:table-cell table:style-name="ce22" table:formula="of:=[.$C$11]+INT(RAND()*([.$C$12]-[.$C$11]))" office:value-type="date" office:date-value="2028-10-10">
            <text:p>10.10.2028</text:p>
          </table:table-cell>
          <table:table-cell table:style-name="ce21" table:formula="of:=INFO.OBBA.OBBA.OBMAKE(&quot;date-&quot;&amp;COLUMN()&amp;&quot;-&quot;&amp;ROW();&quot;Date&quot;;[.E416])" office:value-type="string" office:string-value="date-7-416 &#10;[100407]">
            <text:p>date-7-416 <text:line-break/>[100407]</text:p>
          </table:table-cell>
          <table:table-cell table:style-name="ce21" table:formula="of:=INFO.OBBA.OBBA.OBMAKE(&quot;date-&quot;&amp;COLUMN()&amp;&quot;-&quot;&amp;ROW();&quot;Date&quot;;[.F416])" office:value-type="string" office:string-value="date-8-416 &#10;[100404]">
            <text:p>date-8-416 <text:line-break/>[10040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16])" office:value-type="string" office:string-value="cal-9-416 &#10;[100408]">
            <text:p>cal-9-416 <text:line-break/>[10040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16])" office:value-type="string" office:string-value="cal-10-416 &#10;[100405]">
            <text:p>cal-10-416 <text:line-break/>[100405]</text:p>
          </table:table-cell>
          <table:table-cell/>
          <table:table-cell table:formula="of:=INFO.OBBA.OBBA.OBGET(INFO.OBBA.OBBA.OBCALL(&quot;&quot;;[.$B$15];&quot;getDaycountFraction&quot;;[.I416];[.J416]))" office:value-type="float" office:value="9.91388888888889">
            <text:p>9,914</text:p>
          </table:table-cell>
          <table:table-cell table:style-name="ce35" table:formula="of:=(YEARFRAC([.E416];[.F416];[.$C$9]))" office:value-type="float" office:value="9.91388888888889">
            <text:p>9,914</text:p>
          </table:table-cell>
          <table:table-cell table:formula="of:=ABS([.L416])-[.M41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4-01-28">
            <text:p>28.01.2014</text:p>
          </table:table-cell>
          <table:table-cell table:style-name="ce22" table:formula="of:=[.$C$11]+INT(RAND()*([.$C$12]-[.$C$11]))" office:value-type="date" office:date-value="2005-09-30">
            <text:p>30.09.2005</text:p>
          </table:table-cell>
          <table:table-cell table:style-name="ce21" table:formula="of:=INFO.OBBA.OBBA.OBMAKE(&quot;date-&quot;&amp;COLUMN()&amp;&quot;-&quot;&amp;ROW();&quot;Date&quot;;[.E417])" office:value-type="string" office:string-value="date-7-417 &#10;[100414]">
            <text:p>date-7-417 <text:line-break/>[100414]</text:p>
          </table:table-cell>
          <table:table-cell table:style-name="ce21" table:formula="of:=INFO.OBBA.OBBA.OBMAKE(&quot;date-&quot;&amp;COLUMN()&amp;&quot;-&quot;&amp;ROW();&quot;Date&quot;;[.F417])" office:value-type="string" office:string-value="date-8-417 &#10;[100411]">
            <text:p>date-8-417 <text:line-break/>[10041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17])" office:value-type="string" office:string-value="cal-9-417 &#10;[100415]">
            <text:p>cal-9-417 <text:line-break/>[10041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17])" office:value-type="string" office:string-value="cal-10-417 &#10;[100412]">
            <text:p>cal-10-417 <text:line-break/>[100412]</text:p>
          </table:table-cell>
          <table:table-cell/>
          <table:table-cell table:formula="of:=INFO.OBBA.OBBA.OBGET(INFO.OBBA.OBBA.OBCALL(&quot;&quot;;[.$B$15];&quot;getDaycountFraction&quot;;[.I417];[.J417]))" office:value-type="float" office:value="-8.45">
            <text:p>-8,450</text:p>
          </table:table-cell>
          <table:table-cell table:style-name="ce35" table:formula="of:=(YEARFRAC([.E417];[.F417];[.$C$9]))" office:value-type="float" office:value="8.45">
            <text:p>8,450</text:p>
          </table:table-cell>
          <table:table-cell table:formula="of:=ABS([.L417])-[.M41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9-05-27">
            <text:p>27.05.2019</text:p>
          </table:table-cell>
          <table:table-cell table:style-name="ce22" table:formula="of:=[.$C$11]+INT(RAND()*([.$C$12]-[.$C$11]))" office:value-type="date" office:date-value="2010-12-18">
            <text:p>18.12.2010</text:p>
          </table:table-cell>
          <table:table-cell table:style-name="ce21" table:formula="of:=INFO.OBBA.OBBA.OBMAKE(&quot;date-&quot;&amp;COLUMN()&amp;&quot;-&quot;&amp;ROW();&quot;Date&quot;;[.E418])" office:value-type="string" office:string-value="date-7-418 &#10;[100421]">
            <text:p>date-7-418 <text:line-break/>[100421]</text:p>
          </table:table-cell>
          <table:table-cell table:style-name="ce21" table:formula="of:=INFO.OBBA.OBBA.OBMAKE(&quot;date-&quot;&amp;COLUMN()&amp;&quot;-&quot;&amp;ROW();&quot;Date&quot;;[.F418])" office:value-type="string" office:string-value="date-8-418 &#10;[100418]">
            <text:p>date-8-418 <text:line-break/>[10041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18])" office:value-type="string" office:string-value="cal-9-418 &#10;[100422]">
            <text:p>cal-9-418 <text:line-break/>[10042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18])" office:value-type="string" office:string-value="cal-10-418 &#10;[100419]">
            <text:p>cal-10-418 <text:line-break/>[100419]</text:p>
          </table:table-cell>
          <table:table-cell/>
          <table:table-cell table:formula="of:=INFO.OBBA.OBBA.OBGET(INFO.OBBA.OBBA.OBCALL(&quot;&quot;;[.$B$15];&quot;getDaycountFraction&quot;;[.I418];[.J418]))" office:value-type="float" office:value="-8.56111111111111">
            <text:p>-8,561</text:p>
          </table:table-cell>
          <table:table-cell table:style-name="ce35" table:formula="of:=(YEARFRAC([.E418];[.F418];[.$C$9]))" office:value-type="float" office:value="8.56111111111111">
            <text:p>8,561</text:p>
          </table:table-cell>
          <table:table-cell table:formula="of:=ABS([.L418])-[.M41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4-02-08">
            <text:p>08.02.1984</text:p>
          </table:table-cell>
          <table:table-cell table:style-name="ce22" table:formula="of:=[.$C$11]+INT(RAND()*([.$C$12]-[.$C$11]))" office:value-type="date" office:date-value="2005-03-16">
            <text:p>16.03.2005</text:p>
          </table:table-cell>
          <table:table-cell table:style-name="ce21" table:formula="of:=INFO.OBBA.OBBA.OBMAKE(&quot;date-&quot;&amp;COLUMN()&amp;&quot;-&quot;&amp;ROW();&quot;Date&quot;;[.E419])" office:value-type="string" office:string-value="date-7-419 &#10;[100428]">
            <text:p>date-7-419 <text:line-break/>[100428]</text:p>
          </table:table-cell>
          <table:table-cell table:style-name="ce21" table:formula="of:=INFO.OBBA.OBBA.OBMAKE(&quot;date-&quot;&amp;COLUMN()&amp;&quot;-&quot;&amp;ROW();&quot;Date&quot;;[.F419])" office:value-type="string" office:string-value="date-8-419 &#10;[100425]">
            <text:p>date-8-419 <text:line-break/>[10042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19])" office:value-type="string" office:string-value="cal-9-419 &#10;[100429]">
            <text:p>cal-9-419 <text:line-break/>[10042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19])" office:value-type="string" office:string-value="cal-10-419 &#10;[100426]">
            <text:p>cal-10-419 <text:line-break/>[100426]</text:p>
          </table:table-cell>
          <table:table-cell/>
          <table:table-cell table:formula="of:=INFO.OBBA.OBBA.OBGET(INFO.OBBA.OBBA.OBCALL(&quot;&quot;;[.$B$15];&quot;getDaycountFraction&quot;;[.I419];[.J419]))" office:value-type="float" office:value="21.4083333333333">
            <text:p>21,408</text:p>
          </table:table-cell>
          <table:table-cell table:style-name="ce35" table:formula="of:=(YEARFRAC([.E419];[.F419];[.$C$9]))" office:value-type="float" office:value="21.4083333333333">
            <text:p>21,408</text:p>
          </table:table-cell>
          <table:table-cell table:formula="of:=ABS([.L419])-[.M41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4-08-20">
            <text:p>20.08.2014</text:p>
          </table:table-cell>
          <table:table-cell table:style-name="ce22" table:formula="of:=[.$C$11]+INT(RAND()*([.$C$12]-[.$C$11]))" office:value-type="date" office:date-value="2019-05-27">
            <text:p>27.05.2019</text:p>
          </table:table-cell>
          <table:table-cell table:style-name="ce21" table:formula="of:=INFO.OBBA.OBBA.OBMAKE(&quot;date-&quot;&amp;COLUMN()&amp;&quot;-&quot;&amp;ROW();&quot;Date&quot;;[.E420])" office:value-type="string" office:string-value="date-7-420 &#10;[100435]">
            <text:p>date-7-420 <text:line-break/>[100435]</text:p>
          </table:table-cell>
          <table:table-cell table:style-name="ce21" table:formula="of:=INFO.OBBA.OBBA.OBMAKE(&quot;date-&quot;&amp;COLUMN()&amp;&quot;-&quot;&amp;ROW();&quot;Date&quot;;[.F420])" office:value-type="string" office:string-value="date-8-420 &#10;[100432]">
            <text:p>date-8-420 <text:line-break/>[10043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20])" office:value-type="string" office:string-value="cal-9-420 &#10;[100436]">
            <text:p>cal-9-420 <text:line-break/>[10043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20])" office:value-type="string" office:string-value="cal-10-420 &#10;[100433]">
            <text:p>cal-10-420 <text:line-break/>[100433]</text:p>
          </table:table-cell>
          <table:table-cell/>
          <table:table-cell table:formula="of:=INFO.OBBA.OBBA.OBGET(INFO.OBBA.OBBA.OBCALL(&quot;&quot;;[.$B$15];&quot;getDaycountFraction&quot;;[.I420];[.J420]))" office:value-type="float" office:value="4.83611111111111">
            <text:p>4,836</text:p>
          </table:table-cell>
          <table:table-cell table:style-name="ce35" table:formula="of:=(YEARFRAC([.E420];[.F420];[.$C$9]))" office:value-type="float" office:value="4.83611111111111">
            <text:p>4,836</text:p>
          </table:table-cell>
          <table:table-cell table:formula="of:=ABS([.L420])-[.M42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5-10-17">
            <text:p>17.10.2015</text:p>
          </table:table-cell>
          <table:table-cell table:style-name="ce22" table:formula="of:=[.$C$11]+INT(RAND()*([.$C$12]-[.$C$11]))" office:value-type="date" office:date-value="1990-08-03">
            <text:p>03.08.1990</text:p>
          </table:table-cell>
          <table:table-cell table:style-name="ce21" table:formula="of:=INFO.OBBA.OBBA.OBMAKE(&quot;date-&quot;&amp;COLUMN()&amp;&quot;-&quot;&amp;ROW();&quot;Date&quot;;[.E421])" office:value-type="string" office:string-value="date-7-421 &#10;[100442]">
            <text:p>date-7-421 <text:line-break/>[100442]</text:p>
          </table:table-cell>
          <table:table-cell table:style-name="ce21" table:formula="of:=INFO.OBBA.OBBA.OBMAKE(&quot;date-&quot;&amp;COLUMN()&amp;&quot;-&quot;&amp;ROW();&quot;Date&quot;;[.F421])" office:value-type="string" office:string-value="date-8-421 &#10;[100439]">
            <text:p>date-8-421 <text:line-break/>[10043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21])" office:value-type="string" office:string-value="cal-9-421 &#10;[100443]">
            <text:p>cal-9-421 <text:line-break/>[10044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21])" office:value-type="string" office:string-value="cal-10-421 &#10;[100440]">
            <text:p>cal-10-421 <text:line-break/>[100440]</text:p>
          </table:table-cell>
          <table:table-cell/>
          <table:table-cell table:formula="of:=INFO.OBBA.OBBA.OBGET(INFO.OBBA.OBBA.OBCALL(&quot;&quot;;[.$B$15];&quot;getDaycountFraction&quot;;[.I421];[.J421]))" office:value-type="float" office:value="-25.5722222222222">
            <text:p>-25,572</text:p>
          </table:table-cell>
          <table:table-cell table:style-name="ce35" table:formula="of:=(YEARFRAC([.E421];[.F421];[.$C$9]))" office:value-type="float" office:value="25.5722222222222">
            <text:p>25,572</text:p>
          </table:table-cell>
          <table:table-cell table:formula="of:=ABS([.L421])-[.M42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7-07-26">
            <text:p>26.07.2027</text:p>
          </table:table-cell>
          <table:table-cell table:style-name="ce22" table:formula="of:=[.$C$11]+INT(RAND()*([.$C$12]-[.$C$11]))" office:value-type="date" office:date-value="1991-07-21">
            <text:p>21.07.1991</text:p>
          </table:table-cell>
          <table:table-cell table:style-name="ce21" table:formula="of:=INFO.OBBA.OBBA.OBMAKE(&quot;date-&quot;&amp;COLUMN()&amp;&quot;-&quot;&amp;ROW();&quot;Date&quot;;[.E422])" office:value-type="string" office:string-value="date-7-422 &#10;[100449]">
            <text:p>date-7-422 <text:line-break/>[100449]</text:p>
          </table:table-cell>
          <table:table-cell table:style-name="ce21" table:formula="of:=INFO.OBBA.OBBA.OBMAKE(&quot;date-&quot;&amp;COLUMN()&amp;&quot;-&quot;&amp;ROW();&quot;Date&quot;;[.F422])" office:value-type="string" office:string-value="date-8-422 &#10;[100446]">
            <text:p>date-8-422 <text:line-break/>[10044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22])" office:value-type="string" office:string-value="cal-9-422 &#10;[100450]">
            <text:p>cal-9-422 <text:line-break/>[10045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22])" office:value-type="string" office:string-value="cal-10-422 &#10;[100447]">
            <text:p>cal-10-422 <text:line-break/>[100447]</text:p>
          </table:table-cell>
          <table:table-cell/>
          <table:table-cell table:formula="of:=INFO.OBBA.OBBA.OBGET(INFO.OBBA.OBBA.OBCALL(&quot;&quot;;[.$B$15];&quot;getDaycountFraction&quot;;[.I422];[.J422]))" office:value-type="float" office:value="-36.5388888888889">
            <text:p>-36,539</text:p>
          </table:table-cell>
          <table:table-cell table:style-name="ce35" table:formula="of:=(YEARFRAC([.E422];[.F422];[.$C$9]))" office:value-type="float" office:value="36.5388888888889">
            <text:p>36,539</text:p>
          </table:table-cell>
          <table:table-cell table:formula="of:=ABS([.L422])-[.M42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0-01-17">
            <text:p>17.01.2020</text:p>
          </table:table-cell>
          <table:table-cell table:style-name="ce22" table:formula="of:=[.$C$11]+INT(RAND()*([.$C$12]-[.$C$11]))" office:value-type="date" office:date-value="1985-08-27">
            <text:p>27.08.1985</text:p>
          </table:table-cell>
          <table:table-cell table:style-name="ce21" table:formula="of:=INFO.OBBA.OBBA.OBMAKE(&quot;date-&quot;&amp;COLUMN()&amp;&quot;-&quot;&amp;ROW();&quot;Date&quot;;[.E423])" office:value-type="string" office:string-value="date-7-423 &#10;[100456]">
            <text:p>date-7-423 <text:line-break/>[100456]</text:p>
          </table:table-cell>
          <table:table-cell table:style-name="ce21" table:formula="of:=INFO.OBBA.OBBA.OBMAKE(&quot;date-&quot;&amp;COLUMN()&amp;&quot;-&quot;&amp;ROW();&quot;Date&quot;;[.F423])" office:value-type="string" office:string-value="date-8-423 &#10;[100453]">
            <text:p>date-8-423 <text:line-break/>[10045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23])" office:value-type="string" office:string-value="cal-9-423 &#10;[100457]">
            <text:p>cal-9-423 <text:line-break/>[10045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23])" office:value-type="string" office:string-value="cal-10-423 &#10;[100454]">
            <text:p>cal-10-423 <text:line-break/>[100454]</text:p>
          </table:table-cell>
          <table:table-cell/>
          <table:table-cell table:formula="of:=INFO.OBBA.OBBA.OBGET(INFO.OBBA.OBBA.OBCALL(&quot;&quot;;[.$B$15];&quot;getDaycountFraction&quot;;[.I423];[.J423]))" office:value-type="float" office:value="-34.8916666666667">
            <text:p>-34,892</text:p>
          </table:table-cell>
          <table:table-cell table:style-name="ce35" table:formula="of:=(YEARFRAC([.E423];[.F423];[.$C$9]))" office:value-type="float" office:value="34.8916666666667">
            <text:p>34,892</text:p>
          </table:table-cell>
          <table:table-cell table:formula="of:=ABS([.L423])-[.M42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9-01-09">
            <text:p>09.01.2019</text:p>
          </table:table-cell>
          <table:table-cell table:style-name="ce22" table:formula="of:=[.$C$11]+INT(RAND()*([.$C$12]-[.$C$11]))" office:value-type="date" office:date-value="1991-03-05">
            <text:p>05.03.1991</text:p>
          </table:table-cell>
          <table:table-cell table:style-name="ce21" table:formula="of:=INFO.OBBA.OBBA.OBMAKE(&quot;date-&quot;&amp;COLUMN()&amp;&quot;-&quot;&amp;ROW();&quot;Date&quot;;[.E424])" office:value-type="string" office:string-value="date-7-424 &#10;[100463]">
            <text:p>date-7-424 <text:line-break/>[100463]</text:p>
          </table:table-cell>
          <table:table-cell table:style-name="ce21" table:formula="of:=INFO.OBBA.OBBA.OBMAKE(&quot;date-&quot;&amp;COLUMN()&amp;&quot;-&quot;&amp;ROW();&quot;Date&quot;;[.F424])" office:value-type="string" office:string-value="date-8-424 &#10;[100460]">
            <text:p>date-8-424 <text:line-break/>[10046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24])" office:value-type="string" office:string-value="cal-9-424 &#10;[100464]">
            <text:p>cal-9-424 <text:line-break/>[10046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24])" office:value-type="string" office:string-value="cal-10-424 &#10;[100461]">
            <text:p>cal-10-424 <text:line-break/>[100461]</text:p>
          </table:table-cell>
          <table:table-cell/>
          <table:table-cell table:formula="of:=INFO.OBBA.OBBA.OBGET(INFO.OBBA.OBBA.OBCALL(&quot;&quot;;[.$B$15];&quot;getDaycountFraction&quot;;[.I424];[.J424]))" office:value-type="float" office:value="-28.2555555555556">
            <text:p>-28,256</text:p>
          </table:table-cell>
          <table:table-cell table:style-name="ce35" table:formula="of:=(YEARFRAC([.E424];[.F424];[.$C$9]))" office:value-type="float" office:value="28.2555555555556">
            <text:p>28,256</text:p>
          </table:table-cell>
          <table:table-cell table:formula="of:=ABS([.L424])-[.M42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6-12-30">
            <text:p>30.12.2026</text:p>
          </table:table-cell>
          <table:table-cell table:style-name="ce22" table:formula="of:=[.$C$11]+INT(RAND()*([.$C$12]-[.$C$11]))" office:value-type="date" office:date-value="2011-10-20">
            <text:p>20.10.2011</text:p>
          </table:table-cell>
          <table:table-cell table:style-name="ce21" table:formula="of:=INFO.OBBA.OBBA.OBMAKE(&quot;date-&quot;&amp;COLUMN()&amp;&quot;-&quot;&amp;ROW();&quot;Date&quot;;[.E425])" office:value-type="string" office:string-value="date-7-425 &#10;[100470]">
            <text:p>date-7-425 <text:line-break/>[100470]</text:p>
          </table:table-cell>
          <table:table-cell table:style-name="ce21" table:formula="of:=INFO.OBBA.OBBA.OBMAKE(&quot;date-&quot;&amp;COLUMN()&amp;&quot;-&quot;&amp;ROW();&quot;Date&quot;;[.F425])" office:value-type="string" office:string-value="date-8-425 &#10;[100467]">
            <text:p>date-8-425 <text:line-break/>[10046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25])" office:value-type="string" office:string-value="cal-9-425 &#10;[100471]">
            <text:p>cal-9-425 <text:line-break/>[10047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25])" office:value-type="string" office:string-value="cal-10-425 &#10;[100468]">
            <text:p>cal-10-425 <text:line-break/>[100468]</text:p>
          </table:table-cell>
          <table:table-cell/>
          <table:table-cell table:formula="of:=INFO.OBBA.OBBA.OBGET(INFO.OBBA.OBBA.OBCALL(&quot;&quot;;[.$B$15];&quot;getDaycountFraction&quot;;[.I425];[.J425]))" office:value-type="float" office:value="-15.4166666666667">
            <text:p>-15,417</text:p>
          </table:table-cell>
          <table:table-cell table:style-name="ce35" table:formula="of:=(YEARFRAC([.E425];[.F425];[.$C$9]))" office:value-type="float" office:value="15.4166666666667">
            <text:p>15,417</text:p>
          </table:table-cell>
          <table:table-cell table:formula="of:=ABS([.L425])-[.M42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5-04-28">
            <text:p>28.04.1985</text:p>
          </table:table-cell>
          <table:table-cell table:style-name="ce22" table:formula="of:=[.$C$11]+INT(RAND()*([.$C$12]-[.$C$11]))" office:value-type="date" office:date-value="2023-12-12">
            <text:p>12.12.2023</text:p>
          </table:table-cell>
          <table:table-cell table:style-name="ce21" table:formula="of:=INFO.OBBA.OBBA.OBMAKE(&quot;date-&quot;&amp;COLUMN()&amp;&quot;-&quot;&amp;ROW();&quot;Date&quot;;[.E426])" office:value-type="string" office:string-value="date-7-426 &#10;[100477]">
            <text:p>date-7-426 <text:line-break/>[100477]</text:p>
          </table:table-cell>
          <table:table-cell table:style-name="ce21" table:formula="of:=INFO.OBBA.OBBA.OBMAKE(&quot;date-&quot;&amp;COLUMN()&amp;&quot;-&quot;&amp;ROW();&quot;Date&quot;;[.F426])" office:value-type="string" office:string-value="date-8-426 &#10;[100474]">
            <text:p>date-8-426 <text:line-break/>[10047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26])" office:value-type="string" office:string-value="cal-9-426 &#10;[100478]">
            <text:p>cal-9-426 <text:line-break/>[10047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26])" office:value-type="string" office:string-value="cal-10-426 &#10;[100475]">
            <text:p>cal-10-426 <text:line-break/>[100475]</text:p>
          </table:table-cell>
          <table:table-cell/>
          <table:table-cell table:formula="of:=INFO.OBBA.OBBA.OBGET(INFO.OBBA.OBBA.OBCALL(&quot;&quot;;[.$B$15];&quot;getDaycountFraction&quot;;[.I426];[.J426]))" office:value-type="float" office:value="39.1861111111111">
            <text:p>39,186</text:p>
          </table:table-cell>
          <table:table-cell table:style-name="ce35" table:formula="of:=(YEARFRAC([.E426];[.F426];[.$C$9]))" office:value-type="float" office:value="39.1861111111111">
            <text:p>39,186</text:p>
          </table:table-cell>
          <table:table-cell table:formula="of:=ABS([.L426])-[.M42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5-11-29">
            <text:p>29.11.2025</text:p>
          </table:table-cell>
          <table:table-cell table:style-name="ce22" table:formula="of:=[.$C$11]+INT(RAND()*([.$C$12]-[.$C$11]))" office:value-type="date" office:date-value="1993-04-21">
            <text:p>21.04.1993</text:p>
          </table:table-cell>
          <table:table-cell table:style-name="ce21" table:formula="of:=INFO.OBBA.OBBA.OBMAKE(&quot;date-&quot;&amp;COLUMN()&amp;&quot;-&quot;&amp;ROW();&quot;Date&quot;;[.E427])" office:value-type="string" office:string-value="date-7-427 &#10;[100484]">
            <text:p>date-7-427 <text:line-break/>[100484]</text:p>
          </table:table-cell>
          <table:table-cell table:style-name="ce21" table:formula="of:=INFO.OBBA.OBBA.OBMAKE(&quot;date-&quot;&amp;COLUMN()&amp;&quot;-&quot;&amp;ROW();&quot;Date&quot;;[.F427])" office:value-type="string" office:string-value="date-8-427 &#10;[100481]">
            <text:p>date-8-427 <text:line-break/>[10048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27])" office:value-type="string" office:string-value="cal-9-427 &#10;[100485]">
            <text:p>cal-9-427 <text:line-break/>[10048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27])" office:value-type="string" office:string-value="cal-10-427 &#10;[100482]">
            <text:p>cal-10-427 <text:line-break/>[100482]</text:p>
          </table:table-cell>
          <table:table-cell/>
          <table:table-cell table:formula="of:=INFO.OBBA.OBBA.OBGET(INFO.OBBA.OBBA.OBCALL(&quot;&quot;;[.$B$15];&quot;getDaycountFraction&quot;;[.I427];[.J427]))" office:value-type="float" office:value="-33.0833333333333">
            <text:p>-33,083</text:p>
          </table:table-cell>
          <table:table-cell table:style-name="ce35" table:formula="of:=(YEARFRAC([.E427];[.F427];[.$C$9]))" office:value-type="float" office:value="33.0833333333333">
            <text:p>33,083</text:p>
          </table:table-cell>
          <table:table-cell table:formula="of:=ABS([.L427])-[.M42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5-12-11">
            <text:p>11.12.1995</text:p>
          </table:table-cell>
          <table:table-cell table:style-name="ce22" table:formula="of:=[.$C$11]+INT(RAND()*([.$C$12]-[.$C$11]))" office:value-type="date" office:date-value="2008-04-01">
            <text:p>01.04.2008</text:p>
          </table:table-cell>
          <table:table-cell table:style-name="ce21" table:formula="of:=INFO.OBBA.OBBA.OBMAKE(&quot;date-&quot;&amp;COLUMN()&amp;&quot;-&quot;&amp;ROW();&quot;Date&quot;;[.E428])" office:value-type="string" office:string-value="date-7-428 &#10;[100491]">
            <text:p>date-7-428 <text:line-break/>[100491]</text:p>
          </table:table-cell>
          <table:table-cell table:style-name="ce21" table:formula="of:=INFO.OBBA.OBBA.OBMAKE(&quot;date-&quot;&amp;COLUMN()&amp;&quot;-&quot;&amp;ROW();&quot;Date&quot;;[.F428])" office:value-type="string" office:string-value="date-8-428 &#10;[100488]">
            <text:p>date-8-428 <text:line-break/>[10048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28])" office:value-type="string" office:string-value="cal-9-428 &#10;[100492]">
            <text:p>cal-9-428 <text:line-break/>[10049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28])" office:value-type="string" office:string-value="cal-10-428 &#10;[100489]">
            <text:p>cal-10-428 <text:line-break/>[100489]</text:p>
          </table:table-cell>
          <table:table-cell/>
          <table:table-cell table:formula="of:=INFO.OBBA.OBBA.OBGET(INFO.OBBA.OBBA.OBCALL(&quot;&quot;;[.$B$15];&quot;getDaycountFraction&quot;;[.I428];[.J428]))" office:value-type="float" office:value="12.4861111111111">
            <text:p>12,486</text:p>
          </table:table-cell>
          <table:table-cell table:style-name="ce35" table:formula="of:=(YEARFRAC([.E428];[.F428];[.$C$9]))" office:value-type="float" office:value="12.4861111111111">
            <text:p>12,486</text:p>
          </table:table-cell>
          <table:table-cell table:formula="of:=ABS([.L428])-[.M42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5-12-23">
            <text:p>23.12.2015</text:p>
          </table:table-cell>
          <table:table-cell table:style-name="ce22" table:formula="of:=[.$C$11]+INT(RAND()*([.$C$12]-[.$C$11]))" office:value-type="date" office:date-value="1999-09-17">
            <text:p>17.09.1999</text:p>
          </table:table-cell>
          <table:table-cell table:style-name="ce21" table:formula="of:=INFO.OBBA.OBBA.OBMAKE(&quot;date-&quot;&amp;COLUMN()&amp;&quot;-&quot;&amp;ROW();&quot;Date&quot;;[.E429])" office:value-type="string" office:string-value="date-7-429 &#10;[100498]">
            <text:p>date-7-429 <text:line-break/>[100498]</text:p>
          </table:table-cell>
          <table:table-cell table:style-name="ce21" table:formula="of:=INFO.OBBA.OBBA.OBMAKE(&quot;date-&quot;&amp;COLUMN()&amp;&quot;-&quot;&amp;ROW();&quot;Date&quot;;[.F429])" office:value-type="string" office:string-value="date-8-429 &#10;[100495]">
            <text:p>date-8-429 <text:line-break/>[10049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29])" office:value-type="string" office:string-value="cal-9-429 &#10;[100499]">
            <text:p>cal-9-429 <text:line-break/>[10049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29])" office:value-type="string" office:string-value="cal-10-429 &#10;[100496]">
            <text:p>cal-10-429 <text:line-break/>[100496]</text:p>
          </table:table-cell>
          <table:table-cell/>
          <table:table-cell table:formula="of:=INFO.OBBA.OBBA.OBGET(INFO.OBBA.OBBA.OBCALL(&quot;&quot;;[.$B$15];&quot;getDaycountFraction&quot;;[.I429];[.J429]))" office:value-type="float" office:value="-16.5027777777778">
            <text:p>-16,503</text:p>
          </table:table-cell>
          <table:table-cell table:style-name="ce35" table:formula="of:=(YEARFRAC([.E429];[.F429];[.$C$9]))" office:value-type="float" office:value="16.5027777777778">
            <text:p>16,503</text:p>
          </table:table-cell>
          <table:table-cell table:formula="of:=ABS([.L429])-[.M42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2-04-25">
            <text:p>25.04.1992</text:p>
          </table:table-cell>
          <table:table-cell table:style-name="ce22" table:formula="of:=[.$C$11]+INT(RAND()*([.$C$12]-[.$C$11]))" office:value-type="date" office:date-value="2006-03-30">
            <text:p>30.03.2006</text:p>
          </table:table-cell>
          <table:table-cell table:style-name="ce21" table:formula="of:=INFO.OBBA.OBBA.OBMAKE(&quot;date-&quot;&amp;COLUMN()&amp;&quot;-&quot;&amp;ROW();&quot;Date&quot;;[.E430])" office:value-type="string" office:string-value="date-7-430 &#10;[100505]">
            <text:p>date-7-430 <text:line-break/>[100505]</text:p>
          </table:table-cell>
          <table:table-cell table:style-name="ce21" table:formula="of:=INFO.OBBA.OBBA.OBMAKE(&quot;date-&quot;&amp;COLUMN()&amp;&quot;-&quot;&amp;ROW();&quot;Date&quot;;[.F430])" office:value-type="string" office:string-value="date-8-430 &#10;[100502]">
            <text:p>date-8-430 <text:line-break/>[10050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30])" office:value-type="string" office:string-value="cal-9-430 &#10;[100506]">
            <text:p>cal-9-430 <text:line-break/>[10050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30])" office:value-type="string" office:string-value="cal-10-430 &#10;[100503]">
            <text:p>cal-10-430 <text:line-break/>[100503]</text:p>
          </table:table-cell>
          <table:table-cell/>
          <table:table-cell table:formula="of:=INFO.OBBA.OBBA.OBGET(INFO.OBBA.OBBA.OBCALL(&quot;&quot;;[.$B$15];&quot;getDaycountFraction&quot;;[.I430];[.J430]))" office:value-type="float" office:value="14.1305555555556">
            <text:p>14,131</text:p>
          </table:table-cell>
          <table:table-cell table:style-name="ce35" table:formula="of:=(YEARFRAC([.E430];[.F430];[.$C$9]))" office:value-type="float" office:value="14.1305555555556">
            <text:p>14,131</text:p>
          </table:table-cell>
          <table:table-cell table:formula="of:=ABS([.L430])-[.M43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8-01-15">
            <text:p>15.01.2018</text:p>
          </table:table-cell>
          <table:table-cell table:style-name="ce22" table:formula="of:=[.$C$11]+INT(RAND()*([.$C$12]-[.$C$11]))" office:value-type="date" office:date-value="1983-10-23">
            <text:p>23.10.1983</text:p>
          </table:table-cell>
          <table:table-cell table:style-name="ce21" table:formula="of:=INFO.OBBA.OBBA.OBMAKE(&quot;date-&quot;&amp;COLUMN()&amp;&quot;-&quot;&amp;ROW();&quot;Date&quot;;[.E431])" office:value-type="string" office:string-value="date-7-431 &#10;[100512]">
            <text:p>date-7-431 <text:line-break/>[100512]</text:p>
          </table:table-cell>
          <table:table-cell table:style-name="ce21" table:formula="of:=INFO.OBBA.OBBA.OBMAKE(&quot;date-&quot;&amp;COLUMN()&amp;&quot;-&quot;&amp;ROW();&quot;Date&quot;;[.F431])" office:value-type="string" office:string-value="date-8-431 &#10;[100509]">
            <text:p>date-8-431 <text:line-break/>[10050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31])" office:value-type="string" office:string-value="cal-9-431 &#10;[100513]">
            <text:p>cal-9-431 <text:line-break/>[10051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31])" office:value-type="string" office:string-value="cal-10-431 &#10;[100510]">
            <text:p>cal-10-431 <text:line-break/>[100510]</text:p>
          </table:table-cell>
          <table:table-cell/>
          <table:table-cell table:formula="of:=INFO.OBBA.OBBA.OBGET(INFO.OBBA.OBBA.OBCALL(&quot;&quot;;[.$B$15];&quot;getDaycountFraction&quot;;[.I431];[.J431]))" office:value-type="float" office:value="-34.7305555555556">
            <text:p>-34,731</text:p>
          </table:table-cell>
          <table:table-cell table:style-name="ce35" table:formula="of:=(YEARFRAC([.E431];[.F431];[.$C$9]))" office:value-type="float" office:value="34.7305555555556">
            <text:p>34,731</text:p>
          </table:table-cell>
          <table:table-cell table:formula="of:=ABS([.L431])-[.M43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9-05-16">
            <text:p>16.05.2029</text:p>
          </table:table-cell>
          <table:table-cell table:style-name="ce22" table:formula="of:=[.$C$11]+INT(RAND()*([.$C$12]-[.$C$11]))" office:value-type="date" office:date-value="1996-09-26">
            <text:p>26.09.1996</text:p>
          </table:table-cell>
          <table:table-cell table:style-name="ce21" table:formula="of:=INFO.OBBA.OBBA.OBMAKE(&quot;date-&quot;&amp;COLUMN()&amp;&quot;-&quot;&amp;ROW();&quot;Date&quot;;[.E432])" office:value-type="string" office:string-value="date-7-432 &#10;[100519]">
            <text:p>date-7-432 <text:line-break/>[100519]</text:p>
          </table:table-cell>
          <table:table-cell table:style-name="ce21" table:formula="of:=INFO.OBBA.OBBA.OBMAKE(&quot;date-&quot;&amp;COLUMN()&amp;&quot;-&quot;&amp;ROW();&quot;Date&quot;;[.F432])" office:value-type="string" office:string-value="date-8-432 &#10;[100516]">
            <text:p>date-8-432 <text:line-break/>[10051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32])" office:value-type="string" office:string-value="cal-9-432 &#10;[100520]">
            <text:p>cal-9-432 <text:line-break/>[10052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32])" office:value-type="string" office:string-value="cal-10-432 &#10;[100517]">
            <text:p>cal-10-432 <text:line-break/>[100517]</text:p>
          </table:table-cell>
          <table:table-cell/>
          <table:table-cell table:formula="of:=INFO.OBBA.OBBA.OBGET(INFO.OBBA.OBBA.OBCALL(&quot;&quot;;[.$B$15];&quot;getDaycountFraction&quot;;[.I432];[.J432]))" office:value-type="float" office:value="-33.1111111111111">
            <text:p>-33,111</text:p>
          </table:table-cell>
          <table:table-cell table:style-name="ce35" table:formula="of:=(YEARFRAC([.E432];[.F432];[.$C$9]))" office:value-type="float" office:value="33.1111111111111">
            <text:p>33,111</text:p>
          </table:table-cell>
          <table:table-cell table:formula="of:=ABS([.L432])-[.M43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9-02-14">
            <text:p>14.02.1989</text:p>
          </table:table-cell>
          <table:table-cell table:style-name="ce22" table:formula="of:=[.$C$11]+INT(RAND()*([.$C$12]-[.$C$11]))" office:value-type="date" office:date-value="2021-08-17">
            <text:p>17.08.2021</text:p>
          </table:table-cell>
          <table:table-cell table:style-name="ce21" table:formula="of:=INFO.OBBA.OBBA.OBMAKE(&quot;date-&quot;&amp;COLUMN()&amp;&quot;-&quot;&amp;ROW();&quot;Date&quot;;[.E433])" office:value-type="string" office:string-value="date-7-433 &#10;[100526]">
            <text:p>date-7-433 <text:line-break/>[100526]</text:p>
          </table:table-cell>
          <table:table-cell table:style-name="ce21" table:formula="of:=INFO.OBBA.OBBA.OBMAKE(&quot;date-&quot;&amp;COLUMN()&amp;&quot;-&quot;&amp;ROW();&quot;Date&quot;;[.F433])" office:value-type="string" office:string-value="date-8-433 &#10;[100523]">
            <text:p>date-8-433 <text:line-break/>[10052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33])" office:value-type="string" office:string-value="cal-9-433 &#10;[100527]">
            <text:p>cal-9-433 <text:line-break/>[10052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33])" office:value-type="string" office:string-value="cal-10-433 &#10;[100524]">
            <text:p>cal-10-433 <text:line-break/>[100524]</text:p>
          </table:table-cell>
          <table:table-cell/>
          <table:table-cell table:formula="of:=INFO.OBBA.OBBA.OBGET(INFO.OBBA.OBBA.OBCALL(&quot;&quot;;[.$B$15];&quot;getDaycountFraction&quot;;[.I433];[.J433]))" office:value-type="float" office:value="32.9777777777778">
            <text:p>32,978</text:p>
          </table:table-cell>
          <table:table-cell table:style-name="ce35" table:formula="of:=(YEARFRAC([.E433];[.F433];[.$C$9]))" office:value-type="float" office:value="32.9777777777778">
            <text:p>32,978</text:p>
          </table:table-cell>
          <table:table-cell table:formula="of:=ABS([.L433])-[.M43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0-08-03">
            <text:p>03.08.2000</text:p>
          </table:table-cell>
          <table:table-cell table:style-name="ce22" table:formula="of:=[.$C$11]+INT(RAND()*([.$C$12]-[.$C$11]))" office:value-type="date" office:date-value="2016-07-31">
            <text:p>31.07.2016</text:p>
          </table:table-cell>
          <table:table-cell table:style-name="ce21" table:formula="of:=INFO.OBBA.OBBA.OBMAKE(&quot;date-&quot;&amp;COLUMN()&amp;&quot;-&quot;&amp;ROW();&quot;Date&quot;;[.E434])" office:value-type="string" office:string-value="date-7-434 &#10;[100533]">
            <text:p>date-7-434 <text:line-break/>[100533]</text:p>
          </table:table-cell>
          <table:table-cell table:style-name="ce21" table:formula="of:=INFO.OBBA.OBBA.OBMAKE(&quot;date-&quot;&amp;COLUMN()&amp;&quot;-&quot;&amp;ROW();&quot;Date&quot;;[.F434])" office:value-type="string" office:string-value="date-8-434 &#10;[100530]">
            <text:p>date-8-434 <text:line-break/>[10053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34])" office:value-type="string" office:string-value="cal-9-434 &#10;[100534]">
            <text:p>cal-9-434 <text:line-break/>[10053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34])" office:value-type="string" office:string-value="cal-10-434 &#10;[100531]">
            <text:p>cal-10-434 <text:line-break/>[100531]</text:p>
          </table:table-cell>
          <table:table-cell/>
          <table:table-cell table:formula="of:=INFO.OBBA.OBBA.OBGET(INFO.OBBA.OBBA.OBCALL(&quot;&quot;;[.$B$15];&quot;getDaycountFraction&quot;;[.I434];[.J434]))" office:value-type="float" office:value="16.225">
            <text:p>16,225</text:p>
          </table:table-cell>
          <table:table-cell table:style-name="ce35" table:formula="of:=(YEARFRAC([.E434];[.F434];[.$C$9]))" office:value-type="float" office:value="16.225">
            <text:p>16,225</text:p>
          </table:table-cell>
          <table:table-cell table:formula="of:=ABS([.L434])-[.M43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7-05-07">
            <text:p>07.05.2017</text:p>
          </table:table-cell>
          <table:table-cell table:style-name="ce22" table:formula="of:=[.$C$11]+INT(RAND()*([.$C$12]-[.$C$11]))" office:value-type="date" office:date-value="1983-10-12">
            <text:p>12.10.1983</text:p>
          </table:table-cell>
          <table:table-cell table:style-name="ce21" table:formula="of:=INFO.OBBA.OBBA.OBMAKE(&quot;date-&quot;&amp;COLUMN()&amp;&quot;-&quot;&amp;ROW();&quot;Date&quot;;[.E435])" office:value-type="string" office:string-value="date-7-435 &#10;[100540]">
            <text:p>date-7-435 <text:line-break/>[100540]</text:p>
          </table:table-cell>
          <table:table-cell table:style-name="ce21" table:formula="of:=INFO.OBBA.OBBA.OBMAKE(&quot;date-&quot;&amp;COLUMN()&amp;&quot;-&quot;&amp;ROW();&quot;Date&quot;;[.F435])" office:value-type="string" office:string-value="date-8-435 &#10;[100537]">
            <text:p>date-8-435 <text:line-break/>[10053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35])" office:value-type="string" office:string-value="cal-9-435 &#10;[100541]">
            <text:p>cal-9-435 <text:line-break/>[10054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35])" office:value-type="string" office:string-value="cal-10-435 &#10;[100538]">
            <text:p>cal-10-435 <text:line-break/>[100538]</text:p>
          </table:table-cell>
          <table:table-cell/>
          <table:table-cell table:formula="of:=INFO.OBBA.OBBA.OBGET(INFO.OBBA.OBBA.OBCALL(&quot;&quot;;[.$B$15];&quot;getDaycountFraction&quot;;[.I435];[.J435]))" office:value-type="float" office:value="-34.0583333333333">
            <text:p>-34,058</text:p>
          </table:table-cell>
          <table:table-cell table:style-name="ce35" table:formula="of:=(YEARFRAC([.E435];[.F435];[.$C$9]))" office:value-type="float" office:value="34.0583333333333">
            <text:p>34,058</text:p>
          </table:table-cell>
          <table:table-cell table:formula="of:=ABS([.L435])-[.M43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3-10-31">
            <text:p>31.10.2003</text:p>
          </table:table-cell>
          <table:table-cell table:style-name="ce22" table:formula="of:=[.$C$11]+INT(RAND()*([.$C$12]-[.$C$11]))" office:value-type="date" office:date-value="2008-05-21">
            <text:p>21.05.2008</text:p>
          </table:table-cell>
          <table:table-cell table:style-name="ce21" table:formula="of:=INFO.OBBA.OBBA.OBMAKE(&quot;date-&quot;&amp;COLUMN()&amp;&quot;-&quot;&amp;ROW();&quot;Date&quot;;[.E436])" office:value-type="string" office:string-value="date-7-436 &#10;[100547]">
            <text:p>date-7-436 <text:line-break/>[100547]</text:p>
          </table:table-cell>
          <table:table-cell table:style-name="ce21" table:formula="of:=INFO.OBBA.OBBA.OBMAKE(&quot;date-&quot;&amp;COLUMN()&amp;&quot;-&quot;&amp;ROW();&quot;Date&quot;;[.F436])" office:value-type="string" office:string-value="date-8-436 &#10;[100544]">
            <text:p>date-8-436 <text:line-break/>[10054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36])" office:value-type="string" office:string-value="cal-9-436 &#10;[100548]">
            <text:p>cal-9-436 <text:line-break/>[10054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36])" office:value-type="string" office:string-value="cal-10-436 &#10;[100545]">
            <text:p>cal-10-436 <text:line-break/>[100545]</text:p>
          </table:table-cell>
          <table:table-cell/>
          <table:table-cell table:formula="of:=INFO.OBBA.OBBA.OBGET(INFO.OBBA.OBBA.OBCALL(&quot;&quot;;[.$B$15];&quot;getDaycountFraction&quot;;[.I436];[.J436]))" office:value-type="float" office:value="4.62222222222222">
            <text:p>4,622</text:p>
          </table:table-cell>
          <table:table-cell table:style-name="ce35" table:formula="of:=(YEARFRAC([.E436];[.F436];[.$C$9]))" office:value-type="float" office:value="4.62222222222222">
            <text:p>4,622</text:p>
          </table:table-cell>
          <table:table-cell table:formula="of:=ABS([.L436])-[.M43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0-01-13">
            <text:p>13.01.1980</text:p>
          </table:table-cell>
          <table:table-cell table:style-name="ce22" table:formula="of:=[.$C$11]+INT(RAND()*([.$C$12]-[.$C$11]))" office:value-type="date" office:date-value="2012-09-02">
            <text:p>02.09.2012</text:p>
          </table:table-cell>
          <table:table-cell table:style-name="ce21" table:formula="of:=INFO.OBBA.OBBA.OBMAKE(&quot;date-&quot;&amp;COLUMN()&amp;&quot;-&quot;&amp;ROW();&quot;Date&quot;;[.E437])" office:value-type="string" office:string-value="date-7-437 &#10;[100554]">
            <text:p>date-7-437 <text:line-break/>[100554]</text:p>
          </table:table-cell>
          <table:table-cell table:style-name="ce21" table:formula="of:=INFO.OBBA.OBBA.OBMAKE(&quot;date-&quot;&amp;COLUMN()&amp;&quot;-&quot;&amp;ROW();&quot;Date&quot;;[.F437])" office:value-type="string" office:string-value="date-8-437 &#10;[100551]">
            <text:p>date-8-437 <text:line-break/>[10055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37])" office:value-type="string" office:string-value="cal-9-437 &#10;[100555]">
            <text:p>cal-9-437 <text:line-break/>[10055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37])" office:value-type="string" office:string-value="cal-10-437 &#10;[100552]">
            <text:p>cal-10-437 <text:line-break/>[100552]</text:p>
          </table:table-cell>
          <table:table-cell/>
          <table:table-cell table:formula="of:=INFO.OBBA.OBBA.OBGET(INFO.OBBA.OBBA.OBCALL(&quot;&quot;;[.$B$15];&quot;getDaycountFraction&quot;;[.I437];[.J437]))" office:value-type="float" office:value="33.1138888888889">
            <text:p>33,114</text:p>
          </table:table-cell>
          <table:table-cell table:style-name="ce35" table:formula="of:=(YEARFRAC([.E437];[.F437];[.$C$9]))" office:value-type="float" office:value="33.1138888888889">
            <text:p>33,114</text:p>
          </table:table-cell>
          <table:table-cell table:formula="of:=ABS([.L437])-[.M43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6-05-03">
            <text:p>03.05.1996</text:p>
          </table:table-cell>
          <table:table-cell table:style-name="ce22" table:formula="of:=[.$C$11]+INT(RAND()*([.$C$12]-[.$C$11]))" office:value-type="date" office:date-value="2004-06-13">
            <text:p>13.06.2004</text:p>
          </table:table-cell>
          <table:table-cell table:style-name="ce21" table:formula="of:=INFO.OBBA.OBBA.OBMAKE(&quot;date-&quot;&amp;COLUMN()&amp;&quot;-&quot;&amp;ROW();&quot;Date&quot;;[.E438])" office:value-type="string" office:string-value="date-7-438 &#10;[100561]">
            <text:p>date-7-438 <text:line-break/>[100561]</text:p>
          </table:table-cell>
          <table:table-cell table:style-name="ce21" table:formula="of:=INFO.OBBA.OBBA.OBMAKE(&quot;date-&quot;&amp;COLUMN()&amp;&quot;-&quot;&amp;ROW();&quot;Date&quot;;[.F438])" office:value-type="string" office:string-value="date-8-438 &#10;[100558]">
            <text:p>date-8-438 <text:line-break/>[10055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38])" office:value-type="string" office:string-value="cal-9-438 &#10;[100562]">
            <text:p>cal-9-438 <text:line-break/>[10056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38])" office:value-type="string" office:string-value="cal-10-438 &#10;[100559]">
            <text:p>cal-10-438 <text:line-break/>[100559]</text:p>
          </table:table-cell>
          <table:table-cell/>
          <table:table-cell table:formula="of:=INFO.OBBA.OBBA.OBGET(INFO.OBBA.OBBA.OBCALL(&quot;&quot;;[.$B$15];&quot;getDaycountFraction&quot;;[.I438];[.J438]))" office:value-type="float" office:value="8.23055555555556">
            <text:p>8,231</text:p>
          </table:table-cell>
          <table:table-cell table:style-name="ce35" table:formula="of:=(YEARFRAC([.E438];[.F438];[.$C$9]))" office:value-type="float" office:value="8.23055555555556">
            <text:p>8,231</text:p>
          </table:table-cell>
          <table:table-cell table:formula="of:=ABS([.L438])-[.M43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6-06-20">
            <text:p>20.06.2026</text:p>
          </table:table-cell>
          <table:table-cell table:style-name="ce22" table:formula="of:=[.$C$11]+INT(RAND()*([.$C$12]-[.$C$11]))" office:value-type="date" office:date-value="1994-05-06">
            <text:p>06.05.1994</text:p>
          </table:table-cell>
          <table:table-cell table:style-name="ce21" table:formula="of:=INFO.OBBA.OBBA.OBMAKE(&quot;date-&quot;&amp;COLUMN()&amp;&quot;-&quot;&amp;ROW();&quot;Date&quot;;[.E439])" office:value-type="string" office:string-value="date-7-439 &#10;[100568]">
            <text:p>date-7-439 <text:line-break/>[100568]</text:p>
          </table:table-cell>
          <table:table-cell table:style-name="ce21" table:formula="of:=INFO.OBBA.OBBA.OBMAKE(&quot;date-&quot;&amp;COLUMN()&amp;&quot;-&quot;&amp;ROW();&quot;Date&quot;;[.F439])" office:value-type="string" office:string-value="date-8-439 &#10;[100565]">
            <text:p>date-8-439 <text:line-break/>[10056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39])" office:value-type="string" office:string-value="cal-9-439 &#10;[100569]">
            <text:p>cal-9-439 <text:line-break/>[10056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39])" office:value-type="string" office:string-value="cal-10-439 &#10;[100566]">
            <text:p>cal-10-439 <text:line-break/>[100566]</text:p>
          </table:table-cell>
          <table:table-cell/>
          <table:table-cell table:formula="of:=INFO.OBBA.OBBA.OBGET(INFO.OBBA.OBBA.OBCALL(&quot;&quot;;[.$B$15];&quot;getDaycountFraction&quot;;[.I439];[.J439]))" office:value-type="float" office:value="-32.5916666666667">
            <text:p>-32,592</text:p>
          </table:table-cell>
          <table:table-cell table:style-name="ce35" table:formula="of:=(YEARFRAC([.E439];[.F439];[.$C$9]))" office:value-type="float" office:value="32.5916666666667">
            <text:p>32,592</text:p>
          </table:table-cell>
          <table:table-cell table:formula="of:=ABS([.L439])-[.M43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3-01-05">
            <text:p>05.01.2023</text:p>
          </table:table-cell>
          <table:table-cell table:style-name="ce22" table:formula="of:=[.$C$11]+INT(RAND()*([.$C$12]-[.$C$11]))" office:value-type="date" office:date-value="1991-12-06">
            <text:p>06.12.1991</text:p>
          </table:table-cell>
          <table:table-cell table:style-name="ce21" table:formula="of:=INFO.OBBA.OBBA.OBMAKE(&quot;date-&quot;&amp;COLUMN()&amp;&quot;-&quot;&amp;ROW();&quot;Date&quot;;[.E440])" office:value-type="string" office:string-value="date-7-440 &#10;[100575]">
            <text:p>date-7-440 <text:line-break/>[100575]</text:p>
          </table:table-cell>
          <table:table-cell table:style-name="ce21" table:formula="of:=INFO.OBBA.OBBA.OBMAKE(&quot;date-&quot;&amp;COLUMN()&amp;&quot;-&quot;&amp;ROW();&quot;Date&quot;;[.F440])" office:value-type="string" office:string-value="date-8-440 &#10;[100572]">
            <text:p>date-8-440 <text:line-break/>[10057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40])" office:value-type="string" office:string-value="cal-9-440 &#10;[100576]">
            <text:p>cal-9-440 <text:line-break/>[10057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40])" office:value-type="string" office:string-value="cal-10-440 &#10;[100573]">
            <text:p>cal-10-440 <text:line-break/>[100573]</text:p>
          </table:table-cell>
          <table:table-cell/>
          <table:table-cell table:formula="of:=INFO.OBBA.OBBA.OBGET(INFO.OBBA.OBBA.OBCALL(&quot;&quot;;[.$B$15];&quot;getDaycountFraction&quot;;[.I440];[.J440]))" office:value-type="float" office:value="-31.5361111111111">
            <text:p>-31,536</text:p>
          </table:table-cell>
          <table:table-cell table:style-name="ce35" table:formula="of:=(YEARFRAC([.E440];[.F440];[.$C$9]))" office:value-type="float" office:value="31.5361111111111">
            <text:p>31,536</text:p>
          </table:table-cell>
          <table:table-cell table:formula="of:=ABS([.L440])-[.M44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3-08-20">
            <text:p>20.08.2003</text:p>
          </table:table-cell>
          <table:table-cell table:style-name="ce22" table:formula="of:=[.$C$11]+INT(RAND()*([.$C$12]-[.$C$11]))" office:value-type="date" office:date-value="1982-05-03">
            <text:p>03.05.1982</text:p>
          </table:table-cell>
          <table:table-cell table:style-name="ce21" table:formula="of:=INFO.OBBA.OBBA.OBMAKE(&quot;date-&quot;&amp;COLUMN()&amp;&quot;-&quot;&amp;ROW();&quot;Date&quot;;[.E441])" office:value-type="string" office:string-value="date-7-441 &#10;[100582]">
            <text:p>date-7-441 <text:line-break/>[100582]</text:p>
          </table:table-cell>
          <table:table-cell table:style-name="ce21" table:formula="of:=INFO.OBBA.OBBA.OBMAKE(&quot;date-&quot;&amp;COLUMN()&amp;&quot;-&quot;&amp;ROW();&quot;Date&quot;;[.F441])" office:value-type="string" office:string-value="date-8-441 &#10;[100579]">
            <text:p>date-8-441 <text:line-break/>[10057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41])" office:value-type="string" office:string-value="cal-9-441 &#10;[100583]">
            <text:p>cal-9-441 <text:line-break/>[10058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41])" office:value-type="string" office:string-value="cal-10-441 &#10;[100580]">
            <text:p>cal-10-441 <text:line-break/>[100580]</text:p>
          </table:table-cell>
          <table:table-cell/>
          <table:table-cell table:formula="of:=INFO.OBBA.OBBA.OBGET(INFO.OBBA.OBBA.OBCALL(&quot;&quot;;[.$B$15];&quot;getDaycountFraction&quot;;[.I441];[.J441]))" office:value-type="float" office:value="-21.6083333333333">
            <text:p>-21,608</text:p>
          </table:table-cell>
          <table:table-cell table:style-name="ce35" table:formula="of:=(YEARFRAC([.E441];[.F441];[.$C$9]))" office:value-type="float" office:value="21.6083333333333">
            <text:p>21,608</text:p>
          </table:table-cell>
          <table:table-cell table:formula="of:=ABS([.L441])-[.M44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2-04-22">
            <text:p>22.04.2002</text:p>
          </table:table-cell>
          <table:table-cell table:style-name="ce22" table:formula="of:=[.$C$11]+INT(RAND()*([.$C$12]-[.$C$11]))" office:value-type="date" office:date-value="2003-11-19">
            <text:p>19.11.2003</text:p>
          </table:table-cell>
          <table:table-cell table:style-name="ce21" table:formula="of:=INFO.OBBA.OBBA.OBMAKE(&quot;date-&quot;&amp;COLUMN()&amp;&quot;-&quot;&amp;ROW();&quot;Date&quot;;[.E442])" office:value-type="string" office:string-value="date-7-442 &#10;[100589]">
            <text:p>date-7-442 <text:line-break/>[100589]</text:p>
          </table:table-cell>
          <table:table-cell table:style-name="ce21" table:formula="of:=INFO.OBBA.OBBA.OBMAKE(&quot;date-&quot;&amp;COLUMN()&amp;&quot;-&quot;&amp;ROW();&quot;Date&quot;;[.F442])" office:value-type="string" office:string-value="date-8-442 &#10;[100586]">
            <text:p>date-8-442 <text:line-break/>[10058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42])" office:value-type="string" office:string-value="cal-9-442 &#10;[100590]">
            <text:p>cal-9-442 <text:line-break/>[10059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42])" office:value-type="string" office:string-value="cal-10-442 &#10;[100587]">
            <text:p>cal-10-442 <text:line-break/>[100587]</text:p>
          </table:table-cell>
          <table:table-cell/>
          <table:table-cell table:formula="of:=INFO.OBBA.OBBA.OBGET(INFO.OBBA.OBBA.OBCALL(&quot;&quot;;[.$B$15];&quot;getDaycountFraction&quot;;[.I442];[.J442]))" office:value-type="float" office:value="1.6">
            <text:p>1,600</text:p>
          </table:table-cell>
          <table:table-cell table:style-name="ce35" table:formula="of:=(YEARFRAC([.E442];[.F442];[.$C$9]))" office:value-type="float" office:value="1.6">
            <text:p>1,600</text:p>
          </table:table-cell>
          <table:table-cell table:formula="of:=ABS([.L442])-[.M44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5-03-30">
            <text:p>30.03.1995</text:p>
          </table:table-cell>
          <table:table-cell table:style-name="ce22" table:formula="of:=[.$C$11]+INT(RAND()*([.$C$12]-[.$C$11]))" office:value-type="date" office:date-value="2000-01-17">
            <text:p>17.01.2000</text:p>
          </table:table-cell>
          <table:table-cell table:style-name="ce21" table:formula="of:=INFO.OBBA.OBBA.OBMAKE(&quot;date-&quot;&amp;COLUMN()&amp;&quot;-&quot;&amp;ROW();&quot;Date&quot;;[.E443])" office:value-type="string" office:string-value="date-7-443 &#10;[100596]">
            <text:p>date-7-443 <text:line-break/>[100596]</text:p>
          </table:table-cell>
          <table:table-cell table:style-name="ce21" table:formula="of:=INFO.OBBA.OBBA.OBMAKE(&quot;date-&quot;&amp;COLUMN()&amp;&quot;-&quot;&amp;ROW();&quot;Date&quot;;[.F443])" office:value-type="string" office:string-value="date-8-443 &#10;[100593]">
            <text:p>date-8-443 <text:line-break/>[10059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43])" office:value-type="string" office:string-value="cal-9-443 &#10;[100597]">
            <text:p>cal-9-443 <text:line-break/>[10059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43])" office:value-type="string" office:string-value="cal-10-443 &#10;[100594]">
            <text:p>cal-10-443 <text:line-break/>[100594]</text:p>
          </table:table-cell>
          <table:table-cell/>
          <table:table-cell table:formula="of:=INFO.OBBA.OBBA.OBGET(INFO.OBBA.OBBA.OBCALL(&quot;&quot;;[.$B$15];&quot;getDaycountFraction&quot;;[.I443];[.J443]))" office:value-type="float" office:value="4.87222222222222">
            <text:p>4,872</text:p>
          </table:table-cell>
          <table:table-cell table:style-name="ce35" table:formula="of:=(YEARFRAC([.E443];[.F443];[.$C$9]))" office:value-type="float" office:value="4.87222222222222">
            <text:p>4,872</text:p>
          </table:table-cell>
          <table:table-cell table:formula="of:=ABS([.L443])-[.M44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2-06-16">
            <text:p>16.06.2022</text:p>
          </table:table-cell>
          <table:table-cell table:style-name="ce22" table:formula="of:=[.$C$11]+INT(RAND()*([.$C$12]-[.$C$11]))" office:value-type="date" office:date-value="2023-04-19">
            <text:p>19.04.2023</text:p>
          </table:table-cell>
          <table:table-cell table:style-name="ce21" table:formula="of:=INFO.OBBA.OBBA.OBMAKE(&quot;date-&quot;&amp;COLUMN()&amp;&quot;-&quot;&amp;ROW();&quot;Date&quot;;[.E444])" office:value-type="string" office:string-value="date-7-444 &#10;[100603]">
            <text:p>date-7-444 <text:line-break/>[100603]</text:p>
          </table:table-cell>
          <table:table-cell table:style-name="ce21" table:formula="of:=INFO.OBBA.OBBA.OBMAKE(&quot;date-&quot;&amp;COLUMN()&amp;&quot;-&quot;&amp;ROW();&quot;Date&quot;;[.F444])" office:value-type="string" office:string-value="date-8-444 &#10;[100600]">
            <text:p>date-8-444 <text:line-break/>[10060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44])" office:value-type="string" office:string-value="cal-9-444 &#10;[100604]">
            <text:p>cal-9-444 <text:line-break/>[10060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44])" office:value-type="string" office:string-value="cal-10-444 &#10;[100601]">
            <text:p>cal-10-444 <text:line-break/>[100601]</text:p>
          </table:table-cell>
          <table:table-cell/>
          <table:table-cell table:formula="of:=INFO.OBBA.OBBA.OBGET(INFO.OBBA.OBBA.OBCALL(&quot;&quot;;[.$B$15];&quot;getDaycountFraction&quot;;[.I444];[.J444]))" office:value-type="float" office:value="0.852777777777778">
            <text:p>0,853</text:p>
          </table:table-cell>
          <table:table-cell table:style-name="ce35" table:formula="of:=(YEARFRAC([.E444];[.F444];[.$C$9]))" office:value-type="float" office:value="0.852777777777778">
            <text:p>0,853</text:p>
          </table:table-cell>
          <table:table-cell table:formula="of:=ABS([.L444])-[.M44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8-07-07">
            <text:p>07.07.2018</text:p>
          </table:table-cell>
          <table:table-cell table:style-name="ce22" table:formula="of:=[.$C$11]+INT(RAND()*([.$C$12]-[.$C$11]))" office:value-type="date" office:date-value="2004-06-15">
            <text:p>15.06.2004</text:p>
          </table:table-cell>
          <table:table-cell table:style-name="ce21" table:formula="of:=INFO.OBBA.OBBA.OBMAKE(&quot;date-&quot;&amp;COLUMN()&amp;&quot;-&quot;&amp;ROW();&quot;Date&quot;;[.E445])" office:value-type="string" office:string-value="date-7-445 &#10;[100610]">
            <text:p>date-7-445 <text:line-break/>[100610]</text:p>
          </table:table-cell>
          <table:table-cell table:style-name="ce21" table:formula="of:=INFO.OBBA.OBBA.OBMAKE(&quot;date-&quot;&amp;COLUMN()&amp;&quot;-&quot;&amp;ROW();&quot;Date&quot;;[.F445])" office:value-type="string" office:string-value="date-8-445 &#10;[100607]">
            <text:p>date-8-445 <text:line-break/>[10060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45])" office:value-type="string" office:string-value="cal-9-445 &#10;[100611]">
            <text:p>cal-9-445 <text:line-break/>[10061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45])" office:value-type="string" office:string-value="cal-10-445 &#10;[100608]">
            <text:p>cal-10-445 <text:line-break/>[100608]</text:p>
          </table:table-cell>
          <table:table-cell/>
          <table:table-cell table:formula="of:=INFO.OBBA.OBBA.OBGET(INFO.OBBA.OBBA.OBCALL(&quot;&quot;;[.$B$15];&quot;getDaycountFraction&quot;;[.I445];[.J445]))" office:value-type="float" office:value="-14.2638888888889">
            <text:p>-14,264</text:p>
          </table:table-cell>
          <table:table-cell table:style-name="ce35" table:formula="of:=(YEARFRAC([.E445];[.F445];[.$C$9]))" office:value-type="float" office:value="14.2638888888889">
            <text:p>14,264</text:p>
          </table:table-cell>
          <table:table-cell table:formula="of:=ABS([.L445])-[.M44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1-09-27">
            <text:p>27.09.1991</text:p>
          </table:table-cell>
          <table:table-cell table:style-name="ce22" table:formula="of:=[.$C$11]+INT(RAND()*([.$C$12]-[.$C$11]))" office:value-type="date" office:date-value="2019-09-09">
            <text:p>09.09.2019</text:p>
          </table:table-cell>
          <table:table-cell table:style-name="ce21" table:formula="of:=INFO.OBBA.OBBA.OBMAKE(&quot;date-&quot;&amp;COLUMN()&amp;&quot;-&quot;&amp;ROW();&quot;Date&quot;;[.E446])" office:value-type="string" office:string-value="date-7-446 &#10;[100617]">
            <text:p>date-7-446 <text:line-break/>[100617]</text:p>
          </table:table-cell>
          <table:table-cell table:style-name="ce21" table:formula="of:=INFO.OBBA.OBBA.OBMAKE(&quot;date-&quot;&amp;COLUMN()&amp;&quot;-&quot;&amp;ROW();&quot;Date&quot;;[.F446])" office:value-type="string" office:string-value="date-8-446 &#10;[100614]">
            <text:p>date-8-446 <text:line-break/>[10061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46])" office:value-type="string" office:string-value="cal-9-446 &#10;[100618]">
            <text:p>cal-9-446 <text:line-break/>[10061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46])" office:value-type="string" office:string-value="cal-10-446 &#10;[100615]">
            <text:p>cal-10-446 <text:line-break/>[100615]</text:p>
          </table:table-cell>
          <table:table-cell/>
          <table:table-cell table:formula="of:=INFO.OBBA.OBBA.OBGET(INFO.OBBA.OBBA.OBCALL(&quot;&quot;;[.$B$15];&quot;getDaycountFraction&quot;;[.I446];[.J446]))" office:value-type="float" office:value="28.3583333333333">
            <text:p>28,358</text:p>
          </table:table-cell>
          <table:table-cell table:style-name="ce35" table:formula="of:=(YEARFRAC([.E446];[.F446];[.$C$9]))" office:value-type="float" office:value="28.3583333333333">
            <text:p>28,358</text:p>
          </table:table-cell>
          <table:table-cell table:formula="of:=ABS([.L446])-[.M44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3-04-04">
            <text:p>04.04.1993</text:p>
          </table:table-cell>
          <table:table-cell table:style-name="ce22" table:formula="of:=[.$C$11]+INT(RAND()*([.$C$12]-[.$C$11]))" office:value-type="date" office:date-value="1993-11-24">
            <text:p>24.11.1993</text:p>
          </table:table-cell>
          <table:table-cell table:style-name="ce21" table:formula="of:=INFO.OBBA.OBBA.OBMAKE(&quot;date-&quot;&amp;COLUMN()&amp;&quot;-&quot;&amp;ROW();&quot;Date&quot;;[.E447])" office:value-type="string" office:string-value="date-7-447 &#10;[100624]">
            <text:p>date-7-447 <text:line-break/>[100624]</text:p>
          </table:table-cell>
          <table:table-cell table:style-name="ce21" table:formula="of:=INFO.OBBA.OBBA.OBMAKE(&quot;date-&quot;&amp;COLUMN()&amp;&quot;-&quot;&amp;ROW();&quot;Date&quot;;[.F447])" office:value-type="string" office:string-value="date-8-447 &#10;[100621]">
            <text:p>date-8-447 <text:line-break/>[10062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47])" office:value-type="string" office:string-value="cal-9-447 &#10;[100625]">
            <text:p>cal-9-447 <text:line-break/>[10062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47])" office:value-type="string" office:string-value="cal-10-447 &#10;[100622]">
            <text:p>cal-10-447 <text:line-break/>[100622]</text:p>
          </table:table-cell>
          <table:table-cell/>
          <table:table-cell table:formula="of:=INFO.OBBA.OBBA.OBGET(INFO.OBBA.OBBA.OBCALL(&quot;&quot;;[.$B$15];&quot;getDaycountFraction&quot;;[.I447];[.J447]))" office:value-type="float" office:value="0.65">
            <text:p>0,650</text:p>
          </table:table-cell>
          <table:table-cell table:style-name="ce35" table:formula="of:=(YEARFRAC([.E447];[.F447];[.$C$9]))" office:value-type="float" office:value="0.65">
            <text:p>0,650</text:p>
          </table:table-cell>
          <table:table-cell table:formula="of:=ABS([.L447])-[.M44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6-10-06">
            <text:p>06.10.2026</text:p>
          </table:table-cell>
          <table:table-cell table:style-name="ce22" table:formula="of:=[.$C$11]+INT(RAND()*([.$C$12]-[.$C$11]))" office:value-type="date" office:date-value="1991-02-07">
            <text:p>07.02.1991</text:p>
          </table:table-cell>
          <table:table-cell table:style-name="ce21" table:formula="of:=INFO.OBBA.OBBA.OBMAKE(&quot;date-&quot;&amp;COLUMN()&amp;&quot;-&quot;&amp;ROW();&quot;Date&quot;;[.E448])" office:value-type="string" office:string-value="date-7-448 &#10;[100631]">
            <text:p>date-7-448 <text:line-break/>[100631]</text:p>
          </table:table-cell>
          <table:table-cell table:style-name="ce21" table:formula="of:=INFO.OBBA.OBBA.OBMAKE(&quot;date-&quot;&amp;COLUMN()&amp;&quot;-&quot;&amp;ROW();&quot;Date&quot;;[.F448])" office:value-type="string" office:string-value="date-8-448 &#10;[100628]">
            <text:p>date-8-448 <text:line-break/>[10062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48])" office:value-type="string" office:string-value="cal-9-448 &#10;[100632]">
            <text:p>cal-9-448 <text:line-break/>[10063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48])" office:value-type="string" office:string-value="cal-10-448 &#10;[100629]">
            <text:p>cal-10-448 <text:line-break/>[100629]</text:p>
          </table:table-cell>
          <table:table-cell/>
          <table:table-cell table:formula="of:=INFO.OBBA.OBBA.OBGET(INFO.OBBA.OBBA.OBCALL(&quot;&quot;;[.$B$15];&quot;getDaycountFraction&quot;;[.I448];[.J448]))" office:value-type="float" office:value="-36.1805555555556">
            <text:p>-36,181</text:p>
          </table:table-cell>
          <table:table-cell table:style-name="ce35" table:formula="of:=(YEARFRAC([.E448];[.F448];[.$C$9]))" office:value-type="float" office:value="36.1805555555556">
            <text:p>36,181</text:p>
          </table:table-cell>
          <table:table-cell table:formula="of:=ABS([.L448])-[.M44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4-09-25">
            <text:p>25.09.1994</text:p>
          </table:table-cell>
          <table:table-cell table:style-name="ce22" table:formula="of:=[.$C$11]+INT(RAND()*([.$C$12]-[.$C$11]))" office:value-type="date" office:date-value="2013-12-07">
            <text:p>07.12.2013</text:p>
          </table:table-cell>
          <table:table-cell table:style-name="ce21" table:formula="of:=INFO.OBBA.OBBA.OBMAKE(&quot;date-&quot;&amp;COLUMN()&amp;&quot;-&quot;&amp;ROW();&quot;Date&quot;;[.E449])" office:value-type="string" office:string-value="date-7-449 &#10;[100638]">
            <text:p>date-7-449 <text:line-break/>[100638]</text:p>
          </table:table-cell>
          <table:table-cell table:style-name="ce21" table:formula="of:=INFO.OBBA.OBBA.OBMAKE(&quot;date-&quot;&amp;COLUMN()&amp;&quot;-&quot;&amp;ROW();&quot;Date&quot;;[.F449])" office:value-type="string" office:string-value="date-8-449 &#10;[100635]">
            <text:p>date-8-449 <text:line-break/>[10063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49])" office:value-type="string" office:string-value="cal-9-449 &#10;[100639]">
            <text:p>cal-9-449 <text:line-break/>[10063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49])" office:value-type="string" office:string-value="cal-10-449 &#10;[100636]">
            <text:p>cal-10-449 <text:line-break/>[100636]</text:p>
          </table:table-cell>
          <table:table-cell/>
          <table:table-cell table:formula="of:=INFO.OBBA.OBBA.OBGET(INFO.OBBA.OBBA.OBCALL(&quot;&quot;;[.$B$15];&quot;getDaycountFraction&quot;;[.I449];[.J449]))" office:value-type="float" office:value="19.4805555555556">
            <text:p>19,481</text:p>
          </table:table-cell>
          <table:table-cell table:style-name="ce35" table:formula="of:=(YEARFRAC([.E449];[.F449];[.$C$9]))" office:value-type="float" office:value="19.4805555555556">
            <text:p>19,481</text:p>
          </table:table-cell>
          <table:table-cell table:formula="of:=ABS([.L449])-[.M44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7-12-28">
            <text:p>28.12.2017</text:p>
          </table:table-cell>
          <table:table-cell table:style-name="ce22" table:formula="of:=[.$C$11]+INT(RAND()*([.$C$12]-[.$C$11]))" office:value-type="date" office:date-value="2022-10-22">
            <text:p>22.10.2022</text:p>
          </table:table-cell>
          <table:table-cell table:style-name="ce21" table:formula="of:=INFO.OBBA.OBBA.OBMAKE(&quot;date-&quot;&amp;COLUMN()&amp;&quot;-&quot;&amp;ROW();&quot;Date&quot;;[.E450])" office:value-type="string" office:string-value="date-7-450 &#10;[100645]">
            <text:p>date-7-450 <text:line-break/>[100645]</text:p>
          </table:table-cell>
          <table:table-cell table:style-name="ce21" table:formula="of:=INFO.OBBA.OBBA.OBMAKE(&quot;date-&quot;&amp;COLUMN()&amp;&quot;-&quot;&amp;ROW();&quot;Date&quot;;[.F450])" office:value-type="string" office:string-value="date-8-450 &#10;[100642]">
            <text:p>date-8-450 <text:line-break/>[10064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50])" office:value-type="string" office:string-value="cal-9-450 &#10;[100646]">
            <text:p>cal-9-450 <text:line-break/>[10064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50])" office:value-type="string" office:string-value="cal-10-450 &#10;[100643]">
            <text:p>cal-10-450 <text:line-break/>[100643]</text:p>
          </table:table-cell>
          <table:table-cell/>
          <table:table-cell table:formula="of:=INFO.OBBA.OBBA.OBGET(INFO.OBBA.OBBA.OBCALL(&quot;&quot;;[.$B$15];&quot;getDaycountFraction&quot;;[.I450];[.J450]))" office:value-type="float" office:value="4.88611111111111">
            <text:p>4,886</text:p>
          </table:table-cell>
          <table:table-cell table:style-name="ce35" table:formula="of:=(YEARFRAC([.E450];[.F450];[.$C$9]))" office:value-type="float" office:value="4.88611111111111">
            <text:p>4,886</text:p>
          </table:table-cell>
          <table:table-cell table:formula="of:=ABS([.L450])-[.M45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5-04-05">
            <text:p>05.04.1995</text:p>
          </table:table-cell>
          <table:table-cell table:style-name="ce22" table:formula="of:=[.$C$11]+INT(RAND()*([.$C$12]-[.$C$11]))" office:value-type="date" office:date-value="2027-01-16">
            <text:p>16.01.2027</text:p>
          </table:table-cell>
          <table:table-cell table:style-name="ce21" table:formula="of:=INFO.OBBA.OBBA.OBMAKE(&quot;date-&quot;&amp;COLUMN()&amp;&quot;-&quot;&amp;ROW();&quot;Date&quot;;[.E451])" office:value-type="string" office:string-value="date-7-451 &#10;[100652]">
            <text:p>date-7-451 <text:line-break/>[100652]</text:p>
          </table:table-cell>
          <table:table-cell table:style-name="ce21" table:formula="of:=INFO.OBBA.OBBA.OBMAKE(&quot;date-&quot;&amp;COLUMN()&amp;&quot;-&quot;&amp;ROW();&quot;Date&quot;;[.F451])" office:value-type="string" office:string-value="date-8-451 &#10;[100649]">
            <text:p>date-8-451 <text:line-break/>[10064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51])" office:value-type="string" office:string-value="cal-9-451 &#10;[100653]">
            <text:p>cal-9-451 <text:line-break/>[10065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51])" office:value-type="string" office:string-value="cal-10-451 &#10;[100650]">
            <text:p>cal-10-451 <text:line-break/>[100650]</text:p>
          </table:table-cell>
          <table:table-cell/>
          <table:table-cell table:formula="of:=INFO.OBBA.OBBA.OBGET(INFO.OBBA.OBBA.OBCALL(&quot;&quot;;[.$B$15];&quot;getDaycountFraction&quot;;[.I451];[.J451]))" office:value-type="float" office:value="32.2472222222222">
            <text:p>32,247</text:p>
          </table:table-cell>
          <table:table-cell table:style-name="ce35" table:formula="of:=(YEARFRAC([.E451];[.F451];[.$C$9]))" office:value-type="float" office:value="32.2472222222222">
            <text:p>32,247</text:p>
          </table:table-cell>
          <table:table-cell table:formula="of:=ABS([.L451])-[.M45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6-05-29">
            <text:p>29.05.1996</text:p>
          </table:table-cell>
          <table:table-cell table:style-name="ce22" table:formula="of:=[.$C$11]+INT(RAND()*([.$C$12]-[.$C$11]))" office:value-type="date" office:date-value="1991-12-13">
            <text:p>13.12.1991</text:p>
          </table:table-cell>
          <table:table-cell table:style-name="ce21" table:formula="of:=INFO.OBBA.OBBA.OBMAKE(&quot;date-&quot;&amp;COLUMN()&amp;&quot;-&quot;&amp;ROW();&quot;Date&quot;;[.E452])" office:value-type="string" office:string-value="date-7-452 &#10;[100659]">
            <text:p>date-7-452 <text:line-break/>[100659]</text:p>
          </table:table-cell>
          <table:table-cell table:style-name="ce21" table:formula="of:=INFO.OBBA.OBBA.OBMAKE(&quot;date-&quot;&amp;COLUMN()&amp;&quot;-&quot;&amp;ROW();&quot;Date&quot;;[.F452])" office:value-type="string" office:string-value="date-8-452 &#10;[100656]">
            <text:p>date-8-452 <text:line-break/>[10065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52])" office:value-type="string" office:string-value="cal-9-452 &#10;[100660]">
            <text:p>cal-9-452 <text:line-break/>[10066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52])" office:value-type="string" office:string-value="cal-10-452 &#10;[100657]">
            <text:p>cal-10-452 <text:line-break/>[100657]</text:p>
          </table:table-cell>
          <table:table-cell/>
          <table:table-cell table:formula="of:=INFO.OBBA.OBBA.OBGET(INFO.OBBA.OBBA.OBCALL(&quot;&quot;;[.$B$15];&quot;getDaycountFraction&quot;;[.I452];[.J452]))" office:value-type="float" office:value="-4.525">
            <text:p>-4,525</text:p>
          </table:table-cell>
          <table:table-cell table:style-name="ce35" table:formula="of:=(YEARFRAC([.E452];[.F452];[.$C$9]))" office:value-type="float" office:value="4.525">
            <text:p>4,525</text:p>
          </table:table-cell>
          <table:table-cell table:formula="of:=ABS([.L452])-[.M45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5-06-08">
            <text:p>08.06.1995</text:p>
          </table:table-cell>
          <table:table-cell table:style-name="ce22" table:formula="of:=[.$C$11]+INT(RAND()*([.$C$12]-[.$C$11]))" office:value-type="date" office:date-value="2017-04-26">
            <text:p>26.04.2017</text:p>
          </table:table-cell>
          <table:table-cell table:style-name="ce21" table:formula="of:=INFO.OBBA.OBBA.OBMAKE(&quot;date-&quot;&amp;COLUMN()&amp;&quot;-&quot;&amp;ROW();&quot;Date&quot;;[.E453])" office:value-type="string" office:string-value="date-7-453 &#10;[100666]">
            <text:p>date-7-453 <text:line-break/>[100666]</text:p>
          </table:table-cell>
          <table:table-cell table:style-name="ce21" table:formula="of:=INFO.OBBA.OBBA.OBMAKE(&quot;date-&quot;&amp;COLUMN()&amp;&quot;-&quot;&amp;ROW();&quot;Date&quot;;[.F453])" office:value-type="string" office:string-value="date-8-453 &#10;[100663]">
            <text:p>date-8-453 <text:line-break/>[10066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53])" office:value-type="string" office:string-value="cal-9-453 &#10;[100667]">
            <text:p>cal-9-453 <text:line-break/>[10066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53])" office:value-type="string" office:string-value="cal-10-453 &#10;[100664]">
            <text:p>cal-10-453 <text:line-break/>[100664]</text:p>
          </table:table-cell>
          <table:table-cell/>
          <table:table-cell table:formula="of:=INFO.OBBA.OBBA.OBGET(INFO.OBBA.OBBA.OBCALL(&quot;&quot;;[.$B$15];&quot;getDaycountFraction&quot;;[.I453];[.J453]))" office:value-type="float" office:value="22.2027777777778">
            <text:p>22,203</text:p>
          </table:table-cell>
          <table:table-cell table:style-name="ce35" table:formula="of:=(YEARFRAC([.E453];[.F453];[.$C$9]))" office:value-type="float" office:value="22.2027777777778">
            <text:p>22,203</text:p>
          </table:table-cell>
          <table:table-cell table:formula="of:=ABS([.L453])-[.M45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5-03-09">
            <text:p>09.03.2005</text:p>
          </table:table-cell>
          <table:table-cell table:style-name="ce22" table:formula="of:=[.$C$11]+INT(RAND()*([.$C$12]-[.$C$11]))" office:value-type="date" office:date-value="2009-08-09">
            <text:p>09.08.2009</text:p>
          </table:table-cell>
          <table:table-cell table:style-name="ce21" table:formula="of:=INFO.OBBA.OBBA.OBMAKE(&quot;date-&quot;&amp;COLUMN()&amp;&quot;-&quot;&amp;ROW();&quot;Date&quot;;[.E454])" office:value-type="string" office:string-value="date-7-454 &#10;[100673]">
            <text:p>date-7-454 <text:line-break/>[100673]</text:p>
          </table:table-cell>
          <table:table-cell table:style-name="ce21" table:formula="of:=INFO.OBBA.OBBA.OBMAKE(&quot;date-&quot;&amp;COLUMN()&amp;&quot;-&quot;&amp;ROW();&quot;Date&quot;;[.F454])" office:value-type="string" office:string-value="date-8-454 &#10;[100670]">
            <text:p>date-8-454 <text:line-break/>[10067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54])" office:value-type="string" office:string-value="cal-9-454 &#10;[100674]">
            <text:p>cal-9-454 <text:line-break/>[10067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54])" office:value-type="string" office:string-value="cal-10-454 &#10;[100671]">
            <text:p>cal-10-454 <text:line-break/>[100671]</text:p>
          </table:table-cell>
          <table:table-cell/>
          <table:table-cell table:formula="of:=INFO.OBBA.OBBA.OBGET(INFO.OBBA.OBBA.OBCALL(&quot;&quot;;[.$B$15];&quot;getDaycountFraction&quot;;[.I454];[.J454]))" office:value-type="float" office:value="4.48333333333333">
            <text:p>4,483</text:p>
          </table:table-cell>
          <table:table-cell table:style-name="ce35" table:formula="of:=(YEARFRAC([.E454];[.F454];[.$C$9]))" office:value-type="float" office:value="4.48333333333333">
            <text:p>4,483</text:p>
          </table:table-cell>
          <table:table-cell table:formula="of:=ABS([.L454])-[.M45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8-04-28">
            <text:p>28.04.1988</text:p>
          </table:table-cell>
          <table:table-cell table:style-name="ce22" table:formula="of:=[.$C$11]+INT(RAND()*([.$C$12]-[.$C$11]))" office:value-type="date" office:date-value="2024-07-24">
            <text:p>24.07.2024</text:p>
          </table:table-cell>
          <table:table-cell table:style-name="ce21" table:formula="of:=INFO.OBBA.OBBA.OBMAKE(&quot;date-&quot;&amp;COLUMN()&amp;&quot;-&quot;&amp;ROW();&quot;Date&quot;;[.E455])" office:value-type="string" office:string-value="date-7-455 &#10;[100680]">
            <text:p>date-7-455 <text:line-break/>[100680]</text:p>
          </table:table-cell>
          <table:table-cell table:style-name="ce21" table:formula="of:=INFO.OBBA.OBBA.OBMAKE(&quot;date-&quot;&amp;COLUMN()&amp;&quot;-&quot;&amp;ROW();&quot;Date&quot;;[.F455])" office:value-type="string" office:string-value="date-8-455 &#10;[100677]">
            <text:p>date-8-455 <text:line-break/>[10067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55])" office:value-type="string" office:string-value="cal-9-455 &#10;[100681]">
            <text:p>cal-9-455 <text:line-break/>[10068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55])" office:value-type="string" office:string-value="cal-10-455 &#10;[100678]">
            <text:p>cal-10-455 <text:line-break/>[100678]</text:p>
          </table:table-cell>
          <table:table-cell/>
          <table:table-cell table:formula="of:=INFO.OBBA.OBBA.OBGET(INFO.OBBA.OBBA.OBCALL(&quot;&quot;;[.$B$15];&quot;getDaycountFraction&quot;;[.I455];[.J455]))" office:value-type="float" office:value="36.7666666666667">
            <text:p>36,767</text:p>
          </table:table-cell>
          <table:table-cell table:style-name="ce35" table:formula="of:=(YEARFRAC([.E455];[.F455];[.$C$9]))" office:value-type="float" office:value="36.7666666666667">
            <text:p>36,767</text:p>
          </table:table-cell>
          <table:table-cell table:formula="of:=ABS([.L455])-[.M45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4-01-09">
            <text:p>09.01.1994</text:p>
          </table:table-cell>
          <table:table-cell table:style-name="ce22" table:formula="of:=[.$C$11]+INT(RAND()*([.$C$12]-[.$C$11]))" office:value-type="date" office:date-value="1982-02-07">
            <text:p>07.02.1982</text:p>
          </table:table-cell>
          <table:table-cell table:style-name="ce21" table:formula="of:=INFO.OBBA.OBBA.OBMAKE(&quot;date-&quot;&amp;COLUMN()&amp;&quot;-&quot;&amp;ROW();&quot;Date&quot;;[.E456])" office:value-type="string" office:string-value="date-7-456 &#10;[100687]">
            <text:p>date-7-456 <text:line-break/>[100687]</text:p>
          </table:table-cell>
          <table:table-cell table:style-name="ce21" table:formula="of:=INFO.OBBA.OBBA.OBMAKE(&quot;date-&quot;&amp;COLUMN()&amp;&quot;-&quot;&amp;ROW();&quot;Date&quot;;[.F456])" office:value-type="string" office:string-value="date-8-456 &#10;[100684]">
            <text:p>date-8-456 <text:line-break/>[10068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56])" office:value-type="string" office:string-value="cal-9-456 &#10;[100688]">
            <text:p>cal-9-456 <text:line-break/>[10068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56])" office:value-type="string" office:string-value="cal-10-456 &#10;[100685]">
            <text:p>cal-10-456 <text:line-break/>[100685]</text:p>
          </table:table-cell>
          <table:table-cell/>
          <table:table-cell table:formula="of:=INFO.OBBA.OBBA.OBGET(INFO.OBBA.OBBA.OBCALL(&quot;&quot;;[.$B$15];&quot;getDaycountFraction&quot;;[.I456];[.J456]))" office:value-type="float" office:value="-12.0944444444444">
            <text:p>-12,094</text:p>
          </table:table-cell>
          <table:table-cell table:style-name="ce35" table:formula="of:=(YEARFRAC([.E456];[.F456];[.$C$9]))" office:value-type="float" office:value="12.0944444444444">
            <text:p>12,094</text:p>
          </table:table-cell>
          <table:table-cell table:formula="of:=ABS([.L456])-[.M45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5-08-22">
            <text:p>22.08.1995</text:p>
          </table:table-cell>
          <table:table-cell table:style-name="ce22" table:formula="of:=[.$C$11]+INT(RAND()*([.$C$12]-[.$C$11]))" office:value-type="date" office:date-value="1996-10-15">
            <text:p>15.10.1996</text:p>
          </table:table-cell>
          <table:table-cell table:style-name="ce21" table:formula="of:=INFO.OBBA.OBBA.OBMAKE(&quot;date-&quot;&amp;COLUMN()&amp;&quot;-&quot;&amp;ROW();&quot;Date&quot;;[.E457])" office:value-type="string" office:string-value="date-7-457 &#10;[100694]">
            <text:p>date-7-457 <text:line-break/>[100694]</text:p>
          </table:table-cell>
          <table:table-cell table:style-name="ce21" table:formula="of:=INFO.OBBA.OBBA.OBMAKE(&quot;date-&quot;&amp;COLUMN()&amp;&quot;-&quot;&amp;ROW();&quot;Date&quot;;[.F457])" office:value-type="string" office:string-value="date-8-457 &#10;[100691]">
            <text:p>date-8-457 <text:line-break/>[10069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57])" office:value-type="string" office:string-value="cal-9-457 &#10;[100695]">
            <text:p>cal-9-457 <text:line-break/>[10069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57])" office:value-type="string" office:string-value="cal-10-457 &#10;[100692]">
            <text:p>cal-10-457 <text:line-break/>[100692]</text:p>
          </table:table-cell>
          <table:table-cell/>
          <table:table-cell table:formula="of:=INFO.OBBA.OBBA.OBGET(INFO.OBBA.OBBA.OBCALL(&quot;&quot;;[.$B$15];&quot;getDaycountFraction&quot;;[.I457];[.J457]))" office:value-type="float" office:value="1.16666666666667">
            <text:p>1,167</text:p>
          </table:table-cell>
          <table:table-cell table:style-name="ce35" table:formula="of:=(YEARFRAC([.E457];[.F457];[.$C$9]))" office:value-type="float" office:value="1.16666666666667">
            <text:p>1,167</text:p>
          </table:table-cell>
          <table:table-cell table:formula="of:=ABS([.L457])-[.M45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3-09-29">
            <text:p>29.09.2023</text:p>
          </table:table-cell>
          <table:table-cell table:style-name="ce22" table:formula="of:=[.$C$11]+INT(RAND()*([.$C$12]-[.$C$11]))" office:value-type="date" office:date-value="1984-08-20">
            <text:p>20.08.1984</text:p>
          </table:table-cell>
          <table:table-cell table:style-name="ce21" table:formula="of:=INFO.OBBA.OBBA.OBMAKE(&quot;date-&quot;&amp;COLUMN()&amp;&quot;-&quot;&amp;ROW();&quot;Date&quot;;[.E458])" office:value-type="string" office:string-value="date-7-458 &#10;[100701]">
            <text:p>date-7-458 <text:line-break/>[100701]</text:p>
          </table:table-cell>
          <table:table-cell table:style-name="ce21" table:formula="of:=INFO.OBBA.OBBA.OBMAKE(&quot;date-&quot;&amp;COLUMN()&amp;&quot;-&quot;&amp;ROW();&quot;Date&quot;;[.F458])" office:value-type="string" office:string-value="date-8-458 &#10;[100698]">
            <text:p>date-8-458 <text:line-break/>[10069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58])" office:value-type="string" office:string-value="cal-9-458 &#10;[100702]">
            <text:p>cal-9-458 <text:line-break/>[10070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58])" office:value-type="string" office:string-value="cal-10-458 &#10;[100699]">
            <text:p>cal-10-458 <text:line-break/>[100699]</text:p>
          </table:table-cell>
          <table:table-cell/>
          <table:table-cell table:formula="of:=INFO.OBBA.OBBA.OBGET(INFO.OBBA.OBBA.OBCALL(&quot;&quot;;[.$B$15];&quot;getDaycountFraction&quot;;[.I458];[.J458]))" office:value-type="float" office:value="-39.6777777777778">
            <text:p>-39,678</text:p>
          </table:table-cell>
          <table:table-cell table:style-name="ce35" table:formula="of:=(YEARFRAC([.E458];[.F458];[.$C$9]))" office:value-type="float" office:value="39.6777777777778">
            <text:p>39,678</text:p>
          </table:table-cell>
          <table:table-cell table:formula="of:=ABS([.L458])-[.M45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3-05-03">
            <text:p>03.05.1993</text:p>
          </table:table-cell>
          <table:table-cell table:style-name="ce22" table:formula="of:=[.$C$11]+INT(RAND()*([.$C$12]-[.$C$11]))" office:value-type="date" office:date-value="2014-08-01">
            <text:p>01.08.2014</text:p>
          </table:table-cell>
          <table:table-cell table:style-name="ce21" table:formula="of:=INFO.OBBA.OBBA.OBMAKE(&quot;date-&quot;&amp;COLUMN()&amp;&quot;-&quot;&amp;ROW();&quot;Date&quot;;[.E459])" office:value-type="string" office:string-value="date-7-459 &#10;[100708]">
            <text:p>date-7-459 <text:line-break/>[100708]</text:p>
          </table:table-cell>
          <table:table-cell table:style-name="ce21" table:formula="of:=INFO.OBBA.OBBA.OBMAKE(&quot;date-&quot;&amp;COLUMN()&amp;&quot;-&quot;&amp;ROW();&quot;Date&quot;;[.F459])" office:value-type="string" office:string-value="date-8-459 &#10;[100705]">
            <text:p>date-8-459 <text:line-break/>[10070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59])" office:value-type="string" office:string-value="cal-9-459 &#10;[100709]">
            <text:p>cal-9-459 <text:line-break/>[10070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59])" office:value-type="string" office:string-value="cal-10-459 &#10;[100706]">
            <text:p>cal-10-459 <text:line-break/>[100706]</text:p>
          </table:table-cell>
          <table:table-cell/>
          <table:table-cell table:formula="of:=INFO.OBBA.OBBA.OBGET(INFO.OBBA.OBBA.OBCALL(&quot;&quot;;[.$B$15];&quot;getDaycountFraction&quot;;[.I459];[.J459]))" office:value-type="float" office:value="21.5555555555556">
            <text:p>21,556</text:p>
          </table:table-cell>
          <table:table-cell table:style-name="ce35" table:formula="of:=(YEARFRAC([.E459];[.F459];[.$C$9]))" office:value-type="float" office:value="21.5555555555556">
            <text:p>21,556</text:p>
          </table:table-cell>
          <table:table-cell table:formula="of:=ABS([.L459])-[.M45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6-07-12">
            <text:p>12.07.2016</text:p>
          </table:table-cell>
          <table:table-cell table:style-name="ce22" table:formula="of:=[.$C$11]+INT(RAND()*([.$C$12]-[.$C$11]))" office:value-type="date" office:date-value="1990-03-25">
            <text:p>25.03.1990</text:p>
          </table:table-cell>
          <table:table-cell table:style-name="ce21" table:formula="of:=INFO.OBBA.OBBA.OBMAKE(&quot;date-&quot;&amp;COLUMN()&amp;&quot;-&quot;&amp;ROW();&quot;Date&quot;;[.E460])" office:value-type="string" office:string-value="date-7-460 &#10;[100715]">
            <text:p>date-7-460 <text:line-break/>[100715]</text:p>
          </table:table-cell>
          <table:table-cell table:style-name="ce21" table:formula="of:=INFO.OBBA.OBBA.OBMAKE(&quot;date-&quot;&amp;COLUMN()&amp;&quot;-&quot;&amp;ROW();&quot;Date&quot;;[.F460])" office:value-type="string" office:string-value="date-8-460 &#10;[100712]">
            <text:p>date-8-460 <text:line-break/>[10071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60])" office:value-type="string" office:string-value="cal-9-460 &#10;[100716]">
            <text:p>cal-9-460 <text:line-break/>[10071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60])" office:value-type="string" office:string-value="cal-10-460 &#10;[100713]">
            <text:p>cal-10-460 <text:line-break/>[100713]</text:p>
          </table:table-cell>
          <table:table-cell/>
          <table:table-cell table:formula="of:=INFO.OBBA.OBBA.OBGET(INFO.OBBA.OBBA.OBCALL(&quot;&quot;;[.$B$15];&quot;getDaycountFraction&quot;;[.I460];[.J460]))" office:value-type="float" office:value="-26.6833333333333">
            <text:p>-26,683</text:p>
          </table:table-cell>
          <table:table-cell table:style-name="ce35" table:formula="of:=(YEARFRAC([.E460];[.F460];[.$C$9]))" office:value-type="float" office:value="26.6833333333333">
            <text:p>26,683</text:p>
          </table:table-cell>
          <table:table-cell table:formula="of:=ABS([.L460])-[.M46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0-07-12">
            <text:p>12.07.2020</text:p>
          </table:table-cell>
          <table:table-cell table:style-name="ce22" table:formula="of:=[.$C$11]+INT(RAND()*([.$C$12]-[.$C$11]))" office:value-type="date" office:date-value="2020-06-20">
            <text:p>20.06.2020</text:p>
          </table:table-cell>
          <table:table-cell table:style-name="ce21" table:formula="of:=INFO.OBBA.OBBA.OBMAKE(&quot;date-&quot;&amp;COLUMN()&amp;&quot;-&quot;&amp;ROW();&quot;Date&quot;;[.E461])" office:value-type="string" office:string-value="date-7-461 &#10;[100722]">
            <text:p>date-7-461 <text:line-break/>[100722]</text:p>
          </table:table-cell>
          <table:table-cell table:style-name="ce21" table:formula="of:=INFO.OBBA.OBBA.OBMAKE(&quot;date-&quot;&amp;COLUMN()&amp;&quot;-&quot;&amp;ROW();&quot;Date&quot;;[.F461])" office:value-type="string" office:string-value="date-8-461 &#10;[100719]">
            <text:p>date-8-461 <text:line-break/>[10071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61])" office:value-type="string" office:string-value="cal-9-461 &#10;[100723]">
            <text:p>cal-9-461 <text:line-break/>[10072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61])" office:value-type="string" office:string-value="cal-10-461 &#10;[100720]">
            <text:p>cal-10-461 <text:line-break/>[100720]</text:p>
          </table:table-cell>
          <table:table-cell/>
          <table:table-cell table:formula="of:=INFO.OBBA.OBBA.OBGET(INFO.OBBA.OBBA.OBCALL(&quot;&quot;;[.$B$15];&quot;getDaycountFraction&quot;;[.I461];[.J461]))" office:value-type="float" office:value="-0.0611111111111111">
            <text:p>-0,061</text:p>
          </table:table-cell>
          <table:table-cell table:style-name="ce35" table:formula="of:=(YEARFRAC([.E461];[.F461];[.$C$9]))" office:value-type="float" office:value="0.0611111111111111">
            <text:p>0,061</text:p>
          </table:table-cell>
          <table:table-cell table:formula="of:=ABS([.L461])-[.M46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3-03-01">
            <text:p>01.03.1983</text:p>
          </table:table-cell>
          <table:table-cell table:style-name="ce22" table:formula="of:=[.$C$11]+INT(RAND()*([.$C$12]-[.$C$11]))" office:value-type="date" office:date-value="2023-03-15">
            <text:p>15.03.2023</text:p>
          </table:table-cell>
          <table:table-cell table:style-name="ce21" table:formula="of:=INFO.OBBA.OBBA.OBMAKE(&quot;date-&quot;&amp;COLUMN()&amp;&quot;-&quot;&amp;ROW();&quot;Date&quot;;[.E462])" office:value-type="string" office:string-value="date-7-462 &#10;[100729]">
            <text:p>date-7-462 <text:line-break/>[100729]</text:p>
          </table:table-cell>
          <table:table-cell table:style-name="ce21" table:formula="of:=INFO.OBBA.OBBA.OBMAKE(&quot;date-&quot;&amp;COLUMN()&amp;&quot;-&quot;&amp;ROW();&quot;Date&quot;;[.F462])" office:value-type="string" office:string-value="date-8-462 &#10;[100726]">
            <text:p>date-8-462 <text:line-break/>[10072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62])" office:value-type="string" office:string-value="cal-9-462 &#10;[100730]">
            <text:p>cal-9-462 <text:line-break/>[10073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62])" office:value-type="string" office:string-value="cal-10-462 &#10;[100727]">
            <text:p>cal-10-462 <text:line-break/>[100727]</text:p>
          </table:table-cell>
          <table:table-cell/>
          <table:table-cell table:formula="of:=INFO.OBBA.OBBA.OBGET(INFO.OBBA.OBBA.OBCALL(&quot;&quot;;[.$B$15];&quot;getDaycountFraction&quot;;[.I462];[.J462]))" office:value-type="float" office:value="40.6222222222222">
            <text:p>40,622</text:p>
          </table:table-cell>
          <table:table-cell table:style-name="ce35" table:formula="of:=(YEARFRAC([.E462];[.F462];[.$C$9]))" office:value-type="float" office:value="40.6222222222222">
            <text:p>40,622</text:p>
          </table:table-cell>
          <table:table-cell table:formula="of:=ABS([.L462])-[.M46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1-01-02">
            <text:p>02.01.1981</text:p>
          </table:table-cell>
          <table:table-cell table:style-name="ce22" table:formula="of:=[.$C$11]+INT(RAND()*([.$C$12]-[.$C$11]))" office:value-type="date" office:date-value="2024-11-04">
            <text:p>04.11.2024</text:p>
          </table:table-cell>
          <table:table-cell table:style-name="ce21" table:formula="of:=INFO.OBBA.OBBA.OBMAKE(&quot;date-&quot;&amp;COLUMN()&amp;&quot;-&quot;&amp;ROW();&quot;Date&quot;;[.E463])" office:value-type="string" office:string-value="date-7-463 &#10;[100736]">
            <text:p>date-7-463 <text:line-break/>[100736]</text:p>
          </table:table-cell>
          <table:table-cell table:style-name="ce21" table:formula="of:=INFO.OBBA.OBBA.OBMAKE(&quot;date-&quot;&amp;COLUMN()&amp;&quot;-&quot;&amp;ROW();&quot;Date&quot;;[.F463])" office:value-type="string" office:string-value="date-8-463 &#10;[100733]">
            <text:p>date-8-463 <text:line-break/>[10073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63])" office:value-type="string" office:string-value="cal-9-463 &#10;[100737]">
            <text:p>cal-9-463 <text:line-break/>[10073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63])" office:value-type="string" office:string-value="cal-10-463 &#10;[100734]">
            <text:p>cal-10-463 <text:line-break/>[100734]</text:p>
          </table:table-cell>
          <table:table-cell/>
          <table:table-cell table:formula="of:=INFO.OBBA.OBBA.OBGET(INFO.OBBA.OBBA.OBCALL(&quot;&quot;;[.$B$15];&quot;getDaycountFraction&quot;;[.I463];[.J463]))" office:value-type="float" office:value="44.4777777777778">
            <text:p>44,478</text:p>
          </table:table-cell>
          <table:table-cell table:style-name="ce35" table:formula="of:=(YEARFRAC([.E463];[.F463];[.$C$9]))" office:value-type="float" office:value="44.4777777777778">
            <text:p>44,478</text:p>
          </table:table-cell>
          <table:table-cell table:formula="of:=ABS([.L463])-[.M46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7-04-13">
            <text:p>13.04.1997</text:p>
          </table:table-cell>
          <table:table-cell table:style-name="ce22" table:formula="of:=[.$C$11]+INT(RAND()*([.$C$12]-[.$C$11]))" office:value-type="date" office:date-value="2006-10-23">
            <text:p>23.10.2006</text:p>
          </table:table-cell>
          <table:table-cell table:style-name="ce21" table:formula="of:=INFO.OBBA.OBBA.OBMAKE(&quot;date-&quot;&amp;COLUMN()&amp;&quot;-&quot;&amp;ROW();&quot;Date&quot;;[.E464])" office:value-type="string" office:string-value="date-7-464 &#10;[100743]">
            <text:p>date-7-464 <text:line-break/>[100743]</text:p>
          </table:table-cell>
          <table:table-cell table:style-name="ce21" table:formula="of:=INFO.OBBA.OBBA.OBMAKE(&quot;date-&quot;&amp;COLUMN()&amp;&quot;-&quot;&amp;ROW();&quot;Date&quot;;[.F464])" office:value-type="string" office:string-value="date-8-464 &#10;[100740]">
            <text:p>date-8-464 <text:line-break/>[10074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64])" office:value-type="string" office:string-value="cal-9-464 &#10;[100744]">
            <text:p>cal-9-464 <text:line-break/>[10074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64])" office:value-type="string" office:string-value="cal-10-464 &#10;[100741]">
            <text:p>cal-10-464 <text:line-break/>[100741]</text:p>
          </table:table-cell>
          <table:table-cell/>
          <table:table-cell table:formula="of:=INFO.OBBA.OBBA.OBGET(INFO.OBBA.OBBA.OBCALL(&quot;&quot;;[.$B$15];&quot;getDaycountFraction&quot;;[.I464];[.J464]))" office:value-type="float" office:value="9.66666666666667">
            <text:p>9,667</text:p>
          </table:table-cell>
          <table:table-cell table:style-name="ce35" table:formula="of:=(YEARFRAC([.E464];[.F464];[.$C$9]))" office:value-type="float" office:value="9.66666666666667">
            <text:p>9,667</text:p>
          </table:table-cell>
          <table:table-cell table:formula="of:=ABS([.L464])-[.M46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5-03-19">
            <text:p>19.03.1985</text:p>
          </table:table-cell>
          <table:table-cell table:style-name="ce22" table:formula="of:=[.$C$11]+INT(RAND()*([.$C$12]-[.$C$11]))" office:value-type="date" office:date-value="2008-06-30">
            <text:p>30.06.2008</text:p>
          </table:table-cell>
          <table:table-cell table:style-name="ce21" table:formula="of:=INFO.OBBA.OBBA.OBMAKE(&quot;date-&quot;&amp;COLUMN()&amp;&quot;-&quot;&amp;ROW();&quot;Date&quot;;[.E465])" office:value-type="string" office:string-value="date-7-465 &#10;[100750]">
            <text:p>date-7-465 <text:line-break/>[100750]</text:p>
          </table:table-cell>
          <table:table-cell table:style-name="ce21" table:formula="of:=INFO.OBBA.OBBA.OBMAKE(&quot;date-&quot;&amp;COLUMN()&amp;&quot;-&quot;&amp;ROW();&quot;Date&quot;;[.F465])" office:value-type="string" office:string-value="date-8-465 &#10;[100747]">
            <text:p>date-8-465 <text:line-break/>[10074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65])" office:value-type="string" office:string-value="cal-9-465 &#10;[100751]">
            <text:p>cal-9-465 <text:line-break/>[10075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65])" office:value-type="string" office:string-value="cal-10-465 &#10;[100748]">
            <text:p>cal-10-465 <text:line-break/>[100748]</text:p>
          </table:table-cell>
          <table:table-cell/>
          <table:table-cell table:formula="of:=INFO.OBBA.OBBA.OBGET(INFO.OBBA.OBBA.OBCALL(&quot;&quot;;[.$B$15];&quot;getDaycountFraction&quot;;[.I465];[.J465]))" office:value-type="float" office:value="23.6222222222222">
            <text:p>23,622</text:p>
          </table:table-cell>
          <table:table-cell table:style-name="ce35" table:formula="of:=(YEARFRAC([.E465];[.F465];[.$C$9]))" office:value-type="float" office:value="23.6222222222222">
            <text:p>23,622</text:p>
          </table:table-cell>
          <table:table-cell table:formula="of:=ABS([.L465])-[.M46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4-06-29">
            <text:p>29.06.1984</text:p>
          </table:table-cell>
          <table:table-cell table:style-name="ce22" table:formula="of:=[.$C$11]+INT(RAND()*([.$C$12]-[.$C$11]))" office:value-type="date" office:date-value="1993-11-12">
            <text:p>12.11.1993</text:p>
          </table:table-cell>
          <table:table-cell table:style-name="ce21" table:formula="of:=INFO.OBBA.OBBA.OBMAKE(&quot;date-&quot;&amp;COLUMN()&amp;&quot;-&quot;&amp;ROW();&quot;Date&quot;;[.E466])" office:value-type="string" office:string-value="date-7-466 &#10;[100757]">
            <text:p>date-7-466 <text:line-break/>[100757]</text:p>
          </table:table-cell>
          <table:table-cell table:style-name="ce21" table:formula="of:=INFO.OBBA.OBBA.OBMAKE(&quot;date-&quot;&amp;COLUMN()&amp;&quot;-&quot;&amp;ROW();&quot;Date&quot;;[.F466])" office:value-type="string" office:string-value="date-8-466 &#10;[100754]">
            <text:p>date-8-466 <text:line-break/>[10075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66])" office:value-type="string" office:string-value="cal-9-466 &#10;[100758]">
            <text:p>cal-9-466 <text:line-break/>[10075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66])" office:value-type="string" office:string-value="cal-10-466 &#10;[100755]">
            <text:p>cal-10-466 <text:line-break/>[100755]</text:p>
          </table:table-cell>
          <table:table-cell/>
          <table:table-cell table:formula="of:=INFO.OBBA.OBBA.OBGET(INFO.OBBA.OBBA.OBCALL(&quot;&quot;;[.$B$15];&quot;getDaycountFraction&quot;;[.I466];[.J466]))" office:value-type="float" office:value="9.50833333333333">
            <text:p>9,508</text:p>
          </table:table-cell>
          <table:table-cell table:style-name="ce35" table:formula="of:=(YEARFRAC([.E466];[.F466];[.$C$9]))" office:value-type="float" office:value="9.50833333333333">
            <text:p>9,508</text:p>
          </table:table-cell>
          <table:table-cell table:formula="of:=ABS([.L466])-[.M46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4-05-10">
            <text:p>10.05.2004</text:p>
          </table:table-cell>
          <table:table-cell table:style-name="ce22" table:formula="of:=[.$C$11]+INT(RAND()*([.$C$12]-[.$C$11]))" office:value-type="date" office:date-value="2028-06-08">
            <text:p>08.06.2028</text:p>
          </table:table-cell>
          <table:table-cell table:style-name="ce21" table:formula="of:=INFO.OBBA.OBBA.OBMAKE(&quot;date-&quot;&amp;COLUMN()&amp;&quot;-&quot;&amp;ROW();&quot;Date&quot;;[.E467])" office:value-type="string" office:string-value="date-7-467 &#10;[100764]">
            <text:p>date-7-467 <text:line-break/>[100764]</text:p>
          </table:table-cell>
          <table:table-cell table:style-name="ce21" table:formula="of:=INFO.OBBA.OBBA.OBMAKE(&quot;date-&quot;&amp;COLUMN()&amp;&quot;-&quot;&amp;ROW();&quot;Date&quot;;[.F467])" office:value-type="string" office:string-value="date-8-467 &#10;[100761]">
            <text:p>date-8-467 <text:line-break/>[10076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67])" office:value-type="string" office:string-value="cal-9-467 &#10;[100765]">
            <text:p>cal-9-467 <text:line-break/>[10076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67])" office:value-type="string" office:string-value="cal-10-467 &#10;[100762]">
            <text:p>cal-10-467 <text:line-break/>[100762]</text:p>
          </table:table-cell>
          <table:table-cell/>
          <table:table-cell table:formula="of:=INFO.OBBA.OBBA.OBGET(INFO.OBBA.OBBA.OBCALL(&quot;&quot;;[.$B$15];&quot;getDaycountFraction&quot;;[.I467];[.J467]))" office:value-type="float" office:value="24.4305555555556">
            <text:p>24,431</text:p>
          </table:table-cell>
          <table:table-cell table:style-name="ce35" table:formula="of:=(YEARFRAC([.E467];[.F467];[.$C$9]))" office:value-type="float" office:value="24.4305555555556">
            <text:p>24,431</text:p>
          </table:table-cell>
          <table:table-cell table:formula="of:=ABS([.L467])-[.M46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5-09-09">
            <text:p>09.09.2005</text:p>
          </table:table-cell>
          <table:table-cell table:style-name="ce22" table:formula="of:=[.$C$11]+INT(RAND()*([.$C$12]-[.$C$11]))" office:value-type="date" office:date-value="1987-06-01">
            <text:p>01.06.1987</text:p>
          </table:table-cell>
          <table:table-cell table:style-name="ce21" table:formula="of:=INFO.OBBA.OBBA.OBMAKE(&quot;date-&quot;&amp;COLUMN()&amp;&quot;-&quot;&amp;ROW();&quot;Date&quot;;[.E468])" office:value-type="string" office:string-value="date-7-468 &#10;[100771]">
            <text:p>date-7-468 <text:line-break/>[100771]</text:p>
          </table:table-cell>
          <table:table-cell table:style-name="ce21" table:formula="of:=INFO.OBBA.OBBA.OBMAKE(&quot;date-&quot;&amp;COLUMN()&amp;&quot;-&quot;&amp;ROW();&quot;Date&quot;;[.F468])" office:value-type="string" office:string-value="date-8-468 &#10;[100768]">
            <text:p>date-8-468 <text:line-break/>[10076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68])" office:value-type="string" office:string-value="cal-9-468 &#10;[100772]">
            <text:p>cal-9-468 <text:line-break/>[10077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68])" office:value-type="string" office:string-value="cal-10-468 &#10;[100769]">
            <text:p>cal-10-468 <text:line-break/>[100769]</text:p>
          </table:table-cell>
          <table:table-cell/>
          <table:table-cell table:formula="of:=INFO.OBBA.OBBA.OBGET(INFO.OBBA.OBBA.OBCALL(&quot;&quot;;[.$B$15];&quot;getDaycountFraction&quot;;[.I468];[.J468]))" office:value-type="float" office:value="-18.5416666666667">
            <text:p>-18,542</text:p>
          </table:table-cell>
          <table:table-cell table:style-name="ce35" table:formula="of:=(YEARFRAC([.E468];[.F468];[.$C$9]))" office:value-type="float" office:value="18.5416666666667">
            <text:p>18,542</text:p>
          </table:table-cell>
          <table:table-cell table:formula="of:=ABS([.L468])-[.M46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6-06-03">
            <text:p>03.06.2016</text:p>
          </table:table-cell>
          <table:table-cell table:style-name="ce22" table:formula="of:=[.$C$11]+INT(RAND()*([.$C$12]-[.$C$11]))" office:value-type="date" office:date-value="1992-12-20">
            <text:p>20.12.1992</text:p>
          </table:table-cell>
          <table:table-cell table:style-name="ce21" table:formula="of:=INFO.OBBA.OBBA.OBMAKE(&quot;date-&quot;&amp;COLUMN()&amp;&quot;-&quot;&amp;ROW();&quot;Date&quot;;[.E469])" office:value-type="string" office:string-value="date-7-469 &#10;[100778]">
            <text:p>date-7-469 <text:line-break/>[100778]</text:p>
          </table:table-cell>
          <table:table-cell table:style-name="ce21" table:formula="of:=INFO.OBBA.OBBA.OBMAKE(&quot;date-&quot;&amp;COLUMN()&amp;&quot;-&quot;&amp;ROW();&quot;Date&quot;;[.F469])" office:value-type="string" office:string-value="date-8-469 &#10;[100775]">
            <text:p>date-8-469 <text:line-break/>[10077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69])" office:value-type="string" office:string-value="cal-9-469 &#10;[100779]">
            <text:p>cal-9-469 <text:line-break/>[10077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69])" office:value-type="string" office:string-value="cal-10-469 &#10;[100776]">
            <text:p>cal-10-469 <text:line-break/>[100776]</text:p>
          </table:table-cell>
          <table:table-cell/>
          <table:table-cell table:formula="of:=INFO.OBBA.OBBA.OBGET(INFO.OBBA.OBBA.OBCALL(&quot;&quot;;[.$B$15];&quot;getDaycountFraction&quot;;[.I469];[.J469]))" office:value-type="float" office:value="-23.7944444444444">
            <text:p>-23,794</text:p>
          </table:table-cell>
          <table:table-cell table:style-name="ce35" table:formula="of:=(YEARFRAC([.E469];[.F469];[.$C$9]))" office:value-type="float" office:value="23.7944444444444">
            <text:p>23,794</text:p>
          </table:table-cell>
          <table:table-cell table:formula="of:=ABS([.L469])-[.M46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6-10-04">
            <text:p>04.10.2006</text:p>
          </table:table-cell>
          <table:table-cell table:style-name="ce22" table:formula="of:=[.$C$11]+INT(RAND()*([.$C$12]-[.$C$11]))" office:value-type="date" office:date-value="1988-09-11">
            <text:p>11.09.1988</text:p>
          </table:table-cell>
          <table:table-cell table:style-name="ce21" table:formula="of:=INFO.OBBA.OBBA.OBMAKE(&quot;date-&quot;&amp;COLUMN()&amp;&quot;-&quot;&amp;ROW();&quot;Date&quot;;[.E470])" office:value-type="string" office:string-value="date-7-470 &#10;[100785]">
            <text:p>date-7-470 <text:line-break/>[100785]</text:p>
          </table:table-cell>
          <table:table-cell table:style-name="ce21" table:formula="of:=INFO.OBBA.OBBA.OBMAKE(&quot;date-&quot;&amp;COLUMN()&amp;&quot;-&quot;&amp;ROW();&quot;Date&quot;;[.F470])" office:value-type="string" office:string-value="date-8-470 &#10;[100782]">
            <text:p>date-8-470 <text:line-break/>[10078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70])" office:value-type="string" office:string-value="cal-9-470 &#10;[100786]">
            <text:p>cal-9-470 <text:line-break/>[10078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70])" office:value-type="string" office:string-value="cal-10-470 &#10;[100783]">
            <text:p>cal-10-470 <text:line-break/>[100783]</text:p>
          </table:table-cell>
          <table:table-cell/>
          <table:table-cell table:formula="of:=INFO.OBBA.OBBA.OBGET(INFO.OBBA.OBBA.OBCALL(&quot;&quot;;[.$B$15];&quot;getDaycountFraction&quot;;[.I470];[.J470]))" office:value-type="float" office:value="-18.325">
            <text:p>-18,325</text:p>
          </table:table-cell>
          <table:table-cell table:style-name="ce35" table:formula="of:=(YEARFRAC([.E470];[.F470];[.$C$9]))" office:value-type="float" office:value="18.325">
            <text:p>18,325</text:p>
          </table:table-cell>
          <table:table-cell table:formula="of:=ABS([.L470])-[.M47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7-01-16">
            <text:p>16.01.2007</text:p>
          </table:table-cell>
          <table:table-cell table:style-name="ce22" table:formula="of:=[.$C$11]+INT(RAND()*([.$C$12]-[.$C$11]))" office:value-type="date" office:date-value="2007-10-15">
            <text:p>15.10.2007</text:p>
          </table:table-cell>
          <table:table-cell table:style-name="ce21" table:formula="of:=INFO.OBBA.OBBA.OBMAKE(&quot;date-&quot;&amp;COLUMN()&amp;&quot;-&quot;&amp;ROW();&quot;Date&quot;;[.E471])" office:value-type="string" office:string-value="date-7-471 &#10;[100792]">
            <text:p>date-7-471 <text:line-break/>[100792]</text:p>
          </table:table-cell>
          <table:table-cell table:style-name="ce21" table:formula="of:=INFO.OBBA.OBBA.OBMAKE(&quot;date-&quot;&amp;COLUMN()&amp;&quot;-&quot;&amp;ROW();&quot;Date&quot;;[.F471])" office:value-type="string" office:string-value="date-8-471 &#10;[100789]">
            <text:p>date-8-471 <text:line-break/>[10078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71])" office:value-type="string" office:string-value="cal-9-471 &#10;[100793]">
            <text:p>cal-9-471 <text:line-break/>[10079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71])" office:value-type="string" office:string-value="cal-10-471 &#10;[100790]">
            <text:p>cal-10-471 <text:line-break/>[100790]</text:p>
          </table:table-cell>
          <table:table-cell/>
          <table:table-cell table:formula="of:=INFO.OBBA.OBBA.OBGET(INFO.OBBA.OBBA.OBCALL(&quot;&quot;;[.$B$15];&quot;getDaycountFraction&quot;;[.I471];[.J471]))" office:value-type="float" office:value="0.755555555555556">
            <text:p>0,756</text:p>
          </table:table-cell>
          <table:table-cell table:style-name="ce35" table:formula="of:=(YEARFRAC([.E471];[.F471];[.$C$9]))" office:value-type="float" office:value="0.755555555555556">
            <text:p>0,756</text:p>
          </table:table-cell>
          <table:table-cell table:formula="of:=ABS([.L471])-[.M47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9-09-04">
            <text:p>04.09.2019</text:p>
          </table:table-cell>
          <table:table-cell table:style-name="ce22" table:formula="of:=[.$C$11]+INT(RAND()*([.$C$12]-[.$C$11]))" office:value-type="date" office:date-value="1991-10-08">
            <text:p>08.10.1991</text:p>
          </table:table-cell>
          <table:table-cell table:style-name="ce21" table:formula="of:=INFO.OBBA.OBBA.OBMAKE(&quot;date-&quot;&amp;COLUMN()&amp;&quot;-&quot;&amp;ROW();&quot;Date&quot;;[.E472])" office:value-type="string" office:string-value="date-7-472 &#10;[100799]">
            <text:p>date-7-472 <text:line-break/>[100799]</text:p>
          </table:table-cell>
          <table:table-cell table:style-name="ce21" table:formula="of:=INFO.OBBA.OBBA.OBMAKE(&quot;date-&quot;&amp;COLUMN()&amp;&quot;-&quot;&amp;ROW();&quot;Date&quot;;[.F472])" office:value-type="string" office:string-value="date-8-472 &#10;[100796]">
            <text:p>date-8-472 <text:line-break/>[10079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72])" office:value-type="string" office:string-value="cal-9-472 &#10;[100800]">
            <text:p>cal-9-472 <text:line-break/>[10080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72])" office:value-type="string" office:string-value="cal-10-472 &#10;[100797]">
            <text:p>cal-10-472 <text:line-break/>[100797]</text:p>
          </table:table-cell>
          <table:table-cell/>
          <table:table-cell table:formula="of:=INFO.OBBA.OBBA.OBGET(INFO.OBBA.OBBA.OBCALL(&quot;&quot;;[.$B$15];&quot;getDaycountFraction&quot;;[.I472];[.J472]))" office:value-type="float" office:value="-28.3138888888889">
            <text:p>-28,314</text:p>
          </table:table-cell>
          <table:table-cell table:style-name="ce35" table:formula="of:=(YEARFRAC([.E472];[.F472];[.$C$9]))" office:value-type="float" office:value="28.3138888888889">
            <text:p>28,314</text:p>
          </table:table-cell>
          <table:table-cell table:formula="of:=ABS([.L472])-[.M47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9-12-18">
            <text:p>18.12.1989</text:p>
          </table:table-cell>
          <table:table-cell table:style-name="ce22" table:formula="of:=[.$C$11]+INT(RAND()*([.$C$12]-[.$C$11]))" office:value-type="date" office:date-value="1987-02-15">
            <text:p>15.02.1987</text:p>
          </table:table-cell>
          <table:table-cell table:style-name="ce21" table:formula="of:=INFO.OBBA.OBBA.OBMAKE(&quot;date-&quot;&amp;COLUMN()&amp;&quot;-&quot;&amp;ROW();&quot;Date&quot;;[.E473])" office:value-type="string" office:string-value="date-7-473 &#10;[100806]">
            <text:p>date-7-473 <text:line-break/>[100806]</text:p>
          </table:table-cell>
          <table:table-cell table:style-name="ce21" table:formula="of:=INFO.OBBA.OBBA.OBMAKE(&quot;date-&quot;&amp;COLUMN()&amp;&quot;-&quot;&amp;ROW();&quot;Date&quot;;[.F473])" office:value-type="string" office:string-value="date-8-473 &#10;[100803]">
            <text:p>date-8-473 <text:line-break/>[10080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73])" office:value-type="string" office:string-value="cal-9-473 &#10;[100807]">
            <text:p>cal-9-473 <text:line-break/>[10080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73])" office:value-type="string" office:string-value="cal-10-473 &#10;[100804]">
            <text:p>cal-10-473 <text:line-break/>[100804]</text:p>
          </table:table-cell>
          <table:table-cell/>
          <table:table-cell table:formula="of:=INFO.OBBA.OBBA.OBGET(INFO.OBBA.OBBA.OBCALL(&quot;&quot;;[.$B$15];&quot;getDaycountFraction&quot;;[.I473];[.J473]))" office:value-type="float" office:value="-2.88055555555556">
            <text:p>-2,881</text:p>
          </table:table-cell>
          <table:table-cell table:style-name="ce35" table:formula="of:=(YEARFRAC([.E473];[.F473];[.$C$9]))" office:value-type="float" office:value="2.88055555555556">
            <text:p>2,881</text:p>
          </table:table-cell>
          <table:table-cell table:formula="of:=ABS([.L473])-[.M47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7-10-30">
            <text:p>30.10.2027</text:p>
          </table:table-cell>
          <table:table-cell table:style-name="ce22" table:formula="of:=[.$C$11]+INT(RAND()*([.$C$12]-[.$C$11]))" office:value-type="date" office:date-value="1991-02-06">
            <text:p>06.02.1991</text:p>
          </table:table-cell>
          <table:table-cell table:style-name="ce21" table:formula="of:=INFO.OBBA.OBBA.OBMAKE(&quot;date-&quot;&amp;COLUMN()&amp;&quot;-&quot;&amp;ROW();&quot;Date&quot;;[.E474])" office:value-type="string" office:string-value="date-7-474 &#10;[100813]">
            <text:p>date-7-474 <text:line-break/>[100813]</text:p>
          </table:table-cell>
          <table:table-cell table:style-name="ce21" table:formula="of:=INFO.OBBA.OBBA.OBMAKE(&quot;date-&quot;&amp;COLUMN()&amp;&quot;-&quot;&amp;ROW();&quot;Date&quot;;[.F474])" office:value-type="string" office:string-value="date-8-474 &#10;[100810]">
            <text:p>date-8-474 <text:line-break/>[10081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74])" office:value-type="string" office:string-value="cal-9-474 &#10;[100814]">
            <text:p>cal-9-474 <text:line-break/>[10081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74])" office:value-type="string" office:string-value="cal-10-474 &#10;[100811]">
            <text:p>cal-10-474 <text:line-break/>[100811]</text:p>
          </table:table-cell>
          <table:table-cell/>
          <table:table-cell table:formula="of:=INFO.OBBA.OBBA.OBGET(INFO.OBBA.OBBA.OBCALL(&quot;&quot;;[.$B$15];&quot;getDaycountFraction&quot;;[.I474];[.J474]))" office:value-type="float" office:value="-37.2638888888889">
            <text:p>-37,264</text:p>
          </table:table-cell>
          <table:table-cell table:style-name="ce35" table:formula="of:=(YEARFRAC([.E474];[.F474];[.$C$9]))" office:value-type="float" office:value="37.2638888888889">
            <text:p>37,264</text:p>
          </table:table-cell>
          <table:table-cell table:formula="of:=ABS([.L474])-[.M47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9-07-02">
            <text:p>02.07.2019</text:p>
          </table:table-cell>
          <table:table-cell table:style-name="ce22" table:formula="of:=[.$C$11]+INT(RAND()*([.$C$12]-[.$C$11]))" office:value-type="date" office:date-value="1986-11-07">
            <text:p>07.11.1986</text:p>
          </table:table-cell>
          <table:table-cell table:style-name="ce21" table:formula="of:=INFO.OBBA.OBBA.OBMAKE(&quot;date-&quot;&amp;COLUMN()&amp;&quot;-&quot;&amp;ROW();&quot;Date&quot;;[.E475])" office:value-type="string" office:string-value="date-7-475 &#10;[100820]">
            <text:p>date-7-475 <text:line-break/>[100820]</text:p>
          </table:table-cell>
          <table:table-cell table:style-name="ce21" table:formula="of:=INFO.OBBA.OBBA.OBMAKE(&quot;date-&quot;&amp;COLUMN()&amp;&quot;-&quot;&amp;ROW();&quot;Date&quot;;[.F475])" office:value-type="string" office:string-value="date-8-475 &#10;[100817]">
            <text:p>date-8-475 <text:line-break/>[10081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75])" office:value-type="string" office:string-value="cal-9-475 &#10;[100821]">
            <text:p>cal-9-475 <text:line-break/>[10082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75])" office:value-type="string" office:string-value="cal-10-475 &#10;[100818]">
            <text:p>cal-10-475 <text:line-break/>[100818]</text:p>
          </table:table-cell>
          <table:table-cell/>
          <table:table-cell table:formula="of:=INFO.OBBA.OBBA.OBGET(INFO.OBBA.OBBA.OBCALL(&quot;&quot;;[.$B$15];&quot;getDaycountFraction&quot;;[.I475];[.J475]))" office:value-type="float" office:value="-33.125">
            <text:p>-33,125</text:p>
          </table:table-cell>
          <table:table-cell table:style-name="ce35" table:formula="of:=(YEARFRAC([.E475];[.F475];[.$C$9]))" office:value-type="float" office:value="33.125">
            <text:p>33,125</text:p>
          </table:table-cell>
          <table:table-cell table:formula="of:=ABS([.L475])-[.M47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9-05-27">
            <text:p>27.05.1989</text:p>
          </table:table-cell>
          <table:table-cell table:style-name="ce22" table:formula="of:=[.$C$11]+INT(RAND()*([.$C$12]-[.$C$11]))" office:value-type="date" office:date-value="2016-10-13">
            <text:p>13.10.2016</text:p>
          </table:table-cell>
          <table:table-cell table:style-name="ce21" table:formula="of:=INFO.OBBA.OBBA.OBMAKE(&quot;date-&quot;&amp;COLUMN()&amp;&quot;-&quot;&amp;ROW();&quot;Date&quot;;[.E476])" office:value-type="string" office:string-value="date-7-476 &#10;[100827]">
            <text:p>date-7-476 <text:line-break/>[100827]</text:p>
          </table:table-cell>
          <table:table-cell table:style-name="ce21" table:formula="of:=INFO.OBBA.OBBA.OBMAKE(&quot;date-&quot;&amp;COLUMN()&amp;&quot;-&quot;&amp;ROW();&quot;Date&quot;;[.F476])" office:value-type="string" office:string-value="date-8-476 &#10;[100824]">
            <text:p>date-8-476 <text:line-break/>[10082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76])" office:value-type="string" office:string-value="cal-9-476 &#10;[100828]">
            <text:p>cal-9-476 <text:line-break/>[10082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76])" office:value-type="string" office:string-value="cal-10-476 &#10;[100825]">
            <text:p>cal-10-476 <text:line-break/>[100825]</text:p>
          </table:table-cell>
          <table:table-cell/>
          <table:table-cell table:formula="of:=INFO.OBBA.OBBA.OBGET(INFO.OBBA.OBBA.OBCALL(&quot;&quot;;[.$B$15];&quot;getDaycountFraction&quot;;[.I476];[.J476]))" office:value-type="float" office:value="27.7805555555556">
            <text:p>27,781</text:p>
          </table:table-cell>
          <table:table-cell table:style-name="ce35" table:formula="of:=(YEARFRAC([.E476];[.F476];[.$C$9]))" office:value-type="float" office:value="27.7805555555556">
            <text:p>27,781</text:p>
          </table:table-cell>
          <table:table-cell table:formula="of:=ABS([.L476])-[.M47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6-08-01">
            <text:p>01.08.1996</text:p>
          </table:table-cell>
          <table:table-cell table:style-name="ce22" table:formula="of:=[.$C$11]+INT(RAND()*([.$C$12]-[.$C$11]))" office:value-type="date" office:date-value="1985-07-17">
            <text:p>17.07.1985</text:p>
          </table:table-cell>
          <table:table-cell table:style-name="ce21" table:formula="of:=INFO.OBBA.OBBA.OBMAKE(&quot;date-&quot;&amp;COLUMN()&amp;&quot;-&quot;&amp;ROW();&quot;Date&quot;;[.E477])" office:value-type="string" office:string-value="date-7-477 &#10;[100834]">
            <text:p>date-7-477 <text:line-break/>[100834]</text:p>
          </table:table-cell>
          <table:table-cell table:style-name="ce21" table:formula="of:=INFO.OBBA.OBBA.OBMAKE(&quot;date-&quot;&amp;COLUMN()&amp;&quot;-&quot;&amp;ROW();&quot;Date&quot;;[.F477])" office:value-type="string" office:string-value="date-8-477 &#10;[100831]">
            <text:p>date-8-477 <text:line-break/>[10083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77])" office:value-type="string" office:string-value="cal-9-477 &#10;[100835]">
            <text:p>cal-9-477 <text:line-break/>[10083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77])" office:value-type="string" office:string-value="cal-10-477 &#10;[100832]">
            <text:p>cal-10-477 <text:line-break/>[100832]</text:p>
          </table:table-cell>
          <table:table-cell/>
          <table:table-cell table:formula="of:=INFO.OBBA.OBBA.OBGET(INFO.OBBA.OBBA.OBCALL(&quot;&quot;;[.$B$15];&quot;getDaycountFraction&quot;;[.I477];[.J477]))" office:value-type="float" office:value="-11.2027777777778">
            <text:p>-11,203</text:p>
          </table:table-cell>
          <table:table-cell table:style-name="ce35" table:formula="of:=(YEARFRAC([.E477];[.F477];[.$C$9]))" office:value-type="float" office:value="11.2027777777778">
            <text:p>11,203</text:p>
          </table:table-cell>
          <table:table-cell table:formula="of:=ABS([.L477])-[.M47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8-02-17">
            <text:p>17.02.2018</text:p>
          </table:table-cell>
          <table:table-cell table:style-name="ce22" table:formula="of:=[.$C$11]+INT(RAND()*([.$C$12]-[.$C$11]))" office:value-type="date" office:date-value="2005-10-14">
            <text:p>14.10.2005</text:p>
          </table:table-cell>
          <table:table-cell table:style-name="ce21" table:formula="of:=INFO.OBBA.OBBA.OBMAKE(&quot;date-&quot;&amp;COLUMN()&amp;&quot;-&quot;&amp;ROW();&quot;Date&quot;;[.E478])" office:value-type="string" office:string-value="date-7-478 &#10;[100841]">
            <text:p>date-7-478 <text:line-break/>[100841]</text:p>
          </table:table-cell>
          <table:table-cell table:style-name="ce21" table:formula="of:=INFO.OBBA.OBBA.OBMAKE(&quot;date-&quot;&amp;COLUMN()&amp;&quot;-&quot;&amp;ROW();&quot;Date&quot;;[.F478])" office:value-type="string" office:string-value="date-8-478 &#10;[100838]">
            <text:p>date-8-478 <text:line-break/>[10083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78])" office:value-type="string" office:string-value="cal-9-478 &#10;[100842]">
            <text:p>cal-9-478 <text:line-break/>[10084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78])" office:value-type="string" office:string-value="cal-10-478 &#10;[100839]">
            <text:p>cal-10-478 <text:line-break/>[100839]</text:p>
          </table:table-cell>
          <table:table-cell/>
          <table:table-cell table:formula="of:=INFO.OBBA.OBBA.OBGET(INFO.OBBA.OBBA.OBCALL(&quot;&quot;;[.$B$15];&quot;getDaycountFraction&quot;;[.I478];[.J478]))" office:value-type="float" office:value="-12.525">
            <text:p>-12,525</text:p>
          </table:table-cell>
          <table:table-cell table:style-name="ce35" table:formula="of:=(YEARFRAC([.E478];[.F478];[.$C$9]))" office:value-type="float" office:value="12.525">
            <text:p>12,525</text:p>
          </table:table-cell>
          <table:table-cell table:formula="of:=ABS([.L478])-[.M47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2-09-30">
            <text:p>30.09.2002</text:p>
          </table:table-cell>
          <table:table-cell table:style-name="ce22" table:formula="of:=[.$C$11]+INT(RAND()*([.$C$12]-[.$C$11]))" office:value-type="date" office:date-value="1988-06-30">
            <text:p>30.06.1988</text:p>
          </table:table-cell>
          <table:table-cell table:style-name="ce21" table:formula="of:=INFO.OBBA.OBBA.OBMAKE(&quot;date-&quot;&amp;COLUMN()&amp;&quot;-&quot;&amp;ROW();&quot;Date&quot;;[.E479])" office:value-type="string" office:string-value="date-7-479 &#10;[100848]">
            <text:p>date-7-479 <text:line-break/>[100848]</text:p>
          </table:table-cell>
          <table:table-cell table:style-name="ce21" table:formula="of:=INFO.OBBA.OBBA.OBMAKE(&quot;date-&quot;&amp;COLUMN()&amp;&quot;-&quot;&amp;ROW();&quot;Date&quot;;[.F479])" office:value-type="string" office:string-value="date-8-479 &#10;[100845]">
            <text:p>date-8-479 <text:line-break/>[10084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79])" office:value-type="string" office:string-value="cal-9-479 &#10;[100849]">
            <text:p>cal-9-479 <text:line-break/>[10084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79])" office:value-type="string" office:string-value="cal-10-479 &#10;[100846]">
            <text:p>cal-10-479 <text:line-break/>[100846]</text:p>
          </table:table-cell>
          <table:table-cell/>
          <table:table-cell table:formula="of:=INFO.OBBA.OBBA.OBGET(INFO.OBBA.OBBA.OBCALL(&quot;&quot;;[.$B$15];&quot;getDaycountFraction&quot;;[.I479];[.J479]))" office:value-type="float" office:value="-14.4583333333333">
            <text:p>-14,458</text:p>
          </table:table-cell>
          <table:table-cell table:style-name="ce35" table:formula="of:=(YEARFRAC([.E479];[.F479];[.$C$9]))" office:value-type="float" office:value="14.4583333333333">
            <text:p>14,458</text:p>
          </table:table-cell>
          <table:table-cell table:formula="of:=ABS([.L479])-[.M47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3-04-18">
            <text:p>18.04.1993</text:p>
          </table:table-cell>
          <table:table-cell table:style-name="ce22" table:formula="of:=[.$C$11]+INT(RAND()*([.$C$12]-[.$C$11]))" office:value-type="date" office:date-value="1985-10-24">
            <text:p>24.10.1985</text:p>
          </table:table-cell>
          <table:table-cell table:style-name="ce21" table:formula="of:=INFO.OBBA.OBBA.OBMAKE(&quot;date-&quot;&amp;COLUMN()&amp;&quot;-&quot;&amp;ROW();&quot;Date&quot;;[.E480])" office:value-type="string" office:string-value="date-7-480 &#10;[100855]">
            <text:p>date-7-480 <text:line-break/>[100855]</text:p>
          </table:table-cell>
          <table:table-cell table:style-name="ce21" table:formula="of:=INFO.OBBA.OBBA.OBMAKE(&quot;date-&quot;&amp;COLUMN()&amp;&quot;-&quot;&amp;ROW();&quot;Date&quot;;[.F480])" office:value-type="string" office:string-value="date-8-480 &#10;[100852]">
            <text:p>date-8-480 <text:line-break/>[10085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80])" office:value-type="string" office:string-value="cal-9-480 &#10;[100856]">
            <text:p>cal-9-480 <text:line-break/>[10085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80])" office:value-type="string" office:string-value="cal-10-480 &#10;[100853]">
            <text:p>cal-10-480 <text:line-break/>[100853]</text:p>
          </table:table-cell>
          <table:table-cell/>
          <table:table-cell table:formula="of:=INFO.OBBA.OBBA.OBGET(INFO.OBBA.OBBA.OBCALL(&quot;&quot;;[.$B$15];&quot;getDaycountFraction&quot;;[.I480];[.J480]))" office:value-type="float" office:value="-7.59166666666667">
            <text:p>-7,592</text:p>
          </table:table-cell>
          <table:table-cell table:style-name="ce35" table:formula="of:=(YEARFRAC([.E480];[.F480];[.$C$9]))" office:value-type="float" office:value="7.59166666666667">
            <text:p>7,592</text:p>
          </table:table-cell>
          <table:table-cell table:formula="of:=ABS([.L480])-[.M48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1-09-16">
            <text:p>16.09.1991</text:p>
          </table:table-cell>
          <table:table-cell table:style-name="ce22" table:formula="of:=[.$C$11]+INT(RAND()*([.$C$12]-[.$C$11]))" office:value-type="date" office:date-value="2001-09-28">
            <text:p>28.09.2001</text:p>
          </table:table-cell>
          <table:table-cell table:style-name="ce21" table:formula="of:=INFO.OBBA.OBBA.OBMAKE(&quot;date-&quot;&amp;COLUMN()&amp;&quot;-&quot;&amp;ROW();&quot;Date&quot;;[.E481])" office:value-type="string" office:string-value="date-7-481 &#10;[100862]">
            <text:p>date-7-481 <text:line-break/>[100862]</text:p>
          </table:table-cell>
          <table:table-cell table:style-name="ce21" table:formula="of:=INFO.OBBA.OBBA.OBMAKE(&quot;date-&quot;&amp;COLUMN()&amp;&quot;-&quot;&amp;ROW();&quot;Date&quot;;[.F481])" office:value-type="string" office:string-value="date-8-481 &#10;[100859]">
            <text:p>date-8-481 <text:line-break/>[10085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81])" office:value-type="string" office:string-value="cal-9-481 &#10;[100863]">
            <text:p>cal-9-481 <text:line-break/>[10086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81])" office:value-type="string" office:string-value="cal-10-481 &#10;[100860]">
            <text:p>cal-10-481 <text:line-break/>[100860]</text:p>
          </table:table-cell>
          <table:table-cell/>
          <table:table-cell table:formula="of:=INFO.OBBA.OBBA.OBGET(INFO.OBBA.OBBA.OBCALL(&quot;&quot;;[.$B$15];&quot;getDaycountFraction&quot;;[.I481];[.J481]))" office:value-type="float" office:value="10.1805555555556">
            <text:p>10,181</text:p>
          </table:table-cell>
          <table:table-cell table:style-name="ce35" table:formula="of:=(YEARFRAC([.E481];[.F481];[.$C$9]))" office:value-type="float" office:value="10.1805555555556">
            <text:p>10,181</text:p>
          </table:table-cell>
          <table:table-cell table:formula="of:=ABS([.L481])-[.M48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8-06-12">
            <text:p>12.06.2018</text:p>
          </table:table-cell>
          <table:table-cell table:style-name="ce22" table:formula="of:=[.$C$11]+INT(RAND()*([.$C$12]-[.$C$11]))" office:value-type="date" office:date-value="1991-12-30">
            <text:p>30.12.1991</text:p>
          </table:table-cell>
          <table:table-cell table:style-name="ce21" table:formula="of:=INFO.OBBA.OBBA.OBMAKE(&quot;date-&quot;&amp;COLUMN()&amp;&quot;-&quot;&amp;ROW();&quot;Date&quot;;[.E482])" office:value-type="string" office:string-value="date-7-482 &#10;[100869]">
            <text:p>date-7-482 <text:line-break/>[100869]</text:p>
          </table:table-cell>
          <table:table-cell table:style-name="ce21" table:formula="of:=INFO.OBBA.OBBA.OBMAKE(&quot;date-&quot;&amp;COLUMN()&amp;&quot;-&quot;&amp;ROW();&quot;Date&quot;;[.F482])" office:value-type="string" office:string-value="date-8-482 &#10;[100866]">
            <text:p>date-8-482 <text:line-break/>[10086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82])" office:value-type="string" office:string-value="cal-9-482 &#10;[100870]">
            <text:p>cal-9-482 <text:line-break/>[10087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82])" office:value-type="string" office:string-value="cal-10-482 &#10;[100867]">
            <text:p>cal-10-482 <text:line-break/>[100867]</text:p>
          </table:table-cell>
          <table:table-cell/>
          <table:table-cell table:formula="of:=INFO.OBBA.OBBA.OBGET(INFO.OBBA.OBBA.OBCALL(&quot;&quot;;[.$B$15];&quot;getDaycountFraction&quot;;[.I482];[.J482]))" office:value-type="float" office:value="-26.8361111111111">
            <text:p>-26,836</text:p>
          </table:table-cell>
          <table:table-cell table:style-name="ce35" table:formula="of:=(YEARFRAC([.E482];[.F482];[.$C$9]))" office:value-type="float" office:value="26.8361111111111">
            <text:p>26,836</text:p>
          </table:table-cell>
          <table:table-cell table:formula="of:=ABS([.L482])-[.M48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1-01-14">
            <text:p>14.01.1991</text:p>
          </table:table-cell>
          <table:table-cell table:style-name="ce22" table:formula="of:=[.$C$11]+INT(RAND()*([.$C$12]-[.$C$11]))" office:value-type="date" office:date-value="1980-05-21">
            <text:p>21.05.1980</text:p>
          </table:table-cell>
          <table:table-cell table:style-name="ce21" table:formula="of:=INFO.OBBA.OBBA.OBMAKE(&quot;date-&quot;&amp;COLUMN()&amp;&quot;-&quot;&amp;ROW();&quot;Date&quot;;[.E483])" office:value-type="string" office:string-value="date-7-483 &#10;[100876]">
            <text:p>date-7-483 <text:line-break/>[100876]</text:p>
          </table:table-cell>
          <table:table-cell table:style-name="ce21" table:formula="of:=INFO.OBBA.OBBA.OBMAKE(&quot;date-&quot;&amp;COLUMN()&amp;&quot;-&quot;&amp;ROW();&quot;Date&quot;;[.F483])" office:value-type="string" office:string-value="date-8-483 &#10;[100873]">
            <text:p>date-8-483 <text:line-break/>[10087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83])" office:value-type="string" office:string-value="cal-9-483 &#10;[100877]">
            <text:p>cal-9-483 <text:line-break/>[10087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83])" office:value-type="string" office:string-value="cal-10-483 &#10;[100874]">
            <text:p>cal-10-483 <text:line-break/>[100874]</text:p>
          </table:table-cell>
          <table:table-cell/>
          <table:table-cell table:formula="of:=INFO.OBBA.OBBA.OBGET(INFO.OBBA.OBBA.OBCALL(&quot;&quot;;[.$B$15];&quot;getDaycountFraction&quot;;[.I483];[.J483]))" office:value-type="float" office:value="-10.8055555555556">
            <text:p>-10,806</text:p>
          </table:table-cell>
          <table:table-cell table:style-name="ce35" table:formula="of:=(YEARFRAC([.E483];[.F483];[.$C$9]))" office:value-type="float" office:value="10.8055555555556">
            <text:p>10,806</text:p>
          </table:table-cell>
          <table:table-cell table:formula="of:=ABS([.L483])-[.M48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4-10-16">
            <text:p>16.10.1994</text:p>
          </table:table-cell>
          <table:table-cell table:style-name="ce22" table:formula="of:=[.$C$11]+INT(RAND()*([.$C$12]-[.$C$11]))" office:value-type="date" office:date-value="1987-05-01">
            <text:p>01.05.1987</text:p>
          </table:table-cell>
          <table:table-cell table:style-name="ce21" table:formula="of:=INFO.OBBA.OBBA.OBMAKE(&quot;date-&quot;&amp;COLUMN()&amp;&quot;-&quot;&amp;ROW();&quot;Date&quot;;[.E484])" office:value-type="string" office:string-value="date-7-484 &#10;[100883]">
            <text:p>date-7-484 <text:line-break/>[100883]</text:p>
          </table:table-cell>
          <table:table-cell table:style-name="ce21" table:formula="of:=INFO.OBBA.OBBA.OBMAKE(&quot;date-&quot;&amp;COLUMN()&amp;&quot;-&quot;&amp;ROW();&quot;Date&quot;;[.F484])" office:value-type="string" office:string-value="date-8-484 &#10;[100880]">
            <text:p>date-8-484 <text:line-break/>[10088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84])" office:value-type="string" office:string-value="cal-9-484 &#10;[100884]">
            <text:p>cal-9-484 <text:line-break/>[10088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84])" office:value-type="string" office:string-value="cal-10-484 &#10;[100881]">
            <text:p>cal-10-484 <text:line-break/>[100881]</text:p>
          </table:table-cell>
          <table:table-cell/>
          <table:table-cell table:formula="of:=INFO.OBBA.OBBA.OBGET(INFO.OBBA.OBBA.OBCALL(&quot;&quot;;[.$B$15];&quot;getDaycountFraction&quot;;[.I484];[.J484]))" office:value-type="float" office:value="-7.56944444444444">
            <text:p>-7,569</text:p>
          </table:table-cell>
          <table:table-cell table:style-name="ce35" table:formula="of:=(YEARFRAC([.E484];[.F484];[.$C$9]))" office:value-type="float" office:value="7.56944444444444">
            <text:p>7,569</text:p>
          </table:table-cell>
          <table:table-cell table:formula="of:=ABS([.L484])-[.M48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3-07-18">
            <text:p>18.07.2003</text:p>
          </table:table-cell>
          <table:table-cell table:style-name="ce22" table:formula="of:=[.$C$11]+INT(RAND()*([.$C$12]-[.$C$11]))" office:value-type="date" office:date-value="2008-09-10">
            <text:p>10.09.2008</text:p>
          </table:table-cell>
          <table:table-cell table:style-name="ce21" table:formula="of:=INFO.OBBA.OBBA.OBMAKE(&quot;date-&quot;&amp;COLUMN()&amp;&quot;-&quot;&amp;ROW();&quot;Date&quot;;[.E485])" office:value-type="string" office:string-value="date-7-485 &#10;[100890]">
            <text:p>date-7-485 <text:line-break/>[100890]</text:p>
          </table:table-cell>
          <table:table-cell table:style-name="ce21" table:formula="of:=INFO.OBBA.OBBA.OBMAKE(&quot;date-&quot;&amp;COLUMN()&amp;&quot;-&quot;&amp;ROW();&quot;Date&quot;;[.F485])" office:value-type="string" office:string-value="date-8-485 &#10;[100887]">
            <text:p>date-8-485 <text:line-break/>[10088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85])" office:value-type="string" office:string-value="cal-9-485 &#10;[100891]">
            <text:p>cal-9-485 <text:line-break/>[10089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85])" office:value-type="string" office:string-value="cal-10-485 &#10;[100888]">
            <text:p>cal-10-485 <text:line-break/>[100888]</text:p>
          </table:table-cell>
          <table:table-cell/>
          <table:table-cell table:formula="of:=INFO.OBBA.OBBA.OBGET(INFO.OBBA.OBBA.OBCALL(&quot;&quot;;[.$B$15];&quot;getDaycountFraction&quot;;[.I485];[.J485]))" office:value-type="float" office:value="5.225">
            <text:p>5,225</text:p>
          </table:table-cell>
          <table:table-cell table:style-name="ce35" table:formula="of:=(YEARFRAC([.E485];[.F485];[.$C$9]))" office:value-type="float" office:value="5.225">
            <text:p>5,225</text:p>
          </table:table-cell>
          <table:table-cell table:formula="of:=ABS([.L485])-[.M48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1-05-21">
            <text:p>21.05.2001</text:p>
          </table:table-cell>
          <table:table-cell table:style-name="ce22" table:formula="of:=[.$C$11]+INT(RAND()*([.$C$12]-[.$C$11]))" office:value-type="date" office:date-value="2005-08-04">
            <text:p>04.08.2005</text:p>
          </table:table-cell>
          <table:table-cell table:style-name="ce21" table:formula="of:=INFO.OBBA.OBBA.OBMAKE(&quot;date-&quot;&amp;COLUMN()&amp;&quot;-&quot;&amp;ROW();&quot;Date&quot;;[.E486])" office:value-type="string" office:string-value="date-7-486 &#10;[100897]">
            <text:p>date-7-486 <text:line-break/>[100897]</text:p>
          </table:table-cell>
          <table:table-cell table:style-name="ce21" table:formula="of:=INFO.OBBA.OBBA.OBMAKE(&quot;date-&quot;&amp;COLUMN()&amp;&quot;-&quot;&amp;ROW();&quot;Date&quot;;[.F486])" office:value-type="string" office:string-value="date-8-486 &#10;[100894]">
            <text:p>date-8-486 <text:line-break/>[10089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86])" office:value-type="string" office:string-value="cal-9-486 &#10;[100898]">
            <text:p>cal-9-486 <text:line-break/>[10089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86])" office:value-type="string" office:string-value="cal-10-486 &#10;[100895]">
            <text:p>cal-10-486 <text:line-break/>[100895]</text:p>
          </table:table-cell>
          <table:table-cell/>
          <table:table-cell table:formula="of:=INFO.OBBA.OBBA.OBGET(INFO.OBBA.OBBA.OBCALL(&quot;&quot;;[.$B$15];&quot;getDaycountFraction&quot;;[.I486];[.J486]))" office:value-type="float" office:value="4.26666666666667">
            <text:p>4,267</text:p>
          </table:table-cell>
          <table:table-cell table:style-name="ce35" table:formula="of:=(YEARFRAC([.E486];[.F486];[.$C$9]))" office:value-type="float" office:value="4.26666666666667">
            <text:p>4,267</text:p>
          </table:table-cell>
          <table:table-cell table:formula="of:=ABS([.L486])-[.M48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2-08-09">
            <text:p>09.08.1992</text:p>
          </table:table-cell>
          <table:table-cell table:style-name="ce22" table:formula="of:=[.$C$11]+INT(RAND()*([.$C$12]-[.$C$11]))" office:value-type="date" office:date-value="2007-11-15">
            <text:p>15.11.2007</text:p>
          </table:table-cell>
          <table:table-cell table:style-name="ce21" table:formula="of:=INFO.OBBA.OBBA.OBMAKE(&quot;date-&quot;&amp;COLUMN()&amp;&quot;-&quot;&amp;ROW();&quot;Date&quot;;[.E487])" office:value-type="string" office:string-value="date-7-487 &#10;[100904]">
            <text:p>date-7-487 <text:line-break/>[100904]</text:p>
          </table:table-cell>
          <table:table-cell table:style-name="ce21" table:formula="of:=INFO.OBBA.OBBA.OBMAKE(&quot;date-&quot;&amp;COLUMN()&amp;&quot;-&quot;&amp;ROW();&quot;Date&quot;;[.F487])" office:value-type="string" office:string-value="date-8-487 &#10;[100901]">
            <text:p>date-8-487 <text:line-break/>[10090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87])" office:value-type="string" office:string-value="cal-9-487 &#10;[100905]">
            <text:p>cal-9-487 <text:line-break/>[10090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87])" office:value-type="string" office:string-value="cal-10-487 &#10;[100902]">
            <text:p>cal-10-487 <text:line-break/>[100902]</text:p>
          </table:table-cell>
          <table:table-cell/>
          <table:table-cell table:formula="of:=INFO.OBBA.OBBA.OBGET(INFO.OBBA.OBBA.OBCALL(&quot;&quot;;[.$B$15];&quot;getDaycountFraction&quot;;[.I487];[.J487]))" office:value-type="float" office:value="15.4888888888889">
            <text:p>15,489</text:p>
          </table:table-cell>
          <table:table-cell table:style-name="ce35" table:formula="of:=(YEARFRAC([.E487];[.F487];[.$C$9]))" office:value-type="float" office:value="15.4888888888889">
            <text:p>15,489</text:p>
          </table:table-cell>
          <table:table-cell table:formula="of:=ABS([.L487])-[.M48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7-09-19">
            <text:p>19.09.2007</text:p>
          </table:table-cell>
          <table:table-cell table:style-name="ce22" table:formula="of:=[.$C$11]+INT(RAND()*([.$C$12]-[.$C$11]))" office:value-type="date" office:date-value="1998-11-05">
            <text:p>05.11.1998</text:p>
          </table:table-cell>
          <table:table-cell table:style-name="ce21" table:formula="of:=INFO.OBBA.OBBA.OBMAKE(&quot;date-&quot;&amp;COLUMN()&amp;&quot;-&quot;&amp;ROW();&quot;Date&quot;;[.E488])" office:value-type="string" office:string-value="date-7-488 &#10;[100911]">
            <text:p>date-7-488 <text:line-break/>[100911]</text:p>
          </table:table-cell>
          <table:table-cell table:style-name="ce21" table:formula="of:=INFO.OBBA.OBBA.OBMAKE(&quot;date-&quot;&amp;COLUMN()&amp;&quot;-&quot;&amp;ROW();&quot;Date&quot;;[.F488])" office:value-type="string" office:string-value="date-8-488 &#10;[100908]">
            <text:p>date-8-488 <text:line-break/>[10090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88])" office:value-type="string" office:string-value="cal-9-488 &#10;[100912]">
            <text:p>cal-9-488 <text:line-break/>[10091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88])" office:value-type="string" office:string-value="cal-10-488 &#10;[100909]">
            <text:p>cal-10-488 <text:line-break/>[100909]</text:p>
          </table:table-cell>
          <table:table-cell/>
          <table:table-cell table:formula="of:=INFO.OBBA.OBBA.OBGET(INFO.OBBA.OBBA.OBCALL(&quot;&quot;;[.$B$15];&quot;getDaycountFraction&quot;;[.I488];[.J488]))" office:value-type="float" office:value="-9">
            <text:p>-9,000</text:p>
          </table:table-cell>
          <table:table-cell table:style-name="ce35" table:formula="of:=(YEARFRAC([.E488];[.F488];[.$C$9]))" office:value-type="float" office:value="9">
            <text:p>9,000</text:p>
          </table:table-cell>
          <table:table-cell table:formula="of:=ABS([.L488])-[.M48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2-11-15">
            <text:p>15.11.2022</text:p>
          </table:table-cell>
          <table:table-cell table:style-name="ce22" table:formula="of:=[.$C$11]+INT(RAND()*([.$C$12]-[.$C$11]))" office:value-type="date" office:date-value="2016-07-22">
            <text:p>22.07.2016</text:p>
          </table:table-cell>
          <table:table-cell table:style-name="ce21" table:formula="of:=INFO.OBBA.OBBA.OBMAKE(&quot;date-&quot;&amp;COLUMN()&amp;&quot;-&quot;&amp;ROW();&quot;Date&quot;;[.E489])" office:value-type="string" office:string-value="date-7-489 &#10;[100918]">
            <text:p>date-7-489 <text:line-break/>[100918]</text:p>
          </table:table-cell>
          <table:table-cell table:style-name="ce21" table:formula="of:=INFO.OBBA.OBBA.OBMAKE(&quot;date-&quot;&amp;COLUMN()&amp;&quot;-&quot;&amp;ROW();&quot;Date&quot;;[.F489])" office:value-type="string" office:string-value="date-8-489 &#10;[100915]">
            <text:p>date-8-489 <text:line-break/>[10091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89])" office:value-type="string" office:string-value="cal-9-489 &#10;[100919]">
            <text:p>cal-9-489 <text:line-break/>[10091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89])" office:value-type="string" office:string-value="cal-10-489 &#10;[100916]">
            <text:p>cal-10-489 <text:line-break/>[100916]</text:p>
          </table:table-cell>
          <table:table-cell/>
          <table:table-cell table:formula="of:=INFO.OBBA.OBBA.OBGET(INFO.OBBA.OBBA.OBCALL(&quot;&quot;;[.$B$15];&quot;getDaycountFraction&quot;;[.I489];[.J489]))" office:value-type="float" office:value="-6.40833333333333">
            <text:p>-6,408</text:p>
          </table:table-cell>
          <table:table-cell table:style-name="ce35" table:formula="of:=(YEARFRAC([.E489];[.F489];[.$C$9]))" office:value-type="float" office:value="6.40833333333333">
            <text:p>6,408</text:p>
          </table:table-cell>
          <table:table-cell table:formula="of:=ABS([.L489])-[.M48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5-02-22">
            <text:p>22.02.1985</text:p>
          </table:table-cell>
          <table:table-cell table:style-name="ce22" table:formula="of:=[.$C$11]+INT(RAND()*([.$C$12]-[.$C$11]))" office:value-type="date" office:date-value="2015-01-28">
            <text:p>28.01.2015</text:p>
          </table:table-cell>
          <table:table-cell table:style-name="ce21" table:formula="of:=INFO.OBBA.OBBA.OBMAKE(&quot;date-&quot;&amp;COLUMN()&amp;&quot;-&quot;&amp;ROW();&quot;Date&quot;;[.E490])" office:value-type="string" office:string-value="date-7-490 &#10;[100925]">
            <text:p>date-7-490 <text:line-break/>[100925]</text:p>
          </table:table-cell>
          <table:table-cell table:style-name="ce21" table:formula="of:=INFO.OBBA.OBBA.OBMAKE(&quot;date-&quot;&amp;COLUMN()&amp;&quot;-&quot;&amp;ROW();&quot;Date&quot;;[.F490])" office:value-type="string" office:string-value="date-8-490 &#10;[100922]">
            <text:p>date-8-490 <text:line-break/>[10092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90])" office:value-type="string" office:string-value="cal-9-490 &#10;[100926]">
            <text:p>cal-9-490 <text:line-break/>[10092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90])" office:value-type="string" office:string-value="cal-10-490 &#10;[100923]">
            <text:p>cal-10-490 <text:line-break/>[100923]</text:p>
          </table:table-cell>
          <table:table-cell/>
          <table:table-cell table:formula="of:=INFO.OBBA.OBBA.OBGET(INFO.OBBA.OBBA.OBCALL(&quot;&quot;;[.$B$15];&quot;getDaycountFraction&quot;;[.I490];[.J490]))" office:value-type="float" office:value="30.3666666666667">
            <text:p>30,367</text:p>
          </table:table-cell>
          <table:table-cell table:style-name="ce35" table:formula="of:=(YEARFRAC([.E490];[.F490];[.$C$9]))" office:value-type="float" office:value="30.3666666666667">
            <text:p>30,367</text:p>
          </table:table-cell>
          <table:table-cell table:formula="of:=ABS([.L490])-[.M49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0-03-08">
            <text:p>08.03.1980</text:p>
          </table:table-cell>
          <table:table-cell table:style-name="ce22" table:formula="of:=[.$C$11]+INT(RAND()*([.$C$12]-[.$C$11]))" office:value-type="date" office:date-value="2003-04-15">
            <text:p>15.04.2003</text:p>
          </table:table-cell>
          <table:table-cell table:style-name="ce21" table:formula="of:=INFO.OBBA.OBBA.OBMAKE(&quot;date-&quot;&amp;COLUMN()&amp;&quot;-&quot;&amp;ROW();&quot;Date&quot;;[.E491])" office:value-type="string" office:string-value="date-7-491 &#10;[100932]">
            <text:p>date-7-491 <text:line-break/>[100932]</text:p>
          </table:table-cell>
          <table:table-cell table:style-name="ce21" table:formula="of:=INFO.OBBA.OBBA.OBMAKE(&quot;date-&quot;&amp;COLUMN()&amp;&quot;-&quot;&amp;ROW();&quot;Date&quot;;[.F491])" office:value-type="string" office:string-value="date-8-491 &#10;[100929]">
            <text:p>date-8-491 <text:line-break/>[10092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91])" office:value-type="string" office:string-value="cal-9-491 &#10;[100933]">
            <text:p>cal-9-491 <text:line-break/>[10093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91])" office:value-type="string" office:string-value="cal-10-491 &#10;[100930]">
            <text:p>cal-10-491 <text:line-break/>[100930]</text:p>
          </table:table-cell>
          <table:table-cell/>
          <table:table-cell table:formula="of:=INFO.OBBA.OBBA.OBGET(INFO.OBBA.OBBA.OBCALL(&quot;&quot;;[.$B$15];&quot;getDaycountFraction&quot;;[.I491];[.J491]))" office:value-type="float" office:value="23.4388888888889">
            <text:p>23,439</text:p>
          </table:table-cell>
          <table:table-cell table:style-name="ce35" table:formula="of:=(YEARFRAC([.E491];[.F491];[.$C$9]))" office:value-type="float" office:value="23.4388888888889">
            <text:p>23,439</text:p>
          </table:table-cell>
          <table:table-cell table:formula="of:=ABS([.L491])-[.M49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6-12-17">
            <text:p>17.12.1986</text:p>
          </table:table-cell>
          <table:table-cell table:style-name="ce22" table:formula="of:=[.$C$11]+INT(RAND()*([.$C$12]-[.$C$11]))" office:value-type="date" office:date-value="1980-05-11">
            <text:p>11.05.1980</text:p>
          </table:table-cell>
          <table:table-cell table:style-name="ce21" table:formula="of:=INFO.OBBA.OBBA.OBMAKE(&quot;date-&quot;&amp;COLUMN()&amp;&quot;-&quot;&amp;ROW();&quot;Date&quot;;[.E492])" office:value-type="string" office:string-value="date-7-492 &#10;[100939]">
            <text:p>date-7-492 <text:line-break/>[100939]</text:p>
          </table:table-cell>
          <table:table-cell table:style-name="ce21" table:formula="of:=INFO.OBBA.OBBA.OBMAKE(&quot;date-&quot;&amp;COLUMN()&amp;&quot;-&quot;&amp;ROW();&quot;Date&quot;;[.F492])" office:value-type="string" office:string-value="date-8-492 &#10;[100936]">
            <text:p>date-8-492 <text:line-break/>[10093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92])" office:value-type="string" office:string-value="cal-9-492 &#10;[100940]">
            <text:p>cal-9-492 <text:line-break/>[10094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92])" office:value-type="string" office:string-value="cal-10-492 &#10;[100937]">
            <text:p>cal-10-492 <text:line-break/>[100937]</text:p>
          </table:table-cell>
          <table:table-cell/>
          <table:table-cell table:formula="of:=INFO.OBBA.OBBA.OBGET(INFO.OBBA.OBBA.OBCALL(&quot;&quot;;[.$B$15];&quot;getDaycountFraction&quot;;[.I492];[.J492]))" office:value-type="float" office:value="-6.69722222222222">
            <text:p>-6,697</text:p>
          </table:table-cell>
          <table:table-cell table:style-name="ce35" table:formula="of:=(YEARFRAC([.E492];[.F492];[.$C$9]))" office:value-type="float" office:value="6.69722222222222">
            <text:p>6,697</text:p>
          </table:table-cell>
          <table:table-cell table:formula="of:=ABS([.L492])-[.M49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1-01-19">
            <text:p>19.01.2021</text:p>
          </table:table-cell>
          <table:table-cell table:style-name="ce22" table:formula="of:=[.$C$11]+INT(RAND()*([.$C$12]-[.$C$11]))" office:value-type="date" office:date-value="2003-07-10">
            <text:p>10.07.2003</text:p>
          </table:table-cell>
          <table:table-cell table:style-name="ce21" table:formula="of:=INFO.OBBA.OBBA.OBMAKE(&quot;date-&quot;&amp;COLUMN()&amp;&quot;-&quot;&amp;ROW();&quot;Date&quot;;[.E493])" office:value-type="string" office:string-value="date-7-493 &#10;[100946]">
            <text:p>date-7-493 <text:line-break/>[100946]</text:p>
          </table:table-cell>
          <table:table-cell table:style-name="ce21" table:formula="of:=INFO.OBBA.OBBA.OBMAKE(&quot;date-&quot;&amp;COLUMN()&amp;&quot;-&quot;&amp;ROW();&quot;Date&quot;;[.F493])" office:value-type="string" office:string-value="date-8-493 &#10;[100943]">
            <text:p>date-8-493 <text:line-break/>[10094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93])" office:value-type="string" office:string-value="cal-9-493 &#10;[100947]">
            <text:p>cal-9-493 <text:line-break/>[10094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93])" office:value-type="string" office:string-value="cal-10-493 &#10;[100944]">
            <text:p>cal-10-493 <text:line-break/>[100944]</text:p>
          </table:table-cell>
          <table:table-cell/>
          <table:table-cell table:formula="of:=INFO.OBBA.OBBA.OBGET(INFO.OBBA.OBBA.OBCALL(&quot;&quot;;[.$B$15];&quot;getDaycountFraction&quot;;[.I493];[.J493]))" office:value-type="float" office:value="-17.7861111111111">
            <text:p>-17,786</text:p>
          </table:table-cell>
          <table:table-cell table:style-name="ce35" table:formula="of:=(YEARFRAC([.E493];[.F493];[.$C$9]))" office:value-type="float" office:value="17.7861111111111">
            <text:p>17,786</text:p>
          </table:table-cell>
          <table:table-cell table:formula="of:=ABS([.L493])-[.M49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5-04-28">
            <text:p>28.04.2025</text:p>
          </table:table-cell>
          <table:table-cell table:style-name="ce22" table:formula="of:=[.$C$11]+INT(RAND()*([.$C$12]-[.$C$11]))" office:value-type="date" office:date-value="2029-03-02">
            <text:p>02.03.2029</text:p>
          </table:table-cell>
          <table:table-cell table:style-name="ce21" table:formula="of:=INFO.OBBA.OBBA.OBMAKE(&quot;date-&quot;&amp;COLUMN()&amp;&quot;-&quot;&amp;ROW();&quot;Date&quot;;[.E494])" office:value-type="string" office:string-value="date-7-494 &#10;[100953]">
            <text:p>date-7-494 <text:line-break/>[100953]</text:p>
          </table:table-cell>
          <table:table-cell table:style-name="ce21" table:formula="of:=INFO.OBBA.OBBA.OBMAKE(&quot;date-&quot;&amp;COLUMN()&amp;&quot;-&quot;&amp;ROW();&quot;Date&quot;;[.F494])" office:value-type="string" office:string-value="date-8-494 &#10;[100950]">
            <text:p>date-8-494 <text:line-break/>[10095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94])" office:value-type="string" office:string-value="cal-9-494 &#10;[100954]">
            <text:p>cal-9-494 <text:line-break/>[10095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94])" office:value-type="string" office:string-value="cal-10-494 &#10;[100951]">
            <text:p>cal-10-494 <text:line-break/>[100951]</text:p>
          </table:table-cell>
          <table:table-cell/>
          <table:table-cell table:formula="of:=INFO.OBBA.OBBA.OBGET(INFO.OBBA.OBBA.OBCALL(&quot;&quot;;[.$B$15];&quot;getDaycountFraction&quot;;[.I494];[.J494]))" office:value-type="float" office:value="3.9">
            <text:p>3,900</text:p>
          </table:table-cell>
          <table:table-cell table:style-name="ce35" table:formula="of:=(YEARFRAC([.E494];[.F494];[.$C$9]))" office:value-type="float" office:value="3.9">
            <text:p>3,900</text:p>
          </table:table-cell>
          <table:table-cell table:formula="of:=ABS([.L494])-[.M49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8-11-08">
            <text:p>08.11.2008</text:p>
          </table:table-cell>
          <table:table-cell table:style-name="ce22" table:formula="of:=[.$C$11]+INT(RAND()*([.$C$12]-[.$C$11]))" office:value-type="date" office:date-value="2020-01-13">
            <text:p>13.01.2020</text:p>
          </table:table-cell>
          <table:table-cell table:style-name="ce21" table:formula="of:=INFO.OBBA.OBBA.OBMAKE(&quot;date-&quot;&amp;COLUMN()&amp;&quot;-&quot;&amp;ROW();&quot;Date&quot;;[.E495])" office:value-type="string" office:string-value="date-7-495 &#10;[100960]">
            <text:p>date-7-495 <text:line-break/>[100960]</text:p>
          </table:table-cell>
          <table:table-cell table:style-name="ce21" table:formula="of:=INFO.OBBA.OBBA.OBMAKE(&quot;date-&quot;&amp;COLUMN()&amp;&quot;-&quot;&amp;ROW();&quot;Date&quot;;[.F495])" office:value-type="string" office:string-value="date-8-495 &#10;[100957]">
            <text:p>date-8-495 <text:line-break/>[10095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95])" office:value-type="string" office:string-value="cal-9-495 &#10;[100961]">
            <text:p>cal-9-495 <text:line-break/>[10096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95])" office:value-type="string" office:string-value="cal-10-495 &#10;[100958]">
            <text:p>cal-10-495 <text:line-break/>[100958]</text:p>
          </table:table-cell>
          <table:table-cell/>
          <table:table-cell table:formula="of:=INFO.OBBA.OBBA.OBGET(INFO.OBBA.OBBA.OBCALL(&quot;&quot;;[.$B$15];&quot;getDaycountFraction&quot;;[.I495];[.J495]))" office:value-type="float" office:value="11.3416666666667">
            <text:p>11,342</text:p>
          </table:table-cell>
          <table:table-cell table:style-name="ce35" table:formula="of:=(YEARFRAC([.E495];[.F495];[.$C$9]))" office:value-type="float" office:value="11.3416666666667">
            <text:p>11,342</text:p>
          </table:table-cell>
          <table:table-cell table:formula="of:=ABS([.L495])-[.M495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4-06-04">
            <text:p>04.06.1984</text:p>
          </table:table-cell>
          <table:table-cell table:style-name="ce22" table:formula="of:=[.$C$11]+INT(RAND()*([.$C$12]-[.$C$11]))" office:value-type="date" office:date-value="1989-12-23">
            <text:p>23.12.1989</text:p>
          </table:table-cell>
          <table:table-cell table:style-name="ce21" table:formula="of:=INFO.OBBA.OBBA.OBMAKE(&quot;date-&quot;&amp;COLUMN()&amp;&quot;-&quot;&amp;ROW();&quot;Date&quot;;[.E496])" office:value-type="string" office:string-value="date-7-496 &#10;[100967]">
            <text:p>date-7-496 <text:line-break/>[100967]</text:p>
          </table:table-cell>
          <table:table-cell table:style-name="ce21" table:formula="of:=INFO.OBBA.OBBA.OBMAKE(&quot;date-&quot;&amp;COLUMN()&amp;&quot;-&quot;&amp;ROW();&quot;Date&quot;;[.F496])" office:value-type="string" office:string-value="date-8-496 &#10;[100964]">
            <text:p>date-8-496 <text:line-break/>[10096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96])" office:value-type="string" office:string-value="cal-9-496 &#10;[100968]">
            <text:p>cal-9-496 <text:line-break/>[10096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96])" office:value-type="string" office:string-value="cal-10-496 &#10;[100965]">
            <text:p>cal-10-496 <text:line-break/>[100965]</text:p>
          </table:table-cell>
          <table:table-cell/>
          <table:table-cell table:formula="of:=INFO.OBBA.OBBA.OBGET(INFO.OBBA.OBBA.OBCALL(&quot;&quot;;[.$B$15];&quot;getDaycountFraction&quot;;[.I496];[.J496]))" office:value-type="float" office:value="5.63333333333333">
            <text:p>5,633</text:p>
          </table:table-cell>
          <table:table-cell table:style-name="ce35" table:formula="of:=(YEARFRAC([.E496];[.F496];[.$C$9]))" office:value-type="float" office:value="5.63333333333333">
            <text:p>5,633</text:p>
          </table:table-cell>
          <table:table-cell table:formula="of:=ABS([.L496])-[.M496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17-06-29">
            <text:p>29.06.2017</text:p>
          </table:table-cell>
          <table:table-cell table:style-name="ce22" table:formula="of:=[.$C$11]+INT(RAND()*([.$C$12]-[.$C$11]))" office:value-type="date" office:date-value="1990-02-27">
            <text:p>27.02.1990</text:p>
          </table:table-cell>
          <table:table-cell table:style-name="ce21" table:formula="of:=INFO.OBBA.OBBA.OBMAKE(&quot;date-&quot;&amp;COLUMN()&amp;&quot;-&quot;&amp;ROW();&quot;Date&quot;;[.E497])" office:value-type="string" office:string-value="date-7-497 &#10;[100974]">
            <text:p>date-7-497 <text:line-break/>[100974]</text:p>
          </table:table-cell>
          <table:table-cell table:style-name="ce21" table:formula="of:=INFO.OBBA.OBBA.OBMAKE(&quot;date-&quot;&amp;COLUMN()&amp;&quot;-&quot;&amp;ROW();&quot;Date&quot;;[.F497])" office:value-type="string" office:string-value="date-8-497 &#10;[100971]">
            <text:p>date-8-497 <text:line-break/>[10097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97])" office:value-type="string" office:string-value="cal-9-497 &#10;[100975]">
            <text:p>cal-9-497 <text:line-break/>[10097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97])" office:value-type="string" office:string-value="cal-10-497 &#10;[100972]">
            <text:p>cal-10-497 <text:line-break/>[100972]</text:p>
          </table:table-cell>
          <table:table-cell/>
          <table:table-cell table:formula="of:=INFO.OBBA.OBBA.OBGET(INFO.OBBA.OBBA.OBCALL(&quot;&quot;;[.$B$15];&quot;getDaycountFraction&quot;;[.I497];[.J497]))" office:value-type="float" office:value="-27.7333333333333">
            <text:p>-27,733</text:p>
          </table:table-cell>
          <table:table-cell table:style-name="ce35" table:formula="of:=(YEARFRAC([.E497];[.F497];[.$C$9]))" office:value-type="float" office:value="27.7333333333333">
            <text:p>27,733</text:p>
          </table:table-cell>
          <table:table-cell table:formula="of:=ABS([.L497])-[.M497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1-12-16">
            <text:p>16.12.1991</text:p>
          </table:table-cell>
          <table:table-cell table:style-name="ce22" table:formula="of:=[.$C$11]+INT(RAND()*([.$C$12]-[.$C$11]))" office:value-type="date" office:date-value="2020-01-31">
            <text:p>31.01.2020</text:p>
          </table:table-cell>
          <table:table-cell table:style-name="ce21" table:formula="of:=INFO.OBBA.OBBA.OBMAKE(&quot;date-&quot;&amp;COLUMN()&amp;&quot;-&quot;&amp;ROW();&quot;Date&quot;;[.E498])" office:value-type="string" office:string-value="date-7-498 &#10;[100981]">
            <text:p>date-7-498 <text:line-break/>[100981]</text:p>
          </table:table-cell>
          <table:table-cell table:style-name="ce21" table:formula="of:=INFO.OBBA.OBBA.OBMAKE(&quot;date-&quot;&amp;COLUMN()&amp;&quot;-&quot;&amp;ROW();&quot;Date&quot;;[.F498])" office:value-type="string" office:string-value="date-8-498 &#10;[100978]">
            <text:p>date-8-498 <text:line-break/>[10097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98])" office:value-type="string" office:string-value="cal-9-498 &#10;[100982]">
            <text:p>cal-9-498 <text:line-break/>[10098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98])" office:value-type="string" office:string-value="cal-10-498 &#10;[100979]">
            <text:p>cal-10-498 <text:line-break/>[100979]</text:p>
          </table:table-cell>
          <table:table-cell/>
          <table:table-cell table:formula="of:=INFO.OBBA.OBBA.OBGET(INFO.OBBA.OBBA.OBCALL(&quot;&quot;;[.$B$15];&quot;getDaycountFraction&quot;;[.I498];[.J498]))" office:value-type="float" office:value="28.5361111111111">
            <text:p>28,536</text:p>
          </table:table-cell>
          <table:table-cell table:style-name="ce35" table:formula="of:=(YEARFRAC([.E498];[.F498];[.$C$9]))" office:value-type="float" office:value="28.5361111111111">
            <text:p>28,536</text:p>
          </table:table-cell>
          <table:table-cell table:formula="of:=ABS([.L498])-[.M498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80-02-14">
            <text:p>14.02.1980</text:p>
          </table:table-cell>
          <table:table-cell table:style-name="ce22" table:formula="of:=[.$C$11]+INT(RAND()*([.$C$12]-[.$C$11]))" office:value-type="date" office:date-value="2008-10-08">
            <text:p>08.10.2008</text:p>
          </table:table-cell>
          <table:table-cell table:style-name="ce21" table:formula="of:=INFO.OBBA.OBBA.OBMAKE(&quot;date-&quot;&amp;COLUMN()&amp;&quot;-&quot;&amp;ROW();&quot;Date&quot;;[.E499])" office:value-type="string" office:string-value="date-7-499 &#10;[100988]">
            <text:p>date-7-499 <text:line-break/>[100988]</text:p>
          </table:table-cell>
          <table:table-cell table:style-name="ce21" table:formula="of:=INFO.OBBA.OBBA.OBMAKE(&quot;date-&quot;&amp;COLUMN()&amp;&quot;-&quot;&amp;ROW();&quot;Date&quot;;[.F499])" office:value-type="string" office:string-value="date-8-499 &#10;[100985]">
            <text:p>date-8-499 <text:line-break/>[10098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99])" office:value-type="string" office:string-value="cal-9-499 &#10;[100989]">
            <text:p>cal-9-499 <text:line-break/>[10098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99])" office:value-type="string" office:string-value="cal-10-499 &#10;[100986]">
            <text:p>cal-10-499 <text:line-break/>[100986]</text:p>
          </table:table-cell>
          <table:table-cell/>
          <table:table-cell table:formula="of:=INFO.OBBA.OBBA.OBGET(INFO.OBBA.OBBA.OBCALL(&quot;&quot;;[.$B$15];&quot;getDaycountFraction&quot;;[.I499];[.J499]))" office:value-type="float" office:value="29.0666666666667">
            <text:p>29,067</text:p>
          </table:table-cell>
          <table:table-cell table:style-name="ce35" table:formula="of:=(YEARFRAC([.E499];[.F499];[.$C$9]))" office:value-type="float" office:value="29.0666666666667">
            <text:p>29,067</text:p>
          </table:table-cell>
          <table:table-cell table:formula="of:=ABS([.L499])-[.M499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4-07-03">
            <text:p>03.07.2004</text:p>
          </table:table-cell>
          <table:table-cell table:style-name="ce22" table:formula="of:=[.$C$11]+INT(RAND()*([.$C$12]-[.$C$11]))" office:value-type="date" office:date-value="1995-11-30">
            <text:p>30.11.1995</text:p>
          </table:table-cell>
          <table:table-cell table:style-name="ce21" table:formula="of:=INFO.OBBA.OBBA.OBMAKE(&quot;date-&quot;&amp;COLUMN()&amp;&quot;-&quot;&amp;ROW();&quot;Date&quot;;[.E500])" office:value-type="string" office:string-value="date-7-500 &#10;[100995]">
            <text:p>date-7-500 <text:line-break/>[100995]</text:p>
          </table:table-cell>
          <table:table-cell table:style-name="ce21" table:formula="of:=INFO.OBBA.OBBA.OBMAKE(&quot;date-&quot;&amp;COLUMN()&amp;&quot;-&quot;&amp;ROW();&quot;Date&quot;;[.F500])" office:value-type="string" office:string-value="date-8-500 &#10;[100992]">
            <text:p>date-8-500 <text:line-break/>[10099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00])" office:value-type="string" office:string-value="cal-9-500 &#10;[100996]">
            <text:p>cal-9-500 <text:line-break/>[10099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00])" office:value-type="string" office:string-value="cal-10-500 &#10;[100993]">
            <text:p>cal-10-500 <text:line-break/>[100993]</text:p>
          </table:table-cell>
          <table:table-cell/>
          <table:table-cell table:formula="of:=INFO.OBBA.OBBA.OBGET(INFO.OBBA.OBBA.OBCALL(&quot;&quot;;[.$B$15];&quot;getDaycountFraction&quot;;[.I500];[.J500]))" office:value-type="float" office:value="-8.71666666666667">
            <text:p>-8,717</text:p>
          </table:table-cell>
          <table:table-cell table:style-name="ce35" table:formula="of:=(YEARFRAC([.E500];[.F500];[.$C$9]))" office:value-type="float" office:value="8.71666666666667">
            <text:p>8,717</text:p>
          </table:table-cell>
          <table:table-cell table:formula="of:=ABS([.L500])-[.M500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3-07-20">
            <text:p>20.07.1993</text:p>
          </table:table-cell>
          <table:table-cell table:style-name="ce22" table:formula="of:=[.$C$11]+INT(RAND()*([.$C$12]-[.$C$11]))" office:value-type="date" office:date-value="1982-06-07">
            <text:p>07.06.1982</text:p>
          </table:table-cell>
          <table:table-cell table:style-name="ce21" table:formula="of:=INFO.OBBA.OBBA.OBMAKE(&quot;date-&quot;&amp;COLUMN()&amp;&quot;-&quot;&amp;ROW();&quot;Date&quot;;[.E501])" office:value-type="string" office:string-value="date-7-501 &#10;[101002]">
            <text:p>date-7-501 <text:line-break/>[101002]</text:p>
          </table:table-cell>
          <table:table-cell table:style-name="ce21" table:formula="of:=INFO.OBBA.OBBA.OBMAKE(&quot;date-&quot;&amp;COLUMN()&amp;&quot;-&quot;&amp;ROW();&quot;Date&quot;;[.F501])" office:value-type="string" office:string-value="date-8-501 &#10;[100999]">
            <text:p>date-8-501 <text:line-break/>[10099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01])" office:value-type="string" office:string-value="cal-9-501 &#10;[101003]">
            <text:p>cal-9-501 <text:line-break/>[10100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01])" office:value-type="string" office:string-value="cal-10-501 &#10;[101000]">
            <text:p>cal-10-501 <text:line-break/>[101000]</text:p>
          </table:table-cell>
          <table:table-cell/>
          <table:table-cell table:formula="of:=INFO.OBBA.OBBA.OBGET(INFO.OBBA.OBBA.OBCALL(&quot;&quot;;[.$B$15];&quot;getDaycountFraction&quot;;[.I501];[.J501]))" office:value-type="float" office:value="-11.2805555555556">
            <text:p>-11,281</text:p>
          </table:table-cell>
          <table:table-cell table:style-name="ce35" table:formula="of:=(YEARFRAC([.E501];[.F501];[.$C$9]))" office:value-type="float" office:value="11.2805555555556">
            <text:p>11,281</text:p>
          </table:table-cell>
          <table:table-cell table:formula="of:=ABS([.L501])-[.M501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6-07-29">
            <text:p>29.07.1996</text:p>
          </table:table-cell>
          <table:table-cell table:style-name="ce22" table:formula="of:=[.$C$11]+INT(RAND()*([.$C$12]-[.$C$11]))" office:value-type="date" office:date-value="2019-03-17">
            <text:p>17.03.2019</text:p>
          </table:table-cell>
          <table:table-cell table:style-name="ce21" table:formula="of:=INFO.OBBA.OBBA.OBMAKE(&quot;date-&quot;&amp;COLUMN()&amp;&quot;-&quot;&amp;ROW();&quot;Date&quot;;[.E502])" office:value-type="string" office:string-value="date-7-502 &#10;[101009]">
            <text:p>date-7-502 <text:line-break/>[101009]</text:p>
          </table:table-cell>
          <table:table-cell table:style-name="ce21" table:formula="of:=INFO.OBBA.OBBA.OBMAKE(&quot;date-&quot;&amp;COLUMN()&amp;&quot;-&quot;&amp;ROW();&quot;Date&quot;;[.F502])" office:value-type="string" office:string-value="date-8-502 &#10;[101006]">
            <text:p>date-8-502 <text:line-break/>[10100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02])" office:value-type="string" office:string-value="cal-9-502 &#10;[101010]">
            <text:p>cal-9-502 <text:line-break/>[10101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02])" office:value-type="string" office:string-value="cal-10-502 &#10;[101007]">
            <text:p>cal-10-502 <text:line-break/>[101007]</text:p>
          </table:table-cell>
          <table:table-cell/>
          <table:table-cell table:formula="of:=INFO.OBBA.OBBA.OBGET(INFO.OBBA.OBBA.OBCALL(&quot;&quot;;[.$B$15];&quot;getDaycountFraction&quot;;[.I502];[.J502]))" office:value-type="float" office:value="22.9611111111111">
            <text:p>22,961</text:p>
          </table:table-cell>
          <table:table-cell table:style-name="ce35" table:formula="of:=(YEARFRAC([.E502];[.F502];[.$C$9]))" office:value-type="float" office:value="22.9611111111111">
            <text:p>22,961</text:p>
          </table:table-cell>
          <table:table-cell table:formula="of:=ABS([.L502])-[.M502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23-04-25">
            <text:p>25.04.2023</text:p>
          </table:table-cell>
          <table:table-cell table:style-name="ce22" table:formula="of:=[.$C$11]+INT(RAND()*([.$C$12]-[.$C$11]))" office:value-type="date" office:date-value="2027-10-26">
            <text:p>26.10.2027</text:p>
          </table:table-cell>
          <table:table-cell table:style-name="ce21" table:formula="of:=INFO.OBBA.OBBA.OBMAKE(&quot;date-&quot;&amp;COLUMN()&amp;&quot;-&quot;&amp;ROW();&quot;Date&quot;;[.E503])" office:value-type="string" office:string-value="date-7-503 &#10;[101016]">
            <text:p>date-7-503 <text:line-break/>[101016]</text:p>
          </table:table-cell>
          <table:table-cell table:style-name="ce21" table:formula="of:=INFO.OBBA.OBBA.OBMAKE(&quot;date-&quot;&amp;COLUMN()&amp;&quot;-&quot;&amp;ROW();&quot;Date&quot;;[.F503])" office:value-type="string" office:string-value="date-8-503 &#10;[101013]">
            <text:p>date-8-503 <text:line-break/>[10101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03])" office:value-type="string" office:string-value="cal-9-503 &#10;[101017]">
            <text:p>cal-9-503 <text:line-break/>[10101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03])" office:value-type="string" office:string-value="cal-10-503 &#10;[101014]">
            <text:p>cal-10-503 <text:line-break/>[101014]</text:p>
          </table:table-cell>
          <table:table-cell/>
          <table:table-cell table:formula="of:=INFO.OBBA.OBBA.OBGET(INFO.OBBA.OBBA.OBCALL(&quot;&quot;;[.$B$15];&quot;getDaycountFraction&quot;;[.I503];[.J503]))" office:value-type="float" office:value="4.56944444444444">
            <text:p>4,569</text:p>
          </table:table-cell>
          <table:table-cell table:style-name="ce35" table:formula="of:=(YEARFRAC([.E503];[.F503];[.$C$9]))" office:value-type="float" office:value="4.56944444444444">
            <text:p>4,569</text:p>
          </table:table-cell>
          <table:table-cell table:formula="of:=ABS([.L503])-[.M503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1996-04-25">
            <text:p>25.04.1996</text:p>
          </table:table-cell>
          <table:table-cell table:style-name="ce22" table:formula="of:=[.$C$11]+INT(RAND()*([.$C$12]-[.$C$11]))" office:value-type="date" office:date-value="1980-05-08">
            <text:p>08.05.1980</text:p>
          </table:table-cell>
          <table:table-cell table:style-name="ce21" table:formula="of:=INFO.OBBA.OBBA.OBMAKE(&quot;date-&quot;&amp;COLUMN()&amp;&quot;-&quot;&amp;ROW();&quot;Date&quot;;[.E504])" office:value-type="string" office:string-value="date-7-504 &#10;[101023]">
            <text:p>date-7-504 <text:line-break/>[101023]</text:p>
          </table:table-cell>
          <table:table-cell table:style-name="ce21" table:formula="of:=INFO.OBBA.OBBA.OBMAKE(&quot;date-&quot;&amp;COLUMN()&amp;&quot;-&quot;&amp;ROW();&quot;Date&quot;;[.F504])" office:value-type="string" office:string-value="date-8-504 &#10;[101020]">
            <text:p>date-8-504 <text:line-break/>[10102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04])" office:value-type="string" office:string-value="cal-9-504 &#10;[101024]">
            <text:p>cal-9-504 <text:line-break/>[10102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04])" office:value-type="string" office:string-value="cal-10-504 &#10;[101021]">
            <text:p>cal-10-504 <text:line-break/>[101021]</text:p>
          </table:table-cell>
          <table:table-cell/>
          <table:table-cell table:formula="of:=INFO.OBBA.OBBA.OBGET(INFO.OBBA.OBBA.OBCALL(&quot;&quot;;[.$B$15];&quot;getDaycountFraction&quot;;[.I504];[.J504]))" office:value-type="float" office:value="-16.1972222222222">
            <text:p>-16,197</text:p>
          </table:table-cell>
          <table:table-cell table:style-name="ce35" table:formula="of:=(YEARFRAC([.E504];[.F504];[.$C$9]))" office:value-type="float" office:value="16.1972222222222">
            <text:p>16,197</text:p>
          </table:table-cell>
          <table:table-cell table:formula="of:=ABS([.L504])-[.M504]" office:value-type="float" office:value="0">
            <text:p>0,00000E+0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2" table:formula="of:=[.$C$11]+INT(RAND()*([.$C$12]-[.$C$11]))" office:value-type="date" office:date-value="2001-04-26">
            <text:p>26.04.2001</text:p>
          </table:table-cell>
          <table:table-cell table:style-name="ce22" table:formula="of:=[.$C$11]+INT(RAND()*([.$C$12]-[.$C$11]))" office:value-type="date" office:date-value="2020-09-27">
            <text:p>27.09.2020</text:p>
          </table:table-cell>
          <table:table-cell table:style-name="ce21" table:formula="of:=INFO.OBBA.OBBA.OBMAKE(&quot;date-&quot;&amp;COLUMN()&amp;&quot;-&quot;&amp;ROW();&quot;Date&quot;;[.E505])" office:value-type="string" office:string-value="date-7-505 &#10;[101030]">
            <text:p>date-7-505 <text:line-break/>[101030]</text:p>
          </table:table-cell>
          <table:table-cell table:style-name="ce21" table:formula="of:=INFO.OBBA.OBBA.OBMAKE(&quot;date-&quot;&amp;COLUMN()&amp;&quot;-&quot;&amp;ROW();&quot;Date&quot;;[.F505])" office:value-type="string" office:string-value="date-8-505 &#10;[101027]">
            <text:p>date-8-505 <text:line-break/>[10102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05])" office:value-type="string" office:string-value="cal-9-505 &#10;[101031]">
            <text:p>cal-9-505 <text:line-break/>[10103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05])" office:value-type="string" office:string-value="cal-10-505 &#10;[101028]">
            <text:p>cal-10-505 <text:line-break/>[101028]</text:p>
          </table:table-cell>
          <table:table-cell/>
          <table:table-cell table:formula="of:=INFO.OBBA.OBBA.OBGET(INFO.OBBA.OBBA.OBCALL(&quot;&quot;;[.$B$15];&quot;getDaycountFraction&quot;;[.I505];[.J505]))" office:value-type="float" office:value="19.7055555555556">
            <text:p>19,706</text:p>
          </table:table-cell>
          <table:table-cell table:style-name="ce35" table:formula="of:=(YEARFRAC([.E505];[.F505];[.$C$9]))" office:value-type="float" office:value="19.7055555555556">
            <text:p>19,706</text:p>
          </table:table-cell>
          <table:table-cell table:formula="of:=ABS([.L505])-[.M505]" office:value-type="float" office:value="0">
            <text:p>0,00000E+00</text:p>
          </table:table-cell>
          <table:table-cell table:number-columns-repeated="101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WAHR</number:text>
    </number:number-style>
    <number:number-style style:name="N135P1" style:volatile="true">
      <number:text>WAHR</number:text>
    </number:number-style>
    <number:number-style style:name="N135">
      <number:text>FALSCH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TRUE</number:text>
    </number:number-style>
    <number:number-style style:name="N137P1" style:volatile="true">
      <number:text>TRUE</number:text>
    </number:number-style>
    <number:number-style style:name="N137">
      <number:text>FALSE</number:text>
      <style:map style:condition="value()&gt;0" style:apply-style-name="N137P0"/>
      <style:map style:condition="value()&lt;0" style:apply-style-name="N137P1"/>
    </number:number-style>
    <number:number-style style:name="N138">
      <number:number number:decimal-places="18" number:min-integer-digits="1"/>
    </number:number-style>
    <number:number-style style:name="N139">
      <number:number number:decimal-places="19" number:min-integer-digits="1"/>
    </number:number-style>
    <number:number-style style:name="N140">
      <number:number number:decimal-places="20" number:min-integer-digits="1"/>
    </number:number-style>
    <number:number-style style:name="N141">
      <number:number number:decimal-places="17" number:min-integer-digits="1"/>
    </number:number-style>
    <number:number-style style:name="N142">
      <number:number number:decimal-places="16" number:min-integer-digits="1"/>
    </number:number-style>
    <number:number-style style:name="N143">
      <number:number number:decimal-places="15" number:min-integer-digits="1"/>
    </number:number-style>
    <number:number-style style:name="N144">
      <number:number number:decimal-places="14" number:min-integer-digits="1"/>
    </number:number-style>
    <number:number-style style:name="N145">
      <number:number number:decimal-places="13" number:min-integer-digits="1"/>
    </number:number-style>
    <number:number-style style:name="N146">
      <number:number number:decimal-places="12" number:min-integer-digits="1"/>
    </number:number-style>
    <number:number-style style:name="N147">
      <number:number number:decimal-places="11" number:min-integer-digits="1"/>
    </number:number-style>
    <number:number-style style:name="N148">
      <number:number number:decimal-places="10" number:min-integer-digits="1"/>
    </number:number-style>
    <number:number-style style:name="N149">
      <number:number number:decimal-places="9" number:min-integer-digits="1"/>
    </number:number-style>
    <number:number-style style:name="N150">
      <number:number number:decimal-places="8" number:min-integer-digits="1"/>
    </number:number-style>
    <number:number-style style:name="N151">
      <number:number number:decimal-places="7" number:min-integer-digits="1"/>
    </number:number-style>
    <number:number-style style:name="N152">
      <number:number number:decimal-places="6" number:min-integer-digits="1"/>
    </number:number-style>
    <number:number-style style:name="N153">
      <number:number number:decimal-places="5" number:min-integer-digits="1"/>
    </number:number-style>
    <number:number-style style:name="N154">
      <number:number number:decimal-places="4" number:min-integer-digits="1"/>
    </number:number-style>
    <number:number-style style:name="N155">
      <number:number number:decimal-places="3" number:min-integer-digits="1"/>
    </number:number-style>
    <number:number-style style:name="N156">
      <number:scientific-number number:decimal-places="5" number:min-integer-digits="1" number:min-exponent-digits="2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" style:font-name-asian="SimSun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00.00.0000</text:date>, <text:time style:data-style-name="N2" text:time-value="0000-00-00T00:25: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count_20_Fractions" style:display-name="PageStyle_Daycount Fra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18T00:26:12</dc:date>
    <meta:generator>LibreOffice/4.0.5.2$MacOSX_x86 LibreOffice_project/5464147a081647a250913f19c0715bca595af2f</meta:generator>
    <meta:editing-duration>PT17M56S</meta:editing-duration>
    <meta:editing-cycles>4</meta:editing-cycles>
    <meta:document-statistic meta:table-count="2" meta:cell-count="4571" meta:object-count="0"/>
  </office:meta>
</office:document-meta>
</file>